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Uniform-Medium" svg:font-family="Uniform-Medium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14mm"/>
    </style:style>
    <style:style style:name="co4" style:family="table-column">
      <style:table-column-properties fo:break-before="auto" style:column-width="69.07mm"/>
    </style:style>
    <style:style style:name="co5" style:family="table-column">
      <style:table-column-properties fo:break-before="auto" style:column-width="42.7mm"/>
    </style:style>
    <style:style style:name="co6" style:family="table-column">
      <style:table-column-properties fo:break-before="auto" style:column-width="33.23mm"/>
    </style:style>
    <style:style style:name="co7" style:family="table-column">
      <style:table-column-properties fo:break-before="auto" style:column-width="57.33mm"/>
    </style:style>
    <style:style style:name="co8" style:family="table-column">
      <style:table-column-properties fo:break-before="auto" style:column-width="23.92mm"/>
    </style:style>
    <style:style style:name="co9" style:family="table-column">
      <style:table-column-properties fo:break-before="auto" style:column-width="50.17mm"/>
    </style:style>
    <style:style style:name="co10" style:family="table-column">
      <style:table-column-properties fo:break-before="auto" style:column-width="30.59mm"/>
    </style:style>
    <style:style style:name="co11" style:family="table-column">
      <style:table-column-properties fo:break-before="auto" style:column-width="22.68mm"/>
    </style:style>
    <style:style style:name="co12" style:family="table-column">
      <style:table-column-properties fo:break-before="auto" style:column-width="24.04mm"/>
    </style:style>
    <style:style style:name="co13" style:family="table-column">
      <style:table-column-properties fo:break-before="auto" style:column-width="23.23mm"/>
    </style:style>
    <style:style style:name="co14" style:family="table-column">
      <style:table-column-properties fo:break-before="auto" style:column-width="10.42mm"/>
    </style:style>
    <style:style style:name="co15" style:family="table-column">
      <style:table-column-properties fo:break-before="auto" style:column-width="15.88mm"/>
    </style:style>
    <style:style style:name="co16" style:family="table-column">
      <style:table-column-properties fo:break-before="auto" style:column-width="22.77mm"/>
    </style:style>
    <style:style style:name="co17" style:family="table-column">
      <style:table-column-properties fo:break-before="auto" style:column-width="21.87mm"/>
    </style:style>
    <style:style style:name="co18" style:family="table-column">
      <style:table-column-properties fo:break-before="auto" style:column-width="23.78mm"/>
    </style:style>
    <style:style style:name="co19" style:family="table-column">
      <style:table-column-properties fo:break-before="auto" style:column-width="18.04mm"/>
    </style:style>
    <style:style style:name="co20" style:family="table-column">
      <style:table-column-properties fo:break-before="auto" style:column-width="19.05mm"/>
    </style:style>
    <style:style style:name="co21" style:family="table-column">
      <style:table-column-properties fo:break-before="auto" style:column-width="40.99mm"/>
    </style:style>
    <style:style style:name="co22" style:family="table-column">
      <style:table-column-properties fo:break-before="auto" style:column-width="41.84mm"/>
    </style:style>
    <style:style style:name="co23" style:family="table-column">
      <style:table-column-properties fo:break-before="auto" style:column-width="43.2mm"/>
    </style:style>
    <style:style style:name="co24" style:family="table-column">
      <style:table-column-properties fo:break-before="auto" style:column-width="50.04mm"/>
    </style:style>
    <style:style style:name="co25" style:family="table-column">
      <style:table-column-properties fo:break-before="auto" style:column-width="57.01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28.86mm"/>
    </style:style>
    <style:style style:name="co28" style:family="table-column">
      <style:table-column-properties fo:break-before="auto" style:column-width="75.34mm"/>
    </style:style>
    <style:style style:name="co29" style:family="table-column">
      <style:table-column-properties fo:break-before="auto" style:column-width="34.66mm"/>
    </style:style>
    <style:style style:name="co30" style:family="table-column">
      <style:table-column-properties fo:break-before="auto" style:column-width="41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37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6.31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2.1mm" fo:break-before="auto" style:use-optimal-row-height="tru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6.3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3P0" style:volatile="true">
      <number:currency-symbol number:language="es" number:country="MX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s" number:country="MX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4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4"/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25" style:family="table-cell" style:parent-style-name="Pivot_20_Table_20_Field">
      <style:table-cell-properties fo:background-color="transparent" fo:border="none"/>
      <style:text-properties fo:color="#ffffff" fo:font-size="12pt" fo:font-weight="bold" style:font-size-asian="12pt" style:font-weight-asian="bold" style:font-size-complex="12pt" style:font-weight-complex="bold"/>
    </style:style>
    <style:style style:name="ce126" style:family="table-cell" style:parent-style-name="degradado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27" style:family="table-cell" style:parent-style-name="Pivot_20_Table_20_Category" style:data-style-name="N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28" style:family="table-cell" style:parent-style-name="Pivot_20_Table_20_Title" style:data-style-name="N0">
      <style:table-cell-properties fo:background-color="transparent" fo:border="none"/>
      <style:text-properties fo:color="#ffffff"/>
    </style:style>
    <style:style style:name="ce129" style:family="table-cell" style:parent-style-name="Default">
      <style:table-cell-properties fo:background-color="#1c1c1c" fo:border="0.06pt solid #000000"/>
    </style:style>
    <style:style style:name="ce130" style:family="table-cell" style:parent-style-name="Default">
      <style:table-cell-properties fo:background-color="#729fcf" fo:border="0.06pt solid #000000"/>
    </style:style>
    <style:style style:name="ce35" style:family="table-cell" style:parent-style-name="Default">
      <style:table-cell-properties fo:border="0.99pt solid #000000"/>
    </style:style>
    <style:style style:name="ce4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7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7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7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7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8" style:family="table-cell" style:parent-style-name="Pivot_20_Table_20_Category" style:data-style-name="N0">
      <style:table-cell-properties fo:background-color="transparent" fo:border="none"/>
      <style:text-properties fo:color="#ffffff" fo:font-size="12pt" fo:font-weight="bold" style:font-size-asian="12pt" style:font-weight-asian="bold" style:font-size-complex="12pt" style:font-weight-complex="bold"/>
    </style:style>
    <style:style style:name="ce139" style:family="table-cell" style:parent-style-name="Pivot_20_Table_20_Value" style:data-style-name="N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40" style:family="table-cell" style:parent-style-name="Pivot_20_Table_20_Result" style:data-style-name="N0">
      <style:table-cell-properties fo:background-color="transparent" fo:border="none"/>
      <style:text-properties fo:color="#ffffff"/>
    </style:style>
    <style:style style:name="ce8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8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89" style:family="table-cell" style:parent-style-name="Pivot_20_Table_20_Value" style:data-style-name="N104">
      <style:table-cell-properties fo:border-bottom="none" fo:border-left="none" fo:border-right="2.01pt solid #000000" fo:border-top="0.99pt solid #000000"/>
    </style:style>
    <style:style style:name="ce90" style:family="table-cell" style:parent-style-name="Pivot_20_Table_20_Value" style:data-style-name="N104">
      <style:table-cell-properties fo:border-bottom="none" fo:border-left="none" fo:border-right="2.01pt solid #000000" fo:border-top="none"/>
    </style:style>
    <style:style style:name="ce92" style:family="table-cell" style:parent-style-name="Pivot_20_Table_20_Value" style:data-style-name="N104">
      <style:table-cell-properties fo:border-bottom="0.99pt solid #000000" fo:border-left="none" fo:border-right="2.01pt solid #000000" fo:border-top="none"/>
    </style:style>
    <style:style style:name="ce94" style:family="table-cell" style:parent-style-name="Pivot_20_Table_20_Result" style:data-style-name="N104">
      <style:table-cell-properties fo:border-bottom="2.01pt solid #000000" fo:border-left="none" fo:border-right="2.01pt solid #000000" fo:border-top="0.99pt solid #000000"/>
    </style:style>
    <style:style style:name="ce148" style:family="table-cell" style:parent-style-name="Pivot_20_Table_20_Value" style:data-style-name="N104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49" style:family="table-cell" style:parent-style-name="Pivot_20_Table_20_Result" style:data-style-name="N104">
      <style:table-cell-properties fo:background-color="transparent" fo:border="none"/>
      <style:text-properties fo:color="#ffffff"/>
    </style:style>
    <style:style style:name="ce98" style:family="table-cell" style:parent-style-name="Pivot_20_Table_20_Value">
      <style:table-cell-properties fo:border-bottom="none" fo:border-left="0.99pt solid #000000" fo:border-right="none" fo:border-top="none"/>
    </style:style>
    <style:style style:name="ce10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0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0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05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06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07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08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0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10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11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12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11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50" style:family="table-cell" style:parent-style-name="Default">
      <style:table-cell-properties fo:border-bottom="none" fo:background-color="#729fcf" style:text-align-source="fix" style:repeat-content="false" fo:border-left="2.49pt solid #000000" fo:border-right="2.49pt solid #000000" fo:border-top="2.49pt solid #000000"/>
      <style:paragraph-properties fo:text-align="center" fo:margin-left="0mm"/>
      <style:text-properties fo:font-size="17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border-bottom="0.06pt solid #000000" fo:background-color="#2a6099" fo:border-left="2.49pt solid #000000" fo:border-right="0.06pt solid #000000" fo:border-top="0.06pt solid #000000"/>
      <style:text-properties fo:color="#ffffff" fo:font-size="15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fo:font-size="15pt" style:font-size-asian="11pt" style:font-size-complex="11pt"/>
    </style:style>
    <style:style style:name="ce53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fo:font-size="15pt" style:font-size-asian="11pt" style:font-size-complex="11pt"/>
    </style:style>
    <style:style style:name="ce79" style:family="table-cell" style:parent-style-name="Default">
      <style:table-cell-properties fo:border-bottom="0.06pt solid #000000" fo:background-color="#729fcf" fo:border-left="2.49pt solid #000000" fo:border-right="0.06pt solid #000000" fo:border-top="2.49pt solid #000000"/>
      <style:text-properties fo:color="#ffffff" fo:font-size="15pt" fo:font-weight="bold" style:font-size-asian="15pt" style:font-weight-asian="bold" style:font-size-complex="15pt" style:font-weight-complex="bold"/>
    </style:style>
    <style:style style:name="ce55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fo:font-size="15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wrap" fo:border="0.74pt solid #c55a11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lr-tb"/>
      <style:text-properties fo:color="#000000" style:text-outline="false" style:text-line-through-style="none" style:text-line-through-type="none" style:font-name="Uniform-Medium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74pt solid #c55a11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lr-tb"/>
      <style:text-properties fo:color="#000000" style:text-outline="false" style:text-line-through-style="none" style:text-line-through-type="none" style:font-name="Uniform-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74pt solid #c55a11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lr-tb"/>
      <style:text-properties fo:color="#000000" style:text-outline="false" style:text-line-through-style="none" style:text-line-through-type="none" style:font-name="Uniform-Medium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7pt" fo:font-weight="bold" style:font-size-asian="11pt" style:font-weight-asian="bold" style:font-size-complex="11pt" style:font-weight-complex="bold"/>
    </style:style>
    <style:style style:name="ce8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size="17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none" fo:border-left="none" fo:border-right="none" fo:border-top="2.49pt solid #000000"/>
    </style:style>
    <style:style style:name="ce87" style:family="table-cell" style:parent-style-name="Default">
      <style:table-cell-properties fo:background-color="#2a6099" fo:border="0.06pt solid #000000"/>
      <style:text-properties fo:color="#ffffff" fo:font-size="15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0">
      <style:table-cell-properties fo:border="0.06pt solid #000000"/>
      <style:text-properties fo:font-size="13pt" style:font-size-asian="11pt" style:font-size-complex="11pt"/>
    </style:style>
    <style:style style:name="ce63" style:family="table-cell" style:parent-style-name="Default" style:data-style-name="N1">
      <style:table-cell-properties fo:border-bottom="2.49pt solid #000000" fo:border-left="0.06pt solid #000000" fo:border-right="0.06pt solid #000000" fo:border-top="0.06pt solid #000000"/>
      <style:text-properties fo:font-size="13pt" style:font-size-asian="11pt" style:font-size-complex="11pt"/>
    </style:style>
    <style:style style:name="ce64" style:family="table-cell" style:parent-style-name="Default" style:data-style-name="N11"/>
    <style:style style:name="ce91" style:family="table-cell" style:parent-style-name="Default">
      <style:table-cell-properties fo:border-bottom="0.06pt solid #000000" fo:background-color="#729fcf" fo:border-left="0.06pt solid #000000" fo:border-right="0.06pt solid #000000" fo:border-top="2.49pt solid #000000"/>
      <style:text-properties fo:color="#ffffff"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 style:data-style-name="N11">
      <style:table-cell-properties fo:border-bottom="2.49pt solid #000000" fo:border-left="0.06pt solid #000000" fo:border-right="0.06pt solid #000000" fo:border-top="0.06pt solid #000000"/>
      <style:text-properties fo:font-size="15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wrap" fo:border="0.74pt solid #c55a11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lr-tb"/>
      <style:text-properties fo:color="#000000" style:text-outline="false" style:text-line-through-style="none" style:text-line-through-type="none" style:font-name="Uniform-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08">
      <style:table-cell-properties style:diagonal-bl-tr="none" style:diagonal-tl-br="none" style:text-align-source="fix" style:repeat-content="false" fo:wrap-option="wrap" fo:border="0.74pt solid #c55a11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lr-tb"/>
      <style:text-properties fo:color="#000000" style:text-outline="false" style:text-line-through-style="none" style:text-line-through-type="none" style:font-name="Uniform-Medium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1" style:family="table-cell" style:parent-style-name="Default" style:data-style-name="N3">
      <style:table-cell-properties fo:border="0.06pt solid #000000"/>
      <style:text-properties fo:font-size="13pt" style:font-size-asian="11pt" style:font-size-complex="11pt"/>
    </style:style>
    <style:style style:name="ce162" style:family="table-cell" style:parent-style-name="Default" style:data-style-name="N3">
      <style:table-cell-properties fo:border-bottom="2.49pt solid #000000" fo:border-left="0.06pt solid #000000" fo:border-right="0.06pt solid #000000" fo:border-top="0.06pt solid #000000"/>
      <style:text-properties fo:font-size="13pt" style:font-size-asian="11pt" style:font-size-complex="11pt"/>
    </style:style>
    <style:style style:name="ce69" style:family="table-cell" style:parent-style-name="Default">
      <style:table-cell-properties fo:border-bottom="none" fo:border-left="none" fo:border-right="2.49pt solid #000000" fo:border-top="2.49pt solid #000000"/>
    </style:style>
    <style:style style:name="ce96" style:family="table-cell" style:parent-style-name="Default">
      <style:table-cell-properties fo:border-bottom="0.06pt solid #000000" fo:background-color="#2a6099" fo:border-left="0.06pt solid #000000" fo:border-right="2.49pt solid #000000" fo:border-top="0.06pt solid #000000"/>
      <style:text-properties fo:color="#ffffff" fo:font-size="15pt" fo:font-weight="bold" style:font-size-asian="11pt" style:font-weight-asian="bold" style:font-size-complex="11pt" style:font-weight-complex="bold"/>
    </style:style>
    <style:style style:name="ce71" style:family="table-cell" style:parent-style-name="Default" style:data-style-name="N104">
      <style:table-cell-properties fo:border-bottom="0.06pt solid #000000" fo:border-left="0.06pt solid #000000" fo:border-right="2.49pt solid #000000" fo:border-top="0.06pt solid #000000"/>
      <style:text-properties fo:font-size="13pt" style:font-size-asian="11pt" style:font-size-complex="11pt"/>
    </style:style>
    <style:style style:name="ce72" style:family="table-cell" style:parent-style-name="Default" style:data-style-name="N104">
      <style:table-cell-properties fo:border-bottom="2.49pt solid #000000" fo:border-left="0.06pt solid #000000" fo:border-right="2.49pt solid #000000" fo:border-top="0.06pt solid #000000"/>
      <style:text-properties fo:font-size="13pt" style:font-size-asian="11pt" style:font-size-complex="11pt"/>
    </style:style>
    <style:style style:name="ce99" style:family="table-cell" style:parent-style-name="Default">
      <style:table-cell-properties fo:border-bottom="0.06pt solid #000000" fo:background-color="#729fcf" fo:border-left="0.06pt solid #000000" fo:border-right="2.49pt solid #000000" fo:border-top="2.49pt solid #000000"/>
      <style:text-properties fo:color="#ffffff" fo:font-size="15pt" fo:font-weight="bold" style:font-size-asian="15pt" style:font-weight-asian="bold" style:font-size-complex="15pt" style:font-weight-complex="bold"/>
    </style:style>
    <style:style style:name="ce74" style:family="table-cell" style:parent-style-name="Default" style:data-style-name="N11">
      <style:table-cell-properties fo:border-bottom="2.49pt solid #000000" fo:border-left="0.06pt solid #000000" fo:border-right="2.49pt solid #000000" fo:border-top="0.06pt solid #000000"/>
      <style:text-properties fo:font-size="15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11">
      <style:table-cell-properties style:diagonal-bl-tr="none" style:diagonal-tl-br="none" style:text-align-source="fix" style:repeat-content="false" fo:wrap-option="wrap" fo:border="0.74pt solid #c55a11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lr-tb"/>
      <style:text-properties fo:color="#000000" style:text-outline="false" style:text-line-through-style="none" style:text-line-through-type="none" style:font-name="Uniform-Medium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c55a11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lr-tb"/>
      <style:text-properties fo:color="#000000" style:text-outline="false" style:text-line-through-style="none" style:text-line-through-type="none" style:font-name="Uniform-Medium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 style:data-style-name="N104">
      <style:text-properties fo:font-weight="bold" style:font-weight-asian="bold" style:font-weight-complex="bold"/>
    </style:style>
    <style:style style:name="ce206" style:family="table-cell" style:parent-style-name="Default" style:data-style-name="N103"/>
    <style:style style:name="gr1" style:family="graphic">
      <style:graphic-properties draw:stroke="dash" draw:stroke-dash="Ultrafine_20_2_20_Dots_20_3_20_Dashes" draw:fill="none" draw:fill-color="#729fcf" draw:textarea-horizontal-align="center" draw:textarea-vertical-align="middle" draw:shadow="visible" draw:shadow-color="#cccccc" draw:ole-draw-aspect="1"/>
    </style:style>
    <style:style style:name="P1" style:family="paragraph">
      <loext:graphic-properties draw:fill="none" draw:fill-color="#729fc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2" table:number-columns-repeated="45" table:default-cell-style-name="Default"/>
        <table:table-row table:style-name="ro1">
          <table:table-cell table:style-name="ce3" office:value-type="string" calcext:value-type="string">
            <text:p>solicitud</text:p>
          </table:table-cell>
          <table:table-cell table:style-name="ce3" office:value-type="string" calcext:value-type="string">
            <text:p>fecha_registro</text:p>
          </table:table-cell>
          <table:table-cell table:style-name="ce3" office:value-type="string" calcext:value-type="string">
            <text:p>subprograma</text:p>
          </table:table-cell>
          <table:table-cell table:style-name="ce3" office:value-type="string" calcext:value-type="string">
            <text:p>id_estatus</text:p>
          </table:table-cell>
          <table:table-cell table:style-name="ce3" office:value-type="string" calcext:value-type="string">
            <text:p>rpu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nombre_comercial</text:p>
          </table:table-cell>
          <table:table-cell table:style-name="ce3" office:value-type="string" calcext:value-type="string">
            <text:p>monto_financiar</text:p>
          </table:table-cell>
          <table:table-cell table:number-columns-repeated="36"/>
          <table:table-cell table:style-name="ce1" table:number-columns-repeated="9"/>
        </table:table-row>
        <table:table-row table:style-name="ro1">
          <table:table-cell table:style-name="ce2" office:value-type="string" calcext:value-type="string">
            <text:p>YU000003-4</text:p>
          </table:table-cell>
          <table:table-cell table:style-name="ce11" office:value-type="date" office:date-value="2019-03-27" calcext:value-type="date">
            <text:p>2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20203183" calcext:value-type="float">
            <text:p>774020203183</text:p>
          </table:table-cell>
          <table:table-cell table:style-name="ce2" office:value-type="string" calcext:value-type="string">
            <text:p>TZEC HERRERA CESAR RENE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008-1</text:p>
          </table:table-cell>
          <table:table-cell table:style-name="ce11" office:value-type="date" office:date-value="2018-10-03" calcext:value-type="date">
            <text:p>03/10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60202924" calcext:value-type="float">
            <text:p>774960202924</text:p>
          </table:table-cell>
          <table:table-cell table:style-name="ce2" office:value-type="string" calcext:value-type="string">
            <text:p>FERNANDO ZARATE LUIS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10200" calcext:value-type="float">
            <text:p>102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009-7</text:p>
          </table:table-cell>
          <table:table-cell table:style-name="ce11" office:value-type="date" office:date-value="2019-07-18" calcext:value-type="date">
            <text:p>1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6150202033" calcext:value-type="float">
            <text:p>776150202033</text:p>
          </table:table-cell>
          <table:table-cell table:style-name="ce2" office:value-type="string" calcext:value-type="string">
            <text:p>PASOS TRUJILLO LUCY IVONNE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10277" calcext:value-type="float">
            <text:p>10277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012-1</text:p>
          </table:table-cell>
          <table:table-cell table:style-name="ce11" office:value-type="date" office:date-value="2018-10-05" calcext:value-type="date">
            <text:p>05/10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70703601" calcext:value-type="float">
            <text:p>773070703601</text:p>
          </table:table-cell>
          <table:table-cell table:style-name="ce2" office:value-type="string" calcext:value-type="string">
            <text:p>AGUILAR PEREZ PABLO ANTONIO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10200" calcext:value-type="float">
            <text:p>102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013-12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6140600162" calcext:value-type="float">
            <text:p>776140600162</text:p>
          </table:table-cell>
          <table:table-cell table:style-name="ce2" office:value-type="string" calcext:value-type="string">
            <text:p>GONZALEZ ORTEGA GERARDO HUMBER</text:p>
          </table:table-cell>
          <table:table-cell table:style-name="ce2" office:value-type="string" calcext:value-type="string">
            <text:p>MAYORISTA</text:p>
          </table:table-cell>
          <table:table-cell table:style-name="ce10" office:value-type="currency" office:currency="MXN" office:value="9768" calcext:value-type="currency">
            <text:p>$9,768.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>
          <table:table-cell table:style-name="ce2" office:value-type="string" calcext:value-type="string">
            <text:p>YU000014-3</text:p>
          </table:table-cell>
          <table:table-cell table:style-name="ce11" office:value-type="date" office:date-value="2019-01-10" calcext:value-type="date">
            <text:p>10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1103109" calcext:value-type="float">
            <text:p>774941103109</text:p>
          </table:table-cell>
          <table:table-cell table:style-name="ce2" office:value-type="string" calcext:value-type="string">
            <text:p>RAMIRO CORTES SANCH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015-3</text:p>
          </table:table-cell>
          <table:table-cell table:style-name="ce11" office:value-type="date" office:date-value="2019-01-22" calcext:value-type="date">
            <text:p>22/01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890100191" calcext:value-type="float">
            <text:p>772890100191</text:p>
          </table:table-cell>
          <table:table-cell table:style-name="ce2" office:value-type="string" calcext:value-type="string">
            <text:p>TEODOSIA ESTRELLA</text:p>
          </table:table-cell>
          <table:table-cell table:style-name="ce2" office:value-type="string" calcext:value-type="string">
            <text:p>MAYORISTA</text:p>
          </table:table-cell>
          <table:table-cell table:style-name="ce10" office:value-type="currency" office:currency="MXN" office:value="8340" calcext:value-type="currency">
            <text:p>$8,340.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 table:visibility="filter">
          <table:table-cell table:style-name="ce2" office:value-type="string" calcext:value-type="string">
            <text:p>YU000016-10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3140304939" calcext:value-type="float">
            <text:p>773140304939</text:p>
          </table:table-cell>
          <table:table-cell table:style-name="ce2" office:value-type="string" calcext:value-type="string">
            <text:p>GOMEZ SALAZAR MARIA ELENA</text:p>
          </table:table-cell>
          <table:table-cell table:style-name="ce2" office:value-type="string" calcext:value-type="string">
            <text:p>MAYORISTA</text:p>
          </table:table-cell>
          <table:table-cell table:style-name="ce10" office:value-type="currency" office:currency="MXN" office:value="9768" calcext:value-type="currency">
            <text:p>$9,768.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>
          <table:table-cell table:style-name="ce2" office:value-type="string" calcext:value-type="string">
            <text:p>YU000017-4</text:p>
          </table:table-cell>
          <table:table-cell table:style-name="ce11" office:value-type="date" office:date-value="2018-12-12" calcext:value-type="date">
            <text:p>12/12/18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60202703" calcext:value-type="float">
            <text:p>774960202703</text:p>
          </table:table-cell>
          <table:table-cell table:style-name="ce2" office:value-type="string" calcext:value-type="string">
            <text:p>RENE CANCHE GONZALEZ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1050" calcext:value-type="currency">
            <text:p>$11,050.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>
          <table:table-cell table:style-name="ce2" office:value-type="string" calcext:value-type="string">
            <text:p>YU000018-2</text:p>
          </table:table-cell>
          <table:table-cell table:style-name="ce11" office:value-type="date" office:date-value="2018-12-08" calcext:value-type="date">
            <text:p>08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1003139" calcext:value-type="float">
            <text:p>774941003139</text:p>
          </table:table-cell>
          <table:table-cell table:style-name="ce2" office:value-type="string" calcext:value-type="string">
            <text:p>MANUEL AZNAR MEND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019-3</text:p>
          </table:table-cell>
          <table:table-cell table:style-name="ce11" office:value-type="date" office:date-value="2019-01-05" calcext:value-type="date">
            <text:p>05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0800621" calcext:value-type="float">
            <text:p>774940800621</text:p>
          </table:table-cell>
          <table:table-cell table:style-name="ce2" office:value-type="string" calcext:value-type="string">
            <text:p>NEMESIO OJEDA DZU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021-2</text:p>
          </table:table-cell>
          <table:table-cell table:style-name="ce11" office:value-type="date" office:date-value="2018-11-26" calcext:value-type="date">
            <text:p>26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41001238" calcext:value-type="float">
            <text:p>774041001238</text:p>
          </table:table-cell>
          <table:table-cell table:style-name="ce2" office:value-type="string" calcext:value-type="string">
            <text:p>GONGORA ALDAZ AID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022-2</text:p>
          </table:table-cell>
          <table:table-cell table:style-name="ce11" office:value-type="date" office:date-value="2018-12-08" calcext:value-type="date">
            <text:p>08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50102034" calcext:value-type="float">
            <text:p>774950102034</text:p>
          </table:table-cell>
          <table:table-cell table:style-name="ce2" office:value-type="string" calcext:value-type="string">
            <text:p>ANGEL PANTI KU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023-2</text:p>
          </table:table-cell>
          <table:table-cell table:style-name="ce11" office:value-type="date" office:date-value="2019-01-05" calcext:value-type="date">
            <text:p>05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60802115" calcext:value-type="float">
            <text:p>774960802115</text:p>
          </table:table-cell>
          <table:table-cell table:style-name="ce2" office:value-type="string" calcext:value-type="string">
            <text:p>CESAR ALVAREZ MEX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027-2</text:p>
          </table:table-cell>
          <table:table-cell table:style-name="ce11" office:value-type="date" office:date-value="2018-11-26" calcext:value-type="date">
            <text:p>26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60902659" calcext:value-type="float">
            <text:p>774960902659</text:p>
          </table:table-cell>
          <table:table-cell table:style-name="ce2" office:value-type="string" calcext:value-type="string">
            <text:p>MARIA GPE.SOSA AGUILA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030-4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50501000" calcext:value-type="float">
            <text:p>773050501000</text:p>
          </table:table-cell>
          <table:table-cell table:style-name="ce2" office:value-type="string" calcext:value-type="string">
            <text:p>EK MAY PEDRO FRANCISC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037-2</text:p>
          </table:table-cell>
          <table:table-cell table:style-name="ce11" office:value-type="date" office:date-value="2018-12-08" calcext:value-type="date">
            <text:p>08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70503012" calcext:value-type="float">
            <text:p>773970503012</text:p>
          </table:table-cell>
          <table:table-cell table:style-name="ce2" office:value-type="string" calcext:value-type="string">
            <text:p>JOSE RICARDO SONDA AGUILA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038-2</text:p>
          </table:table-cell>
          <table:table-cell table:style-name="ce11" office:value-type="date" office:date-value="2018-12-08" calcext:value-type="date">
            <text:p>08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50702309" calcext:value-type="float">
            <text:p>774950702309</text:p>
          </table:table-cell>
          <table:table-cell table:style-name="ce2" office:value-type="string" calcext:value-type="string">
            <text:p>POLANCO CATZIN FRANCISC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044-2</text:p>
          </table:table-cell>
          <table:table-cell table:style-name="ce11" office:value-type="date" office:date-value="2019-04-16" calcext:value-type="date">
            <text:p>1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61201298" calcext:value-type="float">
            <text:p>774961201298</text:p>
          </table:table-cell>
          <table:table-cell table:style-name="ce2" office:value-type="string" calcext:value-type="string">
            <text:p>MARWIN CETINA MARTIN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050-2</text:p>
          </table:table-cell>
          <table:table-cell table:style-name="ce11" office:value-type="date" office:date-value="2018-12-08" calcext:value-type="date">
            <text:p>08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50800558" calcext:value-type="float">
            <text:p>774150800558</text:p>
          </table:table-cell>
          <table:table-cell table:style-name="ce2" office:value-type="string" calcext:value-type="string">
            <text:p>BALAM MONTERO ROSA GEORGIN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058-2</text:p>
          </table:table-cell>
          <table:table-cell table:style-name="ce11" office:value-type="date" office:date-value="2018-12-08" calcext:value-type="date">
            <text:p>08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0702491" calcext:value-type="float">
            <text:p>774940702491</text:p>
          </table:table-cell>
          <table:table-cell table:style-name="ce2" office:value-type="string" calcext:value-type="string">
            <text:p>JOSE NUNEZ AK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060-2</text:p>
          </table:table-cell>
          <table:table-cell table:style-name="ce11" office:value-type="date" office:date-value="2018-11-24" calcext:value-type="date">
            <text:p>24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70901359" calcext:value-type="float">
            <text:p>774970901359</text:p>
          </table:table-cell>
          <table:table-cell table:style-name="ce2" office:value-type="string" calcext:value-type="string">
            <text:p>JOSE A NIEVES PER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063-4</text:p>
          </table:table-cell>
          <table:table-cell table:style-name="ce11" office:value-type="date" office:date-value="2019-01-22" calcext:value-type="date">
            <text:p>22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71001649" calcext:value-type="float">
            <text:p>777071001649</text:p>
          </table:table-cell>
          <table:table-cell table:style-name="ce2" office:value-type="string" calcext:value-type="string">
            <text:p>MEX HOIL MANUELA DE JESU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068-2</text:p>
          </table:table-cell>
          <table:table-cell table:style-name="ce11" office:value-type="date" office:date-value="2018-11-24" calcext:value-type="date">
            <text:p>24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20402658" calcext:value-type="float">
            <text:p>774020402658</text:p>
          </table:table-cell>
          <table:table-cell table:style-name="ce2" office:value-type="string" calcext:value-type="string">
            <text:p>WENDY AKE ROCH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069-3</text:p>
          </table:table-cell>
          <table:table-cell table:style-name="ce11" office:value-type="date" office:date-value="2019-01-28" calcext:value-type="date">
            <text:p>28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21001140" calcext:value-type="float">
            <text:p>774121001140</text:p>
          </table:table-cell>
          <table:table-cell table:style-name="ce2" office:value-type="string" calcext:value-type="string">
            <text:p>CONCHA RAMIREZ JAIME ALBERT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072-3</text:p>
          </table:table-cell>
          <table:table-cell table:style-name="ce11" office:value-type="date" office:date-value="2018-11-26" calcext:value-type="date">
            <text:p>26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00903715" calcext:value-type="float">
            <text:p>776100903715</text:p>
          </table:table-cell>
          <table:table-cell table:style-name="ce2" office:value-type="string" calcext:value-type="string">
            <text:p>ROMERO CASTANEDA MICHEL JACOB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089-2</text:p>
          </table:table-cell>
          <table:table-cell table:style-name="ce11" office:value-type="date" office:date-value="2019-07-15" calcext:value-type="date">
            <text:p>1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20304265" calcext:value-type="float">
            <text:p>774020304265</text:p>
          </table:table-cell>
          <table:table-cell table:style-name="ce2" office:value-type="string" calcext:value-type="string">
            <text:p>CASANOVA HERNANDEZ JOSE RAFAE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>
          <table:table-cell table:style-name="ce2" office:value-type="string" calcext:value-type="string">
            <text:p>YU000106-2</text:p>
          </table:table-cell>
          <table:table-cell table:style-name="ce11" office:value-type="date" office:date-value="2018-12-03" calcext:value-type="date">
            <text:p>03/12/18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091000342" calcext:value-type="float">
            <text:p>770091000342</text:p>
          </table:table-cell>
          <table:table-cell table:style-name="ce2" office:value-type="string" calcext:value-type="string">
            <text:p>QUEVEDO ZAPATA RENE OMAR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2390" calcext:value-type="currency">
            <text:p>$12,390.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09-5</text:p>
          </table:table-cell>
          <table:table-cell table:style-name="ce11" office:value-type="date" office:date-value="2019-01-15" calcext:value-type="date">
            <text:p>15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30600396" calcext:value-type="float">
            <text:p>772930600396</text:p>
          </table:table-cell>
          <table:table-cell table:style-name="ce2" office:value-type="string" calcext:value-type="string">
            <text:p>SOLEDAD FERNANDEZ GALV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10-1</text:p>
          </table:table-cell>
          <table:table-cell table:style-name="ce11" office:value-type="date" office:date-value="2018-10-22" calcext:value-type="date">
            <text:p>22/10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10400577" calcext:value-type="float">
            <text:p>773110400577</text:p>
          </table:table-cell>
          <table:table-cell table:style-name="ce2" office:value-type="string" calcext:value-type="string">
            <text:p>DIAZ PAREDES ABRICEL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10200" calcext:value-type="float">
            <text:p>102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>
          <table:table-cell table:style-name="ce2" office:value-type="string" calcext:value-type="string">
            <text:p>YU000111-2</text:p>
          </table:table-cell>
          <table:table-cell table:style-name="ce11" office:value-type="date" office:date-value="2018-12-12" calcext:value-type="date">
            <text:p>12/12/18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21200994" calcext:value-type="float">
            <text:p>776121200994</text:p>
          </table:table-cell>
          <table:table-cell table:style-name="ce2" office:value-type="string" calcext:value-type="string">
            <text:p>HERNANDEZ CHABLE ARTURO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1050" calcext:value-type="currency">
            <text:p>$11,050.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18-2</text:p>
          </table:table-cell>
          <table:table-cell table:style-name="ce11" office:value-type="date" office:date-value="2018-11-24" calcext:value-type="date">
            <text:p>24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51103906" calcext:value-type="float">
            <text:p>771951103906</text:p>
          </table:table-cell>
          <table:table-cell table:style-name="ce2" office:value-type="string" calcext:value-type="string">
            <text:p>PUC Y KANTUN ABUND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21-1</text:p>
          </table:table-cell>
          <table:table-cell table:style-name="ce11" office:value-type="date" office:date-value="2018-11-09" calcext:value-type="date">
            <text:p>09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40700516" calcext:value-type="float">
            <text:p>773140700516</text:p>
          </table:table-cell>
          <table:table-cell table:style-name="ce2" office:value-type="string" calcext:value-type="string">
            <text:p>DZIB CUPUL ALFREDO GUADALUP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22-1</text:p>
          </table:table-cell>
          <table:table-cell table:style-name="ce11" office:value-type="date" office:date-value="2018-11-09" calcext:value-type="date">
            <text:p>09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70900911" calcext:value-type="float">
            <text:p>773070900911</text:p>
          </table:table-cell>
          <table:table-cell table:style-name="ce2" office:value-type="string" calcext:value-type="string">
            <text:p>PUC RIVERO MARIA DEL ROSAR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23-3</text:p>
          </table:table-cell>
          <table:table-cell table:style-name="ce11" office:value-type="date" office:date-value="2018-12-26" calcext:value-type="date">
            <text:p>26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00507624" calcext:value-type="float">
            <text:p>773100507624</text:p>
          </table:table-cell>
          <table:table-cell table:style-name="ce2" office:value-type="string" calcext:value-type="string">
            <text:p>UICAB PALOMO HENRY MARTI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25-2</text:p>
          </table:table-cell>
          <table:table-cell table:style-name="ce11" office:value-type="date" office:date-value="2019-01-30" calcext:value-type="date">
            <text:p>30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50303765" calcext:value-type="float">
            <text:p>774950303765</text:p>
          </table:table-cell>
          <table:table-cell table:style-name="ce2" office:value-type="string" calcext:value-type="string">
            <text:p>ADOLFO DURAN GARRIDO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10200" calcext:value-type="float">
            <text:p>102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>
          <table:table-cell table:style-name="ce2" office:value-type="string" calcext:value-type="string">
            <text:p>YU000126-2</text:p>
          </table:table-cell>
          <table:table-cell table:style-name="ce11" office:value-type="date" office:date-value="2018-12-12" calcext:value-type="date">
            <text:p>12/12/18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90802863" calcext:value-type="float">
            <text:p>772090802863</text:p>
          </table:table-cell>
          <table:table-cell table:style-name="ce2" office:value-type="string" calcext:value-type="string">
            <text:p>MEDINA HERRERA JOSE RAUL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1050" calcext:value-type="currency">
            <text:p>$11,050.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27-3</text:p>
          </table:table-cell>
          <table:table-cell table:style-name="ce11" office:value-type="date" office:date-value="2018-12-03" calcext:value-type="date">
            <text:p>03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30300373" calcext:value-type="float">
            <text:p>776130300373</text:p>
          </table:table-cell>
          <table:table-cell table:style-name="ce2" office:value-type="string" calcext:value-type="string">
            <text:p>VILLALOBOS SALAZAR RAMIRO ARM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28-2</text:p>
          </table:table-cell>
          <table:table-cell table:style-name="ce11" office:value-type="date" office:date-value="2018-11-24" calcext:value-type="date">
            <text:p>24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00704658" calcext:value-type="float">
            <text:p>776100704658</text:p>
          </table:table-cell>
          <table:table-cell table:style-name="ce2" office:value-type="string" calcext:value-type="string">
            <text:p>AVILES VARGUEZ GUADALUPE DEL P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29-2</text:p>
          </table:table-cell>
          <table:table-cell table:style-name="ce11" office:value-type="date" office:date-value="2018-11-24" calcext:value-type="date">
            <text:p>24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41001201" calcext:value-type="float">
            <text:p>774141001201</text:p>
          </table:table-cell>
          <table:table-cell table:style-name="ce2" office:value-type="string" calcext:value-type="string">
            <text:p>AVILES VARGUEZ HANSSEL JESU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32-3</text:p>
          </table:table-cell>
          <table:table-cell table:style-name="ce11" office:value-type="date" office:date-value="2018-12-26" calcext:value-type="date">
            <text:p>26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840300225" calcext:value-type="float">
            <text:p>773840300225</text:p>
          </table:table-cell>
          <table:table-cell table:style-name="ce2" office:value-type="string" calcext:value-type="string">
            <text:p>GONZALEZ LUGO JULIA BEATRI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>
          <table:table-cell table:style-name="ce2" office:value-type="string" calcext:value-type="string">
            <text:p>YU000133-3</text:p>
          </table:table-cell>
          <table:table-cell table:style-name="ce11" office:value-type="date" office:date-value="2018-12-18" calcext:value-type="date">
            <text:p>18/12/18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80900919" calcext:value-type="float">
            <text:p>776080900919</text:p>
          </table:table-cell>
          <table:table-cell table:style-name="ce2" office:value-type="string" calcext:value-type="string">
            <text:p>VIDALES CARDENAS NANCY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1050" calcext:value-type="currency">
            <text:p>$11,050.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34-2</text:p>
          </table:table-cell>
          <table:table-cell table:style-name="ce11" office:value-type="date" office:date-value="2019-01-23" calcext:value-type="date">
            <text:p>23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30700924" calcext:value-type="float">
            <text:p>774030700924</text:p>
          </table:table-cell>
          <table:table-cell table:style-name="ce2" office:value-type="string" calcext:value-type="string">
            <text:p>LOPEZ DZIB TERESA GUADALUPE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36-5</text:p>
          </table:table-cell>
          <table:table-cell table:style-name="ce11" office:value-type="date" office:date-value="2019-05-09" calcext:value-type="date">
            <text:p>09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0102916" calcext:value-type="float">
            <text:p>777140102916</text:p>
          </table:table-cell>
          <table:table-cell table:style-name="ce2" office:value-type="string" calcext:value-type="string">
            <text:p>CANUL EUAN JOSE DANIEL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37-2</text:p>
          </table:table-cell>
          <table:table-cell table:style-name="ce11" office:value-type="date" office:date-value="2019-01-23" calcext:value-type="date">
            <text:p>23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0300203" calcext:value-type="float">
            <text:p>777140300203</text:p>
          </table:table-cell>
          <table:table-cell table:style-name="ce2" office:value-type="string" calcext:value-type="string">
            <text:p>CETINA MENESES JAIME MANUEL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10200" calcext:value-type="float">
            <text:p>102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42-1</text:p>
          </table:table-cell>
          <table:table-cell table:style-name="ce11" office:value-type="date" office:date-value="2018-11-29" calcext:value-type="date">
            <text:p>29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30201651" calcext:value-type="float">
            <text:p>776130201651</text:p>
          </table:table-cell>
          <table:table-cell table:style-name="ce2" office:value-type="string" calcext:value-type="string">
            <text:p>MADERA MONCADA ROLANDO NORBERT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43-1</text:p>
          </table:table-cell>
          <table:table-cell table:style-name="ce11" office:value-type="date" office:date-value="2018-11-29" calcext:value-type="date">
            <text:p>29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60101307" calcext:value-type="float">
            <text:p>773960101307</text:p>
          </table:table-cell>
          <table:table-cell table:style-name="ce2" office:value-type="string" calcext:value-type="string">
            <text:p>ANGEL D <text:s/>MAY B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44-1</text:p>
          </table:table-cell>
          <table:table-cell table:style-name="ce11" office:value-type="date" office:date-value="2018-11-29" calcext:value-type="date">
            <text:p>29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61101901" calcext:value-type="float">
            <text:p>774961101901</text:p>
          </table:table-cell>
          <table:table-cell table:style-name="ce2" office:value-type="string" calcext:value-type="string">
            <text:p>LUIS EFRAIN UICAB CHAL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45-1</text:p>
          </table:table-cell>
          <table:table-cell table:style-name="ce11" office:value-type="date" office:date-value="2018-11-29" calcext:value-type="date">
            <text:p>29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41101448" calcext:value-type="float">
            <text:p>772941101448</text:p>
          </table:table-cell>
          <table:table-cell table:style-name="ce2" office:value-type="string" calcext:value-type="string">
            <text:p>CASTILLO Y CAN JOSE HERNIL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47-1</text:p>
          </table:table-cell>
          <table:table-cell table:style-name="ce11" office:value-type="date" office:date-value="2018-11-30" calcext:value-type="date">
            <text:p>30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40803532" calcext:value-type="float">
            <text:p>774140803532</text:p>
          </table:table-cell>
          <table:table-cell table:style-name="ce2" office:value-type="string" calcext:value-type="string">
            <text:p>CANCHE CAN JOSE MANU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48-1</text:p>
          </table:table-cell>
          <table:table-cell table:style-name="ce11" office:value-type="date" office:date-value="2018-11-30" calcext:value-type="date">
            <text:p>30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50302050" calcext:value-type="float">
            <text:p>774950302050</text:p>
          </table:table-cell>
          <table:table-cell table:style-name="ce2" office:value-type="string" calcext:value-type="string">
            <text:p>MARCO MIJANGOS ROSA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49-1</text:p>
          </table:table-cell>
          <table:table-cell table:style-name="ce11" office:value-type="date" office:date-value="2018-11-30" calcext:value-type="date">
            <text:p>30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60203461" calcext:value-type="float">
            <text:p>774060203461</text:p>
          </table:table-cell>
          <table:table-cell table:style-name="ce2" office:value-type="string" calcext:value-type="string">
            <text:p>MARFIL COB SERGIO VIRGIL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54-3</text:p>
          </table:table-cell>
          <table:table-cell table:style-name="ce11" office:value-type="date" office:date-value="2019-01-22" calcext:value-type="date">
            <text:p>22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30505838" calcext:value-type="float">
            <text:p>776130505838</text:p>
          </table:table-cell>
          <table:table-cell table:style-name="ce2" office:value-type="string" calcext:value-type="string">
            <text:p>EK EUAN MANUEL GUSTAVO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56-2</text:p>
          </table:table-cell>
          <table:table-cell table:style-name="ce11" office:value-type="date" office:date-value="2019-01-22" calcext:value-type="date">
            <text:p>22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00656664" calcext:value-type="float">
            <text:p>776000656664</text:p>
          </table:table-cell>
          <table:table-cell table:style-name="ce2" office:value-type="string" calcext:value-type="string">
            <text:p>BLAS BASILIO DZUL DZUL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57-2</text:p>
          </table:table-cell>
          <table:table-cell table:style-name="ce11" office:value-type="date" office:date-value="2019-01-22" calcext:value-type="date">
            <text:p>22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80801431" calcext:value-type="float">
            <text:p>776080801431</text:p>
          </table:table-cell>
          <table:table-cell table:style-name="ce2" office:value-type="string" calcext:value-type="string">
            <text:p>PECH DZUL JOSE LUIS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62-3</text:p>
          </table:table-cell>
          <table:table-cell table:style-name="ce11" office:value-type="date" office:date-value="2019-02-08" calcext:value-type="date">
            <text:p>08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811200202" calcext:value-type="float">
            <text:p>776811200202</text:p>
          </table:table-cell>
          <table:table-cell table:style-name="ce2" office:value-type="string" calcext:value-type="string">
            <text:p>ALBERTO CAN VALDEZ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63-2</text:p>
          </table:table-cell>
          <table:table-cell table:style-name="ce11" office:value-type="date" office:date-value="2019-04-05" calcext:value-type="date">
            <text:p>05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80101541" calcext:value-type="float">
            <text:p>774080101541</text:p>
          </table:table-cell>
          <table:table-cell table:style-name="ce2" office:value-type="string" calcext:value-type="string">
            <text:p>AVILA POOT JOSE SEBASTIA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9800" calcext:value-type="float">
            <text:p>98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64-1</text:p>
          </table:table-cell>
          <table:table-cell table:style-name="ce11" office:value-type="date" office:date-value="2018-12-08" calcext:value-type="date">
            <text:p>08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40902693" calcext:value-type="float">
            <text:p>773040902693</text:p>
          </table:table-cell>
          <table:table-cell table:style-name="ce2" office:value-type="string" calcext:value-type="string">
            <text:p>CARRILLO MANZANILLA ANDRES EDU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65-1</text:p>
          </table:table-cell>
          <table:table-cell table:style-name="ce11" office:value-type="date" office:date-value="2018-12-08" calcext:value-type="date">
            <text:p>08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090601792" calcext:value-type="float">
            <text:p>770090601792</text:p>
          </table:table-cell>
          <table:table-cell table:style-name="ce2" office:value-type="string" calcext:value-type="string">
            <text:p>DZIB TUT AVELAR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66-2</text:p>
          </table:table-cell>
          <table:table-cell table:style-name="ce11" office:value-type="date" office:date-value="2019-01-24" calcext:value-type="date">
            <text:p>24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970100456" calcext:value-type="float">
            <text:p>776970100456</text:p>
          </table:table-cell>
          <table:table-cell table:style-name="ce2" office:value-type="string" calcext:value-type="string">
            <text:p>MIGUEL ANGEL MAGA&amp;A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167-4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971000404" calcext:value-type="float">
            <text:p>776971000404</text:p>
          </table:table-cell>
          <table:table-cell table:style-name="ce2" office:value-type="string" calcext:value-type="string">
            <text:p>BRICENO POOL CARLOS RENAN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168-6</text:p>
          </table:table-cell>
          <table:table-cell table:style-name="ce11" office:value-type="date" office:date-value="2019-07-22" calcext:value-type="date">
            <text:p>2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float" office:value="776030400249" calcext:value-type="float">
            <text:p>776030400249</text:p>
          </table:table-cell>
          <table:table-cell table:style-name="ce2" office:value-type="string" calcext:value-type="string">
            <text:p>FELICIANA BALAM BALAM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69-1</text:p>
          </table:table-cell>
          <table:table-cell table:style-name="ce11" office:value-type="date" office:date-value="2018-12-11" calcext:value-type="date">
            <text:p>11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91002327" calcext:value-type="float">
            <text:p>776091002327</text:p>
          </table:table-cell>
          <table:table-cell table:style-name="ce2" office:value-type="string" calcext:value-type="string">
            <text:p>FERNANDEZ SANTOS MA ANGELIC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70-2</text:p>
          </table:table-cell>
          <table:table-cell table:style-name="ce11" office:value-type="date" office:date-value="2019-02-14" calcext:value-type="date">
            <text:p>14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51101197" calcext:value-type="float">
            <text:p>772151101197</text:p>
          </table:table-cell>
          <table:table-cell table:style-name="ce2" office:value-type="string" calcext:value-type="string">
            <text:p>CASTILLO TUCUCH SR. WILLIAM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71-2</text:p>
          </table:table-cell>
          <table:table-cell table:style-name="ce11" office:value-type="date" office:date-value="2019-01-08" calcext:value-type="date">
            <text:p>08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80705612" calcext:value-type="float">
            <text:p>774980705612</text:p>
          </table:table-cell>
          <table:table-cell table:style-name="ce2" office:value-type="string" calcext:value-type="string">
            <text:p>MARIA DEL R POOT CHUC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72-1</text:p>
          </table:table-cell>
          <table:table-cell table:style-name="ce11" office:value-type="date" office:date-value="2018-12-14" calcext:value-type="date">
            <text:p>14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10301674" calcext:value-type="float">
            <text:p>773910301674</text:p>
          </table:table-cell>
          <table:table-cell table:style-name="ce2" office:value-type="string" calcext:value-type="string">
            <text:p>LUIS F KU SEGOV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74-2</text:p>
          </table:table-cell>
          <table:table-cell table:style-name="ce11" office:value-type="date" office:date-value="2019-01-23" calcext:value-type="date">
            <text:p>23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00802204" calcext:value-type="float">
            <text:p>772100802204</text:p>
          </table:table-cell>
          <table:table-cell table:style-name="ce2" office:value-type="string" calcext:value-type="string">
            <text:p>MEDINA TZEC RUSSEL DAGOBERTO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75-3</text:p>
          </table:table-cell>
          <table:table-cell table:style-name="ce11" office:value-type="date" office:date-value="2019-03-27" calcext:value-type="date">
            <text:p>2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890200730" calcext:value-type="float">
            <text:p>772890200730</text:p>
          </table:table-cell>
          <table:table-cell table:style-name="ce2" office:value-type="string" calcext:value-type="string">
            <text:p>JOEL GERARDO PUC CAB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76-1</text:p>
          </table:table-cell>
          <table:table-cell table:style-name="ce11" office:value-type="date" office:date-value="2018-12-17" calcext:value-type="date">
            <text:p>17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50801585" calcext:value-type="float">
            <text:p>773050801585</text:p>
          </table:table-cell>
          <table:table-cell table:style-name="ce2" office:value-type="string" calcext:value-type="string">
            <text:p>RABANALES AGUIRRE MARIA JESUS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10200" calcext:value-type="float">
            <text:p>102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81-2</text:p>
          </table:table-cell>
          <table:table-cell table:style-name="ce11" office:value-type="date" office:date-value="2019-01-24" calcext:value-type="date">
            <text:p>24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01256121" calcext:value-type="float">
            <text:p>776001256121</text:p>
          </table:table-cell>
          <table:table-cell table:style-name="ce2" office:value-type="string" calcext:value-type="string">
            <text:p>AURELIO CHUC DZUL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83-2</text:p>
          </table:table-cell>
          <table:table-cell table:style-name="ce11" office:value-type="date" office:date-value="2019-01-23" calcext:value-type="date">
            <text:p>23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980300755" calcext:value-type="float">
            <text:p>776980300755</text:p>
          </table:table-cell>
          <table:table-cell table:style-name="ce2" office:value-type="string" calcext:value-type="string">
            <text:p>JORGE E CHAN CHABLE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85-2</text:p>
          </table:table-cell>
          <table:table-cell table:style-name="ce11" office:value-type="date" office:date-value="2019-01-23" calcext:value-type="date">
            <text:p>23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60300303" calcext:value-type="float">
            <text:p>776060300303</text:p>
          </table:table-cell>
          <table:table-cell table:style-name="ce2" office:value-type="string" calcext:value-type="string">
            <text:p>JOSE EDILBERTO CANCHE COB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91-3</text:p>
          </table:table-cell>
          <table:table-cell table:style-name="ce11" office:value-type="date" office:date-value="2019-01-22" calcext:value-type="date">
            <text:p>22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1056251" calcext:value-type="float">
            <text:p>774001056251</text:p>
          </table:table-cell>
          <table:table-cell table:style-name="ce2" office:value-type="string" calcext:value-type="string">
            <text:p>RAMIREZ CEPEDA OCTAVIO ANTON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193-4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6110403923" calcext:value-type="float">
            <text:p>776110403923</text:p>
          </table:table-cell>
          <table:table-cell table:style-name="ce2" office:value-type="string" calcext:value-type="string">
            <text:p>HERNANDEZ LEON TERESITA DE JES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194-2</text:p>
          </table:table-cell>
          <table:table-cell table:style-name="ce11" office:value-type="date" office:date-value="2019-01-08" calcext:value-type="date">
            <text:p>08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20805736" calcext:value-type="float">
            <text:p>776120805736</text:p>
          </table:table-cell>
          <table:table-cell table:style-name="ce2" office:value-type="string" calcext:value-type="string">
            <text:p>DZUL SOLIS ARTURO ALFONS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196-4</text:p>
          </table:table-cell>
          <table:table-cell table:style-name="ce11" office:value-type="date" office:date-value="2019-07-23" calcext:value-type="date">
            <text:p>2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141203957" calcext:value-type="float">
            <text:p>776141203957</text:p>
          </table:table-cell>
          <table:table-cell table:style-name="ce2" office:value-type="string" calcext:value-type="string">
            <text:p>UICAB UICAB VICTORIA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204-5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2790700409" calcext:value-type="float">
            <text:p>772790700409</text:p>
          </table:table-cell>
          <table:table-cell table:style-name="ce2" office:value-type="string" calcext:value-type="string">
            <text:p>MANUEL VALENCIA PENICHE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06-4</text:p>
          </table:table-cell>
          <table:table-cell table:style-name="ce11" office:value-type="date" office:date-value="2019-03-28" calcext:value-type="date">
            <text:p>28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90700998" calcext:value-type="float">
            <text:p>772090700998</text:p>
          </table:table-cell>
          <table:table-cell table:style-name="ce2" office:value-type="string" calcext:value-type="string">
            <text:p>MEDINA EUAN OMAR RICARDO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210-4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750618837" calcext:value-type="float">
            <text:p>776750618837</text:p>
          </table:table-cell>
          <table:table-cell table:style-name="ce2" office:value-type="string" calcext:value-type="string">
            <text:p>KOYOK CHAN LUCELY BEATRIZ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11-4</text:p>
          </table:table-cell>
          <table:table-cell table:style-name="ce11" office:value-type="date" office:date-value="2019-03-27" calcext:value-type="date">
            <text:p>2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850500862" calcext:value-type="float">
            <text:p>772850500862</text:p>
          </table:table-cell>
          <table:table-cell table:style-name="ce2" office:value-type="string" calcext:value-type="string">
            <text:p>LUIS M CHABLE KIM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10277" calcext:value-type="float">
            <text:p>10277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12-1</text:p>
          </table:table-cell>
          <table:table-cell table:style-name="ce11" office:value-type="date" office:date-value="2019-01-02" calcext:value-type="date">
            <text:p>02/01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750304465" calcext:value-type="float">
            <text:p>774750304465</text:p>
          </table:table-cell>
          <table:table-cell table:style-name="ce2" office:value-type="string" calcext:value-type="string">
            <text:p>ROSADO LUNA LEIDY NOEMI DEL S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1050" calcext:value-type="currency">
            <text:p>$11,050.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>
          <table:table-cell table:style-name="ce2" office:value-type="string" calcext:value-type="string">
            <text:p>YU000213-1</text:p>
          </table:table-cell>
          <table:table-cell table:style-name="ce11" office:value-type="date" office:date-value="2019-01-05" calcext:value-type="date">
            <text:p>05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00501898" calcext:value-type="float">
            <text:p>773100501898</text:p>
          </table:table-cell>
          <table:table-cell table:style-name="ce2" office:value-type="string" calcext:value-type="string">
            <text:p>ESPADAS HUITS ADALBERTO ISAAC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10200" calcext:value-type="float">
            <text:p>102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16-1</text:p>
          </table:table-cell>
          <table:table-cell table:style-name="ce11" office:value-type="date" office:date-value="2019-01-11" calcext:value-type="date">
            <text:p>11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10403575" calcext:value-type="float">
            <text:p>776110403575</text:p>
          </table:table-cell>
          <table:table-cell table:style-name="ce2" office:value-type="string" calcext:value-type="string">
            <text:p>GONZALEZ HERNANDEZ JUAN JULI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17-1</text:p>
          </table:table-cell>
          <table:table-cell table:style-name="ce11" office:value-type="date" office:date-value="2019-01-11" calcext:value-type="date">
            <text:p>11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30401928" calcext:value-type="float">
            <text:p>773130401928</text:p>
          </table:table-cell>
          <table:table-cell table:style-name="ce2" office:value-type="string" calcext:value-type="string">
            <text:p>PECH PINA JUAN CARLO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18-1</text:p>
          </table:table-cell>
          <table:table-cell table:style-name="ce11" office:value-type="date" office:date-value="2019-01-11" calcext:value-type="date">
            <text:p>11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50604212" calcext:value-type="float">
            <text:p>776150604212</text:p>
          </table:table-cell>
          <table:table-cell table:style-name="ce2" office:value-type="string" calcext:value-type="string">
            <text:p>TZUC GOMEZ WILLIAM ADOLF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19-1</text:p>
          </table:table-cell>
          <table:table-cell table:style-name="ce11" office:value-type="date" office:date-value="2019-01-11" calcext:value-type="date">
            <text:p>11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60500820" calcext:value-type="float">
            <text:p>772060500820</text:p>
          </table:table-cell>
          <table:table-cell table:style-name="ce2" office:value-type="string" calcext:value-type="string">
            <text:p>ORTEGA KANTUN FERNANDA EMIL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23-3</text:p>
          </table:table-cell>
          <table:table-cell table:style-name="ce11" office:value-type="date" office:date-value="2019-01-15" calcext:value-type="date">
            <text:p>15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1104920" calcext:value-type="float">
            <text:p>774941104920</text:p>
          </table:table-cell>
          <table:table-cell table:style-name="ce2" office:value-type="string" calcext:value-type="string">
            <text:p>VARGAS ROSADO HENRY VLADIMI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24-1</text:p>
          </table:table-cell>
          <table:table-cell table:style-name="ce11" office:value-type="date" office:date-value="2019-01-11" calcext:value-type="date">
            <text:p>11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1102668" calcext:value-type="float">
            <text:p>774941102668</text:p>
          </table:table-cell>
          <table:table-cell table:style-name="ce2" office:value-type="string" calcext:value-type="string">
            <text:p>JOSE G NUNEZ COLLI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27-3</text:p>
          </table:table-cell>
          <table:table-cell table:style-name="ce11" office:value-type="date" office:date-value="2019-03-27" calcext:value-type="date">
            <text:p>2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910400511" calcext:value-type="float">
            <text:p>777910400511</text:p>
          </table:table-cell>
          <table:table-cell table:style-name="ce2" office:value-type="string" calcext:value-type="string">
            <text:p>ALCOCER PERERA LUCIA GUADALUPE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231-5</text:p>
          </table:table-cell>
          <table:table-cell table:style-name="ce11" office:value-type="date" office:date-value="2019-07-03" calcext:value-type="date">
            <text:p>0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060300567" calcext:value-type="float">
            <text:p>776060300567</text:p>
          </table:table-cell>
          <table:table-cell table:style-name="ce2" office:value-type="string" calcext:value-type="string">
            <text:p>JOSE DEL CARMEN PECH PEREZ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235-5</text:p>
          </table:table-cell>
          <table:table-cell table:style-name="ce11" office:value-type="date" office:date-value="2019-07-22" calcext:value-type="date">
            <text:p>2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990901811" calcext:value-type="float">
            <text:p>776990901811</text:p>
          </table:table-cell>
          <table:table-cell table:style-name="ce2" office:value-type="string" calcext:value-type="string">
            <text:p>JOSE WILBERTH REYES <text:s/>XOOL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36-1</text:p>
          </table:table-cell>
          <table:table-cell table:style-name="ce11" office:value-type="date" office:date-value="2019-01-15" calcext:value-type="date">
            <text:p>15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30600951" calcext:value-type="float">
            <text:p>777130600951</text:p>
          </table:table-cell>
          <table:table-cell table:style-name="ce2" office:value-type="string" calcext:value-type="string">
            <text:p>CARRILLO HUCHIN WILLIAM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10200" calcext:value-type="float">
            <text:p>102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37-2</text:p>
          </table:table-cell>
          <table:table-cell table:style-name="ce11" office:value-type="date" office:date-value="2019-05-13" calcext:value-type="date">
            <text:p>1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31202566" calcext:value-type="float">
            <text:p>772131202566</text:p>
          </table:table-cell>
          <table:table-cell table:style-name="ce2" office:value-type="string" calcext:value-type="string">
            <text:p>PECH MUKUL FERNANDO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239-3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990900310" calcext:value-type="float">
            <text:p>773990900310</text:p>
          </table:table-cell>
          <table:table-cell table:style-name="ce2" office:value-type="string" calcext:value-type="string">
            <text:p>LARA JIMENEZ JUAN JOSE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41-2</text:p>
          </table:table-cell>
          <table:table-cell table:style-name="ce11" office:value-type="date" office:date-value="2019-01-29" calcext:value-type="date">
            <text:p>29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60603222" calcext:value-type="float">
            <text:p>774060603222</text:p>
          </table:table-cell>
          <table:table-cell table:style-name="ce2" office:value-type="string" calcext:value-type="string">
            <text:p>PECH VERA MANU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42-3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01255984" calcext:value-type="float">
            <text:p>778001255984</text:p>
          </table:table-cell>
          <table:table-cell table:style-name="ce2" office:value-type="string" calcext:value-type="string">
            <text:p>VILLALOBOS CIME LID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43-3</text:p>
          </table:table-cell>
          <table:table-cell table:style-name="ce11" office:value-type="date" office:date-value="2019-02-05" calcext:value-type="date">
            <text:p>05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40200335" calcext:value-type="float">
            <text:p>778940200335</text:p>
          </table:table-cell>
          <table:table-cell table:style-name="ce2" office:value-type="string" calcext:value-type="string">
            <text:p>MARIA L CIME TU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44-2</text:p>
          </table:table-cell>
          <table:table-cell table:style-name="ce11" office:value-type="date" office:date-value="2019-01-23" calcext:value-type="date">
            <text:p>23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30801311" calcext:value-type="float">
            <text:p>772030801311</text:p>
          </table:table-cell>
          <table:table-cell table:style-name="ce2" office:value-type="string" calcext:value-type="string">
            <text:p>BAAS KOYOC DAVID ERNEST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45-1</text:p>
          </table:table-cell>
          <table:table-cell table:style-name="ce11" office:value-type="date" office:date-value="2019-01-23" calcext:value-type="date">
            <text:p>23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120800213" calcext:value-type="float">
            <text:p>770120800213</text:p>
          </table:table-cell>
          <table:table-cell table:style-name="ce2" office:value-type="string" calcext:value-type="string">
            <text:p>BLANCO RODRIGUEZ MARIA DOMITIL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10200" calcext:value-type="float">
            <text:p>102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46-1</text:p>
          </table:table-cell>
          <table:table-cell table:style-name="ce11" office:value-type="date" office:date-value="2019-01-23" calcext:value-type="date">
            <text:p>23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61001329" calcext:value-type="float">
            <text:p>774961001329</text:p>
          </table:table-cell>
          <table:table-cell table:style-name="ce2" office:value-type="string" calcext:value-type="string">
            <text:p>SEVERINO CAMAS PER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47-2</text:p>
          </table:table-cell>
          <table:table-cell table:style-name="ce11" office:value-type="date" office:date-value="2019-01-30" calcext:value-type="date">
            <text:p>30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61200708" calcext:value-type="float">
            <text:p>773961200708</text:p>
          </table:table-cell>
          <table:table-cell table:style-name="ce2" office:value-type="string" calcext:value-type="string">
            <text:p>PAULA UC DAVIL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48-1</text:p>
          </table:table-cell>
          <table:table-cell table:style-name="ce11" office:value-type="date" office:date-value="2019-01-24" calcext:value-type="date">
            <text:p>24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10300633" calcext:value-type="float">
            <text:p>774110300633</text:p>
          </table:table-cell>
          <table:table-cell table:style-name="ce2" office:value-type="string" calcext:value-type="string">
            <text:p>POOL SANCHEZ LIZBETH GUADALUP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49-3</text:p>
          </table:table-cell>
          <table:table-cell table:style-name="ce11" office:value-type="date" office:date-value="2019-03-14" calcext:value-type="date">
            <text:p>1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50800211" calcext:value-type="float">
            <text:p>778050800211</text:p>
          </table:table-cell>
          <table:table-cell table:style-name="ce2" office:value-type="string" calcext:value-type="string">
            <text:p>VALENTIN RODRIGUEZ PECH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50-4</text:p>
          </table:table-cell>
          <table:table-cell table:style-name="ce11" office:value-type="date" office:date-value="2019-03-22" calcext:value-type="date">
            <text:p>2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40900088" calcext:value-type="float">
            <text:p>778140900088</text:p>
          </table:table-cell>
          <table:table-cell table:style-name="ce2" office:value-type="string" calcext:value-type="string">
            <text:p>ACOSTA CANUL NANCY MARIAN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52-2</text:p>
          </table:table-cell>
          <table:table-cell table:style-name="ce11" office:value-type="date" office:date-value="2019-01-28" calcext:value-type="date">
            <text:p>28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870700821" calcext:value-type="float">
            <text:p>773870700821</text:p>
          </table:table-cell>
          <table:table-cell table:style-name="ce2" office:value-type="string" calcext:value-type="string">
            <text:p>NANCY ROCELY MONSREA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53-2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21100125" calcext:value-type="float">
            <text:p>778921100125</text:p>
          </table:table-cell>
          <table:table-cell table:style-name="ce2" office:value-type="string" calcext:value-type="string">
            <text:p>JOSE TORIBIO BLANCO DZIB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54-2</text:p>
          </table:table-cell>
          <table:table-cell table:style-name="ce11" office:value-type="date" office:date-value="2019-01-29" calcext:value-type="date">
            <text:p>29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840600069" calcext:value-type="float">
            <text:p>778840600069</text:p>
          </table:table-cell>
          <table:table-cell table:style-name="ce2" office:value-type="string" calcext:value-type="string">
            <text:p>WILFRIDO PECH CANU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55-1</text:p>
          </table:table-cell>
          <table:table-cell table:style-name="ce11" office:value-type="date" office:date-value="2019-01-25" calcext:value-type="date">
            <text:p>25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1200211" calcext:value-type="float">
            <text:p>777141200211</text:p>
          </table:table-cell>
          <table:table-cell table:style-name="ce2" office:value-type="string" calcext:value-type="string">
            <text:p>COOL SARABIA JOSE MOISE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56-1</text:p>
          </table:table-cell>
          <table:table-cell table:style-name="ce11" office:value-type="date" office:date-value="2019-01-25" calcext:value-type="date">
            <text:p>25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00400251" calcext:value-type="float">
            <text:p>778900400251</text:p>
          </table:table-cell>
          <table:table-cell table:style-name="ce2" office:value-type="string" calcext:value-type="string">
            <text:p>MARIA REYES RAVEL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57-3</text:p>
          </table:table-cell>
          <table:table-cell table:style-name="ce11" office:value-type="date" office:date-value="2019-03-28" calcext:value-type="date">
            <text:p>28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20400456" calcext:value-type="float">
            <text:p>778020400456</text:p>
          </table:table-cell>
          <table:table-cell table:style-name="ce2" office:value-type="string" calcext:value-type="string">
            <text:p>JOSE BERNARDINO LOPEZ EU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59-2</text:p>
          </table:table-cell>
          <table:table-cell table:style-name="ce11" office:value-type="date" office:date-value="2019-03-25" calcext:value-type="date">
            <text:p>25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41000305" calcext:value-type="float">
            <text:p>778941000305</text:p>
          </table:table-cell>
          <table:table-cell table:style-name="ce2" office:value-type="string" calcext:value-type="string">
            <text:p>IRENE XOOL COB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60-3</text:p>
          </table:table-cell>
          <table:table-cell table:style-name="ce11" office:value-type="date" office:date-value="2019-03-26" calcext:value-type="date">
            <text:p>2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40600317" calcext:value-type="float">
            <text:p>778940600317</text:p>
          </table:table-cell>
          <table:table-cell table:style-name="ce2" office:value-type="string" calcext:value-type="string">
            <text:p>CAMILO FLORES UC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61-1</text:p>
          </table:table-cell>
          <table:table-cell table:style-name="ce11" office:value-type="date" office:date-value="2019-01-26" calcext:value-type="date">
            <text:p>26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50303170" calcext:value-type="float">
            <text:p>774950303170</text:p>
          </table:table-cell>
          <table:table-cell table:style-name="ce2" office:value-type="string" calcext:value-type="string">
            <text:p>MA DEL LOS A BOJORQU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62-1</text:p>
          </table:table-cell>
          <table:table-cell table:style-name="ce11" office:value-type="date" office:date-value="2019-01-26" calcext:value-type="date">
            <text:p>26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820200694" calcext:value-type="float">
            <text:p>772820200694</text:p>
          </table:table-cell>
          <table:table-cell table:style-name="ce2" office:value-type="string" calcext:value-type="string">
            <text:p>CAUICH CAB JORGE AGUSTI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64-1</text:p>
          </table:table-cell>
          <table:table-cell table:style-name="ce11" office:value-type="date" office:date-value="2019-01-30" calcext:value-type="date">
            <text:p>30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960700374" calcext:value-type="float">
            <text:p>776960700374</text:p>
          </table:table-cell>
          <table:table-cell table:style-name="ce2" office:value-type="string" calcext:value-type="string">
            <text:p>JOSE ALMICAR CAN VALDEZ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66-1</text:p>
          </table:table-cell>
          <table:table-cell table:style-name="ce11" office:value-type="date" office:date-value="2019-01-30" calcext:value-type="date">
            <text:p>30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31201433" calcext:value-type="float">
            <text:p>774031201433</text:p>
          </table:table-cell>
          <table:table-cell table:style-name="ce2" office:value-type="string" calcext:value-type="string">
            <text:p>CABALLERO RODRIGUEZ IRENE I.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67-2</text:p>
          </table:table-cell>
          <table:table-cell table:style-name="ce11" office:value-type="date" office:date-value="2019-02-15" calcext:value-type="date">
            <text:p>15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50100057" calcext:value-type="float">
            <text:p>772150100057</text:p>
          </table:table-cell>
          <table:table-cell table:style-name="ce2" office:value-type="string" calcext:value-type="string">
            <text:p>POOL MILLAN JOSE ARTUR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68-1</text:p>
          </table:table-cell>
          <table:table-cell table:style-name="ce11" office:value-type="date" office:date-value="2019-01-30" calcext:value-type="date">
            <text:p>30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70101437" calcext:value-type="float">
            <text:p>777070101437</text:p>
          </table:table-cell>
          <table:table-cell table:style-name="ce2" office:value-type="string" calcext:value-type="string">
            <text:p>ROMERO NAVARRETE MARIA CENAID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69-1</text:p>
          </table:table-cell>
          <table:table-cell table:style-name="ce11" office:value-type="date" office:date-value="2019-01-30" calcext:value-type="date">
            <text:p>30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841100533" calcext:value-type="float">
            <text:p>772841100533</text:p>
          </table:table-cell>
          <table:table-cell table:style-name="ce2" office:value-type="string" calcext:value-type="string">
            <text:p>RODRIGUEZ GARCIA LUCILA DE J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70-1</text:p>
          </table:table-cell>
          <table:table-cell table:style-name="ce11" office:value-type="date" office:date-value="2019-02-22" calcext:value-type="date">
            <text:p>2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60901111" calcext:value-type="float">
            <text:p>772960901111</text:p>
          </table:table-cell>
          <table:table-cell table:style-name="ce2" office:value-type="string" calcext:value-type="string">
            <text:p>YAM CHAN SIMON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71-2</text:p>
          </table:table-cell>
          <table:table-cell table:style-name="ce11" office:value-type="date" office:date-value="2019-02-07" calcext:value-type="date">
            <text:p>07/02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30502804" calcext:value-type="float">
            <text:p>776130502804</text:p>
          </table:table-cell>
          <table:table-cell table:style-name="ce2" office:value-type="string" calcext:value-type="string">
            <text:p>PINTO SOSA MARLENI CONCEPCION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1050" calcext:value-type="currency">
            <text:p>$11,050.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>
          <table:table-cell table:style-name="ce2" office:value-type="string" calcext:value-type="string">
            <text:p>YU000272-1</text:p>
          </table:table-cell>
          <table:table-cell table:style-name="ce11" office:value-type="date" office:date-value="2019-01-30" calcext:value-type="date">
            <text:p>30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41206787" calcext:value-type="float">
            <text:p>773141206787</text:p>
          </table:table-cell>
          <table:table-cell table:style-name="ce2" office:value-type="string" calcext:value-type="string">
            <text:p>TUN BALAM ROCIO MARICRU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73-1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90300611" calcext:value-type="float">
            <text:p>778090300611</text:p>
          </table:table-cell>
          <table:table-cell table:style-name="ce2" office:value-type="string" calcext:value-type="string">
            <text:p>CIME RAVELL ERNESTO ALONS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74-1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40900118" calcext:value-type="float">
            <text:p>778140900118</text:p>
          </table:table-cell>
          <table:table-cell table:style-name="ce2" office:value-type="string" calcext:value-type="string">
            <text:p>CANCHE NAH JOSE CARLO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75-3</text:p>
          </table:table-cell>
          <table:table-cell table:style-name="ce11" office:value-type="date" office:date-value="2019-03-29" calcext:value-type="date">
            <text:p>29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810300231" calcext:value-type="float">
            <text:p>778810300231</text:p>
          </table:table-cell>
          <table:table-cell table:style-name="ce2" office:value-type="string" calcext:value-type="string">
            <text:p>FELIPE UC MO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76-1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970700488" calcext:value-type="float">
            <text:p>776970700488</text:p>
          </table:table-cell>
          <table:table-cell table:style-name="ce2" office:value-type="string" calcext:value-type="string">
            <text:p>OFELIA UICAB UICAB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77-1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21203471" calcext:value-type="float">
            <text:p>774021203471</text:p>
          </table:table-cell>
          <table:table-cell table:style-name="ce2" office:value-type="string" calcext:value-type="string">
            <text:p>SILVIA LORENA LOPEZ MENA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10200" calcext:value-type="float">
            <text:p>102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80-2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0457219" calcext:value-type="float">
            <text:p>774000457219</text:p>
          </table:table-cell>
          <table:table-cell table:style-name="ce2" office:value-type="string" calcext:value-type="string">
            <text:p>JOSE FCO KU REYE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81-1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70700865" calcext:value-type="float">
            <text:p>772970700865</text:p>
          </table:table-cell>
          <table:table-cell table:style-name="ce2" office:value-type="string" calcext:value-type="string">
            <text:p>SANCHEZ CAMARA CELIA RAQU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82-1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80700534" calcext:value-type="float">
            <text:p>774080700534</text:p>
          </table:table-cell>
          <table:table-cell table:style-name="ce2" office:value-type="string" calcext:value-type="string">
            <text:p>FUENTES HERNANDEZ PERFECT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83-1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70300039" calcext:value-type="float">
            <text:p>772070300039</text:p>
          </table:table-cell>
          <table:table-cell table:style-name="ce2" office:value-type="string" calcext:value-type="string">
            <text:p>CARVAJAL DOMINGUEZ JUAN MIGU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84-1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30401700" calcext:value-type="float">
            <text:p>773030401700</text:p>
          </table:table-cell>
          <table:table-cell table:style-name="ce2" office:value-type="string" calcext:value-type="string">
            <text:p>VARGUEZ CHIM EUFROSINA FCA.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87-1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91100068" calcext:value-type="float">
            <text:p>778991100068</text:p>
          </table:table-cell>
          <table:table-cell table:style-name="ce2" office:value-type="string" calcext:value-type="string">
            <text:p>JORGE ENRIQUE XOOL POOT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88-1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50800187" calcext:value-type="float">
            <text:p>778950800187</text:p>
          </table:table-cell>
          <table:table-cell table:style-name="ce2" office:value-type="string" calcext:value-type="string">
            <text:p>PASTOR TUN CIM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89-2</text:p>
          </table:table-cell>
          <table:table-cell table:style-name="ce11" office:value-type="date" office:date-value="2019-02-13" calcext:value-type="date">
            <text:p>1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71100121" calcext:value-type="float">
            <text:p>778071100121</text:p>
          </table:table-cell>
          <table:table-cell table:style-name="ce2" office:value-type="string" calcext:value-type="string">
            <text:p>TUN CHAN JESUS ISMA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90-2</text:p>
          </table:table-cell>
          <table:table-cell table:style-name="ce11" office:value-type="date" office:date-value="2019-02-13" calcext:value-type="date">
            <text:p>1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30500209" calcext:value-type="float">
            <text:p>778930500209</text:p>
          </table:table-cell>
          <table:table-cell table:style-name="ce2" office:value-type="string" calcext:value-type="string">
            <text:p>SIMION XOOL XOO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91-2</text:p>
          </table:table-cell>
          <table:table-cell table:style-name="ce11" office:value-type="date" office:date-value="2019-02-14" calcext:value-type="date">
            <text:p>14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60700657" calcext:value-type="float">
            <text:p>778060700657</text:p>
          </table:table-cell>
          <table:table-cell table:style-name="ce2" office:value-type="string" calcext:value-type="string">
            <text:p>CAT PACHECO MARIA FLORENC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92-2</text:p>
          </table:table-cell>
          <table:table-cell table:style-name="ce11" office:value-type="date" office:date-value="2019-02-05" calcext:value-type="date">
            <text:p>05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60800040" calcext:value-type="float">
            <text:p>778060800040</text:p>
          </table:table-cell>
          <table:table-cell table:style-name="ce2" office:value-type="string" calcext:value-type="string">
            <text:p>CANUL TUN LUIS GREGOR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93-1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870800178" calcext:value-type="float">
            <text:p>778870800178</text:p>
          </table:table-cell>
          <table:table-cell table:style-name="ce2" office:value-type="string" calcext:value-type="string">
            <text:p>ANDRES MUKUL CHI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94-1</text:p>
          </table:table-cell>
          <table:table-cell table:style-name="ce11" office:value-type="date" office:date-value="2019-02-02" calcext:value-type="date">
            <text:p>0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1102897" calcext:value-type="float">
            <text:p>774941102897</text:p>
          </table:table-cell>
          <table:table-cell table:style-name="ce2" office:value-type="string" calcext:value-type="string">
            <text:p>ALEJANDRO BLANQUET LOP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295-3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2091100391" calcext:value-type="float">
            <text:p>772091100391</text:p>
          </table:table-cell>
          <table:table-cell table:style-name="ce2" office:value-type="string" calcext:value-type="string">
            <text:p>ERMILO AMBROSIO SANTOS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96-3</text:p>
          </table:table-cell>
          <table:table-cell table:style-name="ce11" office:value-type="date" office:date-value="2019-02-13" calcext:value-type="date">
            <text:p>1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21200318" calcext:value-type="float">
            <text:p>778121200318</text:p>
          </table:table-cell>
          <table:table-cell table:style-name="ce2" office:value-type="string" calcext:value-type="string">
            <text:p>SULUB CHI JUAN BAUTIST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98-1</text:p>
          </table:table-cell>
          <table:table-cell table:style-name="ce11" office:value-type="date" office:date-value="2019-02-11" calcext:value-type="date">
            <text:p>1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20100569" calcext:value-type="float">
            <text:p>777120100569</text:p>
          </table:table-cell>
          <table:table-cell table:style-name="ce2" office:value-type="string" calcext:value-type="string">
            <text:p>PACHECO FRANCO SUGEY YAZMI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299-1</text:p>
          </table:table-cell>
          <table:table-cell table:style-name="ce11" office:value-type="date" office:date-value="2019-02-12" calcext:value-type="date">
            <text:p>1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60200787" calcext:value-type="float">
            <text:p>777160200787</text:p>
          </table:table-cell>
          <table:table-cell table:style-name="ce2" office:value-type="string" calcext:value-type="string">
            <text:p>CANEPA LOPEZ RAFAEL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10200" calcext:value-type="float">
            <text:p>102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01-1</text:p>
          </table:table-cell>
          <table:table-cell table:style-name="ce11" office:value-type="date" office:date-value="2019-02-12" calcext:value-type="date">
            <text:p>1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770600189" calcext:value-type="float">
            <text:p>770770600189</text:p>
          </table:table-cell>
          <table:table-cell table:style-name="ce2" office:value-type="string" calcext:value-type="string">
            <text:p>SIERRA ROMERO FELIPE A.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02-1</text:p>
          </table:table-cell>
          <table:table-cell table:style-name="ce11" office:value-type="date" office:date-value="2019-02-12" calcext:value-type="date">
            <text:p>1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31001377" calcext:value-type="float">
            <text:p>774131001377</text:p>
          </table:table-cell>
          <table:table-cell table:style-name="ce2" office:value-type="string" calcext:value-type="string">
            <text:p>COUOH MEX LIGIA ESTHE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03-1</text:p>
          </table:table-cell>
          <table:table-cell table:style-name="ce11" office:value-type="date" office:date-value="2019-02-12" calcext:value-type="date">
            <text:p>1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30200643" calcext:value-type="float">
            <text:p>772030200643</text:p>
          </table:table-cell>
          <table:table-cell table:style-name="ce2" office:value-type="string" calcext:value-type="string">
            <text:p>CLAUDIA TAMAYO AK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05-2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80704306" calcext:value-type="float">
            <text:p>774980704306</text:p>
          </table:table-cell>
          <table:table-cell table:style-name="ce2" office:value-type="string" calcext:value-type="string">
            <text:p>IGNACIO P CEBALLOS C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06-1</text:p>
          </table:table-cell>
          <table:table-cell table:style-name="ce11" office:value-type="date" office:date-value="2019-02-13" calcext:value-type="date">
            <text:p>1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50900157" calcext:value-type="float">
            <text:p>778950900157</text:p>
          </table:table-cell>
          <table:table-cell table:style-name="ce2" office:value-type="string" calcext:value-type="string">
            <text:p>JOSE EULARIO MAY NAJER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07-2</text:p>
          </table:table-cell>
          <table:table-cell table:style-name="ce11" office:value-type="date" office:date-value="2019-03-25" calcext:value-type="date">
            <text:p>25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21002674" calcext:value-type="float">
            <text:p>772121002674</text:p>
          </table:table-cell>
          <table:table-cell table:style-name="ce2" office:value-type="string" calcext:value-type="string">
            <text:p>VERA RAMIREZ LAURA MARIB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08-1</text:p>
          </table:table-cell>
          <table:table-cell table:style-name="ce11" office:value-type="date" office:date-value="2019-02-14" calcext:value-type="date">
            <text:p>14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30201216" calcext:value-type="float">
            <text:p>774130201216</text:p>
          </table:table-cell>
          <table:table-cell table:style-name="ce2" office:value-type="string" calcext:value-type="string">
            <text:p>CANCHE MANUEL ANTON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09-2</text:p>
          </table:table-cell>
          <table:table-cell table:style-name="ce11" office:value-type="date" office:date-value="2019-03-29" calcext:value-type="date">
            <text:p>29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00103314" calcext:value-type="float">
            <text:p>772100103314</text:p>
          </table:table-cell>
          <table:table-cell table:style-name="ce2" office:value-type="string" calcext:value-type="string">
            <text:p>UC COB PAULA MARIB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10-1</text:p>
          </table:table-cell>
          <table:table-cell table:style-name="ce11" office:value-type="date" office:date-value="2019-02-14" calcext:value-type="date">
            <text:p>14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30700731" calcext:value-type="float">
            <text:p>778130700731</text:p>
          </table:table-cell>
          <table:table-cell table:style-name="ce2" office:value-type="string" calcext:value-type="string">
            <text:p>MEDINA LOPEZ EJIRA DEYANIR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11-1</text:p>
          </table:table-cell>
          <table:table-cell table:style-name="ce11" office:value-type="date" office:date-value="2019-02-14" calcext:value-type="date">
            <text:p>14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60500160" calcext:value-type="float">
            <text:p>778060500160</text:p>
          </table:table-cell>
          <table:table-cell table:style-name="ce2" office:value-type="string" calcext:value-type="string">
            <text:p>MARIA ESTELA VAZQUEZ EK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312-5</text:p>
          </table:table-cell>
          <table:table-cell table:style-name="ce11" office:value-type="date" office:date-value="2019-07-04" calcext:value-type="date">
            <text:p>04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8861000096" calcext:value-type="float">
            <text:p>778861000096</text:p>
          </table:table-cell>
          <table:table-cell table:style-name="ce2" office:value-type="string" calcext:value-type="string">
            <text:p>TUN TZUC TERESIT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13-1</text:p>
          </table:table-cell>
          <table:table-cell table:style-name="ce11" office:value-type="date" office:date-value="2019-02-14" calcext:value-type="date">
            <text:p>14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90600091" calcext:value-type="float">
            <text:p>778990600091</text:p>
          </table:table-cell>
          <table:table-cell table:style-name="ce2" office:value-type="string" calcext:value-type="string">
            <text:p>JUAN DE LA C. SEL PER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15-1</text:p>
          </table:table-cell>
          <table:table-cell table:style-name="ce11" office:value-type="date" office:date-value="2019-02-14" calcext:value-type="date">
            <text:p>14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10200101" calcext:value-type="float">
            <text:p>778910200101</text:p>
          </table:table-cell>
          <table:table-cell table:style-name="ce2" office:value-type="string" calcext:value-type="string">
            <text:p>SANTIAGO CUYTUN CHAL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17-1</text:p>
          </table:table-cell>
          <table:table-cell table:style-name="ce11" office:value-type="date" office:date-value="2019-02-15" calcext:value-type="date">
            <text:p>15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00156133" calcext:value-type="float">
            <text:p>778000156133</text:p>
          </table:table-cell>
          <table:table-cell table:style-name="ce2" office:value-type="string" calcext:value-type="string">
            <text:p>UICAB CANUL SHIRLEY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18-1</text:p>
          </table:table-cell>
          <table:table-cell table:style-name="ce11" office:value-type="date" office:date-value="2019-02-16" calcext:value-type="date">
            <text:p>16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0457171" calcext:value-type="float">
            <text:p>774000457171</text:p>
          </table:table-cell>
          <table:table-cell table:style-name="ce2" office:value-type="string" calcext:value-type="string">
            <text:p>MA MICAELA FRANCO DZU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19-1</text:p>
          </table:table-cell>
          <table:table-cell table:style-name="ce11" office:value-type="date" office:date-value="2019-02-16" calcext:value-type="date">
            <text:p>16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40200092" calcext:value-type="float">
            <text:p>778940200092</text:p>
          </table:table-cell>
          <table:table-cell table:style-name="ce2" office:value-type="string" calcext:value-type="string">
            <text:p>ZENON IX HOI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22-1</text:p>
          </table:table-cell>
          <table:table-cell table:style-name="ce11" office:value-type="date" office:date-value="2019-02-16" calcext:value-type="date">
            <text:p>16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820600127" calcext:value-type="float">
            <text:p>778820600127</text:p>
          </table:table-cell>
          <table:table-cell table:style-name="ce2" office:value-type="string" calcext:value-type="string">
            <text:p>JOSE LUIS LOP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23-4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840700063" calcext:value-type="float">
            <text:p>778840700063</text:p>
          </table:table-cell>
          <table:table-cell table:style-name="ce2" office:value-type="string" calcext:value-type="string">
            <text:p>CHAN SANTOS TERESITA DE JESU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24-1</text:p>
          </table:table-cell>
          <table:table-cell table:style-name="ce11" office:value-type="date" office:date-value="2019-02-17" calcext:value-type="date">
            <text:p>17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91201141" calcext:value-type="float">
            <text:p>776091201141</text:p>
          </table:table-cell>
          <table:table-cell table:style-name="ce2" office:value-type="string" calcext:value-type="string">
            <text:p>DZIB POOT LETICIA MARIB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25-1</text:p>
          </table:table-cell>
          <table:table-cell table:style-name="ce11" office:value-type="date" office:date-value="2019-02-19" calcext:value-type="date">
            <text:p>19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20604502" calcext:value-type="float">
            <text:p>773120604502</text:p>
          </table:table-cell>
          <table:table-cell table:style-name="ce2" office:value-type="string" calcext:value-type="string">
            <text:p>MONTERO SANCHEZ ROSARIO DEL PI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26-1</text:p>
          </table:table-cell>
          <table:table-cell table:style-name="ce11" office:value-type="date" office:date-value="2019-02-19" calcext:value-type="date">
            <text:p>19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891100240" calcext:value-type="float">
            <text:p>775891100240</text:p>
          </table:table-cell>
          <table:table-cell table:style-name="ce2" office:value-type="string" calcext:value-type="string">
            <text:p>MARIA CONCEPCION ALLE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27-1</text:p>
          </table:table-cell>
          <table:table-cell table:style-name="ce11" office:value-type="date" office:date-value="2019-02-19" calcext:value-type="date">
            <text:p>19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0257252" calcext:value-type="float">
            <text:p>774000257252</text:p>
          </table:table-cell>
          <table:table-cell table:style-name="ce2" office:value-type="string" calcext:value-type="string">
            <text:p>VILLANUEVA CHAN CARLOS 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28-1</text:p>
          </table:table-cell>
          <table:table-cell table:style-name="ce11" office:value-type="date" office:date-value="2019-02-19" calcext:value-type="date">
            <text:p>19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770900114" calcext:value-type="float">
            <text:p>773770900114</text:p>
          </table:table-cell>
          <table:table-cell table:style-name="ce2" office:value-type="string" calcext:value-type="string">
            <text:p>RAUL MARTIN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29-1</text:p>
          </table:table-cell>
          <table:table-cell table:style-name="ce11" office:value-type="date" office:date-value="2019-02-19" calcext:value-type="date">
            <text:p>19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61102607" calcext:value-type="float">
            <text:p>772061102607</text:p>
          </table:table-cell>
          <table:table-cell table:style-name="ce2" office:value-type="string" calcext:value-type="string">
            <text:p>PEREZ LOPEZ SUSANA DEL CARMEN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10200" calcext:value-type="float">
            <text:p>102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30-1</text:p>
          </table:table-cell>
          <table:table-cell table:style-name="ce11" office:value-type="date" office:date-value="2019-02-20" calcext:value-type="date">
            <text:p>20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80600136" calcext:value-type="float">
            <text:p>778080600136</text:p>
          </table:table-cell>
          <table:table-cell table:style-name="ce2" office:value-type="string" calcext:value-type="string">
            <text:p>ADRIAN SABIDO MARCO ANTON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31-2</text:p>
          </table:table-cell>
          <table:table-cell table:style-name="ce11" office:value-type="date" office:date-value="2019-04-12" calcext:value-type="date">
            <text:p>1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791207552" calcext:value-type="float">
            <text:p>772791207552</text:p>
          </table:table-cell>
          <table:table-cell table:style-name="ce2" office:value-type="string" calcext:value-type="string">
            <text:p>VALENTIN VILLAVERDE LUZ DEL C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32-1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10601180" calcext:value-type="float">
            <text:p>773910601180</text:p>
          </table:table-cell>
          <table:table-cell table:style-name="ce2" office:value-type="string" calcext:value-type="string">
            <text:p>FERNANDO JIMENEZ SOS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34-2</text:p>
          </table:table-cell>
          <table:table-cell table:style-name="ce11" office:value-type="date" office:date-value="2019-03-08" calcext:value-type="date">
            <text:p>08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61100355" calcext:value-type="float">
            <text:p>773961100355</text:p>
          </table:table-cell>
          <table:table-cell table:style-name="ce2" office:value-type="string" calcext:value-type="string">
            <text:p>TERESA DE J CORAL DORANT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37-1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20300131" calcext:value-type="float">
            <text:p>778120300131</text:p>
          </table:table-cell>
          <table:table-cell table:style-name="ce2" office:value-type="string" calcext:value-type="string">
            <text:p>AKE ANCONA RITA DEL SOCORR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38-1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10701826" calcext:value-type="float">
            <text:p>773910701826</text:p>
          </table:table-cell>
          <table:table-cell table:style-name="ce2" office:value-type="string" calcext:value-type="string">
            <text:p>PATRICIA TELLO HERRER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39-2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31100115" calcext:value-type="float">
            <text:p>778931100115</text:p>
          </table:table-cell>
          <table:table-cell table:style-name="ce2" office:value-type="string" calcext:value-type="string">
            <text:p>CARMEN POOL CHAL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40-1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980100502" calcext:value-type="float">
            <text:p>770980100502</text:p>
          </table:table-cell>
          <table:table-cell table:style-name="ce2" office:value-type="string" calcext:value-type="string">
            <text:p>MARIO F VILLAMIL ALEJO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43-2</text:p>
          </table:table-cell>
          <table:table-cell table:style-name="ce11" office:value-type="date" office:date-value="2019-04-15" calcext:value-type="date">
            <text:p>15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10600888" calcext:value-type="float">
            <text:p>778110600888</text:p>
          </table:table-cell>
          <table:table-cell table:style-name="ce2" office:value-type="string" calcext:value-type="string">
            <text:p>CHAN YAH DEMETR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45-1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780400390" calcext:value-type="float">
            <text:p>773780400390</text:p>
          </table:table-cell>
          <table:table-cell table:style-name="ce2" office:value-type="string" calcext:value-type="string">
            <text:p>NORMA CABRERA CABRER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46-1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20200403" calcext:value-type="float">
            <text:p>778120200403</text:p>
          </table:table-cell>
          <table:table-cell table:style-name="ce2" office:value-type="string" calcext:value-type="string">
            <text:p>MAAS UC JOSE DIEG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47-1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70900374" calcext:value-type="float">
            <text:p>778970900374</text:p>
          </table:table-cell>
          <table:table-cell table:style-name="ce2" office:value-type="string" calcext:value-type="string">
            <text:p>JUAN BAUTISTA PECH POO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348-3</text:p>
          </table:table-cell>
          <table:table-cell table:style-name="ce11" office:value-type="date" office:date-value="2019-06-26" calcext:value-type="date">
            <text:p>2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5050700471" calcext:value-type="float">
            <text:p>775050700471</text:p>
          </table:table-cell>
          <table:table-cell table:style-name="ce2" office:value-type="string" calcext:value-type="string">
            <text:p>HERNANDEZ MARTINEZ BENIT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49-1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50401891" calcext:value-type="float">
            <text:p>772050401891</text:p>
          </table:table-cell>
          <table:table-cell table:style-name="ce2" office:value-type="string" calcext:value-type="string">
            <text:p>PINZON FRIAS MARIA DE LOS 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50-1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40602203" calcext:value-type="float">
            <text:p>774040602203</text:p>
          </table:table-cell>
          <table:table-cell table:style-name="ce2" office:value-type="string" calcext:value-type="string">
            <text:p>BECERRA BENTATA REN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51-2</text:p>
          </table:table-cell>
          <table:table-cell table:style-name="ce11" office:value-type="date" office:date-value="2019-04-13" calcext:value-type="date">
            <text:p>1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110402481" calcext:value-type="float">
            <text:p>770110402481</text:p>
          </table:table-cell>
          <table:table-cell table:style-name="ce2" office:value-type="string" calcext:value-type="string">
            <text:p>SANCHEZ ITZA DALIA MAR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52-2</text:p>
          </table:table-cell>
          <table:table-cell table:style-name="ce11" office:value-type="date" office:date-value="2019-04-09" calcext:value-type="date">
            <text:p>09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80201565" calcext:value-type="float">
            <text:p>776080201565</text:p>
          </table:table-cell>
          <table:table-cell table:style-name="ce2" office:value-type="string" calcext:value-type="string">
            <text:p>PINELO CANUL TERESA DE JESU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53-1</text:p>
          </table:table-cell>
          <table:table-cell table:style-name="ce11" office:value-type="date" office:date-value="2019-02-22" calcext:value-type="date">
            <text:p>2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960300451" calcext:value-type="float">
            <text:p>775960300451</text:p>
          </table:table-cell>
          <table:table-cell table:style-name="ce2" office:value-type="string" calcext:value-type="string">
            <text:p>MIRANDA ROSAS TERES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54-1</text:p>
          </table:table-cell>
          <table:table-cell table:style-name="ce11" office:value-type="date" office:date-value="2019-02-22" calcext:value-type="date">
            <text:p>2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840700196" calcext:value-type="float">
            <text:p>775840700196</text:p>
          </table:table-cell>
          <table:table-cell table:style-name="ce2" office:value-type="string" calcext:value-type="string">
            <text:p>JOSE LUIS COLLI TEC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57-1</text:p>
          </table:table-cell>
          <table:table-cell table:style-name="ce11" office:value-type="date" office:date-value="2019-02-22" calcext:value-type="date">
            <text:p>2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50500408" calcext:value-type="float">
            <text:p>773950500408</text:p>
          </table:table-cell>
          <table:table-cell table:style-name="ce2" office:value-type="string" calcext:value-type="string">
            <text:p>BENITA CEN HUCHI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58-2</text:p>
          </table:table-cell>
          <table:table-cell table:style-name="ce11" office:value-type="date" office:date-value="2019-03-02" calcext:value-type="date">
            <text:p>0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850500858" calcext:value-type="float">
            <text:p>771850500858</text:p>
          </table:table-cell>
          <table:table-cell table:style-name="ce2" office:value-type="string" calcext:value-type="string">
            <text:p>ROSA MA SOBERANIS DE C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61-1</text:p>
          </table:table-cell>
          <table:table-cell table:style-name="ce11" office:value-type="date" office:date-value="2019-02-22" calcext:value-type="date">
            <text:p>2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50801910" calcext:value-type="float">
            <text:p>777150801910</text:p>
          </table:table-cell>
          <table:table-cell table:style-name="ce2" office:value-type="string" calcext:value-type="string">
            <text:p>ORTIZ ROMERO ANA LIGI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62-1</text:p>
          </table:table-cell>
          <table:table-cell table:style-name="ce11" office:value-type="date" office:date-value="2019-02-22" calcext:value-type="date">
            <text:p>2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111100642" calcext:value-type="float">
            <text:p>775111100642</text:p>
          </table:table-cell>
          <table:table-cell table:style-name="ce2" office:value-type="string" calcext:value-type="string">
            <text:p>GARCIA ESCUDERO ROSSY NELLY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363-4</text:p>
          </table:table-cell>
          <table:table-cell table:style-name="ce11" office:value-type="date" office:date-value="2019-07-19" calcext:value-type="date">
            <text:p>1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960300341" calcext:value-type="float">
            <text:p>776960300341</text:p>
          </table:table-cell>
          <table:table-cell table:style-name="ce2" office:value-type="string" calcext:value-type="string">
            <text:p>JAIME PINTO PADILLA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64-1</text:p>
          </table:table-cell>
          <table:table-cell table:style-name="ce11" office:value-type="date" office:date-value="2019-02-22" calcext:value-type="date">
            <text:p>2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10702909" calcext:value-type="float">
            <text:p>772110702909</text:p>
          </table:table-cell>
          <table:table-cell table:style-name="ce2" office:value-type="string" calcext:value-type="string">
            <text:p>CARDENA JIMENEZ FRANK ABRAHAM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366-4</text:p>
          </table:table-cell>
          <table:table-cell table:style-name="ce11" office:value-type="date" office:date-value="2019-07-19" calcext:value-type="date">
            <text:p>1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float" office:value="776150600721" calcext:value-type="float">
            <text:p>776150600721</text:p>
          </table:table-cell>
          <table:table-cell table:style-name="ce2" office:value-type="string" calcext:value-type="string">
            <text:p>URTECHO MARTIN LUISA VERONICA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67-1</text:p>
          </table:table-cell>
          <table:table-cell table:style-name="ce11" office:value-type="date" office:date-value="2019-02-22" calcext:value-type="date">
            <text:p>2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1200270" calcext:value-type="float">
            <text:p>777141200270</text:p>
          </table:table-cell>
          <table:table-cell table:style-name="ce2" office:value-type="string" calcext:value-type="string">
            <text:p>FLORES DOMINGUEZ JOAB NATANA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70-1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941000012" calcext:value-type="float">
            <text:p>775941000012</text:p>
          </table:table-cell>
          <table:table-cell table:style-name="ce2" office:value-type="string" calcext:value-type="string">
            <text:p>CHABLE CHIM OLG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71-1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60900517" calcext:value-type="float">
            <text:p>771960900517</text:p>
          </table:table-cell>
          <table:table-cell table:style-name="ce2" office:value-type="string" calcext:value-type="string">
            <text:p>ZUREMA BURGOS DE GALIC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72-1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150501301" calcext:value-type="float">
            <text:p>775150501301</text:p>
          </table:table-cell>
          <table:table-cell table:style-name="ce2" office:value-type="string" calcext:value-type="string">
            <text:p>GUZMAN MARTINEZ WILFRID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73-1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870801455" calcext:value-type="float">
            <text:p>771870801455</text:p>
          </table:table-cell>
          <table:table-cell table:style-name="ce2" office:value-type="string" calcext:value-type="string">
            <text:p>FREDY GABRIEL CELIS M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74-1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31003069" calcext:value-type="float">
            <text:p>777131003069</text:p>
          </table:table-cell>
          <table:table-cell table:style-name="ce2" office:value-type="string" calcext:value-type="string">
            <text:p>MOLINA RODRIGUEZ MARICARME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75-2</text:p>
          </table:table-cell>
          <table:table-cell table:style-name="ce11" office:value-type="date" office:date-value="2019-03-01" calcext:value-type="date">
            <text:p>01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11001800" calcext:value-type="float">
            <text:p>774111001800</text:p>
          </table:table-cell>
          <table:table-cell table:style-name="ce2" office:value-type="string" calcext:value-type="string">
            <text:p>FUENTES HERNANDEZ ALMA ROS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76-1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750404441" calcext:value-type="float">
            <text:p>772750404441</text:p>
          </table:table-cell>
          <table:table-cell table:style-name="ce2" office:value-type="string" calcext:value-type="string">
            <text:p>VAZQUEZ REQUENA ESMIRN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77-1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40504741" calcext:value-type="float">
            <text:p>773140504741</text:p>
          </table:table-cell>
          <table:table-cell table:style-name="ce2" office:value-type="string" calcext:value-type="string">
            <text:p>VALENCIA BASTO SILVIA DEL ROCI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78-2</text:p>
          </table:table-cell>
          <table:table-cell table:style-name="ce11" office:value-type="date" office:date-value="2019-04-13" calcext:value-type="date">
            <text:p>1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30401306" calcext:value-type="float">
            <text:p>773930401306</text:p>
          </table:table-cell>
          <table:table-cell table:style-name="ce2" office:value-type="string" calcext:value-type="string">
            <text:p>MORENO PINZON FRANCISCO MIGU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79-1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00303186" calcext:value-type="float">
            <text:p>772100303186</text:p>
          </table:table-cell>
          <table:table-cell table:style-name="ce2" office:value-type="string" calcext:value-type="string">
            <text:p>SOBERANIS CARDE$A JOSE ARIEL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81-1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80203928" calcext:value-type="float">
            <text:p>771980203928</text:p>
          </table:table-cell>
          <table:table-cell table:style-name="ce2" office:value-type="string" calcext:value-type="string">
            <text:p>PERERA NOH MARIA JUAN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83-1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70600786" calcext:value-type="float">
            <text:p>777070600786</text:p>
          </table:table-cell>
          <table:table-cell table:style-name="ce2" office:value-type="string" calcext:value-type="string">
            <text:p>FENTANES MORALES REBEC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84-1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31103306" calcext:value-type="float">
            <text:p>777131103306</text:p>
          </table:table-cell>
          <table:table-cell table:style-name="ce2" office:value-type="string" calcext:value-type="string">
            <text:p>LOPEZ PECH JOSE JESUS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6700" calcext:value-type="float">
            <text:p>67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85-2</text:p>
          </table:table-cell>
          <table:table-cell table:style-name="ce11" office:value-type="date" office:date-value="2019-03-29" calcext:value-type="date">
            <text:p>29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50301816" calcext:value-type="float">
            <text:p>772950301816</text:p>
          </table:table-cell>
          <table:table-cell table:style-name="ce2" office:value-type="string" calcext:value-type="string">
            <text:p>PECH MEJIA JOSE REYNALD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86-1</text:p>
          </table:table-cell>
          <table:table-cell table:style-name="ce11" office:value-type="date" office:date-value="2019-02-24" calcext:value-type="date">
            <text:p>24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60301225" calcext:value-type="float">
            <text:p>777060301225</text:p>
          </table:table-cell>
          <table:table-cell table:style-name="ce2" office:value-type="string" calcext:value-type="string">
            <text:p>VALDEZ BALAM JOSE LUIS ANTONI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87-1</text:p>
          </table:table-cell>
          <table:table-cell table:style-name="ce11" office:value-type="date" office:date-value="2019-02-25" calcext:value-type="date">
            <text:p>25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10902722" calcext:value-type="float">
            <text:p>774110902722</text:p>
          </table:table-cell>
          <table:table-cell table:style-name="ce2" office:value-type="string" calcext:value-type="string">
            <text:p>CHACON GARCIA RUBI MARIB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88-1</text:p>
          </table:table-cell>
          <table:table-cell table:style-name="ce11" office:value-type="date" office:date-value="2019-02-25" calcext:value-type="date">
            <text:p>25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800401057" calcext:value-type="float">
            <text:p>772800401057</text:p>
          </table:table-cell>
          <table:table-cell table:style-name="ce2" office:value-type="string" calcext:value-type="string">
            <text:p>CARLOS P CHACON PECH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90-2</text:p>
          </table:table-cell>
          <table:table-cell table:style-name="ce11" office:value-type="date" office:date-value="2019-03-28" calcext:value-type="date">
            <text:p>28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0501331" calcext:value-type="float">
            <text:p>777140501331</text:p>
          </table:table-cell>
          <table:table-cell table:style-name="ce2" office:value-type="string" calcext:value-type="string">
            <text:p>SANCHEZ LOPEZ GABRI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92-2</text:p>
          </table:table-cell>
          <table:table-cell table:style-name="ce11" office:value-type="date" office:date-value="2019-03-15" calcext:value-type="date">
            <text:p>15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30500272" calcext:value-type="float">
            <text:p>772030500272</text:p>
          </table:table-cell>
          <table:table-cell table:style-name="ce2" office:value-type="string" calcext:value-type="string">
            <text:p>PEREZ VAZQUEZ ISMAEL DE JESU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93-2</text:p>
          </table:table-cell>
          <table:table-cell table:style-name="ce11" office:value-type="date" office:date-value="2019-02-28" calcext:value-type="date">
            <text:p>28/02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841000205" calcext:value-type="float">
            <text:p>774841000205</text:p>
          </table:table-cell>
          <table:table-cell table:style-name="ce2" office:value-type="string" calcext:value-type="string">
            <text:p>GONZALEZ FLOTA CINTHIA GUADALU</text:p>
          </table:table-cell>
          <table:table-cell table:style-name="ce2" office:value-type="string" calcext:value-type="string">
            <text:p>RODEKA</text:p>
          </table:table-cell>
          <table:table-cell table:style-name="ce10" office:value-type="currency" office:currency="MXN" office:value="15346" calcext:value-type="currency">
            <text:p>$15,346.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>
          <table:table-cell table:style-name="ce2" office:value-type="string" calcext:value-type="string">
            <text:p>YU000394-1</text:p>
          </table:table-cell>
          <table:table-cell table:style-name="ce11" office:value-type="date" office:date-value="2019-02-27" calcext:value-type="date">
            <text:p>27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91002176" calcext:value-type="float">
            <text:p>774991002176</text:p>
          </table:table-cell>
          <table:table-cell table:style-name="ce2" office:value-type="string" calcext:value-type="string">
            <text:p>CHAVEZ NAVARRO CARLOS ISRAEL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95-1</text:p>
          </table:table-cell>
          <table:table-cell table:style-name="ce11" office:value-type="date" office:date-value="2019-02-27" calcext:value-type="date">
            <text:p>27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71005835" calcext:value-type="float">
            <text:p>773071005835</text:p>
          </table:table-cell>
          <table:table-cell table:style-name="ce2" office:value-type="string" calcext:value-type="string">
            <text:p>FLORES TORRES ENRIQU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96-1</text:p>
          </table:table-cell>
          <table:table-cell table:style-name="ce11" office:value-type="date" office:date-value="2019-02-27" calcext:value-type="date">
            <text:p>27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70703791" calcext:value-type="float">
            <text:p>776070703791</text:p>
          </table:table-cell>
          <table:table-cell table:style-name="ce2" office:value-type="string" calcext:value-type="string">
            <text:p>DZIB PINTO SERGIO ADRIA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399-2</text:p>
          </table:table-cell>
          <table:table-cell table:style-name="ce11" office:value-type="date" office:date-value="2019-04-13" calcext:value-type="date">
            <text:p>1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90800317" calcext:value-type="float">
            <text:p>778990800317</text:p>
          </table:table-cell>
          <table:table-cell table:style-name="ce2" office:value-type="string" calcext:value-type="string">
            <text:p>MOISES CHALE TU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00-1</text:p>
          </table:table-cell>
          <table:table-cell table:style-name="ce11" office:value-type="date" office:date-value="2019-02-27" calcext:value-type="date">
            <text:p>27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20400618" calcext:value-type="float">
            <text:p>778020400618</text:p>
          </table:table-cell>
          <table:table-cell table:style-name="ce2" office:value-type="string" calcext:value-type="string">
            <text:p>TUN CUICAB MARIA ESTEL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02-1</text:p>
          </table:table-cell>
          <table:table-cell table:style-name="ce11" office:value-type="date" office:date-value="2019-02-27" calcext:value-type="date">
            <text:p>27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081000826" calcext:value-type="float">
            <text:p>775081000826</text:p>
          </table:table-cell>
          <table:table-cell table:style-name="ce2" office:value-type="string" calcext:value-type="string">
            <text:p>MAGANA MENDEZ ANDRE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03-1</text:p>
          </table:table-cell>
          <table:table-cell table:style-name="ce11" office:value-type="date" office:date-value="2019-02-28" calcext:value-type="date">
            <text:p>28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50100168" calcext:value-type="float">
            <text:p>774050100168</text:p>
          </table:table-cell>
          <table:table-cell table:style-name="ce2" office:value-type="string" calcext:value-type="string">
            <text:p>MIRANDA SOLIS MARIA YOLAND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04-1</text:p>
          </table:table-cell>
          <table:table-cell table:style-name="ce11" office:value-type="date" office:date-value="2019-02-28" calcext:value-type="date">
            <text:p>28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0201507" calcext:value-type="float">
            <text:p>777140201507</text:p>
          </table:table-cell>
          <table:table-cell table:style-name="ce2" office:value-type="string" calcext:value-type="string">
            <text:p>CANUL PECH DAVID ALEJANDR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6700" calcext:value-type="float">
            <text:p>67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05-1</text:p>
          </table:table-cell>
          <table:table-cell table:style-name="ce11" office:value-type="date" office:date-value="2019-02-28" calcext:value-type="date">
            <text:p>28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80900194" calcext:value-type="float">
            <text:p>778980900194</text:p>
          </table:table-cell>
          <table:table-cell table:style-name="ce2" office:value-type="string" calcext:value-type="string">
            <text:p>MARTHA I CANCHE VARGU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06-1</text:p>
          </table:table-cell>
          <table:table-cell table:style-name="ce11" office:value-type="date" office:date-value="2019-02-28" calcext:value-type="date">
            <text:p>28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40100049" calcext:value-type="float">
            <text:p>778140100049</text:p>
          </table:table-cell>
          <table:table-cell table:style-name="ce2" office:value-type="string" calcext:value-type="string">
            <text:p>CHUC UC JORGE DAMI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07-1</text:p>
          </table:table-cell>
          <table:table-cell table:style-name="ce11" office:value-type="date" office:date-value="2019-02-28" calcext:value-type="date">
            <text:p>28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80300329" calcext:value-type="float">
            <text:p>778080300329</text:p>
          </table:table-cell>
          <table:table-cell table:style-name="ce2" office:value-type="string" calcext:value-type="string">
            <text:p>BRITO TUN MINERVA GUADALUP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08-1</text:p>
          </table:table-cell>
          <table:table-cell table:style-name="ce11" office:value-type="date" office:date-value="2019-02-28" calcext:value-type="date">
            <text:p>28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20300479" calcext:value-type="float">
            <text:p>777120300479</text:p>
          </table:table-cell>
          <table:table-cell table:style-name="ce2" office:value-type="string" calcext:value-type="string">
            <text:p>MARTINEZ MOSCOSO GILBERT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10-1</text:p>
          </table:table-cell>
          <table:table-cell table:style-name="ce11" office:value-type="date" office:date-value="2019-02-28" calcext:value-type="date">
            <text:p>28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40100314" calcext:value-type="float">
            <text:p>778940100314</text:p>
          </table:table-cell>
          <table:table-cell table:style-name="ce2" office:value-type="string" calcext:value-type="string">
            <text:p>ORLANDO CONCH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12-2</text:p>
          </table:table-cell>
          <table:table-cell table:style-name="ce11" office:value-type="date" office:date-value="2019-03-11" calcext:value-type="date">
            <text:p>11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30702463" calcext:value-type="float">
            <text:p>776130702463</text:p>
          </table:table-cell>
          <table:table-cell table:style-name="ce2" office:value-type="string" calcext:value-type="string">
            <text:p>GALLARDO MENDOZA MARIB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13-1</text:p>
          </table:table-cell>
          <table:table-cell table:style-name="ce11" office:value-type="date" office:date-value="2019-03-01" calcext:value-type="date">
            <text:p>01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00103051" calcext:value-type="float">
            <text:p>773100103051</text:p>
          </table:table-cell>
          <table:table-cell table:style-name="ce2" office:value-type="string" calcext:value-type="string">
            <text:p>OCANA MAY GILBERT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14-3</text:p>
          </table:table-cell>
          <table:table-cell table:style-name="ce11" office:value-type="date" office:date-value="2019-03-06" calcext:value-type="date">
            <text:p>0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20400259" calcext:value-type="float">
            <text:p>772920400259</text:p>
          </table:table-cell>
          <table:table-cell table:style-name="ce2" office:value-type="string" calcext:value-type="string">
            <text:p>TUN CHI MARIA BRIGIDA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15-1</text:p>
          </table:table-cell>
          <table:table-cell table:style-name="ce11" office:value-type="date" office:date-value="2019-03-01" calcext:value-type="date">
            <text:p>01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51101171" calcext:value-type="float">
            <text:p>772151101171</text:p>
          </table:table-cell>
          <table:table-cell table:style-name="ce2" office:value-type="string" calcext:value-type="string">
            <text:p>MORENO CORAL ANA LAUR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16-1</text:p>
          </table:table-cell>
          <table:table-cell table:style-name="ce11" office:value-type="date" office:date-value="2019-03-01" calcext:value-type="date">
            <text:p>01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0900243" calcext:value-type="float">
            <text:p>777140900243</text:p>
          </table:table-cell>
          <table:table-cell table:style-name="ce2" office:value-type="string" calcext:value-type="string">
            <text:p>GARCIA FRANCISCA DEL ROSAR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18-1</text:p>
          </table:table-cell>
          <table:table-cell table:style-name="ce11" office:value-type="date" office:date-value="2019-03-02" calcext:value-type="date">
            <text:p>0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60402171" calcext:value-type="float">
            <text:p>774060402171</text:p>
          </table:table-cell>
          <table:table-cell table:style-name="ce2" office:value-type="string" calcext:value-type="string">
            <text:p>SOSA RICALDE GENNY NOEMI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19-1</text:p>
          </table:table-cell>
          <table:table-cell table:style-name="ce11" office:value-type="date" office:date-value="2019-03-02" calcext:value-type="date">
            <text:p>0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00302585" calcext:value-type="float">
            <text:p>773100302585</text:p>
          </table:table-cell>
          <table:table-cell table:style-name="ce2" office:value-type="string" calcext:value-type="string">
            <text:p>CANTARELL ARGAEZ LUC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20-2</text:p>
          </table:table-cell>
          <table:table-cell table:style-name="ce11" office:value-type="date" office:date-value="2019-03-25" calcext:value-type="date">
            <text:p>25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801000068" calcext:value-type="float">
            <text:p>771801000068</text:p>
          </table:table-cell>
          <table:table-cell table:style-name="ce2" office:value-type="string" calcext:value-type="string">
            <text:p>MIGUEL F CARRILLO 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21-1</text:p>
          </table:table-cell>
          <table:table-cell table:style-name="ce11" office:value-type="date" office:date-value="2019-03-02" calcext:value-type="date">
            <text:p>0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61201362" calcext:value-type="float">
            <text:p>772061201362</text:p>
          </table:table-cell>
          <table:table-cell table:style-name="ce2" office:value-type="string" calcext:value-type="string">
            <text:p>SOSA MARTINEZ REYNA MARI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22-1</text:p>
          </table:table-cell>
          <table:table-cell table:style-name="ce11" office:value-type="date" office:date-value="2019-03-02" calcext:value-type="date">
            <text:p>0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00457196" calcext:value-type="float">
            <text:p>777000457196</text:p>
          </table:table-cell>
          <table:table-cell table:style-name="ce2" office:value-type="string" calcext:value-type="string">
            <text:p>FLORES DOMINGUEZ HUASIN ELISE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23-1</text:p>
          </table:table-cell>
          <table:table-cell table:style-name="ce11" office:value-type="date" office:date-value="2019-03-04" calcext:value-type="date">
            <text:p>0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9070503228" calcext:value-type="float">
            <text:p>779070503228</text:p>
          </table:table-cell>
          <table:table-cell table:style-name="ce2" office:value-type="string" calcext:value-type="string">
            <text:p>GARCIA HERNANDEZ MIGUEL ANGEL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24-1</text:p>
          </table:table-cell>
          <table:table-cell table:style-name="ce11" office:value-type="date" office:date-value="2019-03-04" calcext:value-type="date">
            <text:p>0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40100515" calcext:value-type="float">
            <text:p>772040100515</text:p>
          </table:table-cell>
          <table:table-cell table:style-name="ce2" office:value-type="string" calcext:value-type="string">
            <text:p>PECH UC MIGUEL GASPA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25-1</text:p>
          </table:table-cell>
          <table:table-cell table:style-name="ce11" office:value-type="date" office:date-value="2019-03-04" calcext:value-type="date">
            <text:p>0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40503438" calcext:value-type="float">
            <text:p>773040503438</text:p>
          </table:table-cell>
          <table:table-cell table:style-name="ce2" office:value-type="string" calcext:value-type="string">
            <text:p>SULUB PINZON ANGEL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26-1</text:p>
          </table:table-cell>
          <table:table-cell table:style-name="ce11" office:value-type="date" office:date-value="2019-03-04" calcext:value-type="date">
            <text:p>0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80104365" calcext:value-type="float">
            <text:p>776080104365</text:p>
          </table:table-cell>
          <table:table-cell table:style-name="ce2" office:value-type="string" calcext:value-type="string">
            <text:p>HERNANDEZ LOPEZ JOSE DEL CARM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27-1</text:p>
          </table:table-cell>
          <table:table-cell table:style-name="ce11" office:value-type="date" office:date-value="2019-03-05" calcext:value-type="date">
            <text:p>05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131102328" calcext:value-type="float">
            <text:p>771131102328</text:p>
          </table:table-cell>
          <table:table-cell table:style-name="ce2" office:value-type="string" calcext:value-type="string">
            <text:p>HERRERA REYNA BARBAR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28-1</text:p>
          </table:table-cell>
          <table:table-cell table:style-name="ce11" office:value-type="date" office:date-value="2019-03-06" calcext:value-type="date">
            <text:p>0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40402144" calcext:value-type="float">
            <text:p>772140402144</text:p>
          </table:table-cell>
          <table:table-cell table:style-name="ce2" office:value-type="string" calcext:value-type="string">
            <text:p>GARCIA CAMPOS PASTOR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30-1</text:p>
          </table:table-cell>
          <table:table-cell table:style-name="ce11" office:value-type="date" office:date-value="2019-03-06" calcext:value-type="date">
            <text:p>0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90100482" calcext:value-type="float">
            <text:p>773090100482</text:p>
          </table:table-cell>
          <table:table-cell table:style-name="ce2" office:value-type="string" calcext:value-type="string">
            <text:p>LOPEZ ZOZAYA JORGE ANTON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31-1</text:p>
          </table:table-cell>
          <table:table-cell table:style-name="ce11" office:value-type="date" office:date-value="2019-03-07" calcext:value-type="date">
            <text:p>0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110200382" calcext:value-type="float">
            <text:p>770110200382</text:p>
          </table:table-cell>
          <table:table-cell table:style-name="ce2" office:value-type="string" calcext:value-type="string">
            <text:p>IX BALAM MANUEL ESTEBAN JESU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32-2</text:p>
          </table:table-cell>
          <table:table-cell table:style-name="ce11" office:value-type="date" office:date-value="2019-03-11" calcext:value-type="date">
            <text:p>11/03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70702809" calcext:value-type="float">
            <text:p>776070702809</text:p>
          </table:table-cell>
          <table:table-cell table:style-name="ce2" office:value-type="string" calcext:value-type="string">
            <text:p>MAY HAU JULIA MARIA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1050" calcext:value-type="currency">
            <text:p>$11,050.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>
          <table:table-cell table:style-name="ce2" office:value-type="string" calcext:value-type="string">
            <text:p>YU000434-1</text:p>
          </table:table-cell>
          <table:table-cell table:style-name="ce11" office:value-type="date" office:date-value="2019-03-07" calcext:value-type="date">
            <text:p>0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10100586" calcext:value-type="float">
            <text:p>778010100586</text:p>
          </table:table-cell>
          <table:table-cell table:style-name="ce2" office:value-type="string" calcext:value-type="string">
            <text:p>FERNANDO CARRILLO NAVARR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35-2</text:p>
          </table:table-cell>
          <table:table-cell table:style-name="ce11" office:value-type="date" office:date-value="2019-03-11" calcext:value-type="date">
            <text:p>11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71200309" calcext:value-type="float">
            <text:p>778971200309</text:p>
          </table:table-cell>
          <table:table-cell table:style-name="ce2" office:value-type="string" calcext:value-type="string">
            <text:p>SILVERIO MAAS MUKU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36-3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71100231" calcext:value-type="float">
            <text:p>778971100231</text:p>
          </table:table-cell>
          <table:table-cell table:style-name="ce2" office:value-type="string" calcext:value-type="string">
            <text:p>HUMBERTA CHALE CHUC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38-1</text:p>
          </table:table-cell>
          <table:table-cell table:style-name="ce11" office:value-type="date" office:date-value="2019-03-07" calcext:value-type="date">
            <text:p>0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51000117" calcext:value-type="float">
            <text:p>778951000117</text:p>
          </table:table-cell>
          <table:table-cell table:style-name="ce2" office:value-type="string" calcext:value-type="string">
            <text:p>PABLO MUKUL TUYI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439-3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2991000634" calcext:value-type="float">
            <text:p>772991000634</text:p>
          </table:table-cell>
          <table:table-cell table:style-name="ce2" office:value-type="string" calcext:value-type="string">
            <text:p>SILVA NUNEZ GABRIEL ANTONIO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440-4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2970301049" calcext:value-type="float">
            <text:p>772970301049</text:p>
          </table:table-cell>
          <table:table-cell table:style-name="ce2" office:value-type="string" calcext:value-type="string">
            <text:p>FAUSTINO KU CHI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41-1</text:p>
          </table:table-cell>
          <table:table-cell table:style-name="ce11" office:value-type="date" office:date-value="2019-03-08" calcext:value-type="date">
            <text:p>08/03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80602388" calcext:value-type="float">
            <text:p>773980602388</text:p>
          </table:table-cell>
          <table:table-cell table:style-name="ce2" office:value-type="string" calcext:value-type="string">
            <text:p>MARTHA L. VAZQUEZ SALAZAR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1050" calcext:value-type="currency">
            <text:p>$11,050.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>
          <table:table-cell table:style-name="ce2" office:value-type="string" calcext:value-type="string">
            <text:p>YU000443-1</text:p>
          </table:table-cell>
          <table:table-cell table:style-name="ce11" office:value-type="date" office:date-value="2019-03-08" calcext:value-type="date">
            <text:p>08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50500094" calcext:value-type="float">
            <text:p>778950500094</text:p>
          </table:table-cell>
          <table:table-cell table:style-name="ce2" office:value-type="string" calcext:value-type="string">
            <text:p>OCTAVIANO AKE CHI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45-1</text:p>
          </table:table-cell>
          <table:table-cell table:style-name="ce11" office:value-type="date" office:date-value="2019-03-08" calcext:value-type="date">
            <text:p>08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50401181" calcext:value-type="float">
            <text:p>771950401181</text:p>
          </table:table-cell>
          <table:table-cell table:style-name="ce2" office:value-type="string" calcext:value-type="string">
            <text:p>LETICIA HERNANDEZ ESTRAD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46-2</text:p>
          </table:table-cell>
          <table:table-cell table:style-name="ce11" office:value-type="date" office:date-value="2019-03-08" calcext:value-type="date">
            <text:p>08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70702419" calcext:value-type="float">
            <text:p>773070702419</text:p>
          </table:table-cell>
          <table:table-cell table:style-name="ce2" office:value-type="string" calcext:value-type="string">
            <text:p>VAZQUEZ LOPEZ VANESS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47-1</text:p>
          </table:table-cell>
          <table:table-cell table:style-name="ce11" office:value-type="date" office:date-value="2019-03-09" calcext:value-type="date">
            <text:p>09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920100092" calcext:value-type="float">
            <text:p>775920100092</text:p>
          </table:table-cell>
          <table:table-cell table:style-name="ce2" office:value-type="string" calcext:value-type="string">
            <text:p>WILMA A MEDINA GUTIERR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48-2</text:p>
          </table:table-cell>
          <table:table-cell table:style-name="ce11" office:value-type="date" office:date-value="2019-03-12" calcext:value-type="date">
            <text:p>1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20705112" calcext:value-type="float">
            <text:p>773120705112</text:p>
          </table:table-cell>
          <table:table-cell table:style-name="ce2" office:value-type="string" calcext:value-type="string">
            <text:p>PUERTO BALAN TERESA DE JESU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49-2</text:p>
          </table:table-cell>
          <table:table-cell table:style-name="ce11" office:value-type="date" office:date-value="2019-03-11" calcext:value-type="date">
            <text:p>11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80801620" calcext:value-type="float">
            <text:p>774980801620</text:p>
          </table:table-cell>
          <table:table-cell table:style-name="ce2" office:value-type="string" calcext:value-type="string">
            <text:p>QUINIONES GALERA JUANA ELIZABE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50-3</text:p>
          </table:table-cell>
          <table:table-cell table:style-name="ce11" office:value-type="date" office:date-value="2019-06-26" calcext:value-type="date">
            <text:p>2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40100752" calcext:value-type="float">
            <text:p>772040100752</text:p>
          </table:table-cell>
          <table:table-cell table:style-name="ce2" office:value-type="string" calcext:value-type="string">
            <text:p>NIETO CRUZ ALEXANDE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51-1</text:p>
          </table:table-cell>
          <table:table-cell table:style-name="ce11" office:value-type="date" office:date-value="2019-03-09" calcext:value-type="date">
            <text:p>09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800204227" calcext:value-type="float">
            <text:p>772800204227</text:p>
          </table:table-cell>
          <table:table-cell table:style-name="ce2" office:value-type="string" calcext:value-type="string">
            <text:p>MENDICUTI TOVAR MARTH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52-1</text:p>
          </table:table-cell>
          <table:table-cell table:style-name="ce11" office:value-type="date" office:date-value="2019-03-09" calcext:value-type="date">
            <text:p>09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060100934" calcext:value-type="float">
            <text:p>770060100934</text:p>
          </table:table-cell>
          <table:table-cell table:style-name="ce2" office:value-type="string" calcext:value-type="string">
            <text:p>MARTINEZ VALDEZ JESUS ARMAND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53-1</text:p>
          </table:table-cell>
          <table:table-cell table:style-name="ce11" office:value-type="date" office:date-value="2019-03-12" calcext:value-type="date">
            <text:p>1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80805046" calcext:value-type="float">
            <text:p>773080805046</text:p>
          </table:table-cell>
          <table:table-cell table:style-name="ce2" office:value-type="string" calcext:value-type="string">
            <text:p>UICAB QUIJANO JUAN CARLO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54-1</text:p>
          </table:table-cell>
          <table:table-cell table:style-name="ce11" office:value-type="date" office:date-value="2019-03-12" calcext:value-type="date">
            <text:p>1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50502131" calcext:value-type="float">
            <text:p>777150502131</text:p>
          </table:table-cell>
          <table:table-cell table:style-name="ce2" office:value-type="string" calcext:value-type="string">
            <text:p>HUCHIM UICAB LIGIA GRICELD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55-1</text:p>
          </table:table-cell>
          <table:table-cell table:style-name="ce11" office:value-type="date" office:date-value="2019-03-12" calcext:value-type="date">
            <text:p>1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20601206" calcext:value-type="float">
            <text:p>774920601206</text:p>
          </table:table-cell>
          <table:table-cell table:style-name="ce2" office:value-type="string" calcext:value-type="string">
            <text:p>MANUEL A UC CHI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56-2</text:p>
          </table:table-cell>
          <table:table-cell table:style-name="ce11" office:value-type="date" office:date-value="2019-03-18" calcext:value-type="date">
            <text:p>18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80509196" calcext:value-type="float">
            <text:p>773080509196</text:p>
          </table:table-cell>
          <table:table-cell table:style-name="ce2" office:value-type="string" calcext:value-type="string">
            <text:p>XICUN DZUL GABRIELA YAZMI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57-1</text:p>
          </table:table-cell>
          <table:table-cell table:style-name="ce11" office:value-type="date" office:date-value="2019-03-12" calcext:value-type="date">
            <text:p>1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001255703" calcext:value-type="float">
            <text:p>770001255703</text:p>
          </table:table-cell>
          <table:table-cell table:style-name="ce2" office:value-type="string" calcext:value-type="string">
            <text:p>DAVID UICAB CANU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59-1</text:p>
          </table:table-cell>
          <table:table-cell table:style-name="ce11" office:value-type="date" office:date-value="2019-03-12" calcext:value-type="date">
            <text:p>1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50102787" calcext:value-type="float">
            <text:p>777150102787</text:p>
          </table:table-cell>
          <table:table-cell table:style-name="ce2" office:value-type="string" calcext:value-type="string">
            <text:p>MOLINA VILLANUEVA GABRIEL AUGU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64-1</text:p>
          </table:table-cell>
          <table:table-cell table:style-name="ce11" office:value-type="date" office:date-value="2019-03-14" calcext:value-type="date">
            <text:p>1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20600622" calcext:value-type="float">
            <text:p>778120600622</text:p>
          </table:table-cell>
          <table:table-cell table:style-name="ce2" office:value-type="string" calcext:value-type="string">
            <text:p>CAUICH CIME ABRAH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65-1</text:p>
          </table:table-cell>
          <table:table-cell table:style-name="ce11" office:value-type="date" office:date-value="2019-03-14" calcext:value-type="date">
            <text:p>1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10600446" calcext:value-type="float">
            <text:p>778110600446</text:p>
          </table:table-cell>
          <table:table-cell table:style-name="ce2" office:value-type="string" calcext:value-type="string">
            <text:p>NAH MONFORTE WILIAN JESU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67-1</text:p>
          </table:table-cell>
          <table:table-cell table:style-name="ce11" office:value-type="date" office:date-value="2019-03-14" calcext:value-type="date">
            <text:p>1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60101192" calcext:value-type="float">
            <text:p>774960101192</text:p>
          </table:table-cell>
          <table:table-cell table:style-name="ce2" office:value-type="string" calcext:value-type="string">
            <text:p>ROBERT KU UC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68-1</text:p>
          </table:table-cell>
          <table:table-cell table:style-name="ce11" office:value-type="date" office:date-value="2019-03-14" calcext:value-type="date">
            <text:p>1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30300174" calcext:value-type="float">
            <text:p>778030300174</text:p>
          </table:table-cell>
          <table:table-cell table:style-name="ce2" office:value-type="string" calcext:value-type="string">
            <text:p>PEREZ CUITUN FELIPE DE JESU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69-1</text:p>
          </table:table-cell>
          <table:table-cell table:style-name="ce11" office:value-type="date" office:date-value="2019-03-14" calcext:value-type="date">
            <text:p>1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31100233" calcext:value-type="float">
            <text:p>778031100233</text:p>
          </table:table-cell>
          <table:table-cell table:style-name="ce2" office:value-type="string" calcext:value-type="string">
            <text:p>JUAN DE LA CRUZ HOIL MUKU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72-1</text:p>
          </table:table-cell>
          <table:table-cell table:style-name="ce11" office:value-type="date" office:date-value="2019-03-14" calcext:value-type="date">
            <text:p>1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51100091" calcext:value-type="float">
            <text:p>778151100091</text:p>
          </table:table-cell>
          <table:table-cell table:style-name="ce2" office:value-type="string" calcext:value-type="string">
            <text:p>MUKUL CHAN PAUL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75-1</text:p>
          </table:table-cell>
          <table:table-cell table:style-name="ce11" office:value-type="date" office:date-value="2019-03-14" calcext:value-type="date">
            <text:p>1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01257814" calcext:value-type="float">
            <text:p>772001257814</text:p>
          </table:table-cell>
          <table:table-cell table:style-name="ce2" office:value-type="string" calcext:value-type="string">
            <text:p>DARVELIA SUAREZ LANDER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76-1</text:p>
          </table:table-cell>
          <table:table-cell table:style-name="ce11" office:value-type="date" office:date-value="2019-03-14" calcext:value-type="date">
            <text:p>1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000358840" calcext:value-type="float">
            <text:p>771000358840</text:p>
          </table:table-cell>
          <table:table-cell table:style-name="ce2" office:value-type="string" calcext:value-type="string">
            <text:p>DOMINGUEZ BOJORGUEZ SANTIAG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77-1</text:p>
          </table:table-cell>
          <table:table-cell table:style-name="ce11" office:value-type="date" office:date-value="2019-03-16" calcext:value-type="date">
            <text:p>1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90304117" calcext:value-type="float">
            <text:p>776090304117</text:p>
          </table:table-cell>
          <table:table-cell table:style-name="ce2" office:value-type="string" calcext:value-type="string">
            <text:p>VERSALUCES CASTILLO LEONISI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78-2</text:p>
          </table:table-cell>
          <table:table-cell table:style-name="ce11" office:value-type="date" office:date-value="2019-03-22" calcext:value-type="date">
            <text:p>2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51000671" calcext:value-type="float">
            <text:p>777051000671</text:p>
          </table:table-cell>
          <table:table-cell table:style-name="ce2" office:value-type="string" calcext:value-type="string">
            <text:p>SANTIAGO COUOH VICTOR MANU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79-1</text:p>
          </table:table-cell>
          <table:table-cell table:style-name="ce11" office:value-type="date" office:date-value="2019-03-16" calcext:value-type="date">
            <text:p>1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61001947" calcext:value-type="float">
            <text:p>773061001947</text:p>
          </table:table-cell>
          <table:table-cell table:style-name="ce2" office:value-type="string" calcext:value-type="string">
            <text:p>ESPINOSA GAMBOA SANDRA LUZ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80-1</text:p>
          </table:table-cell>
          <table:table-cell table:style-name="ce11" office:value-type="date" office:date-value="2019-03-16" calcext:value-type="date">
            <text:p>1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31200591" calcext:value-type="float">
            <text:p>772031200591</text:p>
          </table:table-cell>
          <table:table-cell table:style-name="ce2" office:value-type="string" calcext:value-type="string">
            <text:p>CHALE ROSADO FELIPE DE JESU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81-1</text:p>
          </table:table-cell>
          <table:table-cell table:style-name="ce11" office:value-type="date" office:date-value="2019-03-16" calcext:value-type="date">
            <text:p>1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070301482" calcext:value-type="float">
            <text:p>770070301482</text:p>
          </table:table-cell>
          <table:table-cell table:style-name="ce2" office:value-type="string" calcext:value-type="string">
            <text:p>ARGUELLEZ GOMEZ OSCAR JAVIE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82-1</text:p>
          </table:table-cell>
          <table:table-cell table:style-name="ce11" office:value-type="date" office:date-value="2019-03-16" calcext:value-type="date">
            <text:p>1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91103863" calcext:value-type="float">
            <text:p>773991103863</text:p>
          </table:table-cell>
          <table:table-cell table:style-name="ce2" office:value-type="string" calcext:value-type="string">
            <text:p>PAT EUAN CARLOS JAVIE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84-1</text:p>
          </table:table-cell>
          <table:table-cell table:style-name="ce11" office:value-type="date" office:date-value="2019-03-16" calcext:value-type="date">
            <text:p>1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70601383" calcext:value-type="float">
            <text:p>773970601383</text:p>
          </table:table-cell>
          <table:table-cell table:style-name="ce2" office:value-type="string" calcext:value-type="string">
            <text:p>ERNESTO PEREZ CABRER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87-1</text:p>
          </table:table-cell>
          <table:table-cell table:style-name="ce11" office:value-type="date" office:date-value="2019-03-17" calcext:value-type="date">
            <text:p>1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10901423" calcext:value-type="float">
            <text:p>777110901423</text:p>
          </table:table-cell>
          <table:table-cell table:style-name="ce2" office:value-type="string" calcext:value-type="string">
            <text:p>UITZIL POOT CESAR ACERET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88-1</text:p>
          </table:table-cell>
          <table:table-cell table:style-name="ce11" office:value-type="date" office:date-value="2019-03-21" calcext:value-type="date">
            <text:p>21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41202075" calcext:value-type="float">
            <text:p>773041202075</text:p>
          </table:table-cell>
          <table:table-cell table:style-name="ce2" office:value-type="string" calcext:value-type="string">
            <text:p>ALVARADO TEH SANTOS MELES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89-2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40800383" calcext:value-type="float">
            <text:p>773140800383</text:p>
          </table:table-cell>
          <table:table-cell table:style-name="ce2" office:value-type="string" calcext:value-type="string">
            <text:p>RAMIREZ CANCHE JORGE PABLO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6700" calcext:value-type="float">
            <text:p>67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90-2</text:p>
          </table:table-cell>
          <table:table-cell table:style-name="ce11" office:value-type="date" office:date-value="2019-04-07" calcext:value-type="date">
            <text:p>07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40505216" calcext:value-type="float">
            <text:p>774040505216</text:p>
          </table:table-cell>
          <table:table-cell table:style-name="ce2" office:value-type="string" calcext:value-type="string">
            <text:p>RODRIGUEZ RAMIREZ ROGER RENAN</text:p>
          </table:table-cell>
          <table:table-cell table:style-name="ce2" office:value-type="string" calcext:value-type="string">
            <text:p>DRS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91-2</text:p>
          </table:table-cell>
          <table:table-cell table:style-name="ce11" office:value-type="date" office:date-value="2019-03-21" calcext:value-type="date">
            <text:p>21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81006120" calcext:value-type="float">
            <text:p>776081006120</text:p>
          </table:table-cell>
          <table:table-cell table:style-name="ce2" office:value-type="string" calcext:value-type="string">
            <text:p>CUPUL CUPUL JACOB</text:p>
          </table:table-cell>
          <table:table-cell table:style-name="ce2" office:value-type="string" calcext:value-type="string">
            <text:p>DRS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92-1</text:p>
          </table:table-cell>
          <table:table-cell table:style-name="ce11" office:value-type="date" office:date-value="2019-03-21" calcext:value-type="date">
            <text:p>21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110706720" calcext:value-type="float">
            <text:p>771110706720</text:p>
          </table:table-cell>
          <table:table-cell table:style-name="ce2" office:value-type="string" calcext:value-type="string">
            <text:p>CETZ Y MAY RICARDO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93-2</text:p>
          </table:table-cell>
          <table:table-cell table:style-name="ce11" office:value-type="date" office:date-value="2019-05-16" calcext:value-type="date">
            <text:p>16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40100254" calcext:value-type="float">
            <text:p>778040100254</text:p>
          </table:table-cell>
          <table:table-cell table:style-name="ce2" office:value-type="string" calcext:value-type="string">
            <text:p>CARLOS MANUEL CANUL MAY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95-1</text:p>
          </table:table-cell>
          <table:table-cell table:style-name="ce11" office:value-type="date" office:date-value="2019-03-22" calcext:value-type="date">
            <text:p>2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50400192" calcext:value-type="float">
            <text:p>777150400192</text:p>
          </table:table-cell>
          <table:table-cell table:style-name="ce2" office:value-type="string" calcext:value-type="string">
            <text:p>CANUL SALAZAR MARIA MANUELA D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97-1</text:p>
          </table:table-cell>
          <table:table-cell table:style-name="ce11" office:value-type="date" office:date-value="2019-03-22" calcext:value-type="date">
            <text:p>2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850400157" calcext:value-type="float">
            <text:p>778850400157</text:p>
          </table:table-cell>
          <table:table-cell table:style-name="ce2" office:value-type="string" calcext:value-type="string">
            <text:p>CHAN FLORES LEONAR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98-2</text:p>
          </table:table-cell>
          <table:table-cell table:style-name="ce11" office:value-type="date" office:date-value="2019-05-03" calcext:value-type="date">
            <text:p>0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80100708" calcext:value-type="float">
            <text:p>778980100708</text:p>
          </table:table-cell>
          <table:table-cell table:style-name="ce2" office:value-type="string" calcext:value-type="string">
            <text:p>MIGUEL ANGEL CAAMAL LOEZ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499-1</text:p>
          </table:table-cell>
          <table:table-cell table:style-name="ce11" office:value-type="date" office:date-value="2019-03-22" calcext:value-type="date">
            <text:p>2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00155925" calcext:value-type="float">
            <text:p>773000155925</text:p>
          </table:table-cell>
          <table:table-cell table:style-name="ce2" office:value-type="string" calcext:value-type="string">
            <text:p>CARMELO CANUL CAUICH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00-1</text:p>
          </table:table-cell>
          <table:table-cell table:style-name="ce11" office:value-type="date" office:date-value="2019-03-22" calcext:value-type="date">
            <text:p>2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00956334" calcext:value-type="float">
            <text:p>778000956334</text:p>
          </table:table-cell>
          <table:table-cell table:style-name="ce2" office:value-type="string" calcext:value-type="string">
            <text:p>EDILBERTO CHI GONZAL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01-2</text:p>
          </table:table-cell>
          <table:table-cell table:style-name="ce11" office:value-type="date" office:date-value="2019-03-25" calcext:value-type="date">
            <text:p>25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1202808" calcext:value-type="float">
            <text:p>774941202808</text:p>
          </table:table-cell>
          <table:table-cell table:style-name="ce2" office:value-type="string" calcext:value-type="string">
            <text:p>FRANCISCA SONDA MAY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02-1</text:p>
          </table:table-cell>
          <table:table-cell table:style-name="ce11" office:value-type="date" office:date-value="2019-03-23" calcext:value-type="date">
            <text:p>23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81200763" calcext:value-type="float">
            <text:p>777081200763</text:p>
          </table:table-cell>
          <table:table-cell table:style-name="ce2" office:value-type="string" calcext:value-type="string">
            <text:p>MEDINA SANTILLANES RITA MAR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03-1</text:p>
          </table:table-cell>
          <table:table-cell table:style-name="ce11" office:value-type="date" office:date-value="2019-03-23" calcext:value-type="date">
            <text:p>23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50900527" calcext:value-type="float">
            <text:p>777150900527</text:p>
          </table:table-cell>
          <table:table-cell table:style-name="ce2" office:value-type="string" calcext:value-type="string">
            <text:p>CELIS NARVAEZ JOSE ABELAR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04-1</text:p>
          </table:table-cell>
          <table:table-cell table:style-name="ce11" office:value-type="date" office:date-value="2019-03-23" calcext:value-type="date">
            <text:p>23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00902391" calcext:value-type="float">
            <text:p>777100902391</text:p>
          </table:table-cell>
          <table:table-cell table:style-name="ce2" office:value-type="string" calcext:value-type="string">
            <text:p>KU MAY MARIA SUCI ELEN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05-1</text:p>
          </table:table-cell>
          <table:table-cell table:style-name="ce11" office:value-type="date" office:date-value="2019-03-23" calcext:value-type="date">
            <text:p>23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80801313" calcext:value-type="float">
            <text:p>777080801313</text:p>
          </table:table-cell>
          <table:table-cell table:style-name="ce2" office:value-type="string" calcext:value-type="string">
            <text:p>AKE PECH FERMIN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06-1</text:p>
          </table:table-cell>
          <table:table-cell table:style-name="ce11" office:value-type="date" office:date-value="2019-03-25" calcext:value-type="date">
            <text:p>25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950100162" calcext:value-type="float">
            <text:p>777950100162</text:p>
          </table:table-cell>
          <table:table-cell table:style-name="ce2" office:value-type="string" calcext:value-type="string">
            <text:p>ERIC CHI CH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07-1</text:p>
          </table:table-cell>
          <table:table-cell table:style-name="ce11" office:value-type="date" office:date-value="2019-03-25" calcext:value-type="date">
            <text:p>25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770400028" calcext:value-type="float">
            <text:p>777770400028</text:p>
          </table:table-cell>
          <table:table-cell table:style-name="ce2" office:value-type="string" calcext:value-type="string">
            <text:p>MARIA PETRONA NARVAEZ CELI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08-2</text:p>
          </table:table-cell>
          <table:table-cell table:style-name="ce11" office:value-type="date" office:date-value="2019-03-26" calcext:value-type="date">
            <text:p>2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760900049" calcext:value-type="float">
            <text:p>777760900049</text:p>
          </table:table-cell>
          <table:table-cell table:style-name="ce2" office:value-type="string" calcext:value-type="string">
            <text:p>PEDRO RAMOS BACAB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10-1</text:p>
          </table:table-cell>
          <table:table-cell table:style-name="ce11" office:value-type="date" office:date-value="2019-03-25" calcext:value-type="date">
            <text:p>25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50202564" calcext:value-type="float">
            <text:p>774050202564</text:p>
          </table:table-cell>
          <table:table-cell table:style-name="ce2" office:value-type="string" calcext:value-type="string">
            <text:p>VERA FLORES NAMA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11-1</text:p>
          </table:table-cell>
          <table:table-cell table:style-name="ce11" office:value-type="date" office:date-value="2019-03-26" calcext:value-type="date">
            <text:p>2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51104292" calcext:value-type="float">
            <text:p>773051104292</text:p>
          </table:table-cell>
          <table:table-cell table:style-name="ce2" office:value-type="string" calcext:value-type="string">
            <text:p>SARRACINO HERNANDEZ MARIA DELC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12-1</text:p>
          </table:table-cell>
          <table:table-cell table:style-name="ce11" office:value-type="date" office:date-value="2019-03-26" calcext:value-type="date">
            <text:p>2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90206388" calcext:value-type="float">
            <text:p>773090206388</text:p>
          </table:table-cell>
          <table:table-cell table:style-name="ce2" office:value-type="string" calcext:value-type="string">
            <text:p>POOL KU MARIA EULOG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513-3</text:p>
          </table:table-cell>
          <table:table-cell table:style-name="ce11" office:value-type="date" office:date-value="2019-07-04" calcext:value-type="date">
            <text:p>04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880701199" calcext:value-type="float">
            <text:p>774880701199</text:p>
          </table:table-cell>
          <table:table-cell table:style-name="ce2" office:value-type="string" calcext:value-type="string">
            <text:p>NAJERA TZEK LUIS ALBERT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514-3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8020100584" calcext:value-type="float">
            <text:p>778020100584</text:p>
          </table:table-cell>
          <table:table-cell table:style-name="ce2" office:value-type="string" calcext:value-type="string">
            <text:p>JUSTO VIDAL AKE NAAL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516-3</text:p>
          </table:table-cell>
          <table:table-cell table:style-name="ce11" office:value-type="date" office:date-value="2019-07-26" calcext:value-type="date">
            <text:p>2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float" office:value="778081100129" calcext:value-type="float">
            <text:p>778081100129</text:p>
          </table:table-cell>
          <table:table-cell table:style-name="ce2" office:value-type="string" calcext:value-type="string">
            <text:p>COUOH CHIM CARLOS HERLINDO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18-1</text:p>
          </table:table-cell>
          <table:table-cell table:style-name="ce11" office:value-type="date" office:date-value="2019-03-26" calcext:value-type="date">
            <text:p>2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91201041" calcext:value-type="float">
            <text:p>777091201041</text:p>
          </table:table-cell>
          <table:table-cell table:style-name="ce2" office:value-type="string" calcext:value-type="string">
            <text:p>NARVAEZ OROZCO MARCOS IRINE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21-1</text:p>
          </table:table-cell>
          <table:table-cell table:style-name="ce11" office:value-type="date" office:date-value="2019-03-26" calcext:value-type="date">
            <text:p>2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80201090" calcext:value-type="float">
            <text:p>777080201090</text:p>
          </table:table-cell>
          <table:table-cell table:style-name="ce2" office:value-type="string" calcext:value-type="string">
            <text:p>RIVERO CAHUM WILMA BEATRIZ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9800" calcext:value-type="float">
            <text:p>98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22-1</text:p>
          </table:table-cell>
          <table:table-cell table:style-name="ce11" office:value-type="date" office:date-value="2019-03-26" calcext:value-type="date">
            <text:p>2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70500854" calcext:value-type="float">
            <text:p>777070500854</text:p>
          </table:table-cell>
          <table:table-cell table:style-name="ce2" office:value-type="string" calcext:value-type="string">
            <text:p>PAT SULUB JOSE MANUEL BERNARDI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23-1</text:p>
          </table:table-cell>
          <table:table-cell table:style-name="ce11" office:value-type="date" office:date-value="2019-03-26" calcext:value-type="date">
            <text:p>2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990400622" calcext:value-type="float">
            <text:p>777990400622</text:p>
          </table:table-cell>
          <table:table-cell table:style-name="ce2" office:value-type="string" calcext:value-type="string">
            <text:p>MARTHA VARGUEZ MANZANER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24-1</text:p>
          </table:table-cell>
          <table:table-cell table:style-name="ce11" office:value-type="date" office:date-value="2019-03-27" calcext:value-type="date">
            <text:p>2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20403685" calcext:value-type="float">
            <text:p>777120403685</text:p>
          </table:table-cell>
          <table:table-cell table:style-name="ce2" office:value-type="string" calcext:value-type="string">
            <text:p>MILDRED MARGARITA QUETZAL SARM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25-1</text:p>
          </table:table-cell>
          <table:table-cell table:style-name="ce11" office:value-type="date" office:date-value="2019-03-27" calcext:value-type="date">
            <text:p>2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50501274" calcext:value-type="float">
            <text:p>777150501274</text:p>
          </table:table-cell>
          <table:table-cell table:style-name="ce2" office:value-type="string" calcext:value-type="string">
            <text:p>COBA MORALES SOFIA VALENTIN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26-1</text:p>
          </table:table-cell>
          <table:table-cell table:style-name="ce11" office:value-type="date" office:date-value="2019-03-27" calcext:value-type="date">
            <text:p>2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940400699" calcext:value-type="float">
            <text:p>777940400699</text:p>
          </table:table-cell>
          <table:table-cell table:style-name="ce2" office:value-type="string" calcext:value-type="string">
            <text:p>MANUEL A VALDEZ POLANCO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27-2</text:p>
          </table:table-cell>
          <table:table-cell table:style-name="ce11" office:value-type="date" office:date-value="2019-03-27" calcext:value-type="date">
            <text:p>2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80602161" calcext:value-type="float">
            <text:p>773080602161</text:p>
          </table:table-cell>
          <table:table-cell table:style-name="ce2" office:value-type="string" calcext:value-type="string">
            <text:p>KIM GONZALEZ EYRA NOEMI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28-1</text:p>
          </table:table-cell>
          <table:table-cell table:style-name="ce11" office:value-type="date" office:date-value="2019-03-27" calcext:value-type="date">
            <text:p>2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10700534" calcext:value-type="float">
            <text:p>774110700534</text:p>
          </table:table-cell>
          <table:table-cell table:style-name="ce2" office:value-type="string" calcext:value-type="string">
            <text:p>HERNANDEZ CORTES ELVIRA RICARD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29-1</text:p>
          </table:table-cell>
          <table:table-cell table:style-name="ce11" office:value-type="date" office:date-value="2019-03-27" calcext:value-type="date">
            <text:p>2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50702369" calcext:value-type="float">
            <text:p>777150702369</text:p>
          </table:table-cell>
          <table:table-cell table:style-name="ce2" office:value-type="string" calcext:value-type="string">
            <text:p>CHAN CHAN JOSE ALFRE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31-3</text:p>
          </table:table-cell>
          <table:table-cell table:style-name="ce11" office:value-type="date" office:date-value="2019-07-03" calcext:value-type="date">
            <text:p>0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80900351" calcext:value-type="float">
            <text:p>778080900351</text:p>
          </table:table-cell>
          <table:table-cell table:style-name="ce2" office:value-type="string" calcext:value-type="string">
            <text:p>CANUL CANCHE CARLOS ALONSO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532-3</text:p>
          </table:table-cell>
          <table:table-cell table:style-name="ce11" office:value-type="date" office:date-value="2019-06-18" calcext:value-type="date">
            <text:p>1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8121100712" calcext:value-type="float">
            <text:p>778121100712</text:p>
          </table:table-cell>
          <table:table-cell table:style-name="ce2" office:value-type="string" calcext:value-type="string">
            <text:p>UCAN XOOL FERNANDO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535-3</text:p>
          </table:table-cell>
          <table:table-cell table:style-name="ce11" office:value-type="date" office:date-value="2019-07-19" calcext:value-type="date">
            <text:p>1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8890300198" calcext:value-type="float">
            <text:p>778890300198</text:p>
          </table:table-cell>
          <table:table-cell table:style-name="ce2" office:value-type="string" calcext:value-type="string">
            <text:p>PAULA VENTURA RAVELL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536-3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8011100407" calcext:value-type="float">
            <text:p>778011100407</text:p>
          </table:table-cell>
          <table:table-cell table:style-name="ce2" office:value-type="string" calcext:value-type="string">
            <text:p>RAYMUNDO MAY CHAN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538-3</text:p>
          </table:table-cell>
          <table:table-cell table:style-name="ce11" office:value-type="date" office:date-value="2019-06-18" calcext:value-type="date">
            <text:p>1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float" office:value="778880400259" calcext:value-type="float">
            <text:p>778880400259</text:p>
          </table:table-cell>
          <table:table-cell table:style-name="ce2" office:value-type="string" calcext:value-type="string">
            <text:p>ACOSTA MAY ROQUE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40-3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40600023" calcext:value-type="float">
            <text:p>778940600023</text:p>
          </table:table-cell>
          <table:table-cell table:style-name="ce2" office:value-type="string" calcext:value-type="string">
            <text:p>MAY CHAN DIEGO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541-3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8790800088" calcext:value-type="float">
            <text:p>778790800088</text:p>
          </table:table-cell>
          <table:table-cell table:style-name="ce2" office:value-type="string" calcext:value-type="string">
            <text:p>ROBERTO CANCHE CHAN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42-2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10501078" calcext:value-type="float">
            <text:p>774110501078</text:p>
          </table:table-cell>
          <table:table-cell table:style-name="ce2" office:value-type="string" calcext:value-type="string">
            <text:p>MENA VARGUEZ MARIA DEL C.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44-1</text:p>
          </table:table-cell>
          <table:table-cell table:style-name="ce11" office:value-type="date" office:date-value="2019-03-28" calcext:value-type="date">
            <text:p>28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10900745" calcext:value-type="float">
            <text:p>771910900745</text:p>
          </table:table-cell>
          <table:table-cell table:style-name="ce2" office:value-type="string" calcext:value-type="string">
            <text:p>WILBERTH ROMERO B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45-3</text:p>
          </table:table-cell>
          <table:table-cell table:style-name="ce11" office:value-type="date" office:date-value="2019-05-20" calcext:value-type="date">
            <text:p>20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80805726" calcext:value-type="float">
            <text:p>773980805726</text:p>
          </table:table-cell>
          <table:table-cell table:style-name="ce2" office:value-type="string" calcext:value-type="string">
            <text:p>GERMAN DZUL CARDENA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46-2</text:p>
          </table:table-cell>
          <table:table-cell table:style-name="ce11" office:value-type="date" office:date-value="2019-05-20" calcext:value-type="date">
            <text:p>20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90101367" calcext:value-type="float">
            <text:p>774990101367</text:p>
          </table:table-cell>
          <table:table-cell table:style-name="ce2" office:value-type="string" calcext:value-type="string">
            <text:p>ANDRES NOTARIO GUZM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50-1</text:p>
          </table:table-cell>
          <table:table-cell table:style-name="ce11" office:value-type="date" office:date-value="2019-03-29" calcext:value-type="date">
            <text:p>29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70502428" calcext:value-type="float">
            <text:p>773070502428</text:p>
          </table:table-cell>
          <table:table-cell table:style-name="ce2" office:value-type="string" calcext:value-type="string">
            <text:p>CANUL GALAN ROSALV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51-2</text:p>
          </table:table-cell>
          <table:table-cell table:style-name="ce11" office:value-type="date" office:date-value="2019-05-16" calcext:value-type="date">
            <text:p>16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30102449" calcext:value-type="float">
            <text:p>773930102449</text:p>
          </table:table-cell>
          <table:table-cell table:style-name="ce2" office:value-type="string" calcext:value-type="string">
            <text:p>GONALEZ NARVAEZ HECTOR ANTON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52-1</text:p>
          </table:table-cell>
          <table:table-cell table:style-name="ce11" office:value-type="date" office:date-value="2019-03-29" calcext:value-type="date">
            <text:p>29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90900677" calcext:value-type="float">
            <text:p>778090900677</text:p>
          </table:table-cell>
          <table:table-cell table:style-name="ce2" office:value-type="string" calcext:value-type="string">
            <text:p>POOL UICAB JUL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53-1</text:p>
          </table:table-cell>
          <table:table-cell table:style-name="ce11" office:value-type="date" office:date-value="2019-03-29" calcext:value-type="date">
            <text:p>29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70600221" calcext:value-type="float">
            <text:p>774070600221</text:p>
          </table:table-cell>
          <table:table-cell table:style-name="ce2" office:value-type="string" calcext:value-type="string">
            <text:p>INA ISABEL M GAMBOA BOLI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54-1</text:p>
          </table:table-cell>
          <table:table-cell table:style-name="ce11" office:value-type="date" office:date-value="2019-03-29" calcext:value-type="date">
            <text:p>29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20201350" calcext:value-type="float">
            <text:p>777020201350</text:p>
          </table:table-cell>
          <table:table-cell table:style-name="ce2" office:value-type="string" calcext:value-type="string">
            <text:p>DZUL QUINTAL JOSE LUI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 table:visibility="filter">
          <table:table-cell table:style-name="ce2" office:value-type="string" calcext:value-type="string">
            <text:p>YU000555-3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890800652" calcext:value-type="float">
            <text:p>773890800652</text:p>
          </table:table-cell>
          <table:table-cell table:style-name="ce2" office:value-type="string" calcext:value-type="string">
            <text:p>DE LA ROSA CARRILLO ALEJANDRO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2390" calcext:value-type="currency">
            <text:p>$12,390.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58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70900334" calcext:value-type="float">
            <text:p>773070900334</text:p>
          </table:table-cell>
          <table:table-cell table:style-name="ce2" office:value-type="string" calcext:value-type="string">
            <text:p>CARBALLO GONZALEZ DEISY MARI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59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90304214" calcext:value-type="float">
            <text:p>776090304214</text:p>
          </table:table-cell>
          <table:table-cell table:style-name="ce2" office:value-type="string" calcext:value-type="string">
            <text:p>DAMIAN LANDERO LUIS ANTON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60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771000145" calcext:value-type="float">
            <text:p>772771000145</text:p>
          </table:table-cell>
          <table:table-cell table:style-name="ce2" office:value-type="string" calcext:value-type="string">
            <text:p>ALONZO MARTIN ESTEBAN ENRIQUE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61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0500920" calcext:value-type="float">
            <text:p>777140500920</text:p>
          </table:table-cell>
          <table:table-cell table:style-name="ce2" office:value-type="string" calcext:value-type="string">
            <text:p>CHAN CHAN MARIA DEL SOCOR DE J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62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40700561" calcext:value-type="float">
            <text:p>778040700561</text:p>
          </table:table-cell>
          <table:table-cell table:style-name="ce2" office:value-type="string" calcext:value-type="string">
            <text:p>PAULA DEL R MOLINA MEDIN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63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1159874" calcext:value-type="float">
            <text:p>774001159874</text:p>
          </table:table-cell>
          <table:table-cell table:style-name="ce2" office:value-type="string" calcext:value-type="string">
            <text:p>ACOSTA REYES MARIA LUIS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64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01200974" calcext:value-type="float">
            <text:p>778101200974</text:p>
          </table:table-cell>
          <table:table-cell table:style-name="ce2" office:value-type="string" calcext:value-type="string">
            <text:p>CAL VAZQUEZ JAVIER ROLAN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65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91200869" calcext:value-type="float">
            <text:p>777091200869</text:p>
          </table:table-cell>
          <table:table-cell table:style-name="ce2" office:value-type="string" calcext:value-type="string">
            <text:p>MARTIN TUKUCH GENRY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68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60400209" calcext:value-type="float">
            <text:p>778960400209</text:p>
          </table:table-cell>
          <table:table-cell table:style-name="ce2" office:value-type="string" calcext:value-type="string">
            <text:p>CESAR PRIMITIVO CAAMAL T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69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90802063" calcext:value-type="float">
            <text:p>778090802063</text:p>
          </table:table-cell>
          <table:table-cell table:style-name="ce2" office:value-type="string" calcext:value-type="string">
            <text:p>HOIL MATUS JOSE MERCEDE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70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40301741" calcext:value-type="float">
            <text:p>777040301741</text:p>
          </table:table-cell>
          <table:table-cell table:style-name="ce2" office:value-type="string" calcext:value-type="string">
            <text:p>LOPEZ MARTIN JORG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71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50802194" calcext:value-type="float">
            <text:p>772050802194</text:p>
          </table:table-cell>
          <table:table-cell table:style-name="ce2" office:value-type="string" calcext:value-type="string">
            <text:p>ORTIZ MIAN MIGUEL ANG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72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80500732" calcext:value-type="float">
            <text:p>776080500732</text:p>
          </table:table-cell>
          <table:table-cell table:style-name="ce2" office:value-type="string" calcext:value-type="string">
            <text:p>DZIB DIAZ SOFIA DEL CARME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73-1</text:p>
          </table:table-cell>
          <table:table-cell table:style-name="ce11" office:value-type="date" office:date-value="2019-04-03" calcext:value-type="date">
            <text:p>0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01155762" calcext:value-type="float">
            <text:p>777001155762</text:p>
          </table:table-cell>
          <table:table-cell table:style-name="ce2" office:value-type="string" calcext:value-type="string">
            <text:p>DIAZ SONDA LEYDI LETIC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74-1</text:p>
          </table:table-cell>
          <table:table-cell table:style-name="ce11" office:value-type="date" office:date-value="2019-04-03" calcext:value-type="date">
            <text:p>0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90600499" calcext:value-type="float">
            <text:p>777090600499</text:p>
          </table:table-cell>
          <table:table-cell table:style-name="ce2" office:value-type="string" calcext:value-type="string">
            <text:p>CRUZ CARRILLO GONZAL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75-1</text:p>
          </table:table-cell>
          <table:table-cell table:style-name="ce11" office:value-type="date" office:date-value="2019-04-03" calcext:value-type="date">
            <text:p>0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01201668" calcext:value-type="float">
            <text:p>776101201668</text:p>
          </table:table-cell>
          <table:table-cell table:style-name="ce2" office:value-type="string" calcext:value-type="string">
            <text:p>ZOZAYA CANTO LUZ MAR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76-1</text:p>
          </table:table-cell>
          <table:table-cell table:style-name="ce11" office:value-type="date" office:date-value="2019-04-03" calcext:value-type="date">
            <text:p>0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50900116" calcext:value-type="float">
            <text:p>772950900116</text:p>
          </table:table-cell>
          <table:table-cell table:style-name="ce2" office:value-type="string" calcext:value-type="string">
            <text:p>ORTIZ HERRERA MARIA ISAB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77-1</text:p>
          </table:table-cell>
          <table:table-cell table:style-name="ce11" office:value-type="date" office:date-value="2019-04-03" calcext:value-type="date">
            <text:p>0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001257757" calcext:value-type="float">
            <text:p>770001257757</text:p>
          </table:table-cell>
          <table:table-cell table:style-name="ce2" office:value-type="string" calcext:value-type="string">
            <text:p>NARVAEZ FLORES JAIME SEBASTIA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78-1</text:p>
          </table:table-cell>
          <table:table-cell table:style-name="ce11" office:value-type="date" office:date-value="2019-04-04" calcext:value-type="date">
            <text:p>04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00801640" calcext:value-type="float">
            <text:p>772100801640</text:p>
          </table:table-cell>
          <table:table-cell table:style-name="ce2" office:value-type="string" calcext:value-type="string">
            <text:p>AVALOS KU VALENTIN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79-1</text:p>
          </table:table-cell>
          <table:table-cell table:style-name="ce11" office:value-type="date" office:date-value="2019-04-04" calcext:value-type="date">
            <text:p>04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00457137" calcext:value-type="float">
            <text:p>777000457137</text:p>
          </table:table-cell>
          <table:table-cell table:style-name="ce2" office:value-type="string" calcext:value-type="string">
            <text:p>HAS PECH EMILI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580-4</text:p>
          </table:table-cell>
          <table:table-cell table:style-name="ce11" office:value-type="date" office:date-value="2019-07-18" calcext:value-type="date">
            <text:p>1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8090901088" calcext:value-type="float">
            <text:p>778090901088</text:p>
          </table:table-cell>
          <table:table-cell table:style-name="ce2" office:value-type="string" calcext:value-type="string">
            <text:p>TUN CIAU MARIA BEATRIZ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581-3</text:p>
          </table:table-cell>
          <table:table-cell table:style-name="ce11" office:value-type="date" office:date-value="2019-07-03" calcext:value-type="date">
            <text:p>0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8150800065" calcext:value-type="float">
            <text:p>778150800065</text:p>
          </table:table-cell>
          <table:table-cell table:style-name="ce2" office:value-type="string" calcext:value-type="string">
            <text:p>POOL CHAN WILVER GUADALUPE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82-3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60300471" calcext:value-type="float">
            <text:p>778060300471</text:p>
          </table:table-cell>
          <table:table-cell table:style-name="ce2" office:value-type="string" calcext:value-type="string">
            <text:p>JOSE SALUSTIANO PACHECO XOOL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83-3</text:p>
          </table:table-cell>
          <table:table-cell table:style-name="ce11" office:value-type="date" office:date-value="2019-07-03" calcext:value-type="date">
            <text:p>0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30900058" calcext:value-type="float">
            <text:p>778030900058</text:p>
          </table:table-cell>
          <table:table-cell table:style-name="ce2" office:value-type="string" calcext:value-type="string">
            <text:p>ROMULO ACOSTA XOOL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584-3</text:p>
          </table:table-cell>
          <table:table-cell table:style-name="ce11" office:value-type="date" office:date-value="2019-07-18" calcext:value-type="date">
            <text:p>1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float" office:value="778991000195" calcext:value-type="float">
            <text:p>778991000195</text:p>
          </table:table-cell>
          <table:table-cell table:style-name="ce2" office:value-type="string" calcext:value-type="string">
            <text:p>SIXTO CANUL NAH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85-1</text:p>
          </table:table-cell>
          <table:table-cell table:style-name="ce11" office:value-type="date" office:date-value="2019-04-04" calcext:value-type="date">
            <text:p>04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01000219" calcext:value-type="float">
            <text:p>771901000219</text:p>
          </table:table-cell>
          <table:table-cell table:style-name="ce2" office:value-type="string" calcext:value-type="string">
            <text:p>ACOSTA GAMBOA JORGE ALBERT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586-4</text:p>
          </table:table-cell>
          <table:table-cell table:style-name="ce11" office:value-type="date" office:date-value="2019-07-19" calcext:value-type="date">
            <text:p>1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float" office:value="778120100212" calcext:value-type="float">
            <text:p>778120100212</text:p>
          </table:table-cell>
          <table:table-cell table:style-name="ce2" office:value-type="string" calcext:value-type="string">
            <text:p>PINA PACHECO PEDRO YSMAEL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587-3</text:p>
          </table:table-cell>
          <table:table-cell table:style-name="ce11" office:value-type="date" office:date-value="2019-07-04" calcext:value-type="date">
            <text:p>04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8941100105" calcext:value-type="float">
            <text:p>778941100105</text:p>
          </table:table-cell>
          <table:table-cell table:style-name="ce2" office:value-type="string" calcext:value-type="string">
            <text:p>PEDRO LUCIO PI?A POOT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589-3</text:p>
          </table:table-cell>
          <table:table-cell table:style-name="ce11" office:value-type="date" office:date-value="2019-06-26" calcext:value-type="date">
            <text:p>2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8051000308" calcext:value-type="float">
            <text:p>778051000308</text:p>
          </table:table-cell>
          <table:table-cell table:style-name="ce2" office:value-type="string" calcext:value-type="string">
            <text:p>ROMAN PUC CAUICH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90-1</text:p>
          </table:table-cell>
          <table:table-cell table:style-name="ce11" office:value-type="date" office:date-value="2019-04-05" calcext:value-type="date">
            <text:p>05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11102131" calcext:value-type="float">
            <text:p>772111102131</text:p>
          </table:table-cell>
          <table:table-cell table:style-name="ce2" office:value-type="string" calcext:value-type="string">
            <text:p>MARTINEZ AVILA NIDIA MARLENE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9800" calcext:value-type="float">
            <text:p>98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91-2</text:p>
          </table:table-cell>
          <table:table-cell table:style-name="ce11" office:value-type="date" office:date-value="2019-04-12" calcext:value-type="date">
            <text:p>1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90300308" calcext:value-type="float">
            <text:p>776090300308</text:p>
          </table:table-cell>
          <table:table-cell table:style-name="ce2" office:value-type="string" calcext:value-type="string">
            <text:p>BATES CASTILLO JULIO HUMBERT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92-1</text:p>
          </table:table-cell>
          <table:table-cell table:style-name="ce11" office:value-type="date" office:date-value="2019-04-05" calcext:value-type="date">
            <text:p>05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50600547" calcext:value-type="float">
            <text:p>773050600547</text:p>
          </table:table-cell>
          <table:table-cell table:style-name="ce2" office:value-type="string" calcext:value-type="string">
            <text:p>ESCAMILLA CAAMAL PEDRO ADRI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93-1</text:p>
          </table:table-cell>
          <table:table-cell table:style-name="ce11" office:value-type="date" office:date-value="2019-04-06" calcext:value-type="date">
            <text:p>0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90604081" calcext:value-type="float">
            <text:p>776090604081</text:p>
          </table:table-cell>
          <table:table-cell table:style-name="ce2" office:value-type="string" calcext:value-type="string">
            <text:p>PACHECO AZARCOYA SERGIO ANDRE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94-1</text:p>
          </table:table-cell>
          <table:table-cell table:style-name="ce11" office:value-type="date" office:date-value="2019-04-06" calcext:value-type="date">
            <text:p>0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750701022" calcext:value-type="float">
            <text:p>774750701022</text:p>
          </table:table-cell>
          <table:table-cell table:style-name="ce2" office:value-type="string" calcext:value-type="string">
            <text:p>KU CANCAB MARIA TAMA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95-3</text:p>
          </table:table-cell>
          <table:table-cell table:style-name="ce11" office:value-type="date" office:date-value="2019-06-28" calcext:value-type="date">
            <text:p>2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30600152" calcext:value-type="float">
            <text:p>777130600152</text:p>
          </table:table-cell>
          <table:table-cell table:style-name="ce2" office:value-type="string" calcext:value-type="string">
            <text:p>EROSA HERRERA CRISTINA ARGEL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96-2</text:p>
          </table:table-cell>
          <table:table-cell table:style-name="ce11" office:value-type="date" office:date-value="2019-04-26" calcext:value-type="date">
            <text:p>2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11103576" calcext:value-type="float">
            <text:p>773111103576</text:p>
          </table:table-cell>
          <table:table-cell table:style-name="ce2" office:value-type="string" calcext:value-type="string">
            <text:p>JIMENEZ ROSADO LAZAR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97-1</text:p>
          </table:table-cell>
          <table:table-cell table:style-name="ce11" office:value-type="date" office:date-value="2019-04-06" calcext:value-type="date">
            <text:p>0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20801382" calcext:value-type="float">
            <text:p>776120801382</text:p>
          </table:table-cell>
          <table:table-cell table:style-name="ce2" office:value-type="string" calcext:value-type="string">
            <text:p>TRUJILLO FERNANDEZ VERONICA A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98-1</text:p>
          </table:table-cell>
          <table:table-cell table:style-name="ce11" office:value-type="date" office:date-value="2019-04-06" calcext:value-type="date">
            <text:p>0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01200621" calcext:value-type="float">
            <text:p>778101200621</text:p>
          </table:table-cell>
          <table:table-cell table:style-name="ce2" office:value-type="string" calcext:value-type="string">
            <text:p>LOEZA GAMBOA WILBERTH ROLAN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599-1</text:p>
          </table:table-cell>
          <table:table-cell table:style-name="ce11" office:value-type="date" office:date-value="2019-04-06" calcext:value-type="date">
            <text:p>0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880301191" calcext:value-type="float">
            <text:p>774880301191</text:p>
          </table:table-cell>
          <table:table-cell table:style-name="ce2" office:value-type="string" calcext:value-type="string">
            <text:p>DOMINGO PACHECO LIZAM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00-1</text:p>
          </table:table-cell>
          <table:table-cell table:style-name="ce11" office:value-type="date" office:date-value="2019-04-07" calcext:value-type="date">
            <text:p>07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20102689" calcext:value-type="float">
            <text:p>776120102689</text:p>
          </table:table-cell>
          <table:table-cell table:style-name="ce2" office:value-type="string" calcext:value-type="string">
            <text:p>UITZIL MOO VICTOR</text:p>
          </table:table-cell>
          <table:table-cell table:style-name="ce2" office:value-type="string" calcext:value-type="string">
            <text:p>DRS</text:p>
          </table:table-cell>
          <table:table-cell table:style-name="ce2" office:value-type="float" office:value="11000" calcext:value-type="float">
            <text:p>110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601-3</text:p>
          </table:table-cell>
          <table:table-cell table:style-name="ce11" office:value-type="date" office:date-value="2019-07-19" calcext:value-type="date">
            <text:p>1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float" office:value="778011100181" calcext:value-type="float">
            <text:p>778011100181</text:p>
          </table:table-cell>
          <table:table-cell table:style-name="ce2" office:value-type="string" calcext:value-type="string">
            <text:p>JOSE SANTOS D COHUO CHAN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02-1</text:p>
          </table:table-cell>
          <table:table-cell table:style-name="ce11" office:value-type="date" office:date-value="2019-04-08" calcext:value-type="date">
            <text:p>08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10202061" calcext:value-type="float">
            <text:p>777110202061</text:p>
          </table:table-cell>
          <table:table-cell table:style-name="ce2" office:value-type="string" calcext:value-type="string">
            <text:p>SANTIAGO CARDENAS DIANA MA D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03-1</text:p>
          </table:table-cell>
          <table:table-cell table:style-name="ce11" office:value-type="date" office:date-value="2019-04-09" calcext:value-type="date">
            <text:p>09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30600313" calcext:value-type="float">
            <text:p>778030600313</text:p>
          </table:table-cell>
          <table:table-cell table:style-name="ce2" office:value-type="string" calcext:value-type="string">
            <text:p>ALBERTO AKE MAY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04-2</text:p>
          </table:table-cell>
          <table:table-cell table:style-name="ce11" office:value-type="date" office:date-value="2019-05-20" calcext:value-type="date">
            <text:p>20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20700641" calcext:value-type="float">
            <text:p>778920700641</text:p>
          </table:table-cell>
          <table:table-cell table:style-name="ce2" office:value-type="string" calcext:value-type="string">
            <text:p>REMIGIO COCOM PACHEC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05-1</text:p>
          </table:table-cell>
          <table:table-cell table:style-name="ce11" office:value-type="date" office:date-value="2019-04-09" calcext:value-type="date">
            <text:p>09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41201167" calcext:value-type="float">
            <text:p>778141201167</text:p>
          </table:table-cell>
          <table:table-cell table:style-name="ce2" office:value-type="string" calcext:value-type="string">
            <text:p>PACHECO KOH NORMA PATRIC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06-1</text:p>
          </table:table-cell>
          <table:table-cell table:style-name="ce11" office:value-type="date" office:date-value="2019-04-09" calcext:value-type="date">
            <text:p>09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071103800" calcext:value-type="float">
            <text:p>771071103800</text:p>
          </table:table-cell>
          <table:table-cell table:style-name="ce2" office:value-type="string" calcext:value-type="string">
            <text:p>CARDOS NAVARRETE GEORGINA I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07-1</text:p>
          </table:table-cell>
          <table:table-cell table:style-name="ce11" office:value-type="date" office:date-value="2019-04-10" calcext:value-type="date">
            <text:p>1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40801574" calcext:value-type="float">
            <text:p>773940801574</text:p>
          </table:table-cell>
          <table:table-cell table:style-name="ce2" office:value-type="string" calcext:value-type="string">
            <text:p>POOL TEC JOSE ALFRE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08-1</text:p>
          </table:table-cell>
          <table:table-cell table:style-name="ce11" office:value-type="date" office:date-value="2019-04-10" calcext:value-type="date">
            <text:p>1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60200920" calcext:value-type="float">
            <text:p>773060200920</text:p>
          </table:table-cell>
          <table:table-cell table:style-name="ce2" office:value-type="string" calcext:value-type="string">
            <text:p>SIERRA BRITO MARIA CONCEPCIO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09-1</text:p>
          </table:table-cell>
          <table:table-cell table:style-name="ce11" office:value-type="date" office:date-value="2019-04-10" calcext:value-type="date">
            <text:p>1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50303227" calcext:value-type="float">
            <text:p>777150303227</text:p>
          </table:table-cell>
          <table:table-cell table:style-name="ce2" office:value-type="string" calcext:value-type="string">
            <text:p>MARTINEZ ZALDIVAR JORGE FC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10-1</text:p>
          </table:table-cell>
          <table:table-cell table:style-name="ce11" office:value-type="date" office:date-value="2019-04-10" calcext:value-type="date">
            <text:p>1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1103495" calcext:value-type="float">
            <text:p>777141103495</text:p>
          </table:table-cell>
          <table:table-cell table:style-name="ce2" office:value-type="string" calcext:value-type="string">
            <text:p>SOTELO GUZMAN HECTOR MANU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11-2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31202375" calcext:value-type="float">
            <text:p>774031202375</text:p>
          </table:table-cell>
          <table:table-cell table:style-name="ce2" office:value-type="string" calcext:value-type="string">
            <text:p>CHIN MORALES CARLOS 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12-1</text:p>
          </table:table-cell>
          <table:table-cell table:style-name="ce11" office:value-type="date" office:date-value="2019-04-10" calcext:value-type="date">
            <text:p>1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80900407" calcext:value-type="float">
            <text:p>778080900407</text:p>
          </table:table-cell>
          <table:table-cell table:style-name="ce2" office:value-type="string" calcext:value-type="string">
            <text:p>MAY SULU ESTEB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13-1</text:p>
          </table:table-cell>
          <table:table-cell table:style-name="ce11" office:value-type="date" office:date-value="2019-04-10" calcext:value-type="date">
            <text:p>1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30400087" calcext:value-type="float">
            <text:p>778130400087</text:p>
          </table:table-cell>
          <table:table-cell table:style-name="ce2" office:value-type="string" calcext:value-type="string">
            <text:p>CHUC RUIZ FELIPA AMAL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614-2</text:p>
          </table:table-cell>
          <table:table-cell table:style-name="ce11" office:value-type="date" office:date-value="2019-07-27" calcext:value-type="date">
            <text:p>27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8041100843" calcext:value-type="float">
            <text:p>778041100843</text:p>
          </table:table-cell>
          <table:table-cell table:style-name="ce2" office:value-type="string" calcext:value-type="string">
            <text:p>TITO GREGORIO CANUL XOO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15-1</text:p>
          </table:table-cell>
          <table:table-cell table:style-name="ce11" office:value-type="date" office:date-value="2019-04-10" calcext:value-type="date">
            <text:p>1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750603557" calcext:value-type="float">
            <text:p>778750603557</text:p>
          </table:table-cell>
          <table:table-cell table:style-name="ce2" office:value-type="string" calcext:value-type="string">
            <text:p>CELIANO SULU MAA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19-1</text:p>
          </table:table-cell>
          <table:table-cell table:style-name="ce11" office:value-type="date" office:date-value="2019-04-11" calcext:value-type="date">
            <text:p>11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11101081" calcext:value-type="float">
            <text:p>774111101081</text:p>
          </table:table-cell>
          <table:table-cell table:style-name="ce2" office:value-type="string" calcext:value-type="string">
            <text:p>RUBIO GOMEZ CELSA MAR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20-1</text:p>
          </table:table-cell>
          <table:table-cell table:style-name="ce11" office:value-type="date" office:date-value="2019-04-11" calcext:value-type="date">
            <text:p>11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750605369" calcext:value-type="float">
            <text:p>771750605369</text:p>
          </table:table-cell>
          <table:table-cell table:style-name="ce2" office:value-type="string" calcext:value-type="string">
            <text:p>CANUL KU MARIA ANGELA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21-1</text:p>
          </table:table-cell>
          <table:table-cell table:style-name="ce11" office:value-type="date" office:date-value="2019-04-11" calcext:value-type="date">
            <text:p>11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11201186" calcext:value-type="float">
            <text:p>774011201186</text:p>
          </table:table-cell>
          <table:table-cell table:style-name="ce2" office:value-type="string" calcext:value-type="string">
            <text:p>BRITO RIVERO GASPAR ANTONI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623-3</text:p>
          </table:table-cell>
          <table:table-cell table:style-name="ce11" office:value-type="date" office:date-value="2019-07-26" calcext:value-type="date">
            <text:p>2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120303722" calcext:value-type="float">
            <text:p>776120303722</text:p>
          </table:table-cell>
          <table:table-cell table:style-name="ce2" office:value-type="string" calcext:value-type="string">
            <text:p>DOMINGUEZ ESTRADA ARMAN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24-1</text:p>
          </table:table-cell>
          <table:table-cell table:style-name="ce11" office:value-type="date" office:date-value="2019-04-12" calcext:value-type="date">
            <text:p>1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50501062" calcext:value-type="float">
            <text:p>772050501062</text:p>
          </table:table-cell>
          <table:table-cell table:style-name="ce2" office:value-type="string" calcext:value-type="string">
            <text:p>NAVARRETE MENA AUGUST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27-3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70302475" calcext:value-type="float">
            <text:p>773970302475</text:p>
          </table:table-cell>
          <table:table-cell table:style-name="ce2" office:value-type="string" calcext:value-type="string">
            <text:p>ESCAMILLA BACAB LOURDES GUADA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628-4</text:p>
          </table:table-cell>
          <table:table-cell table:style-name="ce11" office:value-type="date" office:date-value="2019-07-27" calcext:value-type="date">
            <text:p>27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NE</text:p>
          </table:table-cell>
          <table:table-cell table:style-name="ce2" office:value-type="float" office:value="778120400411" calcext:value-type="float">
            <text:p>778120400411</text:p>
          </table:table-cell>
          <table:table-cell table:style-name="ce2" office:value-type="string" calcext:value-type="string">
            <text:p>UC SEGURA JOSE LEOBARDO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630-3</text:p>
          </table:table-cell>
          <table:table-cell table:style-name="ce11" office:value-type="date" office:date-value="2019-07-04" calcext:value-type="date">
            <text:p>04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float" office:value="778141000811" calcext:value-type="float">
            <text:p>778141000811</text:p>
          </table:table-cell>
          <table:table-cell table:style-name="ce2" office:value-type="string" calcext:value-type="string">
            <text:p>TUN UC RENE DAVID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632-3</text:p>
          </table:table-cell>
          <table:table-cell table:style-name="ce11" office:value-type="date" office:date-value="2019-07-19" calcext:value-type="date">
            <text:p>1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float" office:value="778100400112" calcext:value-type="float">
            <text:p>778100400112</text:p>
          </table:table-cell>
          <table:table-cell table:style-name="ce2" office:value-type="string" calcext:value-type="string">
            <text:p>ARJONA KAU ARTURO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634-3</text:p>
          </table:table-cell>
          <table:table-cell table:style-name="ce11" office:value-type="date" office:date-value="2019-07-22" calcext:value-type="date">
            <text:p>2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float" office:value="775091200653" calcext:value-type="float">
            <text:p>775091200653</text:p>
          </table:table-cell>
          <table:table-cell table:style-name="ce2" office:value-type="string" calcext:value-type="string">
            <text:p>KU MORENO JOSE LUI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35-1</text:p>
          </table:table-cell>
          <table:table-cell table:style-name="ce11" office:value-type="date" office:date-value="2019-04-12" calcext:value-type="date">
            <text:p>1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40401470" calcext:value-type="float">
            <text:p>774040401470</text:p>
          </table:table-cell>
          <table:table-cell table:style-name="ce2" office:value-type="string" calcext:value-type="string">
            <text:p>CARMEN GONZALEZ HERNANDEZ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38-2</text:p>
          </table:table-cell>
          <table:table-cell table:style-name="ce11" office:value-type="date" office:date-value="2019-04-26" calcext:value-type="date">
            <text:p>2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800300163" calcext:value-type="float">
            <text:p>777800300163</text:p>
          </table:table-cell>
          <table:table-cell table:style-name="ce2" office:value-type="string" calcext:value-type="string">
            <text:p>JUAN VENTURA KOYOC UC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39-1</text:p>
          </table:table-cell>
          <table:table-cell table:style-name="ce11" office:value-type="date" office:date-value="2019-04-15" calcext:value-type="date">
            <text:p>15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01202100" calcext:value-type="float">
            <text:p>773101202100</text:p>
          </table:table-cell>
          <table:table-cell table:style-name="ce2" office:value-type="string" calcext:value-type="string">
            <text:p>MORALES TORRES NELLY MARGARITA</text:p>
          </table:table-cell>
          <table:table-cell table:style-name="ce2" office:value-type="string" calcext:value-type="string">
            <text:p>DRS</text:p>
          </table:table-cell>
          <table:table-cell table:style-name="ce2" office:value-type="float" office:value="11000" calcext:value-type="float">
            <text:p>110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40-1</text:p>
          </table:table-cell>
          <table:table-cell table:style-name="ce11" office:value-type="date" office:date-value="2019-04-15" calcext:value-type="date">
            <text:p>15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0903633" calcext:value-type="float">
            <text:p>777140903633</text:p>
          </table:table-cell>
          <table:table-cell table:style-name="ce2" office:value-type="string" calcext:value-type="string">
            <text:p>LOPEZ JIMENEZ REY DAVID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41-1</text:p>
          </table:table-cell>
          <table:table-cell table:style-name="ce11" office:value-type="date" office:date-value="2019-04-15" calcext:value-type="date">
            <text:p>15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10200282" calcext:value-type="float">
            <text:p>777010200282</text:p>
          </table:table-cell>
          <table:table-cell table:style-name="ce2" office:value-type="string" calcext:value-type="string">
            <text:p>BALTAZAR OSCAR KANTUN CHA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42-3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00501206" calcext:value-type="float">
            <text:p>777100501206</text:p>
          </table:table-cell>
          <table:table-cell table:style-name="ce2" office:value-type="string" calcext:value-type="string">
            <text:p>CHUIL MAY JOSE MATIA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43-2</text:p>
          </table:table-cell>
          <table:table-cell table:style-name="ce11" office:value-type="date" office:date-value="2019-04-17" calcext:value-type="date">
            <text:p>17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870800520" calcext:value-type="float">
            <text:p>777870800520</text:p>
          </table:table-cell>
          <table:table-cell table:style-name="ce2" office:value-type="string" calcext:value-type="string">
            <text:p>FLOTA MARTIN MARCOS ALFRE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46-1</text:p>
          </table:table-cell>
          <table:table-cell table:style-name="ce11" office:value-type="date" office:date-value="2019-04-16" calcext:value-type="date">
            <text:p>1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1000849" calcext:value-type="float">
            <text:p>774941000849</text:p>
          </table:table-cell>
          <table:table-cell table:style-name="ce2" office:value-type="string" calcext:value-type="string">
            <text:p>BELTRAN REYES JUA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47-1</text:p>
          </table:table-cell>
          <table:table-cell table:style-name="ce11" office:value-type="date" office:date-value="2019-04-16" calcext:value-type="date">
            <text:p>1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1000733" calcext:value-type="float">
            <text:p>774941000733</text:p>
          </table:table-cell>
          <table:table-cell table:style-name="ce2" office:value-type="string" calcext:value-type="string">
            <text:p>EMILIO CAN TU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48-1</text:p>
          </table:table-cell>
          <table:table-cell table:style-name="ce11" office:value-type="date" office:date-value="2019-04-16" calcext:value-type="date">
            <text:p>1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10500725" calcext:value-type="float">
            <text:p>773110500725</text:p>
          </table:table-cell>
          <table:table-cell table:style-name="ce2" office:value-type="string" calcext:value-type="string">
            <text:p>SALAZAR SANSORES JOEL AARO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50-2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70202706" calcext:value-type="float">
            <text:p>774070202706</text:p>
          </table:table-cell>
          <table:table-cell table:style-name="ce2" office:value-type="string" calcext:value-type="string">
            <text:p>HERNANDEZ BLANCO GUADALUPE DE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51-1</text:p>
          </table:table-cell>
          <table:table-cell table:style-name="ce11" office:value-type="date" office:date-value="2019-04-16" calcext:value-type="date">
            <text:p>1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80104471" calcext:value-type="float">
            <text:p>776080104471</text:p>
          </table:table-cell>
          <table:table-cell table:style-name="ce2" office:value-type="string" calcext:value-type="string">
            <text:p>CANTO MARTINEZ CARMEN JULI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52-1</text:p>
          </table:table-cell>
          <table:table-cell table:style-name="ce11" office:value-type="date" office:date-value="2019-04-16" calcext:value-type="date">
            <text:p>1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00701571" calcext:value-type="float">
            <text:p>772900701571</text:p>
          </table:table-cell>
          <table:table-cell table:style-name="ce2" office:value-type="string" calcext:value-type="string">
            <text:p>ESTRELLA CETINA JOSE GILBERT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53-1</text:p>
          </table:table-cell>
          <table:table-cell table:style-name="ce11" office:value-type="date" office:date-value="2019-04-16" calcext:value-type="date">
            <text:p>1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820900684" calcext:value-type="float">
            <text:p>773820900684</text:p>
          </table:table-cell>
          <table:table-cell table:style-name="ce2" office:value-type="string" calcext:value-type="string">
            <text:p>WILMA TAH PAREDE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54-2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80701092" calcext:value-type="float">
            <text:p>777080701092</text:p>
          </table:table-cell>
          <table:table-cell table:style-name="ce2" office:value-type="string" calcext:value-type="string">
            <text:p>GARCIA DELGADO MARCEL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657-2</text:p>
          </table:table-cell>
          <table:table-cell table:style-name="ce11" office:value-type="date" office:date-value="2019-06-21" calcext:value-type="date">
            <text:p>21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61003661" calcext:value-type="float">
            <text:p>774061003661</text:p>
          </table:table-cell>
          <table:table-cell table:style-name="ce2" office:value-type="string" calcext:value-type="string">
            <text:p>NIEVES HIPOLITO SERVAN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59-1</text:p>
          </table:table-cell>
          <table:table-cell table:style-name="ce11" office:value-type="date" office:date-value="2019-04-17" calcext:value-type="date">
            <text:p>17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20900916" calcext:value-type="float">
            <text:p>777020900916</text:p>
          </table:table-cell>
          <table:table-cell table:style-name="ce2" office:value-type="string" calcext:value-type="string">
            <text:p>GONZALEZ ORTIZ JUANA MAR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60-1</text:p>
          </table:table-cell>
          <table:table-cell table:style-name="ce11" office:value-type="date" office:date-value="2019-04-17" calcext:value-type="date">
            <text:p>17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20202761" calcext:value-type="float">
            <text:p>777120202761</text:p>
          </table:table-cell>
          <table:table-cell table:style-name="ce2" office:value-type="string" calcext:value-type="string">
            <text:p>VALLADARES PADILLA WENDY NOEMI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61-2</text:p>
          </table:table-cell>
          <table:table-cell table:style-name="ce11" office:value-type="date" office:date-value="2019-06-07" calcext:value-type="date">
            <text:p>0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60100235" calcext:value-type="float">
            <text:p>777160100235</text:p>
          </table:table-cell>
          <table:table-cell table:style-name="ce2" office:value-type="string" calcext:value-type="string">
            <text:p>KANTUN SANCHEZ GRISELDI WIGELM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62-1</text:p>
          </table:table-cell>
          <table:table-cell table:style-name="ce11" office:value-type="date" office:date-value="2019-04-17" calcext:value-type="date">
            <text:p>17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90401097" calcext:value-type="float">
            <text:p>773990401097</text:p>
          </table:table-cell>
          <table:table-cell table:style-name="ce2" office:value-type="string" calcext:value-type="string">
            <text:p>TOTOSAUS ORTIZ JESSICA DE LA 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63-2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30400443" calcext:value-type="float">
            <text:p>772930400443</text:p>
          </table:table-cell>
          <table:table-cell table:style-name="ce2" office:value-type="string" calcext:value-type="string">
            <text:p>PASOS GONGORA LUIS 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64-2</text:p>
          </table:table-cell>
          <table:table-cell table:style-name="ce11" office:value-type="date" office:date-value="2019-04-26" calcext:value-type="date">
            <text:p>2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870900141" calcext:value-type="float">
            <text:p>777870900141</text:p>
          </table:table-cell>
          <table:table-cell table:style-name="ce2" office:value-type="string" calcext:value-type="string">
            <text:p>CANUL PAREDES MARCO ANTON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65-2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60305141" calcext:value-type="float">
            <text:p>773160305141</text:p>
          </table:table-cell>
          <table:table-cell table:style-name="ce2" office:value-type="string" calcext:value-type="string">
            <text:p>MARTINEZ LOPEZ JORGE ALBERT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66-2</text:p>
          </table:table-cell>
          <table:table-cell table:style-name="ce11" office:value-type="date" office:date-value="2019-04-26" calcext:value-type="date">
            <text:p>2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40103887" calcext:value-type="float">
            <text:p>773140103887</text:p>
          </table:table-cell>
          <table:table-cell table:style-name="ce2" office:value-type="string" calcext:value-type="string">
            <text:p>ESCALANTE BASTO ICELA GUADALUP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67-1</text:p>
          </table:table-cell>
          <table:table-cell table:style-name="ce11" office:value-type="date" office:date-value="2019-04-20" calcext:value-type="date">
            <text:p>2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950100499" calcext:value-type="float">
            <text:p>777950100499</text:p>
          </table:table-cell>
          <table:table-cell table:style-name="ce2" office:value-type="string" calcext:value-type="string">
            <text:p>GUADALUPE CHAN EU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669-5</text:p>
          </table:table-cell>
          <table:table-cell table:style-name="ce11" office:value-type="date" office:date-value="2019-07-26" calcext:value-type="date">
            <text:p>2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8810100126" calcext:value-type="float">
            <text:p>778810100126</text:p>
          </table:table-cell>
          <table:table-cell table:style-name="ce2" office:value-type="string" calcext:value-type="string">
            <text:p>SEVERIANO TUN BLANC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70-1</text:p>
          </table:table-cell>
          <table:table-cell table:style-name="ce11" office:value-type="date" office:date-value="2019-04-20" calcext:value-type="date">
            <text:p>2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60101963" calcext:value-type="float">
            <text:p>772960101963</text:p>
          </table:table-cell>
          <table:table-cell table:style-name="ce2" office:value-type="string" calcext:value-type="string">
            <text:p>GONZALEZ MEDINA JOSE HUMBERTO</text:p>
          </table:table-cell>
          <table:table-cell table:style-name="ce2" office:value-type="string" calcext:value-type="string">
            <text:p>DR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71-1</text:p>
          </table:table-cell>
          <table:table-cell table:style-name="ce11" office:value-type="date" office:date-value="2019-04-21" calcext:value-type="date">
            <text:p>21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70900666" calcext:value-type="float">
            <text:p>777070900666</text:p>
          </table:table-cell>
          <table:table-cell table:style-name="ce2" office:value-type="string" calcext:value-type="string">
            <text:p>ADRIAN EK JONATHA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72-2</text:p>
          </table:table-cell>
          <table:table-cell table:style-name="ce11" office:value-type="date" office:date-value="2019-05-20" calcext:value-type="date">
            <text:p>20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70201095" calcext:value-type="float">
            <text:p>776070201095</text:p>
          </table:table-cell>
          <table:table-cell table:style-name="ce2" office:value-type="string" calcext:value-type="string">
            <text:p>NOH ARREDONDO JOSEFA MARGARIT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74-1</text:p>
          </table:table-cell>
          <table:table-cell table:style-name="ce11" office:value-type="date" office:date-value="2019-04-22" calcext:value-type="date">
            <text:p>2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9000855992" calcext:value-type="float">
            <text:p>779000855992</text:p>
          </table:table-cell>
          <table:table-cell table:style-name="ce2" office:value-type="string" calcext:value-type="string">
            <text:p>WILBERTH EFRAIN CRUZ AGUILAR</text:p>
          </table:table-cell>
          <table:table-cell table:style-name="ce2" office:value-type="string" calcext:value-type="string">
            <text:p>DRS</text:p>
          </table:table-cell>
          <table:table-cell table:style-name="ce2" office:value-type="float" office:value="6700" calcext:value-type="float">
            <text:p>67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76-2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10201367" calcext:value-type="float">
            <text:p>777110201367</text:p>
          </table:table-cell>
          <table:table-cell table:style-name="ce2" office:value-type="string" calcext:value-type="string">
            <text:p>UM HAU SEBASTIAN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77-3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60500988" calcext:value-type="float">
            <text:p>777060500988</text:p>
          </table:table-cell>
          <table:table-cell table:style-name="ce2" office:value-type="string" calcext:value-type="string">
            <text:p>SANDRA MARIA CANUL OSOR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79-1</text:p>
          </table:table-cell>
          <table:table-cell table:style-name="ce11" office:value-type="date" office:date-value="2019-04-22" calcext:value-type="date">
            <text:p>2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31000275" calcext:value-type="float">
            <text:p>773931000275</text:p>
          </table:table-cell>
          <table:table-cell table:style-name="ce2" office:value-type="string" calcext:value-type="string">
            <text:p>SILVIA E CACHON DE SANTO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80-1</text:p>
          </table:table-cell>
          <table:table-cell table:style-name="ce11" office:value-type="date" office:date-value="2019-04-22" calcext:value-type="date">
            <text:p>2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40700697" calcext:value-type="float">
            <text:p>777040700697</text:p>
          </table:table-cell>
          <table:table-cell table:style-name="ce2" office:value-type="string" calcext:value-type="string">
            <text:p>GUERRERO MAY MARIA ESTHER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81-1</text:p>
          </table:table-cell>
          <table:table-cell table:style-name="ce11" office:value-type="date" office:date-value="2019-04-22" calcext:value-type="date">
            <text:p>2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40300991" calcext:value-type="float">
            <text:p>777040300991</text:p>
          </table:table-cell>
          <table:table-cell table:style-name="ce2" office:value-type="string" calcext:value-type="string">
            <text:p>HU TREJO JOSE NATIVIDAD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82-1</text:p>
          </table:table-cell>
          <table:table-cell table:style-name="ce11" office:value-type="date" office:date-value="2019-04-22" calcext:value-type="date">
            <text:p>2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40905532" calcext:value-type="float">
            <text:p>776140905532</text:p>
          </table:table-cell>
          <table:table-cell table:style-name="ce2" office:value-type="string" calcext:value-type="string">
            <text:p>YAM CHAN MARIA DE JESU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83-2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80201523" calcext:value-type="float">
            <text:p>773080201523</text:p>
          </table:table-cell>
          <table:table-cell table:style-name="ce2" office:value-type="string" calcext:value-type="string">
            <text:p>MARTINEZ ITZA LEYDI MARLEN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85-1</text:p>
          </table:table-cell>
          <table:table-cell table:style-name="ce11" office:value-type="date" office:date-value="2019-04-23" calcext:value-type="date">
            <text:p>2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30401079" calcext:value-type="float">
            <text:p>777130401079</text:p>
          </table:table-cell>
          <table:table-cell table:style-name="ce2" office:value-type="string" calcext:value-type="string">
            <text:p>CEBALLOS UC JOEL DE JESUS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93-1</text:p>
          </table:table-cell>
          <table:table-cell table:style-name="ce11" office:value-type="date" office:date-value="2019-04-23" calcext:value-type="date">
            <text:p>2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80503409" calcext:value-type="float">
            <text:p>771980503409</text:p>
          </table:table-cell>
          <table:table-cell table:style-name="ce2" office:value-type="string" calcext:value-type="string">
            <text:p>LUIS A ALMEIDA MEJI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94-1</text:p>
          </table:table-cell>
          <table:table-cell table:style-name="ce11" office:value-type="date" office:date-value="2019-04-23" calcext:value-type="date">
            <text:p>2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00155721" calcext:value-type="float">
            <text:p>773000155721</text:p>
          </table:table-cell>
          <table:table-cell table:style-name="ce2" office:value-type="string" calcext:value-type="string">
            <text:p>ENRIQUEZ TUT CARLOS MANU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95-1</text:p>
          </table:table-cell>
          <table:table-cell table:style-name="ce11" office:value-type="date" office:date-value="2019-04-23" calcext:value-type="date">
            <text:p>2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50407581" calcext:value-type="float">
            <text:p>776150407581</text:p>
          </table:table-cell>
          <table:table-cell table:style-name="ce2" office:value-type="string" calcext:value-type="string">
            <text:p>VAZQUEZ SEGOVIA HECTOR GERMA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>
          <table:table-cell table:style-name="ce2" office:value-type="string" calcext:value-type="string">
            <text:p>YU000696-1</text:p>
          </table:table-cell>
          <table:table-cell table:style-name="ce11" office:value-type="date" office:date-value="2019-04-23" calcext:value-type="date">
            <text:p>2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40901114" calcext:value-type="float">
            <text:p>772940901114</text:p>
          </table:table-cell>
          <table:table-cell table:style-name="ce2" office:value-type="string" calcext:value-type="string">
            <text:p>ROGER J.R. POLANCO NOVEL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97-1</text:p>
          </table:table-cell>
          <table:table-cell table:style-name="ce11" office:value-type="date" office:date-value="2019-04-23" calcext:value-type="date">
            <text:p>2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821000245" calcext:value-type="float">
            <text:p>773821000245</text:p>
          </table:table-cell>
          <table:table-cell table:style-name="ce2" office:value-type="string" calcext:value-type="string">
            <text:p>PAM FERNANDEZ VILMA DEL SOCORR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98-1</text:p>
          </table:table-cell>
          <table:table-cell table:style-name="ce11" office:value-type="date" office:date-value="2019-04-24" calcext:value-type="date">
            <text:p>24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10200388" calcext:value-type="float">
            <text:p>774110200388</text:p>
          </table:table-cell>
          <table:table-cell table:style-name="ce2" office:value-type="string" calcext:value-type="string">
            <text:p>ROMERO DZUL MANUEL ANG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699-2</text:p>
          </table:table-cell>
          <table:table-cell table:style-name="ce11" office:value-type="date" office:date-value="2019-06-26" calcext:value-type="date">
            <text:p>26/06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980501137" calcext:value-type="float">
            <text:p>777980501137</text:p>
          </table:table-cell>
          <table:table-cell table:style-name="ce2" office:value-type="string" calcext:value-type="string">
            <text:p>DESIDERIO SULUB ESPINOSA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9968" calcext:value-type="currency">
            <text:p>$9,968.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00-1</text:p>
          </table:table-cell>
          <table:table-cell table:style-name="ce11" office:value-type="date" office:date-value="2019-04-24" calcext:value-type="date">
            <text:p>24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80805398" calcext:value-type="float">
            <text:p>772980805398</text:p>
          </table:table-cell>
          <table:table-cell table:style-name="ce2" office:value-type="string" calcext:value-type="string">
            <text:p>NAAL CHI LUISA DEL CARME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02-1</text:p>
          </table:table-cell>
          <table:table-cell table:style-name="ce11" office:value-type="date" office:date-value="2019-04-24" calcext:value-type="date">
            <text:p>24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30800623" calcext:value-type="float">
            <text:p>777130800623</text:p>
          </table:table-cell>
          <table:table-cell table:style-name="ce2" office:value-type="string" calcext:value-type="string">
            <text:p>LANDERO MARTINEZ GENI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04-1</text:p>
          </table:table-cell>
          <table:table-cell table:style-name="ce11" office:value-type="date" office:date-value="2019-04-24" calcext:value-type="date">
            <text:p>24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50101015" calcext:value-type="float">
            <text:p>777050101015</text:p>
          </table:table-cell>
          <table:table-cell table:style-name="ce2" office:value-type="string" calcext:value-type="string">
            <text:p>APOLINAR RODRIGUEZ MARTI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05-1</text:p>
          </table:table-cell>
          <table:table-cell table:style-name="ce11" office:value-type="date" office:date-value="2019-04-24" calcext:value-type="date">
            <text:p>24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90404301" calcext:value-type="float">
            <text:p>774990404301</text:p>
          </table:table-cell>
          <table:table-cell table:style-name="ce2" office:value-type="string" calcext:value-type="string">
            <text:p>LUCIANO PEREZ MARTI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>
          <table:table-cell table:style-name="ce2" office:value-type="string" calcext:value-type="string">
            <text:p>YU000706-1</text:p>
          </table:table-cell>
          <table:table-cell table:style-name="ce11" office:value-type="date" office:date-value="2019-04-25" calcext:value-type="date">
            <text:p>25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840400108" calcext:value-type="float">
            <text:p>778840400108</text:p>
          </table:table-cell>
          <table:table-cell table:style-name="ce2" office:value-type="string" calcext:value-type="string">
            <text:p>EUSTOLIA CHAN PECH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09-1</text:p>
          </table:table-cell>
          <table:table-cell table:style-name="ce11" office:value-type="date" office:date-value="2019-04-29" calcext:value-type="date">
            <text:p>29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11110222" calcext:value-type="float">
            <text:p>773011110222</text:p>
          </table:table-cell>
          <table:table-cell table:style-name="ce2" office:value-type="string" calcext:value-type="string">
            <text:p>CAAMAL MORALES GLORIA MARI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10-1</text:p>
          </table:table-cell>
          <table:table-cell table:style-name="ce11" office:value-type="date" office:date-value="2019-04-29" calcext:value-type="date">
            <text:p>29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880501408" calcext:value-type="float">
            <text:p>774880501408</text:p>
          </table:table-cell>
          <table:table-cell table:style-name="ce2" office:value-type="string" calcext:value-type="string">
            <text:p>JORGE H PALOMO CAMPO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711-2</text:p>
          </table:table-cell>
          <table:table-cell table:style-name="ce11" office:value-type="date" office:date-value="2019-06-20" calcext:value-type="date">
            <text:p>20/06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1081102267" calcext:value-type="float">
            <text:p>771081102267</text:p>
          </table:table-cell>
          <table:table-cell table:style-name="ce2" office:value-type="string" calcext:value-type="string">
            <text:p>BENITEZ HOIL CRUZ HORTENCIA</text:p>
          </table:table-cell>
          <table:table-cell table:style-name="ce2" office:value-type="string" calcext:value-type="string">
            <text:p>GROSS</text:p>
          </table:table-cell>
          <table:table-cell table:style-name="ce10" office:value-type="currency" office:currency="MXN" office:value="11418" calcext:value-type="currency">
            <text:p>$11,418.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12-1</text:p>
          </table:table-cell>
          <table:table-cell table:style-name="ce11" office:value-type="date" office:date-value="2019-04-29" calcext:value-type="date">
            <text:p>29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40100873" calcext:value-type="float">
            <text:p>772140100873</text:p>
          </table:table-cell>
          <table:table-cell table:style-name="ce2" office:value-type="string" calcext:value-type="string">
            <text:p>PUC EK TELMI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13-1</text:p>
          </table:table-cell>
          <table:table-cell table:style-name="ce11" office:value-type="date" office:date-value="2019-04-29" calcext:value-type="date">
            <text:p>29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890500041" calcext:value-type="float">
            <text:p>772890500041</text:p>
          </table:table-cell>
          <table:table-cell table:style-name="ce2" office:value-type="string" calcext:value-type="string">
            <text:p>DANIEL F LUNA BURGOS</text:p>
          </table:table-cell>
          <table:table-cell table:style-name="ce2" office:value-type="string" calcext:value-type="string">
            <text:p>DRS</text:p>
          </table:table-cell>
          <table:table-cell table:style-name="ce2" office:value-type="float" office:value="6700" calcext:value-type="float">
            <text:p>67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15-1</text:p>
          </table:table-cell>
          <table:table-cell table:style-name="ce11" office:value-type="date" office:date-value="2019-04-30" calcext:value-type="date">
            <text:p>3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790903922" calcext:value-type="float">
            <text:p>774790903922</text:p>
          </table:table-cell>
          <table:table-cell table:style-name="ce2" office:value-type="string" calcext:value-type="string">
            <text:p>RAFAEL AGUILAR ORTIZ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17-1</text:p>
          </table:table-cell>
          <table:table-cell table:style-name="ce11" office:value-type="date" office:date-value="2019-04-30" calcext:value-type="date">
            <text:p>3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1260516" calcext:value-type="float">
            <text:p>774001260516</text:p>
          </table:table-cell>
          <table:table-cell table:style-name="ce2" office:value-type="string" calcext:value-type="string">
            <text:p>NINFA LISSETHE ESCALANTE TALAV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18-1</text:p>
          </table:table-cell>
          <table:table-cell table:style-name="ce11" office:value-type="date" office:date-value="2019-04-30" calcext:value-type="date">
            <text:p>3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870600161" calcext:value-type="float">
            <text:p>778870600161</text:p>
          </table:table-cell>
          <table:table-cell table:style-name="ce2" office:value-type="string" calcext:value-type="string">
            <text:p>DULCE M CHAN UICAB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19-2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21200993" calcext:value-type="float">
            <text:p>773921200993</text:p>
          </table:table-cell>
          <table:table-cell table:style-name="ce2" office:value-type="string" calcext:value-type="string">
            <text:p>ROGER ALVARADO CAAMA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20-1</text:p>
          </table:table-cell>
          <table:table-cell table:style-name="ce11" office:value-type="date" office:date-value="2019-04-30" calcext:value-type="date">
            <text:p>3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60202975" calcext:value-type="float">
            <text:p>774960202975</text:p>
          </table:table-cell>
          <table:table-cell table:style-name="ce2" office:value-type="string" calcext:value-type="string">
            <text:p>MARIA GPE.MAY CHI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21-3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890900631" calcext:value-type="float">
            <text:p>773890900631</text:p>
          </table:table-cell>
          <table:table-cell table:style-name="ce2" office:value-type="string" calcext:value-type="string">
            <text:p>MARCOS A PECH PANTI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22-1</text:p>
          </table:table-cell>
          <table:table-cell table:style-name="ce11" office:value-type="date" office:date-value="2019-04-30" calcext:value-type="date">
            <text:p>3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0903528" calcext:value-type="float">
            <text:p>777140903528</text:p>
          </table:table-cell>
          <table:table-cell table:style-name="ce2" office:value-type="string" calcext:value-type="string">
            <text:p>NAH MENA TERESITA DE JESU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23-1</text:p>
          </table:table-cell>
          <table:table-cell table:style-name="ce11" office:value-type="date" office:date-value="2019-05-01" calcext:value-type="date">
            <text:p>01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10800021" calcext:value-type="float">
            <text:p>772110800021</text:p>
          </table:table-cell>
          <table:table-cell table:style-name="ce2" office:value-type="string" calcext:value-type="string">
            <text:p>MU$OZ COUOH GERMAN A. .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24-1</text:p>
          </table:table-cell>
          <table:table-cell table:style-name="ce11" office:value-type="date" office:date-value="2019-05-01" calcext:value-type="date">
            <text:p>01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60100341" calcext:value-type="float">
            <text:p>772060100341</text:p>
          </table:table-cell>
          <table:table-cell table:style-name="ce2" office:value-type="string" calcext:value-type="string">
            <text:p>CAUICH PUCH VICTOR MANU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26-2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090300565" calcext:value-type="float">
            <text:p>775090300565</text:p>
          </table:table-cell>
          <table:table-cell table:style-name="ce2" office:value-type="string" calcext:value-type="string">
            <text:p>NAAL BAQUEDANO MARIA FELICIAN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27-2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70702036" calcext:value-type="float">
            <text:p>773070702036</text:p>
          </table:table-cell>
          <table:table-cell table:style-name="ce2" office:value-type="string" calcext:value-type="string">
            <text:p>GONZALEZ SANCHEZ GPE DE LOS A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28-1</text:p>
          </table:table-cell>
          <table:table-cell table:style-name="ce11" office:value-type="date" office:date-value="2019-05-02" calcext:value-type="date">
            <text:p>02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10504058" calcext:value-type="float">
            <text:p>772110504058</text:p>
          </table:table-cell>
          <table:table-cell table:style-name="ce2" office:value-type="string" calcext:value-type="string">
            <text:p>ADRIAN NAJERA LIMBERTH FERNAND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30-2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00700896" calcext:value-type="float">
            <text:p>777100700896</text:p>
          </table:table-cell>
          <table:table-cell table:style-name="ce2" office:value-type="string" calcext:value-type="string">
            <text:p>BRASSETTE CANO LUIS MANU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32-1</text:p>
          </table:table-cell>
          <table:table-cell table:style-name="ce11" office:value-type="date" office:date-value="2019-05-02" calcext:value-type="date">
            <text:p>02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30501506" calcext:value-type="float">
            <text:p>774030501506</text:p>
          </table:table-cell>
          <table:table-cell table:style-name="ce2" office:value-type="string" calcext:value-type="string">
            <text:p>CAUICH PECH MANUEL JESUS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33-2</text:p>
          </table:table-cell>
          <table:table-cell table:style-name="ce11" office:value-type="date" office:date-value="2019-05-13" calcext:value-type="date">
            <text:p>1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10501671" calcext:value-type="float">
            <text:p>777110501671</text:p>
          </table:table-cell>
          <table:table-cell table:style-name="ce2" office:value-type="string" calcext:value-type="string">
            <text:p>OJEDA RAMIREZ LOURDES GUADALUP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34-1</text:p>
          </table:table-cell>
          <table:table-cell table:style-name="ce11" office:value-type="date" office:date-value="2019-05-03" calcext:value-type="date">
            <text:p>0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090700090" calcext:value-type="float">
            <text:p>770090700090</text:p>
          </table:table-cell>
          <table:table-cell table:style-name="ce2" office:value-type="string" calcext:value-type="string">
            <text:p>KANTUN SULU DAVID OMAR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35-1</text:p>
          </table:table-cell>
          <table:table-cell table:style-name="ce11" office:value-type="date" office:date-value="2019-05-03" calcext:value-type="date">
            <text:p>0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60302656" calcext:value-type="float">
            <text:p>776160302656</text:p>
          </table:table-cell>
          <table:table-cell table:style-name="ce2" office:value-type="string" calcext:value-type="string">
            <text:p>AGUILAR TUT CARMEN MAGDALENA D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36-1</text:p>
          </table:table-cell>
          <table:table-cell table:style-name="ce11" office:value-type="date" office:date-value="2019-05-03" calcext:value-type="date">
            <text:p>0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21102417" calcext:value-type="float">
            <text:p>777121102417</text:p>
          </table:table-cell>
          <table:table-cell table:style-name="ce2" office:value-type="string" calcext:value-type="string">
            <text:p>CEN UICAB WENDY VIOLET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37-1</text:p>
          </table:table-cell>
          <table:table-cell table:style-name="ce11" office:value-type="date" office:date-value="2019-05-03" calcext:value-type="date">
            <text:p>0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70202442" calcext:value-type="float">
            <text:p>774970202442</text:p>
          </table:table-cell>
          <table:table-cell table:style-name="ce2" office:value-type="string" calcext:value-type="string">
            <text:p>ISIDORO PULIDO MORALE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40-1</text:p>
          </table:table-cell>
          <table:table-cell table:style-name="ce11" office:value-type="date" office:date-value="2019-05-03" calcext:value-type="date">
            <text:p>0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50802051" calcext:value-type="float">
            <text:p>772150802051</text:p>
          </table:table-cell>
          <table:table-cell table:style-name="ce2" office:value-type="string" calcext:value-type="string">
            <text:p>ESPADAS ALCOCER CARLOS EDUARD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41-1</text:p>
          </table:table-cell>
          <table:table-cell table:style-name="ce11" office:value-type="date" office:date-value="2019-05-04" calcext:value-type="date">
            <text:p>04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00957570" calcext:value-type="float">
            <text:p>772000957570</text:p>
          </table:table-cell>
          <table:table-cell table:style-name="ce2" office:value-type="string" calcext:value-type="string">
            <text:p>MAURA CISNEROS 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42-2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50901149" calcext:value-type="float">
            <text:p>772150901149</text:p>
          </table:table-cell>
          <table:table-cell table:style-name="ce2" office:value-type="string" calcext:value-type="string">
            <text:p>TEJAS MARTINEZ JOSUE ALEXNDER</text:p>
          </table:table-cell>
          <table:table-cell table:style-name="ce2" office:value-type="string" calcext:value-type="string">
            <text:p>DRS</text:p>
          </table:table-cell>
          <table:table-cell table:style-name="ce2" office:value-type="float" office:value="6700" calcext:value-type="float">
            <text:p>67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43-1</text:p>
          </table:table-cell>
          <table:table-cell table:style-name="ce11" office:value-type="date" office:date-value="2019-05-06" calcext:value-type="date">
            <text:p>06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60200345" calcext:value-type="float">
            <text:p>777160200345</text:p>
          </table:table-cell>
          <table:table-cell table:style-name="ce2" office:value-type="string" calcext:value-type="string">
            <text:p>RODRIGUEZ HERNANDEZ ROM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44-1</text:p>
          </table:table-cell>
          <table:table-cell table:style-name="ce11" office:value-type="date" office:date-value="2019-05-06" calcext:value-type="date">
            <text:p>06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10301969" calcext:value-type="float">
            <text:p>776110301969</text:p>
          </table:table-cell>
          <table:table-cell table:style-name="ce2" office:value-type="string" calcext:value-type="string">
            <text:p>MONTENEGRO BARROSO JOSE GPE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746-2</text:p>
          </table:table-cell>
          <table:table-cell table:style-name="ce11" office:value-type="date" office:date-value="2019-06-26" calcext:value-type="date">
            <text:p>2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140600678" calcext:value-type="float">
            <text:p>773140600678</text:p>
          </table:table-cell>
          <table:table-cell table:style-name="ce2" office:value-type="string" calcext:value-type="string">
            <text:p>MAGANA Y DZIB HERMINI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48-2</text:p>
          </table:table-cell>
          <table:table-cell table:style-name="ce11" office:value-type="date" office:date-value="2019-05-07" calcext:value-type="date">
            <text:p>07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00507381" calcext:value-type="float">
            <text:p>773100507381</text:p>
          </table:table-cell>
          <table:table-cell table:style-name="ce2" office:value-type="string" calcext:value-type="string">
            <text:p>AKE GARRIDO ANGELICA MAR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49-1</text:p>
          </table:table-cell>
          <table:table-cell table:style-name="ce11" office:value-type="date" office:date-value="2019-05-07" calcext:value-type="date">
            <text:p>07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981101300" calcext:value-type="float">
            <text:p>775981101300</text:p>
          </table:table-cell>
          <table:table-cell table:style-name="ce2" office:value-type="string" calcext:value-type="string">
            <text:p>VILLAMOR CUTZ SISY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50-1</text:p>
          </table:table-cell>
          <table:table-cell table:style-name="ce11" office:value-type="date" office:date-value="2019-05-07" calcext:value-type="date">
            <text:p>07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50701819" calcext:value-type="float">
            <text:p>772050701819</text:p>
          </table:table-cell>
          <table:table-cell table:style-name="ce2" office:value-type="string" calcext:value-type="string">
            <text:p>NAJERA KU ELVIN ENRIQUE</text:p>
          </table:table-cell>
          <table:table-cell table:style-name="ce2" office:value-type="string" calcext:value-type="string">
            <text:p>DR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51-1</text:p>
          </table:table-cell>
          <table:table-cell table:style-name="ce11" office:value-type="date" office:date-value="2019-05-07" calcext:value-type="date">
            <text:p>07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080200759" calcext:value-type="float">
            <text:p>775080200759</text:p>
          </table:table-cell>
          <table:table-cell table:style-name="ce2" office:value-type="string" calcext:value-type="string">
            <text:p>DZUL COYOC TELMA LILI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53-2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21100953" calcext:value-type="float">
            <text:p>777121100953</text:p>
          </table:table-cell>
          <table:table-cell table:style-name="ce2" office:value-type="string" calcext:value-type="string">
            <text:p>OSORIO BUENFIL SONIA IREN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754-2</text:p>
          </table:table-cell>
          <table:table-cell table:style-name="ce11" office:value-type="date" office:date-value="2019-07-24" calcext:value-type="date">
            <text:p>24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5971100259" calcext:value-type="float">
            <text:p>775971100259</text:p>
          </table:table-cell>
          <table:table-cell table:style-name="ce2" office:value-type="string" calcext:value-type="string">
            <text:p>JORGE A HERNANDEZ 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57-1</text:p>
          </table:table-cell>
          <table:table-cell table:style-name="ce11" office:value-type="date" office:date-value="2019-05-08" calcext:value-type="date">
            <text:p>0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80805525" calcext:value-type="float">
            <text:p>776080805525</text:p>
          </table:table-cell>
          <table:table-cell table:style-name="ce2" office:value-type="string" calcext:value-type="string">
            <text:p>LOPEZ HOIL MANUEL ALBERT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58-1</text:p>
          </table:table-cell>
          <table:table-cell table:style-name="ce11" office:value-type="date" office:date-value="2019-05-08" calcext:value-type="date">
            <text:p>0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80507524" calcext:value-type="float">
            <text:p>776080507524</text:p>
          </table:table-cell>
          <table:table-cell table:style-name="ce2" office:value-type="string" calcext:value-type="string">
            <text:p>KANTUN PARDILLO EDUARDO ENRIQU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59-1</text:p>
          </table:table-cell>
          <table:table-cell table:style-name="ce11" office:value-type="date" office:date-value="2019-05-08" calcext:value-type="date">
            <text:p>0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31001377" calcext:value-type="float">
            <text:p>772031001377</text:p>
          </table:table-cell>
          <table:table-cell table:style-name="ce2" office:value-type="string" calcext:value-type="string">
            <text:p>CHI CHALE GUILLERM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60-1</text:p>
          </table:table-cell>
          <table:table-cell table:style-name="ce11" office:value-type="date" office:date-value="2019-05-08" calcext:value-type="date">
            <text:p>0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00658358" calcext:value-type="float">
            <text:p>773000658358</text:p>
          </table:table-cell>
          <table:table-cell table:style-name="ce2" office:value-type="string" calcext:value-type="string">
            <text:p>SABIDO COUOH JORGE DAVID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761-2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871100077" calcext:value-type="float">
            <text:p>774871100077</text:p>
          </table:table-cell>
          <table:table-cell table:style-name="ce2" office:value-type="string" calcext:value-type="string">
            <text:p>VELAZCO DE B MA DE LA C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63-1</text:p>
          </table:table-cell>
          <table:table-cell table:style-name="ce11" office:value-type="date" office:date-value="2019-05-08" calcext:value-type="date">
            <text:p>0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70901809" calcext:value-type="float">
            <text:p>774070901809</text:p>
          </table:table-cell>
          <table:table-cell table:style-name="ce2" office:value-type="string" calcext:value-type="string">
            <text:p>LUNA GOMEZ ISMENE C. .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764-2</text:p>
          </table:table-cell>
          <table:table-cell table:style-name="ce11" office:value-type="date" office:date-value="2019-06-22" calcext:value-type="date">
            <text:p>22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5981101415" calcext:value-type="float">
            <text:p>775981101415</text:p>
          </table:table-cell>
          <table:table-cell table:style-name="ce2" office:value-type="string" calcext:value-type="string">
            <text:p>GOMEZ WENDY PATRICI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66-2</text:p>
          </table:table-cell>
          <table:table-cell table:style-name="ce11" office:value-type="date" office:date-value="2019-05-17" calcext:value-type="date">
            <text:p>17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20102155" calcext:value-type="float">
            <text:p>774120102155</text:p>
          </table:table-cell>
          <table:table-cell table:style-name="ce2" office:value-type="string" calcext:value-type="string">
            <text:p>AYALA VARGUEZ MARTIN FERNAND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>
          <table:table-cell table:style-name="ce2" office:value-type="string" calcext:value-type="string">
            <text:p>YU000767-1</text:p>
          </table:table-cell>
          <table:table-cell table:style-name="ce11" office:value-type="date" office:date-value="2019-05-09" calcext:value-type="date">
            <text:p>09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10403791" calcext:value-type="float">
            <text:p>772110403791</text:p>
          </table:table-cell>
          <table:table-cell table:style-name="ce2" office:value-type="string" calcext:value-type="string">
            <text:p>DZUL HUCHIM EMILIAN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68-1</text:p>
          </table:table-cell>
          <table:table-cell table:style-name="ce11" office:value-type="date" office:date-value="2019-05-10" calcext:value-type="date">
            <text:p>10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70201188" calcext:value-type="float">
            <text:p>771970201188</text:p>
          </table:table-cell>
          <table:table-cell table:style-name="ce2" office:value-type="string" calcext:value-type="string">
            <text:p>JULIA CHAN UC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69-1</text:p>
          </table:table-cell>
          <table:table-cell table:style-name="ce11" office:value-type="date" office:date-value="2019-05-10" calcext:value-type="date">
            <text:p>10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40901358" calcext:value-type="float">
            <text:p>777040901358</text:p>
          </table:table-cell>
          <table:table-cell table:style-name="ce2" office:value-type="string" calcext:value-type="string">
            <text:p>RUELAS PECH JOSE GUADALUP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>
          <table:table-cell table:style-name="ce2" office:value-type="string" calcext:value-type="string">
            <text:p>YU000770-2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80902021" calcext:value-type="float">
            <text:p>777080902021</text:p>
          </table:table-cell>
          <table:table-cell table:style-name="ce2" office:value-type="string" calcext:value-type="string">
            <text:p>CHI HERRERA GILBERT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 table:visibility="filter">
          <table:table-cell table:style-name="ce2" office:value-type="string" calcext:value-type="string">
            <text:p>YU000773-2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960201042" calcext:value-type="float">
            <text:p>773960201042</text:p>
          </table:table-cell>
          <table:table-cell table:style-name="ce2" office:value-type="string" calcext:value-type="string">
            <text:p>HECTOR R RODRIGUEZ SABIDO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2390" calcext:value-type="currency">
            <text:p>$12,390.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74-1</text:p>
          </table:table-cell>
          <table:table-cell table:style-name="ce11" office:value-type="date" office:date-value="2019-05-11" calcext:value-type="date">
            <text:p>11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31202169" calcext:value-type="float">
            <text:p>777131202169</text:p>
          </table:table-cell>
          <table:table-cell table:style-name="ce2" office:value-type="string" calcext:value-type="string">
            <text:p>PINZON CABRERA JAIRO ADIER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775-2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060801435" calcext:value-type="float">
            <text:p>773060801435</text:p>
          </table:table-cell>
          <table:table-cell table:style-name="ce2" office:value-type="string" calcext:value-type="string">
            <text:p>EK PECH WALTER AUGUST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776-3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3050700363" calcext:value-type="float">
            <text:p>773050700363</text:p>
          </table:table-cell>
          <table:table-cell table:style-name="ce2" office:value-type="string" calcext:value-type="string">
            <text:p>MIRANDA CHAVEZ RUBI ELIZABETH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2150" calcext:value-type="currency">
            <text:p>$12,150.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777-2</text:p>
          </table:table-cell>
          <table:table-cell table:style-name="ce11" office:value-type="date" office:date-value="2019-06-27" calcext:value-type="date">
            <text:p>2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60602935" calcext:value-type="float">
            <text:p>774060602935</text:p>
          </table:table-cell>
          <table:table-cell table:style-name="ce2" office:value-type="string" calcext:value-type="string">
            <text:p>CRUZ MEDINA FRANCISCO DE A.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78-2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120802461" calcext:value-type="float">
            <text:p>770120802461</text:p>
          </table:table-cell>
          <table:table-cell table:style-name="ce2" office:value-type="string" calcext:value-type="string">
            <text:p>AKE CHAN JAZMIN GUADALUP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79-1</text:p>
          </table:table-cell>
          <table:table-cell table:style-name="ce11" office:value-type="date" office:date-value="2019-05-13" calcext:value-type="date">
            <text:p>1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100200971" calcext:value-type="float">
            <text:p>775100200971</text:p>
          </table:table-cell>
          <table:table-cell table:style-name="ce2" office:value-type="string" calcext:value-type="string">
            <text:p>DE LA ROSA REYES MINERV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80-1</text:p>
          </table:table-cell>
          <table:table-cell table:style-name="ce11" office:value-type="date" office:date-value="2019-05-13" calcext:value-type="date">
            <text:p>1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71002021" calcext:value-type="float">
            <text:p>774971002021</text:p>
          </table:table-cell>
          <table:table-cell table:style-name="ce2" office:value-type="string" calcext:value-type="string">
            <text:p>NADIA E. CANTON LOPEZ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81-1</text:p>
          </table:table-cell>
          <table:table-cell table:style-name="ce11" office:value-type="date" office:date-value="2019-05-13" calcext:value-type="date">
            <text:p>1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00803702" calcext:value-type="float">
            <text:p>776100803702</text:p>
          </table:table-cell>
          <table:table-cell table:style-name="ce2" office:value-type="string" calcext:value-type="string">
            <text:p>TORRES ZAPATA ERICK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83-2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40503507" calcext:value-type="float">
            <text:p>774040503507</text:p>
          </table:table-cell>
          <table:table-cell table:style-name="ce2" office:value-type="string" calcext:value-type="string">
            <text:p>FELIPE DE JESUS VIANA CH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84-1</text:p>
          </table:table-cell>
          <table:table-cell table:style-name="ce11" office:value-type="date" office:date-value="2019-05-13" calcext:value-type="date">
            <text:p>1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00702621" calcext:value-type="float">
            <text:p>773100702621</text:p>
          </table:table-cell>
          <table:table-cell table:style-name="ce2" office:value-type="string" calcext:value-type="string">
            <text:p>AVALOS ESPARZA ALFRED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85-2</text:p>
          </table:table-cell>
          <table:table-cell table:style-name="ce11" office:value-type="date" office:date-value="2019-06-26" calcext:value-type="date">
            <text:p>2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40601671" calcext:value-type="float">
            <text:p>774140601671</text:p>
          </table:table-cell>
          <table:table-cell table:style-name="ce2" office:value-type="string" calcext:value-type="string">
            <text:p>PECH CORTES ROSALIA DEL CARME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86-1</text:p>
          </table:table-cell>
          <table:table-cell table:style-name="ce11" office:value-type="date" office:date-value="2019-05-14" calcext:value-type="date">
            <text:p>14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50200774" calcext:value-type="float">
            <text:p>776150200774</text:p>
          </table:table-cell>
          <table:table-cell table:style-name="ce2" office:value-type="string" calcext:value-type="string">
            <text:p>CARRILLO ARIAS LIMBAN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87-1</text:p>
          </table:table-cell>
          <table:table-cell table:style-name="ce11" office:value-type="date" office:date-value="2019-05-14" calcext:value-type="date">
            <text:p>14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80306201" calcext:value-type="float">
            <text:p>776080306201</text:p>
          </table:table-cell>
          <table:table-cell table:style-name="ce2" office:value-type="string" calcext:value-type="string">
            <text:p>HERNANDEZ CRUZ ZENAID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88-1</text:p>
          </table:table-cell>
          <table:table-cell table:style-name="ce11" office:value-type="date" office:date-value="2019-05-14" calcext:value-type="date">
            <text:p>14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050800881" calcext:value-type="float">
            <text:p>770050800881</text:p>
          </table:table-cell>
          <table:table-cell table:style-name="ce2" office:value-type="string" calcext:value-type="string">
            <text:p>CETINA CETZ FRANCISCO DAVID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89-1</text:p>
          </table:table-cell>
          <table:table-cell table:style-name="ce11" office:value-type="date" office:date-value="2019-05-14" calcext:value-type="date">
            <text:p>14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10501873" calcext:value-type="float">
            <text:p>772110501873</text:p>
          </table:table-cell>
          <table:table-cell table:style-name="ce2" office:value-type="string" calcext:value-type="string">
            <text:p>MOO CANCHE MARCO ANTONI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91-1</text:p>
          </table:table-cell>
          <table:table-cell table:style-name="ce11" office:value-type="date" office:date-value="2019-05-14" calcext:value-type="date">
            <text:p>14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80103032" calcext:value-type="float">
            <text:p>776080103032</text:p>
          </table:table-cell>
          <table:table-cell table:style-name="ce2" office:value-type="string" calcext:value-type="string">
            <text:p>FRANCO CERVERA MARIA EVELIA 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92-1</text:p>
          </table:table-cell>
          <table:table-cell table:style-name="ce11" office:value-type="date" office:date-value="2019-05-15" calcext:value-type="date">
            <text:p>15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10500818" calcext:value-type="float">
            <text:p>772110500818</text:p>
          </table:table-cell>
          <table:table-cell table:style-name="ce2" office:value-type="string" calcext:value-type="string">
            <text:p>MORALES CASTILLO DAVID MANU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93-1</text:p>
          </table:table-cell>
          <table:table-cell table:style-name="ce11" office:value-type="date" office:date-value="2019-05-15" calcext:value-type="date">
            <text:p>15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21200819" calcext:value-type="float">
            <text:p>772021200819</text:p>
          </table:table-cell>
          <table:table-cell table:style-name="ce2" office:value-type="string" calcext:value-type="string">
            <text:p>CAMARA PANTI ELVER DANI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94-1</text:p>
          </table:table-cell>
          <table:table-cell table:style-name="ce11" office:value-type="date" office:date-value="2019-05-15" calcext:value-type="date">
            <text:p>15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61100782" calcext:value-type="float">
            <text:p>772961100782</text:p>
          </table:table-cell>
          <table:table-cell table:style-name="ce2" office:value-type="string" calcext:value-type="string">
            <text:p>AURORA CASTILLO UICAB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796-2</text:p>
          </table:table-cell>
          <table:table-cell table:style-name="ce11" office:value-type="date" office:date-value="2019-07-02" calcext:value-type="date">
            <text:p>0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1990405511" calcext:value-type="float">
            <text:p>771990405511</text:p>
          </table:table-cell>
          <table:table-cell table:style-name="ce2" office:value-type="string" calcext:value-type="string">
            <text:p>CARLOS M ARJONA OJEDA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97-1</text:p>
          </table:table-cell>
          <table:table-cell table:style-name="ce11" office:value-type="date" office:date-value="2019-05-16" calcext:value-type="date">
            <text:p>16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80305689" calcext:value-type="float">
            <text:p>776080305689</text:p>
          </table:table-cell>
          <table:table-cell table:style-name="ce2" office:value-type="string" calcext:value-type="string">
            <text:p>MEDINA SOLIS NOR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799-2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40303991" calcext:value-type="float">
            <text:p>773140303991</text:p>
          </table:table-cell>
          <table:table-cell table:style-name="ce2" office:value-type="string" calcext:value-type="string">
            <text:p>GOMEZ NEGROE SINTIQUE OFI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00-2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81001841" calcext:value-type="float">
            <text:p>773981001841</text:p>
          </table:table-cell>
          <table:table-cell table:style-name="ce2" office:value-type="string" calcext:value-type="string">
            <text:p>BASTARRACHEA US DAHI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05-2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80602946" calcext:value-type="float">
            <text:p>771980602946</text:p>
          </table:table-cell>
          <table:table-cell table:style-name="ce2" office:value-type="string" calcext:value-type="string">
            <text:p>JUSTO D DE G BURGOS GL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06-2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00603941" calcext:value-type="float">
            <text:p>773100603941</text:p>
          </table:table-cell>
          <table:table-cell table:style-name="ce2" office:value-type="string" calcext:value-type="string">
            <text:p>BAUTISTA ORLAINETA ANDRE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11-1</text:p>
          </table:table-cell>
          <table:table-cell table:style-name="ce11" office:value-type="date" office:date-value="2019-05-17" calcext:value-type="date">
            <text:p>17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860900512" calcext:value-type="float">
            <text:p>773860900512</text:p>
          </table:table-cell>
          <table:table-cell table:style-name="ce2" office:value-type="string" calcext:value-type="string">
            <text:p>MANUEL DE J MARTINEZ R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>
          <table:table-cell table:style-name="ce2" office:value-type="string" calcext:value-type="string">
            <text:p>YU000813-1</text:p>
          </table:table-cell>
          <table:table-cell table:style-name="ce11" office:value-type="date" office:date-value="2019-05-17" calcext:value-type="date">
            <text:p>17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60400183" calcext:value-type="float">
            <text:p>772060400183</text:p>
          </table:table-cell>
          <table:table-cell table:style-name="ce2" office:value-type="string" calcext:value-type="string">
            <text:p>NARVAEZ DZUL DULCE MARI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14-1</text:p>
          </table:table-cell>
          <table:table-cell table:style-name="ce11" office:value-type="date" office:date-value="2019-05-18" calcext:value-type="date">
            <text:p>1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840800680" calcext:value-type="float">
            <text:p>772840800680</text:p>
          </table:table-cell>
          <table:table-cell table:style-name="ce2" office:value-type="string" calcext:value-type="string">
            <text:p>CANUL CHIM ELMER DE JESU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18-2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51106828" calcext:value-type="float">
            <text:p>774051106828</text:p>
          </table:table-cell>
          <table:table-cell table:style-name="ce2" office:value-type="string" calcext:value-type="string">
            <text:p>SERGIO MANUEL CASTILLO PACHEC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819-3</text:p>
          </table:table-cell>
          <table:table-cell table:style-name="ce11" office:value-type="date" office:date-value="2019-06-27" calcext:value-type="date">
            <text:p>27/06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6070901895" calcext:value-type="float">
            <text:p>776070901895</text:p>
          </table:table-cell>
          <table:table-cell table:style-name="ce2" office:value-type="string" calcext:value-type="string">
            <text:p>REJON PATRON LOURDES GUADALUPE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2390" calcext:value-type="currency">
            <text:p>$12,390.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20-2</text:p>
          </table:table-cell>
          <table:table-cell table:style-name="ce11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40102738" calcext:value-type="float">
            <text:p>771940102738</text:p>
          </table:table-cell>
          <table:table-cell table:style-name="ce2" office:value-type="string" calcext:value-type="string">
            <text:p>MANUEL CARDENAS SANTAN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22-1</text:p>
          </table:table-cell>
          <table:table-cell table:style-name="ce11" office:value-type="date" office:date-value="2019-05-18" calcext:value-type="date">
            <text:p>1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00456091" calcext:value-type="float">
            <text:p>772000456091</text:p>
          </table:table-cell>
          <table:table-cell table:style-name="ce2" office:value-type="string" calcext:value-type="string">
            <text:p>SULUB RAMOS MIRIAM DEL SOCORR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23-1</text:p>
          </table:table-cell>
          <table:table-cell table:style-name="ce11" office:value-type="date" office:date-value="2019-05-18" calcext:value-type="date">
            <text:p>1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21200776" calcext:value-type="float">
            <text:p>772921200776</text:p>
          </table:table-cell>
          <table:table-cell table:style-name="ce2" office:value-type="string" calcext:value-type="string">
            <text:p>RODRIGUEZ MARIA MARGARIT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24-3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0460341" calcext:value-type="float">
            <text:p>774000460341</text:p>
          </table:table-cell>
          <table:table-cell table:style-name="ce2" office:value-type="string" calcext:value-type="string">
            <text:p>CARRILLO QUIJANO ADAN IVA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26-1</text:p>
          </table:table-cell>
          <table:table-cell table:style-name="ce11" office:value-type="date" office:date-value="2019-05-20" calcext:value-type="date">
            <text:p>20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61101749" calcext:value-type="float">
            <text:p>774961101749</text:p>
          </table:table-cell>
          <table:table-cell table:style-name="ce2" office:value-type="string" calcext:value-type="string">
            <text:p>GABRIEL J SANCHEZ ARJON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>
          <table:table-cell table:style-name="ce2" office:value-type="string" calcext:value-type="string">
            <text:p>YU000828-2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30800266" calcext:value-type="float">
            <text:p>778030800266</text:p>
          </table:table-cell>
          <table:table-cell table:style-name="ce2" office:value-type="string" calcext:value-type="string">
            <text:p>VALENCIA PALMA BERNAB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829-4</text:p>
          </table:table-cell>
          <table:table-cell table:style-name="ce11" office:value-type="date" office:date-value="2019-07-04" calcext:value-type="date">
            <text:p>04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7091003222" calcext:value-type="float">
            <text:p>777091003222</text:p>
          </table:table-cell>
          <table:table-cell table:style-name="ce2" office:value-type="string" calcext:value-type="string">
            <text:p>VEGA DOMINGUEZ HUBERT GABRI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30-2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01256826" calcext:value-type="float">
            <text:p>772001256826</text:p>
          </table:table-cell>
          <table:table-cell table:style-name="ce2" office:value-type="string" calcext:value-type="string">
            <text:p>SALOMON PEREZ DIA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32-2</text:p>
          </table:table-cell>
          <table:table-cell table:style-name="ce11" office:value-type="date" office:date-value="2019-05-21" calcext:value-type="date">
            <text:p>21/05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020604146" calcext:value-type="float">
            <text:p>771020604146</text:p>
          </table:table-cell>
          <table:table-cell table:style-name="ce2" office:value-type="string" calcext:value-type="string">
            <text:p>CANUL MATU MARCELINO</text:p>
          </table:table-cell>
          <table:table-cell table:style-name="ce2" office:value-type="string" calcext:value-type="string">
            <text:p>RODEKA</text:p>
          </table:table-cell>
          <table:table-cell table:style-name="ce10" office:value-type="currency" office:currency="MXN" office:value="9248" calcext:value-type="currency">
            <text:p>$9,248.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834-2</text:p>
          </table:table-cell>
          <table:table-cell table:style-name="ce11" office:value-type="date" office:date-value="2019-07-04" calcext:value-type="date">
            <text:p>04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150202910" calcext:value-type="float">
            <text:p>774150202910</text:p>
          </table:table-cell>
          <table:table-cell table:style-name="ce2" office:value-type="string" calcext:value-type="string">
            <text:p>NAVARRO ESCOBEDO MARIA ESTHE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35-1</text:p>
          </table:table-cell>
          <table:table-cell table:style-name="ce11" office:value-type="date" office:date-value="2019-05-22" calcext:value-type="date">
            <text:p>22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50603659" calcext:value-type="float">
            <text:p>773150603659</text:p>
          </table:table-cell>
          <table:table-cell table:style-name="ce2" office:value-type="string" calcext:value-type="string">
            <text:p>MANZANO GIL ALEJANDRA LEGISLIE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37-1</text:p>
          </table:table-cell>
          <table:table-cell table:style-name="ce11" office:value-type="date" office:date-value="2019-05-22" calcext:value-type="date">
            <text:p>22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10902606" calcext:value-type="float">
            <text:p>772110902606</text:p>
          </table:table-cell>
          <table:table-cell table:style-name="ce2" office:value-type="string" calcext:value-type="string">
            <text:p>PEREZ ESTRELLA JOSE SOCORRO</text:p>
          </table:table-cell>
          <table:table-cell table:style-name="ce2" office:value-type="string" calcext:value-type="string">
            <text:p>DR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38-1</text:p>
          </table:table-cell>
          <table:table-cell table:style-name="ce11" office:value-type="date" office:date-value="2019-05-23" calcext:value-type="date">
            <text:p>2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1201306" calcext:value-type="float">
            <text:p>777141201306</text:p>
          </table:table-cell>
          <table:table-cell table:style-name="ce2" office:value-type="string" calcext:value-type="string">
            <text:p>ALBORNOZ DIAZ DALIA FABIOLA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39-1</text:p>
          </table:table-cell>
          <table:table-cell table:style-name="ce11" office:value-type="date" office:date-value="2019-05-23" calcext:value-type="date">
            <text:p>2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21100224" calcext:value-type="float">
            <text:p>772921100224</text:p>
          </table:table-cell>
          <table:table-cell table:style-name="ce2" office:value-type="string" calcext:value-type="string">
            <text:p>DIAZ SANCHEZ KARLA GUADALUP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40-1</text:p>
          </table:table-cell>
          <table:table-cell table:style-name="ce11" office:value-type="date" office:date-value="2019-05-23" calcext:value-type="date">
            <text:p>2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950900981" calcext:value-type="float">
            <text:p>775950900981</text:p>
          </table:table-cell>
          <table:table-cell table:style-name="ce2" office:value-type="string" calcext:value-type="string">
            <text:p>POOT CAMPOS LUI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841-2</text:p>
          </table:table-cell>
          <table:table-cell table:style-name="ce11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2120901365" calcext:value-type="float">
            <text:p>772120901365</text:p>
          </table:table-cell>
          <table:table-cell table:style-name="ce2" office:value-type="string" calcext:value-type="string">
            <text:p>CAUICH MENDEZ CESAR ARMAND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842-2</text:p>
          </table:table-cell>
          <table:table-cell table:style-name="ce11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3921201078" calcext:value-type="float">
            <text:p>773921201078</text:p>
          </table:table-cell>
          <table:table-cell table:style-name="ce2" office:value-type="string" calcext:value-type="string">
            <text:p>MERCADO PERAZA ALBERTO MARTI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844-2</text:p>
          </table:table-cell>
          <table:table-cell table:style-name="ce11" office:value-type="date" office:date-value="2019-07-04" calcext:value-type="date">
            <text:p>04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1040303801" calcext:value-type="float">
            <text:p>771040303801</text:p>
          </table:table-cell>
          <table:table-cell table:style-name="ce2" office:value-type="string" calcext:value-type="string">
            <text:p>MARIN ALVAREZ JOSE TRINIDAD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11000" calcext:value-type="float">
            <text:p>110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45-1</text:p>
          </table:table-cell>
          <table:table-cell table:style-name="ce11" office:value-type="date" office:date-value="2019-05-24" calcext:value-type="date">
            <text:p>24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000957951" calcext:value-type="float">
            <text:p>775000957951</text:p>
          </table:table-cell>
          <table:table-cell table:style-name="ce2" office:value-type="string" calcext:value-type="string">
            <text:p>LOPEZ CAMPOMANES PEDR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46-1</text:p>
          </table:table-cell>
          <table:table-cell table:style-name="ce11" office:value-type="date" office:date-value="2019-05-24" calcext:value-type="date">
            <text:p>24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970900731" calcext:value-type="float">
            <text:p>775970900731</text:p>
          </table:table-cell>
          <table:table-cell table:style-name="ce2" office:value-type="string" calcext:value-type="string">
            <text:p>PISTE AGUILAR CAMIL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847-2</text:p>
          </table:table-cell>
          <table:table-cell table:style-name="ce11" office:value-type="date" office:date-value="2019-07-10" calcext:value-type="date">
            <text:p>10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6100706332" calcext:value-type="float">
            <text:p>776100706332</text:p>
          </table:table-cell>
          <table:table-cell table:style-name="ce2" office:value-type="string" calcext:value-type="string">
            <text:p>LOPEZ LANDEROS SOBEID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48-2</text:p>
          </table:table-cell>
          <table:table-cell table:style-name="ce11" office:value-type="date" office:date-value="2019-07-05" calcext:value-type="date">
            <text:p>0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1101271" calcext:value-type="float">
            <text:p>774941101271</text:p>
          </table:table-cell>
          <table:table-cell table:style-name="ce2" office:value-type="string" calcext:value-type="string">
            <text:p>ROSADO MENDEZ FRANCISCO JESUS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50-1</text:p>
          </table:table-cell>
          <table:table-cell table:style-name="ce11" office:value-type="date" office:date-value="2019-05-24" calcext:value-type="date">
            <text:p>24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60401421" calcext:value-type="float">
            <text:p>774960401421</text:p>
          </table:table-cell>
          <table:table-cell table:style-name="ce2" office:value-type="string" calcext:value-type="string">
            <text:p>JULIO DURAN BALAM.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52-1</text:p>
          </table:table-cell>
          <table:table-cell table:style-name="ce11" office:value-type="date" office:date-value="2019-05-24" calcext:value-type="date">
            <text:p>24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20100334" calcext:value-type="float">
            <text:p>778920100334</text:p>
          </table:table-cell>
          <table:table-cell table:style-name="ce2" office:value-type="string" calcext:value-type="string">
            <text:p>GABRIEL GONZALEZ ALVARAD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53-1</text:p>
          </table:table-cell>
          <table:table-cell table:style-name="ce11" office:value-type="date" office:date-value="2019-05-24" calcext:value-type="date">
            <text:p>24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71000288" calcext:value-type="float">
            <text:p>778971000288</text:p>
          </table:table-cell>
          <table:table-cell table:style-name="ce2" office:value-type="string" calcext:value-type="string">
            <text:p>SILVIO A CAAMAL CHAL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856-2</text:p>
          </table:table-cell>
          <table:table-cell table:style-name="ce11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5960300183" calcext:value-type="float">
            <text:p>775960300183</text:p>
          </table:table-cell>
          <table:table-cell table:style-name="ce2" office:value-type="string" calcext:value-type="string">
            <text:p>DEYSI SANTIAGO DE TINTOR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59-1</text:p>
          </table:table-cell>
          <table:table-cell table:style-name="ce11" office:value-type="date" office:date-value="2019-05-28" calcext:value-type="date">
            <text:p>2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40800197" calcext:value-type="float">
            <text:p>778940800197</text:p>
          </table:table-cell>
          <table:table-cell table:style-name="ce2" office:value-type="string" calcext:value-type="string">
            <text:p>JOSE ALBERTO KU CANU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60-1</text:p>
          </table:table-cell>
          <table:table-cell table:style-name="ce11" office:value-type="date" office:date-value="2019-05-28" calcext:value-type="date">
            <text:p>2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21200272" calcext:value-type="float">
            <text:p>778021200272</text:p>
          </table:table-cell>
          <table:table-cell table:style-name="ce2" office:value-type="string" calcext:value-type="string">
            <text:p>CARLOS E TUN POLANC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62-1</text:p>
          </table:table-cell>
          <table:table-cell table:style-name="ce11" office:value-type="date" office:date-value="2019-05-28" calcext:value-type="date">
            <text:p>2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0358954" calcext:value-type="float">
            <text:p>774000358954</text:p>
          </table:table-cell>
          <table:table-cell table:style-name="ce2" office:value-type="string" calcext:value-type="string">
            <text:p>UICAB GONGORA CARLOS ANTONI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864-2</text:p>
          </table:table-cell>
          <table:table-cell table:style-name="ce11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080105396" calcext:value-type="float">
            <text:p>776080105396</text:p>
          </table:table-cell>
          <table:table-cell table:style-name="ce2" office:value-type="string" calcext:value-type="string">
            <text:p>MOSQUEDA ESPITA GASPAR ALONS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65-1</text:p>
          </table:table-cell>
          <table:table-cell table:style-name="ce11" office:value-type="date" office:date-value="2019-05-28" calcext:value-type="date">
            <text:p>2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030802405" calcext:value-type="float">
            <text:p>775030802405</text:p>
          </table:table-cell>
          <table:table-cell table:style-name="ce2" office:value-type="string" calcext:value-type="string">
            <text:p>VICTOR JUAN DE LA ROS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66-1</text:p>
          </table:table-cell>
          <table:table-cell table:style-name="ce11" office:value-type="date" office:date-value="2019-05-28" calcext:value-type="date">
            <text:p>2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20400824" calcext:value-type="float">
            <text:p>773920400824</text:p>
          </table:table-cell>
          <table:table-cell table:style-name="ce2" office:value-type="string" calcext:value-type="string">
            <text:p>HERMENEGILDO CANUL XOO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867-2</text:p>
          </table:table-cell>
          <table:table-cell table:style-name="ce11" office:value-type="date" office:date-value="2019-07-10" calcext:value-type="date">
            <text:p>10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5040200870" calcext:value-type="float">
            <text:p>775040200870</text:p>
          </table:table-cell>
          <table:table-cell table:style-name="ce2" office:value-type="string" calcext:value-type="string">
            <text:p>ROSALES CETINA YASMI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868-2</text:p>
          </table:table-cell>
          <table:table-cell table:style-name="ce11" office:value-type="date" office:date-value="2019-07-16" calcext:value-type="date">
            <text:p>1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6160403398" calcext:value-type="float">
            <text:p>776160403398</text:p>
          </table:table-cell>
          <table:table-cell table:style-name="ce2" office:value-type="string" calcext:value-type="string">
            <text:p>ALPUCHE BUENFIL JORGE FRANCISC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70-1</text:p>
          </table:table-cell>
          <table:table-cell table:style-name="ce11" office:value-type="date" office:date-value="2019-05-28" calcext:value-type="date">
            <text:p>2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050701087" calcext:value-type="float">
            <text:p>775050701087</text:p>
          </table:table-cell>
          <table:table-cell table:style-name="ce2" office:value-type="string" calcext:value-type="string">
            <text:p>MORALES OSALDE MARIAN GPE.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71-1</text:p>
          </table:table-cell>
          <table:table-cell table:style-name="ce11" office:value-type="date" office:date-value="2019-05-28" calcext:value-type="date">
            <text:p>2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20400988" calcext:value-type="float">
            <text:p>771920400988</text:p>
          </table:table-cell>
          <table:table-cell table:style-name="ce2" office:value-type="string" calcext:value-type="string">
            <text:p>OSALDE ALCOCER JOSE LUI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72-1</text:p>
          </table:table-cell>
          <table:table-cell table:style-name="ce11" office:value-type="date" office:date-value="2019-05-28" calcext:value-type="date">
            <text:p>2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090101180" calcext:value-type="float">
            <text:p>775090101180</text:p>
          </table:table-cell>
          <table:table-cell table:style-name="ce2" office:value-type="string" calcext:value-type="string">
            <text:p>SALAS PEREZ JORG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873-2</text:p>
          </table:table-cell>
          <table:table-cell table:style-name="ce11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100504935" calcext:value-type="float">
            <text:p>773100504935</text:p>
          </table:table-cell>
          <table:table-cell table:style-name="ce2" office:value-type="string" calcext:value-type="string">
            <text:p>RODRIGUEZ POOT JORGE LUI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874-2</text:p>
          </table:table-cell>
          <table:table-cell table:style-name="ce11" office:value-type="date" office:date-value="2019-07-16" calcext:value-type="date">
            <text:p>1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2130902831" calcext:value-type="float">
            <text:p>772130902831</text:p>
          </table:table-cell>
          <table:table-cell table:style-name="ce2" office:value-type="string" calcext:value-type="string">
            <text:p>MAY SOSA GUADALUPE MELQUIADE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76-1</text:p>
          </table:table-cell>
          <table:table-cell table:style-name="ce11" office:value-type="date" office:date-value="2019-05-29" calcext:value-type="date">
            <text:p>29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30400608" calcext:value-type="float">
            <text:p>774930400608</text:p>
          </table:table-cell>
          <table:table-cell table:style-name="ce2" office:value-type="string" calcext:value-type="string">
            <text:p>MATILDE CANU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77-1</text:p>
          </table:table-cell>
          <table:table-cell table:style-name="ce11" office:value-type="date" office:date-value="2019-05-29" calcext:value-type="date">
            <text:p>29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30200790" calcext:value-type="float">
            <text:p>774930200790</text:p>
          </table:table-cell>
          <table:table-cell table:style-name="ce2" office:value-type="string" calcext:value-type="string">
            <text:p>ELSY NOEMI CERVERA UICAB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879-2</text:p>
          </table:table-cell>
          <table:table-cell table:style-name="ce11" office:value-type="date" office:date-value="2019-07-13" calcext:value-type="date">
            <text:p>1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4990201591" calcext:value-type="float">
            <text:p>774990201591</text:p>
          </table:table-cell>
          <table:table-cell table:style-name="ce2" office:value-type="string" calcext:value-type="string">
            <text:p>MARIO MAY SANSORES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80-1</text:p>
          </table:table-cell>
          <table:table-cell table:style-name="ce11" office:value-type="date" office:date-value="2019-05-30" calcext:value-type="date">
            <text:p>30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1001551" calcext:value-type="float">
            <text:p>774941001551</text:p>
          </table:table-cell>
          <table:table-cell table:style-name="ce2" office:value-type="string" calcext:value-type="string">
            <text:p>GLADYS GUILLERMO NAHUAT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881-2</text:p>
          </table:table-cell>
          <table:table-cell table:style-name="ce11" office:value-type="date" office:date-value="2019-07-12" calcext:value-type="date">
            <text:p>1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110106368" calcext:value-type="float">
            <text:p>776110106368</text:p>
          </table:table-cell>
          <table:table-cell table:style-name="ce2" office:value-type="string" calcext:value-type="string">
            <text:p>VILLALTA HAAS ANA MARI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82-1</text:p>
          </table:table-cell>
          <table:table-cell table:style-name="ce11" office:value-type="date" office:date-value="2019-05-31" calcext:value-type="date">
            <text:p>31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11100601" calcext:value-type="float">
            <text:p>772111100601</text:p>
          </table:table-cell>
          <table:table-cell table:style-name="ce2" office:value-type="string" calcext:value-type="string">
            <text:p>MAY MAY NESTOR GIMEL</text:p>
          </table:table-cell>
          <table:table-cell table:style-name="ce2" office:value-type="string" calcext:value-type="string">
            <text:p>DR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83-1</text:p>
          </table:table-cell>
          <table:table-cell table:style-name="ce11" office:value-type="date" office:date-value="2019-05-31" calcext:value-type="date">
            <text:p>31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31202473" calcext:value-type="float">
            <text:p>773131202473</text:p>
          </table:table-cell>
          <table:table-cell table:style-name="ce2" office:value-type="string" calcext:value-type="string">
            <text:p>BASTO BASTARRACHEA MIGUEL A.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84-1</text:p>
          </table:table-cell>
          <table:table-cell table:style-name="ce11" office:value-type="date" office:date-value="2019-05-31" calcext:value-type="date">
            <text:p>31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110802391" calcext:value-type="float">
            <text:p>770110802391</text:p>
          </table:table-cell>
          <table:table-cell table:style-name="ce2" office:value-type="string" calcext:value-type="string">
            <text:p>POOT HAU SINTIA DEL CARME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86-1</text:p>
          </table:table-cell>
          <table:table-cell table:style-name="ce11" office:value-type="date" office:date-value="2019-05-31" calcext:value-type="date">
            <text:p>31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791200591" calcext:value-type="float">
            <text:p>772791200591</text:p>
          </table:table-cell>
          <table:table-cell table:style-name="ce2" office:value-type="string" calcext:value-type="string">
            <text:p>ALFONSO MEZQUIT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87-1</text:p>
          </table:table-cell>
          <table:table-cell table:style-name="ce11" office:value-type="date" office:date-value="2019-05-31" calcext:value-type="date">
            <text:p>31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60401859" calcext:value-type="float">
            <text:p>776160401859</text:p>
          </table:table-cell>
          <table:table-cell table:style-name="ce2" office:value-type="string" calcext:value-type="string">
            <text:p>CORAL ORTIZ GUADALUPE CONCEPCI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89-1</text:p>
          </table:table-cell>
          <table:table-cell table:style-name="ce11" office:value-type="date" office:date-value="2019-05-31" calcext:value-type="date">
            <text:p>31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80805090" calcext:value-type="float">
            <text:p>771980805090</text:p>
          </table:table-cell>
          <table:table-cell table:style-name="ce2" office:value-type="string" calcext:value-type="string">
            <text:p>WILBERTH GARCIA CHABL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890-2</text:p>
          </table:table-cell>
          <table:table-cell table:style-name="ce11" office:value-type="date" office:date-value="2019-07-16" calcext:value-type="date">
            <text:p>1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7160100596" calcext:value-type="float">
            <text:p>777160100596</text:p>
          </table:table-cell>
          <table:table-cell table:style-name="ce2" office:value-type="string" calcext:value-type="string">
            <text:p>POOL CHAN MAURO ANTONI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891-2</text:p>
          </table:table-cell>
          <table:table-cell table:style-name="ce11" office:value-type="date" office:date-value="2019-07-16" calcext:value-type="date">
            <text:p>1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050401800" calcext:value-type="float">
            <text:p>774050401800</text:p>
          </table:table-cell>
          <table:table-cell table:style-name="ce2" office:value-type="string" calcext:value-type="string">
            <text:p>CUEVAS CHAN SAHARA MA DEL 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93-1</text:p>
          </table:table-cell>
          <table:table-cell table:style-name="ce11" office:value-type="date" office:date-value="2019-05-31" calcext:value-type="date">
            <text:p>31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90701927" calcext:value-type="float">
            <text:p>772090701927</text:p>
          </table:table-cell>
          <table:table-cell table:style-name="ce2" office:value-type="string" calcext:value-type="string">
            <text:p>SIERRA FUENTES ARTUR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94-1</text:p>
          </table:table-cell>
          <table:table-cell table:style-name="ce11" office:value-type="date" office:date-value="2019-06-01" calcext:value-type="date">
            <text:p>01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61200030" calcext:value-type="float">
            <text:p>772061200030</text:p>
          </table:table-cell>
          <table:table-cell table:style-name="ce2" office:value-type="string" calcext:value-type="string">
            <text:p>MARTINEZ ALCOCER MANU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895-2</text:p>
          </table:table-cell>
          <table:table-cell table:style-name="ce11" office:value-type="date" office:date-value="2019-07-19" calcext:value-type="date">
            <text:p>1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900700313" calcext:value-type="float">
            <text:p>774900700313</text:p>
          </table:table-cell>
          <table:table-cell table:style-name="ce2" office:value-type="string" calcext:value-type="string">
            <text:p>CARRILLO RUBEN ERNEST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97-1</text:p>
          </table:table-cell>
          <table:table-cell table:style-name="ce11" office:value-type="date" office:date-value="2019-06-03" calcext:value-type="date">
            <text:p>0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10900049" calcext:value-type="float">
            <text:p>773110900049</text:p>
          </table:table-cell>
          <table:table-cell table:style-name="ce2" office:value-type="string" calcext:value-type="string">
            <text:p>MALDONADO CARDENAS MARIA LUIS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98-1</text:p>
          </table:table-cell>
          <table:table-cell table:style-name="ce11" office:value-type="date" office:date-value="2019-06-03" calcext:value-type="date">
            <text:p>0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70200699" calcext:value-type="float">
            <text:p>773970200699</text:p>
          </table:table-cell>
          <table:table-cell table:style-name="ce2" office:value-type="string" calcext:value-type="string">
            <text:p>TUN LORENZO DAVID GAMALIEL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899-1</text:p>
          </table:table-cell>
          <table:table-cell table:style-name="ce11" office:value-type="date" office:date-value="2019-06-03" calcext:value-type="date">
            <text:p>0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40900503" calcext:value-type="float">
            <text:p>774140900503</text:p>
          </table:table-cell>
          <table:table-cell table:style-name="ce2" office:value-type="string" calcext:value-type="string">
            <text:p>BAAS UCAN DARWIN JESUS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00-1</text:p>
          </table:table-cell>
          <table:table-cell table:style-name="ce11" office:value-type="date" office:date-value="2019-06-04" calcext:value-type="date">
            <text:p>0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80508106" calcext:value-type="float">
            <text:p>773080508106</text:p>
          </table:table-cell>
          <table:table-cell table:style-name="ce2" office:value-type="string" calcext:value-type="string">
            <text:p>PENA GONZALEZ MIRLEY ISABE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01-2</text:p>
          </table:table-cell>
          <table:table-cell table:style-name="ce11" office:value-type="date" office:date-value="2019-07-16" calcext:value-type="date">
            <text:p>1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070302682" calcext:value-type="float">
            <text:p>773070302682</text:p>
          </table:table-cell>
          <table:table-cell table:style-name="ce2" office:value-type="string" calcext:value-type="string">
            <text:p>ROSADO MENA BLANCA ROS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02-2</text:p>
          </table:table-cell>
          <table:table-cell table:style-name="ce11" office:value-type="date" office:date-value="2019-07-16" calcext:value-type="date">
            <text:p>1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7121101551" calcext:value-type="float">
            <text:p>777121101551</text:p>
          </table:table-cell>
          <table:table-cell table:style-name="ce2" office:value-type="string" calcext:value-type="string">
            <text:p>BRICENO TUN MANUEL DE ATOCH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03-1</text:p>
          </table:table-cell>
          <table:table-cell table:style-name="ce11" office:value-type="date" office:date-value="2019-06-04" calcext:value-type="date">
            <text:p>0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2991101571" calcext:value-type="float">
            <text:p>772991101571</text:p>
          </table:table-cell>
          <table:table-cell table:style-name="ce2" office:value-type="string" calcext:value-type="string">
            <text:p>DORACELY FLORES DE LA CRUZ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04-1</text:p>
          </table:table-cell>
          <table:table-cell table:style-name="ce11" office:value-type="date" office:date-value="2019-06-04" calcext:value-type="date">
            <text:p>0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841100568" calcext:value-type="float">
            <text:p>772841100568</text:p>
          </table:table-cell>
          <table:table-cell table:style-name="ce2" office:value-type="string" calcext:value-type="string">
            <text:p>CAN ARANA JOSE ELISE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05-1</text:p>
          </table:table-cell>
          <table:table-cell table:style-name="ce11" office:value-type="date" office:date-value="2019-06-04" calcext:value-type="date">
            <text:p>0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140101822" calcext:value-type="float">
            <text:p>771140101822</text:p>
          </table:table-cell>
          <table:table-cell table:style-name="ce2" office:value-type="string" calcext:value-type="string">
            <text:p>GOMEZ ANGULO JOHANA CAROLIN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06-1</text:p>
          </table:table-cell>
          <table:table-cell table:style-name="ce11" office:value-type="date" office:date-value="2019-06-04" calcext:value-type="date">
            <text:p>0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60403762" calcext:value-type="float">
            <text:p>776160403762</text:p>
          </table:table-cell>
          <table:table-cell table:style-name="ce2" office:value-type="string" calcext:value-type="string">
            <text:p>BRICENO GONGORA KARLA DIANET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07-2</text:p>
          </table:table-cell>
          <table:table-cell table:style-name="ce11" office:value-type="date" office:date-value="2019-07-16" calcext:value-type="date">
            <text:p>1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001057419" calcext:value-type="float">
            <text:p>774001057419</text:p>
          </table:table-cell>
          <table:table-cell table:style-name="ce2" office:value-type="string" calcext:value-type="string">
            <text:p>RUBIO KU JOSE IGNACI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08-2</text:p>
          </table:table-cell>
          <table:table-cell table:style-name="ce11" office:value-type="date" office:date-value="2019-07-25" calcext:value-type="date">
            <text:p>2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090802029" calcext:value-type="float">
            <text:p>773090802029</text:p>
          </table:table-cell>
          <table:table-cell table:style-name="ce2" office:value-type="string" calcext:value-type="string">
            <text:p>ALCOCER PACHECO MARIA 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09-1</text:p>
          </table:table-cell>
          <table:table-cell table:style-name="ce11" office:value-type="date" office:date-value="2019-06-04" calcext:value-type="date">
            <text:p>0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961001337" calcext:value-type="float">
            <text:p>774961001337</text:p>
          </table:table-cell>
          <table:table-cell table:style-name="ce2" office:value-type="string" calcext:value-type="string">
            <text:p>ANA MARIA AVILA GALL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10-1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10703811" calcext:value-type="float">
            <text:p>776110703811</text:p>
          </table:table-cell>
          <table:table-cell table:style-name="ce2" office:value-type="string" calcext:value-type="string">
            <text:p>MAGANA MATA BLANCA LAURA .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11-1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91101638" calcext:value-type="float">
            <text:p>774991101638</text:p>
          </table:table-cell>
          <table:table-cell table:style-name="ce2" office:value-type="string" calcext:value-type="string">
            <text:p>UC CHAN FRANCISCO 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14-1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0261012" calcext:value-type="float">
            <text:p>774000261012</text:p>
          </table:table-cell>
          <table:table-cell table:style-name="ce2" office:value-type="string" calcext:value-type="string">
            <text:p>CAN PECH JUAN BAUTIST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16-1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50200235" calcext:value-type="float">
            <text:p>774050200235</text:p>
          </table:table-cell>
          <table:table-cell table:style-name="ce2" office:value-type="string" calcext:value-type="string">
            <text:p>MACOSAY ORTIZ ELMER JOS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18-1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80502244" calcext:value-type="float">
            <text:p>774080502244</text:p>
          </table:table-cell>
          <table:table-cell table:style-name="ce2" office:value-type="string" calcext:value-type="string">
            <text:p>SANTIAGO BAUTISTA ISSA DEL 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19-1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0557434" calcext:value-type="float">
            <text:p>774000557434</text:p>
          </table:table-cell>
          <table:table-cell table:style-name="ce2" office:value-type="string" calcext:value-type="string">
            <text:p>RENE ALBERTO MAY CHAN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20-1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30800232" calcext:value-type="float">
            <text:p>771930800232</text:p>
          </table:table-cell>
          <table:table-cell table:style-name="ce2" office:value-type="string" calcext:value-type="string">
            <text:p>DELGADO SOLIS MARIA AURORA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21-1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70504145" calcext:value-type="float">
            <text:p>773070504145</text:p>
          </table:table-cell>
          <table:table-cell table:style-name="ce2" office:value-type="string" calcext:value-type="string">
            <text:p>CARRILLO AMAYA OLGA BEATRIZ DE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22-1</text:p>
          </table:table-cell>
          <table:table-cell table:style-name="ce11" office:value-type="date" office:date-value="2019-06-07" calcext:value-type="date">
            <text:p>0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21102198" calcext:value-type="float">
            <text:p>773021102198</text:p>
          </table:table-cell>
          <table:table-cell table:style-name="ce2" office:value-type="string" calcext:value-type="string">
            <text:p>MARTIN CAUICH JORGE CANDELARIO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23-1</text:p>
          </table:table-cell>
          <table:table-cell table:style-name="ce11" office:value-type="date" office:date-value="2019-06-07" calcext:value-type="date">
            <text:p>0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7141103134" calcext:value-type="float">
            <text:p>777141103134</text:p>
          </table:table-cell>
          <table:table-cell table:style-name="ce2" office:value-type="string" calcext:value-type="string">
            <text:p>ORTIZ CAMPOS EDWIN DE JESU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26-1</text:p>
          </table:table-cell>
          <table:table-cell table:style-name="ce11" office:value-type="date" office:date-value="2019-06-07" calcext:value-type="date">
            <text:p>0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40802008" calcext:value-type="float">
            <text:p>774040802008</text:p>
          </table:table-cell>
          <table:table-cell table:style-name="ce2" office:value-type="string" calcext:value-type="string">
            <text:p>BENITEZ GARCIA YESICA ARIAN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27-1</text:p>
          </table:table-cell>
          <table:table-cell table:style-name="ce11" office:value-type="date" office:date-value="2019-06-08" calcext:value-type="date">
            <text:p>0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11103028" calcext:value-type="float">
            <text:p>774011103028</text:p>
          </table:table-cell>
          <table:table-cell table:style-name="ce2" office:value-type="string" calcext:value-type="string">
            <text:p>HERRERA POLANCO DANIEL ALFRED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28-1</text:p>
          </table:table-cell>
          <table:table-cell table:style-name="ce11" office:value-type="date" office:date-value="2019-06-08" calcext:value-type="date">
            <text:p>0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00801608" calcext:value-type="float">
            <text:p>774900801608</text:p>
          </table:table-cell>
          <table:table-cell table:style-name="ce2" office:value-type="string" calcext:value-type="string">
            <text:p>CENTENO COCOM ANGELICA MARI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32-1</text:p>
          </table:table-cell>
          <table:table-cell table:style-name="ce11" office:value-type="date" office:date-value="2019-06-12" calcext:value-type="date">
            <text:p>12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980801446" calcext:value-type="float">
            <text:p>770980801446</text:p>
          </table:table-cell>
          <table:table-cell table:style-name="ce2" office:value-type="string" calcext:value-type="string">
            <text:p>CHARLES ACOSTA JOSE ALVAR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33-1</text:p>
          </table:table-cell>
          <table:table-cell table:style-name="ce11" office:value-type="date" office:date-value="2019-06-12" calcext:value-type="date">
            <text:p>12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11001652" calcext:value-type="float">
            <text:p>773011001652</text:p>
          </table:table-cell>
          <table:table-cell table:style-name="ce2" office:value-type="string" calcext:value-type="string">
            <text:p>QUETZAL HOIL JOSE ARSENI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34-2</text:p>
          </table:table-cell>
          <table:table-cell table:style-name="ce11" office:value-type="date" office:date-value="2019-07-23" calcext:value-type="date">
            <text:p>2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2800202704" calcext:value-type="float">
            <text:p>772800202704</text:p>
          </table:table-cell>
          <table:table-cell table:style-name="ce2" office:value-type="string" calcext:value-type="string">
            <text:p>GONZALEZ VILLORIA JOSE ROSENDO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6700" calcext:value-type="float">
            <text:p>67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36-1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30200093" calcext:value-type="float">
            <text:p>774030200093</text:p>
          </table:table-cell>
          <table:table-cell table:style-name="ce2" office:value-type="string" calcext:value-type="string">
            <text:p>KU CHI JUAN EUGENI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37-1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0458096" calcext:value-type="float">
            <text:p>774000458096</text:p>
          </table:table-cell>
          <table:table-cell table:style-name="ce2" office:value-type="string" calcext:value-type="string">
            <text:p>COCOM JUAN ANDRES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38-1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71001807" calcext:value-type="float">
            <text:p>774971001807</text:p>
          </table:table-cell>
          <table:table-cell table:style-name="ce2" office:value-type="string" calcext:value-type="string">
            <text:p>SALAZAR CRUZ RAMON FELIPE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39-1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0701534" calcext:value-type="float">
            <text:p>777140701534</text:p>
          </table:table-cell>
          <table:table-cell table:style-name="ce2" office:value-type="string" calcext:value-type="string">
            <text:p>CARLOS MARIO ARIAS BADA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40-1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71203722" calcext:value-type="float">
            <text:p>774071203722</text:p>
          </table:table-cell>
          <table:table-cell table:style-name="ce2" office:value-type="string" calcext:value-type="string">
            <text:p>MONTERO PAREDES WENDY GUADALUP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41-2</text:p>
          </table:table-cell>
          <table:table-cell table:style-name="ce11" office:value-type="date" office:date-value="2019-07-24" calcext:value-type="date">
            <text:p>24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8100800722" calcext:value-type="float">
            <text:p>778100800722</text:p>
          </table:table-cell>
          <table:table-cell table:style-name="ce2" office:value-type="string" calcext:value-type="string">
            <text:p>UC CHI MARIA DE LOURDES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42-1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8050800068" calcext:value-type="float">
            <text:p>778050800068</text:p>
          </table:table-cell>
          <table:table-cell table:style-name="ce2" office:value-type="string" calcext:value-type="string">
            <text:p>GILBERTO SEGURA ARJONA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43-1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70300568" calcext:value-type="float">
            <text:p>778070300568</text:p>
          </table:table-cell>
          <table:table-cell table:style-name="ce2" office:value-type="string" calcext:value-type="string">
            <text:p>TUN SEGURA SOFIA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44-1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860900182" calcext:value-type="float">
            <text:p>778860900182</text:p>
          </table:table-cell>
          <table:table-cell table:style-name="ce2" office:value-type="string" calcext:value-type="string">
            <text:p>RICARDO CHAN ARJONA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45-1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8070100160" calcext:value-type="float">
            <text:p>778070100160</text:p>
          </table:table-cell>
          <table:table-cell table:style-name="ce2" office:value-type="string" calcext:value-type="string">
            <text:p>CANCHE UC ZOILA DE LA FLOR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46-1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830601006" calcext:value-type="float">
            <text:p>773830601006</text:p>
          </table:table-cell>
          <table:table-cell table:style-name="ce2" office:value-type="string" calcext:value-type="string">
            <text:p>MANZANILLA C. FELIPE DE J.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47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50102792" calcext:value-type="float">
            <text:p>773050102792</text:p>
          </table:table-cell>
          <table:table-cell table:style-name="ce2" office:value-type="string" calcext:value-type="string">
            <text:p>TZAB CANUL NICOLA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48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7141004713" calcext:value-type="float">
            <text:p>777141004713</text:p>
          </table:table-cell>
          <table:table-cell table:style-name="ce2" office:value-type="string" calcext:value-type="string">
            <text:p>BANDA MOSQUEDA JUANA DEL CARM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49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30704122" calcext:value-type="float">
            <text:p>773130704122</text:p>
          </table:table-cell>
          <table:table-cell table:style-name="ce2" office:value-type="string" calcext:value-type="string">
            <text:p>ESTRELLA BAAS ANGHELI CARELI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50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961101781" calcext:value-type="float">
            <text:p>774961101781</text:p>
          </table:table-cell>
          <table:table-cell table:style-name="ce2" office:value-type="string" calcext:value-type="string">
            <text:p>JOSE A GARCIA VADILL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51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140803041" calcext:value-type="float">
            <text:p>775140803041</text:p>
          </table:table-cell>
          <table:table-cell table:style-name="ce2" office:value-type="string" calcext:value-type="string">
            <text:p>GARCIA LUNA BREND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54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40402594" calcext:value-type="float">
            <text:p>772140402594</text:p>
          </table:table-cell>
          <table:table-cell table:style-name="ce2" office:value-type="string" calcext:value-type="string">
            <text:p>PIMENTEL HAU MARIA DE LA PAZ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56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50302135" calcext:value-type="float">
            <text:p>774050302135</text:p>
          </table:table-cell>
          <table:table-cell table:style-name="ce2" office:value-type="string" calcext:value-type="string">
            <text:p>NOVELO ORTIZ MARIA DEL PILAR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59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840800783" calcext:value-type="float">
            <text:p>773840800783</text:p>
          </table:table-cell>
          <table:table-cell table:style-name="ce2" office:value-type="string" calcext:value-type="string">
            <text:p>PAULA CEBALLOS SANCHEZ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60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870300722" calcext:value-type="float">
            <text:p>774870300722</text:p>
          </table:table-cell>
          <table:table-cell table:style-name="ce2" office:value-type="string" calcext:value-type="string">
            <text:p>SUAREZ GOMEZ CARLO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61-2</text:p>
          </table:table-cell>
          <table:table-cell table:style-name="ce11" office:value-type="date" office:date-value="2019-07-25" calcext:value-type="date">
            <text:p>2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990501241" calcext:value-type="float">
            <text:p>774990501241</text:p>
          </table:table-cell>
          <table:table-cell table:style-name="ce2" office:value-type="string" calcext:value-type="string">
            <text:p>REJON CASTELLANOS CAMEL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62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51201860" calcext:value-type="float">
            <text:p>771951201860</text:p>
          </table:table-cell>
          <table:table-cell table:style-name="ce2" office:value-type="string" calcext:value-type="string">
            <text:p>BETTY BRICENO CONTRERA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63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7121101658" calcext:value-type="float">
            <text:p>777121101658</text:p>
          </table:table-cell>
          <table:table-cell table:style-name="ce2" office:value-type="string" calcext:value-type="string">
            <text:p>SANTOS CASTELLANOS ERNEST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64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8141100336" calcext:value-type="float">
            <text:p>778141100336</text:p>
          </table:table-cell>
          <table:table-cell table:style-name="ce2" office:value-type="string" calcext:value-type="string">
            <text:p>EUAN RAVELL FRANCISCO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65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2160301417" calcext:value-type="float">
            <text:p>772160301417</text:p>
          </table:table-cell>
          <table:table-cell table:style-name="ce2" office:value-type="string" calcext:value-type="string">
            <text:p>CANUL MARTINEZ MARIA DE LOS D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66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810600093" calcext:value-type="float">
            <text:p>774810600093</text:p>
          </table:table-cell>
          <table:table-cell table:style-name="ce2" office:value-type="string" calcext:value-type="string">
            <text:p>CORONA CASELLAS MARIA CONCEPCI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68-1</text:p>
          </table:table-cell>
          <table:table-cell table:style-name="ce11" office:value-type="date" office:date-value="2019-06-15" calcext:value-type="date">
            <text:p>1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70703336" calcext:value-type="float">
            <text:p>774970703336</text:p>
          </table:table-cell>
          <table:table-cell table:style-name="ce2" office:value-type="string" calcext:value-type="string">
            <text:p>BREESY DANIELA CAUICH <text:s/>M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69-1</text:p>
          </table:table-cell>
          <table:table-cell table:style-name="ce11" office:value-type="date" office:date-value="2019-06-17" calcext:value-type="date">
            <text:p>1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931200611" calcext:value-type="float">
            <text:p>774931200611</text:p>
          </table:table-cell>
          <table:table-cell table:style-name="ce2" office:value-type="string" calcext:value-type="string">
            <text:p>LUIS JESUS HERRERA ALCOCER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70-1</text:p>
          </table:table-cell>
          <table:table-cell table:style-name="ce11" office:value-type="date" office:date-value="2019-06-17" calcext:value-type="date">
            <text:p>1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020605363" calcext:value-type="float">
            <text:p>771020605363</text:p>
          </table:table-cell>
          <table:table-cell table:style-name="ce2" office:value-type="string" calcext:value-type="string">
            <text:p>MA. ASUNCION PUERTO RODRIGUEZ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71-1</text:p>
          </table:table-cell>
          <table:table-cell table:style-name="ce11" office:value-type="date" office:date-value="2019-06-17" calcext:value-type="date">
            <text:p>1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8990500445" calcext:value-type="float">
            <text:p>778990500445</text:p>
          </table:table-cell>
          <table:table-cell table:style-name="ce2" office:value-type="string" calcext:value-type="string">
            <text:p>CASIMIRO UC UC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75-1</text:p>
          </table:table-cell>
          <table:table-cell table:style-name="ce11" office:value-type="date" office:date-value="2019-06-17" calcext:value-type="date">
            <text:p>1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020504139" calcext:value-type="float">
            <text:p>775020504139</text:p>
          </table:table-cell>
          <table:table-cell table:style-name="ce2" office:value-type="string" calcext:value-type="string">
            <text:p>ALANIS RODRIGUEZ MARISO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77-1</text:p>
          </table:table-cell>
          <table:table-cell table:style-name="ce11" office:value-type="date" office:date-value="2019-06-17" calcext:value-type="date">
            <text:p>1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41002271" calcext:value-type="float">
            <text:p>773041002271</text:p>
          </table:table-cell>
          <table:table-cell table:style-name="ce2" office:value-type="string" calcext:value-type="string">
            <text:p>ANA E. MARTIN CAN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78-1</text:p>
          </table:table-cell>
          <table:table-cell table:style-name="ce11" office:value-type="date" office:date-value="2019-06-17" calcext:value-type="date">
            <text:p>1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941201821" calcext:value-type="float">
            <text:p>773941201821</text:p>
          </table:table-cell>
          <table:table-cell table:style-name="ce2" office:value-type="string" calcext:value-type="string">
            <text:p>ALEJANDRO PASTRANA CORTEZ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81-1</text:p>
          </table:table-cell>
          <table:table-cell table:style-name="ce11" office:value-type="date" office:date-value="2019-06-17" calcext:value-type="date">
            <text:p>1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0080900503" calcext:value-type="float">
            <text:p>770080900503</text:p>
          </table:table-cell>
          <table:table-cell table:style-name="ce2" office:value-type="string" calcext:value-type="string">
            <text:p>GONZALEZ MARIN MARIBEL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82-1</text:p>
          </table:table-cell>
          <table:table-cell table:style-name="ce11" office:value-type="date" office:date-value="2019-06-17" calcext:value-type="date">
            <text:p>1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80905551" calcext:value-type="float">
            <text:p>773980905551</text:p>
          </table:table-cell>
          <table:table-cell table:style-name="ce2" office:value-type="string" calcext:value-type="string">
            <text:p>ARISTEO HOIL DIAZ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83-1</text:p>
          </table:table-cell>
          <table:table-cell table:style-name="ce11" office:value-type="date" office:date-value="2019-06-17" calcext:value-type="date">
            <text:p>1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850301602" calcext:value-type="float">
            <text:p>773850301602</text:p>
          </table:table-cell>
          <table:table-cell table:style-name="ce2" office:value-type="string" calcext:value-type="string">
            <text:p>VIDAL MEX MAY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84-1</text:p>
          </table:table-cell>
          <table:table-cell table:style-name="ce11" office:value-type="date" office:date-value="2019-06-17" calcext:value-type="date">
            <text:p>1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11002900" calcext:value-type="float">
            <text:p>773011002900</text:p>
          </table:table-cell>
          <table:table-cell table:style-name="ce2" office:value-type="string" calcext:value-type="string">
            <text:p>MARTEL REJON ALICIA CAROLIN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85-1</text:p>
          </table:table-cell>
          <table:table-cell table:style-name="ce11" office:value-type="date" office:date-value="2019-06-17" calcext:value-type="date">
            <text:p>1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980800763" calcext:value-type="float">
            <text:p>774980800763</text:p>
          </table:table-cell>
          <table:table-cell table:style-name="ce2" office:value-type="string" calcext:value-type="string">
            <text:p>SILVIA SALDANA SANTAMARIA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87-1</text:p>
          </table:table-cell>
          <table:table-cell table:style-name="ce11" office:value-type="date" office:date-value="2019-06-18" calcext:value-type="date">
            <text:p>1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float" office:value="774951102542" calcext:value-type="float">
            <text:p>774951102542</text:p>
          </table:table-cell>
          <table:table-cell table:style-name="ce2" office:value-type="string" calcext:value-type="string">
            <text:p>MANUEL I PINZON FRANC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88-1</text:p>
          </table:table-cell>
          <table:table-cell table:style-name="ce11" office:value-type="date" office:date-value="2019-06-18" calcext:value-type="date">
            <text:p>1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5990305287" calcext:value-type="float">
            <text:p>775990305287</text:p>
          </table:table-cell>
          <table:table-cell table:style-name="ce2" office:value-type="string" calcext:value-type="string">
            <text:p>DELFA N SIERRA F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89-1</text:p>
          </table:table-cell>
          <table:table-cell table:style-name="ce11" office:value-type="date" office:date-value="2019-06-18" calcext:value-type="date">
            <text:p>1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LI</text:p>
          </table:table-cell>
          <table:table-cell table:style-name="ce2" office:value-type="float" office:value="779131002049" calcext:value-type="float">
            <text:p>779131002049</text:p>
          </table:table-cell>
          <table:table-cell table:style-name="ce2" office:value-type="string" calcext:value-type="string">
            <text:p>CRUZ CALDERON JOSE AVELIN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90-1</text:p>
          </table:table-cell>
          <table:table-cell table:style-name="ce11" office:value-type="date" office:date-value="2019-06-18" calcext:value-type="date">
            <text:p>1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4040505551" calcext:value-type="float">
            <text:p>774040505551</text:p>
          </table:table-cell>
          <table:table-cell table:style-name="ce2" office:value-type="string" calcext:value-type="string">
            <text:p>QUETZ CHI RAMON ADIE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91-1</text:p>
          </table:table-cell>
          <table:table-cell table:style-name="ce11" office:value-type="date" office:date-value="2019-06-18" calcext:value-type="date">
            <text:p>1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090601466" calcext:value-type="float">
            <text:p>770090601466</text:p>
          </table:table-cell>
          <table:table-cell table:style-name="ce2" office:value-type="string" calcext:value-type="string">
            <text:p>PEREZ KITUC MARCO ANTONIO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92-1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51100466" calcext:value-type="float">
            <text:p>778151100466</text:p>
          </table:table-cell>
          <table:table-cell table:style-name="ce2" office:value-type="string" calcext:value-type="string">
            <text:p>VILLALOBOS CIME ANGEL FEDERICO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93-1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7750609095" calcext:value-type="float">
            <text:p>777750609095</text:p>
          </table:table-cell>
          <table:table-cell table:style-name="ce2" office:value-type="string" calcext:value-type="string">
            <text:p>CANUL UC HILARI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94-1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81003799" calcext:value-type="float">
            <text:p>774081003799</text:p>
          </table:table-cell>
          <table:table-cell table:style-name="ce2" office:value-type="string" calcext:value-type="string">
            <text:p>GONGORA FLORES JOSE ANG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95-1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4061202892" calcext:value-type="float">
            <text:p>774061202892</text:p>
          </table:table-cell>
          <table:table-cell table:style-name="ce2" office:value-type="string" calcext:value-type="string">
            <text:p>AKE YE PATRICIA ADRIAN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97-1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861002085" calcext:value-type="float">
            <text:p>774861002085</text:p>
          </table:table-cell>
          <table:table-cell table:style-name="ce2" office:value-type="string" calcext:value-type="string">
            <text:p>JORGE MALDONAD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0998-1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130500390" calcext:value-type="float">
            <text:p>773130500390</text:p>
          </table:table-cell>
          <table:table-cell table:style-name="ce2" office:value-type="string" calcext:value-type="string">
            <text:p>ARGAEZ MARIN VICTORIA ANAGALLI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0999-1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80601521" calcext:value-type="float">
            <text:p>773080601521</text:p>
          </table:table-cell>
          <table:table-cell table:style-name="ce2" office:value-type="string" calcext:value-type="string">
            <text:p>PUCH UICAB MARCELINO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00-1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51102342" calcext:value-type="float">
            <text:p>774051102342</text:p>
          </table:table-cell>
          <table:table-cell table:style-name="ce2" office:value-type="string" calcext:value-type="string">
            <text:p>VELAZQUEZ DZUL WILBERTH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01-2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0051100093" calcext:value-type="float">
            <text:p>770051100093</text:p>
          </table:table-cell>
          <table:table-cell table:style-name="ce2" office:value-type="string" calcext:value-type="string">
            <text:p>MARTIN SEGURA JULIO ARMAND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03-1</text:p>
          </table:table-cell>
          <table:table-cell table:style-name="ce11" office:value-type="date" office:date-value="2019-06-20" calcext:value-type="date">
            <text:p>20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2750410254" calcext:value-type="float">
            <text:p>772750410254</text:p>
          </table:table-cell>
          <table:table-cell table:style-name="ce2" office:value-type="string" calcext:value-type="string">
            <text:p>NAAL EUAN LUCINDA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04-1</text:p>
          </table:table-cell>
          <table:table-cell table:style-name="ce11" office:value-type="date" office:date-value="2019-06-20" calcext:value-type="date">
            <text:p>20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8060500135" calcext:value-type="float">
            <text:p>778060500135</text:p>
          </table:table-cell>
          <table:table-cell table:style-name="ce2" office:value-type="string" calcext:value-type="string">
            <text:p>PECH MAY FREDY LEANDRO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1005-1</text:p>
          </table:table-cell>
          <table:table-cell table:style-name="ce11" office:value-type="date" office:date-value="2019-06-20" calcext:value-type="date">
            <text:p>20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50700725" calcext:value-type="float">
            <text:p>777050700725</text:p>
          </table:table-cell>
          <table:table-cell table:style-name="ce2" office:value-type="string" calcext:value-type="string">
            <text:p>OROZCO LOPEZ RODOLFO ENMANU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1006-1</text:p>
          </table:table-cell>
          <table:table-cell table:style-name="ce11" office:value-type="date" office:date-value="2019-06-20" calcext:value-type="date">
            <text:p>20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10301222" calcext:value-type="float">
            <text:p>772010301222</text:p>
          </table:table-cell>
          <table:table-cell table:style-name="ce2" office:value-type="string" calcext:value-type="string">
            <text:p>PATRICIO ALONZO UITZ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07-1</text:p>
          </table:table-cell>
          <table:table-cell table:style-name="ce11" office:value-type="date" office:date-value="2019-06-20" calcext:value-type="date">
            <text:p>20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8151200371" calcext:value-type="float">
            <text:p>778151200371</text:p>
          </table:table-cell>
          <table:table-cell table:style-name="ce2" office:value-type="string" calcext:value-type="string">
            <text:p>UICAB MEX JUAN GABRIEL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08-2</text:p>
          </table:table-cell>
          <table:table-cell table:style-name="ce11" office:value-type="date" office:date-value="2019-06-20" calcext:value-type="date">
            <text:p>20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7090602009" calcext:value-type="float">
            <text:p>777090602009</text:p>
          </table:table-cell>
          <table:table-cell table:style-name="ce2" office:value-type="string" calcext:value-type="string">
            <text:p>UC UC JUAN MANUEL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09-1</text:p>
          </table:table-cell>
          <table:table-cell table:style-name="ce11" office:value-type="date" office:date-value="2019-06-20" calcext:value-type="date">
            <text:p>20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7040601796" calcext:value-type="float">
            <text:p>777040601796</text:p>
          </table:table-cell>
          <table:table-cell table:style-name="ce2" office:value-type="string" calcext:value-type="string">
            <text:p>CHAN GONZALEZ DULCE MARIA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1010-1</text:p>
          </table:table-cell>
          <table:table-cell table:style-name="ce11" office:value-type="date" office:date-value="2019-06-21" calcext:value-type="date">
            <text:p>21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80700990" calcext:value-type="float">
            <text:p>772080700990</text:p>
          </table:table-cell>
          <table:table-cell table:style-name="ce2" office:value-type="string" calcext:value-type="string">
            <text:p>AGUILAR BRICENO MARIA YSABEL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1011-1</text:p>
          </table:table-cell>
          <table:table-cell table:style-name="ce11" office:value-type="date" office:date-value="2019-06-21" calcext:value-type="date">
            <text:p>21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871200011" calcext:value-type="float">
            <text:p>777871200011</text:p>
          </table:table-cell>
          <table:table-cell table:style-name="ce2" office:value-type="string" calcext:value-type="string">
            <text:p>JOSE EDUARDO POOT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1012-1</text:p>
          </table:table-cell>
          <table:table-cell table:style-name="ce11" office:value-type="date" office:date-value="2019-06-21" calcext:value-type="date">
            <text:p>21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0958307" calcext:value-type="float">
            <text:p>774000958307</text:p>
          </table:table-cell>
          <table:table-cell table:style-name="ce2" office:value-type="string" calcext:value-type="string">
            <text:p>TUN CASTILLO RAYMUND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13-1</text:p>
          </table:table-cell>
          <table:table-cell table:style-name="ce11" office:value-type="date" office:date-value="2019-06-21" calcext:value-type="date">
            <text:p>21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1821000340" calcext:value-type="float">
            <text:p>771821000340</text:p>
          </table:table-cell>
          <table:table-cell table:style-name="ce2" office:value-type="string" calcext:value-type="string">
            <text:p>TORRES HERRERA JOSE GUADALUP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1015-1</text:p>
          </table:table-cell>
          <table:table-cell table:style-name="ce11" office:value-type="date" office:date-value="2019-06-22" calcext:value-type="date">
            <text:p>22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80900839" calcext:value-type="float">
            <text:p>773080900839</text:p>
          </table:table-cell>
          <table:table-cell table:style-name="ce2" office:value-type="string" calcext:value-type="string">
            <text:p>CAN PALOMINO JORGE BALTAZAR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17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110305159" calcext:value-type="float">
            <text:p>773110305159</text:p>
          </table:table-cell>
          <table:table-cell table:style-name="ce2" office:value-type="string" calcext:value-type="string">
            <text:p>CASTILLO VIDIELLA ZARCO ARGE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18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2120302356" calcext:value-type="float">
            <text:p>772120302356</text:p>
          </table:table-cell>
          <table:table-cell table:style-name="ce2" office:value-type="string" calcext:value-type="string">
            <text:p>GONZALEZ WONG FREDY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19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31000161" calcext:value-type="float">
            <text:p>774031000161</text:p>
          </table:table-cell>
          <table:table-cell table:style-name="ce2" office:value-type="string" calcext:value-type="string">
            <text:p>AVILA SALAZAR MA TERESA DE J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1020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50601953" calcext:value-type="float">
            <text:p>777150601953</text:p>
          </table:table-cell>
          <table:table-cell table:style-name="ce2" office:value-type="string" calcext:value-type="string">
            <text:p>LAZARO MARTINEZ LUIS ALBERT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21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910601228" calcext:value-type="float">
            <text:p>773910601228</text:p>
          </table:table-cell>
          <table:table-cell table:style-name="ce2" office:value-type="string" calcext:value-type="string">
            <text:p>MARCO A LARA BASTARRACHE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22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130103005" calcext:value-type="float">
            <text:p>773130103005</text:p>
          </table:table-cell>
          <table:table-cell table:style-name="ce2" office:value-type="string" calcext:value-type="string">
            <text:p>ARCIQUE CALDERON DIANA ELIZAB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23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130706575" calcext:value-type="float">
            <text:p>773130706575</text:p>
          </table:table-cell>
          <table:table-cell table:style-name="ce2" office:value-type="string" calcext:value-type="string">
            <text:p>MARTEL REJON MARIA DONATIL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24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5100101078" calcext:value-type="float">
            <text:p>775100101078</text:p>
          </table:table-cell>
          <table:table-cell table:style-name="ce2" office:value-type="string" calcext:value-type="string">
            <text:p>TRINIDAD MONTEJO ARMID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1025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60100390" calcext:value-type="float">
            <text:p>772160100390</text:p>
          </table:table-cell>
          <table:table-cell table:style-name="ce2" office:value-type="string" calcext:value-type="string">
            <text:p>CANCHE CAAMAL LUIS M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26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4870700445" calcext:value-type="float">
            <text:p>774870700445</text:p>
          </table:table-cell>
          <table:table-cell table:style-name="ce2" office:value-type="string" calcext:value-type="string">
            <text:p>ZUNIGA CAN RAFAEL ANTONI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27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2861200461" calcext:value-type="float">
            <text:p>772861200461</text:p>
          </table:table-cell>
          <table:table-cell table:style-name="ce2" office:value-type="string" calcext:value-type="string">
            <text:p>MARCOS A MORALE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28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150300644" calcext:value-type="float">
            <text:p>774150300644</text:p>
          </table:table-cell>
          <table:table-cell table:style-name="ce2" office:value-type="string" calcext:value-type="string">
            <text:p>KOH CHI GAMALIEL ALFONS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29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2160300089" calcext:value-type="float">
            <text:p>772160300089</text:p>
          </table:table-cell>
          <table:table-cell table:style-name="ce2" office:value-type="string" calcext:value-type="string">
            <text:p>ZAPATA CACHON FAUSTINO EFRAI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31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3840300331" calcext:value-type="float">
            <text:p>773840300331</text:p>
          </table:table-cell>
          <table:table-cell table:style-name="ce2" office:value-type="string" calcext:value-type="string">
            <text:p>RICARDO J NAAL MAY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32-1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00157754" calcext:value-type="float">
            <text:p>774000157754</text:p>
          </table:table-cell>
          <table:table-cell table:style-name="ce2" office:value-type="string" calcext:value-type="string">
            <text:p>SALAZAR HERRERA MARTHA YOLAND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33-1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4080402207" calcext:value-type="float">
            <text:p>774080402207</text:p>
          </table:table-cell>
          <table:table-cell table:style-name="ce2" office:value-type="string" calcext:value-type="string">
            <text:p>GONZALEZ ESCALANTE CELIA GEO 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34-1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7131202541" calcext:value-type="float">
            <text:p>777131202541</text:p>
          </table:table-cell>
          <table:table-cell table:style-name="ce2" office:value-type="string" calcext:value-type="string">
            <text:p>CAUICH CAUICH LUIS FRANCISCO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35-1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7110501999" calcext:value-type="float">
            <text:p>777110501999</text:p>
          </table:table-cell>
          <table:table-cell table:style-name="ce2" office:value-type="string" calcext:value-type="string">
            <text:p>SEGURA ROQUE MARIBEL G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36-1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0130701221" calcext:value-type="float">
            <text:p>770130701221</text:p>
          </table:table-cell>
          <table:table-cell table:style-name="ce2" office:value-type="string" calcext:value-type="string">
            <text:p>CORDOVA GONZALEZ ROMELIA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37-1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3131101600" calcext:value-type="float">
            <text:p>773131101600</text:p>
          </table:table-cell>
          <table:table-cell table:style-name="ce2" office:value-type="string" calcext:value-type="string">
            <text:p>SANTOYO SANCHEZ DANIEL BENITO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38-1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6050102058" calcext:value-type="float">
            <text:p>776050102058</text:p>
          </table:table-cell>
          <table:table-cell table:style-name="ce2" office:value-type="string" calcext:value-type="string">
            <text:p>VALENTINA PALMA AVILES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39-1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INE</text:p>
          </table:table-cell>
          <table:table-cell table:style-name="ce2" office:value-type="float" office:value="771870200281" calcext:value-type="float">
            <text:p>771870200281</text:p>
          </table:table-cell>
          <table:table-cell table:style-name="ce2" office:value-type="string" calcext:value-type="string">
            <text:p>ROBERTO CASTRO MANE</text:p>
          </table:table-cell>
          <table:table-cell table:style-name="ce2" office:value-type="string" calcext:value-type="string">
            <text:p>RODEKA</text:p>
          </table:table-cell>
          <table:table-cell table:style-name="ce10" office:value-type="currency" office:currency="MXN" office:value="14172.03" calcext:value-type="currency">
            <text:p>$14,172.03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40-1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2120101911" calcext:value-type="float">
            <text:p>772120101911</text:p>
          </table:table-cell>
          <table:table-cell table:style-name="ce2" office:value-type="string" calcext:value-type="string">
            <text:p>CAMPOS PENA MANUEL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41-1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8011100644" calcext:value-type="float">
            <text:p>778011100644</text:p>
          </table:table-cell>
          <table:table-cell table:style-name="ce2" office:value-type="string" calcext:value-type="string">
            <text:p>IMELDA CHALE <text:s/>DE <text:s/>NAH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42-1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8930400191" calcext:value-type="float">
            <text:p>778930400191</text:p>
          </table:table-cell>
          <table:table-cell table:style-name="ce2" office:value-type="string" calcext:value-type="string">
            <text:p>LANDY KU CANU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43-1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8940400261" calcext:value-type="float">
            <text:p>778940400261</text:p>
          </table:table-cell>
          <table:table-cell table:style-name="ce2" office:value-type="string" calcext:value-type="string">
            <text:p>LOURDES PUCH CHA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44-1</text:p>
          </table:table-cell>
          <table:table-cell table:style-name="ce11" office:value-type="date" office:date-value="2019-06-26" calcext:value-type="date">
            <text:p>2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NE</text:p>
          </table:table-cell>
          <table:table-cell table:style-name="ce2" office:value-type="float" office:value="774901201175" calcext:value-type="float">
            <text:p>774901201175</text:p>
          </table:table-cell>
          <table:table-cell table:style-name="ce2" office:value-type="string" calcext:value-type="string">
            <text:p>FRANCISCO JAVIER ROSADO MILLA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 table:visibility="filter">
          <table:table-cell table:style-name="ce2" office:value-type="string" calcext:value-type="string">
            <text:p>YU001045-1</text:p>
          </table:table-cell>
          <table:table-cell table:style-name="ce11" office:value-type="date" office:date-value="2019-06-26" calcext:value-type="date">
            <text:p>2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6120300685" calcext:value-type="float">
            <text:p>776120300685</text:p>
          </table:table-cell>
          <table:table-cell table:style-name="ce2" office:value-type="string" calcext:value-type="string">
            <text:p>MOTA CASTILLA ILEANA ELIZABETH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46-1</text:p>
          </table:table-cell>
          <table:table-cell table:style-name="ce11" office:value-type="date" office:date-value="2019-06-26" calcext:value-type="date">
            <text:p>2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5990103978" calcext:value-type="float">
            <text:p>775990103978</text:p>
          </table:table-cell>
          <table:table-cell table:style-name="ce2" office:value-type="string" calcext:value-type="string">
            <text:p>ROSARIO CARDENA ESCALAT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1047-1</text:p>
          </table:table-cell>
          <table:table-cell table:style-name="ce11" office:value-type="date" office:date-value="2019-06-27" calcext:value-type="date">
            <text:p>2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41002959" calcext:value-type="float">
            <text:p>774141002959</text:p>
          </table:table-cell>
          <table:table-cell table:style-name="ce2" office:value-type="string" calcext:value-type="string">
            <text:p>SANCHEZ POOL ARSENI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48-1</text:p>
          </table:table-cell>
          <table:table-cell table:style-name="ce11" office:value-type="date" office:date-value="2019-06-27" calcext:value-type="date">
            <text:p>2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2050602691" calcext:value-type="float">
            <text:p>772050602691</text:p>
          </table:table-cell>
          <table:table-cell table:style-name="ce2" office:value-type="string" calcext:value-type="string">
            <text:p>URIBE VAZQUEZ FERNANDO CLEMENT</text:p>
          </table:table-cell>
          <table:table-cell table:style-name="ce2" office:value-type="string" calcext:value-type="string">
            <text:p>COLDSHOP</text:p>
          </table:table-cell>
          <table:table-cell table:style-name="ce2" office:value-type="float" office:value="8038.8" calcext:value-type="float">
            <text:p>8038.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49-1</text:p>
          </table:table-cell>
          <table:table-cell table:style-name="ce11" office:value-type="date" office:date-value="2019-06-27" calcext:value-type="date">
            <text:p>2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7130200430" calcext:value-type="float">
            <text:p>777130200430</text:p>
          </table:table-cell>
          <table:table-cell table:style-name="ce2" office:value-type="string" calcext:value-type="string">
            <text:p>. SALAZAR JUVENTINA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50-2</text:p>
          </table:table-cell>
          <table:table-cell table:style-name="ce11" office:value-type="date" office:date-value="2019-06-28" calcext:value-type="date">
            <text:p>2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4051102725" calcext:value-type="float">
            <text:p>774051102725</text:p>
          </table:table-cell>
          <table:table-cell table:style-name="ce2" office:value-type="string" calcext:value-type="string">
            <text:p>PAULLADA FUENTES PEDRO GASPAR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52-1</text:p>
          </table:table-cell>
          <table:table-cell table:style-name="ce11" office:value-type="date" office:date-value="2019-06-27" calcext:value-type="date">
            <text:p>2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7150702318" calcext:value-type="float">
            <text:p>777150702318</text:p>
          </table:table-cell>
          <table:table-cell table:style-name="ce2" office:value-type="string" calcext:value-type="string">
            <text:p>MUKUL CAUICH MARIA INES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53-1</text:p>
          </table:table-cell>
          <table:table-cell table:style-name="ce11" office:value-type="date" office:date-value="2019-06-27" calcext:value-type="date">
            <text:p>2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6910500145" calcext:value-type="float">
            <text:p>776910500145</text:p>
          </table:table-cell>
          <table:table-cell table:style-name="ce2" office:value-type="string" calcext:value-type="string">
            <text:p>ALBERTO EK COOL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54-1</text:p>
          </table:table-cell>
          <table:table-cell table:style-name="ce11" office:value-type="date" office:date-value="2019-06-27" calcext:value-type="date">
            <text:p>2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970701139" calcext:value-type="float">
            <text:p>774970701139</text:p>
          </table:table-cell>
          <table:table-cell table:style-name="ce2" office:value-type="string" calcext:value-type="string">
            <text:p>PAULINO CHAN PUC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1055-1</text:p>
          </table:table-cell>
          <table:table-cell table:style-name="ce11" office:value-type="date" office:date-value="2019-06-27" calcext:value-type="date">
            <text:p>2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90906312" calcext:value-type="float">
            <text:p>773090906312</text:p>
          </table:table-cell>
          <table:table-cell table:style-name="ce2" office:value-type="string" calcext:value-type="string">
            <text:p>PEREZ DIAZ ABIGAIL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1056-1</text:p>
          </table:table-cell>
          <table:table-cell table:style-name="ce11" office:value-type="date" office:date-value="2019-06-28" calcext:value-type="date">
            <text:p>2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30301892" calcext:value-type="float">
            <text:p>774030301892</text:p>
          </table:table-cell>
          <table:table-cell table:style-name="ce2" office:value-type="string" calcext:value-type="string">
            <text:p>PAREDES RODRIGUEZ LAUR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57-1</text:p>
          </table:table-cell>
          <table:table-cell table:style-name="ce11" office:value-type="date" office:date-value="2019-06-28" calcext:value-type="date">
            <text:p>2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4041202357" calcext:value-type="float">
            <text:p>774041202357</text:p>
          </table:table-cell>
          <table:table-cell table:style-name="ce2" office:value-type="string" calcext:value-type="string">
            <text:p>MILLAN CHUC CRISTIN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58-1</text:p>
          </table:table-cell>
          <table:table-cell table:style-name="ce11" office:value-type="date" office:date-value="2019-06-28" calcext:value-type="date">
            <text:p>2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8050400175" calcext:value-type="float">
            <text:p>778050400175</text:p>
          </table:table-cell>
          <table:table-cell table:style-name="ce2" office:value-type="string" calcext:value-type="string">
            <text:p>MANUEL ALFREDO MOGUEL TAMAY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59-1</text:p>
          </table:table-cell>
          <table:table-cell table:style-name="ce11" office:value-type="date" office:date-value="2019-06-29" calcext:value-type="date">
            <text:p>2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140806691" calcext:value-type="float">
            <text:p>773140806691</text:p>
          </table:table-cell>
          <table:table-cell table:style-name="ce2" office:value-type="string" calcext:value-type="string">
            <text:p>HUERTA MEZA JOSE ANTONI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60-1</text:p>
          </table:table-cell>
          <table:table-cell table:style-name="ce11" office:value-type="date" office:date-value="2019-06-29" calcext:value-type="date">
            <text:p>2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1991003637" calcext:value-type="float">
            <text:p>771991003637</text:p>
          </table:table-cell>
          <table:table-cell table:style-name="ce2" office:value-type="string" calcext:value-type="string">
            <text:p>CANTO DIAZ ROLAND HUMBERT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61-1</text:p>
          </table:table-cell>
          <table:table-cell table:style-name="ce11" office:value-type="date" office:date-value="2019-06-29" calcext:value-type="date">
            <text:p>2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7060100521" calcext:value-type="float">
            <text:p>777060100521</text:p>
          </table:table-cell>
          <table:table-cell table:style-name="ce2" office:value-type="string" calcext:value-type="string">
            <text:p>ROSADO CHAN LORENA MARGARIT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62-1</text:p>
          </table:table-cell>
          <table:table-cell table:style-name="ce11" office:value-type="date" office:date-value="2019-06-29" calcext:value-type="date">
            <text:p>2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3140103704" calcext:value-type="float">
            <text:p>773140103704</text:p>
          </table:table-cell>
          <table:table-cell table:style-name="ce2" office:value-type="string" calcext:value-type="string">
            <text:p>CAAMAL CHAN SILVESTR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63-1</text:p>
          </table:table-cell>
          <table:table-cell table:style-name="ce11" office:value-type="date" office:date-value="2019-06-29" calcext:value-type="date">
            <text:p>2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940502101" calcext:value-type="float">
            <text:p>773940502101</text:p>
          </table:table-cell>
          <table:table-cell table:style-name="ce2" office:value-type="string" calcext:value-type="string">
            <text:p>CARLOS CRUZ ESCALANT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64-1</text:p>
          </table:table-cell>
          <table:table-cell table:style-name="ce11" office:value-type="date" office:date-value="2019-06-29" calcext:value-type="date">
            <text:p>2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90102163" calcext:value-type="float">
            <text:p>774090102163</text:p>
          </table:table-cell>
          <table:table-cell table:style-name="ce2" office:value-type="string" calcext:value-type="string">
            <text:p>GRACIA GARCIA HECTOR MANUE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65-1</text:p>
          </table:table-cell>
          <table:table-cell table:style-name="ce11" office:value-type="date" office:date-value="2019-06-29" calcext:value-type="date">
            <text:p>2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40503418" calcext:value-type="float">
            <text:p>774040503418</text:p>
          </table:table-cell>
          <table:table-cell table:style-name="ce2" office:value-type="string" calcext:value-type="string">
            <text:p>CHAN GONZALEZ LORENA YADIR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66-1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7140800028" calcext:value-type="float">
            <text:p>777140800028</text:p>
          </table:table-cell>
          <table:table-cell table:style-name="ce2" office:value-type="string" calcext:value-type="string">
            <text:p>VELAZQUEZ RUEDA ANTONI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67-1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940401688" calcext:value-type="float">
            <text:p>774940401688</text:p>
          </table:table-cell>
          <table:table-cell table:style-name="ce2" office:value-type="string" calcext:value-type="string">
            <text:p>RODRIGUEZ HUCHIN ERMILO MOISE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68-1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1001057703" calcext:value-type="float">
            <text:p>771001057703</text:p>
          </table:table-cell>
          <table:table-cell table:style-name="ce2" office:value-type="string" calcext:value-type="string">
            <text:p>ADELAIDA RAMIREZ RENDO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69-1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40902711" calcext:value-type="float">
            <text:p>774040902711</text:p>
          </table:table-cell>
          <table:table-cell table:style-name="ce2" office:value-type="string" calcext:value-type="string">
            <text:p>AGUILAR PACHECO JOSE DE JESU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1070-2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00557853" calcext:value-type="float">
            <text:p>773000557853</text:p>
          </table:table-cell>
          <table:table-cell table:style-name="ce2" office:value-type="string" calcext:value-type="string">
            <text:p>FLORES CRUZ NANCY MAR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72-1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3800200490" calcext:value-type="float">
            <text:p>773800200490</text:p>
          </table:table-cell>
          <table:table-cell table:style-name="ce2" office:value-type="string" calcext:value-type="string">
            <text:p>LARRACHE GONE FELIPE DE JESU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73-1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5860400270" calcext:value-type="float">
            <text:p>775860400270</text:p>
          </table:table-cell>
          <table:table-cell table:style-name="ce2" office:value-type="string" calcext:value-type="string">
            <text:p>BENTATA ROJAS JORGE MARIO DE J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74-1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6160102622" calcext:value-type="float">
            <text:p>776160102622</text:p>
          </table:table-cell>
          <table:table-cell table:style-name="ce2" office:value-type="string" calcext:value-type="string">
            <text:p>DZUL POOT MILDRED JHOANA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9900" calcext:value-type="float">
            <text:p>99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75-1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float" office:value="773150506742" calcext:value-type="float">
            <text:p>773150506742</text:p>
          </table:table-cell>
          <table:table-cell table:style-name="ce2" office:value-type="string" calcext:value-type="string">
            <text:p>VAZQUEZ MAY LUIS FERNAN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76-1</text:p>
          </table:table-cell>
          <table:table-cell table:style-name="ce11" office:value-type="date" office:date-value="2019-07-02" calcext:value-type="date">
            <text:p>0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NE</text:p>
          </table:table-cell>
          <table:table-cell table:style-name="ce2" office:value-type="float" office:value="776070602472" calcext:value-type="float">
            <text:p>776070602472</text:p>
          </table:table-cell>
          <table:table-cell table:style-name="ce2" office:value-type="string" calcext:value-type="string">
            <text:p>MARTINEZ MILO KATIA DEL PILAR</text:p>
          </table:table-cell>
          <table:table-cell table:style-name="ce2" office:value-type="string" calcext:value-type="string">
            <text:p>COLDSHOP</text:p>
          </table:table-cell>
          <table:table-cell table:style-name="ce2" office:value-type="float" office:value="8038.8" calcext:value-type="float">
            <text:p>8038.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1079-1</text:p>
          </table:table-cell>
          <table:table-cell table:style-name="ce11" office:value-type="date" office:date-value="2019-07-02" calcext:value-type="date">
            <text:p>0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50800408" calcext:value-type="float">
            <text:p>774950800408</text:p>
          </table:table-cell>
          <table:table-cell table:style-name="ce2" office:value-type="string" calcext:value-type="string">
            <text:p>VALENTINA ESTRELLA HUICHI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80-1</text:p>
          </table:table-cell>
          <table:table-cell table:style-name="ce11" office:value-type="date" office:date-value="2019-07-03" calcext:value-type="date">
            <text:p>0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1080805680" calcext:value-type="float">
            <text:p>771080805680</text:p>
          </table:table-cell>
          <table:table-cell table:style-name="ce2" office:value-type="string" calcext:value-type="string">
            <text:p>PRIEGO PAREDES MA DEL CARMEN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11000" calcext:value-type="float">
            <text:p>110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82-1</text:p>
          </table:table-cell>
          <table:table-cell table:style-name="ce11" office:value-type="date" office:date-value="2019-07-03" calcext:value-type="date">
            <text:p>0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160500067" calcext:value-type="float">
            <text:p>776160500067</text:p>
          </table:table-cell>
          <table:table-cell table:style-name="ce2" office:value-type="string" calcext:value-type="string">
            <text:p>CETINA CORTEZ FIDEL IDELFONSO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9900" calcext:value-type="float">
            <text:p>99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1083-1</text:p>
          </table:table-cell>
          <table:table-cell table:style-name="ce11" office:value-type="date" office:date-value="2019-07-03" calcext:value-type="date">
            <text:p>0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70601691" calcext:value-type="float">
            <text:p>772070601691</text:p>
          </table:table-cell>
          <table:table-cell table:style-name="ce2" office:value-type="string" calcext:value-type="string">
            <text:p>GIL SOBERANIS JUAN JOS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1084-1</text:p>
          </table:table-cell>
          <table:table-cell table:style-name="ce11" office:value-type="date" office:date-value="2019-07-03" calcext:value-type="date">
            <text:p>0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50500212" calcext:value-type="float">
            <text:p>776150500212</text:p>
          </table:table-cell>
          <table:table-cell table:style-name="ce2" office:value-type="string" calcext:value-type="string">
            <text:p>SARABIA MAY LORENA YANET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1085-1</text:p>
          </table:table-cell>
          <table:table-cell table:style-name="ce11" office:value-type="date" office:date-value="2019-07-03" calcext:value-type="date">
            <text:p>0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750306597" calcext:value-type="float">
            <text:p>772750306597</text:p>
          </table:table-cell>
          <table:table-cell table:style-name="ce2" office:value-type="string" calcext:value-type="string">
            <text:p>PINZON MENDEZ MERCEDES DEL CA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89-1</text:p>
          </table:table-cell>
          <table:table-cell table:style-name="ce11" office:value-type="date" office:date-value="2019-07-05" calcext:value-type="date">
            <text:p>0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4010900234" calcext:value-type="float">
            <text:p>774010900234</text:p>
          </table:table-cell>
          <table:table-cell table:style-name="ce2" office:value-type="string" calcext:value-type="string">
            <text:p>LUIS MANUEL DZUL FLOREZ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90-1</text:p>
          </table:table-cell>
          <table:table-cell table:style-name="ce11" office:value-type="date" office:date-value="2019-07-05" calcext:value-type="date">
            <text:p>0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3121104988" calcext:value-type="float">
            <text:p>773121104988</text:p>
          </table:table-cell>
          <table:table-cell table:style-name="ce2" office:value-type="string" calcext:value-type="string">
            <text:p>BARBUDO LARA JULIO CESAR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1091-1</text:p>
          </table:table-cell>
          <table:table-cell table:style-name="ce11" office:value-type="date" office:date-value="2019-07-05" calcext:value-type="date">
            <text:p>0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0702068" calcext:value-type="float">
            <text:p>774940702068</text:p>
          </table:table-cell>
          <table:table-cell table:style-name="ce2" office:value-type="string" calcext:value-type="string">
            <text:p>JOSE M CHACON PEREZ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92-1</text:p>
          </table:table-cell>
          <table:table-cell table:style-name="ce11" office:value-type="date" office:date-value="2019-07-05" calcext:value-type="date">
            <text:p>0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NE</text:p>
          </table:table-cell>
          <table:table-cell table:style-name="ce2" office:value-type="float" office:value="774971002382" calcext:value-type="float">
            <text:p>774971002382</text:p>
          </table:table-cell>
          <table:table-cell table:style-name="ce2" office:value-type="string" calcext:value-type="string">
            <text:p>JOSE G PINZON PADILL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93-1</text:p>
          </table:table-cell>
          <table:table-cell table:style-name="ce11" office:value-type="date" office:date-value="2019-07-05" calcext:value-type="date">
            <text:p>0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140603413" calcext:value-type="float">
            <text:p>773140603413</text:p>
          </table:table-cell>
          <table:table-cell table:style-name="ce2" office:value-type="string" calcext:value-type="string">
            <text:p>QUIJANO EK JORGE ANTONIO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1094-1</text:p>
          </table:table-cell>
          <table:table-cell table:style-name="ce11" office:value-type="date" office:date-value="2019-07-05" calcext:value-type="date">
            <text:p>0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70103839" calcext:value-type="float">
            <text:p>777070103839</text:p>
          </table:table-cell>
          <table:table-cell table:style-name="ce2" office:value-type="string" calcext:value-type="string">
            <text:p>CANUL TAMAYO MARIA BIBIAN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95-1</text:p>
          </table:table-cell>
          <table:table-cell table:style-name="ce11" office:value-type="date" office:date-value="2019-07-05" calcext:value-type="date">
            <text:p>05/07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100101988" calcext:value-type="float">
            <text:p>776100101988</text:p>
          </table:table-cell>
          <table:table-cell table:style-name="ce2" office:value-type="string" calcext:value-type="string">
            <text:p>GASCA HEREDIA JOSE LUIS</text:p>
          </table:table-cell>
          <table:table-cell table:style-name="ce2" office:value-type="string" calcext:value-type="string">
            <text:p>GROSS</text:p>
          </table:table-cell>
          <table:table-cell table:style-name="ce10" office:value-type="currency" office:currency="MXN" office:value="11418" calcext:value-type="currency">
            <text:p>$11,418.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96-1</text:p>
          </table:table-cell>
          <table:table-cell table:style-name="ce11" office:value-type="date" office:date-value="2019-07-05" calcext:value-type="date">
            <text:p>0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4890500345" calcext:value-type="float">
            <text:p>774890500345</text:p>
          </table:table-cell>
          <table:table-cell table:style-name="ce2" office:value-type="string" calcext:value-type="string">
            <text:p>BAGUNDO MIJANGOS IRMA ALICI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97-1</text:p>
          </table:table-cell>
          <table:table-cell table:style-name="ce11" office:value-type="date" office:date-value="2019-07-05" calcext:value-type="date">
            <text:p>0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130800730" calcext:value-type="float">
            <text:p>774130800730</text:p>
          </table:table-cell>
          <table:table-cell table:style-name="ce2" office:value-type="string" calcext:value-type="string">
            <text:p>CARRILLO FLORES REYNA MARI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98-1</text:p>
          </table:table-cell>
          <table:table-cell table:style-name="ce11" office:value-type="date" office:date-value="2019-07-05" calcext:value-type="date">
            <text:p>0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2051002230" calcext:value-type="float">
            <text:p>772051002230</text:p>
          </table:table-cell>
          <table:table-cell table:style-name="ce2" office:value-type="string" calcext:value-type="string">
            <text:p>GRANADOS MOLINA RICARDO DE AT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099-1</text:p>
          </table:table-cell>
          <table:table-cell table:style-name="ce11" office:value-type="date" office:date-value="2019-07-06" calcext:value-type="date">
            <text:p>0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7100602193" calcext:value-type="float">
            <text:p>777100602193</text:p>
          </table:table-cell>
          <table:table-cell table:style-name="ce2" office:value-type="string" calcext:value-type="string">
            <text:p>GONGORA ADRIAN SILVIA ELOIS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00-1</text:p>
          </table:table-cell>
          <table:table-cell table:style-name="ce11" office:value-type="date" office:date-value="2019-07-06" calcext:value-type="date">
            <text:p>0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LI</text:p>
          </table:table-cell>
          <table:table-cell table:style-name="ce2" office:value-type="float" office:value="770100602130" calcext:value-type="float">
            <text:p>770100602130</text:p>
          </table:table-cell>
          <table:table-cell table:style-name="ce2" office:value-type="string" calcext:value-type="string">
            <text:p>GARCIA ANDALON RAFAEL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1101-1</text:p>
          </table:table-cell>
          <table:table-cell table:style-name="ce11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30400081" calcext:value-type="float">
            <text:p>774130400081</text:p>
          </table:table-cell>
          <table:table-cell table:style-name="ce2" office:value-type="string" calcext:value-type="string">
            <text:p>DAVID EDUARDO SILVEIRA GONZALE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 table:visibility="filter">
          <table:table-cell table:style-name="ce2" office:value-type="string" calcext:value-type="string">
            <text:p>YU001102-1</text:p>
          </table:table-cell>
          <table:table-cell table:style-name="ce11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2120400706" calcext:value-type="float">
            <text:p>772120400706</text:p>
          </table:table-cell>
          <table:table-cell table:style-name="ce2" office:value-type="string" calcext:value-type="string">
            <text:p>ESTRELLA LOPEZ ELIZABETH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03-1</text:p>
          </table:table-cell>
          <table:table-cell table:style-name="ce11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9970300357" calcext:value-type="float">
            <text:p>779970300357</text:p>
          </table:table-cell>
          <table:table-cell table:style-name="ce2" office:value-type="string" calcext:value-type="string">
            <text:p>TOMAS MARTIN CANCHE KU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04-1</text:p>
          </table:table-cell>
          <table:table-cell table:style-name="ce11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850900472" calcext:value-type="float">
            <text:p>774850900472</text:p>
          </table:table-cell>
          <table:table-cell table:style-name="ce2" office:value-type="string" calcext:value-type="string">
            <text:p>CANDELARIA RAMIREZ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05-1</text:p>
          </table:table-cell>
          <table:table-cell table:style-name="ce11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1080107443" calcext:value-type="float">
            <text:p>771080107443</text:p>
          </table:table-cell>
          <table:table-cell table:style-name="ce2" office:value-type="string" calcext:value-type="string">
            <text:p>BENITEZ GARDUNO ENRIQUE M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06-1</text:p>
          </table:table-cell>
          <table:table-cell table:style-name="ce11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70101063" calcext:value-type="float">
            <text:p>774070101063</text:p>
          </table:table-cell>
          <table:table-cell table:style-name="ce2" office:value-type="string" calcext:value-type="string">
            <text:p>GUTIERREZ PETUL MARIA DEL ROS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07-1</text:p>
          </table:table-cell>
          <table:table-cell table:style-name="ce11" office:value-type="date" office:date-value="2019-07-09" calcext:value-type="date">
            <text:p>0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40903157" calcext:value-type="float">
            <text:p>774040903157</text:p>
          </table:table-cell>
          <table:table-cell table:style-name="ce2" office:value-type="string" calcext:value-type="string">
            <text:p>CANUL CANUL LAURA LETICI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08-1</text:p>
          </table:table-cell>
          <table:table-cell table:style-name="ce11" office:value-type="date" office:date-value="2019-07-09" calcext:value-type="date">
            <text:p>0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1940901584" calcext:value-type="float">
            <text:p>771940901584</text:p>
          </table:table-cell>
          <table:table-cell table:style-name="ce2" office:value-type="string" calcext:value-type="string">
            <text:p>ADDY M ARJONA TORRES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1109-1</text:p>
          </table:table-cell>
          <table:table-cell table:style-name="ce11" office:value-type="date" office:date-value="2019-07-09" calcext:value-type="date">
            <text:p>0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20102620" calcext:value-type="float">
            <text:p>774020102620</text:p>
          </table:table-cell>
          <table:table-cell table:style-name="ce2" office:value-type="string" calcext:value-type="string">
            <text:p>CRUZ AGUILAR LUIS ANTONI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10-1</text:p>
          </table:table-cell>
          <table:table-cell table:style-name="ce11" office:value-type="date" office:date-value="2019-07-10" calcext:value-type="date">
            <text:p>10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130205321" calcext:value-type="float">
            <text:p>773130205321</text:p>
          </table:table-cell>
          <table:table-cell table:style-name="ce2" office:value-type="string" calcext:value-type="string">
            <text:p>TEJERO ANDUEZA OSCAR DANI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1111-1</text:p>
          </table:table-cell>
          <table:table-cell table:style-name="ce11" office:value-type="date" office:date-value="2019-07-10" calcext:value-type="date">
            <text:p>10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40304172" calcext:value-type="float">
            <text:p>774040304172</text:p>
          </table:table-cell>
          <table:table-cell table:style-name="ce2" office:value-type="string" calcext:value-type="string">
            <text:p>PECH HAAS RICAR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12-1</text:p>
          </table:table-cell>
          <table:table-cell table:style-name="ce11" office:value-type="date" office:date-value="2019-07-10" calcext:value-type="date">
            <text:p>10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941101401" calcext:value-type="float">
            <text:p>773941101401</text:p>
          </table:table-cell>
          <table:table-cell table:style-name="ce2" office:value-type="string" calcext:value-type="string">
            <text:p>NUNEZ CANCHE WILBERTH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1113-1</text:p>
          </table:table-cell>
          <table:table-cell table:style-name="ce11" office:value-type="date" office:date-value="2019-07-10" calcext:value-type="date">
            <text:p>10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890600572" calcext:value-type="float">
            <text:p>773890600572</text:p>
          </table:table-cell>
          <table:table-cell table:style-name="ce2" office:value-type="string" calcext:value-type="string">
            <text:p>JOSE ALBERTO VENTURA K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1114-1</text:p>
          </table:table-cell>
          <table:table-cell table:style-name="ce11" office:value-type="date" office:date-value="2019-07-11" calcext:value-type="date">
            <text:p>1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50901314" calcext:value-type="float">
            <text:p>774050901314</text:p>
          </table:table-cell>
          <table:table-cell table:style-name="ce2" office:value-type="string" calcext:value-type="string">
            <text:p>KU KANTUN FERNAND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15-1</text:p>
          </table:table-cell>
          <table:table-cell table:style-name="ce11" office:value-type="date" office:date-value="2019-07-11" calcext:value-type="date">
            <text:p>1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970101631" calcext:value-type="float">
            <text:p>773970101631</text:p>
          </table:table-cell>
          <table:table-cell table:style-name="ce2" office:value-type="string" calcext:value-type="string">
            <text:p>MA CONCEPCION GRAJALE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16-1</text:p>
          </table:table-cell>
          <table:table-cell table:style-name="ce11" office:value-type="date" office:date-value="2019-07-11" calcext:value-type="date">
            <text:p>1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051100513" calcext:value-type="float">
            <text:p>773051100513</text:p>
          </table:table-cell>
          <table:table-cell table:style-name="ce2" office:value-type="string" calcext:value-type="string">
            <text:p>VAZQUEZ MOGUEL WILMA CONCEPCI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17-1</text:p>
          </table:table-cell>
          <table:table-cell table:style-name="ce11" office:value-type="date" office:date-value="2019-07-11" calcext:value-type="date">
            <text:p>1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980203331" calcext:value-type="float">
            <text:p>774980203331</text:p>
          </table:table-cell>
          <table:table-cell table:style-name="ce2" office:value-type="string" calcext:value-type="string">
            <text:p>ADDY L AGUILAR GONZALEZ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18-1</text:p>
          </table:table-cell>
          <table:table-cell table:style-name="ce11" office:value-type="date" office:date-value="2019-07-11" calcext:value-type="date">
            <text:p>1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960302112" calcext:value-type="float">
            <text:p>774960302112</text:p>
          </table:table-cell>
          <table:table-cell table:style-name="ce2" office:value-type="string" calcext:value-type="string">
            <text:p>SERGIO A TAMAYO PERER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19-1</text:p>
          </table:table-cell>
          <table:table-cell table:style-name="ce11" office:value-type="date" office:date-value="2019-07-11" calcext:value-type="date">
            <text:p>1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960802194" calcext:value-type="float">
            <text:p>773960802194</text:p>
          </table:table-cell>
          <table:table-cell table:style-name="ce2" office:value-type="string" calcext:value-type="string">
            <text:p>JORGE A CANUL LEA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20-1</text:p>
          </table:table-cell>
          <table:table-cell table:style-name="ce11" office:value-type="date" office:date-value="2019-07-11" calcext:value-type="date">
            <text:p>1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150505401" calcext:value-type="float">
            <text:p>776150505401</text:p>
          </table:table-cell>
          <table:table-cell table:style-name="ce2" office:value-type="string" calcext:value-type="string">
            <text:p>MONTALVO CAMPOS JOSE RAMON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21-1</text:p>
          </table:table-cell>
          <table:table-cell table:style-name="ce11" office:value-type="date" office:date-value="2019-07-12" calcext:value-type="date">
            <text:p>1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950101542" calcext:value-type="float">
            <text:p>774950101542</text:p>
          </table:table-cell>
          <table:table-cell table:style-name="ce2" office:value-type="string" calcext:value-type="string">
            <text:p>SUSANA M ALBORNOZ CETIN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22-1</text:p>
          </table:table-cell>
          <table:table-cell table:style-name="ce11" office:value-type="date" office:date-value="2019-07-12" calcext:value-type="date">
            <text:p>1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7151204001" calcext:value-type="float">
            <text:p>777151204001</text:p>
          </table:table-cell>
          <table:table-cell table:style-name="ce2" office:value-type="string" calcext:value-type="string">
            <text:p>BATES COCOM GABRIEL MARTI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23-1</text:p>
          </table:table-cell>
          <table:table-cell table:style-name="ce11" office:value-type="date" office:date-value="2019-07-12" calcext:value-type="date">
            <text:p>1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960703290" calcext:value-type="float">
            <text:p>774960703290</text:p>
          </table:table-cell>
          <table:table-cell table:style-name="ce2" office:value-type="string" calcext:value-type="string">
            <text:p>ROSALINDA CETINA ALCOCER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24-1</text:p>
          </table:table-cell>
          <table:table-cell table:style-name="ce11" office:value-type="date" office:date-value="2019-07-12" calcext:value-type="date">
            <text:p>1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100301090" calcext:value-type="float">
            <text:p>776100301090</text:p>
          </table:table-cell>
          <table:table-cell table:style-name="ce2" office:value-type="string" calcext:value-type="string">
            <text:p>YAMA UC MANUEL ISRAEL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25-1</text:p>
          </table:table-cell>
          <table:table-cell table:style-name="ce11" office:value-type="date" office:date-value="2019-07-12" calcext:value-type="date">
            <text:p>1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2980903012" calcext:value-type="float">
            <text:p>772980903012</text:p>
          </table:table-cell>
          <table:table-cell table:style-name="ce2" office:value-type="string" calcext:value-type="string">
            <text:p>MORALES CHABLE DARVI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26-1</text:p>
          </table:table-cell>
          <table:table-cell table:style-name="ce11" office:value-type="date" office:date-value="2019-07-12" calcext:value-type="date">
            <text:p>1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1940700431" calcext:value-type="float">
            <text:p>771940700431</text:p>
          </table:table-cell>
          <table:table-cell table:style-name="ce2" office:value-type="string" calcext:value-type="string">
            <text:p>YOLANDA CIAU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27-1</text:p>
          </table:table-cell>
          <table:table-cell table:style-name="ce11" office:value-type="date" office:date-value="2019-07-13" calcext:value-type="date">
            <text:p>1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080300246" calcext:value-type="float">
            <text:p>773080300246</text:p>
          </table:table-cell>
          <table:table-cell table:style-name="ce2" office:value-type="string" calcext:value-type="string">
            <text:p>CACHON CHABLE MARIA DE LOS ANG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28-1</text:p>
          </table:table-cell>
          <table:table-cell table:style-name="ce11" office:value-type="date" office:date-value="2019-07-13" calcext:value-type="date">
            <text:p>1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920900622" calcext:value-type="float">
            <text:p>773920900622</text:p>
          </table:table-cell>
          <table:table-cell table:style-name="ce2" office:value-type="string" calcext:value-type="string">
            <text:p>CONTRERAS GONZALEZ MARIA CONC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29-1</text:p>
          </table:table-cell>
          <table:table-cell table:style-name="ce11" office:value-type="date" office:date-value="2019-07-13" calcext:value-type="date">
            <text:p>1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160605480" calcext:value-type="float">
            <text:p>773160605480</text:p>
          </table:table-cell>
          <table:table-cell table:style-name="ce2" office:value-type="string" calcext:value-type="string">
            <text:p>LARA PUERTO JAVIER JUVENTIN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30-1</text:p>
          </table:table-cell>
          <table:table-cell table:style-name="ce11" office:value-type="date" office:date-value="2019-07-13" calcext:value-type="date">
            <text:p>1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941103460" calcext:value-type="float">
            <text:p>774941103460</text:p>
          </table:table-cell>
          <table:table-cell table:style-name="ce2" office:value-type="string" calcext:value-type="string">
            <text:p>GUMERSINDO GOMEZ DZIB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YU001131-1</text:p>
          </table:table-cell>
          <table:table-cell table:style-name="ce11" office:value-type="date" office:date-value="2019-07-13" calcext:value-type="date">
            <text:p>1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0757271" calcext:value-type="float">
            <text:p>774000757271</text:p>
          </table:table-cell>
          <table:table-cell table:style-name="ce2" office:value-type="string" calcext:value-type="string">
            <text:p>TAMAYO CAN FRANCISCO MARTI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32-1</text:p>
          </table:table-cell>
          <table:table-cell table:style-name="ce11" office:value-type="date" office:date-value="2019-07-13" calcext:value-type="date">
            <text:p>1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950600379" calcext:value-type="float">
            <text:p>774950600379</text:p>
          </table:table-cell>
          <table:table-cell table:style-name="ce2" office:value-type="string" calcext:value-type="string">
            <text:p>LEON MONTEJO LUCERO DEL CARME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33-1</text:p>
          </table:table-cell>
          <table:table-cell table:style-name="ce11" office:value-type="date" office:date-value="2019-07-15" calcext:value-type="date">
            <text:p>1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050600571" calcext:value-type="float">
            <text:p>773050600571</text:p>
          </table:table-cell>
          <table:table-cell table:style-name="ce2" office:value-type="string" calcext:value-type="string">
            <text:p>DZUL ORDONEZ CARLOS JESU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34-1</text:p>
          </table:table-cell>
          <table:table-cell table:style-name="ce11" office:value-type="date" office:date-value="2019-07-15" calcext:value-type="date">
            <text:p>1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5981202050" calcext:value-type="float">
            <text:p>775981202050</text:p>
          </table:table-cell>
          <table:table-cell table:style-name="ce2" office:value-type="string" calcext:value-type="string">
            <text:p>AVILA POOL MANUELA DE JESU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35-1</text:p>
          </table:table-cell>
          <table:table-cell table:style-name="ce11" office:value-type="date" office:date-value="2019-07-15" calcext:value-type="date">
            <text:p>1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5150402397" calcext:value-type="float">
            <text:p>775150402397</text:p>
          </table:table-cell>
          <table:table-cell table:style-name="ce2" office:value-type="string" calcext:value-type="string">
            <text:p>MONTALVO PECH UZIEL ASAE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36-1</text:p>
          </table:table-cell>
          <table:table-cell table:style-name="ce11" office:value-type="date" office:date-value="2019-07-15" calcext:value-type="date">
            <text:p>15/07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920700135" calcext:value-type="float">
            <text:p>773920700135</text:p>
          </table:table-cell>
          <table:table-cell table:style-name="ce2" office:value-type="string" calcext:value-type="string">
            <text:p>HERRERA DIAZ ANDRES GABRIEL</text:p>
          </table:table-cell>
          <table:table-cell table:style-name="ce2" office:value-type="string" calcext:value-type="string">
            <text:p>RODEKA</text:p>
          </table:table-cell>
          <table:table-cell table:style-name="ce10" office:value-type="currency" office:currency="MXN" office:value="9248" calcext:value-type="currency">
            <text:p>$9,248.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37-2</text:p>
          </table:table-cell>
          <table:table-cell table:style-name="ce11" office:value-type="date" office:date-value="2019-07-16" calcext:value-type="date">
            <text:p>1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NE</text:p>
          </table:table-cell>
          <table:table-cell table:style-name="ce2" office:value-type="float" office:value="774960602418" calcext:value-type="float">
            <text:p>774960602418</text:p>
          </table:table-cell>
          <table:table-cell table:style-name="ce2" office:value-type="string" calcext:value-type="string">
            <text:p>JUAN GONZALO CEN ESQUIV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38-1</text:p>
          </table:table-cell>
          <table:table-cell table:style-name="ce11" office:value-type="date" office:date-value="2019-07-16" calcext:value-type="date">
            <text:p>1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0110301448" calcext:value-type="float">
            <text:p>770110301448</text:p>
          </table:table-cell>
          <table:table-cell table:style-name="ce2" office:value-type="string" calcext:value-type="string">
            <text:p>ROSADO BASTO CLAUDIA ISABEL .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39-1</text:p>
          </table:table-cell>
          <table:table-cell table:style-name="ce11" office:value-type="date" office:date-value="2019-07-17" calcext:value-type="date">
            <text:p>17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2100300225" calcext:value-type="float">
            <text:p>772100300225</text:p>
          </table:table-cell>
          <table:table-cell table:style-name="ce2" office:value-type="string" calcext:value-type="string">
            <text:p>PEREZ AYIL LETICIA MARGARIT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40-1</text:p>
          </table:table-cell>
          <table:table-cell table:style-name="ce11" office:value-type="date" office:date-value="2019-07-17" calcext:value-type="date">
            <text:p>17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140604410" calcext:value-type="float">
            <text:p>773140604410</text:p>
          </table:table-cell>
          <table:table-cell table:style-name="ce2" office:value-type="string" calcext:value-type="string">
            <text:p>CHAN UITZIL FELICITAS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41-1</text:p>
          </table:table-cell>
          <table:table-cell table:style-name="ce11" office:value-type="date" office:date-value="2019-07-17" calcext:value-type="date">
            <text:p>17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120601224" calcext:value-type="float">
            <text:p>774120601224</text:p>
          </table:table-cell>
          <table:table-cell table:style-name="ce2" office:value-type="string" calcext:value-type="string">
            <text:p>TORRES LOPEZ GREGORIO MIGUE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42-1</text:p>
          </table:table-cell>
          <table:table-cell table:style-name="ce11" office:value-type="date" office:date-value="2019-07-17" calcext:value-type="date">
            <text:p>17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7870100188" calcext:value-type="float">
            <text:p>777870100188</text:p>
          </table:table-cell>
          <table:table-cell table:style-name="ce2" office:value-type="string" calcext:value-type="string">
            <text:p>VICTOR MANUEL MOR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 table:visibility="filter">
          <table:table-cell table:style-name="ce2" office:value-type="string" calcext:value-type="string">
            <text:p>YU001143-1</text:p>
          </table:table-cell>
          <table:table-cell table:style-name="ce11" office:value-type="date" office:date-value="2019-07-18" calcext:value-type="date">
            <text:p>1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160205121" calcext:value-type="float">
            <text:p>773160205121</text:p>
          </table:table-cell>
          <table:table-cell table:style-name="ce2" office:value-type="string" calcext:value-type="string">
            <text:p>CANCHE YAM FRANCISCA DEL SOCOR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44-2</text:p>
          </table:table-cell>
          <table:table-cell table:style-name="ce11" office:value-type="date" office:date-value="2019-07-22" calcext:value-type="date">
            <text:p>2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NE</text:p>
          </table:table-cell>
          <table:table-cell table:style-name="ce2" office:value-type="float" office:value="772850200222" calcext:value-type="float">
            <text:p>772850200222</text:p>
          </table:table-cell>
          <table:table-cell table:style-name="ce2" office:value-type="string" calcext:value-type="string">
            <text:p>MA P CAN BAAS</text:p>
          </table:table-cell>
          <table:table-cell table:style-name="ce2" office:value-type="string" calcext:value-type="string">
            <text:p>DRS</text:p>
          </table:table-cell>
          <table:table-cell table:style-name="ce2" office:value-type="float" office:value="6700" calcext:value-type="float">
            <text:p>67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45-1</text:p>
          </table:table-cell>
          <table:table-cell table:style-name="ce11" office:value-type="date" office:date-value="2019-07-19" calcext:value-type="date">
            <text:p>1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160105673" calcext:value-type="float">
            <text:p>773160105673</text:p>
          </table:table-cell>
          <table:table-cell table:style-name="ce2" office:value-type="string" calcext:value-type="string">
            <text:p>HIDALGO GERMA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46-1</text:p>
          </table:table-cell>
          <table:table-cell table:style-name="ce11" office:value-type="date" office:date-value="2019-07-19" calcext:value-type="date">
            <text:p>1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20502326" calcext:value-type="float">
            <text:p>774020502326</text:p>
          </table:table-cell>
          <table:table-cell table:style-name="ce2" office:value-type="string" calcext:value-type="string">
            <text:p>AZCORRA BALAM JOSE ENRIQU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47-1</text:p>
          </table:table-cell>
          <table:table-cell table:style-name="ce11" office:value-type="date" office:date-value="2019-07-19" calcext:value-type="date">
            <text:p>1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2980301993" calcext:value-type="float">
            <text:p>772980301993</text:p>
          </table:table-cell>
          <table:table-cell table:style-name="ce2" office:value-type="string" calcext:value-type="string">
            <text:p>BELLA LEYDI MIS SUAST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48-1</text:p>
          </table:table-cell>
          <table:table-cell table:style-name="ce11" office:value-type="date" office:date-value="2019-07-20" calcext:value-type="date">
            <text:p>20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890600211" calcext:value-type="float">
            <text:p>776890600211</text:p>
          </table:table-cell>
          <table:table-cell table:style-name="ce2" office:value-type="string" calcext:value-type="string">
            <text:p>PACHECO KOYOC PEDR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49-1</text:p>
          </table:table-cell>
          <table:table-cell table:style-name="ce11" office:value-type="date" office:date-value="2019-07-20" calcext:value-type="date">
            <text:p>20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10208551" calcext:value-type="float">
            <text:p>774010208551</text:p>
          </table:table-cell>
          <table:table-cell table:style-name="ce2" office:value-type="string" calcext:value-type="string">
            <text:p>CAMARA UICAB HILAR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50-1</text:p>
          </table:table-cell>
          <table:table-cell table:style-name="ce11" office:value-type="date" office:date-value="2019-07-20" calcext:value-type="date">
            <text:p>20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840901501" calcext:value-type="float">
            <text:p>774840901501</text:p>
          </table:table-cell>
          <table:table-cell table:style-name="ce2" office:value-type="string" calcext:value-type="string">
            <text:p>HECTOR CHABL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51-1</text:p>
          </table:table-cell>
          <table:table-cell table:style-name="ce11" office:value-type="date" office:date-value="2019-07-20" calcext:value-type="date">
            <text:p>20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7110702269" calcext:value-type="float">
            <text:p>777110702269</text:p>
          </table:table-cell>
          <table:table-cell table:style-name="ce2" office:value-type="string" calcext:value-type="string">
            <text:p>VICENTE PALACIO DAVID ALEJAND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52-1</text:p>
          </table:table-cell>
          <table:table-cell table:style-name="ce11" office:value-type="date" office:date-value="2019-07-22" calcext:value-type="date">
            <text:p>22/07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060501296" calcext:value-type="float">
            <text:p>773060501296</text:p>
          </table:table-cell>
          <table:table-cell table:style-name="ce2" office:value-type="string" calcext:value-type="string">
            <text:p>ORTIZ PECH ANA MARGARITA</text:p>
          </table:table-cell>
          <table:table-cell table:style-name="ce2" office:value-type="string" calcext:value-type="string">
            <text:p>RODEKA</text:p>
          </table:table-cell>
          <table:table-cell table:style-name="ce10" office:value-type="currency" office:currency="MXN" office:value="11424" calcext:value-type="currency">
            <text:p>$11,424.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53-1</text:p>
          </table:table-cell>
          <table:table-cell table:style-name="ce11" office:value-type="date" office:date-value="2019-07-22" calcext:value-type="date">
            <text:p>2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010401631" calcext:value-type="float">
            <text:p>773010401631</text:p>
          </table:table-cell>
          <table:table-cell table:style-name="ce2" office:value-type="string" calcext:value-type="string">
            <text:p>ROSADO SANCHEZ GEORGINA GP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54-1</text:p>
          </table:table-cell>
          <table:table-cell table:style-name="ce11" office:value-type="date" office:date-value="2019-07-22" calcext:value-type="date">
            <text:p>2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980203351" calcext:value-type="float">
            <text:p>773980203351</text:p>
          </table:table-cell>
          <table:table-cell table:style-name="ce2" office:value-type="string" calcext:value-type="string">
            <text:p>APOLINAR MARTINEZ CARLOS GABRI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55-2</text:p>
          </table:table-cell>
          <table:table-cell table:style-name="ce11" office:value-type="date" office:date-value="2019-07-22" calcext:value-type="date">
            <text:p>2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981101269" calcext:value-type="float">
            <text:p>773981101269</text:p>
          </table:table-cell>
          <table:table-cell table:style-name="ce2" office:value-type="string" calcext:value-type="string">
            <text:p>DALILA CORAL EROSA</text:p>
          </table:table-cell>
          <table:table-cell table:style-name="ce2" office:value-type="string" calcext:value-type="string">
            <text:p>COLDSHOP</text:p>
          </table:table-cell>
          <table:table-cell table:style-name="ce2" office:value-type="float" office:value="8038.8" calcext:value-type="float">
            <text:p>8038.8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56-1</text:p>
          </table:table-cell>
          <table:table-cell table:style-name="ce11" office:value-type="date" office:date-value="2019-07-22" calcext:value-type="date">
            <text:p>2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2110400406" calcext:value-type="float">
            <text:p>772110400406</text:p>
          </table:table-cell>
          <table:table-cell table:style-name="ce2" office:value-type="string" calcext:value-type="string">
            <text:p>CORRAL ESPARZA JOOVANA BEATRIZ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57-1</text:p>
          </table:table-cell>
          <table:table-cell table:style-name="ce11" office:value-type="date" office:date-value="2019-07-22" calcext:value-type="date">
            <text:p>2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770900033" calcext:value-type="float">
            <text:p>773770900033</text:p>
          </table:table-cell>
          <table:table-cell table:style-name="ce2" office:value-type="string" calcext:value-type="string">
            <text:p>FERNANDO URIBE ROSSEL</text:p>
          </table:table-cell>
          <table:table-cell table:style-name="ce2" office:value-type="string" calcext:value-type="string">
            <text:p>COLDSHOP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58-1</text:p>
          </table:table-cell>
          <table:table-cell table:style-name="ce11" office:value-type="date" office:date-value="2019-07-22" calcext:value-type="date">
            <text:p>2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140201960" calcext:value-type="float">
            <text:p>773140201960</text:p>
          </table:table-cell>
          <table:table-cell table:style-name="ce2" office:value-type="string" calcext:value-type="string">
            <text:p>CHAN LOPEZ PERFECTA DEL S IREN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5"/>
          <table:table-cell table:style-name="ce10" table:number-columns-repeated="2"/>
        </table:table-row>
        <table:table-row table:style-name="ro1" table:visibility="filter">
          <table:table-cell table:style-name="ce2" office:value-type="string" calcext:value-type="string">
            <text:p>YU001159-1</text:p>
          </table:table-cell>
          <table:table-cell table:style-name="ce11" office:value-type="date" office:date-value="2019-07-23" calcext:value-type="date">
            <text:p>2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090701231" calcext:value-type="float">
            <text:p>773090701231</text:p>
          </table:table-cell>
          <table:table-cell table:style-name="ce2" office:value-type="string" calcext:value-type="string">
            <text:p>MARTINEZ RAMIREZ VICTOR ISRA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60-1</text:p>
          </table:table-cell>
          <table:table-cell table:style-name="ce11" office:value-type="date" office:date-value="2019-07-23" calcext:value-type="date">
            <text:p>2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100602961" calcext:value-type="float">
            <text:p>773100602961</text:p>
          </table:table-cell>
          <table:table-cell table:style-name="ce2" office:value-type="string" calcext:value-type="string">
            <text:p>GOMEZ CORZO MARLEN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61-1</text:p>
          </table:table-cell>
          <table:table-cell table:style-name="ce11" office:value-type="date" office:date-value="2019-07-23" calcext:value-type="date">
            <text:p>2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080702483" calcext:value-type="float">
            <text:p>776080702483</text:p>
          </table:table-cell>
          <table:table-cell table:style-name="ce2" office:value-type="string" calcext:value-type="string">
            <text:p>MIJANGOS ANGULO IRMA A.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62-1</text:p>
          </table:table-cell>
          <table:table-cell table:style-name="ce11" office:value-type="date" office:date-value="2019-07-23" calcext:value-type="date">
            <text:p>2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1010802926" calcext:value-type="float">
            <text:p>771010802926</text:p>
          </table:table-cell>
          <table:table-cell table:style-name="ce2" office:value-type="string" calcext:value-type="string">
            <text:p>CATZIN NOH MANUEL JESU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/>
          <table:table-cell table:style-name="ce11"/>
          <table:table-cell table:style-name="ce2" table:number-columns-repeated="7"/>
        </table:table-row>
        <table:table-row table:style-name="ro1" table:visibility="filter">
          <table:table-cell table:style-name="ce2" office:value-type="string" calcext:value-type="string">
            <text:p>YU001163-1</text:p>
          </table:table-cell>
          <table:table-cell table:style-name="ce11" office:value-type="date" office:date-value="2019-07-24" calcext:value-type="date">
            <text:p>24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990101219" calcext:value-type="float">
            <text:p>774990101219</text:p>
          </table:table-cell>
          <table:table-cell table:style-name="ce2" office:value-type="string" calcext:value-type="string">
            <text:p>SALVADOR DE S ESTRELLA J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 office:value-type="string" calcext:value-type="string">
            <text:p>YU001157-1</text:p>
          </table:table-cell>
          <table:table-cell table:style-name="ce11" office:value-type="date" office:date-value="2019-07-22" calcext:value-type="date">
            <text:p>2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NE</text:p>
          </table:table-cell>
          <table:table-cell table:style-name="ce2" office:value-type="float" office:value="773770900033" calcext:value-type="float">
            <text:p>773770900033</text:p>
          </table:table-cell>
          <table:table-cell table:style-name="ce2" office:value-type="string" calcext:value-type="string">
            <text:p>FERNANDO URIBE ROSSEL</text:p>
          </table:table-cell>
          <table:table-cell table:style-name="ce2" office:value-type="string" calcext:value-type="string">
            <text:p>COLDSHOP</text:p>
          </table:table-cell>
          <table:table-cell table:style-name="ce2" office:value-type="float" office:value="10400" calcext:value-type="float">
            <text:p>10400</text:p>
          </table:table-cell>
          <table:table-cell table:style-name="ce2"/>
        </table:table-row>
        <table:table-row table:style-name="ro1" table:visibility="filter">
          <table:table-cell table:style-name="ce2" office:value-type="string" calcext:value-type="string">
            <text:p>YU001167-1</text:p>
          </table:table-cell>
          <table:table-cell table:style-name="ce11" office:value-type="date" office:date-value="2019-07-25" calcext:value-type="date">
            <text:p>2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7070901671" calcext:value-type="float">
            <text:p>777070901671</text:p>
          </table:table-cell>
          <table:table-cell table:style-name="ce2" office:value-type="string" calcext:value-type="string">
            <text:p>QUINTAL BURGOS MARIA NELSY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 office:value-type="string" calcext:value-type="string">
            <text:p>YU001158-1</text:p>
          </table:table-cell>
          <table:table-cell table:style-name="ce11" office:value-type="date" office:date-value="2019-07-22" calcext:value-type="date">
            <text:p>2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140201960" calcext:value-type="float">
            <text:p>773140201960</text:p>
          </table:table-cell>
          <table:table-cell table:style-name="ce2" office:value-type="string" calcext:value-type="string">
            <text:p>CHAN LOPEZ PERFECTA DEL S IREN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  <table:table-cell table:style-name="ce2"/>
        </table:table-row>
        <table:table-row table:style-name="ro1" table:visibility="filter">
          <table:table-cell table:style-name="ce2" office:value-type="string" calcext:value-type="string">
            <text:p>YU001170-1</text:p>
          </table:table-cell>
          <table:table-cell table:style-name="ce11" office:value-type="date" office:date-value="2019-07-25" calcext:value-type="date">
            <text:p>2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0080900902" calcext:value-type="float">
            <text:p>770080900902</text:p>
          </table:table-cell>
          <table:table-cell table:style-name="ce2" office:value-type="string" calcext:value-type="string">
            <text:p>DIAZ RAMIREZ JOSE ALBERT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 office:value-type="string" calcext:value-type="string">
            <text:p>YU001159-1</text:p>
          </table:table-cell>
          <table:table-cell table:style-name="ce11" office:value-type="date" office:date-value="2019-07-23" calcext:value-type="date">
            <text:p>2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090701231" calcext:value-type="float">
            <text:p>773090701231</text:p>
          </table:table-cell>
          <table:table-cell table:style-name="ce2" office:value-type="string" calcext:value-type="string">
            <text:p>MARTINEZ RAMIREZ VICTOR ISRA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  <table:table-cell table:style-name="ce2"/>
        </table:table-row>
        <table:table-row table:style-name="ro1" table:visibility="filter">
          <table:table-cell table:style-name="ce2" office:value-type="string" calcext:value-type="string">
            <text:p>YU001171-1</text:p>
          </table:table-cell>
          <table:table-cell table:style-name="ce11" office:value-type="date" office:date-value="2019-07-25" calcext:value-type="date">
            <text:p>2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7961200428" calcext:value-type="float">
            <text:p>777961200428</text:p>
          </table:table-cell>
          <table:table-cell table:style-name="ce2" office:value-type="string" calcext:value-type="string">
            <text:p>LUIS BALAM ECHEVERRI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number-columns-repeated="36"/>
          <table:table-cell table:style-name="ce2" office:value-type="string" calcext:value-type="string">
            <text:p>YU001160-1</text:p>
          </table:table-cell>
          <table:table-cell table:style-name="ce11" office:value-type="date" office:date-value="2019-07-23" calcext:value-type="date">
            <text:p>2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100602961" calcext:value-type="float">
            <text:p>773100602961</text:p>
          </table:table-cell>
          <table:table-cell table:style-name="ce2" office:value-type="string" calcext:value-type="string">
            <text:p>GOMEZ CORZO MARLEN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style-name="ce2"/>
        </table:table-row>
        <table:table-row table:style-name="ro1" table:visibility="filter">
          <table:table-cell table:style-name="ce2" office:value-type="string" calcext:value-type="string">
            <text:p>YU001172-1</text:p>
          </table:table-cell>
          <table:table-cell table:style-name="ce11" office:value-type="date" office:date-value="2019-07-25" calcext:value-type="date">
            <text:p>2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2750405731" calcext:value-type="float">
            <text:p>772750405731</text:p>
          </table:table-cell>
          <table:table-cell table:style-name="ce2" office:value-type="string" calcext:value-type="string">
            <text:p>ORTIZ CANCHE MARIA TERES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36"/>
          <table:table-cell table:style-name="ce2" office:value-type="string" calcext:value-type="string">
            <text:p>YU001161-1</text:p>
          </table:table-cell>
          <table:table-cell table:style-name="ce11" office:value-type="date" office:date-value="2019-07-23" calcext:value-type="date">
            <text:p>2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080702483" calcext:value-type="float">
            <text:p>776080702483</text:p>
          </table:table-cell>
          <table:table-cell table:style-name="ce2" office:value-type="string" calcext:value-type="string">
            <text:p>MIJANGOS ANGULO IRMA A.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  <table:table-cell table:style-name="ce2"/>
        </table:table-row>
        <table:table-row table:style-name="ro1" table:visibility="filter">
          <table:table-cell table:style-name="ce2" office:value-type="string" calcext:value-type="string">
            <text:p>YU001174-1</text:p>
          </table:table-cell>
          <table:table-cell table:style-name="ce11" office:value-type="date" office:date-value="2019-07-25" calcext:value-type="date">
            <text:p>2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4080700577" calcext:value-type="float">
            <text:p>774080700577</text:p>
          </table:table-cell>
          <table:table-cell table:style-name="ce2" office:value-type="string" calcext:value-type="string">
            <text:p>MAY CEH JUAN ANTONI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36"/>
          <table:table-cell table:style-name="ce2" office:value-type="string" calcext:value-type="string">
            <text:p>YU001162-1</text:p>
          </table:table-cell>
          <table:table-cell table:style-name="ce11" office:value-type="date" office:date-value="2019-07-23" calcext:value-type="date">
            <text:p>2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1010802926" calcext:value-type="float">
            <text:p>771010802926</text:p>
          </table:table-cell>
          <table:table-cell table:style-name="ce2" office:value-type="string" calcext:value-type="string">
            <text:p>CATZIN NOH MANUEL JESU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style-name="ce2"/>
        </table:table-row>
        <table:table-row table:style-name="ro1" table:visibility="filter">
          <table:table-cell table:style-name="ce2" office:value-type="string" calcext:value-type="string">
            <text:p>YU001175-1</text:p>
          </table:table-cell>
          <table:table-cell table:style-name="ce11" office:value-type="date" office:date-value="2019-07-26" calcext:value-type="date">
            <text:p>2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NE</text:p>
          </table:table-cell>
          <table:table-cell table:style-name="ce2" office:value-type="float" office:value="774971001220" calcext:value-type="float">
            <text:p>774971001220</text:p>
          </table:table-cell>
          <table:table-cell table:style-name="ce2" office:value-type="string" calcext:value-type="string">
            <text:p>MIRIAM <text:s/>GPE SALDIVAR G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45"/>
        </table:table-row>
        <table:table-row table:style-name="ro1" table:visibility="filter">
          <table:table-cell table:style-name="ce2" office:value-type="string" calcext:value-type="string">
            <text:p>YU001176-1</text:p>
          </table:table-cell>
          <table:table-cell table:style-name="ce11" office:value-type="date" office:date-value="2019-07-26" calcext:value-type="date">
            <text:p>2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1920400716" calcext:value-type="float">
            <text:p>771920400716</text:p>
          </table:table-cell>
          <table:table-cell table:style-name="ce2" office:value-type="string" calcext:value-type="string">
            <text:p>MA JESUS CANCHE DE RUIZ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45"/>
        </table:table-row>
        <table:table-row table:style-name="ro1" table:visibility="filter">
          <table:table-cell table:style-name="ce2" office:value-type="string" calcext:value-type="string">
            <text:p>YU001177-1</text:p>
          </table:table-cell>
          <table:table-cell table:style-name="ce11" office:value-type="date" office:date-value="2019-07-26" calcext:value-type="date">
            <text:p>2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1930701358" calcext:value-type="float">
            <text:p>771930701358</text:p>
          </table:table-cell>
          <table:table-cell table:style-name="ce2" office:value-type="string" calcext:value-type="string">
            <text:p>CONRADO CHAN GUADALUPE DEL C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45"/>
        </table:table-row>
        <table:table-row table:style-name="ro1" table:visibility="filter">
          <table:table-cell table:style-name="ce2" office:value-type="string" calcext:value-type="string">
            <text:p>YU001178-1</text:p>
          </table:table-cell>
          <table:table-cell table:style-name="ce11" office:value-type="date" office:date-value="2019-07-26" calcext:value-type="date">
            <text:p>2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1970804770" calcext:value-type="float">
            <text:p>771970804770</text:p>
          </table:table-cell>
          <table:table-cell table:style-name="ce2" office:value-type="string" calcext:value-type="string">
            <text:p>EMILY ISABEL MARIN CANU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45"/>
        </table:table-row>
        <table:table-row table:style-name="ro1" table:visibility="filter">
          <table:table-cell table:style-name="ce2" office:value-type="string" calcext:value-type="string">
            <text:p>YU001179-1</text:p>
          </table:table-cell>
          <table:table-cell table:style-name="ce11" office:value-type="date" office:date-value="2019-07-26" calcext:value-type="date">
            <text:p>2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911100938" calcext:value-type="float">
            <text:p>774911100938</text:p>
          </table:table-cell>
          <table:table-cell table:style-name="ce2" office:value-type="string" calcext:value-type="string">
            <text:p>MIGUEL A WAN SOS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  <table:table-cell table:number-columns-repeated="45"/>
        </table:table-row>
        <table:table-row table:style-name="ro1" table:visibility="filter">
          <table:table-cell table:style-name="ce2" office:value-type="string" calcext:value-type="string">
            <text:p>YU001180-1</text:p>
          </table:table-cell>
          <table:table-cell table:style-name="ce11" office:value-type="date" office:date-value="2019-07-26" calcext:value-type="date">
            <text:p>2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51101257" calcext:value-type="float">
            <text:p>774051101257</text:p>
          </table:table-cell>
          <table:table-cell table:style-name="ce2" office:value-type="string" calcext:value-type="string">
            <text:p>VARGUEZ AMAYA ANGEL REN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45"/>
        </table:table-row>
        <table:table-row table:style-name="ro1" table:visibility="filter">
          <table:table-cell table:style-name="ce2" office:value-type="string" calcext:value-type="string">
            <text:p>YU001181-1</text:p>
          </table:table-cell>
          <table:table-cell table:style-name="ce11" office:value-type="date" office:date-value="2019-07-26" calcext:value-type="date">
            <text:p>2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1870600263" calcext:value-type="float">
            <text:p>771870600263</text:p>
          </table:table-cell>
          <table:table-cell table:style-name="ce2" office:value-type="string" calcext:value-type="string">
            <text:p>ALEJANDRA SALAS DE F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  <table:table-cell table:number-columns-repeated="45"/>
        </table:table-row>
        <table:table-row table:style-name="ro1" table:number-rows-repeated="1047745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Tabla dinámica_datos_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Pivot_20_Table_20_Field" office:value-type="string" calcext:value-type="string">
            <text:p>id_estatus</text:p>
          </table:table-cell>
          <table:table-cell table:style-name="ce35" office:value-type="string" calcext:value-type="string">
            <text:p>- múltiple -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style-name="ce9"/>
          <table:table-cell table:style-name="ce42" office:value-type="string" calcext:value-type="string">
            <text:p>Datos</text:p>
          </table:table-cell>
          <table:table-cell table:style-name="ce86"/>
          <table:table-cell table:number-columns-repeated="4"/>
          <table:table-cell table:style-name="ce9" office:value-type="string" calcext:value-type="string">
            <text:p>Conteo - solicitud</text:p>
          </table:table-cell>
          <table:table-cell table:style-name="ce42" office:value-type="string" calcext:value-type="string">
            <text:p>Datos</text:p>
          </table:table-cell>
          <table:table-cell table:style-name="ce101"/>
          <table:table-cell table:style-name="ce86"/>
          <table:table-cell table:number-columns-repeated="7"/>
        </table:table-row>
        <table:table-row table:style-name="ro1">
          <table:table-cell table:style-name="ce12" office:value-type="string" calcext:value-type="string">
            <text:p>nombre_comercial</text:p>
          </table:table-cell>
          <table:table-cell table:style-name="ce43" office:value-type="string" calcext:value-type="string">
            <text:p>Solicitudes</text:p>
          </table:table-cell>
          <table:table-cell table:style-name="ce88" office:value-type="string" calcext:value-type="string">
            <text:p>Importe Total</text:p>
          </table:table-cell>
          <table:table-cell table:number-columns-repeated="4"/>
          <table:table-cell table:style-name="ce12" office:value-type="string" calcext:value-type="string">
            <text:p>id_estatus</text:p>
          </table:table-cell>
          <table:table-cell table:style-name="ce43" office:value-type="string" calcext:value-type="string">
            <text:p>AA</text:p>
          </table:table-cell>
          <table:table-cell table:style-name="ce104" office:value-type="string" calcext:value-type="string">
            <text:p>RF</text:p>
          </table:table-cell>
          <table:table-cell table:style-name="ce109" office:value-type="string" calcext:value-type="string">
            <text:p>Total Resultado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COLDSHOP</text:p>
          </table:table-cell>
          <table:table-cell table:style-name="ce70" office:value-type="float" office:value="1" calcext:value-type="float">
            <text:p>1</text:p>
          </table:table-cell>
          <table:table-cell table:style-name="ce89" office:value-type="currency" office:currency="MXN" office:value="8038.8" calcext:value-type="currency">
            <text:p>$8,038.80</text:p>
          </table:table-cell>
          <table:table-cell table:number-columns-repeated="4"/>
          <table:table-cell table:style-name="ce13" office:value-type="string" calcext:value-type="string">
            <text:p>PPO</text:p>
          </table:table-cell>
          <table:table-cell table:style-name="ce70" office:value-type="float" office:value="1" calcext:value-type="float">
            <text:p>1</text:p>
          </table:table-cell>
          <table:table-cell table:style-name="ce105" office:value-type="float" office:value="24" calcext:value-type="float">
            <text:p>24</text:p>
          </table:table-cell>
          <table:table-cell table:style-name="ce110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COMERMEX</text:p>
          </table:table-cell>
          <table:table-cell table:style-name="ce73" office:value-type="float" office:value="13" calcext:value-type="float">
            <text:p>13</text:p>
          </table:table-cell>
          <table:table-cell table:style-name="ce90" office:value-type="currency" office:currency="MXN" office:value="135200" calcext:value-type="currency">
            <text:p>$135,200.00</text:p>
          </table:table-cell>
          <table:table-cell table:number-columns-repeated="4"/>
          <table:table-cell table:style-name="ce19" office:value-type="string" calcext:value-type="string">
            <text:p>INE</text:p>
          </table:table-cell>
          <table:table-cell table:style-name="ce73" office:value-type="float" office:value="1" calcext:value-type="float">
            <text:p>1</text:p>
          </table:table-cell>
          <table:table-cell table:style-name="ce106" office:value-type="float" office:value="7" calcext:value-type="float">
            <text:p>7</text:p>
          </table:table-cell>
          <table:table-cell table:style-name="ce11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CREDIPLUS</text:p>
          </table:table-cell>
          <table:table-cell table:style-name="ce73" office:value-type="float" office:value="16" calcext:value-type="float">
            <text:p>16</text:p>
          </table:table-cell>
          <table:table-cell table:style-name="ce90" office:value-type="currency" office:currency="MXN" office:value="160670" calcext:value-type="currency">
            <text:p>$160,670.00</text:p>
          </table:table-cell>
          <table:table-cell table:number-columns-repeated="4"/>
          <table:table-cell table:style-name="ce19" office:value-type="string" calcext:value-type="string">
            <text:p>IMP</text:p>
          </table:table-cell>
          <table:table-cell table:style-name="ce73" office:value-type="float" office:value="3" calcext:value-type="float">
            <text:p>3</text:p>
          </table:table-cell>
          <table:table-cell table:style-name="ce106" office:value-type="float" office:value="26" calcext:value-type="float">
            <text:p>26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GROSS</text:p>
          </table:table-cell>
          <table:table-cell table:style-name="ce73" office:value-type="float" office:value="11" calcext:value-type="float">
            <text:p>11</text:p>
          </table:table-cell>
          <table:table-cell table:style-name="ce90" office:value-type="currency" office:currency="MXN" office:value="109336" calcext:value-type="currency">
            <text:p>$109,336.00</text:p>
          </table:table-cell>
          <table:table-cell table:number-columns-repeated="4"/>
          <table:table-cell table:style-name="ce19" office:value-type="string" calcext:value-type="string">
            <text:p>PIN</text:p>
          </table:table-cell>
          <table:table-cell table:style-name="ce73" office:value-type="float" office:value="4" calcext:value-type="float">
            <text:p>4</text:p>
          </table:table-cell>
          <table:table-cell table:style-name="ce106" office:value-type="float" office:value="115" calcext:value-type="float">
            <text:p>115</text:p>
          </table:table-cell>
          <table:table-cell table:style-name="ce111"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HERMANOS LARA</text:p>
          </table:table-cell>
          <table:table-cell table:style-name="ce73" office:value-type="float" office:value="6" calcext:value-type="float">
            <text:p>6</text:p>
          </table:table-cell>
          <table:table-cell table:style-name="ce90" office:value-type="currency" office:currency="MXN" office:value="60100" calcext:value-type="currency">
            <text:p>$60,100.00</text:p>
          </table:table-cell>
          <table:table-cell table:number-columns-repeated="4"/>
          <table:table-cell table:style-name="ce19" office:value-type="string" calcext:value-type="string">
            <text:p>PEX</text:p>
          </table:table-cell>
          <table:table-cell table:style-name="ce98"/>
          <table:table-cell table:style-name="ce106" office:value-type="float" office:value="16" calcext:value-type="float">
            <text:p>16</text:p>
          </table:table-cell>
          <table:table-cell table:style-name="ce111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HOGARCIA</text:p>
          </table:table-cell>
          <table:table-cell table:style-name="ce73" office:value-type="float" office:value="75" calcext:value-type="float">
            <text:p>75</text:p>
          </table:table-cell>
          <table:table-cell table:style-name="ce90" office:value-type="currency" office:currency="MXN" office:value="658230" calcext:value-type="currency">
            <text:p>$658,230.00</text:p>
          </table:table-cell>
          <table:table-cell table:number-columns-repeated="4"/>
          <table:table-cell table:style-name="ce19" office:value-type="string" calcext:value-type="string">
            <text:p>PSU</text:p>
          </table:table-cell>
          <table:table-cell table:style-name="ce73" office:value-type="float" office:value="3" calcext:value-type="float">
            <text:p>3</text:p>
          </table:table-cell>
          <table:table-cell table:style-name="ce106" office:value-type="float" office:value="56" calcext:value-type="float">
            <text:p>56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MAYORISTA</text:p>
          </table:table-cell>
          <table:table-cell table:style-name="ce73" office:value-type="float" office:value="29" calcext:value-type="float">
            <text:p>29</text:p>
          </table:table-cell>
          <table:table-cell table:style-name="ce90" office:value-type="currency" office:currency="MXN" office:value="275500" calcext:value-type="currency">
            <text:p>$275,500.00</text:p>
          </table:table-cell>
          <table:table-cell table:number-columns-repeated="4"/>
          <table:table-cell table:style-name="ce19" office:value-type="string" calcext:value-type="string">
            <text:p>LSC</text:p>
          </table:table-cell>
          <table:table-cell table:style-name="ce73" office:value-type="float" office:value="13" calcext:value-type="float">
            <text:p>13</text:p>
          </table:table-cell>
          <table:table-cell table:style-name="ce106" office:value-type="float" office:value="569" calcext:value-type="float">
            <text:p>569</text:p>
          </table:table-cell>
          <table:table-cell table:style-name="ce111" office:value-type="float" office:value="582" calcext:value-type="float">
            <text:p>582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RODEKA</text:p>
          </table:table-cell>
          <table:table-cell table:style-name="ce77" office:value-type="float" office:value="1" calcext:value-type="float">
            <text:p>1</text:p>
          </table:table-cell>
          <table:table-cell table:style-name="ce92" office:value-type="currency" office:currency="MXN" office:value="9500" calcext:value-type="currency">
            <text:p>$9,500.00</text:p>
          </table:table-cell>
          <table:table-cell table:number-columns-repeated="4"/>
          <table:table-cell table:style-name="ce19" office:value-type="string" calcext:value-type="string">
            <text:p>REX</text:p>
          </table:table-cell>
          <table:table-cell table:style-name="ce98"/>
          <table:table-cell table:style-name="ce106" office:value-type="float" office:value="12" calcext:value-type="float">
            <text:p>12</text:p>
          </table:table-cell>
          <table:table-cell table:style-name="ce11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Total Resultado</text:p>
          </table:table-cell>
          <table:table-cell table:style-name="ce78" office:value-type="float" office:value="152" calcext:value-type="float">
            <text:p>152</text:p>
          </table:table-cell>
          <table:table-cell table:style-name="ce94" office:value-type="currency" office:currency="MXN" office:value="1416574.8" calcext:value-type="currency">
            <text:p>$1,416,574.80</text:p>
          </table:table-cell>
          <table:table-cell table:number-columns-repeated="4"/>
          <table:table-cell table:style-name="ce19" office:value-type="string" calcext:value-type="string">
            <text:p>PLI</text:p>
          </table:table-cell>
          <table:table-cell table:style-name="ce100"/>
          <table:table-cell table:style-name="ce107" office:value-type="float" office:value="2" calcext:value-type="float">
            <text:p>2</text:p>
          </table:table-cell>
          <table:table-cell table:style-name="ce11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0" office:value-type="string" calcext:value-type="string">
            <text:p>Total Resultado</text:p>
          </table:table-cell>
          <table:table-cell table:style-name="ce78" office:value-type="float" office:value="25" calcext:value-type="float">
            <text:p>25</text:p>
          </table:table-cell>
          <table:table-cell table:style-name="ce108" office:value-type="float" office:value="827" calcext:value-type="float">
            <text:p>827</text:p>
          </table:table-cell>
          <table:table-cell table:style-name="ce113" office:value-type="float" office:value="852" calcext:value-type="float">
            <text:p>852</text:p>
          </table:table-cell>
          <table:table-cell table:number-columns-repeated="7"/>
        </table:table-row>
        <table:table-row table:style-name="ro1" table:number-rows-repeated="10">
          <table:table-cell table:number-columns-repeated="18"/>
        </table:table-row>
        <table:table-row table:style-name="ro2">
          <table:table-cell table:style-name="ce125"/>
          <table:table-cell table:style-name="ce138" table:number-columns-repeated="2"/>
          <table:table-cell table:number-columns-repeated="4"/>
          <table:table-cell office:value-type="string" calcext:value-type="string">
            <text:p><text:s text:c="23"/></text:p>
          </table:table-cell>
          <table:table-cell table:number-columns-repeated="10"/>
        </table:table-row>
        <table:table-row table:style-name="ro1" table:number-rows-repeated="7">
          <table:table-cell table:style-name="ce126"/>
          <table:table-cell table:style-name="ce139"/>
          <table:table-cell table:style-name="ce148"/>
          <table:table-cell table:number-columns-repeated="15"/>
        </table:table-row>
        <table:table-row table:style-name="ro1">
          <table:table-cell table:style-name="ce127"/>
          <table:table-cell table:style-name="ce139"/>
          <table:table-cell table:style-name="ce148"/>
          <table:table-cell table:number-columns-repeated="15"/>
        </table:table-row>
        <table:table-row table:style-name="ro1">
          <table:table-cell table:style-name="ce128"/>
          <table:table-cell table:style-name="ce140"/>
          <table:table-cell table:style-name="ce149"/>
          <table:table-cell table:number-columns-repeated="15"/>
        </table:table-row>
        <table:table-row table:style-name="ro1" table:number-rows-repeated="11">
          <table:table-cell table:number-columns-repeated="18"/>
        </table:table-row>
        <table:table-row table:style-name="ro1">
          <table:table-cell table:style-name="ce129" office:value-type="string" calcext:value-type="string">
            <text:p>ab</text:p>
          </table:table-cell>
          <table:table-cell table:number-columns-repeated="2" table:style-name="ce129" office:value-type="string" calcext:value-type="string">
            <text:p>bc</text:p>
          </table:table-cell>
          <table:table-cell table:number-columns-repeated="15"/>
        </table:table-row>
        <table:table-row table:style-name="ro1"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style-name="ce130" office:value-type="float" office:value="2" calcext:value-type="float">
            <text:p>2</text:p>
          </table:table-cell>
          <table:table-cell table:number-columns-repeated="2" table:style-name="ce130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6" calcext:value-type="float">
            <text:p>6</text:p>
          </table:table-cell>
          <table:table-cell table:number-columns-repeated="16"/>
        </table:table-row>
      </table:table>
      <table:table table:name="Reporte" table:style-name="ta1">
        <table:shapes>
          <draw:frame draw:z-index="0" draw:style-name="gr1" draw:text-style-name="P1" svg:width="143.44mm" svg:height="80.7mm" svg:x="132.95mm" svg:y="16.72mm">
            <draw:object draw:notify-on-update-of-ranges="Reporte.B6:Reporte.B6 Reporte.A7:Reporte.A7 Reporte.B7:Reporte.B7 Reporte.A8:Reporte.A8 Reporte.B8:Reporte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3.44mm" svg:height="80.7mm" svg:x="134.78mm" svg:y="238.08mm">
            <draw:object draw:notify-on-update-of-ranges="Reporte.B60:Reporte.B60 Reporte.A61:Reporte.A61 Reporte.B61:Reporte.B61 Reporte.A62:Reporte.A62 Reporte.B62:Reporte.B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number-columns-repeated="2" table:default-cell-style-name="Default"/>
        <table:table-column table:style-name="co2" table:visibility="collapse" table:number-columns-repeated="2" table:default-cell-style-name="Default"/>
        <table:table-column table:style-name="co25" table:visibility="collapse" table:default-cell-style-name="Default"/>
        <table:table-row table:style-name="ro3">
          <table:table-cell/>
          <table:table-cell table:style-name="ce84"/>
          <table:table-cell table:number-columns-repeated="7"/>
        </table:table-row>
        <table:table-row table:style-name="ro3">
          <table:table-cell/>
          <table:table-cell table:style-name="ce85" table:formula="of:=&quot;Acumulado al &quot; &amp;TEXT(TODAY()-1;&quot;DD MMMM AAAA&quot;)" office:value-type="string" office:string-value="Acumulado al 28 julio 2019" calcext:value-type="string" table:number-columns-spanned="7" table:number-rows-spanned="1">
            <text:p>Acumulado al 28 julio 2019</text:p>
          </table:table-cell>
          <table:covered-table-cell table:number-columns-repeated="6"/>
          <table:table-cell/>
        </table:table-row>
        <table:table-row table:style-name="ro1" table:number-rows-repeated="2">
          <table:table-cell table:number-columns-repeated="9"/>
        </table:table-row>
        <table:table-row table:style-name="ro3">
          <table:table-cell table:style-name="ce50" office:value-type="string" calcext:value-type="string" table:number-columns-spanned="3" table:number-rows-spanned="1">
            <text:p>Proyectado vs Ejercido Acumulado</text:p>
          </table:table-cell>
          <table:covered-table-cell table:style-name="ce60"/>
          <table:covered-table-cell table:style-name="ce69"/>
          <table:table-cell table:number-columns-repeated="6"/>
        </table:table-row>
        <table:table-row table:style-name="ro4">
          <table:table-cell table:style-name="ce76" office:value-type="string" calcext:value-type="string">
            <text:p>A Julio</text:p>
          </table:table-cell>
          <table:table-cell table:style-name="ce87" office:value-type="string" calcext:value-type="string">
            <text:p>Acciones</text:p>
          </table:table-cell>
          <table:table-cell table:style-name="ce96" office:value-type="string" calcext:value-type="string">
            <text:p>Importe</text:p>
          </table:table-cell>
          <table:table-cell table:number-columns-repeated="6"/>
        </table:table-row>
        <table:table-row table:style-name="ro4">
          <table:table-cell table:style-name="ce52" office:value-type="string" calcext:value-type="string">
            <text:p>Proyectado</text:p>
          </table:table-cell>
          <table:table-cell table:style-name="ce62" office:value-type="float" office:value="650" calcext:value-type="float">
            <text:p>650</text:p>
          </table:table-cell>
          <table:table-cell table:style-name="ce71" office:value-type="currency" office:currency="MXN" office:value="5966408.25" calcext:value-type="currency">
            <text:p>$5,966,408.25</text:p>
          </table:table-cell>
          <table:table-cell table:number-columns-repeated="6"/>
        </table:table-row>
        <table:table-row table:style-name="ro4">
          <table:table-cell table:style-name="ce53" office:value-type="string" calcext:value-type="string">
            <text:p>Ejercido</text:p>
          </table:table-cell>
          <table:table-cell table:style-name="ce63" table:formula="of:=[.F37]" office:value-type="float" office:value="585" calcext:value-type="float">
            <text:p>585</text:p>
          </table:table-cell>
          <table:table-cell table:style-name="ce72" table:formula="of:=[.D37]" office:value-type="currency" office:currency="MXN" office:value="5422856.47" calcext:value-type="currency">
            <text:p>$5,422,856.47</text:p>
          </table:table-cell>
          <table:table-cell table:number-columns-repeated="6"/>
        </table:table-row>
        <table:table-row table:style-name="ro1">
          <table:table-cell/>
          <table:table-cell table:style-name="ce64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4">
          <table:table-cell table:style-name="ce79"/>
          <table:table-cell table:style-name="ce91" office:value-type="string" calcext:value-type="string">
            <text:p>Acciones</text:p>
          </table:table-cell>
          <table:table-cell table:style-name="ce99" office:value-type="string" calcext:value-type="string">
            <text:p>Importes</text:p>
          </table:table-cell>
          <table:table-cell table:number-columns-repeated="6"/>
        </table:table-row>
        <table:table-row table:style-name="ro4">
          <table:table-cell table:style-name="ce55" office:value-type="string" calcext:value-type="string">
            <text:p>% Avance</text:p>
          </table:table-cell>
          <table:table-cell table:style-name="ce66" table:formula="of:=[.B8]/[.B7]" office:value-type="percentage" office:value="0.9" calcext:value-type="percentage">
            <text:p>90.00%</text:p>
          </table:table-cell>
          <table:table-cell table:style-name="ce74" table:formula="of:=[.C8]/[.C7]" office:value-type="percentage" office:value="0.908897990679736" calcext:value-type="percentage">
            <text:p>90.89%</text:p>
          </table:table-cell>
          <table:table-cell table:number-columns-repeated="6"/>
        </table:table-row>
        <table:table-row table:style-name="ro1" table:number-rows-repeated="9">
          <table:table-cell table:number-columns-repeated="9"/>
        </table:table-row>
        <table:table-row table:style-name="ro5">
          <table:table-cell table:style-name="ce81" office:value-type="string" calcext:value-type="string" table:number-columns-spanned="6" table:number-rows-spanned="1">
            <text:p>COORDINACION YUCATAN LIBERACION VS PRESUPUESTO</text:p>
          </table:table-cell>
          <table:covered-table-cell table:number-columns-repeated="4" table:style-name="ce93"/>
          <table:covered-table-cell/>
          <table:table-cell table:number-columns-repeated="3"/>
        </table:table-row>
        <table:table-row table:style-name="ro6">
          <table:table-cell table:style-name="ce57" office:value-type="string" calcext:value-type="string">
            <text:p>PROVEEDORES</text:p>
          </table:table-cell>
          <table:table-cell table:style-name="ce57" office:value-type="string" calcext:value-type="string">
            <text:p>PRESUPUESTO INICIAL</text:p>
          </table:table-cell>
          <table:table-cell table:style-name="ce57" office:value-type="string" calcext:value-type="string">
            <text:p>PRESUPUESTO ACTUALIZADO </text:p>
          </table:table-cell>
          <table:table-cell table:style-name="ce57" office:value-type="string" calcext:value-type="string">
            <text:p>EJERCIDO</text:p>
          </table:table-cell>
          <table:table-cell table:style-name="ce57" office:value-type="string" calcext:value-type="string">
            <text:p>PORCENTAJE DE PRESUPUESTO EJERCIDO (%)</text:p>
          </table:table-cell>
          <table:table-cell table:style-name="ce57" office:value-type="string" calcext:value-type="string">
            <text:p>CRÉDITOS LIBERADOS</text:p>
          </table:table-cell>
          <table:table-cell table:number-columns-repeated="3"/>
        </table:table-row>
        <table:table-row table:style-name="ro5">
          <table:table-cell table:style-name="ce58" office:value-type="string" calcext:value-type="string">
            <text:p>CREDIPLUS</text:p>
          </table:table-cell>
          <table:table-cell table:style-name="ce68" office:value-type="float" office:value="7500000" calcext:value-type="float">
            <text:p>$7,500,000.00</text:p>
          </table:table-cell>
          <table:table-cell table:style-name="ce68" table:formula="of:=[.B24]-[.D24]" office:value-type="float" office:value="4538340.65" calcext:value-type="float">
            <text:p>$4,538,340.65</text:p>
          </table:table-cell>
          <table:table-cell table:style-name="ce68" table:formula="of:=SUMIFS([$datos.H2:$datos.H10000];[$datos.G2:$datos.G10000];&quot;=Crediplus&quot;;[$datos.D2:$datos.D10000];&quot;LSC&quot;)" office:value-type="float" office:value="2961659.35" calcext:value-type="float">
            <text:p>$2,961,659.35</text:p>
          </table:table-cell>
          <table:table-cell table:style-name="ce75" table:formula="of:=[.D24]/[.B24]" office:value-type="percentage" office:value="0.394887913333333" calcext:value-type="percentage">
            <text:p>39.49%</text:p>
          </table:table-cell>
          <table:table-cell table:style-name="ce102" table:formula="of:=COUNTIFS([$datos.G2:$datos.G10000];&quot;=Crediplus&quot;;[$datos.D2:$datos.D10000];&quot;LSC&quot;)" office:value-type="float" office:value="310" calcext:value-type="float">
            <text:p>310</text:p>
          </table:table-cell>
          <table:table-cell table:number-columns-repeated="3"/>
        </table:table-row>
        <table:table-row table:style-name="ro7">
          <table:table-cell table:style-name="ce58" office:value-type="string" calcext:value-type="string">
            <text:p>HERMANOS LARA</text:p>
          </table:table-cell>
          <table:table-cell table:style-name="ce68" office:value-type="float" office:value="2000000" calcext:value-type="float">
            <text:p>$2,000,000.00</text:p>
          </table:table-cell>
          <table:table-cell table:style-name="ce68" table:formula="of:=[.B25]-[.D25]" office:value-type="float" office:value="1011200" calcext:value-type="float">
            <text:p>$1,011,200.00</text:p>
          </table:table-cell>
          <table:table-cell table:style-name="ce68" table:formula="of:=SUMIFS([$datos.H2:$datos.H10000];[$datos.G2:$datos.G10000];&quot;=HERMANOS LARA&quot;;[$datos.D2:$datos.D10000];&quot;LSC&quot;)" office:value-type="float" office:value="988800" calcext:value-type="float">
            <text:p>$988,800.00</text:p>
          </table:table-cell>
          <table:table-cell table:style-name="ce75" table:formula="of:=[.D25]/[.B25]" office:value-type="percentage" office:value="0.4944" calcext:value-type="percentage">
            <text:p>49.44%</text:p>
          </table:table-cell>
          <table:table-cell table:style-name="ce102" table:formula="of:=COUNTIFS([$datos.G2:$datos.G10000];&quot;=HERMANOS LARA&quot;;[$datos.D2:$datos.D10000];&quot;LSC&quot;)" office:value-type="float" office:value="111" calcext:value-type="float">
            <text:p>111</text:p>
          </table:table-cell>
          <table:table-cell table:number-columns-repeated="3"/>
        </table:table-row>
        <table:table-row table:style-name="ro5">
          <table:table-cell table:style-name="ce58" office:value-type="string" calcext:value-type="string">
            <text:p>HOGARCIA</text:p>
          </table:table-cell>
          <table:table-cell table:style-name="ce68" office:value-type="float" office:value="4500000" calcext:value-type="float">
            <text:p>$4,500,000.00</text:p>
          </table:table-cell>
          <table:table-cell table:style-name="ce68" table:formula="of:=[.B26]-[.D26]" office:value-type="float" office:value="3747334" calcext:value-type="float">
            <text:p>$3,747,334.00</text:p>
          </table:table-cell>
          <table:table-cell table:style-name="ce68" table:formula="of:=SUMIFS([$datos.H2:$datos.H10000];[$datos.G2:$datos.G10000];&quot;=HOGARCIA&quot;;[$datos.D2:$datos.D10000];&quot;LSC&quot;)" office:value-type="float" office:value="752666" calcext:value-type="float">
            <text:p>$752,666.00</text:p>
          </table:table-cell>
          <table:table-cell table:style-name="ce75" table:formula="of:=[.D26]/[.B26]" office:value-type="percentage" office:value="0.167259111111111" calcext:value-type="percentage">
            <text:p>16.73%</text:p>
          </table:table-cell>
          <table:table-cell table:style-name="ce102" table:formula="of:=COUNTIFS([$datos.G2:$datos.G10000];&quot;=HOGARCIA&quot;;[$datos.D2:$datos.D10000];&quot;LSC&quot;)" office:value-type="float" office:value="89" calcext:value-type="float">
            <text:p>89</text:p>
          </table:table-cell>
          <table:table-cell table:number-columns-repeated="3"/>
        </table:table-row>
        <table:table-row table:style-name="ro5">
          <table:table-cell table:style-name="ce58" office:value-type="string" calcext:value-type="string">
            <text:p>RODEKA</text:p>
          </table:table-cell>
          <table:table-cell table:style-name="ce68" office:value-type="float" office:value="5000000.0028" calcext:value-type="float">
            <text:p>$5,000,000.00</text:p>
          </table:table-cell>
          <table:table-cell table:style-name="ce68" table:formula="of:=[.B27]-[.D27]" office:value-type="float" office:value="4703106.0028" calcext:value-type="float">
            <text:p>$4,703,106.00</text:p>
          </table:table-cell>
          <table:table-cell table:style-name="ce68" table:formula="of:=SUMIFS([$datos.H2:$datos.H10000];[$datos.G2:$datos.G10000];&quot;=RODEKA&quot;;[$datos.D2:$datos.D10000];&quot;LSC&quot;)" office:value-type="float" office:value="296894" calcext:value-type="float">
            <text:p>$296,894.00</text:p>
          </table:table-cell>
          <table:table-cell table:style-name="ce75" table:formula="of:=[.D27]/[.B27]" office:value-type="percentage" office:value="0.0593787999667479" calcext:value-type="percentage">
            <text:p>5.94%</text:p>
          </table:table-cell>
          <table:table-cell table:style-name="ce102" table:formula="of:=COUNTIFS([$datos.G2:$datos.G10000];&quot;=RODEKA&quot;;[$datos.D2:$datos.D10000];&quot;LSC&quot;)" office:value-type="float" office:value="30" calcext:value-type="float">
            <text:p>30</text:p>
          </table:table-cell>
          <table:table-cell table:number-columns-repeated="3"/>
        </table:table-row>
        <table:table-row table:style-name="ro5">
          <table:table-cell table:style-name="ce58" office:value-type="string" calcext:value-type="string">
            <text:p>EL MAYORISTA</text:p>
          </table:table-cell>
          <table:table-cell table:style-name="ce68" office:value-type="float" office:value="4500000" calcext:value-type="float">
            <text:p>$4,500,000.00</text:p>
          </table:table-cell>
          <table:table-cell table:style-name="ce68" table:formula="of:=[.B28]-[.D28]" office:value-type="float" office:value="4242562.88" calcext:value-type="float">
            <text:p>$4,242,562.88</text:p>
          </table:table-cell>
          <table:table-cell table:style-name="ce68" table:formula="of:=SUMIFS([$datos.H2:$datos.H10000];[$datos.G2:$datos.G10000];&quot;=MAYORISTA&quot;;[$datos.D2:$datos.D10000];&quot;LSC&quot;)" office:value-type="float" office:value="257437.12" calcext:value-type="float">
            <text:p>$257,437.12</text:p>
          </table:table-cell>
          <table:table-cell table:style-name="ce75" table:formula="of:=[.D28]/[.B28]" office:value-type="percentage" office:value="0.0572082488888889" calcext:value-type="percentage">
            <text:p>5.72%</text:p>
          </table:table-cell>
          <table:table-cell table:style-name="ce102" table:formula="of:=COUNTIFS([$datos.G2:$datos.G10000];&quot;=MAYORISTA&quot;;[$datos.D2:$datos.D10000];&quot;LSC&quot;)" office:value-type="float" office:value="27" calcext:value-type="float">
            <text:p>27</text:p>
          </table:table-cell>
          <table:table-cell table:number-columns-repeated="3"/>
        </table:table-row>
        <table:table-row table:style-name="ro5">
          <table:table-cell table:style-name="ce58" office:value-type="string" calcext:value-type="string">
            <text:p>DRS</text:p>
          </table:table-cell>
          <table:table-cell table:style-name="ce68" office:value-type="float" office:value="1500000" calcext:value-type="float">
            <text:p>$1,500,000.00</text:p>
          </table:table-cell>
          <table:table-cell table:style-name="ce68" table:formula="of:=[.B29]-[.D29]" office:value-type="float" office:value="1403700" calcext:value-type="float">
            <text:p>$1,403,700.00</text:p>
          </table:table-cell>
          <table:table-cell table:style-name="ce68" table:formula="of:=SUMIFS([$datos.H2:$datos.H10000];[$datos.G2:$datos.G10000];&quot;=DRS&quot;;[$datos.D2:$datos.D10000];&quot;LSC&quot;)" office:value-type="float" office:value="96300" calcext:value-type="float">
            <text:p>$96,300.00</text:p>
          </table:table-cell>
          <table:table-cell table:style-name="ce75" table:formula="of:=[.D29]/[.B29]" office:value-type="percentage" office:value="0.0642" calcext:value-type="percentage">
            <text:p>6.42%</text:p>
          </table:table-cell>
          <table:table-cell table:style-name="ce102" table:formula="of:=COUNTIFS([$datos.G2:$datos.G10000];&quot;=DRS&quot;;[$datos.D2:$datos.D10000];&quot;LSC&quot;)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table:style-name="ce58" office:value-type="string" calcext:value-type="string">
            <text:p>COMERMEX</text:p>
          </table:table-cell>
          <table:table-cell table:style-name="ce68" office:value-type="float" office:value="3500000" calcext:value-type="float">
            <text:p>$3,500,000.00</text:p>
          </table:table-cell>
          <table:table-cell table:style-name="ce68" table:formula="of:=[.B30]-[.D30]" office:value-type="float" office:value="3437600" calcext:value-type="float">
            <text:p>$3,437,600.00</text:p>
          </table:table-cell>
          <table:table-cell table:style-name="ce68" table:formula="of:=SUMIFS([$datos.H2:$datos.H10000];[$datos.G2:$datos.G10000];&quot;=COMERMEX&quot;;[$datos.D2:$datos.D10000];&quot;LSC&quot;)" office:value-type="float" office:value="62400" calcext:value-type="float">
            <text:p>$62,400.00</text:p>
          </table:table-cell>
          <table:table-cell table:style-name="ce75" table:formula="of:=[.D30]/[.B30]" office:value-type="percentage" office:value="0.0178285714285714" calcext:value-type="percentage">
            <text:p>1.78%</text:p>
          </table:table-cell>
          <table:table-cell table:style-name="ce102" table:formula="of:=COUNTIFS([$datos.G2:$datos.G10000];&quot;=COMERMEX&quot;;[$datos.D2:$datos.D10000];&quot;LSC&quot;)"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table:style-name="ce58" office:value-type="string" calcext:value-type="string">
            <text:p>GROSS</text:p>
          </table:table-cell>
          <table:table-cell table:style-name="ce68" office:value-type="float" office:value="2320000" calcext:value-type="float">
            <text:p>$2,320,000.00</text:p>
          </table:table-cell>
          <table:table-cell table:style-name="ce68" table:formula="of:=[.B31]-[.D31]" office:value-type="float" office:value="2313300" calcext:value-type="float">
            <text:p>$2,313,300.00</text:p>
          </table:table-cell>
          <table:table-cell table:style-name="ce68" table:formula="of:=SUMIFS([$datos.H2:$datos.H10000];[$datos.G2:$datos.G10000];&quot;=GROSS&quot;;[$datos.D2:$datos.D10000];&quot;LSC&quot;)" office:value-type="float" office:value="6700" calcext:value-type="float">
            <text:p>$6,700.00</text:p>
          </table:table-cell>
          <table:table-cell table:style-name="ce75" table:formula="of:=[.D31]/[.B31]" office:value-type="percentage" office:value="0.00288793103448276" calcext:value-type="percentage">
            <text:p>0.29%</text:p>
          </table:table-cell>
          <table:table-cell table:style-name="ce102" table:formula="of:=COUNTIFS([$datos.G2:$datos.G10000];&quot;=GROSS&quot;;[$datos.D2:$datos.D10000];&quot;LSC&quot;)" office:value-type="float" office:value="1" calcext:value-type="float">
            <text:p>1</text:p>
          </table:table-cell>
          <table:table-cell table:number-columns-repeated="3"/>
        </table:table-row>
        <table:table-row table:style-name="ro5" table:visibility="collapse">
          <table:table-cell table:style-name="ce58" office:value-type="string" calcext:value-type="string">
            <text:p>COLDSHOP</text:p>
          </table:table-cell>
          <table:table-cell table:style-name="ce68" office:value-type="float" office:value="1000000" calcext:value-type="float">
            <text:p>$1,000,000.00</text:p>
          </table:table-cell>
          <table:table-cell table:style-name="ce68"/>
          <table:table-cell table:style-name="ce68" table:formula="of:=SUMIFS([$datos.H2:$datos.H10000];[$datos.G2:$datos.G10000];&quot;=COLDSHOP&quot;;[$datos.D2:$datos.D10000];&quot;LSC&quot;)" office:value-type="float" office:value="0" calcext:value-type="float">
            <text:p>$0.00</text:p>
          </table:table-cell>
          <table:table-cell table:style-name="ce75"/>
          <table:table-cell table:style-name="ce102" table:formula="of:=COUNTIFS([$datos.G2:$datos.G10000];&quot;=COLDSHOP&quot;;[$datos.D2:$datos.D10000];&quot;LSC&quot;)" office:value-type="float" office:value="0" calcext:value-type="float">
            <text:p>0</text:p>
          </table:table-cell>
          <table:table-cell table:number-columns-repeated="3"/>
        </table:table-row>
        <table:table-row table:style-name="ro5" table:visibility="collapse">
          <table:table-cell table:style-name="ce58" office:value-type="string" calcext:value-type="string">
            <text:p>BOMSSA</text:p>
          </table:table-cell>
          <table:table-cell table:style-name="ce68" office:value-type="float" office:value="1000000" calcext:value-type="float">
            <text:p>$1,000,000.00</text:p>
          </table:table-cell>
          <table:table-cell table:style-name="ce68"/>
          <table:table-cell table:style-name="ce68" table:formula="of:=SUMIFS([$datos.H2:$datos.H10000];[$datos.G2:$datos.G10000];&quot;=BOMSSA&quot;;[$datos.D2:$datos.D10000];&quot;LSC&quot;)" office:value-type="float" office:value="0" calcext:value-type="float">
            <text:p>$0.00</text:p>
          </table:table-cell>
          <table:table-cell table:style-name="ce75"/>
          <table:table-cell table:style-name="ce102" table:formula="of:=COUNTIFS([$datos.G2:$datos.G10000];&quot;=BOMSSA&quot;;[$datos.D2:$datos.D10000];&quot;LSC&quot;)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58"/>
          <table:table-cell table:style-name="ce68" table:number-columns-repeated="3"/>
          <table:table-cell table:style-name="ce75"/>
          <table:table-cell table:style-name="ce102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5">
          <table:table-cell table:number-columns-repeated="2"/>
          <table:table-cell table:style-name="ce68" office:value-type="string" calcext:value-type="string">
            <text:p>TOTALES</text:p>
          </table:table-cell>
          <table:table-cell table:style-name="ce68" table:formula="of:=SUM([.D24:.D36])" office:value-type="float" office:value="5422856.47" calcext:value-type="float">
            <text:p>$5,422,856.47</text:p>
          </table:table-cell>
          <table:table-cell table:style-name="ce75"/>
          <table:table-cell table:style-name="ce102" table:formula="of:=SUM([.F24:.F36])" office:value-type="float" office:value="585" calcext:value-type="float">
            <text:p>585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5" table:visibility="collapse">
          <table:table-cell table:style-name="ce81" office:value-type="string" calcext:value-type="string" table:number-columns-spanned="6" table:number-rows-spanned="1">
            <text:p>COORDINACION YUCATAN EN PROCESO VS PRESUPUESTO</text:p>
          </table:table-cell>
          <table:covered-table-cell table:number-columns-repeated="5"/>
          <table:table-cell table:number-columns-repeated="3"/>
        </table:table-row>
        <table:table-row table:style-name="ro6" table:visibility="collapse">
          <table:table-cell table:style-name="ce57" office:value-type="string" calcext:value-type="string">
            <text:p>PROVEEDORES</text:p>
          </table:table-cell>
          <table:table-cell table:style-name="ce57" office:value-type="string" calcext:value-type="string">
            <text:p>PRESUPUESTO INICIAL</text:p>
          </table:table-cell>
          <table:table-cell table:style-name="ce57" office:value-type="string" calcext:value-type="string">
            <text:p>PRESUPUESTO ACTUALIZADO </text:p>
          </table:table-cell>
          <table:table-cell table:style-name="ce57" office:value-type="string" calcext:value-type="string">
            <text:p>EJERCIDO+POR EJERCER</text:p>
          </table:table-cell>
          <table:table-cell table:style-name="ce57" office:value-type="string" calcext:value-type="string">
            <text:p>PORCENTAJE DE PRESUPUESTO EJERCIDO (%)</text:p>
          </table:table-cell>
          <table:table-cell table:style-name="ce57" office:value-type="string" calcext:value-type="string">
            <text:p>CRÉDITOS EN PROCESO</text:p>
          </table:table-cell>
          <table:table-cell table:number-columns-repeated="3"/>
        </table:table-row>
        <table:table-row table:style-name="ro5" table:visibility="collapse">
          <table:table-cell table:style-name="ce58" office:value-type="string" calcext:value-type="string">
            <text:p>CREDIPLUS</text:p>
          </table:table-cell>
          <table:table-cell table:style-name="ce68" office:value-type="float" office:value="7500000" calcext:value-type="float">
            <text:p>$7,500,000.00</text:p>
          </table:table-cell>
          <table:table-cell table:style-name="ce68" table:formula="of:=[.B42]-[.D42]" office:value-type="float" office:value="4377670.65" calcext:value-type="float">
            <text:p>$4,377,670.65</text:p>
          </table:table-cell>
          <table:table-cell table:style-name="ce68" table:formula="of:=SUMIFS([$datos.H2:$datos.H10000];[$datos.G2:$datos.G10000];&quot;=Crediplus&quot;;[$datos.D2:$datos.D10000];&quot;LSC&quot;)+(VLOOKUP([.A42];[$'Tabla dinámica_datos_1'.A5:$'Tabla dinámica_datos_1'.C12];3;0))" office:value-type="float" office:value="3122329.35" calcext:value-type="float">
            <text:p>$3,122,329.35</text:p>
          </table:table-cell>
          <table:table-cell table:style-name="ce75" table:formula="of:=[.D42]/[.B42]" office:value-type="percentage" office:value="0.41631058" calcext:value-type="percentage">
            <text:p>41.63%</text:p>
          </table:table-cell>
          <table:table-cell table:style-name="ce102" table:formula="of:=VLOOKUP([.A42];[$'Tabla dinámica_datos_1'.A5:$'Tabla dinámica_datos_1'.C12];2;0)" office:value-type="float" office:value="16" calcext:value-type="float">
            <text:p>16</text:p>
          </table:table-cell>
          <table:table-cell table:style-name="ce103" table:formula="of:=VLOOKUP([.A42];[$'Tabla dinámica_datos_1'.$A$5:$'Tabla dinámica_datos_1'.C12];3;0)" office:value-type="currency" office:currency="MXN" office:value="160670" calcext:value-type="currency">
            <text:p>$160,670.00</text:p>
          </table:table-cell>
          <table:table-cell table:style-name="ce27"/>
          <table:table-cell table:style-name="ce27" table:formula="of:=[.G42]+[.D24]" office:value-type="currency" office:currency="MXN" office:value="3122329.35" calcext:value-type="currency">
            <text:p>$3,122,329.35</text:p>
          </table:table-cell>
        </table:table-row>
        <table:table-row table:style-name="ro7" table:visibility="collapse">
          <table:table-cell table:style-name="ce58" office:value-type="string" calcext:value-type="string">
            <text:p>HERMANOS LARA</text:p>
          </table:table-cell>
          <table:table-cell table:style-name="ce68" office:value-type="float" office:value="2000000" calcext:value-type="float">
            <text:p>$2,000,000.00</text:p>
          </table:table-cell>
          <table:table-cell table:style-name="ce68" table:formula="of:=[.B43]-[.D43]" office:value-type="float" office:value="951100" calcext:value-type="float">
            <text:p>$951,100.00</text:p>
          </table:table-cell>
          <table:table-cell table:style-name="ce68" table:formula="of:=SUMIFS([$datos.H2:$datos.H10000];[$datos.G2:$datos.G10000];&quot;=HERMANOS LARA&quot;;[$datos.D2:$datos.D10000];&quot;LSC&quot;)+(VLOOKUP([.A43];[$'Tabla dinámica_datos_1'.A5:$'Tabla dinámica_datos_1'.C12];3;0))" office:value-type="float" office:value="1048900" calcext:value-type="float">
            <text:p>$1,048,900.00</text:p>
          </table:table-cell>
          <table:table-cell table:style-name="ce75" table:formula="of:=[.D43]/[.B43]" office:value-type="percentage" office:value="0.52445" calcext:value-type="percentage">
            <text:p>52.45%</text:p>
          </table:table-cell>
          <table:table-cell table:style-name="ce102" table:formula="of:=VLOOKUP([.A43];[$'Tabla dinámica_datos_1'.A5:$'Tabla dinámica_datos_1'.C13];2;0)" office:value-type="float" office:value="6" calcext:value-type="float">
            <text:p>6</text:p>
          </table:table-cell>
          <table:table-cell table:style-name="ce103" table:formula="of:=VLOOKUP([.A43];[$'Tabla dinámica_datos_1'.$A$5:$'Tabla dinámica_datos_1'.C13];3;0)" office:value-type="currency" office:currency="MXN" office:value="60100" calcext:value-type="currency">
            <text:p>$60,100.00</text:p>
          </table:table-cell>
          <table:table-cell/>
          <table:table-cell table:style-name="ce27" table:formula="of:=[.G43]+[.D25]" office:value-type="currency" office:currency="MXN" office:value="1048900" calcext:value-type="currency">
            <text:p>$1,048,900.00</text:p>
          </table:table-cell>
        </table:table-row>
        <table:table-row table:style-name="ro5" table:visibility="collapse">
          <table:table-cell table:style-name="ce58" office:value-type="string" calcext:value-type="string">
            <text:p>HOGARCIA</text:p>
          </table:table-cell>
          <table:table-cell table:style-name="ce68" office:value-type="float" office:value="4500000" calcext:value-type="float">
            <text:p>$4,500,000.00</text:p>
          </table:table-cell>
          <table:table-cell table:style-name="ce68" table:formula="of:=[.B44]-[.D44]" office:value-type="float" office:value="3089104" calcext:value-type="float">
            <text:p>$3,089,104.00</text:p>
          </table:table-cell>
          <table:table-cell table:style-name="ce68" table:formula="of:=SUMIFS([$datos.H2:$datos.H10000];[$datos.G2:$datos.G10000];&quot;=HOGARCIA&quot;;[$datos.D2:$datos.D10000];&quot;LSC&quot;)+(VLOOKUP([.A44];[$'Tabla dinámica_datos_1'.A5:$'Tabla dinámica_datos_1'.C12];3;0))" office:value-type="float" office:value="1410896" calcext:value-type="float">
            <text:p>$1,410,896.00</text:p>
          </table:table-cell>
          <table:table-cell table:style-name="ce75" table:formula="of:=[.D44]/[.B44]" office:value-type="percentage" office:value="0.313532444444444" calcext:value-type="percentage">
            <text:p>31.35%</text:p>
          </table:table-cell>
          <table:table-cell table:style-name="ce102" table:formula="of:=VLOOKUP([.A44];[$'Tabla dinámica_datos_1'.A5:$'Tabla dinámica_datos_1'.C14];2;0)" office:value-type="float" office:value="75" calcext:value-type="float">
            <text:p>75</text:p>
          </table:table-cell>
          <table:table-cell table:style-name="ce103" table:formula="of:=VLOOKUP([.A44];[$'Tabla dinámica_datos_1'.$A$5:$'Tabla dinámica_datos_1'.C14];3;0)" office:value-type="currency" office:currency="MXN" office:value="658230" calcext:value-type="currency">
            <text:p>$658,230.00</text:p>
          </table:table-cell>
          <table:table-cell/>
          <table:table-cell table:style-name="ce27" table:formula="of:=[.G44]+[.D26]" office:value-type="currency" office:currency="MXN" office:value="1410896" calcext:value-type="currency">
            <text:p>$1,410,896.00</text:p>
          </table:table-cell>
        </table:table-row>
        <table:table-row table:style-name="ro5" table:visibility="collapse">
          <table:table-cell table:style-name="ce58" office:value-type="string" calcext:value-type="string">
            <text:p>RODEKA</text:p>
          </table:table-cell>
          <table:table-cell table:style-name="ce68" office:value-type="float" office:value="2400000" calcext:value-type="float">
            <text:p>$2,400,000.00</text:p>
          </table:table-cell>
          <table:table-cell table:style-name="ce68" table:formula="of:=[.B45]-[.D45]" office:value-type="float" office:value="2093606" calcext:value-type="float">
            <text:p>$2,093,606.00</text:p>
          </table:table-cell>
          <table:table-cell table:style-name="ce68" table:formula="of:=SUMIFS([$datos.H2:$datos.H10000];[$datos.G2:$datos.G10000];&quot;=RODEKA&quot;;[$datos.D2:$datos.D10000];&quot;LSC&quot;)+(VLOOKUP([.A45];[$'Tabla dinámica_datos_1'.A5:$'Tabla dinámica_datos_1'.C12];3;0))" office:value-type="float" office:value="306394" calcext:value-type="float">
            <text:p>$306,394.00</text:p>
          </table:table-cell>
          <table:table-cell table:style-name="ce75" table:formula="of:=[.D45]/[.B45]" office:value-type="percentage" office:value="0.127664166666667" calcext:value-type="percentage">
            <text:p>12.77%</text:p>
          </table:table-cell>
          <table:table-cell table:style-name="ce102" table:formula="of:=VLOOKUP([.A45];[$'Tabla dinámica_datos_1'.A8:$'Tabla dinámica_datos_1'.C15];2;0)" office:value-type="float" office:value="1" calcext:value-type="float">
            <text:p>1</text:p>
          </table:table-cell>
          <table:table-cell table:style-name="ce103" table:formula="of:=VLOOKUP([.A45];[$'Tabla dinámica_datos_1'.$A$5:$'Tabla dinámica_datos_1'.C15];3;0)" office:value-type="currency" office:currency="MXN" office:value="9500" calcext:value-type="currency">
            <text:p>$9,500.00</text:p>
          </table:table-cell>
          <table:table-cell/>
          <table:table-cell table:style-name="ce27" table:formula="of:=[.G45]+[.D27]" office:value-type="currency" office:currency="MXN" office:value="306394" calcext:value-type="currency">
            <text:p>$306,394.00</text:p>
          </table:table-cell>
        </table:table-row>
        <table:table-row table:style-name="ro5" table:visibility="collapse">
          <table:table-cell table:style-name="ce58" office:value-type="string" calcext:value-type="string">
            <text:p>MAYORISTA</text:p>
          </table:table-cell>
          <table:table-cell table:style-name="ce68" office:value-type="float" office:value="4500000" calcext:value-type="float">
            <text:p>$4,500,000.00</text:p>
          </table:table-cell>
          <table:table-cell table:style-name="ce68" table:formula="of:=[.B46]-[.D46]" office:value-type="float" office:value="3967062.88" calcext:value-type="float">
            <text:p>$3,967,062.88</text:p>
          </table:table-cell>
          <table:table-cell table:style-name="ce68" table:formula="of:=SUMIFS([$datos.H2:$datos.H10000];[$datos.G2:$datos.G10000];&quot;=MAYORISTA&quot;;[$datos.D2:$datos.D10000];&quot;LSC&quot;)+(VLOOKUP([.A46];[$'Tabla dinámica_datos_1'.A5:$'Tabla dinámica_datos_1'.C12];3;0))" office:value-type="float" office:value="532937.12" calcext:value-type="float">
            <text:p>$532,937.12</text:p>
          </table:table-cell>
          <table:table-cell table:style-name="ce75" table:formula="of:=[.D46]/[.B46]" office:value-type="percentage" office:value="0.118430471111111" calcext:value-type="percentage">
            <text:p>11.84%</text:p>
          </table:table-cell>
          <table:table-cell table:style-name="ce102" table:formula="of:=VLOOKUP([.A46];[$'Tabla dinámica_datos_1'.A5:$'Tabla dinámica_datos_1'.C16];2;0)" office:value-type="float" office:value="29" calcext:value-type="float">
            <text:p>29</text:p>
          </table:table-cell>
          <table:table-cell table:style-name="ce103" table:formula="of:=VLOOKUP([.A46];[$'Tabla dinámica_datos_1'.$A$5:$'Tabla dinámica_datos_1'.C16];3;0)" office:value-type="currency" office:currency="MXN" office:value="275500" calcext:value-type="currency">
            <text:p>$275,500.00</text:p>
          </table:table-cell>
          <table:table-cell/>
          <table:table-cell table:style-name="ce27" table:formula="of:=[.G46]+[.D28]" office:value-type="currency" office:currency="MXN" office:value="532937.12" calcext:value-type="currency">
            <text:p>$532,937.12</text:p>
          </table:table-cell>
        </table:table-row>
        <table:table-row table:style-name="ro5" table:visibility="collapse">
          <table:table-cell table:style-name="ce58" office:value-type="string" calcext:value-type="string">
            <text:p>DRS</text:p>
          </table:table-cell>
          <table:table-cell table:style-name="ce68" office:value-type="float" office:value="1500000" calcext:value-type="float">
            <text:p>$1,500,000.00</text:p>
          </table:table-cell>
          <table:table-cell table:style-name="ce68" table:formula="of:=[.B47]-[.D47]" office:value-type="string" office:string-value="" calcext:value-type="error">
            <text:p>#N/D</text:p>
          </table:table-cell>
          <table:table-cell table:style-name="ce68" table:formula="of:=SUMIFS([$datos.H2:$datos.H10000];[$datos.G2:$datos.G10000];&quot;=DRS&quot;;[$datos.D2:$datos.D10000];&quot;LSC&quot;)+(VLOOKUP([.A47];[$'Tabla dinámica_datos_1'.A5:$'Tabla dinámica_datos_1'.C12];3;0))" office:value-type="string" office:string-value="" calcext:value-type="error">
            <text:p>#N/D</text:p>
          </table:table-cell>
          <table:table-cell table:style-name="ce75" table:formula="of:=[.D47]/[.B47]" office:value-type="string" office:string-value="" calcext:value-type="error">
            <text:p>#N/D</text:p>
          </table:table-cell>
          <table:table-cell table:style-name="ce102" table:formula="of:=VLOOKUP([.A47];[$'Tabla dinámica_datos_1'.A5:$'Tabla dinámica_datos_1'.C17];2;0)" office:value-type="string" office:string-value="" calcext:value-type="error">
            <text:p>#N/D</text:p>
          </table:table-cell>
          <table:table-cell table:style-name="ce103" table:formula="of:=VLOOKUP([.A47];[$'Tabla dinámica_datos_1'.$A$5:$'Tabla dinámica_datos_1'.C17];3;0)" office:value-type="string" office:string-value="" calcext:value-type="error">
            <text:p>#N/D</text:p>
          </table:table-cell>
          <table:table-cell/>
          <table:table-cell table:style-name="ce27" table:formula="of:=[.G47]+[.D29]" office:value-type="string" office:string-value="" calcext:value-type="error">
            <text:p>#N/D</text:p>
          </table:table-cell>
        </table:table-row>
        <table:table-row table:style-name="ro5" table:visibility="collapse">
          <table:table-cell table:style-name="ce58" office:value-type="string" calcext:value-type="string">
            <text:p>COMERMEX</text:p>
          </table:table-cell>
          <table:table-cell table:style-name="ce68" office:value-type="float" office:value="3500000" calcext:value-type="float">
            <text:p>$3,500,000.00</text:p>
          </table:table-cell>
          <table:table-cell table:style-name="ce68" table:formula="of:=[.B48]-[.D48]" office:value-type="float" office:value="3302400" calcext:value-type="float">
            <text:p>$3,302,400.00</text:p>
          </table:table-cell>
          <table:table-cell table:style-name="ce68" table:formula="of:=SUMIFS([$datos.H2:$datos.H10000];[$datos.G2:$datos.G10000];&quot;=COMERMEX&quot;;[$datos.D2:$datos.D10000];&quot;LSC&quot;)+(VLOOKUP([.A48];[$'Tabla dinámica_datos_1'.A5:$'Tabla dinámica_datos_1'.C12];3;0))" office:value-type="float" office:value="197600" calcext:value-type="float">
            <text:p>$197,600.00</text:p>
          </table:table-cell>
          <table:table-cell table:style-name="ce75" table:formula="of:=[.D48]/[.B48]" office:value-type="percentage" office:value="0.0564571428571429" calcext:value-type="percentage">
            <text:p>5.65%</text:p>
          </table:table-cell>
          <table:table-cell table:style-name="ce102" table:formula="of:=VLOOKUP([.A48];[$'Tabla dinámica_datos_1'.A5:$'Tabla dinámica_datos_1'.C18];2;0)" office:value-type="float" office:value="13" calcext:value-type="float">
            <text:p>13</text:p>
          </table:table-cell>
          <table:table-cell table:style-name="ce103" table:formula="of:=VLOOKUP([.A48];[$'Tabla dinámica_datos_1'.$A$5:$'Tabla dinámica_datos_1'.C18];3;0)" office:value-type="currency" office:currency="MXN" office:value="135200" calcext:value-type="currency">
            <text:p>$135,200.00</text:p>
          </table:table-cell>
          <table:table-cell/>
          <table:table-cell table:style-name="ce27" table:formula="of:=[.G48]+[.D30]" office:value-type="currency" office:currency="MXN" office:value="197600" calcext:value-type="currency">
            <text:p>$197,600.00</text:p>
          </table:table-cell>
        </table:table-row>
        <table:table-row table:style-name="ro5" table:visibility="collapse">
          <table:table-cell table:style-name="ce58" office:value-type="string" calcext:value-type="string">
            <text:p>GROSS</text:p>
          </table:table-cell>
          <table:table-cell table:style-name="ce68" office:value-type="float" office:value="2320000" calcext:value-type="float">
            <text:p>$2,320,000.00</text:p>
          </table:table-cell>
          <table:table-cell table:style-name="ce68" table:formula="of:=[.B49]-[.D49]" office:value-type="float" office:value="2203964" calcext:value-type="float">
            <text:p>$2,203,964.00</text:p>
          </table:table-cell>
          <table:table-cell table:style-name="ce68" table:formula="of:=SUMIFS([$datos.H2:$datos.H10000];[$datos.G2:$datos.G10000];&quot;=GROSS&quot;;[$datos.D2:$datos.D10000];&quot;LSC&quot;)+(VLOOKUP([.A49];[$'Tabla dinámica_datos_1'.A5:$'Tabla dinámica_datos_1'.C12];3;0))" office:value-type="float" office:value="116036" calcext:value-type="float">
            <text:p>$116,036.00</text:p>
          </table:table-cell>
          <table:table-cell table:style-name="ce75" table:formula="of:=[.D49]/[.B49]" office:value-type="percentage" office:value="0.0500155172413793" calcext:value-type="percentage">
            <text:p>5.00%</text:p>
          </table:table-cell>
          <table:table-cell table:style-name="ce102" table:formula="of:=VLOOKUP([.A49];[$'Tabla dinámica_datos_1'.A5:$'Tabla dinámica_datos_1'.C19];2;0)" office:value-type="float" office:value="11" calcext:value-type="float">
            <text:p>11</text:p>
          </table:table-cell>
          <table:table-cell table:style-name="ce103" table:formula="of:=VLOOKUP([.A49];[$'Tabla dinámica_datos_1'.$A$5:$'Tabla dinámica_datos_1'.C19];3;0)" office:value-type="currency" office:currency="MXN" office:value="109336" calcext:value-type="currency">
            <text:p>$109,336.00</text:p>
          </table:table-cell>
          <table:table-cell/>
          <table:table-cell table:style-name="ce27" table:formula="of:=[.G49]+[.D31]" office:value-type="currency" office:currency="MXN" office:value="116036" calcext:value-type="currency">
            <text:p>$116,036.00</text:p>
          </table:table-cell>
        </table:table-row>
        <table:table-row table:style-name="ro5" table:visibility="collapse">
          <table:table-cell table:style-name="ce58" office:value-type="string" calcext:value-type="string">
            <text:p>COLDSHOP</text:p>
          </table:table-cell>
          <table:table-cell table:style-name="ce68" office:value-type="float" office:value="1000000" calcext:value-type="float">
            <text:p>$1,000,000.00</text:p>
          </table:table-cell>
          <table:table-cell table:style-name="ce68" table:formula="of:=[.B50]-[.D50]" office:value-type="float" office:value="1000000" calcext:value-type="float">
            <text:p>$1,000,000.00</text:p>
          </table:table-cell>
          <table:table-cell table:style-name="ce68" table:formula="of:=SUMIFS([$datos.H19:$datos.H10017];[$datos.G19:$datos.G10017];&quot;=COLDSHOP&quot;;[$datos.D19:$datos.D10017];&quot;LSC&quot;)" office:value-type="float" office:value="0" calcext:value-type="float">
            <text:p>$0.00</text:p>
          </table:table-cell>
          <table:table-cell table:style-name="ce75" table:formula="of:=[.D50]/[.B50]" office:value-type="percentage" office:value="0" calcext:value-type="percentage">
            <text:p>0.00%</text:p>
          </table:table-cell>
          <table:table-cell table:style-name="ce102" table:formula="of:=VLOOKUP([.A50];[$'Tabla dinámica_datos_1'.A5:$'Tabla dinámica_datos_1'.C20];2;0)" office:value-type="float" office:value="1" calcext:value-type="float">
            <text:p>1</text:p>
          </table:table-cell>
          <table:table-cell table:number-columns-repeated="3"/>
        </table:table-row>
        <table:table-row table:style-name="ro5" table:visibility="collapse">
          <table:table-cell table:style-name="ce58" office:value-type="string" calcext:value-type="string">
            <text:p>BOMSSA</text:p>
          </table:table-cell>
          <table:table-cell table:style-name="ce68" office:value-type="float" office:value="1000000" calcext:value-type="float">
            <text:p>$1,000,000.00</text:p>
          </table:table-cell>
          <table:table-cell table:style-name="ce68" table:formula="of:=[.B51]-[.D51]" office:value-type="float" office:value="1000000" calcext:value-type="float">
            <text:p>$1,000,000.00</text:p>
          </table:table-cell>
          <table:table-cell table:style-name="ce68" table:formula="of:=SUMIFS([$datos.H19:$datos.H10017];[$datos.G19:$datos.G10017];&quot;=BOMSSA&quot;;[$datos.D19:$datos.D10017];&quot;LSC&quot;)" office:value-type="float" office:value="0" calcext:value-type="float">
            <text:p>$0.00</text:p>
          </table:table-cell>
          <table:table-cell table:style-name="ce75" table:formula="of:=[.D51]/[.B51]" office:value-type="percentage" office:value="0" calcext:value-type="percentage">
            <text:p>0.00%</text:p>
          </table:table-cell>
          <table:table-cell table:style-name="ce102" table:formula="of:=VLOOKUP([.A51];[$'Tabla dinámica_datos_1'.A5:$'Tabla dinámica_datos_1'.C21];2;0)" office:value-type="string" office:string-value="" calcext:value-type="error">
            <text:p>#N/D</text:p>
          </table:table-cell>
          <table:table-cell table:number-columns-repeated="3"/>
        </table:table-row>
        <table:table-row table:style-name="ro1" table:visibility="collapse">
          <table:table-cell table:number-columns-repeated="9"/>
        </table:table-row>
        <table:table-row table:style-name="ro5" table:visibility="collapse">
          <table:table-cell table:number-columns-repeated="2"/>
          <table:table-cell table:style-name="ce68" office:value-type="string" calcext:value-type="string">
            <text:p>TOTALES</text:p>
          </table:table-cell>
          <table:table-cell table:style-name="ce68" table:formula="of:=SUM([.D40:.D52])" office:value-type="string" office:string-value="" calcext:value-type="error">
            <text:p>#N/D</text:p>
          </table:table-cell>
          <table:table-cell table:style-name="ce75"/>
          <table:table-cell table:style-name="ce102" table:formula="of:=SUM([.F42:.F49])" office:value-type="string" office:string-value="" calcext:value-type="error">
            <text:p>#N/D</text:p>
          </table:table-cell>
          <table:table-cell table:number-columns-repeated="3"/>
        </table:table-row>
        <table:table-row table:style-name="ro1" table:number-rows-repeated="5">
          <table:table-cell table:number-columns-repeated="9"/>
        </table:table-row>
        <table:table-row table:style-name="ro3">
          <table:table-cell table:style-name="ce50" office:value-type="string" calcext:value-type="string" table:number-columns-spanned="3" table:number-rows-spanned="1">
            <text:p>Proyectado vs Ejercido Mensual</text:p>
          </table:table-cell>
          <table:covered-table-cell table:style-name="ce60"/>
          <table:covered-table-cell table:style-name="ce69"/>
          <table:table-cell table:number-columns-repeated="6"/>
        </table:table-row>
        <table:table-row table:style-name="ro4">
          <table:table-cell table:style-name="ce76" office:value-type="string" calcext:value-type="string">
            <text:p>Julio</text:p>
          </table:table-cell>
          <table:table-cell table:style-name="ce87" office:value-type="string" calcext:value-type="string">
            <text:p>Acciones</text:p>
          </table:table-cell>
          <table:table-cell table:style-name="ce96" office:value-type="string" calcext:value-type="string">
            <text:p>Importe</text:p>
          </table:table-cell>
          <table:table-cell table:number-columns-repeated="6"/>
        </table:table-row>
        <table:table-row table:style-name="ro4">
          <table:table-cell table:style-name="ce52" office:value-type="string" calcext:value-type="string">
            <text:p>Proyectado</text:p>
          </table:table-cell>
          <table:table-cell table:style-name="ce161" office:value-type="float" office:value="175" calcext:value-type="float">
            <text:p>175</text:p>
          </table:table-cell>
          <table:table-cell table:style-name="ce71" office:value-type="currency" office:currency="MXN" office:value="1556785.775" calcext:value-type="currency">
            <text:p>$1,556,785.78</text:p>
          </table:table-cell>
          <table:table-cell table:number-columns-repeated="6"/>
        </table:table-row>
        <table:table-row table:style-name="ro9">
          <table:table-cell table:style-name="ce53" office:value-type="string" calcext:value-type="string">
            <text:p>Ejercido</text:p>
          </table:table-cell>
          <table:table-cell table:style-name="ce162" table:formula="of:=[.F37]-475" office:value-type="float" office:value="110" calcext:value-type="float">
            <text:p>110</text:p>
          </table:table-cell>
          <table:table-cell table:style-name="ce72" table:formula="of:=[.C8]-[.C88]" office:value-type="currency" office:currency="MXN" office:value="1013234" calcext:value-type="currency">
            <text:p>$1,013,234.00</text:p>
          </table:table-cell>
          <table:table-cell table:number-columns-repeated="6"/>
        </table:table-row>
        <table:table-row table:style-name="ro1">
          <table:table-cell/>
          <table:table-cell table:style-name="ce64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4">
          <table:table-cell table:style-name="ce79"/>
          <table:table-cell table:style-name="ce91" office:value-type="string" calcext:value-type="string">
            <text:p>Acciones</text:p>
          </table:table-cell>
          <table:table-cell table:style-name="ce99" office:value-type="string" calcext:value-type="string">
            <text:p>Importes</text:p>
          </table:table-cell>
          <table:table-cell table:number-columns-repeated="6"/>
        </table:table-row>
        <table:table-row table:style-name="ro4">
          <table:table-cell table:style-name="ce55" office:value-type="string" calcext:value-type="string">
            <text:p>% Avance</text:p>
          </table:table-cell>
          <table:table-cell table:style-name="ce66" table:formula="of:=[.B62]/[.B61]" office:value-type="percentage" office:value="0.628571428571429" calcext:value-type="percentage">
            <text:p>62.86%</text:p>
          </table:table-cell>
          <table:table-cell table:style-name="ce74" table:formula="of:=[.C62]/[.C61]" office:value-type="percentage" office:value="0.650849986087521" calcext:value-type="percentage">
            <text:p>65.08%</text:p>
          </table:table-cell>
          <table:table-cell table:number-columns-repeated="6"/>
        </table:table-row>
        <table:table-row table:style-name="ro1" table:number-rows-repeated="21">
          <table:table-cell table:number-columns-repeated="9"/>
        </table:table-row>
        <table:table-row table:style-name="ro1" table:visibility="collapse">
          <table:table-cell office:value-type="string" calcext:value-type="string">
            <text:p>Hasta Junio</text:p>
          </table:table-cell>
          <table:table-cell office:value-type="float" office:value="475" calcext:value-type="float">
            <text:p>475</text:p>
          </table:table-cell>
          <table:table-cell table:style-name="ce27" office:value-type="currency" office:currency="MXN" office:value="4409622.47" calcext:value-type="currency">
            <text:p>$4,409,622.47</text:p>
          </table:table-cell>
          <table:table-cell table:number-columns-repeated="6"/>
        </table:table-row>
      </table:table>
      <table:table table:name="datos2" table:style-name="ta1" table:print="false">
        <table:table-column table:style-name="co26" table:default-cell-style-name="Default"/>
        <table:table-column table:style-name="co2" table:number-columns-repeated="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206"/>
        <table:table-row table:style-name="ro1">
          <table:table-cell table:style-name="ce3" office:value-type="string" calcext:value-type="string">
            <text:p>solicitud</text:p>
          </table:table-cell>
          <table:table-cell table:style-name="ce3" office:value-type="string" calcext:value-type="string">
            <text:p>fecha_registro</text:p>
          </table:table-cell>
          <table:table-cell table:style-name="ce3" office:value-type="string" calcext:value-type="string">
            <text:p>subprograma</text:p>
          </table:table-cell>
          <table:table-cell table:style-name="ce3" office:value-type="string" calcext:value-type="string">
            <text:p>id_estatus</text:p>
          </table:table-cell>
          <table:table-cell table:style-name="ce3" office:value-type="string" calcext:value-type="string">
            <text:p>rpu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nombre_comercial</text:p>
          </table:table-cell>
          <table:table-cell table:style-name="ce3" office:value-type="string" calcext:value-type="string">
            <text:p>monto_financiar</text:p>
          </table:table-cell>
        </table:table-row>
        <table:table-row table:style-name="ro1">
          <table:table-cell table:style-name="ce2" office:value-type="string" calcext:value-type="string">
            <text:p>YU000003-4</text:p>
          </table:table-cell>
          <table:table-cell table:style-name="ce11" office:value-type="date" office:date-value="2019-03-27" calcext:value-type="date">
            <text:p>2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20203183" calcext:value-type="float">
            <text:p>774020203183</text:p>
          </table:table-cell>
          <table:table-cell table:style-name="ce2" office:value-type="string" calcext:value-type="string">
            <text:p>TZEC HERRERA CESAR RENE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008-1</text:p>
          </table:table-cell>
          <table:table-cell table:style-name="ce11" office:value-type="date" office:date-value="2018-10-03" calcext:value-type="date">
            <text:p>03/10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60202924" calcext:value-type="float">
            <text:p>774960202924</text:p>
          </table:table-cell>
          <table:table-cell table:style-name="ce2" office:value-type="string" calcext:value-type="string">
            <text:p>FERNANDO ZARATE LUIS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10200" calcext:value-type="float">
            <text:p>10200</text:p>
          </table:table-cell>
        </table:table-row>
        <table:table-row table:style-name="ro1">
          <table:table-cell table:style-name="ce2" office:value-type="string" calcext:value-type="string">
            <text:p>YU000009-7</text:p>
          </table:table-cell>
          <table:table-cell table:style-name="ce11" office:value-type="date" office:date-value="2019-07-18" calcext:value-type="date">
            <text:p>1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6150202033" calcext:value-type="float">
            <text:p>776150202033</text:p>
          </table:table-cell>
          <table:table-cell table:style-name="ce2" office:value-type="string" calcext:value-type="string">
            <text:p>PASOS TRUJILLO LUCY IVONNE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10277" calcext:value-type="float">
            <text:p>10277</text:p>
          </table:table-cell>
        </table:table-row>
        <table:table-row table:style-name="ro1">
          <table:table-cell table:style-name="ce2" office:value-type="string" calcext:value-type="string">
            <text:p>YU000012-1</text:p>
          </table:table-cell>
          <table:table-cell table:style-name="ce11" office:value-type="date" office:date-value="2018-10-05" calcext:value-type="date">
            <text:p>05/10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70703601" calcext:value-type="float">
            <text:p>773070703601</text:p>
          </table:table-cell>
          <table:table-cell table:style-name="ce2" office:value-type="string" calcext:value-type="string">
            <text:p>AGUILAR PEREZ PABLO ANTONIO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10200" calcext:value-type="float">
            <text:p>10200</text:p>
          </table:table-cell>
        </table:table-row>
        <table:table-row table:style-name="ro1">
          <table:table-cell table:style-name="ce2" office:value-type="string" calcext:value-type="string">
            <text:p>YU000013-12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6140600162" calcext:value-type="float">
            <text:p>776140600162</text:p>
          </table:table-cell>
          <table:table-cell table:style-name="ce2" office:value-type="string" calcext:value-type="string">
            <text:p>GONZALEZ ORTEGA GERARDO HUMBER</text:p>
          </table:table-cell>
          <table:table-cell table:style-name="ce2" office:value-type="string" calcext:value-type="string">
            <text:p>MAYORISTA</text:p>
          </table:table-cell>
          <table:table-cell table:style-name="ce10" office:value-type="currency" office:currency="MXN" office:value="9768" calcext:value-type="currency">
            <text:p>$9,768.00</text:p>
          </table:table-cell>
        </table:table-row>
        <table:table-row table:style-name="ro1">
          <table:table-cell table:style-name="ce2" office:value-type="string" calcext:value-type="string">
            <text:p>YU000014-3</text:p>
          </table:table-cell>
          <table:table-cell table:style-name="ce11" office:value-type="date" office:date-value="2019-01-10" calcext:value-type="date">
            <text:p>10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1103109" calcext:value-type="float">
            <text:p>774941103109</text:p>
          </table:table-cell>
          <table:table-cell table:style-name="ce2" office:value-type="string" calcext:value-type="string">
            <text:p>RAMIRO CORTES SANCH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015-3</text:p>
          </table:table-cell>
          <table:table-cell table:style-name="ce11" office:value-type="date" office:date-value="2019-01-22" calcext:value-type="date">
            <text:p>22/01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890100191" calcext:value-type="float">
            <text:p>772890100191</text:p>
          </table:table-cell>
          <table:table-cell table:style-name="ce2" office:value-type="string" calcext:value-type="string">
            <text:p>TEODOSIA ESTRELLA</text:p>
          </table:table-cell>
          <table:table-cell table:style-name="ce2" office:value-type="string" calcext:value-type="string">
            <text:p>MAYORISTA</text:p>
          </table:table-cell>
          <table:table-cell table:style-name="ce10" office:value-type="currency" office:currency="MXN" office:value="8340" calcext:value-type="currency">
            <text:p>$8,340.00</text:p>
          </table:table-cell>
        </table:table-row>
        <table:table-row table:style-name="ro1">
          <table:table-cell table:style-name="ce2" office:value-type="string" calcext:value-type="string">
            <text:p>YU000016-10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3140304939" calcext:value-type="float">
            <text:p>773140304939</text:p>
          </table:table-cell>
          <table:table-cell table:style-name="ce2" office:value-type="string" calcext:value-type="string">
            <text:p>GOMEZ SALAZAR MARIA ELENA</text:p>
          </table:table-cell>
          <table:table-cell table:style-name="ce2" office:value-type="string" calcext:value-type="string">
            <text:p>MAYORISTA</text:p>
          </table:table-cell>
          <table:table-cell table:style-name="ce10" office:value-type="currency" office:currency="MXN" office:value="9768" calcext:value-type="currency">
            <text:p>$9,768.00</text:p>
          </table:table-cell>
        </table:table-row>
        <table:table-row table:style-name="ro1">
          <table:table-cell table:style-name="ce2" office:value-type="string" calcext:value-type="string">
            <text:p>YU000017-4</text:p>
          </table:table-cell>
          <table:table-cell table:style-name="ce11" office:value-type="date" office:date-value="2018-12-12" calcext:value-type="date">
            <text:p>12/12/18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60202703" calcext:value-type="float">
            <text:p>774960202703</text:p>
          </table:table-cell>
          <table:table-cell table:style-name="ce2" office:value-type="string" calcext:value-type="string">
            <text:p>RENE CANCHE GONZALEZ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1050" calcext:value-type="currency">
            <text:p>$11,050.00</text:p>
          </table:table-cell>
        </table:table-row>
        <table:table-row table:style-name="ro1">
          <table:table-cell table:style-name="ce2" office:value-type="string" calcext:value-type="string">
            <text:p>YU000018-2</text:p>
          </table:table-cell>
          <table:table-cell table:style-name="ce11" office:value-type="date" office:date-value="2018-12-08" calcext:value-type="date">
            <text:p>08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1003139" calcext:value-type="float">
            <text:p>774941003139</text:p>
          </table:table-cell>
          <table:table-cell table:style-name="ce2" office:value-type="string" calcext:value-type="string">
            <text:p>MANUEL AZNAR MEND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019-3</text:p>
          </table:table-cell>
          <table:table-cell table:style-name="ce11" office:value-type="date" office:date-value="2019-01-05" calcext:value-type="date">
            <text:p>05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0800621" calcext:value-type="float">
            <text:p>774940800621</text:p>
          </table:table-cell>
          <table:table-cell table:style-name="ce2" office:value-type="string" calcext:value-type="string">
            <text:p>NEMESIO OJEDA DZU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021-2</text:p>
          </table:table-cell>
          <table:table-cell table:style-name="ce11" office:value-type="date" office:date-value="2018-11-26" calcext:value-type="date">
            <text:p>26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41001238" calcext:value-type="float">
            <text:p>774041001238</text:p>
          </table:table-cell>
          <table:table-cell table:style-name="ce2" office:value-type="string" calcext:value-type="string">
            <text:p>GONGORA ALDAZ AID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022-2</text:p>
          </table:table-cell>
          <table:table-cell table:style-name="ce11" office:value-type="date" office:date-value="2018-12-08" calcext:value-type="date">
            <text:p>08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50102034" calcext:value-type="float">
            <text:p>774950102034</text:p>
          </table:table-cell>
          <table:table-cell table:style-name="ce2" office:value-type="string" calcext:value-type="string">
            <text:p>ANGEL PANTI KU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023-2</text:p>
          </table:table-cell>
          <table:table-cell table:style-name="ce11" office:value-type="date" office:date-value="2019-01-05" calcext:value-type="date">
            <text:p>05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60802115" calcext:value-type="float">
            <text:p>774960802115</text:p>
          </table:table-cell>
          <table:table-cell table:style-name="ce2" office:value-type="string" calcext:value-type="string">
            <text:p>CESAR ALVAREZ MEX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027-2</text:p>
          </table:table-cell>
          <table:table-cell table:style-name="ce11" office:value-type="date" office:date-value="2018-11-26" calcext:value-type="date">
            <text:p>26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60902659" calcext:value-type="float">
            <text:p>774960902659</text:p>
          </table:table-cell>
          <table:table-cell table:style-name="ce2" office:value-type="string" calcext:value-type="string">
            <text:p>MARIA GPE.SOSA AGUILA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030-4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50501000" calcext:value-type="float">
            <text:p>773050501000</text:p>
          </table:table-cell>
          <table:table-cell table:style-name="ce2" office:value-type="string" calcext:value-type="string">
            <text:p>EK MAY PEDRO FRANCISC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037-2</text:p>
          </table:table-cell>
          <table:table-cell table:style-name="ce11" office:value-type="date" office:date-value="2018-12-08" calcext:value-type="date">
            <text:p>08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70503012" calcext:value-type="float">
            <text:p>773970503012</text:p>
          </table:table-cell>
          <table:table-cell table:style-name="ce2" office:value-type="string" calcext:value-type="string">
            <text:p>JOSE RICARDO SONDA AGUILA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038-2</text:p>
          </table:table-cell>
          <table:table-cell table:style-name="ce11" office:value-type="date" office:date-value="2018-12-08" calcext:value-type="date">
            <text:p>08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50702309" calcext:value-type="float">
            <text:p>774950702309</text:p>
          </table:table-cell>
          <table:table-cell table:style-name="ce2" office:value-type="string" calcext:value-type="string">
            <text:p>POLANCO CATZIN FRANCISC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044-2</text:p>
          </table:table-cell>
          <table:table-cell table:style-name="ce11" office:value-type="date" office:date-value="2019-04-16" calcext:value-type="date">
            <text:p>1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61201298" calcext:value-type="float">
            <text:p>774961201298</text:p>
          </table:table-cell>
          <table:table-cell table:style-name="ce2" office:value-type="string" calcext:value-type="string">
            <text:p>MARWIN CETINA MARTIN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050-2</text:p>
          </table:table-cell>
          <table:table-cell table:style-name="ce11" office:value-type="date" office:date-value="2018-12-08" calcext:value-type="date">
            <text:p>08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50800558" calcext:value-type="float">
            <text:p>774150800558</text:p>
          </table:table-cell>
          <table:table-cell table:style-name="ce2" office:value-type="string" calcext:value-type="string">
            <text:p>BALAM MONTERO ROSA GEORGIN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058-2</text:p>
          </table:table-cell>
          <table:table-cell table:style-name="ce11" office:value-type="date" office:date-value="2018-12-08" calcext:value-type="date">
            <text:p>08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0702491" calcext:value-type="float">
            <text:p>774940702491</text:p>
          </table:table-cell>
          <table:table-cell table:style-name="ce2" office:value-type="string" calcext:value-type="string">
            <text:p>JOSE NUNEZ AK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060-2</text:p>
          </table:table-cell>
          <table:table-cell table:style-name="ce11" office:value-type="date" office:date-value="2018-11-24" calcext:value-type="date">
            <text:p>24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70901359" calcext:value-type="float">
            <text:p>774970901359</text:p>
          </table:table-cell>
          <table:table-cell table:style-name="ce2" office:value-type="string" calcext:value-type="string">
            <text:p>JOSE A NIEVES PER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063-4</text:p>
          </table:table-cell>
          <table:table-cell table:style-name="ce11" office:value-type="date" office:date-value="2019-01-22" calcext:value-type="date">
            <text:p>22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71001649" calcext:value-type="float">
            <text:p>777071001649</text:p>
          </table:table-cell>
          <table:table-cell table:style-name="ce2" office:value-type="string" calcext:value-type="string">
            <text:p>MEX HOIL MANUELA DE JESU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068-2</text:p>
          </table:table-cell>
          <table:table-cell table:style-name="ce11" office:value-type="date" office:date-value="2018-11-24" calcext:value-type="date">
            <text:p>24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20402658" calcext:value-type="float">
            <text:p>774020402658</text:p>
          </table:table-cell>
          <table:table-cell table:style-name="ce2" office:value-type="string" calcext:value-type="string">
            <text:p>WENDY AKE ROCH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069-3</text:p>
          </table:table-cell>
          <table:table-cell table:style-name="ce11" office:value-type="date" office:date-value="2019-01-28" calcext:value-type="date">
            <text:p>28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21001140" calcext:value-type="float">
            <text:p>774121001140</text:p>
          </table:table-cell>
          <table:table-cell table:style-name="ce2" office:value-type="string" calcext:value-type="string">
            <text:p>CONCHA RAMIREZ JAIME ALBERT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072-3</text:p>
          </table:table-cell>
          <table:table-cell table:style-name="ce11" office:value-type="date" office:date-value="2018-11-26" calcext:value-type="date">
            <text:p>26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00903715" calcext:value-type="float">
            <text:p>776100903715</text:p>
          </table:table-cell>
          <table:table-cell table:style-name="ce2" office:value-type="string" calcext:value-type="string">
            <text:p>ROMERO CASTANEDA MICHEL JACOB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089-2</text:p>
          </table:table-cell>
          <table:table-cell table:style-name="ce11" office:value-type="date" office:date-value="2019-07-15" calcext:value-type="date">
            <text:p>1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20304265" calcext:value-type="float">
            <text:p>774020304265</text:p>
          </table:table-cell>
          <table:table-cell table:style-name="ce2" office:value-type="string" calcext:value-type="string">
            <text:p>CASANOVA HERNANDEZ JOSE RAFAE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106-2</text:p>
          </table:table-cell>
          <table:table-cell table:style-name="ce11" office:value-type="date" office:date-value="2018-12-03" calcext:value-type="date">
            <text:p>03/12/18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091000342" calcext:value-type="float">
            <text:p>770091000342</text:p>
          </table:table-cell>
          <table:table-cell table:style-name="ce2" office:value-type="string" calcext:value-type="string">
            <text:p>QUEVEDO ZAPATA RENE OMAR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2390" calcext:value-type="currency">
            <text:p>$12,390.00</text:p>
          </table:table-cell>
        </table:table-row>
        <table:table-row table:style-name="ro1">
          <table:table-cell table:style-name="ce2" office:value-type="string" calcext:value-type="string">
            <text:p>YU000109-5</text:p>
          </table:table-cell>
          <table:table-cell table:style-name="ce11" office:value-type="date" office:date-value="2019-01-15" calcext:value-type="date">
            <text:p>15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30600396" calcext:value-type="float">
            <text:p>772930600396</text:p>
          </table:table-cell>
          <table:table-cell table:style-name="ce2" office:value-type="string" calcext:value-type="string">
            <text:p>SOLEDAD FERNANDEZ GALV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10-1</text:p>
          </table:table-cell>
          <table:table-cell table:style-name="ce11" office:value-type="date" office:date-value="2018-10-22" calcext:value-type="date">
            <text:p>22/10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10400577" calcext:value-type="float">
            <text:p>773110400577</text:p>
          </table:table-cell>
          <table:table-cell table:style-name="ce2" office:value-type="string" calcext:value-type="string">
            <text:p>DIAZ PAREDES ABRICEL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10200" calcext:value-type="float">
            <text:p>10200</text:p>
          </table:table-cell>
        </table:table-row>
        <table:table-row table:style-name="ro1">
          <table:table-cell table:style-name="ce2" office:value-type="string" calcext:value-type="string">
            <text:p>YU000111-2</text:p>
          </table:table-cell>
          <table:table-cell table:style-name="ce11" office:value-type="date" office:date-value="2018-12-12" calcext:value-type="date">
            <text:p>12/12/18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21200994" calcext:value-type="float">
            <text:p>776121200994</text:p>
          </table:table-cell>
          <table:table-cell table:style-name="ce2" office:value-type="string" calcext:value-type="string">
            <text:p>HERNANDEZ CHABLE ARTURO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1050" calcext:value-type="currency">
            <text:p>$11,050.00</text:p>
          </table:table-cell>
        </table:table-row>
        <table:table-row table:style-name="ro1">
          <table:table-cell table:style-name="ce2" office:value-type="string" calcext:value-type="string">
            <text:p>YU000118-2</text:p>
          </table:table-cell>
          <table:table-cell table:style-name="ce11" office:value-type="date" office:date-value="2018-11-24" calcext:value-type="date">
            <text:p>24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51103906" calcext:value-type="float">
            <text:p>771951103906</text:p>
          </table:table-cell>
          <table:table-cell table:style-name="ce2" office:value-type="string" calcext:value-type="string">
            <text:p>PUC Y KANTUN ABUND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21-1</text:p>
          </table:table-cell>
          <table:table-cell table:style-name="ce11" office:value-type="date" office:date-value="2018-11-09" calcext:value-type="date">
            <text:p>09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40700516" calcext:value-type="float">
            <text:p>773140700516</text:p>
          </table:table-cell>
          <table:table-cell table:style-name="ce2" office:value-type="string" calcext:value-type="string">
            <text:p>DZIB CUPUL ALFREDO GUADALUP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22-1</text:p>
          </table:table-cell>
          <table:table-cell table:style-name="ce11" office:value-type="date" office:date-value="2018-11-09" calcext:value-type="date">
            <text:p>09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70900911" calcext:value-type="float">
            <text:p>773070900911</text:p>
          </table:table-cell>
          <table:table-cell table:style-name="ce2" office:value-type="string" calcext:value-type="string">
            <text:p>PUC RIVERO MARIA DEL ROSAR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23-3</text:p>
          </table:table-cell>
          <table:table-cell table:style-name="ce11" office:value-type="date" office:date-value="2018-12-26" calcext:value-type="date">
            <text:p>26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00507624" calcext:value-type="float">
            <text:p>773100507624</text:p>
          </table:table-cell>
          <table:table-cell table:style-name="ce2" office:value-type="string" calcext:value-type="string">
            <text:p>UICAB PALOMO HENRY MARTI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25-2</text:p>
          </table:table-cell>
          <table:table-cell table:style-name="ce11" office:value-type="date" office:date-value="2019-01-30" calcext:value-type="date">
            <text:p>30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50303765" calcext:value-type="float">
            <text:p>774950303765</text:p>
          </table:table-cell>
          <table:table-cell table:style-name="ce2" office:value-type="string" calcext:value-type="string">
            <text:p>ADOLFO DURAN GARRIDO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10200" calcext:value-type="float">
            <text:p>10200</text:p>
          </table:table-cell>
        </table:table-row>
        <table:table-row table:style-name="ro1">
          <table:table-cell table:style-name="ce2" office:value-type="string" calcext:value-type="string">
            <text:p>YU000126-2</text:p>
          </table:table-cell>
          <table:table-cell table:style-name="ce11" office:value-type="date" office:date-value="2018-12-12" calcext:value-type="date">
            <text:p>12/12/18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90802863" calcext:value-type="float">
            <text:p>772090802863</text:p>
          </table:table-cell>
          <table:table-cell table:style-name="ce2" office:value-type="string" calcext:value-type="string">
            <text:p>MEDINA HERRERA JOSE RAUL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1050" calcext:value-type="currency">
            <text:p>$11,050.00</text:p>
          </table:table-cell>
        </table:table-row>
        <table:table-row table:style-name="ro1">
          <table:table-cell table:style-name="ce2" office:value-type="string" calcext:value-type="string">
            <text:p>YU000127-3</text:p>
          </table:table-cell>
          <table:table-cell table:style-name="ce11" office:value-type="date" office:date-value="2018-12-03" calcext:value-type="date">
            <text:p>03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30300373" calcext:value-type="float">
            <text:p>776130300373</text:p>
          </table:table-cell>
          <table:table-cell table:style-name="ce2" office:value-type="string" calcext:value-type="string">
            <text:p>VILLALOBOS SALAZAR RAMIRO ARM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28-2</text:p>
          </table:table-cell>
          <table:table-cell table:style-name="ce11" office:value-type="date" office:date-value="2018-11-24" calcext:value-type="date">
            <text:p>24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00704658" calcext:value-type="float">
            <text:p>776100704658</text:p>
          </table:table-cell>
          <table:table-cell table:style-name="ce2" office:value-type="string" calcext:value-type="string">
            <text:p>AVILES VARGUEZ GUADALUPE DEL P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29-2</text:p>
          </table:table-cell>
          <table:table-cell table:style-name="ce11" office:value-type="date" office:date-value="2018-11-24" calcext:value-type="date">
            <text:p>24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41001201" calcext:value-type="float">
            <text:p>774141001201</text:p>
          </table:table-cell>
          <table:table-cell table:style-name="ce2" office:value-type="string" calcext:value-type="string">
            <text:p>AVILES VARGUEZ HANSSEL JESU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32-3</text:p>
          </table:table-cell>
          <table:table-cell table:style-name="ce11" office:value-type="date" office:date-value="2018-12-26" calcext:value-type="date">
            <text:p>26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840300225" calcext:value-type="float">
            <text:p>773840300225</text:p>
          </table:table-cell>
          <table:table-cell table:style-name="ce2" office:value-type="string" calcext:value-type="string">
            <text:p>GONZALEZ LUGO JULIA BEATRI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33-3</text:p>
          </table:table-cell>
          <table:table-cell table:style-name="ce11" office:value-type="date" office:date-value="2018-12-18" calcext:value-type="date">
            <text:p>18/12/18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80900919" calcext:value-type="float">
            <text:p>776080900919</text:p>
          </table:table-cell>
          <table:table-cell table:style-name="ce2" office:value-type="string" calcext:value-type="string">
            <text:p>VIDALES CARDENAS NANCY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1050" calcext:value-type="currency">
            <text:p>$11,050.00</text:p>
          </table:table-cell>
        </table:table-row>
        <table:table-row table:style-name="ro1">
          <table:table-cell table:style-name="ce2" office:value-type="string" calcext:value-type="string">
            <text:p>YU000134-2</text:p>
          </table:table-cell>
          <table:table-cell table:style-name="ce11" office:value-type="date" office:date-value="2019-01-23" calcext:value-type="date">
            <text:p>23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30700924" calcext:value-type="float">
            <text:p>774030700924</text:p>
          </table:table-cell>
          <table:table-cell table:style-name="ce2" office:value-type="string" calcext:value-type="string">
            <text:p>LOPEZ DZIB TERESA GUADALUPE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36-5</text:p>
          </table:table-cell>
          <table:table-cell table:style-name="ce11" office:value-type="date" office:date-value="2019-05-09" calcext:value-type="date">
            <text:p>09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0102916" calcext:value-type="float">
            <text:p>777140102916</text:p>
          </table:table-cell>
          <table:table-cell table:style-name="ce2" office:value-type="string" calcext:value-type="string">
            <text:p>CANUL EUAN JOSE DANIEL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137-2</text:p>
          </table:table-cell>
          <table:table-cell table:style-name="ce11" office:value-type="date" office:date-value="2019-01-23" calcext:value-type="date">
            <text:p>23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0300203" calcext:value-type="float">
            <text:p>777140300203</text:p>
          </table:table-cell>
          <table:table-cell table:style-name="ce2" office:value-type="string" calcext:value-type="string">
            <text:p>CETINA MENESES JAIME MANUEL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10200" calcext:value-type="float">
            <text:p>10200</text:p>
          </table:table-cell>
        </table:table-row>
        <table:table-row table:style-name="ro1">
          <table:table-cell table:style-name="ce2" office:value-type="string" calcext:value-type="string">
            <text:p>YU000142-1</text:p>
          </table:table-cell>
          <table:table-cell table:style-name="ce11" office:value-type="date" office:date-value="2018-11-29" calcext:value-type="date">
            <text:p>29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30201651" calcext:value-type="float">
            <text:p>776130201651</text:p>
          </table:table-cell>
          <table:table-cell table:style-name="ce2" office:value-type="string" calcext:value-type="string">
            <text:p>MADERA MONCADA ROLANDO NORBERT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43-1</text:p>
          </table:table-cell>
          <table:table-cell table:style-name="ce11" office:value-type="date" office:date-value="2018-11-29" calcext:value-type="date">
            <text:p>29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60101307" calcext:value-type="float">
            <text:p>773960101307</text:p>
          </table:table-cell>
          <table:table-cell table:style-name="ce2" office:value-type="string" calcext:value-type="string">
            <text:p>ANGEL D <text:s/>MAY B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44-1</text:p>
          </table:table-cell>
          <table:table-cell table:style-name="ce11" office:value-type="date" office:date-value="2018-11-29" calcext:value-type="date">
            <text:p>29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61101901" calcext:value-type="float">
            <text:p>774961101901</text:p>
          </table:table-cell>
          <table:table-cell table:style-name="ce2" office:value-type="string" calcext:value-type="string">
            <text:p>LUIS EFRAIN UICAB CHAL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45-1</text:p>
          </table:table-cell>
          <table:table-cell table:style-name="ce11" office:value-type="date" office:date-value="2018-11-29" calcext:value-type="date">
            <text:p>29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41101448" calcext:value-type="float">
            <text:p>772941101448</text:p>
          </table:table-cell>
          <table:table-cell table:style-name="ce2" office:value-type="string" calcext:value-type="string">
            <text:p>CASTILLO Y CAN JOSE HERNIL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47-1</text:p>
          </table:table-cell>
          <table:table-cell table:style-name="ce11" office:value-type="date" office:date-value="2018-11-30" calcext:value-type="date">
            <text:p>30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40803532" calcext:value-type="float">
            <text:p>774140803532</text:p>
          </table:table-cell>
          <table:table-cell table:style-name="ce2" office:value-type="string" calcext:value-type="string">
            <text:p>CANCHE CAN JOSE MANU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48-1</text:p>
          </table:table-cell>
          <table:table-cell table:style-name="ce11" office:value-type="date" office:date-value="2018-11-30" calcext:value-type="date">
            <text:p>30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50302050" calcext:value-type="float">
            <text:p>774950302050</text:p>
          </table:table-cell>
          <table:table-cell table:style-name="ce2" office:value-type="string" calcext:value-type="string">
            <text:p>MARCO MIJANGOS ROSA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49-1</text:p>
          </table:table-cell>
          <table:table-cell table:style-name="ce11" office:value-type="date" office:date-value="2018-11-30" calcext:value-type="date">
            <text:p>30/11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60203461" calcext:value-type="float">
            <text:p>774060203461</text:p>
          </table:table-cell>
          <table:table-cell table:style-name="ce2" office:value-type="string" calcext:value-type="string">
            <text:p>MARFIL COB SERGIO VIRGIL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54-3</text:p>
          </table:table-cell>
          <table:table-cell table:style-name="ce11" office:value-type="date" office:date-value="2019-01-22" calcext:value-type="date">
            <text:p>22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30505838" calcext:value-type="float">
            <text:p>776130505838</text:p>
          </table:table-cell>
          <table:table-cell table:style-name="ce2" office:value-type="string" calcext:value-type="string">
            <text:p>EK EUAN MANUEL GUSTAVO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56-2</text:p>
          </table:table-cell>
          <table:table-cell table:style-name="ce11" office:value-type="date" office:date-value="2019-01-22" calcext:value-type="date">
            <text:p>22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00656664" calcext:value-type="float">
            <text:p>776000656664</text:p>
          </table:table-cell>
          <table:table-cell table:style-name="ce2" office:value-type="string" calcext:value-type="string">
            <text:p>BLAS BASILIO DZUL DZUL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57-2</text:p>
          </table:table-cell>
          <table:table-cell table:style-name="ce11" office:value-type="date" office:date-value="2019-01-22" calcext:value-type="date">
            <text:p>22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80801431" calcext:value-type="float">
            <text:p>776080801431</text:p>
          </table:table-cell>
          <table:table-cell table:style-name="ce2" office:value-type="string" calcext:value-type="string">
            <text:p>PECH DZUL JOSE LUIS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62-3</text:p>
          </table:table-cell>
          <table:table-cell table:style-name="ce11" office:value-type="date" office:date-value="2019-02-08" calcext:value-type="date">
            <text:p>08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811200202" calcext:value-type="float">
            <text:p>776811200202</text:p>
          </table:table-cell>
          <table:table-cell table:style-name="ce2" office:value-type="string" calcext:value-type="string">
            <text:p>ALBERTO CAN VALDEZ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63-2</text:p>
          </table:table-cell>
          <table:table-cell table:style-name="ce11" office:value-type="date" office:date-value="2019-04-05" calcext:value-type="date">
            <text:p>05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80101541" calcext:value-type="float">
            <text:p>774080101541</text:p>
          </table:table-cell>
          <table:table-cell table:style-name="ce2" office:value-type="string" calcext:value-type="string">
            <text:p>AVILA POOT JOSE SEBASTIA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9800" calcext:value-type="float">
            <text:p>9800</text:p>
          </table:table-cell>
        </table:table-row>
        <table:table-row table:style-name="ro1">
          <table:table-cell table:style-name="ce2" office:value-type="string" calcext:value-type="string">
            <text:p>YU000164-1</text:p>
          </table:table-cell>
          <table:table-cell table:style-name="ce11" office:value-type="date" office:date-value="2018-12-08" calcext:value-type="date">
            <text:p>08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40902693" calcext:value-type="float">
            <text:p>773040902693</text:p>
          </table:table-cell>
          <table:table-cell table:style-name="ce2" office:value-type="string" calcext:value-type="string">
            <text:p>CARRILLO MANZANILLA ANDRES EDU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65-1</text:p>
          </table:table-cell>
          <table:table-cell table:style-name="ce11" office:value-type="date" office:date-value="2018-12-08" calcext:value-type="date">
            <text:p>08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090601792" calcext:value-type="float">
            <text:p>770090601792</text:p>
          </table:table-cell>
          <table:table-cell table:style-name="ce2" office:value-type="string" calcext:value-type="string">
            <text:p>DZIB TUT AVELAR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66-2</text:p>
          </table:table-cell>
          <table:table-cell table:style-name="ce11" office:value-type="date" office:date-value="2019-01-24" calcext:value-type="date">
            <text:p>24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970100456" calcext:value-type="float">
            <text:p>776970100456</text:p>
          </table:table-cell>
          <table:table-cell table:style-name="ce2" office:value-type="string" calcext:value-type="string">
            <text:p>MIGUEL ANGEL MAGA&amp;A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67-4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971000404" calcext:value-type="float">
            <text:p>776971000404</text:p>
          </table:table-cell>
          <table:table-cell table:style-name="ce2" office:value-type="string" calcext:value-type="string">
            <text:p>BRICENO POOL CARLOS RENAN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168-6</text:p>
          </table:table-cell>
          <table:table-cell table:style-name="ce11" office:value-type="date" office:date-value="2019-07-22" calcext:value-type="date">
            <text:p>2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float" office:value="776030400249" calcext:value-type="float">
            <text:p>776030400249</text:p>
          </table:table-cell>
          <table:table-cell table:style-name="ce2" office:value-type="string" calcext:value-type="string">
            <text:p>FELICIANA BALAM BALAM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169-1</text:p>
          </table:table-cell>
          <table:table-cell table:style-name="ce11" office:value-type="date" office:date-value="2018-12-11" calcext:value-type="date">
            <text:p>11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91002327" calcext:value-type="float">
            <text:p>776091002327</text:p>
          </table:table-cell>
          <table:table-cell table:style-name="ce2" office:value-type="string" calcext:value-type="string">
            <text:p>FERNANDEZ SANTOS MA ANGELIC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70-2</text:p>
          </table:table-cell>
          <table:table-cell table:style-name="ce11" office:value-type="date" office:date-value="2019-02-14" calcext:value-type="date">
            <text:p>14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51101197" calcext:value-type="float">
            <text:p>772151101197</text:p>
          </table:table-cell>
          <table:table-cell table:style-name="ce2" office:value-type="string" calcext:value-type="string">
            <text:p>CASTILLO TUCUCH SR. WILLIAM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71-2</text:p>
          </table:table-cell>
          <table:table-cell table:style-name="ce11" office:value-type="date" office:date-value="2019-01-08" calcext:value-type="date">
            <text:p>08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80705612" calcext:value-type="float">
            <text:p>774980705612</text:p>
          </table:table-cell>
          <table:table-cell table:style-name="ce2" office:value-type="string" calcext:value-type="string">
            <text:p>MARIA DEL R POOT CHUC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72-1</text:p>
          </table:table-cell>
          <table:table-cell table:style-name="ce11" office:value-type="date" office:date-value="2018-12-14" calcext:value-type="date">
            <text:p>14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10301674" calcext:value-type="float">
            <text:p>773910301674</text:p>
          </table:table-cell>
          <table:table-cell table:style-name="ce2" office:value-type="string" calcext:value-type="string">
            <text:p>LUIS F KU SEGOV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74-2</text:p>
          </table:table-cell>
          <table:table-cell table:style-name="ce11" office:value-type="date" office:date-value="2019-01-23" calcext:value-type="date">
            <text:p>23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00802204" calcext:value-type="float">
            <text:p>772100802204</text:p>
          </table:table-cell>
          <table:table-cell table:style-name="ce2" office:value-type="string" calcext:value-type="string">
            <text:p>MEDINA TZEC RUSSEL DAGOBERTO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75-3</text:p>
          </table:table-cell>
          <table:table-cell table:style-name="ce11" office:value-type="date" office:date-value="2019-03-27" calcext:value-type="date">
            <text:p>2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890200730" calcext:value-type="float">
            <text:p>772890200730</text:p>
          </table:table-cell>
          <table:table-cell table:style-name="ce2" office:value-type="string" calcext:value-type="string">
            <text:p>JOEL GERARDO PUC CAB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176-1</text:p>
          </table:table-cell>
          <table:table-cell table:style-name="ce11" office:value-type="date" office:date-value="2018-12-17" calcext:value-type="date">
            <text:p>17/12/18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50801585" calcext:value-type="float">
            <text:p>773050801585</text:p>
          </table:table-cell>
          <table:table-cell table:style-name="ce2" office:value-type="string" calcext:value-type="string">
            <text:p>RABANALES AGUIRRE MARIA JESUS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10200" calcext:value-type="float">
            <text:p>10200</text:p>
          </table:table-cell>
        </table:table-row>
        <table:table-row table:style-name="ro1">
          <table:table-cell table:style-name="ce2" office:value-type="string" calcext:value-type="string">
            <text:p>YU000181-2</text:p>
          </table:table-cell>
          <table:table-cell table:style-name="ce11" office:value-type="date" office:date-value="2019-01-24" calcext:value-type="date">
            <text:p>24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01256121" calcext:value-type="float">
            <text:p>776001256121</text:p>
          </table:table-cell>
          <table:table-cell table:style-name="ce2" office:value-type="string" calcext:value-type="string">
            <text:p>AURELIO CHUC DZUL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83-2</text:p>
          </table:table-cell>
          <table:table-cell table:style-name="ce11" office:value-type="date" office:date-value="2019-01-23" calcext:value-type="date">
            <text:p>23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980300755" calcext:value-type="float">
            <text:p>776980300755</text:p>
          </table:table-cell>
          <table:table-cell table:style-name="ce2" office:value-type="string" calcext:value-type="string">
            <text:p>JORGE E CHAN CHABLE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85-2</text:p>
          </table:table-cell>
          <table:table-cell table:style-name="ce11" office:value-type="date" office:date-value="2019-01-23" calcext:value-type="date">
            <text:p>23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60300303" calcext:value-type="float">
            <text:p>776060300303</text:p>
          </table:table-cell>
          <table:table-cell table:style-name="ce2" office:value-type="string" calcext:value-type="string">
            <text:p>JOSE EDILBERTO CANCHE COB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91-3</text:p>
          </table:table-cell>
          <table:table-cell table:style-name="ce11" office:value-type="date" office:date-value="2019-01-22" calcext:value-type="date">
            <text:p>22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1056251" calcext:value-type="float">
            <text:p>774001056251</text:p>
          </table:table-cell>
          <table:table-cell table:style-name="ce2" office:value-type="string" calcext:value-type="string">
            <text:p>RAMIREZ CEPEDA OCTAVIO ANTON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93-4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6110403923" calcext:value-type="float">
            <text:p>776110403923</text:p>
          </table:table-cell>
          <table:table-cell table:style-name="ce2" office:value-type="string" calcext:value-type="string">
            <text:p>HERNANDEZ LEON TERESITA DE JES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194-2</text:p>
          </table:table-cell>
          <table:table-cell table:style-name="ce11" office:value-type="date" office:date-value="2019-01-08" calcext:value-type="date">
            <text:p>08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20805736" calcext:value-type="float">
            <text:p>776120805736</text:p>
          </table:table-cell>
          <table:table-cell table:style-name="ce2" office:value-type="string" calcext:value-type="string">
            <text:p>DZUL SOLIS ARTURO ALFONS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196-4</text:p>
          </table:table-cell>
          <table:table-cell table:style-name="ce11" office:value-type="date" office:date-value="2019-07-23" calcext:value-type="date">
            <text:p>2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141203957" calcext:value-type="float">
            <text:p>776141203957</text:p>
          </table:table-cell>
          <table:table-cell table:style-name="ce2" office:value-type="string" calcext:value-type="string">
            <text:p>UICAB UICAB VICTORIA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204-5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2790700409" calcext:value-type="float">
            <text:p>772790700409</text:p>
          </table:table-cell>
          <table:table-cell table:style-name="ce2" office:value-type="string" calcext:value-type="string">
            <text:p>MANUEL VALENCIA PENICHE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206-4</text:p>
          </table:table-cell>
          <table:table-cell table:style-name="ce11" office:value-type="date" office:date-value="2019-03-28" calcext:value-type="date">
            <text:p>28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90700998" calcext:value-type="float">
            <text:p>772090700998</text:p>
          </table:table-cell>
          <table:table-cell table:style-name="ce2" office:value-type="string" calcext:value-type="string">
            <text:p>MEDINA EUAN OMAR RICARDO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210-4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750618837" calcext:value-type="float">
            <text:p>776750618837</text:p>
          </table:table-cell>
          <table:table-cell table:style-name="ce2" office:value-type="string" calcext:value-type="string">
            <text:p>KOYOK CHAN LUCELY BEATRIZ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211-4</text:p>
          </table:table-cell>
          <table:table-cell table:style-name="ce11" office:value-type="date" office:date-value="2019-03-27" calcext:value-type="date">
            <text:p>2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850500862" calcext:value-type="float">
            <text:p>772850500862</text:p>
          </table:table-cell>
          <table:table-cell table:style-name="ce2" office:value-type="string" calcext:value-type="string">
            <text:p>LUIS M CHABLE KIM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10277" calcext:value-type="float">
            <text:p>10277</text:p>
          </table:table-cell>
        </table:table-row>
        <table:table-row table:style-name="ro1">
          <table:table-cell table:style-name="ce2" office:value-type="string" calcext:value-type="string">
            <text:p>YU000212-1</text:p>
          </table:table-cell>
          <table:table-cell table:style-name="ce11" office:value-type="date" office:date-value="2019-01-02" calcext:value-type="date">
            <text:p>02/01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750304465" calcext:value-type="float">
            <text:p>774750304465</text:p>
          </table:table-cell>
          <table:table-cell table:style-name="ce2" office:value-type="string" calcext:value-type="string">
            <text:p>ROSADO LUNA LEIDY NOEMI DEL S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1050" calcext:value-type="currency">
            <text:p>$11,050.00</text:p>
          </table:table-cell>
        </table:table-row>
        <table:table-row table:style-name="ro1">
          <table:table-cell table:style-name="ce2" office:value-type="string" calcext:value-type="string">
            <text:p>YU000213-1</text:p>
          </table:table-cell>
          <table:table-cell table:style-name="ce11" office:value-type="date" office:date-value="2019-01-05" calcext:value-type="date">
            <text:p>05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00501898" calcext:value-type="float">
            <text:p>773100501898</text:p>
          </table:table-cell>
          <table:table-cell table:style-name="ce2" office:value-type="string" calcext:value-type="string">
            <text:p>ESPADAS HUITS ADALBERTO ISAAC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10200" calcext:value-type="float">
            <text:p>10200</text:p>
          </table:table-cell>
        </table:table-row>
        <table:table-row table:style-name="ro1">
          <table:table-cell table:style-name="ce2" office:value-type="string" calcext:value-type="string">
            <text:p>YU000216-1</text:p>
          </table:table-cell>
          <table:table-cell table:style-name="ce11" office:value-type="date" office:date-value="2019-01-11" calcext:value-type="date">
            <text:p>11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10403575" calcext:value-type="float">
            <text:p>776110403575</text:p>
          </table:table-cell>
          <table:table-cell table:style-name="ce2" office:value-type="string" calcext:value-type="string">
            <text:p>GONZALEZ HERNANDEZ JUAN JULI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17-1</text:p>
          </table:table-cell>
          <table:table-cell table:style-name="ce11" office:value-type="date" office:date-value="2019-01-11" calcext:value-type="date">
            <text:p>11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30401928" calcext:value-type="float">
            <text:p>773130401928</text:p>
          </table:table-cell>
          <table:table-cell table:style-name="ce2" office:value-type="string" calcext:value-type="string">
            <text:p>PECH PINA JUAN CARLO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18-1</text:p>
          </table:table-cell>
          <table:table-cell table:style-name="ce11" office:value-type="date" office:date-value="2019-01-11" calcext:value-type="date">
            <text:p>11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50604212" calcext:value-type="float">
            <text:p>776150604212</text:p>
          </table:table-cell>
          <table:table-cell table:style-name="ce2" office:value-type="string" calcext:value-type="string">
            <text:p>TZUC GOMEZ WILLIAM ADOLF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19-1</text:p>
          </table:table-cell>
          <table:table-cell table:style-name="ce11" office:value-type="date" office:date-value="2019-01-11" calcext:value-type="date">
            <text:p>11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60500820" calcext:value-type="float">
            <text:p>772060500820</text:p>
          </table:table-cell>
          <table:table-cell table:style-name="ce2" office:value-type="string" calcext:value-type="string">
            <text:p>ORTEGA KANTUN FERNANDA EMIL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23-3</text:p>
          </table:table-cell>
          <table:table-cell table:style-name="ce11" office:value-type="date" office:date-value="2019-01-15" calcext:value-type="date">
            <text:p>15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1104920" calcext:value-type="float">
            <text:p>774941104920</text:p>
          </table:table-cell>
          <table:table-cell table:style-name="ce2" office:value-type="string" calcext:value-type="string">
            <text:p>VARGAS ROSADO HENRY VLADIMI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24-1</text:p>
          </table:table-cell>
          <table:table-cell table:style-name="ce11" office:value-type="date" office:date-value="2019-01-11" calcext:value-type="date">
            <text:p>11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1102668" calcext:value-type="float">
            <text:p>774941102668</text:p>
          </table:table-cell>
          <table:table-cell table:style-name="ce2" office:value-type="string" calcext:value-type="string">
            <text:p>JOSE G NUNEZ COLLI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27-3</text:p>
          </table:table-cell>
          <table:table-cell table:style-name="ce11" office:value-type="date" office:date-value="2019-03-27" calcext:value-type="date">
            <text:p>2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910400511" calcext:value-type="float">
            <text:p>777910400511</text:p>
          </table:table-cell>
          <table:table-cell table:style-name="ce2" office:value-type="string" calcext:value-type="string">
            <text:p>ALCOCER PERERA LUCIA GUADALUPE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231-5</text:p>
          </table:table-cell>
          <table:table-cell table:style-name="ce11" office:value-type="date" office:date-value="2019-07-03" calcext:value-type="date">
            <text:p>0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060300567" calcext:value-type="float">
            <text:p>776060300567</text:p>
          </table:table-cell>
          <table:table-cell table:style-name="ce2" office:value-type="string" calcext:value-type="string">
            <text:p>JOSE DEL CARMEN PECH PEREZ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235-5</text:p>
          </table:table-cell>
          <table:table-cell table:style-name="ce11" office:value-type="date" office:date-value="2019-07-22" calcext:value-type="date">
            <text:p>2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990901811" calcext:value-type="float">
            <text:p>776990901811</text:p>
          </table:table-cell>
          <table:table-cell table:style-name="ce2" office:value-type="string" calcext:value-type="string">
            <text:p>JOSE WILBERTH REYES <text:s/>XOOL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236-1</text:p>
          </table:table-cell>
          <table:table-cell table:style-name="ce11" office:value-type="date" office:date-value="2019-01-15" calcext:value-type="date">
            <text:p>15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30600951" calcext:value-type="float">
            <text:p>777130600951</text:p>
          </table:table-cell>
          <table:table-cell table:style-name="ce2" office:value-type="string" calcext:value-type="string">
            <text:p>CARRILLO HUCHIN WILLIAM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10200" calcext:value-type="float">
            <text:p>10200</text:p>
          </table:table-cell>
        </table:table-row>
        <table:table-row table:style-name="ro1">
          <table:table-cell table:style-name="ce2" office:value-type="string" calcext:value-type="string">
            <text:p>YU000237-2</text:p>
          </table:table-cell>
          <table:table-cell table:style-name="ce11" office:value-type="date" office:date-value="2019-05-13" calcext:value-type="date">
            <text:p>1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31202566" calcext:value-type="float">
            <text:p>772131202566</text:p>
          </table:table-cell>
          <table:table-cell table:style-name="ce2" office:value-type="string" calcext:value-type="string">
            <text:p>PECH MUKUL FERNANDO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239-3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990900310" calcext:value-type="float">
            <text:p>773990900310</text:p>
          </table:table-cell>
          <table:table-cell table:style-name="ce2" office:value-type="string" calcext:value-type="string">
            <text:p>LARA JIMENEZ JUAN JOSE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241-2</text:p>
          </table:table-cell>
          <table:table-cell table:style-name="ce11" office:value-type="date" office:date-value="2019-01-29" calcext:value-type="date">
            <text:p>29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60603222" calcext:value-type="float">
            <text:p>774060603222</text:p>
          </table:table-cell>
          <table:table-cell table:style-name="ce2" office:value-type="string" calcext:value-type="string">
            <text:p>PECH VERA MANU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42-3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01255984" calcext:value-type="float">
            <text:p>778001255984</text:p>
          </table:table-cell>
          <table:table-cell table:style-name="ce2" office:value-type="string" calcext:value-type="string">
            <text:p>VILLALOBOS CIME LID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43-3</text:p>
          </table:table-cell>
          <table:table-cell table:style-name="ce11" office:value-type="date" office:date-value="2019-02-05" calcext:value-type="date">
            <text:p>05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40200335" calcext:value-type="float">
            <text:p>778940200335</text:p>
          </table:table-cell>
          <table:table-cell table:style-name="ce2" office:value-type="string" calcext:value-type="string">
            <text:p>MARIA L CIME TU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44-2</text:p>
          </table:table-cell>
          <table:table-cell table:style-name="ce11" office:value-type="date" office:date-value="2019-01-23" calcext:value-type="date">
            <text:p>23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30801311" calcext:value-type="float">
            <text:p>772030801311</text:p>
          </table:table-cell>
          <table:table-cell table:style-name="ce2" office:value-type="string" calcext:value-type="string">
            <text:p>BAAS KOYOC DAVID ERNEST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45-1</text:p>
          </table:table-cell>
          <table:table-cell table:style-name="ce11" office:value-type="date" office:date-value="2019-01-23" calcext:value-type="date">
            <text:p>23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120800213" calcext:value-type="float">
            <text:p>770120800213</text:p>
          </table:table-cell>
          <table:table-cell table:style-name="ce2" office:value-type="string" calcext:value-type="string">
            <text:p>BLANCO RODRIGUEZ MARIA DOMITIL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10200" calcext:value-type="float">
            <text:p>10200</text:p>
          </table:table-cell>
        </table:table-row>
        <table:table-row table:style-name="ro1">
          <table:table-cell table:style-name="ce2" office:value-type="string" calcext:value-type="string">
            <text:p>YU000246-1</text:p>
          </table:table-cell>
          <table:table-cell table:style-name="ce11" office:value-type="date" office:date-value="2019-01-23" calcext:value-type="date">
            <text:p>23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61001329" calcext:value-type="float">
            <text:p>774961001329</text:p>
          </table:table-cell>
          <table:table-cell table:style-name="ce2" office:value-type="string" calcext:value-type="string">
            <text:p>SEVERINO CAMAS PER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47-2</text:p>
          </table:table-cell>
          <table:table-cell table:style-name="ce11" office:value-type="date" office:date-value="2019-01-30" calcext:value-type="date">
            <text:p>30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61200708" calcext:value-type="float">
            <text:p>773961200708</text:p>
          </table:table-cell>
          <table:table-cell table:style-name="ce2" office:value-type="string" calcext:value-type="string">
            <text:p>PAULA UC DAVIL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48-1</text:p>
          </table:table-cell>
          <table:table-cell table:style-name="ce11" office:value-type="date" office:date-value="2019-01-24" calcext:value-type="date">
            <text:p>24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10300633" calcext:value-type="float">
            <text:p>774110300633</text:p>
          </table:table-cell>
          <table:table-cell table:style-name="ce2" office:value-type="string" calcext:value-type="string">
            <text:p>POOL SANCHEZ LIZBETH GUADALUP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49-3</text:p>
          </table:table-cell>
          <table:table-cell table:style-name="ce11" office:value-type="date" office:date-value="2019-03-14" calcext:value-type="date">
            <text:p>1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50800211" calcext:value-type="float">
            <text:p>778050800211</text:p>
          </table:table-cell>
          <table:table-cell table:style-name="ce2" office:value-type="string" calcext:value-type="string">
            <text:p>VALENTIN RODRIGUEZ PECH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50-4</text:p>
          </table:table-cell>
          <table:table-cell table:style-name="ce11" office:value-type="date" office:date-value="2019-03-22" calcext:value-type="date">
            <text:p>2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40900088" calcext:value-type="float">
            <text:p>778140900088</text:p>
          </table:table-cell>
          <table:table-cell table:style-name="ce2" office:value-type="string" calcext:value-type="string">
            <text:p>ACOSTA CANUL NANCY MARIAN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52-2</text:p>
          </table:table-cell>
          <table:table-cell table:style-name="ce11" office:value-type="date" office:date-value="2019-01-28" calcext:value-type="date">
            <text:p>28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870700821" calcext:value-type="float">
            <text:p>773870700821</text:p>
          </table:table-cell>
          <table:table-cell table:style-name="ce2" office:value-type="string" calcext:value-type="string">
            <text:p>NANCY ROCELY MONSREA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53-2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21100125" calcext:value-type="float">
            <text:p>778921100125</text:p>
          </table:table-cell>
          <table:table-cell table:style-name="ce2" office:value-type="string" calcext:value-type="string">
            <text:p>JOSE TORIBIO BLANCO DZIB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54-2</text:p>
          </table:table-cell>
          <table:table-cell table:style-name="ce11" office:value-type="date" office:date-value="2019-01-29" calcext:value-type="date">
            <text:p>29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840600069" calcext:value-type="float">
            <text:p>778840600069</text:p>
          </table:table-cell>
          <table:table-cell table:style-name="ce2" office:value-type="string" calcext:value-type="string">
            <text:p>WILFRIDO PECH CANU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55-1</text:p>
          </table:table-cell>
          <table:table-cell table:style-name="ce11" office:value-type="date" office:date-value="2019-01-25" calcext:value-type="date">
            <text:p>25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1200211" calcext:value-type="float">
            <text:p>777141200211</text:p>
          </table:table-cell>
          <table:table-cell table:style-name="ce2" office:value-type="string" calcext:value-type="string">
            <text:p>COOL SARABIA JOSE MOISE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56-1</text:p>
          </table:table-cell>
          <table:table-cell table:style-name="ce11" office:value-type="date" office:date-value="2019-01-25" calcext:value-type="date">
            <text:p>25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00400251" calcext:value-type="float">
            <text:p>778900400251</text:p>
          </table:table-cell>
          <table:table-cell table:style-name="ce2" office:value-type="string" calcext:value-type="string">
            <text:p>MARIA REYES RAVEL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57-3</text:p>
          </table:table-cell>
          <table:table-cell table:style-name="ce11" office:value-type="date" office:date-value="2019-03-28" calcext:value-type="date">
            <text:p>28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20400456" calcext:value-type="float">
            <text:p>778020400456</text:p>
          </table:table-cell>
          <table:table-cell table:style-name="ce2" office:value-type="string" calcext:value-type="string">
            <text:p>JOSE BERNARDINO LOPEZ EU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59-2</text:p>
          </table:table-cell>
          <table:table-cell table:style-name="ce11" office:value-type="date" office:date-value="2019-03-25" calcext:value-type="date">
            <text:p>25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41000305" calcext:value-type="float">
            <text:p>778941000305</text:p>
          </table:table-cell>
          <table:table-cell table:style-name="ce2" office:value-type="string" calcext:value-type="string">
            <text:p>IRENE XOOL COB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60-3</text:p>
          </table:table-cell>
          <table:table-cell table:style-name="ce11" office:value-type="date" office:date-value="2019-03-26" calcext:value-type="date">
            <text:p>2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40600317" calcext:value-type="float">
            <text:p>778940600317</text:p>
          </table:table-cell>
          <table:table-cell table:style-name="ce2" office:value-type="string" calcext:value-type="string">
            <text:p>CAMILO FLORES UC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61-1</text:p>
          </table:table-cell>
          <table:table-cell table:style-name="ce11" office:value-type="date" office:date-value="2019-01-26" calcext:value-type="date">
            <text:p>26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50303170" calcext:value-type="float">
            <text:p>774950303170</text:p>
          </table:table-cell>
          <table:table-cell table:style-name="ce2" office:value-type="string" calcext:value-type="string">
            <text:p>MA DEL LOS A BOJORQU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62-1</text:p>
          </table:table-cell>
          <table:table-cell table:style-name="ce11" office:value-type="date" office:date-value="2019-01-26" calcext:value-type="date">
            <text:p>26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820200694" calcext:value-type="float">
            <text:p>772820200694</text:p>
          </table:table-cell>
          <table:table-cell table:style-name="ce2" office:value-type="string" calcext:value-type="string">
            <text:p>CAUICH CAB JORGE AGUSTI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64-1</text:p>
          </table:table-cell>
          <table:table-cell table:style-name="ce11" office:value-type="date" office:date-value="2019-01-30" calcext:value-type="date">
            <text:p>30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960700374" calcext:value-type="float">
            <text:p>776960700374</text:p>
          </table:table-cell>
          <table:table-cell table:style-name="ce2" office:value-type="string" calcext:value-type="string">
            <text:p>JOSE ALMICAR CAN VALDEZ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66-1</text:p>
          </table:table-cell>
          <table:table-cell table:style-name="ce11" office:value-type="date" office:date-value="2019-01-30" calcext:value-type="date">
            <text:p>30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31201433" calcext:value-type="float">
            <text:p>774031201433</text:p>
          </table:table-cell>
          <table:table-cell table:style-name="ce2" office:value-type="string" calcext:value-type="string">
            <text:p>CABALLERO RODRIGUEZ IRENE I.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67-2</text:p>
          </table:table-cell>
          <table:table-cell table:style-name="ce11" office:value-type="date" office:date-value="2019-02-15" calcext:value-type="date">
            <text:p>15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50100057" calcext:value-type="float">
            <text:p>772150100057</text:p>
          </table:table-cell>
          <table:table-cell table:style-name="ce2" office:value-type="string" calcext:value-type="string">
            <text:p>POOL MILLAN JOSE ARTUR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68-1</text:p>
          </table:table-cell>
          <table:table-cell table:style-name="ce11" office:value-type="date" office:date-value="2019-01-30" calcext:value-type="date">
            <text:p>30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70101437" calcext:value-type="float">
            <text:p>777070101437</text:p>
          </table:table-cell>
          <table:table-cell table:style-name="ce2" office:value-type="string" calcext:value-type="string">
            <text:p>ROMERO NAVARRETE MARIA CENAID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69-1</text:p>
          </table:table-cell>
          <table:table-cell table:style-name="ce11" office:value-type="date" office:date-value="2019-01-30" calcext:value-type="date">
            <text:p>30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841100533" calcext:value-type="float">
            <text:p>772841100533</text:p>
          </table:table-cell>
          <table:table-cell table:style-name="ce2" office:value-type="string" calcext:value-type="string">
            <text:p>RODRIGUEZ GARCIA LUCILA DE J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70-1</text:p>
          </table:table-cell>
          <table:table-cell table:style-name="ce11" office:value-type="date" office:date-value="2019-02-22" calcext:value-type="date">
            <text:p>2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60901111" calcext:value-type="float">
            <text:p>772960901111</text:p>
          </table:table-cell>
          <table:table-cell table:style-name="ce2" office:value-type="string" calcext:value-type="string">
            <text:p>YAM CHAN SIMON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71-2</text:p>
          </table:table-cell>
          <table:table-cell table:style-name="ce11" office:value-type="date" office:date-value="2019-02-07" calcext:value-type="date">
            <text:p>07/02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30502804" calcext:value-type="float">
            <text:p>776130502804</text:p>
          </table:table-cell>
          <table:table-cell table:style-name="ce2" office:value-type="string" calcext:value-type="string">
            <text:p>PINTO SOSA MARLENI CONCEPCION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1050" calcext:value-type="currency">
            <text:p>$11,050.00</text:p>
          </table:table-cell>
        </table:table-row>
        <table:table-row table:style-name="ro1">
          <table:table-cell table:style-name="ce2" office:value-type="string" calcext:value-type="string">
            <text:p>YU000272-1</text:p>
          </table:table-cell>
          <table:table-cell table:style-name="ce11" office:value-type="date" office:date-value="2019-01-30" calcext:value-type="date">
            <text:p>30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41206787" calcext:value-type="float">
            <text:p>773141206787</text:p>
          </table:table-cell>
          <table:table-cell table:style-name="ce2" office:value-type="string" calcext:value-type="string">
            <text:p>TUN BALAM ROCIO MARICRU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73-1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90300611" calcext:value-type="float">
            <text:p>778090300611</text:p>
          </table:table-cell>
          <table:table-cell table:style-name="ce2" office:value-type="string" calcext:value-type="string">
            <text:p>CIME RAVELL ERNESTO ALONS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74-1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40900118" calcext:value-type="float">
            <text:p>778140900118</text:p>
          </table:table-cell>
          <table:table-cell table:style-name="ce2" office:value-type="string" calcext:value-type="string">
            <text:p>CANCHE NAH JOSE CARLO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75-3</text:p>
          </table:table-cell>
          <table:table-cell table:style-name="ce11" office:value-type="date" office:date-value="2019-03-29" calcext:value-type="date">
            <text:p>29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810300231" calcext:value-type="float">
            <text:p>778810300231</text:p>
          </table:table-cell>
          <table:table-cell table:style-name="ce2" office:value-type="string" calcext:value-type="string">
            <text:p>FELIPE UC MO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76-1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970700488" calcext:value-type="float">
            <text:p>776970700488</text:p>
          </table:table-cell>
          <table:table-cell table:style-name="ce2" office:value-type="string" calcext:value-type="string">
            <text:p>OFELIA UICAB UICAB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77-1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21203471" calcext:value-type="float">
            <text:p>774021203471</text:p>
          </table:table-cell>
          <table:table-cell table:style-name="ce2" office:value-type="string" calcext:value-type="string">
            <text:p>SILVIA LORENA LOPEZ MENA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10200" calcext:value-type="float">
            <text:p>10200</text:p>
          </table:table-cell>
        </table:table-row>
        <table:table-row table:style-name="ro1">
          <table:table-cell table:style-name="ce2" office:value-type="string" calcext:value-type="string">
            <text:p>YU000280-2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0457219" calcext:value-type="float">
            <text:p>774000457219</text:p>
          </table:table-cell>
          <table:table-cell table:style-name="ce2" office:value-type="string" calcext:value-type="string">
            <text:p>JOSE FCO KU REYE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81-1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70700865" calcext:value-type="float">
            <text:p>772970700865</text:p>
          </table:table-cell>
          <table:table-cell table:style-name="ce2" office:value-type="string" calcext:value-type="string">
            <text:p>SANCHEZ CAMARA CELIA RAQU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82-1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80700534" calcext:value-type="float">
            <text:p>774080700534</text:p>
          </table:table-cell>
          <table:table-cell table:style-name="ce2" office:value-type="string" calcext:value-type="string">
            <text:p>FUENTES HERNANDEZ PERFECT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83-1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70300039" calcext:value-type="float">
            <text:p>772070300039</text:p>
          </table:table-cell>
          <table:table-cell table:style-name="ce2" office:value-type="string" calcext:value-type="string">
            <text:p>CARVAJAL DOMINGUEZ JUAN MIGU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84-1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30401700" calcext:value-type="float">
            <text:p>773030401700</text:p>
          </table:table-cell>
          <table:table-cell table:style-name="ce2" office:value-type="string" calcext:value-type="string">
            <text:p>VARGUEZ CHIM EUFROSINA FCA.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87-1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91100068" calcext:value-type="float">
            <text:p>778991100068</text:p>
          </table:table-cell>
          <table:table-cell table:style-name="ce2" office:value-type="string" calcext:value-type="string">
            <text:p>JORGE ENRIQUE XOOL POOT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88-1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50800187" calcext:value-type="float">
            <text:p>778950800187</text:p>
          </table:table-cell>
          <table:table-cell table:style-name="ce2" office:value-type="string" calcext:value-type="string">
            <text:p>PASTOR TUN CIM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89-2</text:p>
          </table:table-cell>
          <table:table-cell table:style-name="ce11" office:value-type="date" office:date-value="2019-02-13" calcext:value-type="date">
            <text:p>1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71100121" calcext:value-type="float">
            <text:p>778071100121</text:p>
          </table:table-cell>
          <table:table-cell table:style-name="ce2" office:value-type="string" calcext:value-type="string">
            <text:p>TUN CHAN JESUS ISMA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90-2</text:p>
          </table:table-cell>
          <table:table-cell table:style-name="ce11" office:value-type="date" office:date-value="2019-02-13" calcext:value-type="date">
            <text:p>1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30500209" calcext:value-type="float">
            <text:p>778930500209</text:p>
          </table:table-cell>
          <table:table-cell table:style-name="ce2" office:value-type="string" calcext:value-type="string">
            <text:p>SIMION XOOL XOO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91-2</text:p>
          </table:table-cell>
          <table:table-cell table:style-name="ce11" office:value-type="date" office:date-value="2019-02-14" calcext:value-type="date">
            <text:p>14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60700657" calcext:value-type="float">
            <text:p>778060700657</text:p>
          </table:table-cell>
          <table:table-cell table:style-name="ce2" office:value-type="string" calcext:value-type="string">
            <text:p>CAT PACHECO MARIA FLORENC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92-2</text:p>
          </table:table-cell>
          <table:table-cell table:style-name="ce11" office:value-type="date" office:date-value="2019-02-05" calcext:value-type="date">
            <text:p>05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60800040" calcext:value-type="float">
            <text:p>778060800040</text:p>
          </table:table-cell>
          <table:table-cell table:style-name="ce2" office:value-type="string" calcext:value-type="string">
            <text:p>CANUL TUN LUIS GREGOR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93-1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870800178" calcext:value-type="float">
            <text:p>778870800178</text:p>
          </table:table-cell>
          <table:table-cell table:style-name="ce2" office:value-type="string" calcext:value-type="string">
            <text:p>ANDRES MUKUL CHI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94-1</text:p>
          </table:table-cell>
          <table:table-cell table:style-name="ce11" office:value-type="date" office:date-value="2019-02-02" calcext:value-type="date">
            <text:p>0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1102897" calcext:value-type="float">
            <text:p>774941102897</text:p>
          </table:table-cell>
          <table:table-cell table:style-name="ce2" office:value-type="string" calcext:value-type="string">
            <text:p>ALEJANDRO BLANQUET LOP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95-3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2091100391" calcext:value-type="float">
            <text:p>772091100391</text:p>
          </table:table-cell>
          <table:table-cell table:style-name="ce2" office:value-type="string" calcext:value-type="string">
            <text:p>ERMILO AMBROSIO SANTOS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296-3</text:p>
          </table:table-cell>
          <table:table-cell table:style-name="ce11" office:value-type="date" office:date-value="2019-02-13" calcext:value-type="date">
            <text:p>1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21200318" calcext:value-type="float">
            <text:p>778121200318</text:p>
          </table:table-cell>
          <table:table-cell table:style-name="ce2" office:value-type="string" calcext:value-type="string">
            <text:p>SULUB CHI JUAN BAUTIST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98-1</text:p>
          </table:table-cell>
          <table:table-cell table:style-name="ce11" office:value-type="date" office:date-value="2019-02-11" calcext:value-type="date">
            <text:p>1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20100569" calcext:value-type="float">
            <text:p>777120100569</text:p>
          </table:table-cell>
          <table:table-cell table:style-name="ce2" office:value-type="string" calcext:value-type="string">
            <text:p>PACHECO FRANCO SUGEY YAZMI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299-1</text:p>
          </table:table-cell>
          <table:table-cell table:style-name="ce11" office:value-type="date" office:date-value="2019-02-12" calcext:value-type="date">
            <text:p>1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60200787" calcext:value-type="float">
            <text:p>777160200787</text:p>
          </table:table-cell>
          <table:table-cell table:style-name="ce2" office:value-type="string" calcext:value-type="string">
            <text:p>CANEPA LOPEZ RAFAEL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10200" calcext:value-type="float">
            <text:p>10200</text:p>
          </table:table-cell>
        </table:table-row>
        <table:table-row table:style-name="ro1">
          <table:table-cell table:style-name="ce2" office:value-type="string" calcext:value-type="string">
            <text:p>YU000301-1</text:p>
          </table:table-cell>
          <table:table-cell table:style-name="ce11" office:value-type="date" office:date-value="2019-02-12" calcext:value-type="date">
            <text:p>1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770600189" calcext:value-type="float">
            <text:p>770770600189</text:p>
          </table:table-cell>
          <table:table-cell table:style-name="ce2" office:value-type="string" calcext:value-type="string">
            <text:p>SIERRA ROMERO FELIPE A.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02-1</text:p>
          </table:table-cell>
          <table:table-cell table:style-name="ce11" office:value-type="date" office:date-value="2019-02-12" calcext:value-type="date">
            <text:p>1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31001377" calcext:value-type="float">
            <text:p>774131001377</text:p>
          </table:table-cell>
          <table:table-cell table:style-name="ce2" office:value-type="string" calcext:value-type="string">
            <text:p>COUOH MEX LIGIA ESTHE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03-1</text:p>
          </table:table-cell>
          <table:table-cell table:style-name="ce11" office:value-type="date" office:date-value="2019-02-12" calcext:value-type="date">
            <text:p>1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30200643" calcext:value-type="float">
            <text:p>772030200643</text:p>
          </table:table-cell>
          <table:table-cell table:style-name="ce2" office:value-type="string" calcext:value-type="string">
            <text:p>CLAUDIA TAMAYO AK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05-2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80704306" calcext:value-type="float">
            <text:p>774980704306</text:p>
          </table:table-cell>
          <table:table-cell table:style-name="ce2" office:value-type="string" calcext:value-type="string">
            <text:p>IGNACIO P CEBALLOS C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06-1</text:p>
          </table:table-cell>
          <table:table-cell table:style-name="ce11" office:value-type="date" office:date-value="2019-02-13" calcext:value-type="date">
            <text:p>1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50900157" calcext:value-type="float">
            <text:p>778950900157</text:p>
          </table:table-cell>
          <table:table-cell table:style-name="ce2" office:value-type="string" calcext:value-type="string">
            <text:p>JOSE EULARIO MAY NAJER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07-2</text:p>
          </table:table-cell>
          <table:table-cell table:style-name="ce11" office:value-type="date" office:date-value="2019-03-25" calcext:value-type="date">
            <text:p>25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21002674" calcext:value-type="float">
            <text:p>772121002674</text:p>
          </table:table-cell>
          <table:table-cell table:style-name="ce2" office:value-type="string" calcext:value-type="string">
            <text:p>VERA RAMIREZ LAURA MARIB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08-1</text:p>
          </table:table-cell>
          <table:table-cell table:style-name="ce11" office:value-type="date" office:date-value="2019-02-14" calcext:value-type="date">
            <text:p>14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30201216" calcext:value-type="float">
            <text:p>774130201216</text:p>
          </table:table-cell>
          <table:table-cell table:style-name="ce2" office:value-type="string" calcext:value-type="string">
            <text:p>CANCHE MANUEL ANTON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09-2</text:p>
          </table:table-cell>
          <table:table-cell table:style-name="ce11" office:value-type="date" office:date-value="2019-03-29" calcext:value-type="date">
            <text:p>29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00103314" calcext:value-type="float">
            <text:p>772100103314</text:p>
          </table:table-cell>
          <table:table-cell table:style-name="ce2" office:value-type="string" calcext:value-type="string">
            <text:p>UC COB PAULA MARIB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10-1</text:p>
          </table:table-cell>
          <table:table-cell table:style-name="ce11" office:value-type="date" office:date-value="2019-02-14" calcext:value-type="date">
            <text:p>14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30700731" calcext:value-type="float">
            <text:p>778130700731</text:p>
          </table:table-cell>
          <table:table-cell table:style-name="ce2" office:value-type="string" calcext:value-type="string">
            <text:p>MEDINA LOPEZ EJIRA DEYANIR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11-1</text:p>
          </table:table-cell>
          <table:table-cell table:style-name="ce11" office:value-type="date" office:date-value="2019-02-14" calcext:value-type="date">
            <text:p>14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60500160" calcext:value-type="float">
            <text:p>778060500160</text:p>
          </table:table-cell>
          <table:table-cell table:style-name="ce2" office:value-type="string" calcext:value-type="string">
            <text:p>MARIA ESTELA VAZQUEZ EK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12-5</text:p>
          </table:table-cell>
          <table:table-cell table:style-name="ce11" office:value-type="date" office:date-value="2019-07-04" calcext:value-type="date">
            <text:p>04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8861000096" calcext:value-type="float">
            <text:p>778861000096</text:p>
          </table:table-cell>
          <table:table-cell table:style-name="ce2" office:value-type="string" calcext:value-type="string">
            <text:p>TUN TZUC TERESIT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313-1</text:p>
          </table:table-cell>
          <table:table-cell table:style-name="ce11" office:value-type="date" office:date-value="2019-02-14" calcext:value-type="date">
            <text:p>14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90600091" calcext:value-type="float">
            <text:p>778990600091</text:p>
          </table:table-cell>
          <table:table-cell table:style-name="ce2" office:value-type="string" calcext:value-type="string">
            <text:p>JUAN DE LA C. SEL PER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15-1</text:p>
          </table:table-cell>
          <table:table-cell table:style-name="ce11" office:value-type="date" office:date-value="2019-02-14" calcext:value-type="date">
            <text:p>14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10200101" calcext:value-type="float">
            <text:p>778910200101</text:p>
          </table:table-cell>
          <table:table-cell table:style-name="ce2" office:value-type="string" calcext:value-type="string">
            <text:p>SANTIAGO CUYTUN CHAL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17-1</text:p>
          </table:table-cell>
          <table:table-cell table:style-name="ce11" office:value-type="date" office:date-value="2019-02-15" calcext:value-type="date">
            <text:p>15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00156133" calcext:value-type="float">
            <text:p>778000156133</text:p>
          </table:table-cell>
          <table:table-cell table:style-name="ce2" office:value-type="string" calcext:value-type="string">
            <text:p>UICAB CANUL SHIRLEY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18-1</text:p>
          </table:table-cell>
          <table:table-cell table:style-name="ce11" office:value-type="date" office:date-value="2019-02-16" calcext:value-type="date">
            <text:p>16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0457171" calcext:value-type="float">
            <text:p>774000457171</text:p>
          </table:table-cell>
          <table:table-cell table:style-name="ce2" office:value-type="string" calcext:value-type="string">
            <text:p>MA MICAELA FRANCO DZU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19-1</text:p>
          </table:table-cell>
          <table:table-cell table:style-name="ce11" office:value-type="date" office:date-value="2019-02-16" calcext:value-type="date">
            <text:p>16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40200092" calcext:value-type="float">
            <text:p>778940200092</text:p>
          </table:table-cell>
          <table:table-cell table:style-name="ce2" office:value-type="string" calcext:value-type="string">
            <text:p>ZENON IX HOI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22-1</text:p>
          </table:table-cell>
          <table:table-cell table:style-name="ce11" office:value-type="date" office:date-value="2019-02-16" calcext:value-type="date">
            <text:p>16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820600127" calcext:value-type="float">
            <text:p>778820600127</text:p>
          </table:table-cell>
          <table:table-cell table:style-name="ce2" office:value-type="string" calcext:value-type="string">
            <text:p>JOSE LUIS LOP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23-4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840700063" calcext:value-type="float">
            <text:p>778840700063</text:p>
          </table:table-cell>
          <table:table-cell table:style-name="ce2" office:value-type="string" calcext:value-type="string">
            <text:p>CHAN SANTOS TERESITA DE JESU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324-1</text:p>
          </table:table-cell>
          <table:table-cell table:style-name="ce11" office:value-type="date" office:date-value="2019-02-17" calcext:value-type="date">
            <text:p>17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91201141" calcext:value-type="float">
            <text:p>776091201141</text:p>
          </table:table-cell>
          <table:table-cell table:style-name="ce2" office:value-type="string" calcext:value-type="string">
            <text:p>DZIB POOT LETICIA MARIB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25-1</text:p>
          </table:table-cell>
          <table:table-cell table:style-name="ce11" office:value-type="date" office:date-value="2019-02-19" calcext:value-type="date">
            <text:p>19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20604502" calcext:value-type="float">
            <text:p>773120604502</text:p>
          </table:table-cell>
          <table:table-cell table:style-name="ce2" office:value-type="string" calcext:value-type="string">
            <text:p>MONTERO SANCHEZ ROSARIO DEL PI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26-1</text:p>
          </table:table-cell>
          <table:table-cell table:style-name="ce11" office:value-type="date" office:date-value="2019-02-19" calcext:value-type="date">
            <text:p>19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891100240" calcext:value-type="float">
            <text:p>775891100240</text:p>
          </table:table-cell>
          <table:table-cell table:style-name="ce2" office:value-type="string" calcext:value-type="string">
            <text:p>MARIA CONCEPCION ALLE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327-1</text:p>
          </table:table-cell>
          <table:table-cell table:style-name="ce11" office:value-type="date" office:date-value="2019-02-19" calcext:value-type="date">
            <text:p>19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0257252" calcext:value-type="float">
            <text:p>774000257252</text:p>
          </table:table-cell>
          <table:table-cell table:style-name="ce2" office:value-type="string" calcext:value-type="string">
            <text:p>VILLANUEVA CHAN CARLOS 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28-1</text:p>
          </table:table-cell>
          <table:table-cell table:style-name="ce11" office:value-type="date" office:date-value="2019-02-19" calcext:value-type="date">
            <text:p>19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770900114" calcext:value-type="float">
            <text:p>773770900114</text:p>
          </table:table-cell>
          <table:table-cell table:style-name="ce2" office:value-type="string" calcext:value-type="string">
            <text:p>RAUL MARTIN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29-1</text:p>
          </table:table-cell>
          <table:table-cell table:style-name="ce11" office:value-type="date" office:date-value="2019-02-19" calcext:value-type="date">
            <text:p>19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61102607" calcext:value-type="float">
            <text:p>772061102607</text:p>
          </table:table-cell>
          <table:table-cell table:style-name="ce2" office:value-type="string" calcext:value-type="string">
            <text:p>PEREZ LOPEZ SUSANA DEL CARMEN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10200" calcext:value-type="float">
            <text:p>10200</text:p>
          </table:table-cell>
        </table:table-row>
        <table:table-row table:style-name="ro1">
          <table:table-cell table:style-name="ce2" office:value-type="string" calcext:value-type="string">
            <text:p>YU000330-1</text:p>
          </table:table-cell>
          <table:table-cell table:style-name="ce11" office:value-type="date" office:date-value="2019-02-20" calcext:value-type="date">
            <text:p>20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80600136" calcext:value-type="float">
            <text:p>778080600136</text:p>
          </table:table-cell>
          <table:table-cell table:style-name="ce2" office:value-type="string" calcext:value-type="string">
            <text:p>ADRIAN SABIDO MARCO ANTON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31-2</text:p>
          </table:table-cell>
          <table:table-cell table:style-name="ce11" office:value-type="date" office:date-value="2019-04-12" calcext:value-type="date">
            <text:p>1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791207552" calcext:value-type="float">
            <text:p>772791207552</text:p>
          </table:table-cell>
          <table:table-cell table:style-name="ce2" office:value-type="string" calcext:value-type="string">
            <text:p>VALENTIN VILLAVERDE LUZ DEL C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332-1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10601180" calcext:value-type="float">
            <text:p>773910601180</text:p>
          </table:table-cell>
          <table:table-cell table:style-name="ce2" office:value-type="string" calcext:value-type="string">
            <text:p>FERNANDO JIMENEZ SOS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34-2</text:p>
          </table:table-cell>
          <table:table-cell table:style-name="ce11" office:value-type="date" office:date-value="2019-03-08" calcext:value-type="date">
            <text:p>08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61100355" calcext:value-type="float">
            <text:p>773961100355</text:p>
          </table:table-cell>
          <table:table-cell table:style-name="ce2" office:value-type="string" calcext:value-type="string">
            <text:p>TERESA DE J CORAL DORANT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337-1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20300131" calcext:value-type="float">
            <text:p>778120300131</text:p>
          </table:table-cell>
          <table:table-cell table:style-name="ce2" office:value-type="string" calcext:value-type="string">
            <text:p>AKE ANCONA RITA DEL SOCORR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38-1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10701826" calcext:value-type="float">
            <text:p>773910701826</text:p>
          </table:table-cell>
          <table:table-cell table:style-name="ce2" office:value-type="string" calcext:value-type="string">
            <text:p>PATRICIA TELLO HERRER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39-2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31100115" calcext:value-type="float">
            <text:p>778931100115</text:p>
          </table:table-cell>
          <table:table-cell table:style-name="ce2" office:value-type="string" calcext:value-type="string">
            <text:p>CARMEN POOL CHAL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40-1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980100502" calcext:value-type="float">
            <text:p>770980100502</text:p>
          </table:table-cell>
          <table:table-cell table:style-name="ce2" office:value-type="string" calcext:value-type="string">
            <text:p>MARIO F VILLAMIL ALEJO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343-2</text:p>
          </table:table-cell>
          <table:table-cell table:style-name="ce11" office:value-type="date" office:date-value="2019-04-15" calcext:value-type="date">
            <text:p>15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10600888" calcext:value-type="float">
            <text:p>778110600888</text:p>
          </table:table-cell>
          <table:table-cell table:style-name="ce2" office:value-type="string" calcext:value-type="string">
            <text:p>CHAN YAH DEMETR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45-1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780400390" calcext:value-type="float">
            <text:p>773780400390</text:p>
          </table:table-cell>
          <table:table-cell table:style-name="ce2" office:value-type="string" calcext:value-type="string">
            <text:p>NORMA CABRERA CABRER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46-1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20200403" calcext:value-type="float">
            <text:p>778120200403</text:p>
          </table:table-cell>
          <table:table-cell table:style-name="ce2" office:value-type="string" calcext:value-type="string">
            <text:p>MAAS UC JOSE DIEG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47-1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70900374" calcext:value-type="float">
            <text:p>778970900374</text:p>
          </table:table-cell>
          <table:table-cell table:style-name="ce2" office:value-type="string" calcext:value-type="string">
            <text:p>JUAN BAUTISTA PECH POO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48-3</text:p>
          </table:table-cell>
          <table:table-cell table:style-name="ce11" office:value-type="date" office:date-value="2019-06-26" calcext:value-type="date">
            <text:p>2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5050700471" calcext:value-type="float">
            <text:p>775050700471</text:p>
          </table:table-cell>
          <table:table-cell table:style-name="ce2" office:value-type="string" calcext:value-type="string">
            <text:p>HERNANDEZ MARTINEZ BENIT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349-1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50401891" calcext:value-type="float">
            <text:p>772050401891</text:p>
          </table:table-cell>
          <table:table-cell table:style-name="ce2" office:value-type="string" calcext:value-type="string">
            <text:p>PINZON FRIAS MARIA DE LOS 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350-1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40602203" calcext:value-type="float">
            <text:p>774040602203</text:p>
          </table:table-cell>
          <table:table-cell table:style-name="ce2" office:value-type="string" calcext:value-type="string">
            <text:p>BECERRA BENTATA REN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351-2</text:p>
          </table:table-cell>
          <table:table-cell table:style-name="ce11" office:value-type="date" office:date-value="2019-04-13" calcext:value-type="date">
            <text:p>1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110402481" calcext:value-type="float">
            <text:p>770110402481</text:p>
          </table:table-cell>
          <table:table-cell table:style-name="ce2" office:value-type="string" calcext:value-type="string">
            <text:p>SANCHEZ ITZA DALIA MAR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52-2</text:p>
          </table:table-cell>
          <table:table-cell table:style-name="ce11" office:value-type="date" office:date-value="2019-04-09" calcext:value-type="date">
            <text:p>09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80201565" calcext:value-type="float">
            <text:p>776080201565</text:p>
          </table:table-cell>
          <table:table-cell table:style-name="ce2" office:value-type="string" calcext:value-type="string">
            <text:p>PINELO CANUL TERESA DE JESU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53-1</text:p>
          </table:table-cell>
          <table:table-cell table:style-name="ce11" office:value-type="date" office:date-value="2019-02-22" calcext:value-type="date">
            <text:p>2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960300451" calcext:value-type="float">
            <text:p>775960300451</text:p>
          </table:table-cell>
          <table:table-cell table:style-name="ce2" office:value-type="string" calcext:value-type="string">
            <text:p>MIRANDA ROSAS TERES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54-1</text:p>
          </table:table-cell>
          <table:table-cell table:style-name="ce11" office:value-type="date" office:date-value="2019-02-22" calcext:value-type="date">
            <text:p>2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840700196" calcext:value-type="float">
            <text:p>775840700196</text:p>
          </table:table-cell>
          <table:table-cell table:style-name="ce2" office:value-type="string" calcext:value-type="string">
            <text:p>JOSE LUIS COLLI TEC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57-1</text:p>
          </table:table-cell>
          <table:table-cell table:style-name="ce11" office:value-type="date" office:date-value="2019-02-22" calcext:value-type="date">
            <text:p>2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50500408" calcext:value-type="float">
            <text:p>773950500408</text:p>
          </table:table-cell>
          <table:table-cell table:style-name="ce2" office:value-type="string" calcext:value-type="string">
            <text:p>BENITA CEN HUCHI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358-2</text:p>
          </table:table-cell>
          <table:table-cell table:style-name="ce11" office:value-type="date" office:date-value="2019-03-02" calcext:value-type="date">
            <text:p>0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850500858" calcext:value-type="float">
            <text:p>771850500858</text:p>
          </table:table-cell>
          <table:table-cell table:style-name="ce2" office:value-type="string" calcext:value-type="string">
            <text:p>ROSA MA SOBERANIS DE C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61-1</text:p>
          </table:table-cell>
          <table:table-cell table:style-name="ce11" office:value-type="date" office:date-value="2019-02-22" calcext:value-type="date">
            <text:p>2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50801910" calcext:value-type="float">
            <text:p>777150801910</text:p>
          </table:table-cell>
          <table:table-cell table:style-name="ce2" office:value-type="string" calcext:value-type="string">
            <text:p>ORTIZ ROMERO ANA LIGI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362-1</text:p>
          </table:table-cell>
          <table:table-cell table:style-name="ce11" office:value-type="date" office:date-value="2019-02-22" calcext:value-type="date">
            <text:p>2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111100642" calcext:value-type="float">
            <text:p>775111100642</text:p>
          </table:table-cell>
          <table:table-cell table:style-name="ce2" office:value-type="string" calcext:value-type="string">
            <text:p>GARCIA ESCUDERO ROSSY NELLY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363-4</text:p>
          </table:table-cell>
          <table:table-cell table:style-name="ce11" office:value-type="date" office:date-value="2019-07-19" calcext:value-type="date">
            <text:p>1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960300341" calcext:value-type="float">
            <text:p>776960300341</text:p>
          </table:table-cell>
          <table:table-cell table:style-name="ce2" office:value-type="string" calcext:value-type="string">
            <text:p>JAIME PINTO PADILLA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364-1</text:p>
          </table:table-cell>
          <table:table-cell table:style-name="ce11" office:value-type="date" office:date-value="2019-02-22" calcext:value-type="date">
            <text:p>2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10702909" calcext:value-type="float">
            <text:p>772110702909</text:p>
          </table:table-cell>
          <table:table-cell table:style-name="ce2" office:value-type="string" calcext:value-type="string">
            <text:p>CARDENA JIMENEZ FRANK ABRAHAM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366-4</text:p>
          </table:table-cell>
          <table:table-cell table:style-name="ce11" office:value-type="date" office:date-value="2019-07-19" calcext:value-type="date">
            <text:p>1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float" office:value="776150600721" calcext:value-type="float">
            <text:p>776150600721</text:p>
          </table:table-cell>
          <table:table-cell table:style-name="ce2" office:value-type="string" calcext:value-type="string">
            <text:p>URTECHO MARTIN LUISA VERONICA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366-5</text:p>
          </table:table-cell>
          <table:table-cell table:style-name="ce11" office:value-type="date" office:date-value="2019-07-19" calcext:value-type="date">
            <text:p>1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6150600721" calcext:value-type="float">
            <text:p>776150600721</text:p>
          </table:table-cell>
          <table:table-cell table:style-name="ce2" office:value-type="string" calcext:value-type="string">
            <text:p>URTECHO MARTIN LUISA VERONICA</text:p>
          </table:table-cell>
          <table:table-cell table:style-name="ce2" office:value-type="string" calcext:value-type="string">
            <text:p>MAYORISTA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U000367-1</text:p>
          </table:table-cell>
          <table:table-cell table:style-name="ce11" office:value-type="date" office:date-value="2019-02-22" calcext:value-type="date">
            <text:p>22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1200270" calcext:value-type="float">
            <text:p>777141200270</text:p>
          </table:table-cell>
          <table:table-cell table:style-name="ce2" office:value-type="string" calcext:value-type="string">
            <text:p>FLORES DOMINGUEZ JOAB NATANA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370-1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941000012" calcext:value-type="float">
            <text:p>775941000012</text:p>
          </table:table-cell>
          <table:table-cell table:style-name="ce2" office:value-type="string" calcext:value-type="string">
            <text:p>CHABLE CHIM OLG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371-1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60900517" calcext:value-type="float">
            <text:p>771960900517</text:p>
          </table:table-cell>
          <table:table-cell table:style-name="ce2" office:value-type="string" calcext:value-type="string">
            <text:p>ZUREMA BURGOS DE GALIC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72-1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150501301" calcext:value-type="float">
            <text:p>775150501301</text:p>
          </table:table-cell>
          <table:table-cell table:style-name="ce2" office:value-type="string" calcext:value-type="string">
            <text:p>GUZMAN MARTINEZ WILFRID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373-1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870801455" calcext:value-type="float">
            <text:p>771870801455</text:p>
          </table:table-cell>
          <table:table-cell table:style-name="ce2" office:value-type="string" calcext:value-type="string">
            <text:p>FREDY GABRIEL CELIS M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74-1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31003069" calcext:value-type="float">
            <text:p>777131003069</text:p>
          </table:table-cell>
          <table:table-cell table:style-name="ce2" office:value-type="string" calcext:value-type="string">
            <text:p>MOLINA RODRIGUEZ MARICARME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375-2</text:p>
          </table:table-cell>
          <table:table-cell table:style-name="ce11" office:value-type="date" office:date-value="2019-03-01" calcext:value-type="date">
            <text:p>01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11001800" calcext:value-type="float">
            <text:p>774111001800</text:p>
          </table:table-cell>
          <table:table-cell table:style-name="ce2" office:value-type="string" calcext:value-type="string">
            <text:p>FUENTES HERNANDEZ ALMA ROS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76-1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750404441" calcext:value-type="float">
            <text:p>772750404441</text:p>
          </table:table-cell>
          <table:table-cell table:style-name="ce2" office:value-type="string" calcext:value-type="string">
            <text:p>VAZQUEZ REQUENA ESMIRN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77-1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40504741" calcext:value-type="float">
            <text:p>773140504741</text:p>
          </table:table-cell>
          <table:table-cell table:style-name="ce2" office:value-type="string" calcext:value-type="string">
            <text:p>VALENCIA BASTO SILVIA DEL ROCI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78-2</text:p>
          </table:table-cell>
          <table:table-cell table:style-name="ce11" office:value-type="date" office:date-value="2019-04-13" calcext:value-type="date">
            <text:p>1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30401306" calcext:value-type="float">
            <text:p>773930401306</text:p>
          </table:table-cell>
          <table:table-cell table:style-name="ce2" office:value-type="string" calcext:value-type="string">
            <text:p>MORENO PINZON FRANCISCO MIGU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79-1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00303186" calcext:value-type="float">
            <text:p>772100303186</text:p>
          </table:table-cell>
          <table:table-cell table:style-name="ce2" office:value-type="string" calcext:value-type="string">
            <text:p>SOBERANIS CARDE$A JOSE ARIEL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381-1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80203928" calcext:value-type="float">
            <text:p>771980203928</text:p>
          </table:table-cell>
          <table:table-cell table:style-name="ce2" office:value-type="string" calcext:value-type="string">
            <text:p>PERERA NOH MARIA JUAN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83-1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70600786" calcext:value-type="float">
            <text:p>777070600786</text:p>
          </table:table-cell>
          <table:table-cell table:style-name="ce2" office:value-type="string" calcext:value-type="string">
            <text:p>FENTANES MORALES REBEC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384-1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31103306" calcext:value-type="float">
            <text:p>777131103306</text:p>
          </table:table-cell>
          <table:table-cell table:style-name="ce2" office:value-type="string" calcext:value-type="string">
            <text:p>LOPEZ PECH JOSE JESUS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6700" calcext:value-type="float">
            <text:p>6700</text:p>
          </table:table-cell>
        </table:table-row>
        <table:table-row table:style-name="ro1">
          <table:table-cell table:style-name="ce2" office:value-type="string" calcext:value-type="string">
            <text:p>YU000385-2</text:p>
          </table:table-cell>
          <table:table-cell table:style-name="ce11" office:value-type="date" office:date-value="2019-03-29" calcext:value-type="date">
            <text:p>29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50301816" calcext:value-type="float">
            <text:p>772950301816</text:p>
          </table:table-cell>
          <table:table-cell table:style-name="ce2" office:value-type="string" calcext:value-type="string">
            <text:p>PECH MEJIA JOSE REYNALD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386-1</text:p>
          </table:table-cell>
          <table:table-cell table:style-name="ce11" office:value-type="date" office:date-value="2019-02-24" calcext:value-type="date">
            <text:p>24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60301225" calcext:value-type="float">
            <text:p>777060301225</text:p>
          </table:table-cell>
          <table:table-cell table:style-name="ce2" office:value-type="string" calcext:value-type="string">
            <text:p>VALDEZ BALAM JOSE LUIS ANTONI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387-1</text:p>
          </table:table-cell>
          <table:table-cell table:style-name="ce11" office:value-type="date" office:date-value="2019-02-25" calcext:value-type="date">
            <text:p>25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10902722" calcext:value-type="float">
            <text:p>774110902722</text:p>
          </table:table-cell>
          <table:table-cell table:style-name="ce2" office:value-type="string" calcext:value-type="string">
            <text:p>CHACON GARCIA RUBI MARIB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88-1</text:p>
          </table:table-cell>
          <table:table-cell table:style-name="ce11" office:value-type="date" office:date-value="2019-02-25" calcext:value-type="date">
            <text:p>25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800401057" calcext:value-type="float">
            <text:p>772800401057</text:p>
          </table:table-cell>
          <table:table-cell table:style-name="ce2" office:value-type="string" calcext:value-type="string">
            <text:p>CARLOS P CHACON PECH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390-2</text:p>
          </table:table-cell>
          <table:table-cell table:style-name="ce11" office:value-type="date" office:date-value="2019-03-28" calcext:value-type="date">
            <text:p>28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0501331" calcext:value-type="float">
            <text:p>777140501331</text:p>
          </table:table-cell>
          <table:table-cell table:style-name="ce2" office:value-type="string" calcext:value-type="string">
            <text:p>SANCHEZ LOPEZ GABRI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392-2</text:p>
          </table:table-cell>
          <table:table-cell table:style-name="ce11" office:value-type="date" office:date-value="2019-03-15" calcext:value-type="date">
            <text:p>15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30500272" calcext:value-type="float">
            <text:p>772030500272</text:p>
          </table:table-cell>
          <table:table-cell table:style-name="ce2" office:value-type="string" calcext:value-type="string">
            <text:p>PEREZ VAZQUEZ ISMAEL DE JESU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393-2</text:p>
          </table:table-cell>
          <table:table-cell table:style-name="ce11" office:value-type="date" office:date-value="2019-02-28" calcext:value-type="date">
            <text:p>28/02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841000205" calcext:value-type="float">
            <text:p>774841000205</text:p>
          </table:table-cell>
          <table:table-cell table:style-name="ce2" office:value-type="string" calcext:value-type="string">
            <text:p>GONZALEZ FLOTA CINTHIA GUADALU</text:p>
          </table:table-cell>
          <table:table-cell table:style-name="ce2" office:value-type="string" calcext:value-type="string">
            <text:p>RODEKA</text:p>
          </table:table-cell>
          <table:table-cell table:style-name="ce10" office:value-type="currency" office:currency="MXN" office:value="15346" calcext:value-type="currency">
            <text:p>$15,346.00</text:p>
          </table:table-cell>
        </table:table-row>
        <table:table-row table:style-name="ro1">
          <table:table-cell table:style-name="ce2" office:value-type="string" calcext:value-type="string">
            <text:p>YU000394-1</text:p>
          </table:table-cell>
          <table:table-cell table:style-name="ce11" office:value-type="date" office:date-value="2019-02-27" calcext:value-type="date">
            <text:p>27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91002176" calcext:value-type="float">
            <text:p>774991002176</text:p>
          </table:table-cell>
          <table:table-cell table:style-name="ce2" office:value-type="string" calcext:value-type="string">
            <text:p>CHAVEZ NAVARRO CARLOS ISRAEL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395-1</text:p>
          </table:table-cell>
          <table:table-cell table:style-name="ce11" office:value-type="date" office:date-value="2019-02-27" calcext:value-type="date">
            <text:p>27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71005835" calcext:value-type="float">
            <text:p>773071005835</text:p>
          </table:table-cell>
          <table:table-cell table:style-name="ce2" office:value-type="string" calcext:value-type="string">
            <text:p>FLORES TORRES ENRIQU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396-1</text:p>
          </table:table-cell>
          <table:table-cell table:style-name="ce11" office:value-type="date" office:date-value="2019-02-27" calcext:value-type="date">
            <text:p>27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70703791" calcext:value-type="float">
            <text:p>776070703791</text:p>
          </table:table-cell>
          <table:table-cell table:style-name="ce2" office:value-type="string" calcext:value-type="string">
            <text:p>DZIB PINTO SERGIO ADRIA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399-2</text:p>
          </table:table-cell>
          <table:table-cell table:style-name="ce11" office:value-type="date" office:date-value="2019-04-13" calcext:value-type="date">
            <text:p>1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90800317" calcext:value-type="float">
            <text:p>778990800317</text:p>
          </table:table-cell>
          <table:table-cell table:style-name="ce2" office:value-type="string" calcext:value-type="string">
            <text:p>MOISES CHALE TU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00-1</text:p>
          </table:table-cell>
          <table:table-cell table:style-name="ce11" office:value-type="date" office:date-value="2019-02-27" calcext:value-type="date">
            <text:p>27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20400618" calcext:value-type="float">
            <text:p>778020400618</text:p>
          </table:table-cell>
          <table:table-cell table:style-name="ce2" office:value-type="string" calcext:value-type="string">
            <text:p>TUN CUICAB MARIA ESTEL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02-1</text:p>
          </table:table-cell>
          <table:table-cell table:style-name="ce11" office:value-type="date" office:date-value="2019-02-27" calcext:value-type="date">
            <text:p>27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081000826" calcext:value-type="float">
            <text:p>775081000826</text:p>
          </table:table-cell>
          <table:table-cell table:style-name="ce2" office:value-type="string" calcext:value-type="string">
            <text:p>MAGANA MENDEZ ANDRE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03-1</text:p>
          </table:table-cell>
          <table:table-cell table:style-name="ce11" office:value-type="date" office:date-value="2019-02-28" calcext:value-type="date">
            <text:p>28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50100168" calcext:value-type="float">
            <text:p>774050100168</text:p>
          </table:table-cell>
          <table:table-cell table:style-name="ce2" office:value-type="string" calcext:value-type="string">
            <text:p>MIRANDA SOLIS MARIA YOLAND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404-1</text:p>
          </table:table-cell>
          <table:table-cell table:style-name="ce11" office:value-type="date" office:date-value="2019-02-28" calcext:value-type="date">
            <text:p>28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0201507" calcext:value-type="float">
            <text:p>777140201507</text:p>
          </table:table-cell>
          <table:table-cell table:style-name="ce2" office:value-type="string" calcext:value-type="string">
            <text:p>CANUL PECH DAVID ALEJANDR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6700" calcext:value-type="float">
            <text:p>6700</text:p>
          </table:table-cell>
        </table:table-row>
        <table:table-row table:style-name="ro1">
          <table:table-cell table:style-name="ce2" office:value-type="string" calcext:value-type="string">
            <text:p>YU000405-1</text:p>
          </table:table-cell>
          <table:table-cell table:style-name="ce11" office:value-type="date" office:date-value="2019-02-28" calcext:value-type="date">
            <text:p>28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80900194" calcext:value-type="float">
            <text:p>778980900194</text:p>
          </table:table-cell>
          <table:table-cell table:style-name="ce2" office:value-type="string" calcext:value-type="string">
            <text:p>MARTHA I CANCHE VARGU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06-1</text:p>
          </table:table-cell>
          <table:table-cell table:style-name="ce11" office:value-type="date" office:date-value="2019-02-28" calcext:value-type="date">
            <text:p>28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40100049" calcext:value-type="float">
            <text:p>778140100049</text:p>
          </table:table-cell>
          <table:table-cell table:style-name="ce2" office:value-type="string" calcext:value-type="string">
            <text:p>CHUC UC JORGE DAMI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07-1</text:p>
          </table:table-cell>
          <table:table-cell table:style-name="ce11" office:value-type="date" office:date-value="2019-02-28" calcext:value-type="date">
            <text:p>28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80300329" calcext:value-type="float">
            <text:p>778080300329</text:p>
          </table:table-cell>
          <table:table-cell table:style-name="ce2" office:value-type="string" calcext:value-type="string">
            <text:p>BRITO TUN MINERVA GUADALUP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08-1</text:p>
          </table:table-cell>
          <table:table-cell table:style-name="ce11" office:value-type="date" office:date-value="2019-02-28" calcext:value-type="date">
            <text:p>28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20300479" calcext:value-type="float">
            <text:p>777120300479</text:p>
          </table:table-cell>
          <table:table-cell table:style-name="ce2" office:value-type="string" calcext:value-type="string">
            <text:p>MARTINEZ MOSCOSO GILBERT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410-1</text:p>
          </table:table-cell>
          <table:table-cell table:style-name="ce11" office:value-type="date" office:date-value="2019-02-28" calcext:value-type="date">
            <text:p>28/02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40100314" calcext:value-type="float">
            <text:p>778940100314</text:p>
          </table:table-cell>
          <table:table-cell table:style-name="ce2" office:value-type="string" calcext:value-type="string">
            <text:p>ORLANDO CONCH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12-2</text:p>
          </table:table-cell>
          <table:table-cell table:style-name="ce11" office:value-type="date" office:date-value="2019-03-11" calcext:value-type="date">
            <text:p>11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30702463" calcext:value-type="float">
            <text:p>776130702463</text:p>
          </table:table-cell>
          <table:table-cell table:style-name="ce2" office:value-type="string" calcext:value-type="string">
            <text:p>GALLARDO MENDOZA MARIB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13-1</text:p>
          </table:table-cell>
          <table:table-cell table:style-name="ce11" office:value-type="date" office:date-value="2019-03-01" calcext:value-type="date">
            <text:p>01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00103051" calcext:value-type="float">
            <text:p>773100103051</text:p>
          </table:table-cell>
          <table:table-cell table:style-name="ce2" office:value-type="string" calcext:value-type="string">
            <text:p>OCANA MAY GILBERT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14-3</text:p>
          </table:table-cell>
          <table:table-cell table:style-name="ce11" office:value-type="date" office:date-value="2019-03-06" calcext:value-type="date">
            <text:p>0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20400259" calcext:value-type="float">
            <text:p>772920400259</text:p>
          </table:table-cell>
          <table:table-cell table:style-name="ce2" office:value-type="string" calcext:value-type="string">
            <text:p>TUN CHI MARIA BRIGIDA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15-1</text:p>
          </table:table-cell>
          <table:table-cell table:style-name="ce11" office:value-type="date" office:date-value="2019-03-01" calcext:value-type="date">
            <text:p>01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51101171" calcext:value-type="float">
            <text:p>772151101171</text:p>
          </table:table-cell>
          <table:table-cell table:style-name="ce2" office:value-type="string" calcext:value-type="string">
            <text:p>MORENO CORAL ANA LAUR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16-1</text:p>
          </table:table-cell>
          <table:table-cell table:style-name="ce11" office:value-type="date" office:date-value="2019-03-01" calcext:value-type="date">
            <text:p>01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0900243" calcext:value-type="float">
            <text:p>777140900243</text:p>
          </table:table-cell>
          <table:table-cell table:style-name="ce2" office:value-type="string" calcext:value-type="string">
            <text:p>GARCIA FRANCISCA DEL ROSAR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18-1</text:p>
          </table:table-cell>
          <table:table-cell table:style-name="ce11" office:value-type="date" office:date-value="2019-03-02" calcext:value-type="date">
            <text:p>0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60402171" calcext:value-type="float">
            <text:p>774060402171</text:p>
          </table:table-cell>
          <table:table-cell table:style-name="ce2" office:value-type="string" calcext:value-type="string">
            <text:p>SOSA RICALDE GENNY NOEMI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19-1</text:p>
          </table:table-cell>
          <table:table-cell table:style-name="ce11" office:value-type="date" office:date-value="2019-03-02" calcext:value-type="date">
            <text:p>0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00302585" calcext:value-type="float">
            <text:p>773100302585</text:p>
          </table:table-cell>
          <table:table-cell table:style-name="ce2" office:value-type="string" calcext:value-type="string">
            <text:p>CANTARELL ARGAEZ LUC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20-2</text:p>
          </table:table-cell>
          <table:table-cell table:style-name="ce11" office:value-type="date" office:date-value="2019-03-25" calcext:value-type="date">
            <text:p>25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801000068" calcext:value-type="float">
            <text:p>771801000068</text:p>
          </table:table-cell>
          <table:table-cell table:style-name="ce2" office:value-type="string" calcext:value-type="string">
            <text:p>MIGUEL F CARRILLO 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21-1</text:p>
          </table:table-cell>
          <table:table-cell table:style-name="ce11" office:value-type="date" office:date-value="2019-03-02" calcext:value-type="date">
            <text:p>0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61201362" calcext:value-type="float">
            <text:p>772061201362</text:p>
          </table:table-cell>
          <table:table-cell table:style-name="ce2" office:value-type="string" calcext:value-type="string">
            <text:p>SOSA MARTINEZ REYNA MARI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422-1</text:p>
          </table:table-cell>
          <table:table-cell table:style-name="ce11" office:value-type="date" office:date-value="2019-03-02" calcext:value-type="date">
            <text:p>0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00457196" calcext:value-type="float">
            <text:p>777000457196</text:p>
          </table:table-cell>
          <table:table-cell table:style-name="ce2" office:value-type="string" calcext:value-type="string">
            <text:p>FLORES DOMINGUEZ HUASIN ELISE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423-1</text:p>
          </table:table-cell>
          <table:table-cell table:style-name="ce11" office:value-type="date" office:date-value="2019-03-04" calcext:value-type="date">
            <text:p>0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9070503228" calcext:value-type="float">
            <text:p>779070503228</text:p>
          </table:table-cell>
          <table:table-cell table:style-name="ce2" office:value-type="string" calcext:value-type="string">
            <text:p>GARCIA HERNANDEZ MIGUEL ANGEL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24-1</text:p>
          </table:table-cell>
          <table:table-cell table:style-name="ce11" office:value-type="date" office:date-value="2019-03-04" calcext:value-type="date">
            <text:p>0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40100515" calcext:value-type="float">
            <text:p>772040100515</text:p>
          </table:table-cell>
          <table:table-cell table:style-name="ce2" office:value-type="string" calcext:value-type="string">
            <text:p>PECH UC MIGUEL GASPA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25-1</text:p>
          </table:table-cell>
          <table:table-cell table:style-name="ce11" office:value-type="date" office:date-value="2019-03-04" calcext:value-type="date">
            <text:p>0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40503438" calcext:value-type="float">
            <text:p>773040503438</text:p>
          </table:table-cell>
          <table:table-cell table:style-name="ce2" office:value-type="string" calcext:value-type="string">
            <text:p>SULUB PINZON ANGEL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26-1</text:p>
          </table:table-cell>
          <table:table-cell table:style-name="ce11" office:value-type="date" office:date-value="2019-03-04" calcext:value-type="date">
            <text:p>0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80104365" calcext:value-type="float">
            <text:p>776080104365</text:p>
          </table:table-cell>
          <table:table-cell table:style-name="ce2" office:value-type="string" calcext:value-type="string">
            <text:p>HERNANDEZ LOPEZ JOSE DEL CARM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427-1</text:p>
          </table:table-cell>
          <table:table-cell table:style-name="ce11" office:value-type="date" office:date-value="2019-03-05" calcext:value-type="date">
            <text:p>05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131102328" calcext:value-type="float">
            <text:p>771131102328</text:p>
          </table:table-cell>
          <table:table-cell table:style-name="ce2" office:value-type="string" calcext:value-type="string">
            <text:p>HERRERA REYNA BARBAR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428-1</text:p>
          </table:table-cell>
          <table:table-cell table:style-name="ce11" office:value-type="date" office:date-value="2019-03-06" calcext:value-type="date">
            <text:p>0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40402144" calcext:value-type="float">
            <text:p>772140402144</text:p>
          </table:table-cell>
          <table:table-cell table:style-name="ce2" office:value-type="string" calcext:value-type="string">
            <text:p>GARCIA CAMPOS PASTOR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30-1</text:p>
          </table:table-cell>
          <table:table-cell table:style-name="ce11" office:value-type="date" office:date-value="2019-03-06" calcext:value-type="date">
            <text:p>0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90100482" calcext:value-type="float">
            <text:p>773090100482</text:p>
          </table:table-cell>
          <table:table-cell table:style-name="ce2" office:value-type="string" calcext:value-type="string">
            <text:p>LOPEZ ZOZAYA JORGE ANTON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31-1</text:p>
          </table:table-cell>
          <table:table-cell table:style-name="ce11" office:value-type="date" office:date-value="2019-03-07" calcext:value-type="date">
            <text:p>0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110200382" calcext:value-type="float">
            <text:p>770110200382</text:p>
          </table:table-cell>
          <table:table-cell table:style-name="ce2" office:value-type="string" calcext:value-type="string">
            <text:p>IX BALAM MANUEL ESTEBAN JESU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432-2</text:p>
          </table:table-cell>
          <table:table-cell table:style-name="ce11" office:value-type="date" office:date-value="2019-03-11" calcext:value-type="date">
            <text:p>11/03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70702809" calcext:value-type="float">
            <text:p>776070702809</text:p>
          </table:table-cell>
          <table:table-cell table:style-name="ce2" office:value-type="string" calcext:value-type="string">
            <text:p>MAY HAU JULIA MARIA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1050" calcext:value-type="currency">
            <text:p>$11,050.00</text:p>
          </table:table-cell>
        </table:table-row>
        <table:table-row table:style-name="ro1">
          <table:table-cell table:style-name="ce2" office:value-type="string" calcext:value-type="string">
            <text:p>YU000434-1</text:p>
          </table:table-cell>
          <table:table-cell table:style-name="ce11" office:value-type="date" office:date-value="2019-03-07" calcext:value-type="date">
            <text:p>0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10100586" calcext:value-type="float">
            <text:p>778010100586</text:p>
          </table:table-cell>
          <table:table-cell table:style-name="ce2" office:value-type="string" calcext:value-type="string">
            <text:p>FERNANDO CARRILLO NAVARR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35-2</text:p>
          </table:table-cell>
          <table:table-cell table:style-name="ce11" office:value-type="date" office:date-value="2019-03-11" calcext:value-type="date">
            <text:p>11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71200309" calcext:value-type="float">
            <text:p>778971200309</text:p>
          </table:table-cell>
          <table:table-cell table:style-name="ce2" office:value-type="string" calcext:value-type="string">
            <text:p>SILVERIO MAAS MUKU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36-3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71100231" calcext:value-type="float">
            <text:p>778971100231</text:p>
          </table:table-cell>
          <table:table-cell table:style-name="ce2" office:value-type="string" calcext:value-type="string">
            <text:p>HUMBERTA CHALE CHUC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38-1</text:p>
          </table:table-cell>
          <table:table-cell table:style-name="ce11" office:value-type="date" office:date-value="2019-03-07" calcext:value-type="date">
            <text:p>0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51000117" calcext:value-type="float">
            <text:p>778951000117</text:p>
          </table:table-cell>
          <table:table-cell table:style-name="ce2" office:value-type="string" calcext:value-type="string">
            <text:p>PABLO MUKUL TUYI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39-3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2991000634" calcext:value-type="float">
            <text:p>772991000634</text:p>
          </table:table-cell>
          <table:table-cell table:style-name="ce2" office:value-type="string" calcext:value-type="string">
            <text:p>SILVA NUNEZ GABRIEL ANTONIO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40-4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2970301049" calcext:value-type="float">
            <text:p>772970301049</text:p>
          </table:table-cell>
          <table:table-cell table:style-name="ce2" office:value-type="string" calcext:value-type="string">
            <text:p>FAUSTINO KU CHI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41-1</text:p>
          </table:table-cell>
          <table:table-cell table:style-name="ce11" office:value-type="date" office:date-value="2019-03-08" calcext:value-type="date">
            <text:p>08/03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80602388" calcext:value-type="float">
            <text:p>773980602388</text:p>
          </table:table-cell>
          <table:table-cell table:style-name="ce2" office:value-type="string" calcext:value-type="string">
            <text:p>MARTHA L. VAZQUEZ SALAZAR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1050" calcext:value-type="currency">
            <text:p>$11,050.00</text:p>
          </table:table-cell>
        </table:table-row>
        <table:table-row table:style-name="ro1">
          <table:table-cell table:style-name="ce2" office:value-type="string" calcext:value-type="string">
            <text:p>YU000443-1</text:p>
          </table:table-cell>
          <table:table-cell table:style-name="ce11" office:value-type="date" office:date-value="2019-03-08" calcext:value-type="date">
            <text:p>08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50500094" calcext:value-type="float">
            <text:p>778950500094</text:p>
          </table:table-cell>
          <table:table-cell table:style-name="ce2" office:value-type="string" calcext:value-type="string">
            <text:p>OCTAVIANO AKE CHI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45-1</text:p>
          </table:table-cell>
          <table:table-cell table:style-name="ce11" office:value-type="date" office:date-value="2019-03-08" calcext:value-type="date">
            <text:p>08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50401181" calcext:value-type="float">
            <text:p>771950401181</text:p>
          </table:table-cell>
          <table:table-cell table:style-name="ce2" office:value-type="string" calcext:value-type="string">
            <text:p>LETICIA HERNANDEZ ESTRAD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46-2</text:p>
          </table:table-cell>
          <table:table-cell table:style-name="ce11" office:value-type="date" office:date-value="2019-03-08" calcext:value-type="date">
            <text:p>08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70702419" calcext:value-type="float">
            <text:p>773070702419</text:p>
          </table:table-cell>
          <table:table-cell table:style-name="ce2" office:value-type="string" calcext:value-type="string">
            <text:p>VAZQUEZ LOPEZ VANESS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47-1</text:p>
          </table:table-cell>
          <table:table-cell table:style-name="ce11" office:value-type="date" office:date-value="2019-03-09" calcext:value-type="date">
            <text:p>09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920100092" calcext:value-type="float">
            <text:p>775920100092</text:p>
          </table:table-cell>
          <table:table-cell table:style-name="ce2" office:value-type="string" calcext:value-type="string">
            <text:p>WILMA A MEDINA GUTIERR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448-2</text:p>
          </table:table-cell>
          <table:table-cell table:style-name="ce11" office:value-type="date" office:date-value="2019-03-12" calcext:value-type="date">
            <text:p>1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20705112" calcext:value-type="float">
            <text:p>773120705112</text:p>
          </table:table-cell>
          <table:table-cell table:style-name="ce2" office:value-type="string" calcext:value-type="string">
            <text:p>PUERTO BALAN TERESA DE JESU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49-2</text:p>
          </table:table-cell>
          <table:table-cell table:style-name="ce11" office:value-type="date" office:date-value="2019-03-11" calcext:value-type="date">
            <text:p>11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80801620" calcext:value-type="float">
            <text:p>774980801620</text:p>
          </table:table-cell>
          <table:table-cell table:style-name="ce2" office:value-type="string" calcext:value-type="string">
            <text:p>QUINIONES GALERA JUANA ELIZABE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50-3</text:p>
          </table:table-cell>
          <table:table-cell table:style-name="ce11" office:value-type="date" office:date-value="2019-06-26" calcext:value-type="date">
            <text:p>2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40100752" calcext:value-type="float">
            <text:p>772040100752</text:p>
          </table:table-cell>
          <table:table-cell table:style-name="ce2" office:value-type="string" calcext:value-type="string">
            <text:p>NIETO CRUZ ALEXANDE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51-1</text:p>
          </table:table-cell>
          <table:table-cell table:style-name="ce11" office:value-type="date" office:date-value="2019-03-09" calcext:value-type="date">
            <text:p>09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800204227" calcext:value-type="float">
            <text:p>772800204227</text:p>
          </table:table-cell>
          <table:table-cell table:style-name="ce2" office:value-type="string" calcext:value-type="string">
            <text:p>MENDICUTI TOVAR MARTH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452-1</text:p>
          </table:table-cell>
          <table:table-cell table:style-name="ce11" office:value-type="date" office:date-value="2019-03-09" calcext:value-type="date">
            <text:p>09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060100934" calcext:value-type="float">
            <text:p>770060100934</text:p>
          </table:table-cell>
          <table:table-cell table:style-name="ce2" office:value-type="string" calcext:value-type="string">
            <text:p>MARTINEZ VALDEZ JESUS ARMAND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453-1</text:p>
          </table:table-cell>
          <table:table-cell table:style-name="ce11" office:value-type="date" office:date-value="2019-03-12" calcext:value-type="date">
            <text:p>1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80805046" calcext:value-type="float">
            <text:p>773080805046</text:p>
          </table:table-cell>
          <table:table-cell table:style-name="ce2" office:value-type="string" calcext:value-type="string">
            <text:p>UICAB QUIJANO JUAN CARLO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54-1</text:p>
          </table:table-cell>
          <table:table-cell table:style-name="ce11" office:value-type="date" office:date-value="2019-03-12" calcext:value-type="date">
            <text:p>1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50502131" calcext:value-type="float">
            <text:p>777150502131</text:p>
          </table:table-cell>
          <table:table-cell table:style-name="ce2" office:value-type="string" calcext:value-type="string">
            <text:p>HUCHIM UICAB LIGIA GRICELD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55-1</text:p>
          </table:table-cell>
          <table:table-cell table:style-name="ce11" office:value-type="date" office:date-value="2019-03-12" calcext:value-type="date">
            <text:p>1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20601206" calcext:value-type="float">
            <text:p>774920601206</text:p>
          </table:table-cell>
          <table:table-cell table:style-name="ce2" office:value-type="string" calcext:value-type="string">
            <text:p>MANUEL A UC CHI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56-2</text:p>
          </table:table-cell>
          <table:table-cell table:style-name="ce11" office:value-type="date" office:date-value="2019-03-18" calcext:value-type="date">
            <text:p>18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80509196" calcext:value-type="float">
            <text:p>773080509196</text:p>
          </table:table-cell>
          <table:table-cell table:style-name="ce2" office:value-type="string" calcext:value-type="string">
            <text:p>XICUN DZUL GABRIELA YAZMI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57-1</text:p>
          </table:table-cell>
          <table:table-cell table:style-name="ce11" office:value-type="date" office:date-value="2019-03-12" calcext:value-type="date">
            <text:p>1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001255703" calcext:value-type="float">
            <text:p>770001255703</text:p>
          </table:table-cell>
          <table:table-cell table:style-name="ce2" office:value-type="string" calcext:value-type="string">
            <text:p>DAVID UICAB CANU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59-1</text:p>
          </table:table-cell>
          <table:table-cell table:style-name="ce11" office:value-type="date" office:date-value="2019-03-12" calcext:value-type="date">
            <text:p>1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50102787" calcext:value-type="float">
            <text:p>777150102787</text:p>
          </table:table-cell>
          <table:table-cell table:style-name="ce2" office:value-type="string" calcext:value-type="string">
            <text:p>MOLINA VILLANUEVA GABRIEL AUGU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464-1</text:p>
          </table:table-cell>
          <table:table-cell table:style-name="ce11" office:value-type="date" office:date-value="2019-03-14" calcext:value-type="date">
            <text:p>1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20600622" calcext:value-type="float">
            <text:p>778120600622</text:p>
          </table:table-cell>
          <table:table-cell table:style-name="ce2" office:value-type="string" calcext:value-type="string">
            <text:p>CAUICH CIME ABRAH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65-1</text:p>
          </table:table-cell>
          <table:table-cell table:style-name="ce11" office:value-type="date" office:date-value="2019-03-14" calcext:value-type="date">
            <text:p>1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10600446" calcext:value-type="float">
            <text:p>778110600446</text:p>
          </table:table-cell>
          <table:table-cell table:style-name="ce2" office:value-type="string" calcext:value-type="string">
            <text:p>NAH MONFORTE WILIAN JESU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67-1</text:p>
          </table:table-cell>
          <table:table-cell table:style-name="ce11" office:value-type="date" office:date-value="2019-03-14" calcext:value-type="date">
            <text:p>1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60101192" calcext:value-type="float">
            <text:p>774960101192</text:p>
          </table:table-cell>
          <table:table-cell table:style-name="ce2" office:value-type="string" calcext:value-type="string">
            <text:p>ROBERT KU UC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468-1</text:p>
          </table:table-cell>
          <table:table-cell table:style-name="ce11" office:value-type="date" office:date-value="2019-03-14" calcext:value-type="date">
            <text:p>1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30300174" calcext:value-type="float">
            <text:p>778030300174</text:p>
          </table:table-cell>
          <table:table-cell table:style-name="ce2" office:value-type="string" calcext:value-type="string">
            <text:p>PEREZ CUITUN FELIPE DE JESU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69-1</text:p>
          </table:table-cell>
          <table:table-cell table:style-name="ce11" office:value-type="date" office:date-value="2019-03-14" calcext:value-type="date">
            <text:p>1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31100233" calcext:value-type="float">
            <text:p>778031100233</text:p>
          </table:table-cell>
          <table:table-cell table:style-name="ce2" office:value-type="string" calcext:value-type="string">
            <text:p>JUAN DE LA CRUZ HOIL MUKU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72-1</text:p>
          </table:table-cell>
          <table:table-cell table:style-name="ce11" office:value-type="date" office:date-value="2019-03-14" calcext:value-type="date">
            <text:p>1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51100091" calcext:value-type="float">
            <text:p>778151100091</text:p>
          </table:table-cell>
          <table:table-cell table:style-name="ce2" office:value-type="string" calcext:value-type="string">
            <text:p>MUKUL CHAN PAUL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75-1</text:p>
          </table:table-cell>
          <table:table-cell table:style-name="ce11" office:value-type="date" office:date-value="2019-03-14" calcext:value-type="date">
            <text:p>1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01257814" calcext:value-type="float">
            <text:p>772001257814</text:p>
          </table:table-cell>
          <table:table-cell table:style-name="ce2" office:value-type="string" calcext:value-type="string">
            <text:p>DARVELIA SUAREZ LANDER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476-1</text:p>
          </table:table-cell>
          <table:table-cell table:style-name="ce11" office:value-type="date" office:date-value="2019-03-14" calcext:value-type="date">
            <text:p>14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000358840" calcext:value-type="float">
            <text:p>771000358840</text:p>
          </table:table-cell>
          <table:table-cell table:style-name="ce2" office:value-type="string" calcext:value-type="string">
            <text:p>DOMINGUEZ BOJORGUEZ SANTIAG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477-1</text:p>
          </table:table-cell>
          <table:table-cell table:style-name="ce11" office:value-type="date" office:date-value="2019-03-16" calcext:value-type="date">
            <text:p>1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90304117" calcext:value-type="float">
            <text:p>776090304117</text:p>
          </table:table-cell>
          <table:table-cell table:style-name="ce2" office:value-type="string" calcext:value-type="string">
            <text:p>VERSALUCES CASTILLO LEONISI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478-2</text:p>
          </table:table-cell>
          <table:table-cell table:style-name="ce11" office:value-type="date" office:date-value="2019-03-22" calcext:value-type="date">
            <text:p>2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51000671" calcext:value-type="float">
            <text:p>777051000671</text:p>
          </table:table-cell>
          <table:table-cell table:style-name="ce2" office:value-type="string" calcext:value-type="string">
            <text:p>SANTIAGO COUOH VICTOR MANU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479-1</text:p>
          </table:table-cell>
          <table:table-cell table:style-name="ce11" office:value-type="date" office:date-value="2019-03-16" calcext:value-type="date">
            <text:p>1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61001947" calcext:value-type="float">
            <text:p>773061001947</text:p>
          </table:table-cell>
          <table:table-cell table:style-name="ce2" office:value-type="string" calcext:value-type="string">
            <text:p>ESPINOSA GAMBOA SANDRA LUZ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480-1</text:p>
          </table:table-cell>
          <table:table-cell table:style-name="ce11" office:value-type="date" office:date-value="2019-03-16" calcext:value-type="date">
            <text:p>1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31200591" calcext:value-type="float">
            <text:p>772031200591</text:p>
          </table:table-cell>
          <table:table-cell table:style-name="ce2" office:value-type="string" calcext:value-type="string">
            <text:p>CHALE ROSADO FELIPE DE JESU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81-1</text:p>
          </table:table-cell>
          <table:table-cell table:style-name="ce11" office:value-type="date" office:date-value="2019-03-16" calcext:value-type="date">
            <text:p>1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070301482" calcext:value-type="float">
            <text:p>770070301482</text:p>
          </table:table-cell>
          <table:table-cell table:style-name="ce2" office:value-type="string" calcext:value-type="string">
            <text:p>ARGUELLEZ GOMEZ OSCAR JAVIE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482-1</text:p>
          </table:table-cell>
          <table:table-cell table:style-name="ce11" office:value-type="date" office:date-value="2019-03-16" calcext:value-type="date">
            <text:p>1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91103863" calcext:value-type="float">
            <text:p>773991103863</text:p>
          </table:table-cell>
          <table:table-cell table:style-name="ce2" office:value-type="string" calcext:value-type="string">
            <text:p>PAT EUAN CARLOS JAVIE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84-1</text:p>
          </table:table-cell>
          <table:table-cell table:style-name="ce11" office:value-type="date" office:date-value="2019-03-16" calcext:value-type="date">
            <text:p>1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70601383" calcext:value-type="float">
            <text:p>773970601383</text:p>
          </table:table-cell>
          <table:table-cell table:style-name="ce2" office:value-type="string" calcext:value-type="string">
            <text:p>ERNESTO PEREZ CABRER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87-1</text:p>
          </table:table-cell>
          <table:table-cell table:style-name="ce11" office:value-type="date" office:date-value="2019-03-17" calcext:value-type="date">
            <text:p>1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10901423" calcext:value-type="float">
            <text:p>777110901423</text:p>
          </table:table-cell>
          <table:table-cell table:style-name="ce2" office:value-type="string" calcext:value-type="string">
            <text:p>UITZIL POOT CESAR ACERET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488-1</text:p>
          </table:table-cell>
          <table:table-cell table:style-name="ce11" office:value-type="date" office:date-value="2019-03-21" calcext:value-type="date">
            <text:p>21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41202075" calcext:value-type="float">
            <text:p>773041202075</text:p>
          </table:table-cell>
          <table:table-cell table:style-name="ce2" office:value-type="string" calcext:value-type="string">
            <text:p>ALVARADO TEH SANTOS MELES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489-2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40800383" calcext:value-type="float">
            <text:p>773140800383</text:p>
          </table:table-cell>
          <table:table-cell table:style-name="ce2" office:value-type="string" calcext:value-type="string">
            <text:p>RAMIREZ CANCHE JORGE PABLO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6700" calcext:value-type="float">
            <text:p>6700</text:p>
          </table:table-cell>
        </table:table-row>
        <table:table-row table:style-name="ro1">
          <table:table-cell table:style-name="ce2" office:value-type="string" calcext:value-type="string">
            <text:p>YU000490-2</text:p>
          </table:table-cell>
          <table:table-cell table:style-name="ce11" office:value-type="date" office:date-value="2019-04-07" calcext:value-type="date">
            <text:p>07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40505216" calcext:value-type="float">
            <text:p>774040505216</text:p>
          </table:table-cell>
          <table:table-cell table:style-name="ce2" office:value-type="string" calcext:value-type="string">
            <text:p>RODRIGUEZ RAMIREZ ROGER RENAN</text:p>
          </table:table-cell>
          <table:table-cell table:style-name="ce2" office:value-type="string" calcext:value-type="string">
            <text:p>DRS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491-2</text:p>
          </table:table-cell>
          <table:table-cell table:style-name="ce11" office:value-type="date" office:date-value="2019-03-21" calcext:value-type="date">
            <text:p>21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81006120" calcext:value-type="float">
            <text:p>776081006120</text:p>
          </table:table-cell>
          <table:table-cell table:style-name="ce2" office:value-type="string" calcext:value-type="string">
            <text:p>CUPUL CUPUL JACOB</text:p>
          </table:table-cell>
          <table:table-cell table:style-name="ce2" office:value-type="string" calcext:value-type="string">
            <text:p>DRS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492-1</text:p>
          </table:table-cell>
          <table:table-cell table:style-name="ce11" office:value-type="date" office:date-value="2019-03-21" calcext:value-type="date">
            <text:p>21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110706720" calcext:value-type="float">
            <text:p>771110706720</text:p>
          </table:table-cell>
          <table:table-cell table:style-name="ce2" office:value-type="string" calcext:value-type="string">
            <text:p>CETZ Y MAY RICARDO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93-2</text:p>
          </table:table-cell>
          <table:table-cell table:style-name="ce11" office:value-type="date" office:date-value="2019-05-16" calcext:value-type="date">
            <text:p>16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40100254" calcext:value-type="float">
            <text:p>778040100254</text:p>
          </table:table-cell>
          <table:table-cell table:style-name="ce2" office:value-type="string" calcext:value-type="string">
            <text:p>CARLOS MANUEL CANUL MAY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95-1</text:p>
          </table:table-cell>
          <table:table-cell table:style-name="ce11" office:value-type="date" office:date-value="2019-03-22" calcext:value-type="date">
            <text:p>2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50400192" calcext:value-type="float">
            <text:p>777150400192</text:p>
          </table:table-cell>
          <table:table-cell table:style-name="ce2" office:value-type="string" calcext:value-type="string">
            <text:p>CANUL SALAZAR MARIA MANUELA D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97-1</text:p>
          </table:table-cell>
          <table:table-cell table:style-name="ce11" office:value-type="date" office:date-value="2019-03-22" calcext:value-type="date">
            <text:p>2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850400157" calcext:value-type="float">
            <text:p>778850400157</text:p>
          </table:table-cell>
          <table:table-cell table:style-name="ce2" office:value-type="string" calcext:value-type="string">
            <text:p>CHAN FLORES LEONAR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98-2</text:p>
          </table:table-cell>
          <table:table-cell table:style-name="ce11" office:value-type="date" office:date-value="2019-05-03" calcext:value-type="date">
            <text:p>0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80100708" calcext:value-type="float">
            <text:p>778980100708</text:p>
          </table:table-cell>
          <table:table-cell table:style-name="ce2" office:value-type="string" calcext:value-type="string">
            <text:p>MIGUEL ANGEL CAAMAL LOEZ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499-1</text:p>
          </table:table-cell>
          <table:table-cell table:style-name="ce11" office:value-type="date" office:date-value="2019-03-22" calcext:value-type="date">
            <text:p>2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00155925" calcext:value-type="float">
            <text:p>773000155925</text:p>
          </table:table-cell>
          <table:table-cell table:style-name="ce2" office:value-type="string" calcext:value-type="string">
            <text:p>CARMELO CANUL CAUICH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00-1</text:p>
          </table:table-cell>
          <table:table-cell table:style-name="ce11" office:value-type="date" office:date-value="2019-03-22" calcext:value-type="date">
            <text:p>22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00956334" calcext:value-type="float">
            <text:p>778000956334</text:p>
          </table:table-cell>
          <table:table-cell table:style-name="ce2" office:value-type="string" calcext:value-type="string">
            <text:p>EDILBERTO CHI GONZAL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01-2</text:p>
          </table:table-cell>
          <table:table-cell table:style-name="ce11" office:value-type="date" office:date-value="2019-03-25" calcext:value-type="date">
            <text:p>25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1202808" calcext:value-type="float">
            <text:p>774941202808</text:p>
          </table:table-cell>
          <table:table-cell table:style-name="ce2" office:value-type="string" calcext:value-type="string">
            <text:p>FRANCISCA SONDA MAY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360.01" calcext:value-type="float">
            <text:p>9360.01</text:p>
          </table:table-cell>
        </table:table-row>
        <table:table-row table:style-name="ro1">
          <table:table-cell table:style-name="ce2" office:value-type="string" calcext:value-type="string">
            <text:p>YU000502-1</text:p>
          </table:table-cell>
          <table:table-cell table:style-name="ce11" office:value-type="date" office:date-value="2019-03-23" calcext:value-type="date">
            <text:p>23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81200763" calcext:value-type="float">
            <text:p>777081200763</text:p>
          </table:table-cell>
          <table:table-cell table:style-name="ce2" office:value-type="string" calcext:value-type="string">
            <text:p>MEDINA SANTILLANES RITA MAR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03-1</text:p>
          </table:table-cell>
          <table:table-cell table:style-name="ce11" office:value-type="date" office:date-value="2019-03-23" calcext:value-type="date">
            <text:p>23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50900527" calcext:value-type="float">
            <text:p>777150900527</text:p>
          </table:table-cell>
          <table:table-cell table:style-name="ce2" office:value-type="string" calcext:value-type="string">
            <text:p>CELIS NARVAEZ JOSE ABELAR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04-1</text:p>
          </table:table-cell>
          <table:table-cell table:style-name="ce11" office:value-type="date" office:date-value="2019-03-23" calcext:value-type="date">
            <text:p>23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00902391" calcext:value-type="float">
            <text:p>777100902391</text:p>
          </table:table-cell>
          <table:table-cell table:style-name="ce2" office:value-type="string" calcext:value-type="string">
            <text:p>KU MAY MARIA SUCI ELEN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05-1</text:p>
          </table:table-cell>
          <table:table-cell table:style-name="ce11" office:value-type="date" office:date-value="2019-03-23" calcext:value-type="date">
            <text:p>23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80801313" calcext:value-type="float">
            <text:p>777080801313</text:p>
          </table:table-cell>
          <table:table-cell table:style-name="ce2" office:value-type="string" calcext:value-type="string">
            <text:p>AKE PECH FERMIN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06-1</text:p>
          </table:table-cell>
          <table:table-cell table:style-name="ce11" office:value-type="date" office:date-value="2019-03-25" calcext:value-type="date">
            <text:p>25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950100162" calcext:value-type="float">
            <text:p>777950100162</text:p>
          </table:table-cell>
          <table:table-cell table:style-name="ce2" office:value-type="string" calcext:value-type="string">
            <text:p>ERIC CHI CH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07-1</text:p>
          </table:table-cell>
          <table:table-cell table:style-name="ce11" office:value-type="date" office:date-value="2019-03-25" calcext:value-type="date">
            <text:p>25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770400028" calcext:value-type="float">
            <text:p>777770400028</text:p>
          </table:table-cell>
          <table:table-cell table:style-name="ce2" office:value-type="string" calcext:value-type="string">
            <text:p>MARIA PETRONA NARVAEZ CELI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08-2</text:p>
          </table:table-cell>
          <table:table-cell table:style-name="ce11" office:value-type="date" office:date-value="2019-03-26" calcext:value-type="date">
            <text:p>2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760900049" calcext:value-type="float">
            <text:p>777760900049</text:p>
          </table:table-cell>
          <table:table-cell table:style-name="ce2" office:value-type="string" calcext:value-type="string">
            <text:p>PEDRO RAMOS BACAB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10-1</text:p>
          </table:table-cell>
          <table:table-cell table:style-name="ce11" office:value-type="date" office:date-value="2019-03-25" calcext:value-type="date">
            <text:p>25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50202564" calcext:value-type="float">
            <text:p>774050202564</text:p>
          </table:table-cell>
          <table:table-cell table:style-name="ce2" office:value-type="string" calcext:value-type="string">
            <text:p>VERA FLORES NAMA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511-1</text:p>
          </table:table-cell>
          <table:table-cell table:style-name="ce11" office:value-type="date" office:date-value="2019-03-26" calcext:value-type="date">
            <text:p>2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51104292" calcext:value-type="float">
            <text:p>773051104292</text:p>
          </table:table-cell>
          <table:table-cell table:style-name="ce2" office:value-type="string" calcext:value-type="string">
            <text:p>SARRACINO HERNANDEZ MARIA DELC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512-1</text:p>
          </table:table-cell>
          <table:table-cell table:style-name="ce11" office:value-type="date" office:date-value="2019-03-26" calcext:value-type="date">
            <text:p>2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90206388" calcext:value-type="float">
            <text:p>773090206388</text:p>
          </table:table-cell>
          <table:table-cell table:style-name="ce2" office:value-type="string" calcext:value-type="string">
            <text:p>POOL KU MARIA EULOG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13-3</text:p>
          </table:table-cell>
          <table:table-cell table:style-name="ce11" office:value-type="date" office:date-value="2019-07-04" calcext:value-type="date">
            <text:p>04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880701199" calcext:value-type="float">
            <text:p>774880701199</text:p>
          </table:table-cell>
          <table:table-cell table:style-name="ce2" office:value-type="string" calcext:value-type="string">
            <text:p>NAJERA TZEK LUIS ALBERT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14-3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8020100584" calcext:value-type="float">
            <text:p>778020100584</text:p>
          </table:table-cell>
          <table:table-cell table:style-name="ce2" office:value-type="string" calcext:value-type="string">
            <text:p>JUSTO VIDAL AKE NAAL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16-3</text:p>
          </table:table-cell>
          <table:table-cell table:style-name="ce11" office:value-type="date" office:date-value="2019-07-26" calcext:value-type="date">
            <text:p>2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float" office:value="778081100129" calcext:value-type="float">
            <text:p>778081100129</text:p>
          </table:table-cell>
          <table:table-cell table:style-name="ce2" office:value-type="string" calcext:value-type="string">
            <text:p>COUOH CHIM CARLOS HERLINDO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18-1</text:p>
          </table:table-cell>
          <table:table-cell table:style-name="ce11" office:value-type="date" office:date-value="2019-03-26" calcext:value-type="date">
            <text:p>2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91201041" calcext:value-type="float">
            <text:p>777091201041</text:p>
          </table:table-cell>
          <table:table-cell table:style-name="ce2" office:value-type="string" calcext:value-type="string">
            <text:p>NARVAEZ OROZCO MARCOS IRINE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21-1</text:p>
          </table:table-cell>
          <table:table-cell table:style-name="ce11" office:value-type="date" office:date-value="2019-03-26" calcext:value-type="date">
            <text:p>2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80201090" calcext:value-type="float">
            <text:p>777080201090</text:p>
          </table:table-cell>
          <table:table-cell table:style-name="ce2" office:value-type="string" calcext:value-type="string">
            <text:p>RIVERO CAHUM WILMA BEATRIZ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9800" calcext:value-type="float">
            <text:p>9800</text:p>
          </table:table-cell>
        </table:table-row>
        <table:table-row table:style-name="ro1">
          <table:table-cell table:style-name="ce2" office:value-type="string" calcext:value-type="string">
            <text:p>YU000522-1</text:p>
          </table:table-cell>
          <table:table-cell table:style-name="ce11" office:value-type="date" office:date-value="2019-03-26" calcext:value-type="date">
            <text:p>2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70500854" calcext:value-type="float">
            <text:p>777070500854</text:p>
          </table:table-cell>
          <table:table-cell table:style-name="ce2" office:value-type="string" calcext:value-type="string">
            <text:p>PAT SULUB JOSE MANUEL BERNARDI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523-1</text:p>
          </table:table-cell>
          <table:table-cell table:style-name="ce11" office:value-type="date" office:date-value="2019-03-26" calcext:value-type="date">
            <text:p>26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990400622" calcext:value-type="float">
            <text:p>777990400622</text:p>
          </table:table-cell>
          <table:table-cell table:style-name="ce2" office:value-type="string" calcext:value-type="string">
            <text:p>MARTHA VARGUEZ MANZANER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524-1</text:p>
          </table:table-cell>
          <table:table-cell table:style-name="ce11" office:value-type="date" office:date-value="2019-03-27" calcext:value-type="date">
            <text:p>2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20403685" calcext:value-type="float">
            <text:p>777120403685</text:p>
          </table:table-cell>
          <table:table-cell table:style-name="ce2" office:value-type="string" calcext:value-type="string">
            <text:p>MILDRED MARGARITA QUETZAL SARM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525-1</text:p>
          </table:table-cell>
          <table:table-cell table:style-name="ce11" office:value-type="date" office:date-value="2019-03-27" calcext:value-type="date">
            <text:p>2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50501274" calcext:value-type="float">
            <text:p>777150501274</text:p>
          </table:table-cell>
          <table:table-cell table:style-name="ce2" office:value-type="string" calcext:value-type="string">
            <text:p>COBA MORALES SOFIA VALENTIN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526-1</text:p>
          </table:table-cell>
          <table:table-cell table:style-name="ce11" office:value-type="date" office:date-value="2019-03-27" calcext:value-type="date">
            <text:p>2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940400699" calcext:value-type="float">
            <text:p>777940400699</text:p>
          </table:table-cell>
          <table:table-cell table:style-name="ce2" office:value-type="string" calcext:value-type="string">
            <text:p>MANUEL A VALDEZ POLANCO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27-2</text:p>
          </table:table-cell>
          <table:table-cell table:style-name="ce11" office:value-type="date" office:date-value="2019-03-27" calcext:value-type="date">
            <text:p>2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80602161" calcext:value-type="float">
            <text:p>773080602161</text:p>
          </table:table-cell>
          <table:table-cell table:style-name="ce2" office:value-type="string" calcext:value-type="string">
            <text:p>KIM GONZALEZ EYRA NOEMI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528-1</text:p>
          </table:table-cell>
          <table:table-cell table:style-name="ce11" office:value-type="date" office:date-value="2019-03-27" calcext:value-type="date">
            <text:p>2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10700534" calcext:value-type="float">
            <text:p>774110700534</text:p>
          </table:table-cell>
          <table:table-cell table:style-name="ce2" office:value-type="string" calcext:value-type="string">
            <text:p>HERNANDEZ CORTES ELVIRA RICARD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29-1</text:p>
          </table:table-cell>
          <table:table-cell table:style-name="ce11" office:value-type="date" office:date-value="2019-03-27" calcext:value-type="date">
            <text:p>27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50702369" calcext:value-type="float">
            <text:p>777150702369</text:p>
          </table:table-cell>
          <table:table-cell table:style-name="ce2" office:value-type="string" calcext:value-type="string">
            <text:p>CHAN CHAN JOSE ALFRE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31-3</text:p>
          </table:table-cell>
          <table:table-cell table:style-name="ce11" office:value-type="date" office:date-value="2019-07-03" calcext:value-type="date">
            <text:p>0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80900351" calcext:value-type="float">
            <text:p>778080900351</text:p>
          </table:table-cell>
          <table:table-cell table:style-name="ce2" office:value-type="string" calcext:value-type="string">
            <text:p>CANUL CANCHE CARLOS ALONSO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32-3</text:p>
          </table:table-cell>
          <table:table-cell table:style-name="ce11" office:value-type="date" office:date-value="2019-06-18" calcext:value-type="date">
            <text:p>1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8121100712" calcext:value-type="float">
            <text:p>778121100712</text:p>
          </table:table-cell>
          <table:table-cell table:style-name="ce2" office:value-type="string" calcext:value-type="string">
            <text:p>UCAN XOOL FERNANDO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35-3</text:p>
          </table:table-cell>
          <table:table-cell table:style-name="ce11" office:value-type="date" office:date-value="2019-07-19" calcext:value-type="date">
            <text:p>1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8890300198" calcext:value-type="float">
            <text:p>778890300198</text:p>
          </table:table-cell>
          <table:table-cell table:style-name="ce2" office:value-type="string" calcext:value-type="string">
            <text:p>PAULA VENTURA RAVELL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36-3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8011100407" calcext:value-type="float">
            <text:p>778011100407</text:p>
          </table:table-cell>
          <table:table-cell table:style-name="ce2" office:value-type="string" calcext:value-type="string">
            <text:p>RAYMUNDO MAY CHAN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38-3</text:p>
          </table:table-cell>
          <table:table-cell table:style-name="ce11" office:value-type="date" office:date-value="2019-06-18" calcext:value-type="date">
            <text:p>1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float" office:value="778880400259" calcext:value-type="float">
            <text:p>778880400259</text:p>
          </table:table-cell>
          <table:table-cell table:style-name="ce2" office:value-type="string" calcext:value-type="string">
            <text:p>ACOSTA MAY ROQUE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40-3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40600023" calcext:value-type="float">
            <text:p>778940600023</text:p>
          </table:table-cell>
          <table:table-cell table:style-name="ce2" office:value-type="string" calcext:value-type="string">
            <text:p>MAY CHAN DIEGO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41-3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8790800088" calcext:value-type="float">
            <text:p>778790800088</text:p>
          </table:table-cell>
          <table:table-cell table:style-name="ce2" office:value-type="string" calcext:value-type="string">
            <text:p>ROBERTO CANCHE CHAN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42-2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10501078" calcext:value-type="float">
            <text:p>774110501078</text:p>
          </table:table-cell>
          <table:table-cell table:style-name="ce2" office:value-type="string" calcext:value-type="string">
            <text:p>MENA VARGUEZ MARIA DEL C.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44-1</text:p>
          </table:table-cell>
          <table:table-cell table:style-name="ce11" office:value-type="date" office:date-value="2019-03-28" calcext:value-type="date">
            <text:p>28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10900745" calcext:value-type="float">
            <text:p>771910900745</text:p>
          </table:table-cell>
          <table:table-cell table:style-name="ce2" office:value-type="string" calcext:value-type="string">
            <text:p>WILBERTH ROMERO B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45-3</text:p>
          </table:table-cell>
          <table:table-cell table:style-name="ce11" office:value-type="date" office:date-value="2019-05-20" calcext:value-type="date">
            <text:p>20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80805726" calcext:value-type="float">
            <text:p>773980805726</text:p>
          </table:table-cell>
          <table:table-cell table:style-name="ce2" office:value-type="string" calcext:value-type="string">
            <text:p>GERMAN DZUL CARDENA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546-2</text:p>
          </table:table-cell>
          <table:table-cell table:style-name="ce11" office:value-type="date" office:date-value="2019-05-20" calcext:value-type="date">
            <text:p>20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90101367" calcext:value-type="float">
            <text:p>774990101367</text:p>
          </table:table-cell>
          <table:table-cell table:style-name="ce2" office:value-type="string" calcext:value-type="string">
            <text:p>ANDRES NOTARIO GUZM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50-1</text:p>
          </table:table-cell>
          <table:table-cell table:style-name="ce11" office:value-type="date" office:date-value="2019-03-29" calcext:value-type="date">
            <text:p>29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70502428" calcext:value-type="float">
            <text:p>773070502428</text:p>
          </table:table-cell>
          <table:table-cell table:style-name="ce2" office:value-type="string" calcext:value-type="string">
            <text:p>CANUL GALAN ROSALV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551-2</text:p>
          </table:table-cell>
          <table:table-cell table:style-name="ce11" office:value-type="date" office:date-value="2019-05-16" calcext:value-type="date">
            <text:p>16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30102449" calcext:value-type="float">
            <text:p>773930102449</text:p>
          </table:table-cell>
          <table:table-cell table:style-name="ce2" office:value-type="string" calcext:value-type="string">
            <text:p>GONALEZ NARVAEZ HECTOR ANTON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552-1</text:p>
          </table:table-cell>
          <table:table-cell table:style-name="ce11" office:value-type="date" office:date-value="2019-03-29" calcext:value-type="date">
            <text:p>29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90900677" calcext:value-type="float">
            <text:p>778090900677</text:p>
          </table:table-cell>
          <table:table-cell table:style-name="ce2" office:value-type="string" calcext:value-type="string">
            <text:p>POOL UICAB JUL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53-1</text:p>
          </table:table-cell>
          <table:table-cell table:style-name="ce11" office:value-type="date" office:date-value="2019-03-29" calcext:value-type="date">
            <text:p>29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70600221" calcext:value-type="float">
            <text:p>774070600221</text:p>
          </table:table-cell>
          <table:table-cell table:style-name="ce2" office:value-type="string" calcext:value-type="string">
            <text:p>INA ISABEL M GAMBOA BOLI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554-1</text:p>
          </table:table-cell>
          <table:table-cell table:style-name="ce11" office:value-type="date" office:date-value="2019-03-29" calcext:value-type="date">
            <text:p>29/03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20201350" calcext:value-type="float">
            <text:p>777020201350</text:p>
          </table:table-cell>
          <table:table-cell table:style-name="ce2" office:value-type="string" calcext:value-type="string">
            <text:p>DZUL QUINTAL JOSE LUI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55-3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890800652" calcext:value-type="float">
            <text:p>773890800652</text:p>
          </table:table-cell>
          <table:table-cell table:style-name="ce2" office:value-type="string" calcext:value-type="string">
            <text:p>DE LA ROSA CARRILLO ALEJANDRO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2390" calcext:value-type="currency">
            <text:p>$12,390.00</text:p>
          </table:table-cell>
        </table:table-row>
        <table:table-row table:style-name="ro1">
          <table:table-cell table:style-name="ce2" office:value-type="string" calcext:value-type="string">
            <text:p>YU000558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70900334" calcext:value-type="float">
            <text:p>773070900334</text:p>
          </table:table-cell>
          <table:table-cell table:style-name="ce2" office:value-type="string" calcext:value-type="string">
            <text:p>CARBALLO GONZALEZ DEISY MARI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559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90304214" calcext:value-type="float">
            <text:p>776090304214</text:p>
          </table:table-cell>
          <table:table-cell table:style-name="ce2" office:value-type="string" calcext:value-type="string">
            <text:p>DAMIAN LANDERO LUIS ANTON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60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771000145" calcext:value-type="float">
            <text:p>772771000145</text:p>
          </table:table-cell>
          <table:table-cell table:style-name="ce2" office:value-type="string" calcext:value-type="string">
            <text:p>ALONZO MARTIN ESTEBAN ENRIQUE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61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0500920" calcext:value-type="float">
            <text:p>777140500920</text:p>
          </table:table-cell>
          <table:table-cell table:style-name="ce2" office:value-type="string" calcext:value-type="string">
            <text:p>CHAN CHAN MARIA DEL SOCOR DE J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562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40700561" calcext:value-type="float">
            <text:p>778040700561</text:p>
          </table:table-cell>
          <table:table-cell table:style-name="ce2" office:value-type="string" calcext:value-type="string">
            <text:p>PAULA DEL R MOLINA MEDIN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63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1159874" calcext:value-type="float">
            <text:p>774001159874</text:p>
          </table:table-cell>
          <table:table-cell table:style-name="ce2" office:value-type="string" calcext:value-type="string">
            <text:p>ACOSTA REYES MARIA LUIS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564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01200974" calcext:value-type="float">
            <text:p>778101200974</text:p>
          </table:table-cell>
          <table:table-cell table:style-name="ce2" office:value-type="string" calcext:value-type="string">
            <text:p>CAL VAZQUEZ JAVIER ROLAN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65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91200869" calcext:value-type="float">
            <text:p>777091200869</text:p>
          </table:table-cell>
          <table:table-cell table:style-name="ce2" office:value-type="string" calcext:value-type="string">
            <text:p>MARTIN TUKUCH GENRY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68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60400209" calcext:value-type="float">
            <text:p>778960400209</text:p>
          </table:table-cell>
          <table:table-cell table:style-name="ce2" office:value-type="string" calcext:value-type="string">
            <text:p>CESAR PRIMITIVO CAAMAL T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69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90802063" calcext:value-type="float">
            <text:p>778090802063</text:p>
          </table:table-cell>
          <table:table-cell table:style-name="ce2" office:value-type="string" calcext:value-type="string">
            <text:p>HOIL MATUS JOSE MERCEDE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70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40301741" calcext:value-type="float">
            <text:p>777040301741</text:p>
          </table:table-cell>
          <table:table-cell table:style-name="ce2" office:value-type="string" calcext:value-type="string">
            <text:p>LOPEZ MARTIN JORG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571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50802194" calcext:value-type="float">
            <text:p>772050802194</text:p>
          </table:table-cell>
          <table:table-cell table:style-name="ce2" office:value-type="string" calcext:value-type="string">
            <text:p>ORTIZ MIAN MIGUEL ANG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572-1</text:p>
          </table:table-cell>
          <table:table-cell table:style-name="ce11" office:value-type="date" office:date-value="2019-04-02" calcext:value-type="date">
            <text:p>0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80500732" calcext:value-type="float">
            <text:p>776080500732</text:p>
          </table:table-cell>
          <table:table-cell table:style-name="ce2" office:value-type="string" calcext:value-type="string">
            <text:p>DZIB DIAZ SOFIA DEL CARME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573-1</text:p>
          </table:table-cell>
          <table:table-cell table:style-name="ce11" office:value-type="date" office:date-value="2019-04-03" calcext:value-type="date">
            <text:p>0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01155762" calcext:value-type="float">
            <text:p>777001155762</text:p>
          </table:table-cell>
          <table:table-cell table:style-name="ce2" office:value-type="string" calcext:value-type="string">
            <text:p>DIAZ SONDA LEYDI LETIC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74-1</text:p>
          </table:table-cell>
          <table:table-cell table:style-name="ce11" office:value-type="date" office:date-value="2019-04-03" calcext:value-type="date">
            <text:p>0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90600499" calcext:value-type="float">
            <text:p>777090600499</text:p>
          </table:table-cell>
          <table:table-cell table:style-name="ce2" office:value-type="string" calcext:value-type="string">
            <text:p>CRUZ CARRILLO GONZAL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75-1</text:p>
          </table:table-cell>
          <table:table-cell table:style-name="ce11" office:value-type="date" office:date-value="2019-04-03" calcext:value-type="date">
            <text:p>0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01201668" calcext:value-type="float">
            <text:p>776101201668</text:p>
          </table:table-cell>
          <table:table-cell table:style-name="ce2" office:value-type="string" calcext:value-type="string">
            <text:p>ZOZAYA CANTO LUZ MAR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76-1</text:p>
          </table:table-cell>
          <table:table-cell table:style-name="ce11" office:value-type="date" office:date-value="2019-04-03" calcext:value-type="date">
            <text:p>0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50900116" calcext:value-type="float">
            <text:p>772950900116</text:p>
          </table:table-cell>
          <table:table-cell table:style-name="ce2" office:value-type="string" calcext:value-type="string">
            <text:p>ORTIZ HERRERA MARIA ISAB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577-1</text:p>
          </table:table-cell>
          <table:table-cell table:style-name="ce11" office:value-type="date" office:date-value="2019-04-03" calcext:value-type="date">
            <text:p>0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001257757" calcext:value-type="float">
            <text:p>770001257757</text:p>
          </table:table-cell>
          <table:table-cell table:style-name="ce2" office:value-type="string" calcext:value-type="string">
            <text:p>NARVAEZ FLORES JAIME SEBASTIA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578-1</text:p>
          </table:table-cell>
          <table:table-cell table:style-name="ce11" office:value-type="date" office:date-value="2019-04-04" calcext:value-type="date">
            <text:p>04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00801640" calcext:value-type="float">
            <text:p>772100801640</text:p>
          </table:table-cell>
          <table:table-cell table:style-name="ce2" office:value-type="string" calcext:value-type="string">
            <text:p>AVALOS KU VALENTIN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579-1</text:p>
          </table:table-cell>
          <table:table-cell table:style-name="ce11" office:value-type="date" office:date-value="2019-04-04" calcext:value-type="date">
            <text:p>04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00457137" calcext:value-type="float">
            <text:p>777000457137</text:p>
          </table:table-cell>
          <table:table-cell table:style-name="ce2" office:value-type="string" calcext:value-type="string">
            <text:p>HAS PECH EMILI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580-4</text:p>
          </table:table-cell>
          <table:table-cell table:style-name="ce11" office:value-type="date" office:date-value="2019-07-18" calcext:value-type="date">
            <text:p>1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8090901088" calcext:value-type="float">
            <text:p>778090901088</text:p>
          </table:table-cell>
          <table:table-cell table:style-name="ce2" office:value-type="string" calcext:value-type="string">
            <text:p>TUN CIAU MARIA BEATRIZ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81-3</text:p>
          </table:table-cell>
          <table:table-cell table:style-name="ce11" office:value-type="date" office:date-value="2019-07-03" calcext:value-type="date">
            <text:p>0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8150800065" calcext:value-type="float">
            <text:p>778150800065</text:p>
          </table:table-cell>
          <table:table-cell table:style-name="ce2" office:value-type="string" calcext:value-type="string">
            <text:p>POOL CHAN WILVER GUADALUPE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82-3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60300471" calcext:value-type="float">
            <text:p>778060300471</text:p>
          </table:table-cell>
          <table:table-cell table:style-name="ce2" office:value-type="string" calcext:value-type="string">
            <text:p>JOSE SALUSTIANO PACHECO XOOL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83-3</text:p>
          </table:table-cell>
          <table:table-cell table:style-name="ce11" office:value-type="date" office:date-value="2019-07-03" calcext:value-type="date">
            <text:p>0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30900058" calcext:value-type="float">
            <text:p>778030900058</text:p>
          </table:table-cell>
          <table:table-cell table:style-name="ce2" office:value-type="string" calcext:value-type="string">
            <text:p>ROMULO ACOSTA XOOL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84-3</text:p>
          </table:table-cell>
          <table:table-cell table:style-name="ce11" office:value-type="date" office:date-value="2019-07-18" calcext:value-type="date">
            <text:p>1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float" office:value="778991000195" calcext:value-type="float">
            <text:p>778991000195</text:p>
          </table:table-cell>
          <table:table-cell table:style-name="ce2" office:value-type="string" calcext:value-type="string">
            <text:p>SIXTO CANUL NAH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85-1</text:p>
          </table:table-cell>
          <table:table-cell table:style-name="ce11" office:value-type="date" office:date-value="2019-04-04" calcext:value-type="date">
            <text:p>04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01000219" calcext:value-type="float">
            <text:p>771901000219</text:p>
          </table:table-cell>
          <table:table-cell table:style-name="ce2" office:value-type="string" calcext:value-type="string">
            <text:p>ACOSTA GAMBOA JORGE ALBERT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586-4</text:p>
          </table:table-cell>
          <table:table-cell table:style-name="ce11" office:value-type="date" office:date-value="2019-07-19" calcext:value-type="date">
            <text:p>1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float" office:value="778120100212" calcext:value-type="float">
            <text:p>778120100212</text:p>
          </table:table-cell>
          <table:table-cell table:style-name="ce2" office:value-type="string" calcext:value-type="string">
            <text:p>PINA PACHECO PEDRO YSMAEL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87-3</text:p>
          </table:table-cell>
          <table:table-cell table:style-name="ce11" office:value-type="date" office:date-value="2019-07-04" calcext:value-type="date">
            <text:p>04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8941100105" calcext:value-type="float">
            <text:p>778941100105</text:p>
          </table:table-cell>
          <table:table-cell table:style-name="ce2" office:value-type="string" calcext:value-type="string">
            <text:p>PEDRO LUCIO PI?A POOT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89-3</text:p>
          </table:table-cell>
          <table:table-cell table:style-name="ce11" office:value-type="date" office:date-value="2019-06-26" calcext:value-type="date">
            <text:p>2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8051000308" calcext:value-type="float">
            <text:p>778051000308</text:p>
          </table:table-cell>
          <table:table-cell table:style-name="ce2" office:value-type="string" calcext:value-type="string">
            <text:p>ROMAN PUC CAUICH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90-1</text:p>
          </table:table-cell>
          <table:table-cell table:style-name="ce11" office:value-type="date" office:date-value="2019-04-05" calcext:value-type="date">
            <text:p>05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11102131" calcext:value-type="float">
            <text:p>772111102131</text:p>
          </table:table-cell>
          <table:table-cell table:style-name="ce2" office:value-type="string" calcext:value-type="string">
            <text:p>MARTINEZ AVILA NIDIA MARLENE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9800" calcext:value-type="float">
            <text:p>9800</text:p>
          </table:table-cell>
        </table:table-row>
        <table:table-row table:style-name="ro1">
          <table:table-cell table:style-name="ce2" office:value-type="string" calcext:value-type="string">
            <text:p>YU000591-2</text:p>
          </table:table-cell>
          <table:table-cell table:style-name="ce11" office:value-type="date" office:date-value="2019-04-12" calcext:value-type="date">
            <text:p>1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90300308" calcext:value-type="float">
            <text:p>776090300308</text:p>
          </table:table-cell>
          <table:table-cell table:style-name="ce2" office:value-type="string" calcext:value-type="string">
            <text:p>BATES CASTILLO JULIO HUMBERT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92-1</text:p>
          </table:table-cell>
          <table:table-cell table:style-name="ce11" office:value-type="date" office:date-value="2019-04-05" calcext:value-type="date">
            <text:p>05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50600547" calcext:value-type="float">
            <text:p>773050600547</text:p>
          </table:table-cell>
          <table:table-cell table:style-name="ce2" office:value-type="string" calcext:value-type="string">
            <text:p>ESCAMILLA CAAMAL PEDRO ADRI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593-1</text:p>
          </table:table-cell>
          <table:table-cell table:style-name="ce11" office:value-type="date" office:date-value="2019-04-06" calcext:value-type="date">
            <text:p>0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90604081" calcext:value-type="float">
            <text:p>776090604081</text:p>
          </table:table-cell>
          <table:table-cell table:style-name="ce2" office:value-type="string" calcext:value-type="string">
            <text:p>PACHECO AZARCOYA SERGIO ANDRE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94-1</text:p>
          </table:table-cell>
          <table:table-cell table:style-name="ce11" office:value-type="date" office:date-value="2019-04-06" calcext:value-type="date">
            <text:p>0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750701022" calcext:value-type="float">
            <text:p>774750701022</text:p>
          </table:table-cell>
          <table:table-cell table:style-name="ce2" office:value-type="string" calcext:value-type="string">
            <text:p>KU CANCAB MARIA TAMA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95-3</text:p>
          </table:table-cell>
          <table:table-cell table:style-name="ce11" office:value-type="date" office:date-value="2019-06-28" calcext:value-type="date">
            <text:p>2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30600152" calcext:value-type="float">
            <text:p>777130600152</text:p>
          </table:table-cell>
          <table:table-cell table:style-name="ce2" office:value-type="string" calcext:value-type="string">
            <text:p>EROSA HERRERA CRISTINA ARGEL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96-2</text:p>
          </table:table-cell>
          <table:table-cell table:style-name="ce11" office:value-type="date" office:date-value="2019-04-26" calcext:value-type="date">
            <text:p>2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11103576" calcext:value-type="float">
            <text:p>773111103576</text:p>
          </table:table-cell>
          <table:table-cell table:style-name="ce2" office:value-type="string" calcext:value-type="string">
            <text:p>JIMENEZ ROSADO LAZAR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97-1</text:p>
          </table:table-cell>
          <table:table-cell table:style-name="ce11" office:value-type="date" office:date-value="2019-04-06" calcext:value-type="date">
            <text:p>0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20801382" calcext:value-type="float">
            <text:p>776120801382</text:p>
          </table:table-cell>
          <table:table-cell table:style-name="ce2" office:value-type="string" calcext:value-type="string">
            <text:p>TRUJILLO FERNANDEZ VERONICA A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598-1</text:p>
          </table:table-cell>
          <table:table-cell table:style-name="ce11" office:value-type="date" office:date-value="2019-04-06" calcext:value-type="date">
            <text:p>0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01200621" calcext:value-type="float">
            <text:p>778101200621</text:p>
          </table:table-cell>
          <table:table-cell table:style-name="ce2" office:value-type="string" calcext:value-type="string">
            <text:p>LOEZA GAMBOA WILBERTH ROLAN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599-1</text:p>
          </table:table-cell>
          <table:table-cell table:style-name="ce11" office:value-type="date" office:date-value="2019-04-06" calcext:value-type="date">
            <text:p>0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880301191" calcext:value-type="float">
            <text:p>774880301191</text:p>
          </table:table-cell>
          <table:table-cell table:style-name="ce2" office:value-type="string" calcext:value-type="string">
            <text:p>DOMINGO PACHECO LIZAM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600-1</text:p>
          </table:table-cell>
          <table:table-cell table:style-name="ce11" office:value-type="date" office:date-value="2019-04-07" calcext:value-type="date">
            <text:p>07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20102689" calcext:value-type="float">
            <text:p>776120102689</text:p>
          </table:table-cell>
          <table:table-cell table:style-name="ce2" office:value-type="string" calcext:value-type="string">
            <text:p>UITZIL MOO VICTOR</text:p>
          </table:table-cell>
          <table:table-cell table:style-name="ce2" office:value-type="string" calcext:value-type="string">
            <text:p>DRS</text:p>
          </table:table-cell>
          <table:table-cell table:style-name="ce2" office:value-type="float" office:value="11000" calcext:value-type="float">
            <text:p>11000</text:p>
          </table:table-cell>
        </table:table-row>
        <table:table-row table:style-name="ro1">
          <table:table-cell table:style-name="ce2" office:value-type="string" calcext:value-type="string">
            <text:p>YU000601-3</text:p>
          </table:table-cell>
          <table:table-cell table:style-name="ce11" office:value-type="date" office:date-value="2019-07-19" calcext:value-type="date">
            <text:p>1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float" office:value="778011100181" calcext:value-type="float">
            <text:p>778011100181</text:p>
          </table:table-cell>
          <table:table-cell table:style-name="ce2" office:value-type="string" calcext:value-type="string">
            <text:p>JOSE SANTOS D COHUO CHAN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02-1</text:p>
          </table:table-cell>
          <table:table-cell table:style-name="ce11" office:value-type="date" office:date-value="2019-04-08" calcext:value-type="date">
            <text:p>08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10202061" calcext:value-type="float">
            <text:p>777110202061</text:p>
          </table:table-cell>
          <table:table-cell table:style-name="ce2" office:value-type="string" calcext:value-type="string">
            <text:p>SANTIAGO CARDENAS DIANA MA D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03-1</text:p>
          </table:table-cell>
          <table:table-cell table:style-name="ce11" office:value-type="date" office:date-value="2019-04-09" calcext:value-type="date">
            <text:p>09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30600313" calcext:value-type="float">
            <text:p>778030600313</text:p>
          </table:table-cell>
          <table:table-cell table:style-name="ce2" office:value-type="string" calcext:value-type="string">
            <text:p>ALBERTO AKE MAY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04-2</text:p>
          </table:table-cell>
          <table:table-cell table:style-name="ce11" office:value-type="date" office:date-value="2019-05-20" calcext:value-type="date">
            <text:p>20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20700641" calcext:value-type="float">
            <text:p>778920700641</text:p>
          </table:table-cell>
          <table:table-cell table:style-name="ce2" office:value-type="string" calcext:value-type="string">
            <text:p>REMIGIO COCOM PACHEC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05-1</text:p>
          </table:table-cell>
          <table:table-cell table:style-name="ce11" office:value-type="date" office:date-value="2019-04-09" calcext:value-type="date">
            <text:p>09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41201167" calcext:value-type="float">
            <text:p>778141201167</text:p>
          </table:table-cell>
          <table:table-cell table:style-name="ce2" office:value-type="string" calcext:value-type="string">
            <text:p>PACHECO KOH NORMA PATRIC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06-1</text:p>
          </table:table-cell>
          <table:table-cell table:style-name="ce11" office:value-type="date" office:date-value="2019-04-09" calcext:value-type="date">
            <text:p>09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071103800" calcext:value-type="float">
            <text:p>771071103800</text:p>
          </table:table-cell>
          <table:table-cell table:style-name="ce2" office:value-type="string" calcext:value-type="string">
            <text:p>CARDOS NAVARRETE GEORGINA I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607-1</text:p>
          </table:table-cell>
          <table:table-cell table:style-name="ce11" office:value-type="date" office:date-value="2019-04-10" calcext:value-type="date">
            <text:p>1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40801574" calcext:value-type="float">
            <text:p>773940801574</text:p>
          </table:table-cell>
          <table:table-cell table:style-name="ce2" office:value-type="string" calcext:value-type="string">
            <text:p>POOL TEC JOSE ALFRE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608-1</text:p>
          </table:table-cell>
          <table:table-cell table:style-name="ce11" office:value-type="date" office:date-value="2019-04-10" calcext:value-type="date">
            <text:p>1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60200920" calcext:value-type="float">
            <text:p>773060200920</text:p>
          </table:table-cell>
          <table:table-cell table:style-name="ce2" office:value-type="string" calcext:value-type="string">
            <text:p>SIERRA BRITO MARIA CONCEPCIO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09-1</text:p>
          </table:table-cell>
          <table:table-cell table:style-name="ce11" office:value-type="date" office:date-value="2019-04-10" calcext:value-type="date">
            <text:p>1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50303227" calcext:value-type="float">
            <text:p>777150303227</text:p>
          </table:table-cell>
          <table:table-cell table:style-name="ce2" office:value-type="string" calcext:value-type="string">
            <text:p>MARTINEZ ZALDIVAR JORGE FC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610-1</text:p>
          </table:table-cell>
          <table:table-cell table:style-name="ce11" office:value-type="date" office:date-value="2019-04-10" calcext:value-type="date">
            <text:p>1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1103495" calcext:value-type="float">
            <text:p>777141103495</text:p>
          </table:table-cell>
          <table:table-cell table:style-name="ce2" office:value-type="string" calcext:value-type="string">
            <text:p>SOTELO GUZMAN HECTOR MANU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611-2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31202375" calcext:value-type="float">
            <text:p>774031202375</text:p>
          </table:table-cell>
          <table:table-cell table:style-name="ce2" office:value-type="string" calcext:value-type="string">
            <text:p>CHIN MORALES CARLOS 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12-1</text:p>
          </table:table-cell>
          <table:table-cell table:style-name="ce11" office:value-type="date" office:date-value="2019-04-10" calcext:value-type="date">
            <text:p>1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80900407" calcext:value-type="float">
            <text:p>778080900407</text:p>
          </table:table-cell>
          <table:table-cell table:style-name="ce2" office:value-type="string" calcext:value-type="string">
            <text:p>MAY SULU ESTEB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13-1</text:p>
          </table:table-cell>
          <table:table-cell table:style-name="ce11" office:value-type="date" office:date-value="2019-04-10" calcext:value-type="date">
            <text:p>1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30400087" calcext:value-type="float">
            <text:p>778130400087</text:p>
          </table:table-cell>
          <table:table-cell table:style-name="ce2" office:value-type="string" calcext:value-type="string">
            <text:p>CHUC RUIZ FELIPA AMAL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14-2</text:p>
          </table:table-cell>
          <table:table-cell table:style-name="ce11" office:value-type="date" office:date-value="2019-07-27" calcext:value-type="date">
            <text:p>27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8041100843" calcext:value-type="float">
            <text:p>778041100843</text:p>
          </table:table-cell>
          <table:table-cell table:style-name="ce2" office:value-type="string" calcext:value-type="string">
            <text:p>TITO GREGORIO CANUL XOO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15-1</text:p>
          </table:table-cell>
          <table:table-cell table:style-name="ce11" office:value-type="date" office:date-value="2019-04-10" calcext:value-type="date">
            <text:p>1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750603557" calcext:value-type="float">
            <text:p>778750603557</text:p>
          </table:table-cell>
          <table:table-cell table:style-name="ce2" office:value-type="string" calcext:value-type="string">
            <text:p>CELIANO SULU MAA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19-1</text:p>
          </table:table-cell>
          <table:table-cell table:style-name="ce11" office:value-type="date" office:date-value="2019-04-11" calcext:value-type="date">
            <text:p>11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11101081" calcext:value-type="float">
            <text:p>774111101081</text:p>
          </table:table-cell>
          <table:table-cell table:style-name="ce2" office:value-type="string" calcext:value-type="string">
            <text:p>RUBIO GOMEZ CELSA MAR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20-1</text:p>
          </table:table-cell>
          <table:table-cell table:style-name="ce11" office:value-type="date" office:date-value="2019-04-11" calcext:value-type="date">
            <text:p>11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750605369" calcext:value-type="float">
            <text:p>771750605369</text:p>
          </table:table-cell>
          <table:table-cell table:style-name="ce2" office:value-type="string" calcext:value-type="string">
            <text:p>CANUL KU MARIA ANGELA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21-1</text:p>
          </table:table-cell>
          <table:table-cell table:style-name="ce11" office:value-type="date" office:date-value="2019-04-11" calcext:value-type="date">
            <text:p>11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11201186" calcext:value-type="float">
            <text:p>774011201186</text:p>
          </table:table-cell>
          <table:table-cell table:style-name="ce2" office:value-type="string" calcext:value-type="string">
            <text:p>BRITO RIVERO GASPAR ANTONI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623-3</text:p>
          </table:table-cell>
          <table:table-cell table:style-name="ce11" office:value-type="date" office:date-value="2019-07-26" calcext:value-type="date">
            <text:p>2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120303722" calcext:value-type="float">
            <text:p>776120303722</text:p>
          </table:table-cell>
          <table:table-cell table:style-name="ce2" office:value-type="string" calcext:value-type="string">
            <text:p>DOMINGUEZ ESTRADA ARMAN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24-1</text:p>
          </table:table-cell>
          <table:table-cell table:style-name="ce11" office:value-type="date" office:date-value="2019-04-12" calcext:value-type="date">
            <text:p>1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50501062" calcext:value-type="float">
            <text:p>772050501062</text:p>
          </table:table-cell>
          <table:table-cell table:style-name="ce2" office:value-type="string" calcext:value-type="string">
            <text:p>NAVARRETE MENA AUGUST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27-3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70302475" calcext:value-type="float">
            <text:p>773970302475</text:p>
          </table:table-cell>
          <table:table-cell table:style-name="ce2" office:value-type="string" calcext:value-type="string">
            <text:p>ESCAMILLA BACAB LOURDES GUADA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28-4</text:p>
          </table:table-cell>
          <table:table-cell table:style-name="ce11" office:value-type="date" office:date-value="2019-07-27" calcext:value-type="date">
            <text:p>27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NE</text:p>
          </table:table-cell>
          <table:table-cell table:style-name="ce2" office:value-type="float" office:value="778120400411" calcext:value-type="float">
            <text:p>778120400411</text:p>
          </table:table-cell>
          <table:table-cell table:style-name="ce2" office:value-type="string" calcext:value-type="string">
            <text:p>UC SEGURA JOSE LEOBARDO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30-3</text:p>
          </table:table-cell>
          <table:table-cell table:style-name="ce11" office:value-type="date" office:date-value="2019-07-04" calcext:value-type="date">
            <text:p>04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float" office:value="778141000811" calcext:value-type="float">
            <text:p>778141000811</text:p>
          </table:table-cell>
          <table:table-cell table:style-name="ce2" office:value-type="string" calcext:value-type="string">
            <text:p>TUN UC RENE DAVID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32-3</text:p>
          </table:table-cell>
          <table:table-cell table:style-name="ce11" office:value-type="date" office:date-value="2019-07-19" calcext:value-type="date">
            <text:p>1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float" office:value="778100400112" calcext:value-type="float">
            <text:p>778100400112</text:p>
          </table:table-cell>
          <table:table-cell table:style-name="ce2" office:value-type="string" calcext:value-type="string">
            <text:p>ARJONA KAU ARTURO</text:p>
          </table:table-cell>
          <table:table-cell table:style-name="ce2" office:value-type="string" calcext:value-type="string">
            <text:p>MAYORIST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34-3</text:p>
          </table:table-cell>
          <table:table-cell table:style-name="ce11" office:value-type="date" office:date-value="2019-07-22" calcext:value-type="date">
            <text:p>2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float" office:value="775091200653" calcext:value-type="float">
            <text:p>775091200653</text:p>
          </table:table-cell>
          <table:table-cell table:style-name="ce2" office:value-type="string" calcext:value-type="string">
            <text:p>KU MORENO JOSE LUI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35-1</text:p>
          </table:table-cell>
          <table:table-cell table:style-name="ce11" office:value-type="date" office:date-value="2019-04-12" calcext:value-type="date">
            <text:p>1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40401470" calcext:value-type="float">
            <text:p>774040401470</text:p>
          </table:table-cell>
          <table:table-cell table:style-name="ce2" office:value-type="string" calcext:value-type="string">
            <text:p>CARMEN GONZALEZ HERNANDEZ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638-2</text:p>
          </table:table-cell>
          <table:table-cell table:style-name="ce11" office:value-type="date" office:date-value="2019-04-26" calcext:value-type="date">
            <text:p>2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800300163" calcext:value-type="float">
            <text:p>777800300163</text:p>
          </table:table-cell>
          <table:table-cell table:style-name="ce2" office:value-type="string" calcext:value-type="string">
            <text:p>JUAN VENTURA KOYOC UC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39-1</text:p>
          </table:table-cell>
          <table:table-cell table:style-name="ce11" office:value-type="date" office:date-value="2019-04-15" calcext:value-type="date">
            <text:p>15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01202100" calcext:value-type="float">
            <text:p>773101202100</text:p>
          </table:table-cell>
          <table:table-cell table:style-name="ce2" office:value-type="string" calcext:value-type="string">
            <text:p>MORALES TORRES NELLY MARGARITA</text:p>
          </table:table-cell>
          <table:table-cell table:style-name="ce2" office:value-type="string" calcext:value-type="string">
            <text:p>DRS</text:p>
          </table:table-cell>
          <table:table-cell table:style-name="ce2" office:value-type="float" office:value="11000" calcext:value-type="float">
            <text:p>11000</text:p>
          </table:table-cell>
        </table:table-row>
        <table:table-row table:style-name="ro1">
          <table:table-cell table:style-name="ce2" office:value-type="string" calcext:value-type="string">
            <text:p>YU000640-1</text:p>
          </table:table-cell>
          <table:table-cell table:style-name="ce11" office:value-type="date" office:date-value="2019-04-15" calcext:value-type="date">
            <text:p>15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0903633" calcext:value-type="float">
            <text:p>777140903633</text:p>
          </table:table-cell>
          <table:table-cell table:style-name="ce2" office:value-type="string" calcext:value-type="string">
            <text:p>LOPEZ JIMENEZ REY DAVID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641-1</text:p>
          </table:table-cell>
          <table:table-cell table:style-name="ce11" office:value-type="date" office:date-value="2019-04-15" calcext:value-type="date">
            <text:p>15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10200282" calcext:value-type="float">
            <text:p>777010200282</text:p>
          </table:table-cell>
          <table:table-cell table:style-name="ce2" office:value-type="string" calcext:value-type="string">
            <text:p>BALTAZAR OSCAR KANTUN CHA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642-3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00501206" calcext:value-type="float">
            <text:p>777100501206</text:p>
          </table:table-cell>
          <table:table-cell table:style-name="ce2" office:value-type="string" calcext:value-type="string">
            <text:p>CHUIL MAY JOSE MATIA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43-2</text:p>
          </table:table-cell>
          <table:table-cell table:style-name="ce11" office:value-type="date" office:date-value="2019-04-17" calcext:value-type="date">
            <text:p>17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870800520" calcext:value-type="float">
            <text:p>777870800520</text:p>
          </table:table-cell>
          <table:table-cell table:style-name="ce2" office:value-type="string" calcext:value-type="string">
            <text:p>FLOTA MARTIN MARCOS ALFRE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646-1</text:p>
          </table:table-cell>
          <table:table-cell table:style-name="ce11" office:value-type="date" office:date-value="2019-04-16" calcext:value-type="date">
            <text:p>1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1000849" calcext:value-type="float">
            <text:p>774941000849</text:p>
          </table:table-cell>
          <table:table-cell table:style-name="ce2" office:value-type="string" calcext:value-type="string">
            <text:p>BELTRAN REYES JUA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647-1</text:p>
          </table:table-cell>
          <table:table-cell table:style-name="ce11" office:value-type="date" office:date-value="2019-04-16" calcext:value-type="date">
            <text:p>1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1000733" calcext:value-type="float">
            <text:p>774941000733</text:p>
          </table:table-cell>
          <table:table-cell table:style-name="ce2" office:value-type="string" calcext:value-type="string">
            <text:p>EMILIO CAN TU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648-1</text:p>
          </table:table-cell>
          <table:table-cell table:style-name="ce11" office:value-type="date" office:date-value="2019-04-16" calcext:value-type="date">
            <text:p>1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10500725" calcext:value-type="float">
            <text:p>773110500725</text:p>
          </table:table-cell>
          <table:table-cell table:style-name="ce2" office:value-type="string" calcext:value-type="string">
            <text:p>SALAZAR SANSORES JOEL AARO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650-2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70202706" calcext:value-type="float">
            <text:p>774070202706</text:p>
          </table:table-cell>
          <table:table-cell table:style-name="ce2" office:value-type="string" calcext:value-type="string">
            <text:p>HERNANDEZ BLANCO GUADALUPE DE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651-1</text:p>
          </table:table-cell>
          <table:table-cell table:style-name="ce11" office:value-type="date" office:date-value="2019-04-16" calcext:value-type="date">
            <text:p>1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80104471" calcext:value-type="float">
            <text:p>776080104471</text:p>
          </table:table-cell>
          <table:table-cell table:style-name="ce2" office:value-type="string" calcext:value-type="string">
            <text:p>CANTO MARTINEZ CARMEN JULI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652-1</text:p>
          </table:table-cell>
          <table:table-cell table:style-name="ce11" office:value-type="date" office:date-value="2019-04-16" calcext:value-type="date">
            <text:p>1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00701571" calcext:value-type="float">
            <text:p>772900701571</text:p>
          </table:table-cell>
          <table:table-cell table:style-name="ce2" office:value-type="string" calcext:value-type="string">
            <text:p>ESTRELLA CETINA JOSE GILBERT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653-1</text:p>
          </table:table-cell>
          <table:table-cell table:style-name="ce11" office:value-type="date" office:date-value="2019-04-16" calcext:value-type="date">
            <text:p>1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820900684" calcext:value-type="float">
            <text:p>773820900684</text:p>
          </table:table-cell>
          <table:table-cell table:style-name="ce2" office:value-type="string" calcext:value-type="string">
            <text:p>WILMA TAH PAREDE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654-2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80701092" calcext:value-type="float">
            <text:p>777080701092</text:p>
          </table:table-cell>
          <table:table-cell table:style-name="ce2" office:value-type="string" calcext:value-type="string">
            <text:p>GARCIA DELGADO MARCEL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57-2</text:p>
          </table:table-cell>
          <table:table-cell table:style-name="ce11" office:value-type="date" office:date-value="2019-06-21" calcext:value-type="date">
            <text:p>21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61003661" calcext:value-type="float">
            <text:p>774061003661</text:p>
          </table:table-cell>
          <table:table-cell table:style-name="ce2" office:value-type="string" calcext:value-type="string">
            <text:p>NIEVES HIPOLITO SERVAN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59-1</text:p>
          </table:table-cell>
          <table:table-cell table:style-name="ce11" office:value-type="date" office:date-value="2019-04-17" calcext:value-type="date">
            <text:p>17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20900916" calcext:value-type="float">
            <text:p>777020900916</text:p>
          </table:table-cell>
          <table:table-cell table:style-name="ce2" office:value-type="string" calcext:value-type="string">
            <text:p>GONZALEZ ORTIZ JUANA MAR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660-1</text:p>
          </table:table-cell>
          <table:table-cell table:style-name="ce11" office:value-type="date" office:date-value="2019-04-17" calcext:value-type="date">
            <text:p>17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20202761" calcext:value-type="float">
            <text:p>777120202761</text:p>
          </table:table-cell>
          <table:table-cell table:style-name="ce2" office:value-type="string" calcext:value-type="string">
            <text:p>VALLADARES PADILLA WENDY NOEMI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661-2</text:p>
          </table:table-cell>
          <table:table-cell table:style-name="ce11" office:value-type="date" office:date-value="2019-06-07" calcext:value-type="date">
            <text:p>0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60100235" calcext:value-type="float">
            <text:p>777160100235</text:p>
          </table:table-cell>
          <table:table-cell table:style-name="ce2" office:value-type="string" calcext:value-type="string">
            <text:p>KANTUN SANCHEZ GRISELDI WIGELM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62-1</text:p>
          </table:table-cell>
          <table:table-cell table:style-name="ce11" office:value-type="date" office:date-value="2019-04-17" calcext:value-type="date">
            <text:p>17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90401097" calcext:value-type="float">
            <text:p>773990401097</text:p>
          </table:table-cell>
          <table:table-cell table:style-name="ce2" office:value-type="string" calcext:value-type="string">
            <text:p>TOTOSAUS ORTIZ JESSICA DE LA 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63-2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30400443" calcext:value-type="float">
            <text:p>772930400443</text:p>
          </table:table-cell>
          <table:table-cell table:style-name="ce2" office:value-type="string" calcext:value-type="string">
            <text:p>PASOS GONGORA LUIS 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64-2</text:p>
          </table:table-cell>
          <table:table-cell table:style-name="ce11" office:value-type="date" office:date-value="2019-04-26" calcext:value-type="date">
            <text:p>2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870900141" calcext:value-type="float">
            <text:p>777870900141</text:p>
          </table:table-cell>
          <table:table-cell table:style-name="ce2" office:value-type="string" calcext:value-type="string">
            <text:p>CANUL PAREDES MARCO ANTON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65-2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60305141" calcext:value-type="float">
            <text:p>773160305141</text:p>
          </table:table-cell>
          <table:table-cell table:style-name="ce2" office:value-type="string" calcext:value-type="string">
            <text:p>MARTINEZ LOPEZ JORGE ALBERT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66-2</text:p>
          </table:table-cell>
          <table:table-cell table:style-name="ce11" office:value-type="date" office:date-value="2019-04-26" calcext:value-type="date">
            <text:p>26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40103887" calcext:value-type="float">
            <text:p>773140103887</text:p>
          </table:table-cell>
          <table:table-cell table:style-name="ce2" office:value-type="string" calcext:value-type="string">
            <text:p>ESCALANTE BASTO ICELA GUADALUP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67-1</text:p>
          </table:table-cell>
          <table:table-cell table:style-name="ce11" office:value-type="date" office:date-value="2019-04-20" calcext:value-type="date">
            <text:p>2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950100499" calcext:value-type="float">
            <text:p>777950100499</text:p>
          </table:table-cell>
          <table:table-cell table:style-name="ce2" office:value-type="string" calcext:value-type="string">
            <text:p>GUADALUPE CHAN EU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69-5</text:p>
          </table:table-cell>
          <table:table-cell table:style-name="ce11" office:value-type="date" office:date-value="2019-07-26" calcext:value-type="date">
            <text:p>2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8810100126" calcext:value-type="float">
            <text:p>778810100126</text:p>
          </table:table-cell>
          <table:table-cell table:style-name="ce2" office:value-type="string" calcext:value-type="string">
            <text:p>SEVERIANO TUN BLANC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70-1</text:p>
          </table:table-cell>
          <table:table-cell table:style-name="ce11" office:value-type="date" office:date-value="2019-04-20" calcext:value-type="date">
            <text:p>2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60101963" calcext:value-type="float">
            <text:p>772960101963</text:p>
          </table:table-cell>
          <table:table-cell table:style-name="ce2" office:value-type="string" calcext:value-type="string">
            <text:p>GONZALEZ MEDINA JOSE HUMBERTO</text:p>
          </table:table-cell>
          <table:table-cell table:style-name="ce2" office:value-type="string" calcext:value-type="string">
            <text:p>DR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71-1</text:p>
          </table:table-cell>
          <table:table-cell table:style-name="ce11" office:value-type="date" office:date-value="2019-04-21" calcext:value-type="date">
            <text:p>21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70900666" calcext:value-type="float">
            <text:p>777070900666</text:p>
          </table:table-cell>
          <table:table-cell table:style-name="ce2" office:value-type="string" calcext:value-type="string">
            <text:p>ADRIAN EK JONATHA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672-2</text:p>
          </table:table-cell>
          <table:table-cell table:style-name="ce11" office:value-type="date" office:date-value="2019-05-20" calcext:value-type="date">
            <text:p>20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70201095" calcext:value-type="float">
            <text:p>776070201095</text:p>
          </table:table-cell>
          <table:table-cell table:style-name="ce2" office:value-type="string" calcext:value-type="string">
            <text:p>NOH ARREDONDO JOSEFA MARGARIT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74-1</text:p>
          </table:table-cell>
          <table:table-cell table:style-name="ce11" office:value-type="date" office:date-value="2019-04-22" calcext:value-type="date">
            <text:p>2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9000855992" calcext:value-type="float">
            <text:p>779000855992</text:p>
          </table:table-cell>
          <table:table-cell table:style-name="ce2" office:value-type="string" calcext:value-type="string">
            <text:p>WILBERTH EFRAIN CRUZ AGUILAR</text:p>
          </table:table-cell>
          <table:table-cell table:style-name="ce2" office:value-type="string" calcext:value-type="string">
            <text:p>DRS</text:p>
          </table:table-cell>
          <table:table-cell table:style-name="ce2" office:value-type="float" office:value="6700" calcext:value-type="float">
            <text:p>6700</text:p>
          </table:table-cell>
        </table:table-row>
        <table:table-row table:style-name="ro1">
          <table:table-cell table:style-name="ce2" office:value-type="string" calcext:value-type="string">
            <text:p>YU000676-2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10201367" calcext:value-type="float">
            <text:p>777110201367</text:p>
          </table:table-cell>
          <table:table-cell table:style-name="ce2" office:value-type="string" calcext:value-type="string">
            <text:p>UM HAU SEBASTIAN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77-3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60500988" calcext:value-type="float">
            <text:p>777060500988</text:p>
          </table:table-cell>
          <table:table-cell table:style-name="ce2" office:value-type="string" calcext:value-type="string">
            <text:p>SANDRA MARIA CANUL OSORI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79-1</text:p>
          </table:table-cell>
          <table:table-cell table:style-name="ce11" office:value-type="date" office:date-value="2019-04-22" calcext:value-type="date">
            <text:p>2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31000275" calcext:value-type="float">
            <text:p>773931000275</text:p>
          </table:table-cell>
          <table:table-cell table:style-name="ce2" office:value-type="string" calcext:value-type="string">
            <text:p>SILVIA E CACHON DE SANTO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680-1</text:p>
          </table:table-cell>
          <table:table-cell table:style-name="ce11" office:value-type="date" office:date-value="2019-04-22" calcext:value-type="date">
            <text:p>2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40700697" calcext:value-type="float">
            <text:p>777040700697</text:p>
          </table:table-cell>
          <table:table-cell table:style-name="ce2" office:value-type="string" calcext:value-type="string">
            <text:p>GUERRERO MAY MARIA ESTHER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681-1</text:p>
          </table:table-cell>
          <table:table-cell table:style-name="ce11" office:value-type="date" office:date-value="2019-04-22" calcext:value-type="date">
            <text:p>2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40300991" calcext:value-type="float">
            <text:p>777040300991</text:p>
          </table:table-cell>
          <table:table-cell table:style-name="ce2" office:value-type="string" calcext:value-type="string">
            <text:p>HU TREJO JOSE NATIVIDAD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682-1</text:p>
          </table:table-cell>
          <table:table-cell table:style-name="ce11" office:value-type="date" office:date-value="2019-04-22" calcext:value-type="date">
            <text:p>22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40905532" calcext:value-type="float">
            <text:p>776140905532</text:p>
          </table:table-cell>
          <table:table-cell table:style-name="ce2" office:value-type="string" calcext:value-type="string">
            <text:p>YAM CHAN MARIA DE JESU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683-2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80201523" calcext:value-type="float">
            <text:p>773080201523</text:p>
          </table:table-cell>
          <table:table-cell table:style-name="ce2" office:value-type="string" calcext:value-type="string">
            <text:p>MARTINEZ ITZA LEYDI MARLEN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85-1</text:p>
          </table:table-cell>
          <table:table-cell table:style-name="ce11" office:value-type="date" office:date-value="2019-04-23" calcext:value-type="date">
            <text:p>2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30401079" calcext:value-type="float">
            <text:p>777130401079</text:p>
          </table:table-cell>
          <table:table-cell table:style-name="ce2" office:value-type="string" calcext:value-type="string">
            <text:p>CEBALLOS UC JOEL DE JESUS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690-2</text:p>
          </table:table-cell>
          <table:table-cell table:style-name="ce11" office:value-type="date" office:date-value="2019-07-24" calcext:value-type="date">
            <text:p>24/07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3990400317" calcext:value-type="float">
            <text:p>773990400317</text:p>
          </table:table-cell>
          <table:table-cell table:style-name="ce2" office:value-type="string" calcext:value-type="string">
            <text:p>EDMUNDO QUIJANO GONZALEZ</text:p>
          </table:table-cell>
          <table:table-cell table:style-name="ce2" office:value-type="string" calcext:value-type="string">
            <text:p>GROSS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U000693-1</text:p>
          </table:table-cell>
          <table:table-cell table:style-name="ce11" office:value-type="date" office:date-value="2019-04-23" calcext:value-type="date">
            <text:p>2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80503409" calcext:value-type="float">
            <text:p>771980503409</text:p>
          </table:table-cell>
          <table:table-cell table:style-name="ce2" office:value-type="string" calcext:value-type="string">
            <text:p>LUIS A ALMEIDA MEJI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694-1</text:p>
          </table:table-cell>
          <table:table-cell table:style-name="ce11" office:value-type="date" office:date-value="2019-04-23" calcext:value-type="date">
            <text:p>2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00155721" calcext:value-type="float">
            <text:p>773000155721</text:p>
          </table:table-cell>
          <table:table-cell table:style-name="ce2" office:value-type="string" calcext:value-type="string">
            <text:p>ENRIQUEZ TUT CARLOS MANU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695-1</text:p>
          </table:table-cell>
          <table:table-cell table:style-name="ce11" office:value-type="date" office:date-value="2019-04-23" calcext:value-type="date">
            <text:p>2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50407581" calcext:value-type="float">
            <text:p>776150407581</text:p>
          </table:table-cell>
          <table:table-cell table:style-name="ce2" office:value-type="string" calcext:value-type="string">
            <text:p>VAZQUEZ SEGOVIA HECTOR GERMA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696-1</text:p>
          </table:table-cell>
          <table:table-cell table:style-name="ce11" office:value-type="date" office:date-value="2019-04-23" calcext:value-type="date">
            <text:p>2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40901114" calcext:value-type="float">
            <text:p>772940901114</text:p>
          </table:table-cell>
          <table:table-cell table:style-name="ce2" office:value-type="string" calcext:value-type="string">
            <text:p>ROGER J.R. POLANCO NOVEL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697-1</text:p>
          </table:table-cell>
          <table:table-cell table:style-name="ce11" office:value-type="date" office:date-value="2019-04-23" calcext:value-type="date">
            <text:p>23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821000245" calcext:value-type="float">
            <text:p>773821000245</text:p>
          </table:table-cell>
          <table:table-cell table:style-name="ce2" office:value-type="string" calcext:value-type="string">
            <text:p>PAM FERNANDEZ VILMA DEL SOCORR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698-1</text:p>
          </table:table-cell>
          <table:table-cell table:style-name="ce11" office:value-type="date" office:date-value="2019-04-24" calcext:value-type="date">
            <text:p>24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10200388" calcext:value-type="float">
            <text:p>774110200388</text:p>
          </table:table-cell>
          <table:table-cell table:style-name="ce2" office:value-type="string" calcext:value-type="string">
            <text:p>ROMERO DZUL MANUEL ANG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699-2</text:p>
          </table:table-cell>
          <table:table-cell table:style-name="ce11" office:value-type="date" office:date-value="2019-06-26" calcext:value-type="date">
            <text:p>26/06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980501137" calcext:value-type="float">
            <text:p>777980501137</text:p>
          </table:table-cell>
          <table:table-cell table:style-name="ce2" office:value-type="string" calcext:value-type="string">
            <text:p>DESIDERIO SULUB ESPINOSA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9968" calcext:value-type="currency">
            <text:p>$9,968.00</text:p>
          </table:table-cell>
        </table:table-row>
        <table:table-row table:style-name="ro1">
          <table:table-cell table:style-name="ce2" office:value-type="string" calcext:value-type="string">
            <text:p>YU000700-1</text:p>
          </table:table-cell>
          <table:table-cell table:style-name="ce11" office:value-type="date" office:date-value="2019-04-24" calcext:value-type="date">
            <text:p>24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80805398" calcext:value-type="float">
            <text:p>772980805398</text:p>
          </table:table-cell>
          <table:table-cell table:style-name="ce2" office:value-type="string" calcext:value-type="string">
            <text:p>NAAL CHI LUISA DEL CARME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702-1</text:p>
          </table:table-cell>
          <table:table-cell table:style-name="ce11" office:value-type="date" office:date-value="2019-04-24" calcext:value-type="date">
            <text:p>24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30800623" calcext:value-type="float">
            <text:p>777130800623</text:p>
          </table:table-cell>
          <table:table-cell table:style-name="ce2" office:value-type="string" calcext:value-type="string">
            <text:p>LANDERO MARTINEZ GENI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704-1</text:p>
          </table:table-cell>
          <table:table-cell table:style-name="ce11" office:value-type="date" office:date-value="2019-04-24" calcext:value-type="date">
            <text:p>24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50101015" calcext:value-type="float">
            <text:p>777050101015</text:p>
          </table:table-cell>
          <table:table-cell table:style-name="ce2" office:value-type="string" calcext:value-type="string">
            <text:p>APOLINAR RODRIGUEZ MARTI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05-1</text:p>
          </table:table-cell>
          <table:table-cell table:style-name="ce11" office:value-type="date" office:date-value="2019-04-24" calcext:value-type="date">
            <text:p>24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90404301" calcext:value-type="float">
            <text:p>774990404301</text:p>
          </table:table-cell>
          <table:table-cell table:style-name="ce2" office:value-type="string" calcext:value-type="string">
            <text:p>LUCIANO PEREZ MARTI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706-1</text:p>
          </table:table-cell>
          <table:table-cell table:style-name="ce11" office:value-type="date" office:date-value="2019-04-25" calcext:value-type="date">
            <text:p>25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840400108" calcext:value-type="float">
            <text:p>778840400108</text:p>
          </table:table-cell>
          <table:table-cell table:style-name="ce2" office:value-type="string" calcext:value-type="string">
            <text:p>EUSTOLIA CHAN PECH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709-1</text:p>
          </table:table-cell>
          <table:table-cell table:style-name="ce11" office:value-type="date" office:date-value="2019-04-29" calcext:value-type="date">
            <text:p>29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11110222" calcext:value-type="float">
            <text:p>773011110222</text:p>
          </table:table-cell>
          <table:table-cell table:style-name="ce2" office:value-type="string" calcext:value-type="string">
            <text:p>CAAMAL MORALES GLORIA MARI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10-1</text:p>
          </table:table-cell>
          <table:table-cell table:style-name="ce11" office:value-type="date" office:date-value="2019-04-29" calcext:value-type="date">
            <text:p>29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880501408" calcext:value-type="float">
            <text:p>774880501408</text:p>
          </table:table-cell>
          <table:table-cell table:style-name="ce2" office:value-type="string" calcext:value-type="string">
            <text:p>JORGE H PALOMO CAMPO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11-2</text:p>
          </table:table-cell>
          <table:table-cell table:style-name="ce11" office:value-type="date" office:date-value="2019-06-20" calcext:value-type="date">
            <text:p>20/06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1081102267" calcext:value-type="float">
            <text:p>771081102267</text:p>
          </table:table-cell>
          <table:table-cell table:style-name="ce2" office:value-type="string" calcext:value-type="string">
            <text:p>BENITEZ HOIL CRUZ HORTENCIA</text:p>
          </table:table-cell>
          <table:table-cell table:style-name="ce2" office:value-type="string" calcext:value-type="string">
            <text:p>GROSS</text:p>
          </table:table-cell>
          <table:table-cell table:style-name="ce10" office:value-type="currency" office:currency="MXN" office:value="11418" calcext:value-type="currency">
            <text:p>$11,418.00</text:p>
          </table:table-cell>
        </table:table-row>
        <table:table-row table:style-name="ro1">
          <table:table-cell table:style-name="ce2" office:value-type="string" calcext:value-type="string">
            <text:p>YU000712-1</text:p>
          </table:table-cell>
          <table:table-cell table:style-name="ce11" office:value-type="date" office:date-value="2019-04-29" calcext:value-type="date">
            <text:p>29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40100873" calcext:value-type="float">
            <text:p>772140100873</text:p>
          </table:table-cell>
          <table:table-cell table:style-name="ce2" office:value-type="string" calcext:value-type="string">
            <text:p>PUC EK TELMI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13-1</text:p>
          </table:table-cell>
          <table:table-cell table:style-name="ce11" office:value-type="date" office:date-value="2019-04-29" calcext:value-type="date">
            <text:p>29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890500041" calcext:value-type="float">
            <text:p>772890500041</text:p>
          </table:table-cell>
          <table:table-cell table:style-name="ce2" office:value-type="string" calcext:value-type="string">
            <text:p>DANIEL F LUNA BURGOS</text:p>
          </table:table-cell>
          <table:table-cell table:style-name="ce2" office:value-type="string" calcext:value-type="string">
            <text:p>DRS</text:p>
          </table:table-cell>
          <table:table-cell table:style-name="ce2" office:value-type="float" office:value="6700" calcext:value-type="float">
            <text:p>6700</text:p>
          </table:table-cell>
        </table:table-row>
        <table:table-row table:style-name="ro1">
          <table:table-cell table:style-name="ce2" office:value-type="string" calcext:value-type="string">
            <text:p>YU000715-1</text:p>
          </table:table-cell>
          <table:table-cell table:style-name="ce11" office:value-type="date" office:date-value="2019-04-30" calcext:value-type="date">
            <text:p>3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790903922" calcext:value-type="float">
            <text:p>774790903922</text:p>
          </table:table-cell>
          <table:table-cell table:style-name="ce2" office:value-type="string" calcext:value-type="string">
            <text:p>RAFAEL AGUILAR ORTIZ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17-1</text:p>
          </table:table-cell>
          <table:table-cell table:style-name="ce11" office:value-type="date" office:date-value="2019-04-30" calcext:value-type="date">
            <text:p>3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1260516" calcext:value-type="float">
            <text:p>774001260516</text:p>
          </table:table-cell>
          <table:table-cell table:style-name="ce2" office:value-type="string" calcext:value-type="string">
            <text:p>NINFA LISSETHE ESCALANTE TALAV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718-1</text:p>
          </table:table-cell>
          <table:table-cell table:style-name="ce11" office:value-type="date" office:date-value="2019-04-30" calcext:value-type="date">
            <text:p>3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870600161" calcext:value-type="float">
            <text:p>778870600161</text:p>
          </table:table-cell>
          <table:table-cell table:style-name="ce2" office:value-type="string" calcext:value-type="string">
            <text:p>DULCE M CHAN UICAB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719-2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21200993" calcext:value-type="float">
            <text:p>773921200993</text:p>
          </table:table-cell>
          <table:table-cell table:style-name="ce2" office:value-type="string" calcext:value-type="string">
            <text:p>ROGER ALVARADO CAAMA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720-1</text:p>
          </table:table-cell>
          <table:table-cell table:style-name="ce11" office:value-type="date" office:date-value="2019-04-30" calcext:value-type="date">
            <text:p>3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60202975" calcext:value-type="float">
            <text:p>774960202975</text:p>
          </table:table-cell>
          <table:table-cell table:style-name="ce2" office:value-type="string" calcext:value-type="string">
            <text:p>MARIA GPE.MAY CHI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721-3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890900631" calcext:value-type="float">
            <text:p>773890900631</text:p>
          </table:table-cell>
          <table:table-cell table:style-name="ce2" office:value-type="string" calcext:value-type="string">
            <text:p>MARCOS A PECH PANTI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722-1</text:p>
          </table:table-cell>
          <table:table-cell table:style-name="ce11" office:value-type="date" office:date-value="2019-04-30" calcext:value-type="date">
            <text:p>30/04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0903528" calcext:value-type="float">
            <text:p>777140903528</text:p>
          </table:table-cell>
          <table:table-cell table:style-name="ce2" office:value-type="string" calcext:value-type="string">
            <text:p>NAH MENA TERESITA DE JESU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723-1</text:p>
          </table:table-cell>
          <table:table-cell table:style-name="ce11" office:value-type="date" office:date-value="2019-05-01" calcext:value-type="date">
            <text:p>01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10800021" calcext:value-type="float">
            <text:p>772110800021</text:p>
          </table:table-cell>
          <table:table-cell table:style-name="ce2" office:value-type="string" calcext:value-type="string">
            <text:p>MU$OZ COUOH GERMAN A. .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24-1</text:p>
          </table:table-cell>
          <table:table-cell table:style-name="ce11" office:value-type="date" office:date-value="2019-05-01" calcext:value-type="date">
            <text:p>01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60100341" calcext:value-type="float">
            <text:p>772060100341</text:p>
          </table:table-cell>
          <table:table-cell table:style-name="ce2" office:value-type="string" calcext:value-type="string">
            <text:p>CAUICH PUCH VICTOR MANU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726-2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090300565" calcext:value-type="float">
            <text:p>775090300565</text:p>
          </table:table-cell>
          <table:table-cell table:style-name="ce2" office:value-type="string" calcext:value-type="string">
            <text:p>NAAL BAQUEDANO MARIA FELICIAN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27-2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70702036" calcext:value-type="float">
            <text:p>773070702036</text:p>
          </table:table-cell>
          <table:table-cell table:style-name="ce2" office:value-type="string" calcext:value-type="string">
            <text:p>GONZALEZ SANCHEZ GPE DE LOS A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28-1</text:p>
          </table:table-cell>
          <table:table-cell table:style-name="ce11" office:value-type="date" office:date-value="2019-05-02" calcext:value-type="date">
            <text:p>02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10504058" calcext:value-type="float">
            <text:p>772110504058</text:p>
          </table:table-cell>
          <table:table-cell table:style-name="ce2" office:value-type="string" calcext:value-type="string">
            <text:p>ADRIAN NAJERA LIMBERTH FERNAND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730-2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00700896" calcext:value-type="float">
            <text:p>777100700896</text:p>
          </table:table-cell>
          <table:table-cell table:style-name="ce2" office:value-type="string" calcext:value-type="string">
            <text:p>BRASSETTE CANO LUIS MANU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732-1</text:p>
          </table:table-cell>
          <table:table-cell table:style-name="ce11" office:value-type="date" office:date-value="2019-05-02" calcext:value-type="date">
            <text:p>02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30501506" calcext:value-type="float">
            <text:p>774030501506</text:p>
          </table:table-cell>
          <table:table-cell table:style-name="ce2" office:value-type="string" calcext:value-type="string">
            <text:p>CAUICH PECH MANUEL JESUS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33-2</text:p>
          </table:table-cell>
          <table:table-cell table:style-name="ce11" office:value-type="date" office:date-value="2019-05-13" calcext:value-type="date">
            <text:p>1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10501671" calcext:value-type="float">
            <text:p>777110501671</text:p>
          </table:table-cell>
          <table:table-cell table:style-name="ce2" office:value-type="string" calcext:value-type="string">
            <text:p>OJEDA RAMIREZ LOURDES GUADALUP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734-1</text:p>
          </table:table-cell>
          <table:table-cell table:style-name="ce11" office:value-type="date" office:date-value="2019-05-03" calcext:value-type="date">
            <text:p>0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090700090" calcext:value-type="float">
            <text:p>770090700090</text:p>
          </table:table-cell>
          <table:table-cell table:style-name="ce2" office:value-type="string" calcext:value-type="string">
            <text:p>KANTUN SULU DAVID OMAR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35-1</text:p>
          </table:table-cell>
          <table:table-cell table:style-name="ce11" office:value-type="date" office:date-value="2019-05-03" calcext:value-type="date">
            <text:p>0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60302656" calcext:value-type="float">
            <text:p>776160302656</text:p>
          </table:table-cell>
          <table:table-cell table:style-name="ce2" office:value-type="string" calcext:value-type="string">
            <text:p>AGUILAR TUT CARMEN MAGDALENA D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736-1</text:p>
          </table:table-cell>
          <table:table-cell table:style-name="ce11" office:value-type="date" office:date-value="2019-05-03" calcext:value-type="date">
            <text:p>0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21102417" calcext:value-type="float">
            <text:p>777121102417</text:p>
          </table:table-cell>
          <table:table-cell table:style-name="ce2" office:value-type="string" calcext:value-type="string">
            <text:p>CEN UICAB WENDY VIOLET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737-1</text:p>
          </table:table-cell>
          <table:table-cell table:style-name="ce11" office:value-type="date" office:date-value="2019-05-03" calcext:value-type="date">
            <text:p>0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70202442" calcext:value-type="float">
            <text:p>774970202442</text:p>
          </table:table-cell>
          <table:table-cell table:style-name="ce2" office:value-type="string" calcext:value-type="string">
            <text:p>ISIDORO PULIDO MORALE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740-1</text:p>
          </table:table-cell>
          <table:table-cell table:style-name="ce11" office:value-type="date" office:date-value="2019-05-03" calcext:value-type="date">
            <text:p>0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50802051" calcext:value-type="float">
            <text:p>772150802051</text:p>
          </table:table-cell>
          <table:table-cell table:style-name="ce2" office:value-type="string" calcext:value-type="string">
            <text:p>ESPADAS ALCOCER CARLOS EDUARD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41-1</text:p>
          </table:table-cell>
          <table:table-cell table:style-name="ce11" office:value-type="date" office:date-value="2019-05-04" calcext:value-type="date">
            <text:p>04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00957570" calcext:value-type="float">
            <text:p>772000957570</text:p>
          </table:table-cell>
          <table:table-cell table:style-name="ce2" office:value-type="string" calcext:value-type="string">
            <text:p>MAURA CISNEROS 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42-2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50901149" calcext:value-type="float">
            <text:p>772150901149</text:p>
          </table:table-cell>
          <table:table-cell table:style-name="ce2" office:value-type="string" calcext:value-type="string">
            <text:p>TEJAS MARTINEZ JOSUE ALEXNDER</text:p>
          </table:table-cell>
          <table:table-cell table:style-name="ce2" office:value-type="string" calcext:value-type="string">
            <text:p>DRS</text:p>
          </table:table-cell>
          <table:table-cell table:style-name="ce2" office:value-type="float" office:value="6700" calcext:value-type="float">
            <text:p>6700</text:p>
          </table:table-cell>
        </table:table-row>
        <table:table-row table:style-name="ro1">
          <table:table-cell table:style-name="ce2" office:value-type="string" calcext:value-type="string">
            <text:p>YU000743-1</text:p>
          </table:table-cell>
          <table:table-cell table:style-name="ce11" office:value-type="date" office:date-value="2019-05-06" calcext:value-type="date">
            <text:p>06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60200345" calcext:value-type="float">
            <text:p>777160200345</text:p>
          </table:table-cell>
          <table:table-cell table:style-name="ce2" office:value-type="string" calcext:value-type="string">
            <text:p>RODRIGUEZ HERNANDEZ ROM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744-1</text:p>
          </table:table-cell>
          <table:table-cell table:style-name="ce11" office:value-type="date" office:date-value="2019-05-06" calcext:value-type="date">
            <text:p>06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10301969" calcext:value-type="float">
            <text:p>776110301969</text:p>
          </table:table-cell>
          <table:table-cell table:style-name="ce2" office:value-type="string" calcext:value-type="string">
            <text:p>MONTENEGRO BARROSO JOSE GPE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46-2</text:p>
          </table:table-cell>
          <table:table-cell table:style-name="ce11" office:value-type="date" office:date-value="2019-06-26" calcext:value-type="date">
            <text:p>2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140600678" calcext:value-type="float">
            <text:p>773140600678</text:p>
          </table:table-cell>
          <table:table-cell table:style-name="ce2" office:value-type="string" calcext:value-type="string">
            <text:p>MAGANA Y DZIB HERMINI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48-2</text:p>
          </table:table-cell>
          <table:table-cell table:style-name="ce11" office:value-type="date" office:date-value="2019-05-07" calcext:value-type="date">
            <text:p>07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00507381" calcext:value-type="float">
            <text:p>773100507381</text:p>
          </table:table-cell>
          <table:table-cell table:style-name="ce2" office:value-type="string" calcext:value-type="string">
            <text:p>AKE GARRIDO ANGELICA MAR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749-1</text:p>
          </table:table-cell>
          <table:table-cell table:style-name="ce11" office:value-type="date" office:date-value="2019-05-07" calcext:value-type="date">
            <text:p>07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981101300" calcext:value-type="float">
            <text:p>775981101300</text:p>
          </table:table-cell>
          <table:table-cell table:style-name="ce2" office:value-type="string" calcext:value-type="string">
            <text:p>VILLAMOR CUTZ SISY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50-1</text:p>
          </table:table-cell>
          <table:table-cell table:style-name="ce11" office:value-type="date" office:date-value="2019-05-07" calcext:value-type="date">
            <text:p>07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50701819" calcext:value-type="float">
            <text:p>772050701819</text:p>
          </table:table-cell>
          <table:table-cell table:style-name="ce2" office:value-type="string" calcext:value-type="string">
            <text:p>NAJERA KU ELVIN ENRIQUE</text:p>
          </table:table-cell>
          <table:table-cell table:style-name="ce2" office:value-type="string" calcext:value-type="string">
            <text:p>DR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751-1</text:p>
          </table:table-cell>
          <table:table-cell table:style-name="ce11" office:value-type="date" office:date-value="2019-05-07" calcext:value-type="date">
            <text:p>07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080200759" calcext:value-type="float">
            <text:p>775080200759</text:p>
          </table:table-cell>
          <table:table-cell table:style-name="ce2" office:value-type="string" calcext:value-type="string">
            <text:p>DZUL COYOC TELMA LILI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53-2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21100953" calcext:value-type="float">
            <text:p>777121100953</text:p>
          </table:table-cell>
          <table:table-cell table:style-name="ce2" office:value-type="string" calcext:value-type="string">
            <text:p>OSORIO BUENFIL SONIA IREN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754-2</text:p>
          </table:table-cell>
          <table:table-cell table:style-name="ce11" office:value-type="date" office:date-value="2019-07-24" calcext:value-type="date">
            <text:p>24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5971100259" calcext:value-type="float">
            <text:p>775971100259</text:p>
          </table:table-cell>
          <table:table-cell table:style-name="ce2" office:value-type="string" calcext:value-type="string">
            <text:p>JORGE A HERNANDEZ 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57-1</text:p>
          </table:table-cell>
          <table:table-cell table:style-name="ce11" office:value-type="date" office:date-value="2019-05-08" calcext:value-type="date">
            <text:p>0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80805525" calcext:value-type="float">
            <text:p>776080805525</text:p>
          </table:table-cell>
          <table:table-cell table:style-name="ce2" office:value-type="string" calcext:value-type="string">
            <text:p>LOPEZ HOIL MANUEL ALBERT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58-1</text:p>
          </table:table-cell>
          <table:table-cell table:style-name="ce11" office:value-type="date" office:date-value="2019-05-08" calcext:value-type="date">
            <text:p>0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80507524" calcext:value-type="float">
            <text:p>776080507524</text:p>
          </table:table-cell>
          <table:table-cell table:style-name="ce2" office:value-type="string" calcext:value-type="string">
            <text:p>KANTUN PARDILLO EDUARDO ENRIQU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59-1</text:p>
          </table:table-cell>
          <table:table-cell table:style-name="ce11" office:value-type="date" office:date-value="2019-05-08" calcext:value-type="date">
            <text:p>0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31001377" calcext:value-type="float">
            <text:p>772031001377</text:p>
          </table:table-cell>
          <table:table-cell table:style-name="ce2" office:value-type="string" calcext:value-type="string">
            <text:p>CHI CHALE GUILLERM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760-1</text:p>
          </table:table-cell>
          <table:table-cell table:style-name="ce11" office:value-type="date" office:date-value="2019-05-08" calcext:value-type="date">
            <text:p>0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00658358" calcext:value-type="float">
            <text:p>773000658358</text:p>
          </table:table-cell>
          <table:table-cell table:style-name="ce2" office:value-type="string" calcext:value-type="string">
            <text:p>SABIDO COUOH JORGE DAVID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761-2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871100077" calcext:value-type="float">
            <text:p>774871100077</text:p>
          </table:table-cell>
          <table:table-cell table:style-name="ce2" office:value-type="string" calcext:value-type="string">
            <text:p>VELAZCO DE B MA DE LA C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63-1</text:p>
          </table:table-cell>
          <table:table-cell table:style-name="ce11" office:value-type="date" office:date-value="2019-05-08" calcext:value-type="date">
            <text:p>0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70901809" calcext:value-type="float">
            <text:p>774070901809</text:p>
          </table:table-cell>
          <table:table-cell table:style-name="ce2" office:value-type="string" calcext:value-type="string">
            <text:p>LUNA GOMEZ ISMENE C. .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64-2</text:p>
          </table:table-cell>
          <table:table-cell table:style-name="ce11" office:value-type="date" office:date-value="2019-06-22" calcext:value-type="date">
            <text:p>22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5981101415" calcext:value-type="float">
            <text:p>775981101415</text:p>
          </table:table-cell>
          <table:table-cell table:style-name="ce2" office:value-type="string" calcext:value-type="string">
            <text:p>GOMEZ WENDY PATRICI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66-2</text:p>
          </table:table-cell>
          <table:table-cell table:style-name="ce11" office:value-type="date" office:date-value="2019-05-17" calcext:value-type="date">
            <text:p>17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20102155" calcext:value-type="float">
            <text:p>774120102155</text:p>
          </table:table-cell>
          <table:table-cell table:style-name="ce2" office:value-type="string" calcext:value-type="string">
            <text:p>AYALA VARGUEZ MARTIN FERNAND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67-1</text:p>
          </table:table-cell>
          <table:table-cell table:style-name="ce11" office:value-type="date" office:date-value="2019-05-09" calcext:value-type="date">
            <text:p>09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10403791" calcext:value-type="float">
            <text:p>772110403791</text:p>
          </table:table-cell>
          <table:table-cell table:style-name="ce2" office:value-type="string" calcext:value-type="string">
            <text:p>DZUL HUCHIM EMILIAN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68-1</text:p>
          </table:table-cell>
          <table:table-cell table:style-name="ce11" office:value-type="date" office:date-value="2019-05-10" calcext:value-type="date">
            <text:p>10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70201188" calcext:value-type="float">
            <text:p>771970201188</text:p>
          </table:table-cell>
          <table:table-cell table:style-name="ce2" office:value-type="string" calcext:value-type="string">
            <text:p>JULIA CHAN UC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769-1</text:p>
          </table:table-cell>
          <table:table-cell table:style-name="ce11" office:value-type="date" office:date-value="2019-05-10" calcext:value-type="date">
            <text:p>10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40901358" calcext:value-type="float">
            <text:p>777040901358</text:p>
          </table:table-cell>
          <table:table-cell table:style-name="ce2" office:value-type="string" calcext:value-type="string">
            <text:p>RUELAS PECH JOSE GUADALUP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770-2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80902021" calcext:value-type="float">
            <text:p>777080902021</text:p>
          </table:table-cell>
          <table:table-cell table:style-name="ce2" office:value-type="string" calcext:value-type="string">
            <text:p>CHI HERRERA GILBERT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773-2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960201042" calcext:value-type="float">
            <text:p>773960201042</text:p>
          </table:table-cell>
          <table:table-cell table:style-name="ce2" office:value-type="string" calcext:value-type="string">
            <text:p>HECTOR R RODRIGUEZ SABIDO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2390" calcext:value-type="currency">
            <text:p>$12,390.00</text:p>
          </table:table-cell>
        </table:table-row>
        <table:table-row table:style-name="ro1">
          <table:table-cell table:style-name="ce2" office:value-type="string" calcext:value-type="string">
            <text:p>YU000774-1</text:p>
          </table:table-cell>
          <table:table-cell table:style-name="ce11" office:value-type="date" office:date-value="2019-05-11" calcext:value-type="date">
            <text:p>11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31202169" calcext:value-type="float">
            <text:p>777131202169</text:p>
          </table:table-cell>
          <table:table-cell table:style-name="ce2" office:value-type="string" calcext:value-type="string">
            <text:p>PINZON CABRERA JAIRO ADIER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75-2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060801435" calcext:value-type="float">
            <text:p>773060801435</text:p>
          </table:table-cell>
          <table:table-cell table:style-name="ce2" office:value-type="string" calcext:value-type="string">
            <text:p>EK PECH WALTER AUGUST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76-3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3050700363" calcext:value-type="float">
            <text:p>773050700363</text:p>
          </table:table-cell>
          <table:table-cell table:style-name="ce2" office:value-type="string" calcext:value-type="string">
            <text:p>MIRANDA CHAVEZ RUBI ELIZABETH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2150" calcext:value-type="currency">
            <text:p>$12,150.00</text:p>
          </table:table-cell>
        </table:table-row>
        <table:table-row table:style-name="ro1">
          <table:table-cell table:style-name="ce2" office:value-type="string" calcext:value-type="string">
            <text:p>YU000777-2</text:p>
          </table:table-cell>
          <table:table-cell table:style-name="ce11" office:value-type="date" office:date-value="2019-06-27" calcext:value-type="date">
            <text:p>2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60602935" calcext:value-type="float">
            <text:p>774060602935</text:p>
          </table:table-cell>
          <table:table-cell table:style-name="ce2" office:value-type="string" calcext:value-type="string">
            <text:p>CRUZ MEDINA FRANCISCO DE A.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78-2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120802461" calcext:value-type="float">
            <text:p>770120802461</text:p>
          </table:table-cell>
          <table:table-cell table:style-name="ce2" office:value-type="string" calcext:value-type="string">
            <text:p>AKE CHAN JAZMIN GUADALUP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779-1</text:p>
          </table:table-cell>
          <table:table-cell table:style-name="ce11" office:value-type="date" office:date-value="2019-05-13" calcext:value-type="date">
            <text:p>1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100200971" calcext:value-type="float">
            <text:p>775100200971</text:p>
          </table:table-cell>
          <table:table-cell table:style-name="ce2" office:value-type="string" calcext:value-type="string">
            <text:p>DE LA ROSA REYES MINERV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80-1</text:p>
          </table:table-cell>
          <table:table-cell table:style-name="ce11" office:value-type="date" office:date-value="2019-05-13" calcext:value-type="date">
            <text:p>1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71002021" calcext:value-type="float">
            <text:p>774971002021</text:p>
          </table:table-cell>
          <table:table-cell table:style-name="ce2" office:value-type="string" calcext:value-type="string">
            <text:p>NADIA E. CANTON LOPEZ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81-1</text:p>
          </table:table-cell>
          <table:table-cell table:style-name="ce11" office:value-type="date" office:date-value="2019-05-13" calcext:value-type="date">
            <text:p>1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00803702" calcext:value-type="float">
            <text:p>776100803702</text:p>
          </table:table-cell>
          <table:table-cell table:style-name="ce2" office:value-type="string" calcext:value-type="string">
            <text:p>TORRES ZAPATA ERICK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83-2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40503507" calcext:value-type="float">
            <text:p>774040503507</text:p>
          </table:table-cell>
          <table:table-cell table:style-name="ce2" office:value-type="string" calcext:value-type="string">
            <text:p>FELIPE DE JESUS VIANA CHA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784-1</text:p>
          </table:table-cell>
          <table:table-cell table:style-name="ce11" office:value-type="date" office:date-value="2019-05-13" calcext:value-type="date">
            <text:p>1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00702621" calcext:value-type="float">
            <text:p>773100702621</text:p>
          </table:table-cell>
          <table:table-cell table:style-name="ce2" office:value-type="string" calcext:value-type="string">
            <text:p>AVALOS ESPARZA ALFRED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85-2</text:p>
          </table:table-cell>
          <table:table-cell table:style-name="ce11" office:value-type="date" office:date-value="2019-06-26" calcext:value-type="date">
            <text:p>2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40601671" calcext:value-type="float">
            <text:p>774140601671</text:p>
          </table:table-cell>
          <table:table-cell table:style-name="ce2" office:value-type="string" calcext:value-type="string">
            <text:p>PECH CORTES ROSALIA DEL CARME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86-1</text:p>
          </table:table-cell>
          <table:table-cell table:style-name="ce11" office:value-type="date" office:date-value="2019-05-14" calcext:value-type="date">
            <text:p>14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50200774" calcext:value-type="float">
            <text:p>776150200774</text:p>
          </table:table-cell>
          <table:table-cell table:style-name="ce2" office:value-type="string" calcext:value-type="string">
            <text:p>CARRILLO ARIAS LIMBAN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787-1</text:p>
          </table:table-cell>
          <table:table-cell table:style-name="ce11" office:value-type="date" office:date-value="2019-05-14" calcext:value-type="date">
            <text:p>14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80306201" calcext:value-type="float">
            <text:p>776080306201</text:p>
          </table:table-cell>
          <table:table-cell table:style-name="ce2" office:value-type="string" calcext:value-type="string">
            <text:p>HERNANDEZ CRUZ ZENAID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788-1</text:p>
          </table:table-cell>
          <table:table-cell table:style-name="ce11" office:value-type="date" office:date-value="2019-05-14" calcext:value-type="date">
            <text:p>14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050800881" calcext:value-type="float">
            <text:p>770050800881</text:p>
          </table:table-cell>
          <table:table-cell table:style-name="ce2" office:value-type="string" calcext:value-type="string">
            <text:p>CETINA CETZ FRANCISCO DAVID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789-1</text:p>
          </table:table-cell>
          <table:table-cell table:style-name="ce11" office:value-type="date" office:date-value="2019-05-14" calcext:value-type="date">
            <text:p>14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10501873" calcext:value-type="float">
            <text:p>772110501873</text:p>
          </table:table-cell>
          <table:table-cell table:style-name="ce2" office:value-type="string" calcext:value-type="string">
            <text:p>MOO CANCHE MARCO ANTONI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91-1</text:p>
          </table:table-cell>
          <table:table-cell table:style-name="ce11" office:value-type="date" office:date-value="2019-05-14" calcext:value-type="date">
            <text:p>14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80103032" calcext:value-type="float">
            <text:p>776080103032</text:p>
          </table:table-cell>
          <table:table-cell table:style-name="ce2" office:value-type="string" calcext:value-type="string">
            <text:p>FRANCO CERVERA MARIA EVELIA 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792-1</text:p>
          </table:table-cell>
          <table:table-cell table:style-name="ce11" office:value-type="date" office:date-value="2019-05-15" calcext:value-type="date">
            <text:p>15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10500818" calcext:value-type="float">
            <text:p>772110500818</text:p>
          </table:table-cell>
          <table:table-cell table:style-name="ce2" office:value-type="string" calcext:value-type="string">
            <text:p>MORALES CASTILLO DAVID MANU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93-1</text:p>
          </table:table-cell>
          <table:table-cell table:style-name="ce11" office:value-type="date" office:date-value="2019-05-15" calcext:value-type="date">
            <text:p>15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21200819" calcext:value-type="float">
            <text:p>772021200819</text:p>
          </table:table-cell>
          <table:table-cell table:style-name="ce2" office:value-type="string" calcext:value-type="string">
            <text:p>CAMARA PANTI ELVER DANI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94-1</text:p>
          </table:table-cell>
          <table:table-cell table:style-name="ce11" office:value-type="date" office:date-value="2019-05-15" calcext:value-type="date">
            <text:p>15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61100782" calcext:value-type="float">
            <text:p>772961100782</text:p>
          </table:table-cell>
          <table:table-cell table:style-name="ce2" office:value-type="string" calcext:value-type="string">
            <text:p>AURORA CASTILLO UICAB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796-2</text:p>
          </table:table-cell>
          <table:table-cell table:style-name="ce11" office:value-type="date" office:date-value="2019-07-02" calcext:value-type="date">
            <text:p>0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1990405511" calcext:value-type="float">
            <text:p>771990405511</text:p>
          </table:table-cell>
          <table:table-cell table:style-name="ce2" office:value-type="string" calcext:value-type="string">
            <text:p>CARLOS M ARJONA OJEDA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797-1</text:p>
          </table:table-cell>
          <table:table-cell table:style-name="ce11" office:value-type="date" office:date-value="2019-05-16" calcext:value-type="date">
            <text:p>16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080305689" calcext:value-type="float">
            <text:p>776080305689</text:p>
          </table:table-cell>
          <table:table-cell table:style-name="ce2" office:value-type="string" calcext:value-type="string">
            <text:p>MEDINA SOLIS NOR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799-2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40303991" calcext:value-type="float">
            <text:p>773140303991</text:p>
          </table:table-cell>
          <table:table-cell table:style-name="ce2" office:value-type="string" calcext:value-type="string">
            <text:p>GOMEZ NEGROE SINTIQUE OFI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800-2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81001841" calcext:value-type="float">
            <text:p>773981001841</text:p>
          </table:table-cell>
          <table:table-cell table:style-name="ce2" office:value-type="string" calcext:value-type="string">
            <text:p>BASTARRACHEA US DAHI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805-2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80602946" calcext:value-type="float">
            <text:p>771980602946</text:p>
          </table:table-cell>
          <table:table-cell table:style-name="ce2" office:value-type="string" calcext:value-type="string">
            <text:p>JUSTO D DE G BURGOS GLE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806-2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00603941" calcext:value-type="float">
            <text:p>773100603941</text:p>
          </table:table-cell>
          <table:table-cell table:style-name="ce2" office:value-type="string" calcext:value-type="string">
            <text:p>BAUTISTA ORLAINETA ANDRE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811-1</text:p>
          </table:table-cell>
          <table:table-cell table:style-name="ce11" office:value-type="date" office:date-value="2019-05-17" calcext:value-type="date">
            <text:p>17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860900512" calcext:value-type="float">
            <text:p>773860900512</text:p>
          </table:table-cell>
          <table:table-cell table:style-name="ce2" office:value-type="string" calcext:value-type="string">
            <text:p>MANUEL DE J MARTINEZ R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13-1</text:p>
          </table:table-cell>
          <table:table-cell table:style-name="ce11" office:value-type="date" office:date-value="2019-05-17" calcext:value-type="date">
            <text:p>17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60400183" calcext:value-type="float">
            <text:p>772060400183</text:p>
          </table:table-cell>
          <table:table-cell table:style-name="ce2" office:value-type="string" calcext:value-type="string">
            <text:p>NARVAEZ DZUL DULCE MARI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14-1</text:p>
          </table:table-cell>
          <table:table-cell table:style-name="ce11" office:value-type="date" office:date-value="2019-05-18" calcext:value-type="date">
            <text:p>1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840800680" calcext:value-type="float">
            <text:p>772840800680</text:p>
          </table:table-cell>
          <table:table-cell table:style-name="ce2" office:value-type="string" calcext:value-type="string">
            <text:p>CANUL CHIM ELMER DE JESU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18-2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51106828" calcext:value-type="float">
            <text:p>774051106828</text:p>
          </table:table-cell>
          <table:table-cell table:style-name="ce2" office:value-type="string" calcext:value-type="string">
            <text:p>SERGIO MANUEL CASTILLO PACHEC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819-3</text:p>
          </table:table-cell>
          <table:table-cell table:style-name="ce11" office:value-type="date" office:date-value="2019-06-27" calcext:value-type="date">
            <text:p>27/06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6070901895" calcext:value-type="float">
            <text:p>776070901895</text:p>
          </table:table-cell>
          <table:table-cell table:style-name="ce2" office:value-type="string" calcext:value-type="string">
            <text:p>REJON PATRON LOURDES GUADALUPE</text:p>
          </table:table-cell>
          <table:table-cell table:style-name="ce2" office:value-type="string" calcext:value-type="string">
            <text:p>CREDIPLUS</text:p>
          </table:table-cell>
          <table:table-cell table:style-name="ce10" office:value-type="currency" office:currency="MXN" office:value="12390" calcext:value-type="currency">
            <text:p>$12,390.00</text:p>
          </table:table-cell>
        </table:table-row>
        <table:table-row table:style-name="ro1">
          <table:table-cell table:style-name="ce2" office:value-type="string" calcext:value-type="string">
            <text:p>YU000820-2</text:p>
          </table:table-cell>
          <table:table-cell table:style-name="ce11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40102738" calcext:value-type="float">
            <text:p>771940102738</text:p>
          </table:table-cell>
          <table:table-cell table:style-name="ce2" office:value-type="string" calcext:value-type="string">
            <text:p>MANUEL CARDENAS SANTAN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22-1</text:p>
          </table:table-cell>
          <table:table-cell table:style-name="ce11" office:value-type="date" office:date-value="2019-05-18" calcext:value-type="date">
            <text:p>1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00456091" calcext:value-type="float">
            <text:p>772000456091</text:p>
          </table:table-cell>
          <table:table-cell table:style-name="ce2" office:value-type="string" calcext:value-type="string">
            <text:p>SULUB RAMOS MIRIAM DEL SOCORR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23-1</text:p>
          </table:table-cell>
          <table:table-cell table:style-name="ce11" office:value-type="date" office:date-value="2019-05-18" calcext:value-type="date">
            <text:p>1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21200776" calcext:value-type="float">
            <text:p>772921200776</text:p>
          </table:table-cell>
          <table:table-cell table:style-name="ce2" office:value-type="string" calcext:value-type="string">
            <text:p>RODRIGUEZ MARIA MARGARIT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24-3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0460341" calcext:value-type="float">
            <text:p>774000460341</text:p>
          </table:table-cell>
          <table:table-cell table:style-name="ce2" office:value-type="string" calcext:value-type="string">
            <text:p>CARRILLO QUIJANO ADAN IVA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826-1</text:p>
          </table:table-cell>
          <table:table-cell table:style-name="ce11" office:value-type="date" office:date-value="2019-05-20" calcext:value-type="date">
            <text:p>20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61101749" calcext:value-type="float">
            <text:p>774961101749</text:p>
          </table:table-cell>
          <table:table-cell table:style-name="ce2" office:value-type="string" calcext:value-type="string">
            <text:p>GABRIEL J SANCHEZ ARJON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28-2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30800266" calcext:value-type="float">
            <text:p>778030800266</text:p>
          </table:table-cell>
          <table:table-cell table:style-name="ce2" office:value-type="string" calcext:value-type="string">
            <text:p>VALENCIA PALMA BERNAB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829-4</text:p>
          </table:table-cell>
          <table:table-cell table:style-name="ce11" office:value-type="date" office:date-value="2019-07-04" calcext:value-type="date">
            <text:p>04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7091003222" calcext:value-type="float">
            <text:p>777091003222</text:p>
          </table:table-cell>
          <table:table-cell table:style-name="ce2" office:value-type="string" calcext:value-type="string">
            <text:p>VEGA DOMINGUEZ HUBERT GABRI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830-2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01256826" calcext:value-type="float">
            <text:p>772001256826</text:p>
          </table:table-cell>
          <table:table-cell table:style-name="ce2" office:value-type="string" calcext:value-type="string">
            <text:p>SALOMON PEREZ DIAZ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832-2</text:p>
          </table:table-cell>
          <table:table-cell table:style-name="ce11" office:value-type="date" office:date-value="2019-05-21" calcext:value-type="date">
            <text:p>21/05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020604146" calcext:value-type="float">
            <text:p>771020604146</text:p>
          </table:table-cell>
          <table:table-cell table:style-name="ce2" office:value-type="string" calcext:value-type="string">
            <text:p>CANUL MATU MARCELINO</text:p>
          </table:table-cell>
          <table:table-cell table:style-name="ce2" office:value-type="string" calcext:value-type="string">
            <text:p>RODEKA</text:p>
          </table:table-cell>
          <table:table-cell table:style-name="ce10" office:value-type="currency" office:currency="MXN" office:value="9248" calcext:value-type="currency">
            <text:p>$9,248.00</text:p>
          </table:table-cell>
        </table:table-row>
        <table:table-row table:style-name="ro1">
          <table:table-cell table:style-name="ce2" office:value-type="string" calcext:value-type="string">
            <text:p>YU000834-2</text:p>
          </table:table-cell>
          <table:table-cell table:style-name="ce11" office:value-type="date" office:date-value="2019-07-04" calcext:value-type="date">
            <text:p>04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150202910" calcext:value-type="float">
            <text:p>774150202910</text:p>
          </table:table-cell>
          <table:table-cell table:style-name="ce2" office:value-type="string" calcext:value-type="string">
            <text:p>NAVARRO ESCOBEDO MARIA ESTHE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835-1</text:p>
          </table:table-cell>
          <table:table-cell table:style-name="ce11" office:value-type="date" office:date-value="2019-05-22" calcext:value-type="date">
            <text:p>22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50603659" calcext:value-type="float">
            <text:p>773150603659</text:p>
          </table:table-cell>
          <table:table-cell table:style-name="ce2" office:value-type="string" calcext:value-type="string">
            <text:p>MANZANO GIL ALEJANDRA LEGISLIE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37-1</text:p>
          </table:table-cell>
          <table:table-cell table:style-name="ce11" office:value-type="date" office:date-value="2019-05-22" calcext:value-type="date">
            <text:p>22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10902606" calcext:value-type="float">
            <text:p>772110902606</text:p>
          </table:table-cell>
          <table:table-cell table:style-name="ce2" office:value-type="string" calcext:value-type="string">
            <text:p>PEREZ ESTRELLA JOSE SOCORRO</text:p>
          </table:table-cell>
          <table:table-cell table:style-name="ce2" office:value-type="string" calcext:value-type="string">
            <text:p>DR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838-1</text:p>
          </table:table-cell>
          <table:table-cell table:style-name="ce11" office:value-type="date" office:date-value="2019-05-23" calcext:value-type="date">
            <text:p>2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1201306" calcext:value-type="float">
            <text:p>777141201306</text:p>
          </table:table-cell>
          <table:table-cell table:style-name="ce2" office:value-type="string" calcext:value-type="string">
            <text:p>ALBORNOZ DIAZ DALIA FABIOLA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839-1</text:p>
          </table:table-cell>
          <table:table-cell table:style-name="ce11" office:value-type="date" office:date-value="2019-05-23" calcext:value-type="date">
            <text:p>2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921100224" calcext:value-type="float">
            <text:p>772921100224</text:p>
          </table:table-cell>
          <table:table-cell table:style-name="ce2" office:value-type="string" calcext:value-type="string">
            <text:p>DIAZ SANCHEZ KARLA GUADALUP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40-1</text:p>
          </table:table-cell>
          <table:table-cell table:style-name="ce11" office:value-type="date" office:date-value="2019-05-23" calcext:value-type="date">
            <text:p>23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950900981" calcext:value-type="float">
            <text:p>775950900981</text:p>
          </table:table-cell>
          <table:table-cell table:style-name="ce2" office:value-type="string" calcext:value-type="string">
            <text:p>POOT CAMPOS LUI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41-2</text:p>
          </table:table-cell>
          <table:table-cell table:style-name="ce11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2120901365" calcext:value-type="float">
            <text:p>772120901365</text:p>
          </table:table-cell>
          <table:table-cell table:style-name="ce2" office:value-type="string" calcext:value-type="string">
            <text:p>CAUICH MENDEZ CESAR ARMAND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42-2</text:p>
          </table:table-cell>
          <table:table-cell table:style-name="ce11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3921201078" calcext:value-type="float">
            <text:p>773921201078</text:p>
          </table:table-cell>
          <table:table-cell table:style-name="ce2" office:value-type="string" calcext:value-type="string">
            <text:p>MERCADO PERAZA ALBERTO MARTI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44-2</text:p>
          </table:table-cell>
          <table:table-cell table:style-name="ce11" office:value-type="date" office:date-value="2019-07-04" calcext:value-type="date">
            <text:p>04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1040303801" calcext:value-type="float">
            <text:p>771040303801</text:p>
          </table:table-cell>
          <table:table-cell table:style-name="ce2" office:value-type="string" calcext:value-type="string">
            <text:p>MARIN ALVAREZ JOSE TRINIDAD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11000" calcext:value-type="float">
            <text:p>11000</text:p>
          </table:table-cell>
        </table:table-row>
        <table:table-row table:style-name="ro1">
          <table:table-cell table:style-name="ce2" office:value-type="string" calcext:value-type="string">
            <text:p>YU000845-1</text:p>
          </table:table-cell>
          <table:table-cell table:style-name="ce11" office:value-type="date" office:date-value="2019-05-24" calcext:value-type="date">
            <text:p>24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000957951" calcext:value-type="float">
            <text:p>775000957951</text:p>
          </table:table-cell>
          <table:table-cell table:style-name="ce2" office:value-type="string" calcext:value-type="string">
            <text:p>LOPEZ CAMPOMANES PEDR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46-1</text:p>
          </table:table-cell>
          <table:table-cell table:style-name="ce11" office:value-type="date" office:date-value="2019-05-24" calcext:value-type="date">
            <text:p>24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970900731" calcext:value-type="float">
            <text:p>775970900731</text:p>
          </table:table-cell>
          <table:table-cell table:style-name="ce2" office:value-type="string" calcext:value-type="string">
            <text:p>PISTE AGUILAR CAMIL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47-2</text:p>
          </table:table-cell>
          <table:table-cell table:style-name="ce11" office:value-type="date" office:date-value="2019-07-10" calcext:value-type="date">
            <text:p>10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6100706332" calcext:value-type="float">
            <text:p>776100706332</text:p>
          </table:table-cell>
          <table:table-cell table:style-name="ce2" office:value-type="string" calcext:value-type="string">
            <text:p>LOPEZ LANDEROS SOBEID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48-2</text:p>
          </table:table-cell>
          <table:table-cell table:style-name="ce11" office:value-type="date" office:date-value="2019-07-05" calcext:value-type="date">
            <text:p>0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1101271" calcext:value-type="float">
            <text:p>774941101271</text:p>
          </table:table-cell>
          <table:table-cell table:style-name="ce2" office:value-type="string" calcext:value-type="string">
            <text:p>ROSADO MENDEZ FRANCISCO JESUS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850-1</text:p>
          </table:table-cell>
          <table:table-cell table:style-name="ce11" office:value-type="date" office:date-value="2019-05-24" calcext:value-type="date">
            <text:p>24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60401421" calcext:value-type="float">
            <text:p>774960401421</text:p>
          </table:table-cell>
          <table:table-cell table:style-name="ce2" office:value-type="string" calcext:value-type="string">
            <text:p>JULIO DURAN BALAM.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52-1</text:p>
          </table:table-cell>
          <table:table-cell table:style-name="ce11" office:value-type="date" office:date-value="2019-05-24" calcext:value-type="date">
            <text:p>24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20100334" calcext:value-type="float">
            <text:p>778920100334</text:p>
          </table:table-cell>
          <table:table-cell table:style-name="ce2" office:value-type="string" calcext:value-type="string">
            <text:p>GABRIEL GONZALEZ ALVARAD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53-1</text:p>
          </table:table-cell>
          <table:table-cell table:style-name="ce11" office:value-type="date" office:date-value="2019-05-24" calcext:value-type="date">
            <text:p>24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71000288" calcext:value-type="float">
            <text:p>778971000288</text:p>
          </table:table-cell>
          <table:table-cell table:style-name="ce2" office:value-type="string" calcext:value-type="string">
            <text:p>SILVIO A CAAMAL CHAL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56-2</text:p>
          </table:table-cell>
          <table:table-cell table:style-name="ce11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5960300183" calcext:value-type="float">
            <text:p>775960300183</text:p>
          </table:table-cell>
          <table:table-cell table:style-name="ce2" office:value-type="string" calcext:value-type="string">
            <text:p>DEYSI SANTIAGO DE TINTOR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59-1</text:p>
          </table:table-cell>
          <table:table-cell table:style-name="ce11" office:value-type="date" office:date-value="2019-05-28" calcext:value-type="date">
            <text:p>2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940800197" calcext:value-type="float">
            <text:p>778940800197</text:p>
          </table:table-cell>
          <table:table-cell table:style-name="ce2" office:value-type="string" calcext:value-type="string">
            <text:p>JOSE ALBERTO KU CANU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60-1</text:p>
          </table:table-cell>
          <table:table-cell table:style-name="ce11" office:value-type="date" office:date-value="2019-05-28" calcext:value-type="date">
            <text:p>2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21200272" calcext:value-type="float">
            <text:p>778021200272</text:p>
          </table:table-cell>
          <table:table-cell table:style-name="ce2" office:value-type="string" calcext:value-type="string">
            <text:p>CARLOS E TUN POLANC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62-1</text:p>
          </table:table-cell>
          <table:table-cell table:style-name="ce11" office:value-type="date" office:date-value="2019-05-28" calcext:value-type="date">
            <text:p>2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0358954" calcext:value-type="float">
            <text:p>774000358954</text:p>
          </table:table-cell>
          <table:table-cell table:style-name="ce2" office:value-type="string" calcext:value-type="string">
            <text:p>UICAB GONGORA CARLOS ANTONI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64-2</text:p>
          </table:table-cell>
          <table:table-cell table:style-name="ce11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080105396" calcext:value-type="float">
            <text:p>776080105396</text:p>
          </table:table-cell>
          <table:table-cell table:style-name="ce2" office:value-type="string" calcext:value-type="string">
            <text:p>MOSQUEDA ESPITA GASPAR ALONS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66-1</text:p>
          </table:table-cell>
          <table:table-cell table:style-name="ce11" office:value-type="date" office:date-value="2019-05-28" calcext:value-type="date">
            <text:p>2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20400824" calcext:value-type="float">
            <text:p>773920400824</text:p>
          </table:table-cell>
          <table:table-cell table:style-name="ce2" office:value-type="string" calcext:value-type="string">
            <text:p>HERMENEGILDO CANUL XOO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867-2</text:p>
          </table:table-cell>
          <table:table-cell table:style-name="ce11" office:value-type="date" office:date-value="2019-07-10" calcext:value-type="date">
            <text:p>10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5040200870" calcext:value-type="float">
            <text:p>775040200870</text:p>
          </table:table-cell>
          <table:table-cell table:style-name="ce2" office:value-type="string" calcext:value-type="string">
            <text:p>ROSALES CETINA YASMI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68-2</text:p>
          </table:table-cell>
          <table:table-cell table:style-name="ce11" office:value-type="date" office:date-value="2019-07-16" calcext:value-type="date">
            <text:p>1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6160403398" calcext:value-type="float">
            <text:p>776160403398</text:p>
          </table:table-cell>
          <table:table-cell table:style-name="ce2" office:value-type="string" calcext:value-type="string">
            <text:p>ALPUCHE BUENFIL JORGE FRANCISC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71-1</text:p>
          </table:table-cell>
          <table:table-cell table:style-name="ce11" office:value-type="date" office:date-value="2019-05-28" calcext:value-type="date">
            <text:p>2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20400988" calcext:value-type="float">
            <text:p>771920400988</text:p>
          </table:table-cell>
          <table:table-cell table:style-name="ce2" office:value-type="string" calcext:value-type="string">
            <text:p>OSALDE ALCOCER JOSE LUI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0872-1</text:p>
          </table:table-cell>
          <table:table-cell table:style-name="ce11" office:value-type="date" office:date-value="2019-05-28" calcext:value-type="date">
            <text:p>28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090101180" calcext:value-type="float">
            <text:p>775090101180</text:p>
          </table:table-cell>
          <table:table-cell table:style-name="ce2" office:value-type="string" calcext:value-type="string">
            <text:p>SALAS PEREZ JORG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73-2</text:p>
          </table:table-cell>
          <table:table-cell table:style-name="ce11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100504935" calcext:value-type="float">
            <text:p>773100504935</text:p>
          </table:table-cell>
          <table:table-cell table:style-name="ce2" office:value-type="string" calcext:value-type="string">
            <text:p>RODRIGUEZ POOT JORGE LUI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74-2</text:p>
          </table:table-cell>
          <table:table-cell table:style-name="ce11" office:value-type="date" office:date-value="2019-07-16" calcext:value-type="date">
            <text:p>1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2130902831" calcext:value-type="float">
            <text:p>772130902831</text:p>
          </table:table-cell>
          <table:table-cell table:style-name="ce2" office:value-type="string" calcext:value-type="string">
            <text:p>MAY SOSA GUADALUPE MELQUIADE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76-1</text:p>
          </table:table-cell>
          <table:table-cell table:style-name="ce11" office:value-type="date" office:date-value="2019-05-29" calcext:value-type="date">
            <text:p>29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30400608" calcext:value-type="float">
            <text:p>774930400608</text:p>
          </table:table-cell>
          <table:table-cell table:style-name="ce2" office:value-type="string" calcext:value-type="string">
            <text:p>MATILDE CANU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77-1</text:p>
          </table:table-cell>
          <table:table-cell table:style-name="ce11" office:value-type="date" office:date-value="2019-05-29" calcext:value-type="date">
            <text:p>29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30200790" calcext:value-type="float">
            <text:p>774930200790</text:p>
          </table:table-cell>
          <table:table-cell table:style-name="ce2" office:value-type="string" calcext:value-type="string">
            <text:p>ELSY NOEMI CERVERA UICAB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79-2</text:p>
          </table:table-cell>
          <table:table-cell table:style-name="ce11" office:value-type="date" office:date-value="2019-07-13" calcext:value-type="date">
            <text:p>1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4990201591" calcext:value-type="float">
            <text:p>774990201591</text:p>
          </table:table-cell>
          <table:table-cell table:style-name="ce2" office:value-type="string" calcext:value-type="string">
            <text:p>MARIO MAY SANSORES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80-1</text:p>
          </table:table-cell>
          <table:table-cell table:style-name="ce11" office:value-type="date" office:date-value="2019-05-30" calcext:value-type="date">
            <text:p>30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1001551" calcext:value-type="float">
            <text:p>774941001551</text:p>
          </table:table-cell>
          <table:table-cell table:style-name="ce2" office:value-type="string" calcext:value-type="string">
            <text:p>GLADYS GUILLERMO NAHUAT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881-2</text:p>
          </table:table-cell>
          <table:table-cell table:style-name="ce11" office:value-type="date" office:date-value="2019-07-12" calcext:value-type="date">
            <text:p>1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110106368" calcext:value-type="float">
            <text:p>776110106368</text:p>
          </table:table-cell>
          <table:table-cell table:style-name="ce2" office:value-type="string" calcext:value-type="string">
            <text:p>VILLALTA HAAS ANA MARI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0882-1</text:p>
          </table:table-cell>
          <table:table-cell table:style-name="ce11" office:value-type="date" office:date-value="2019-05-31" calcext:value-type="date">
            <text:p>31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11100601" calcext:value-type="float">
            <text:p>772111100601</text:p>
          </table:table-cell>
          <table:table-cell table:style-name="ce2" office:value-type="string" calcext:value-type="string">
            <text:p>MAY MAY NESTOR GIMEL</text:p>
          </table:table-cell>
          <table:table-cell table:style-name="ce2" office:value-type="string" calcext:value-type="string">
            <text:p>DR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883-1</text:p>
          </table:table-cell>
          <table:table-cell table:style-name="ce11" office:value-type="date" office:date-value="2019-05-31" calcext:value-type="date">
            <text:p>31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31202473" calcext:value-type="float">
            <text:p>773131202473</text:p>
          </table:table-cell>
          <table:table-cell table:style-name="ce2" office:value-type="string" calcext:value-type="string">
            <text:p>BASTO BASTARRACHEA MIGUEL A.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884-1</text:p>
          </table:table-cell>
          <table:table-cell table:style-name="ce11" office:value-type="date" office:date-value="2019-05-31" calcext:value-type="date">
            <text:p>31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110802391" calcext:value-type="float">
            <text:p>770110802391</text:p>
          </table:table-cell>
          <table:table-cell table:style-name="ce2" office:value-type="string" calcext:value-type="string">
            <text:p>POOT HAU SINTIA DEL CARME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86-1</text:p>
          </table:table-cell>
          <table:table-cell table:style-name="ce11" office:value-type="date" office:date-value="2019-05-31" calcext:value-type="date">
            <text:p>31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791200591" calcext:value-type="float">
            <text:p>772791200591</text:p>
          </table:table-cell>
          <table:table-cell table:style-name="ce2" office:value-type="string" calcext:value-type="string">
            <text:p>ALFONSO MEZQUIT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887-1</text:p>
          </table:table-cell>
          <table:table-cell table:style-name="ce11" office:value-type="date" office:date-value="2019-05-31" calcext:value-type="date">
            <text:p>31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60401859" calcext:value-type="float">
            <text:p>776160401859</text:p>
          </table:table-cell>
          <table:table-cell table:style-name="ce2" office:value-type="string" calcext:value-type="string">
            <text:p>CORAL ORTIZ GUADALUPE CONCEPCI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889-1</text:p>
          </table:table-cell>
          <table:table-cell table:style-name="ce11" office:value-type="date" office:date-value="2019-05-31" calcext:value-type="date">
            <text:p>31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80805090" calcext:value-type="float">
            <text:p>771980805090</text:p>
          </table:table-cell>
          <table:table-cell table:style-name="ce2" office:value-type="string" calcext:value-type="string">
            <text:p>WILBERTH GARCIA CHABL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890-2</text:p>
          </table:table-cell>
          <table:table-cell table:style-name="ce11" office:value-type="date" office:date-value="2019-07-16" calcext:value-type="date">
            <text:p>1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7160100596" calcext:value-type="float">
            <text:p>777160100596</text:p>
          </table:table-cell>
          <table:table-cell table:style-name="ce2" office:value-type="string" calcext:value-type="string">
            <text:p>POOL CHAN MAURO ANTONI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91-2</text:p>
          </table:table-cell>
          <table:table-cell table:style-name="ce11" office:value-type="date" office:date-value="2019-07-16" calcext:value-type="date">
            <text:p>1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050401800" calcext:value-type="float">
            <text:p>774050401800</text:p>
          </table:table-cell>
          <table:table-cell table:style-name="ce2" office:value-type="string" calcext:value-type="string">
            <text:p>CUEVAS CHAN SAHARA MA DEL 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93-1</text:p>
          </table:table-cell>
          <table:table-cell table:style-name="ce11" office:value-type="date" office:date-value="2019-05-31" calcext:value-type="date">
            <text:p>31/05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90701927" calcext:value-type="float">
            <text:p>772090701927</text:p>
          </table:table-cell>
          <table:table-cell table:style-name="ce2" office:value-type="string" calcext:value-type="string">
            <text:p>SIERRA FUENTES ARTUR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94-1</text:p>
          </table:table-cell>
          <table:table-cell table:style-name="ce11" office:value-type="date" office:date-value="2019-06-01" calcext:value-type="date">
            <text:p>01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61200030" calcext:value-type="float">
            <text:p>772061200030</text:p>
          </table:table-cell>
          <table:table-cell table:style-name="ce2" office:value-type="string" calcext:value-type="string">
            <text:p>MARTINEZ ALCOCER MANU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895-2</text:p>
          </table:table-cell>
          <table:table-cell table:style-name="ce11" office:value-type="date" office:date-value="2019-07-19" calcext:value-type="date">
            <text:p>1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900700313" calcext:value-type="float">
            <text:p>774900700313</text:p>
          </table:table-cell>
          <table:table-cell table:style-name="ce2" office:value-type="string" calcext:value-type="string">
            <text:p>CARRILLO RUBEN ERNEST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897-1</text:p>
          </table:table-cell>
          <table:table-cell table:style-name="ce11" office:value-type="date" office:date-value="2019-06-03" calcext:value-type="date">
            <text:p>0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10900049" calcext:value-type="float">
            <text:p>773110900049</text:p>
          </table:table-cell>
          <table:table-cell table:style-name="ce2" office:value-type="string" calcext:value-type="string">
            <text:p>MALDONADO CARDENAS MARIA LUIS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898-1</text:p>
          </table:table-cell>
          <table:table-cell table:style-name="ce11" office:value-type="date" office:date-value="2019-06-03" calcext:value-type="date">
            <text:p>0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70200699" calcext:value-type="float">
            <text:p>773970200699</text:p>
          </table:table-cell>
          <table:table-cell table:style-name="ce2" office:value-type="string" calcext:value-type="string">
            <text:p>TUN LORENZO DAVID GAMALIEL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899-1</text:p>
          </table:table-cell>
          <table:table-cell table:style-name="ce11" office:value-type="date" office:date-value="2019-06-03" calcext:value-type="date">
            <text:p>0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40900503" calcext:value-type="float">
            <text:p>774140900503</text:p>
          </table:table-cell>
          <table:table-cell table:style-name="ce2" office:value-type="string" calcext:value-type="string">
            <text:p>BAAS UCAN DARWIN JESUS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900-1</text:p>
          </table:table-cell>
          <table:table-cell table:style-name="ce11" office:value-type="date" office:date-value="2019-06-04" calcext:value-type="date">
            <text:p>0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80508106" calcext:value-type="float">
            <text:p>773080508106</text:p>
          </table:table-cell>
          <table:table-cell table:style-name="ce2" office:value-type="string" calcext:value-type="string">
            <text:p>PENA GONZALEZ MIRLEY ISABE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01-2</text:p>
          </table:table-cell>
          <table:table-cell table:style-name="ce11" office:value-type="date" office:date-value="2019-07-16" calcext:value-type="date">
            <text:p>1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070302682" calcext:value-type="float">
            <text:p>773070302682</text:p>
          </table:table-cell>
          <table:table-cell table:style-name="ce2" office:value-type="string" calcext:value-type="string">
            <text:p>ROSADO MENA BLANCA ROS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902-2</text:p>
          </table:table-cell>
          <table:table-cell table:style-name="ce11" office:value-type="date" office:date-value="2019-07-16" calcext:value-type="date">
            <text:p>1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7121101551" calcext:value-type="float">
            <text:p>777121101551</text:p>
          </table:table-cell>
          <table:table-cell table:style-name="ce2" office:value-type="string" calcext:value-type="string">
            <text:p>BRICENO TUN MANUEL DE ATOCH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903-1</text:p>
          </table:table-cell>
          <table:table-cell table:style-name="ce11" office:value-type="date" office:date-value="2019-06-04" calcext:value-type="date">
            <text:p>0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2991101571" calcext:value-type="float">
            <text:p>772991101571</text:p>
          </table:table-cell>
          <table:table-cell table:style-name="ce2" office:value-type="string" calcext:value-type="string">
            <text:p>DORACELY FLORES DE LA CRUZ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904-1</text:p>
          </table:table-cell>
          <table:table-cell table:style-name="ce11" office:value-type="date" office:date-value="2019-06-04" calcext:value-type="date">
            <text:p>0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841100568" calcext:value-type="float">
            <text:p>772841100568</text:p>
          </table:table-cell>
          <table:table-cell table:style-name="ce2" office:value-type="string" calcext:value-type="string">
            <text:p>CAN ARANA JOSE ELISE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905-1</text:p>
          </table:table-cell>
          <table:table-cell table:style-name="ce11" office:value-type="date" office:date-value="2019-06-04" calcext:value-type="date">
            <text:p>0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140101822" calcext:value-type="float">
            <text:p>771140101822</text:p>
          </table:table-cell>
          <table:table-cell table:style-name="ce2" office:value-type="string" calcext:value-type="string">
            <text:p>GOMEZ ANGULO JOHANA CAROLIN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06-1</text:p>
          </table:table-cell>
          <table:table-cell table:style-name="ce11" office:value-type="date" office:date-value="2019-06-04" calcext:value-type="date">
            <text:p>0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60403762" calcext:value-type="float">
            <text:p>776160403762</text:p>
          </table:table-cell>
          <table:table-cell table:style-name="ce2" office:value-type="string" calcext:value-type="string">
            <text:p>BRICENO GONGORA KARLA DIANET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907-2</text:p>
          </table:table-cell>
          <table:table-cell table:style-name="ce11" office:value-type="date" office:date-value="2019-07-16" calcext:value-type="date">
            <text:p>1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001057419" calcext:value-type="float">
            <text:p>774001057419</text:p>
          </table:table-cell>
          <table:table-cell table:style-name="ce2" office:value-type="string" calcext:value-type="string">
            <text:p>RUBIO KU JOSE IGNACI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908-2</text:p>
          </table:table-cell>
          <table:table-cell table:style-name="ce11" office:value-type="date" office:date-value="2019-07-25" calcext:value-type="date">
            <text:p>2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090802029" calcext:value-type="float">
            <text:p>773090802029</text:p>
          </table:table-cell>
          <table:table-cell table:style-name="ce2" office:value-type="string" calcext:value-type="string">
            <text:p>ALCOCER PACHECO MARIA 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09-1</text:p>
          </table:table-cell>
          <table:table-cell table:style-name="ce11" office:value-type="date" office:date-value="2019-06-04" calcext:value-type="date">
            <text:p>0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961001337" calcext:value-type="float">
            <text:p>774961001337</text:p>
          </table:table-cell>
          <table:table-cell table:style-name="ce2" office:value-type="string" calcext:value-type="string">
            <text:p>ANA MARIA AVILA GALL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10-1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10703811" calcext:value-type="float">
            <text:p>776110703811</text:p>
          </table:table-cell>
          <table:table-cell table:style-name="ce2" office:value-type="string" calcext:value-type="string">
            <text:p>MAGANA MATA BLANCA LAURA .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11-1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91101638" calcext:value-type="float">
            <text:p>774991101638</text:p>
          </table:table-cell>
          <table:table-cell table:style-name="ce2" office:value-type="string" calcext:value-type="string">
            <text:p>UC CHAN FRANCISCO 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14-1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0261012" calcext:value-type="float">
            <text:p>774000261012</text:p>
          </table:table-cell>
          <table:table-cell table:style-name="ce2" office:value-type="string" calcext:value-type="string">
            <text:p>CAN PECH JUAN BAUTIST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916-1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50200235" calcext:value-type="float">
            <text:p>774050200235</text:p>
          </table:table-cell>
          <table:table-cell table:style-name="ce2" office:value-type="string" calcext:value-type="string">
            <text:p>MACOSAY ORTIZ ELMER JOS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18-1</text:p>
          </table:table-cell>
          <table:table-cell table:style-name="ce11" office:value-type="date" office:date-value="2019-06-05" calcext:value-type="date">
            <text:p>0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80502244" calcext:value-type="float">
            <text:p>774080502244</text:p>
          </table:table-cell>
          <table:table-cell table:style-name="ce2" office:value-type="string" calcext:value-type="string">
            <text:p>SANTIAGO BAUTISTA ISSA DEL 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919-1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0557434" calcext:value-type="float">
            <text:p>774000557434</text:p>
          </table:table-cell>
          <table:table-cell table:style-name="ce2" office:value-type="string" calcext:value-type="string">
            <text:p>RENE ALBERTO MAY CHAN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920-1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30800232" calcext:value-type="float">
            <text:p>771930800232</text:p>
          </table:table-cell>
          <table:table-cell table:style-name="ce2" office:value-type="string" calcext:value-type="string">
            <text:p>DELGADO SOLIS MARIA AURORA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921-1</text:p>
          </table:table-cell>
          <table:table-cell table:style-name="ce11" office:value-type="date" office:date-value="2019-06-06" calcext:value-type="date">
            <text:p>0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70504145" calcext:value-type="float">
            <text:p>773070504145</text:p>
          </table:table-cell>
          <table:table-cell table:style-name="ce2" office:value-type="string" calcext:value-type="string">
            <text:p>CARRILLO AMAYA OLGA BEATRIZ DE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922-1</text:p>
          </table:table-cell>
          <table:table-cell table:style-name="ce11" office:value-type="date" office:date-value="2019-06-07" calcext:value-type="date">
            <text:p>0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21102198" calcext:value-type="float">
            <text:p>773021102198</text:p>
          </table:table-cell>
          <table:table-cell table:style-name="ce2" office:value-type="string" calcext:value-type="string">
            <text:p>MARTIN CAUICH JORGE CANDELARIO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923-1</text:p>
          </table:table-cell>
          <table:table-cell table:style-name="ce11" office:value-type="date" office:date-value="2019-06-07" calcext:value-type="date">
            <text:p>0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7141103134" calcext:value-type="float">
            <text:p>777141103134</text:p>
          </table:table-cell>
          <table:table-cell table:style-name="ce2" office:value-type="string" calcext:value-type="string">
            <text:p>ORTIZ CAMPOS EDWIN DE JESU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0926-1</text:p>
          </table:table-cell>
          <table:table-cell table:style-name="ce11" office:value-type="date" office:date-value="2019-06-07" calcext:value-type="date">
            <text:p>0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40802008" calcext:value-type="float">
            <text:p>774040802008</text:p>
          </table:table-cell>
          <table:table-cell table:style-name="ce2" office:value-type="string" calcext:value-type="string">
            <text:p>BENITEZ GARCIA YESICA ARIAN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27-1</text:p>
          </table:table-cell>
          <table:table-cell table:style-name="ce11" office:value-type="date" office:date-value="2019-06-08" calcext:value-type="date">
            <text:p>0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11103028" calcext:value-type="float">
            <text:p>774011103028</text:p>
          </table:table-cell>
          <table:table-cell table:style-name="ce2" office:value-type="string" calcext:value-type="string">
            <text:p>HERRERA POLANCO DANIEL ALFRED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28-1</text:p>
          </table:table-cell>
          <table:table-cell table:style-name="ce11" office:value-type="date" office:date-value="2019-06-08" calcext:value-type="date">
            <text:p>0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00801608" calcext:value-type="float">
            <text:p>774900801608</text:p>
          </table:table-cell>
          <table:table-cell table:style-name="ce2" office:value-type="string" calcext:value-type="string">
            <text:p>CENTENO COCOM ANGELICA MARI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32-1</text:p>
          </table:table-cell>
          <table:table-cell table:style-name="ce11" office:value-type="date" office:date-value="2019-06-12" calcext:value-type="date">
            <text:p>12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980801446" calcext:value-type="float">
            <text:p>770980801446</text:p>
          </table:table-cell>
          <table:table-cell table:style-name="ce2" office:value-type="string" calcext:value-type="string">
            <text:p>CHARLES ACOSTA JOSE ALVAR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933-1</text:p>
          </table:table-cell>
          <table:table-cell table:style-name="ce11" office:value-type="date" office:date-value="2019-06-12" calcext:value-type="date">
            <text:p>12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11001652" calcext:value-type="float">
            <text:p>773011001652</text:p>
          </table:table-cell>
          <table:table-cell table:style-name="ce2" office:value-type="string" calcext:value-type="string">
            <text:p>QUETZAL HOIL JOSE ARSENI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34-2</text:p>
          </table:table-cell>
          <table:table-cell table:style-name="ce11" office:value-type="date" office:date-value="2019-07-23" calcext:value-type="date">
            <text:p>2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2800202704" calcext:value-type="float">
            <text:p>772800202704</text:p>
          </table:table-cell>
          <table:table-cell table:style-name="ce2" office:value-type="string" calcext:value-type="string">
            <text:p>GONZALEZ VILLORIA JOSE ROSENDO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6700" calcext:value-type="float">
            <text:p>6700</text:p>
          </table:table-cell>
        </table:table-row>
        <table:table-row table:style-name="ro1">
          <table:table-cell table:style-name="ce2" office:value-type="string" calcext:value-type="string">
            <text:p>YU000936-1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30200093" calcext:value-type="float">
            <text:p>774030200093</text:p>
          </table:table-cell>
          <table:table-cell table:style-name="ce2" office:value-type="string" calcext:value-type="string">
            <text:p>KU CHI JUAN EUGENI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937-1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0458096" calcext:value-type="float">
            <text:p>774000458096</text:p>
          </table:table-cell>
          <table:table-cell table:style-name="ce2" office:value-type="string" calcext:value-type="string">
            <text:p>COCOM JUAN ANDRES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938-1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71001807" calcext:value-type="float">
            <text:p>774971001807</text:p>
          </table:table-cell>
          <table:table-cell table:style-name="ce2" office:value-type="string" calcext:value-type="string">
            <text:p>SALAZAR CRUZ RAMON FELIPE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939-1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40701534" calcext:value-type="float">
            <text:p>777140701534</text:p>
          </table:table-cell>
          <table:table-cell table:style-name="ce2" office:value-type="string" calcext:value-type="string">
            <text:p>CARLOS MARIO ARIAS BADA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40-1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71203722" calcext:value-type="float">
            <text:p>774071203722</text:p>
          </table:table-cell>
          <table:table-cell table:style-name="ce2" office:value-type="string" calcext:value-type="string">
            <text:p>MONTERO PAREDES WENDY GUADALUP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41-2</text:p>
          </table:table-cell>
          <table:table-cell table:style-name="ce11" office:value-type="date" office:date-value="2019-07-24" calcext:value-type="date">
            <text:p>24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8100800722" calcext:value-type="float">
            <text:p>778100800722</text:p>
          </table:table-cell>
          <table:table-cell table:style-name="ce2" office:value-type="string" calcext:value-type="string">
            <text:p>UC CHI MARIA DE LOURDES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42-1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8050800068" calcext:value-type="float">
            <text:p>778050800068</text:p>
          </table:table-cell>
          <table:table-cell table:style-name="ce2" office:value-type="string" calcext:value-type="string">
            <text:p>GILBERTO SEGURA ARJONA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43-1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070300568" calcext:value-type="float">
            <text:p>778070300568</text:p>
          </table:table-cell>
          <table:table-cell table:style-name="ce2" office:value-type="string" calcext:value-type="string">
            <text:p>TUN SEGURA SOFIA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44-1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860900182" calcext:value-type="float">
            <text:p>778860900182</text:p>
          </table:table-cell>
          <table:table-cell table:style-name="ce2" office:value-type="string" calcext:value-type="string">
            <text:p>RICARDO CHAN ARJONA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45-1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8070100160" calcext:value-type="float">
            <text:p>778070100160</text:p>
          </table:table-cell>
          <table:table-cell table:style-name="ce2" office:value-type="string" calcext:value-type="string">
            <text:p>CANCHE UC ZOILA DE LA FLOR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46-1</text:p>
          </table:table-cell>
          <table:table-cell table:style-name="ce11" office:value-type="date" office:date-value="2019-06-13" calcext:value-type="date">
            <text:p>13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830601006" calcext:value-type="float">
            <text:p>773830601006</text:p>
          </table:table-cell>
          <table:table-cell table:style-name="ce2" office:value-type="string" calcext:value-type="string">
            <text:p>MANZANILLA C. FELIPE DE J.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47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50102792" calcext:value-type="float">
            <text:p>773050102792</text:p>
          </table:table-cell>
          <table:table-cell table:style-name="ce2" office:value-type="string" calcext:value-type="string">
            <text:p>TZAB CANUL NICOLA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948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7141004713" calcext:value-type="float">
            <text:p>777141004713</text:p>
          </table:table-cell>
          <table:table-cell table:style-name="ce2" office:value-type="string" calcext:value-type="string">
            <text:p>BANDA MOSQUEDA JUANA DEL CARM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49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130704122" calcext:value-type="float">
            <text:p>773130704122</text:p>
          </table:table-cell>
          <table:table-cell table:style-name="ce2" office:value-type="string" calcext:value-type="string">
            <text:p>ESTRELLA BAAS ANGHELI CARELI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50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961101781" calcext:value-type="float">
            <text:p>774961101781</text:p>
          </table:table-cell>
          <table:table-cell table:style-name="ce2" office:value-type="string" calcext:value-type="string">
            <text:p>JOSE A GARCIA VADILL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51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140803041" calcext:value-type="float">
            <text:p>775140803041</text:p>
          </table:table-cell>
          <table:table-cell table:style-name="ce2" office:value-type="string" calcext:value-type="string">
            <text:p>GARCIA LUNA BREND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54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40402594" calcext:value-type="float">
            <text:p>772140402594</text:p>
          </table:table-cell>
          <table:table-cell table:style-name="ce2" office:value-type="string" calcext:value-type="string">
            <text:p>PIMENTEL HAU MARIA DE LA PAZ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56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50302135" calcext:value-type="float">
            <text:p>774050302135</text:p>
          </table:table-cell>
          <table:table-cell table:style-name="ce2" office:value-type="string" calcext:value-type="string">
            <text:p>NOVELO ORTIZ MARIA DEL PILAR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59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840800783" calcext:value-type="float">
            <text:p>773840800783</text:p>
          </table:table-cell>
          <table:table-cell table:style-name="ce2" office:value-type="string" calcext:value-type="string">
            <text:p>PAULA CEBALLOS SANCHEZ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60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870300722" calcext:value-type="float">
            <text:p>774870300722</text:p>
          </table:table-cell>
          <table:table-cell table:style-name="ce2" office:value-type="string" calcext:value-type="string">
            <text:p>SUAREZ GOMEZ CARLO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961-2</text:p>
          </table:table-cell>
          <table:table-cell table:style-name="ce11" office:value-type="date" office:date-value="2019-07-25" calcext:value-type="date">
            <text:p>2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990501241" calcext:value-type="float">
            <text:p>774990501241</text:p>
          </table:table-cell>
          <table:table-cell table:style-name="ce2" office:value-type="string" calcext:value-type="string">
            <text:p>REJON CASTELLANOS CAMEL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962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951201860" calcext:value-type="float">
            <text:p>771951201860</text:p>
          </table:table-cell>
          <table:table-cell table:style-name="ce2" office:value-type="string" calcext:value-type="string">
            <text:p>BETTY BRICENO CONTRERA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0963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7121101658" calcext:value-type="float">
            <text:p>777121101658</text:p>
          </table:table-cell>
          <table:table-cell table:style-name="ce2" office:value-type="string" calcext:value-type="string">
            <text:p>SANTOS CASTELLANOS ERNEST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0964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8141100336" calcext:value-type="float">
            <text:p>778141100336</text:p>
          </table:table-cell>
          <table:table-cell table:style-name="ce2" office:value-type="string" calcext:value-type="string">
            <text:p>EUAN RAVELL FRANCISCO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65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2160301417" calcext:value-type="float">
            <text:p>772160301417</text:p>
          </table:table-cell>
          <table:table-cell table:style-name="ce2" office:value-type="string" calcext:value-type="string">
            <text:p>CANUL MARTINEZ MARIA DE LOS D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0966-1</text:p>
          </table:table-cell>
          <table:table-cell table:style-name="ce11" office:value-type="date" office:date-value="2019-06-14" calcext:value-type="date">
            <text:p>1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810600093" calcext:value-type="float">
            <text:p>774810600093</text:p>
          </table:table-cell>
          <table:table-cell table:style-name="ce2" office:value-type="string" calcext:value-type="string">
            <text:p>CORONA CASELLAS MARIA CONCEPCI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68-1</text:p>
          </table:table-cell>
          <table:table-cell table:style-name="ce11" office:value-type="date" office:date-value="2019-06-15" calcext:value-type="date">
            <text:p>1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70703336" calcext:value-type="float">
            <text:p>774970703336</text:p>
          </table:table-cell>
          <table:table-cell table:style-name="ce2" office:value-type="string" calcext:value-type="string">
            <text:p>BREESY DANIELA CAUICH <text:s/>M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69-1</text:p>
          </table:table-cell>
          <table:table-cell table:style-name="ce11" office:value-type="date" office:date-value="2019-06-17" calcext:value-type="date">
            <text:p>1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931200611" calcext:value-type="float">
            <text:p>774931200611</text:p>
          </table:table-cell>
          <table:table-cell table:style-name="ce2" office:value-type="string" calcext:value-type="string">
            <text:p>LUIS JESUS HERRERA ALCOCER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0970-1</text:p>
          </table:table-cell>
          <table:table-cell table:style-name="ce11" office:value-type="date" office:date-value="2019-06-17" calcext:value-type="date">
            <text:p>1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1020605363" calcext:value-type="float">
            <text:p>771020605363</text:p>
          </table:table-cell>
          <table:table-cell table:style-name="ce2" office:value-type="string" calcext:value-type="string">
            <text:p>MA. ASUNCION PUERTO RODRIGUEZ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0971-1</text:p>
          </table:table-cell>
          <table:table-cell table:style-name="ce11" office:value-type="date" office:date-value="2019-06-17" calcext:value-type="date">
            <text:p>1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8990500445" calcext:value-type="float">
            <text:p>778990500445</text:p>
          </table:table-cell>
          <table:table-cell table:style-name="ce2" office:value-type="string" calcext:value-type="string">
            <text:p>CASIMIRO UC UC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74-1</text:p>
          </table:table-cell>
          <table:table-cell table:style-name="ce11" office:value-type="date" office:date-value="2019-06-17" calcext:value-type="date">
            <text:p>1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8051100418" calcext:value-type="float">
            <text:p>778051100418</text:p>
          </table:table-cell>
          <table:table-cell table:style-name="ce2" office:value-type="string" calcext:value-type="string">
            <text:p>ISABEL SEGURA CHAN</text:p>
          </table:table-cell>
          <table:table-cell table:style-name="ce2" office:value-type="string" calcext:value-type="string">
            <text:p>COMERMEX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U000975-1</text:p>
          </table:table-cell>
          <table:table-cell table:style-name="ce11" office:value-type="date" office:date-value="2019-06-17" calcext:value-type="date">
            <text:p>1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5020504139" calcext:value-type="float">
            <text:p>775020504139</text:p>
          </table:table-cell>
          <table:table-cell table:style-name="ce2" office:value-type="string" calcext:value-type="string">
            <text:p>ALANIS RODRIGUEZ MARISO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0977-1</text:p>
          </table:table-cell>
          <table:table-cell table:style-name="ce11" office:value-type="date" office:date-value="2019-06-17" calcext:value-type="date">
            <text:p>1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41002271" calcext:value-type="float">
            <text:p>773041002271</text:p>
          </table:table-cell>
          <table:table-cell table:style-name="ce2" office:value-type="string" calcext:value-type="string">
            <text:p>ANA E. MARTIN CAN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0978-1</text:p>
          </table:table-cell>
          <table:table-cell table:style-name="ce11" office:value-type="date" office:date-value="2019-06-17" calcext:value-type="date">
            <text:p>1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941201821" calcext:value-type="float">
            <text:p>773941201821</text:p>
          </table:table-cell>
          <table:table-cell table:style-name="ce2" office:value-type="string" calcext:value-type="string">
            <text:p>ALEJANDRO PASTRANA CORTEZ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0980-1</text:p>
          </table:table-cell>
          <table:table-cell table:style-name="ce11" office:value-type="date" office:date-value="2019-06-17" calcext:value-type="date">
            <text:p>1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8040300750" calcext:value-type="float">
            <text:p>778040300750</text:p>
          </table:table-cell>
          <table:table-cell table:style-name="ce2" office:value-type="string" calcext:value-type="string">
            <text:p>JOSE FRANCISCO TUN PECH</text:p>
          </table:table-cell>
          <table:table-cell table:style-name="ce2" office:value-type="string" calcext:value-type="string">
            <text:p>COMERMEX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U000981-1</text:p>
          </table:table-cell>
          <table:table-cell table:style-name="ce11" office:value-type="date" office:date-value="2019-06-17" calcext:value-type="date">
            <text:p>1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0080900503" calcext:value-type="float">
            <text:p>770080900503</text:p>
          </table:table-cell>
          <table:table-cell table:style-name="ce2" office:value-type="string" calcext:value-type="string">
            <text:p>GONZALEZ MARIN MARIBEL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982-1</text:p>
          </table:table-cell>
          <table:table-cell table:style-name="ce11" office:value-type="date" office:date-value="2019-06-17" calcext:value-type="date">
            <text:p>1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980905551" calcext:value-type="float">
            <text:p>773980905551</text:p>
          </table:table-cell>
          <table:table-cell table:style-name="ce2" office:value-type="string" calcext:value-type="string">
            <text:p>ARISTEO HOIL DIAZ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0983-1</text:p>
          </table:table-cell>
          <table:table-cell table:style-name="ce11" office:value-type="date" office:date-value="2019-06-17" calcext:value-type="date">
            <text:p>1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850301602" calcext:value-type="float">
            <text:p>773850301602</text:p>
          </table:table-cell>
          <table:table-cell table:style-name="ce2" office:value-type="string" calcext:value-type="string">
            <text:p>VIDAL MEX MAY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984-1</text:p>
          </table:table-cell>
          <table:table-cell table:style-name="ce11" office:value-type="date" office:date-value="2019-06-17" calcext:value-type="date">
            <text:p>1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11002900" calcext:value-type="float">
            <text:p>773011002900</text:p>
          </table:table-cell>
          <table:table-cell table:style-name="ce2" office:value-type="string" calcext:value-type="string">
            <text:p>MARTEL REJON ALICIA CAROLIN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85-1</text:p>
          </table:table-cell>
          <table:table-cell table:style-name="ce11" office:value-type="date" office:date-value="2019-06-17" calcext:value-type="date">
            <text:p>1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980800763" calcext:value-type="float">
            <text:p>774980800763</text:p>
          </table:table-cell>
          <table:table-cell table:style-name="ce2" office:value-type="string" calcext:value-type="string">
            <text:p>SILVIA SALDANA SANTAMARIA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87-1</text:p>
          </table:table-cell>
          <table:table-cell table:style-name="ce11" office:value-type="date" office:date-value="2019-06-18" calcext:value-type="date">
            <text:p>1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float" office:value="774951102542" calcext:value-type="float">
            <text:p>774951102542</text:p>
          </table:table-cell>
          <table:table-cell table:style-name="ce2" office:value-type="string" calcext:value-type="string">
            <text:p>MANUEL I PINZON FRANC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88-1</text:p>
          </table:table-cell>
          <table:table-cell table:style-name="ce11" office:value-type="date" office:date-value="2019-06-18" calcext:value-type="date">
            <text:p>1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5990305287" calcext:value-type="float">
            <text:p>775990305287</text:p>
          </table:table-cell>
          <table:table-cell table:style-name="ce2" office:value-type="string" calcext:value-type="string">
            <text:p>DELFA N SIERRA F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89-1</text:p>
          </table:table-cell>
          <table:table-cell table:style-name="ce11" office:value-type="date" office:date-value="2019-06-18" calcext:value-type="date">
            <text:p>1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LI</text:p>
          </table:table-cell>
          <table:table-cell table:style-name="ce2" office:value-type="float" office:value="779131002049" calcext:value-type="float">
            <text:p>779131002049</text:p>
          </table:table-cell>
          <table:table-cell table:style-name="ce2" office:value-type="string" calcext:value-type="string">
            <text:p>CRUZ CALDERON JOSE AVELIN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0990-1</text:p>
          </table:table-cell>
          <table:table-cell table:style-name="ce11" office:value-type="date" office:date-value="2019-06-18" calcext:value-type="date">
            <text:p>1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4040505551" calcext:value-type="float">
            <text:p>774040505551</text:p>
          </table:table-cell>
          <table:table-cell table:style-name="ce2" office:value-type="string" calcext:value-type="string">
            <text:p>QUETZ CHI RAMON ADIE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0991-1</text:p>
          </table:table-cell>
          <table:table-cell table:style-name="ce11" office:value-type="date" office:date-value="2019-06-18" calcext:value-type="date">
            <text:p>1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0090601466" calcext:value-type="float">
            <text:p>770090601466</text:p>
          </table:table-cell>
          <table:table-cell table:style-name="ce2" office:value-type="string" calcext:value-type="string">
            <text:p>PEREZ KITUC MARCO ANTONIO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992-1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8151100466" calcext:value-type="float">
            <text:p>778151100466</text:p>
          </table:table-cell>
          <table:table-cell table:style-name="ce2" office:value-type="string" calcext:value-type="string">
            <text:p>VILLALOBOS CIME ANGEL FEDERICO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93-1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7750609095" calcext:value-type="float">
            <text:p>777750609095</text:p>
          </table:table-cell>
          <table:table-cell table:style-name="ce2" office:value-type="string" calcext:value-type="string">
            <text:p>CANUL UC HILARI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0994-1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81003799" calcext:value-type="float">
            <text:p>774081003799</text:p>
          </table:table-cell>
          <table:table-cell table:style-name="ce2" office:value-type="string" calcext:value-type="string">
            <text:p>GONGORA FLORES JOSE ANG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95-1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4061202892" calcext:value-type="float">
            <text:p>774061202892</text:p>
          </table:table-cell>
          <table:table-cell table:style-name="ce2" office:value-type="string" calcext:value-type="string">
            <text:p>AKE YE PATRICIA ADRIAN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0996-1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4990203411" calcext:value-type="float">
            <text:p>774990203411</text:p>
          </table:table-cell>
          <table:table-cell table:style-name="ce2" office:value-type="string" calcext:value-type="string">
            <text:p>MORENO PECH JOSE DEL C</text:p>
          </table:table-cell>
          <table:table-cell table:style-name="ce2" office:value-type="string" calcext:value-type="string">
            <text:p>HERMANOS LARA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U000997-1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861002085" calcext:value-type="float">
            <text:p>774861002085</text:p>
          </table:table-cell>
          <table:table-cell table:style-name="ce2" office:value-type="string" calcext:value-type="string">
            <text:p>JORGE MALDONAD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0998-1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130500390" calcext:value-type="float">
            <text:p>773130500390</text:p>
          </table:table-cell>
          <table:table-cell table:style-name="ce2" office:value-type="string" calcext:value-type="string">
            <text:p>ARGAEZ MARIN VICTORIA ANAGALLI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0999-1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80601521" calcext:value-type="float">
            <text:p>773080601521</text:p>
          </table:table-cell>
          <table:table-cell table:style-name="ce2" office:value-type="string" calcext:value-type="string">
            <text:p>PUCH UICAB MARCELINO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000-1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51102342" calcext:value-type="float">
            <text:p>774051102342</text:p>
          </table:table-cell>
          <table:table-cell table:style-name="ce2" office:value-type="string" calcext:value-type="string">
            <text:p>VELAZQUEZ DZUL WILBERTH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01-1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0051100093" calcext:value-type="float">
            <text:p>770051100093</text:p>
          </table:table-cell>
          <table:table-cell table:style-name="ce2" office:value-type="string" calcext:value-type="string">
            <text:p>MARTIN SEGURA JULIO ARMANDO</text:p>
          </table:table-cell>
          <table:table-cell table:style-name="ce2" office:value-type="string" calcext:value-type="string">
            <text:p>HOGARCIA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U001001-2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0051100093" calcext:value-type="float">
            <text:p>770051100093</text:p>
          </table:table-cell>
          <table:table-cell table:style-name="ce2" office:value-type="string" calcext:value-type="string">
            <text:p>MARTIN SEGURA JULIO ARMAND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02-1</text:p>
          </table:table-cell>
          <table:table-cell table:style-name="ce11" office:value-type="date" office:date-value="2019-06-19" calcext:value-type="date">
            <text:p>1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2091101648" calcext:value-type="float">
            <text:p>772091101648</text:p>
          </table:table-cell>
          <table:table-cell table:style-name="ce2" office:value-type="string" calcext:value-type="string">
            <text:p>MARTIN CHI PEDRO</text:p>
          </table:table-cell>
          <table:table-cell table:style-name="ce2" office:value-type="string" calcext:value-type="string">
            <text:p>RODEKA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U001003-1</text:p>
          </table:table-cell>
          <table:table-cell table:style-name="ce11" office:value-type="date" office:date-value="2019-06-20" calcext:value-type="date">
            <text:p>20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2750410254" calcext:value-type="float">
            <text:p>772750410254</text:p>
          </table:table-cell>
          <table:table-cell table:style-name="ce2" office:value-type="string" calcext:value-type="string">
            <text:p>NAAL EUAN LUCINDA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04-1</text:p>
          </table:table-cell>
          <table:table-cell table:style-name="ce11" office:value-type="date" office:date-value="2019-06-20" calcext:value-type="date">
            <text:p>20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8060500135" calcext:value-type="float">
            <text:p>778060500135</text:p>
          </table:table-cell>
          <table:table-cell table:style-name="ce2" office:value-type="string" calcext:value-type="string">
            <text:p>PECH MAY FREDY LEANDRO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05-1</text:p>
          </table:table-cell>
          <table:table-cell table:style-name="ce11" office:value-type="date" office:date-value="2019-06-20" calcext:value-type="date">
            <text:p>20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50700725" calcext:value-type="float">
            <text:p>777050700725</text:p>
          </table:table-cell>
          <table:table-cell table:style-name="ce2" office:value-type="string" calcext:value-type="string">
            <text:p>OROZCO LOPEZ RODOLFO ENMANUEL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006-1</text:p>
          </table:table-cell>
          <table:table-cell table:style-name="ce11" office:value-type="date" office:date-value="2019-06-20" calcext:value-type="date">
            <text:p>20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10301222" calcext:value-type="float">
            <text:p>772010301222</text:p>
          </table:table-cell>
          <table:table-cell table:style-name="ce2" office:value-type="string" calcext:value-type="string">
            <text:p>PATRICIO ALONZO UITZ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07-1</text:p>
          </table:table-cell>
          <table:table-cell table:style-name="ce11" office:value-type="date" office:date-value="2019-06-20" calcext:value-type="date">
            <text:p>20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8151200371" calcext:value-type="float">
            <text:p>778151200371</text:p>
          </table:table-cell>
          <table:table-cell table:style-name="ce2" office:value-type="string" calcext:value-type="string">
            <text:p>UICAB MEX JUAN GABRIEL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08-1</text:p>
          </table:table-cell>
          <table:table-cell table:style-name="ce11" office:value-type="date" office:date-value="2019-06-20" calcext:value-type="date">
            <text:p>20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7090602009" calcext:value-type="float">
            <text:p>777090602009</text:p>
          </table:table-cell>
          <table:table-cell table:style-name="ce2" office:value-type="string" calcext:value-type="string">
            <text:p>UC UC JUAN MANUEL</text:p>
          </table:table-cell>
          <table:table-cell table:style-name="ce2" office:value-type="string" calcext:value-type="string">
            <text:p>COMERMEX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U001008-2</text:p>
          </table:table-cell>
          <table:table-cell table:style-name="ce11" office:value-type="date" office:date-value="2019-06-20" calcext:value-type="date">
            <text:p>20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7090602009" calcext:value-type="float">
            <text:p>777090602009</text:p>
          </table:table-cell>
          <table:table-cell table:style-name="ce2" office:value-type="string" calcext:value-type="string">
            <text:p>UC UC JUAN MANUEL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09-1</text:p>
          </table:table-cell>
          <table:table-cell table:style-name="ce11" office:value-type="date" office:date-value="2019-06-20" calcext:value-type="date">
            <text:p>20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7040601796" calcext:value-type="float">
            <text:p>777040601796</text:p>
          </table:table-cell>
          <table:table-cell table:style-name="ce2" office:value-type="string" calcext:value-type="string">
            <text:p>CHAN GONZALEZ DULCE MARIA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10-1</text:p>
          </table:table-cell>
          <table:table-cell table:style-name="ce11" office:value-type="date" office:date-value="2019-06-21" calcext:value-type="date">
            <text:p>21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80700990" calcext:value-type="float">
            <text:p>772080700990</text:p>
          </table:table-cell>
          <table:table-cell table:style-name="ce2" office:value-type="string" calcext:value-type="string">
            <text:p>AGUILAR BRICENO MARIA YSABEL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11-1</text:p>
          </table:table-cell>
          <table:table-cell table:style-name="ce11" office:value-type="date" office:date-value="2019-06-21" calcext:value-type="date">
            <text:p>21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871200011" calcext:value-type="float">
            <text:p>777871200011</text:p>
          </table:table-cell>
          <table:table-cell table:style-name="ce2" office:value-type="string" calcext:value-type="string">
            <text:p>JOSE EDUARDO POOT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12-1</text:p>
          </table:table-cell>
          <table:table-cell table:style-name="ce11" office:value-type="date" office:date-value="2019-06-21" calcext:value-type="date">
            <text:p>21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0958307" calcext:value-type="float">
            <text:p>774000958307</text:p>
          </table:table-cell>
          <table:table-cell table:style-name="ce2" office:value-type="string" calcext:value-type="string">
            <text:p>TUN CASTILLO RAYMUND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13-1</text:p>
          </table:table-cell>
          <table:table-cell table:style-name="ce11" office:value-type="date" office:date-value="2019-06-21" calcext:value-type="date">
            <text:p>21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1821000340" calcext:value-type="float">
            <text:p>771821000340</text:p>
          </table:table-cell>
          <table:table-cell table:style-name="ce2" office:value-type="string" calcext:value-type="string">
            <text:p>TORRES HERRERA JOSE GUADALUP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015-1</text:p>
          </table:table-cell>
          <table:table-cell table:style-name="ce11" office:value-type="date" office:date-value="2019-06-22" calcext:value-type="date">
            <text:p>22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80900839" calcext:value-type="float">
            <text:p>773080900839</text:p>
          </table:table-cell>
          <table:table-cell table:style-name="ce2" office:value-type="string" calcext:value-type="string">
            <text:p>CAN PALOMINO JORGE BALTAZAR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016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1111006659" calcext:value-type="float">
            <text:p>771111006659</text:p>
          </table:table-cell>
          <table:table-cell table:style-name="ce2" office:value-type="string" calcext:value-type="string">
            <text:p>GONZALEZ PEREZ JAVIER JESUS</text:p>
          </table:table-cell>
          <table:table-cell table:style-name="ce2" office:value-type="string" calcext:value-type="string">
            <text:p>GROSS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U001017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110305159" calcext:value-type="float">
            <text:p>773110305159</text:p>
          </table:table-cell>
          <table:table-cell table:style-name="ce2" office:value-type="string" calcext:value-type="string">
            <text:p>CASTILLO VIDIELLA ZARCO ARGE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18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2120302356" calcext:value-type="float">
            <text:p>772120302356</text:p>
          </table:table-cell>
          <table:table-cell table:style-name="ce2" office:value-type="string" calcext:value-type="string">
            <text:p>GONZALEZ WONG FREDY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019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31000161" calcext:value-type="float">
            <text:p>774031000161</text:p>
          </table:table-cell>
          <table:table-cell table:style-name="ce2" office:value-type="string" calcext:value-type="string">
            <text:p>AVILA SALAZAR MA TERESA DE J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20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150601953" calcext:value-type="float">
            <text:p>777150601953</text:p>
          </table:table-cell>
          <table:table-cell table:style-name="ce2" office:value-type="string" calcext:value-type="string">
            <text:p>LAZARO MARTINEZ LUIS ALBERT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021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910601228" calcext:value-type="float">
            <text:p>773910601228</text:p>
          </table:table-cell>
          <table:table-cell table:style-name="ce2" office:value-type="string" calcext:value-type="string">
            <text:p>MARCO A LARA BASTARRACHE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22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130103005" calcext:value-type="float">
            <text:p>773130103005</text:p>
          </table:table-cell>
          <table:table-cell table:style-name="ce2" office:value-type="string" calcext:value-type="string">
            <text:p>ARCIQUE CALDERON DIANA ELIZAB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23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130706575" calcext:value-type="float">
            <text:p>773130706575</text:p>
          </table:table-cell>
          <table:table-cell table:style-name="ce2" office:value-type="string" calcext:value-type="string">
            <text:p>MARTEL REJON MARIA DONATIL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24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5100101078" calcext:value-type="float">
            <text:p>775100101078</text:p>
          </table:table-cell>
          <table:table-cell table:style-name="ce2" office:value-type="string" calcext:value-type="string">
            <text:p>TRINIDAD MONTEJO ARMID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25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160100390" calcext:value-type="float">
            <text:p>772160100390</text:p>
          </table:table-cell>
          <table:table-cell table:style-name="ce2" office:value-type="string" calcext:value-type="string">
            <text:p>CANCHE CAAMAL LUIS M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26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4870700445" calcext:value-type="float">
            <text:p>774870700445</text:p>
          </table:table-cell>
          <table:table-cell table:style-name="ce2" office:value-type="string" calcext:value-type="string">
            <text:p>ZUNIGA CAN RAFAEL ANTONI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27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2861200461" calcext:value-type="float">
            <text:p>772861200461</text:p>
          </table:table-cell>
          <table:table-cell table:style-name="ce2" office:value-type="string" calcext:value-type="string">
            <text:p>MARCOS A MORALE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28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150300644" calcext:value-type="float">
            <text:p>774150300644</text:p>
          </table:table-cell>
          <table:table-cell table:style-name="ce2" office:value-type="string" calcext:value-type="string">
            <text:p>KOH CHI GAMALIEL ALFONS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29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2160300089" calcext:value-type="float">
            <text:p>772160300089</text:p>
          </table:table-cell>
          <table:table-cell table:style-name="ce2" office:value-type="string" calcext:value-type="string">
            <text:p>ZAPATA CACHON FAUSTINO EFRAI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30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4991001161" calcext:value-type="float">
            <text:p>774991001161</text:p>
          </table:table-cell>
          <table:table-cell table:style-name="ce2" office:value-type="string" calcext:value-type="string">
            <text:p>PENA PUC MARGARITA DE LA LUZ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31-1</text:p>
          </table:table-cell>
          <table:table-cell table:style-name="ce11" office:value-type="date" office:date-value="2019-06-24" calcext:value-type="date">
            <text:p>24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3840300331" calcext:value-type="float">
            <text:p>773840300331</text:p>
          </table:table-cell>
          <table:table-cell table:style-name="ce2" office:value-type="string" calcext:value-type="string">
            <text:p>RICARDO J NAAL MAY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32-1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00157754" calcext:value-type="float">
            <text:p>774000157754</text:p>
          </table:table-cell>
          <table:table-cell table:style-name="ce2" office:value-type="string" calcext:value-type="string">
            <text:p>SALAZAR HERRERA MARTHA YOLAND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33-1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4080402207" calcext:value-type="float">
            <text:p>774080402207</text:p>
          </table:table-cell>
          <table:table-cell table:style-name="ce2" office:value-type="string" calcext:value-type="string">
            <text:p>GONZALEZ ESCALANTE CELIA GEO 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34-1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7131202541" calcext:value-type="float">
            <text:p>777131202541</text:p>
          </table:table-cell>
          <table:table-cell table:style-name="ce2" office:value-type="string" calcext:value-type="string">
            <text:p>CAUICH CAUICH LUIS FRANCISCO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35-1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7110501999" calcext:value-type="float">
            <text:p>777110501999</text:p>
          </table:table-cell>
          <table:table-cell table:style-name="ce2" office:value-type="string" calcext:value-type="string">
            <text:p>SEGURA ROQUE MARIBEL G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36-1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0130701221" calcext:value-type="float">
            <text:p>770130701221</text:p>
          </table:table-cell>
          <table:table-cell table:style-name="ce2" office:value-type="string" calcext:value-type="string">
            <text:p>CORDOVA GONZALEZ ROMELIA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37-1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3131101600" calcext:value-type="float">
            <text:p>773131101600</text:p>
          </table:table-cell>
          <table:table-cell table:style-name="ce2" office:value-type="string" calcext:value-type="string">
            <text:p>SANTOYO SANCHEZ DANIEL BENITO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38-1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6050102058" calcext:value-type="float">
            <text:p>776050102058</text:p>
          </table:table-cell>
          <table:table-cell table:style-name="ce2" office:value-type="string" calcext:value-type="string">
            <text:p>VALENTINA PALMA AVILES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39-1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INE</text:p>
          </table:table-cell>
          <table:table-cell table:style-name="ce2" office:value-type="float" office:value="771870200281" calcext:value-type="float">
            <text:p>771870200281</text:p>
          </table:table-cell>
          <table:table-cell table:style-name="ce2" office:value-type="string" calcext:value-type="string">
            <text:p>ROBERTO CASTRO MANE</text:p>
          </table:table-cell>
          <table:table-cell table:style-name="ce2" office:value-type="string" calcext:value-type="string">
            <text:p>RODEKA</text:p>
          </table:table-cell>
          <table:table-cell table:style-name="ce10" office:value-type="currency" office:currency="MXN" office:value="14172.03" calcext:value-type="currency">
            <text:p>$14,172.03</text:p>
          </table:table-cell>
        </table:table-row>
        <table:table-row table:style-name="ro1">
          <table:table-cell table:style-name="ce2" office:value-type="string" calcext:value-type="string">
            <text:p>YU001040-1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2120101911" calcext:value-type="float">
            <text:p>772120101911</text:p>
          </table:table-cell>
          <table:table-cell table:style-name="ce2" office:value-type="string" calcext:value-type="string">
            <text:p>CAMPOS PENA MANUEL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41-1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8011100644" calcext:value-type="float">
            <text:p>778011100644</text:p>
          </table:table-cell>
          <table:table-cell table:style-name="ce2" office:value-type="string" calcext:value-type="string">
            <text:p>IMELDA CHALE <text:s/>DE <text:s/>NAH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42-1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8930400191" calcext:value-type="float">
            <text:p>778930400191</text:p>
          </table:table-cell>
          <table:table-cell table:style-name="ce2" office:value-type="string" calcext:value-type="string">
            <text:p>LANDY KU CANU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43-1</text:p>
          </table:table-cell>
          <table:table-cell table:style-name="ce11" office:value-type="date" office:date-value="2019-06-25" calcext:value-type="date">
            <text:p>25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8940400261" calcext:value-type="float">
            <text:p>778940400261</text:p>
          </table:table-cell>
          <table:table-cell table:style-name="ce2" office:value-type="string" calcext:value-type="string">
            <text:p>LOURDES PUCH CHA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44-1</text:p>
          </table:table-cell>
          <table:table-cell table:style-name="ce11" office:value-type="date" office:date-value="2019-06-26" calcext:value-type="date">
            <text:p>2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NE</text:p>
          </table:table-cell>
          <table:table-cell table:style-name="ce2" office:value-type="float" office:value="774901201175" calcext:value-type="float">
            <text:p>774901201175</text:p>
          </table:table-cell>
          <table:table-cell table:style-name="ce2" office:value-type="string" calcext:value-type="string">
            <text:p>FRANCISCO JAVIER ROSADO MILLA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045-1</text:p>
          </table:table-cell>
          <table:table-cell table:style-name="ce11" office:value-type="date" office:date-value="2019-06-26" calcext:value-type="date">
            <text:p>2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6120300685" calcext:value-type="float">
            <text:p>776120300685</text:p>
          </table:table-cell>
          <table:table-cell table:style-name="ce2" office:value-type="string" calcext:value-type="string">
            <text:p>MOTA CASTILLA ILEANA ELIZABETH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46-1</text:p>
          </table:table-cell>
          <table:table-cell table:style-name="ce11" office:value-type="date" office:date-value="2019-06-26" calcext:value-type="date">
            <text:p>26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5990103978" calcext:value-type="float">
            <text:p>775990103978</text:p>
          </table:table-cell>
          <table:table-cell table:style-name="ce2" office:value-type="string" calcext:value-type="string">
            <text:p>ROSARIO CARDENA ESCALAT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47-1</text:p>
          </table:table-cell>
          <table:table-cell table:style-name="ce11" office:value-type="date" office:date-value="2019-06-27" calcext:value-type="date">
            <text:p>2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41002959" calcext:value-type="float">
            <text:p>774141002959</text:p>
          </table:table-cell>
          <table:table-cell table:style-name="ce2" office:value-type="string" calcext:value-type="string">
            <text:p>SANCHEZ POOL ARSENI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048-1</text:p>
          </table:table-cell>
          <table:table-cell table:style-name="ce11" office:value-type="date" office:date-value="2019-06-27" calcext:value-type="date">
            <text:p>2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2050602691" calcext:value-type="float">
            <text:p>772050602691</text:p>
          </table:table-cell>
          <table:table-cell table:style-name="ce2" office:value-type="string" calcext:value-type="string">
            <text:p>URIBE VAZQUEZ FERNANDO CLEMENT</text:p>
          </table:table-cell>
          <table:table-cell table:style-name="ce2" office:value-type="string" calcext:value-type="string">
            <text:p>COLDSHOP</text:p>
          </table:table-cell>
          <table:table-cell table:style-name="ce2" office:value-type="float" office:value="8038.8" calcext:value-type="float">
            <text:p>8038.8</text:p>
          </table:table-cell>
        </table:table-row>
        <table:table-row table:style-name="ro1">
          <table:table-cell table:style-name="ce2" office:value-type="string" calcext:value-type="string">
            <text:p>YU001049-1</text:p>
          </table:table-cell>
          <table:table-cell table:style-name="ce11" office:value-type="date" office:date-value="2019-06-27" calcext:value-type="date">
            <text:p>2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7130200430" calcext:value-type="float">
            <text:p>777130200430</text:p>
          </table:table-cell>
          <table:table-cell table:style-name="ce2" office:value-type="string" calcext:value-type="string">
            <text:p>. SALAZAR JUVENTINA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50-2</text:p>
          </table:table-cell>
          <table:table-cell table:style-name="ce11" office:value-type="date" office:date-value="2019-06-28" calcext:value-type="date">
            <text:p>2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4051102725" calcext:value-type="float">
            <text:p>774051102725</text:p>
          </table:table-cell>
          <table:table-cell table:style-name="ce2" office:value-type="string" calcext:value-type="string">
            <text:p>PAULLADA FUENTES PEDRO GASPAR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052-1</text:p>
          </table:table-cell>
          <table:table-cell table:style-name="ce11" office:value-type="date" office:date-value="2019-06-27" calcext:value-type="date">
            <text:p>2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7150702318" calcext:value-type="float">
            <text:p>777150702318</text:p>
          </table:table-cell>
          <table:table-cell table:style-name="ce2" office:value-type="string" calcext:value-type="string">
            <text:p>MUKUL CAUICH MARIA INES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053-1</text:p>
          </table:table-cell>
          <table:table-cell table:style-name="ce11" office:value-type="date" office:date-value="2019-06-27" calcext:value-type="date">
            <text:p>2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6910500145" calcext:value-type="float">
            <text:p>776910500145</text:p>
          </table:table-cell>
          <table:table-cell table:style-name="ce2" office:value-type="string" calcext:value-type="string">
            <text:p>ALBERTO EK COOL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53-2</text:p>
          </table:table-cell>
          <table:table-cell table:style-name="ce11" office:value-type="date" office:date-value="2019-06-27" calcext:value-type="date">
            <text:p>2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6910500145" calcext:value-type="float">
            <text:p>776910500145</text:p>
          </table:table-cell>
          <table:table-cell table:style-name="ce2" office:value-type="string" calcext:value-type="string">
            <text:p>ALBERTO EK COOL</text:p>
          </table:table-cell>
          <table:table-cell table:style-name="ce2" office:value-type="string" calcext:value-type="string">
            <text:p>COMERMEX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U001054-1</text:p>
          </table:table-cell>
          <table:table-cell table:style-name="ce11" office:value-type="date" office:date-value="2019-06-27" calcext:value-type="date">
            <text:p>2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970701139" calcext:value-type="float">
            <text:p>774970701139</text:p>
          </table:table-cell>
          <table:table-cell table:style-name="ce2" office:value-type="string" calcext:value-type="string">
            <text:p>PAULINO CHAN PUC</text:p>
          </table:table-cell>
          <table:table-cell table:style-name="ce2" office:value-type="string" calcext:value-type="string">
            <text:p>COMERMEX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55-1</text:p>
          </table:table-cell>
          <table:table-cell table:style-name="ce11" office:value-type="date" office:date-value="2019-06-27" calcext:value-type="date">
            <text:p>27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90906312" calcext:value-type="float">
            <text:p>773090906312</text:p>
          </table:table-cell>
          <table:table-cell table:style-name="ce2" office:value-type="string" calcext:value-type="string">
            <text:p>PEREZ DIAZ ABIGAIL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056-1</text:p>
          </table:table-cell>
          <table:table-cell table:style-name="ce11" office:value-type="date" office:date-value="2019-06-28" calcext:value-type="date">
            <text:p>2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30301892" calcext:value-type="float">
            <text:p>774030301892</text:p>
          </table:table-cell>
          <table:table-cell table:style-name="ce2" office:value-type="string" calcext:value-type="string">
            <text:p>PAREDES RODRIGUEZ LAUR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057-1</text:p>
          </table:table-cell>
          <table:table-cell table:style-name="ce11" office:value-type="date" office:date-value="2019-06-28" calcext:value-type="date">
            <text:p>2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4041202357" calcext:value-type="float">
            <text:p>774041202357</text:p>
          </table:table-cell>
          <table:table-cell table:style-name="ce2" office:value-type="string" calcext:value-type="string">
            <text:p>MILLAN CHUC CRISTIN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058-1</text:p>
          </table:table-cell>
          <table:table-cell table:style-name="ce11" office:value-type="date" office:date-value="2019-06-28" calcext:value-type="date">
            <text:p>28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8050400175" calcext:value-type="float">
            <text:p>778050400175</text:p>
          </table:table-cell>
          <table:table-cell table:style-name="ce2" office:value-type="string" calcext:value-type="string">
            <text:p>MANUEL ALFREDO MOGUEL TAMAY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59-1</text:p>
          </table:table-cell>
          <table:table-cell table:style-name="ce11" office:value-type="date" office:date-value="2019-06-29" calcext:value-type="date">
            <text:p>2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140806691" calcext:value-type="float">
            <text:p>773140806691</text:p>
          </table:table-cell>
          <table:table-cell table:style-name="ce2" office:value-type="string" calcext:value-type="string">
            <text:p>HUERTA MEZA JOSE ANTONI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60-1</text:p>
          </table:table-cell>
          <table:table-cell table:style-name="ce11" office:value-type="date" office:date-value="2019-06-29" calcext:value-type="date">
            <text:p>2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1991003637" calcext:value-type="float">
            <text:p>771991003637</text:p>
          </table:table-cell>
          <table:table-cell table:style-name="ce2" office:value-type="string" calcext:value-type="string">
            <text:p>CANTO DIAZ ROLAND HUMBERT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61-1</text:p>
          </table:table-cell>
          <table:table-cell table:style-name="ce11" office:value-type="date" office:date-value="2019-06-29" calcext:value-type="date">
            <text:p>2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7060100521" calcext:value-type="float">
            <text:p>777060100521</text:p>
          </table:table-cell>
          <table:table-cell table:style-name="ce2" office:value-type="string" calcext:value-type="string">
            <text:p>ROSADO CHAN LORENA MARGARIT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62-1</text:p>
          </table:table-cell>
          <table:table-cell table:style-name="ce11" office:value-type="date" office:date-value="2019-06-29" calcext:value-type="date">
            <text:p>2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3140103704" calcext:value-type="float">
            <text:p>773140103704</text:p>
          </table:table-cell>
          <table:table-cell table:style-name="ce2" office:value-type="string" calcext:value-type="string">
            <text:p>CAAMAL CHAN SILVESTR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63-1</text:p>
          </table:table-cell>
          <table:table-cell table:style-name="ce11" office:value-type="date" office:date-value="2019-06-29" calcext:value-type="date">
            <text:p>2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940502101" calcext:value-type="float">
            <text:p>773940502101</text:p>
          </table:table-cell>
          <table:table-cell table:style-name="ce2" office:value-type="string" calcext:value-type="string">
            <text:p>CARLOS CRUZ ESCALANT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64-1</text:p>
          </table:table-cell>
          <table:table-cell table:style-name="ce11" office:value-type="date" office:date-value="2019-06-29" calcext:value-type="date">
            <text:p>2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90102163" calcext:value-type="float">
            <text:p>774090102163</text:p>
          </table:table-cell>
          <table:table-cell table:style-name="ce2" office:value-type="string" calcext:value-type="string">
            <text:p>GRACIA GARCIA HECTOR MANUE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65-1</text:p>
          </table:table-cell>
          <table:table-cell table:style-name="ce11" office:value-type="date" office:date-value="2019-06-29" calcext:value-type="date">
            <text:p>29/06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40503418" calcext:value-type="float">
            <text:p>774040503418</text:p>
          </table:table-cell>
          <table:table-cell table:style-name="ce2" office:value-type="string" calcext:value-type="string">
            <text:p>CHAN GONZALEZ LORENA YADIR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66-1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7140800028" calcext:value-type="float">
            <text:p>777140800028</text:p>
          </table:table-cell>
          <table:table-cell table:style-name="ce2" office:value-type="string" calcext:value-type="string">
            <text:p>VELAZQUEZ RUEDA ANTONI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67-1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940401688" calcext:value-type="float">
            <text:p>774940401688</text:p>
          </table:table-cell>
          <table:table-cell table:style-name="ce2" office:value-type="string" calcext:value-type="string">
            <text:p>RODRIGUEZ HUCHIN ERMILO MOISE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68-1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1001057703" calcext:value-type="float">
            <text:p>771001057703</text:p>
          </table:table-cell>
          <table:table-cell table:style-name="ce2" office:value-type="string" calcext:value-type="string">
            <text:p>ADELAIDA RAMIREZ RENDO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69-1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40902711" calcext:value-type="float">
            <text:p>774040902711</text:p>
          </table:table-cell>
          <table:table-cell table:style-name="ce2" office:value-type="string" calcext:value-type="string">
            <text:p>AGUILAR PACHECO JOSE DE JESU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70-2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000557853" calcext:value-type="float">
            <text:p>773000557853</text:p>
          </table:table-cell>
          <table:table-cell table:style-name="ce2" office:value-type="string" calcext:value-type="string">
            <text:p>FLORES CRUZ NANCY MAR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071-1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8150400440" calcext:value-type="float">
            <text:p>778150400440</text:p>
          </table:table-cell>
          <table:table-cell table:style-name="ce2" office:value-type="string" calcext:value-type="string">
            <text:p>SANSORES SOBERANIS WALTER RENE</text:p>
          </table:table-cell>
          <table:table-cell table:style-name="ce2" office:value-type="string" calcext:value-type="string">
            <text:p>COMERMEX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U001072-1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3800200490" calcext:value-type="float">
            <text:p>773800200490</text:p>
          </table:table-cell>
          <table:table-cell table:style-name="ce2" office:value-type="string" calcext:value-type="string">
            <text:p>LARRACHE GONE FELIPE DE JESU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073-1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5860400270" calcext:value-type="float">
            <text:p>775860400270</text:p>
          </table:table-cell>
          <table:table-cell table:style-name="ce2" office:value-type="string" calcext:value-type="string">
            <text:p>BENTATA ROJAS JORGE MARIO DE J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074-1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6160102622" calcext:value-type="float">
            <text:p>776160102622</text:p>
          </table:table-cell>
          <table:table-cell table:style-name="ce2" office:value-type="string" calcext:value-type="string">
            <text:p>DZUL POOT MILDRED JHOANA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9900" calcext:value-type="float">
            <text:p>9900</text:p>
          </table:table-cell>
        </table:table-row>
        <table:table-row table:style-name="ro1">
          <table:table-cell table:style-name="ce2" office:value-type="string" calcext:value-type="string">
            <text:p>YU001075-1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REX</text:p>
          </table:table-cell>
          <table:table-cell table:style-name="ce2" office:value-type="float" office:value="773150506742" calcext:value-type="float">
            <text:p>773150506742</text:p>
          </table:table-cell>
          <table:table-cell table:style-name="ce2" office:value-type="string" calcext:value-type="string">
            <text:p>VAZQUEZ MAY LUIS FERNAN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075-2</text:p>
          </table:table-cell>
          <table:table-cell table:style-name="ce11" office:value-type="date" office:date-value="2019-07-01" calcext:value-type="date">
            <text:p>0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3150506742" calcext:value-type="float">
            <text:p>773150506742</text:p>
          </table:table-cell>
          <table:table-cell table:style-name="ce2" office:value-type="string" calcext:value-type="string">
            <text:p>VAZQUEZ MAY LUIS FERNANDO</text:p>
          </table:table-cell>
          <table:table-cell table:style-name="ce2" office:value-type="string" calcext:value-type="string">
            <text:p>CREDIPLUS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U001076-1</text:p>
          </table:table-cell>
          <table:table-cell table:style-name="ce11" office:value-type="date" office:date-value="2019-07-02" calcext:value-type="date">
            <text:p>0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NE</text:p>
          </table:table-cell>
          <table:table-cell table:style-name="ce2" office:value-type="float" office:value="776070602472" calcext:value-type="float">
            <text:p>776070602472</text:p>
          </table:table-cell>
          <table:table-cell table:style-name="ce2" office:value-type="string" calcext:value-type="string">
            <text:p>MARTINEZ MILO KATIA DEL PILAR</text:p>
          </table:table-cell>
          <table:table-cell table:style-name="ce2" office:value-type="string" calcext:value-type="string">
            <text:p>COLDSHOP</text:p>
          </table:table-cell>
          <table:table-cell table:style-name="ce2" office:value-type="float" office:value="8038.8" calcext:value-type="float">
            <text:p>8038.8</text:p>
          </table:table-cell>
        </table:table-row>
        <table:table-row table:style-name="ro1">
          <table:table-cell table:style-name="ce2" office:value-type="string" calcext:value-type="string">
            <text:p>YU001077-1</text:p>
          </table:table-cell>
          <table:table-cell table:style-name="ce11" office:value-type="date" office:date-value="2019-07-02" calcext:value-type="date">
            <text:p>0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8060800155" calcext:value-type="float">
            <text:p>778060800155</text:p>
          </table:table-cell>
          <table:table-cell table:style-name="ce2" office:value-type="string" calcext:value-type="string">
            <text:p>MANUEL JESUS LOEZA TAMAYO</text:p>
          </table:table-cell>
          <table:table-cell table:style-name="ce2" office:value-type="string" calcext:value-type="string">
            <text:p>COMERMEX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U001078-1</text:p>
          </table:table-cell>
          <table:table-cell table:style-name="ce11" office:value-type="date" office:date-value="2019-07-02" calcext:value-type="date">
            <text:p>0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8951200272" calcext:value-type="float">
            <text:p>778951200272</text:p>
          </table:table-cell>
          <table:table-cell table:style-name="ce2" office:value-type="string" calcext:value-type="string">
            <text:p>MATILDE ITZA CUTZ</text:p>
          </table:table-cell>
          <table:table-cell table:style-name="ce2" office:value-type="string" calcext:value-type="string">
            <text:p>COMERMEX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U001079-1</text:p>
          </table:table-cell>
          <table:table-cell table:style-name="ce11" office:value-type="date" office:date-value="2019-07-02" calcext:value-type="date">
            <text:p>0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50800408" calcext:value-type="float">
            <text:p>774950800408</text:p>
          </table:table-cell>
          <table:table-cell table:style-name="ce2" office:value-type="string" calcext:value-type="string">
            <text:p>VALENTINA ESTRELLA HUICHI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080-1</text:p>
          </table:table-cell>
          <table:table-cell table:style-name="ce11" office:value-type="date" office:date-value="2019-07-03" calcext:value-type="date">
            <text:p>0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1080805680" calcext:value-type="float">
            <text:p>771080805680</text:p>
          </table:table-cell>
          <table:table-cell table:style-name="ce2" office:value-type="string" calcext:value-type="string">
            <text:p>PRIEGO PAREDES MA DEL CARMEN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11000" calcext:value-type="float">
            <text:p>11000</text:p>
          </table:table-cell>
        </table:table-row>
        <table:table-row table:style-name="ro1">
          <table:table-cell table:style-name="ce2" office:value-type="string" calcext:value-type="string">
            <text:p>YU001081-1</text:p>
          </table:table-cell>
          <table:table-cell table:style-name="ce11" office:value-type="date" office:date-value="2019-07-03" calcext:value-type="date">
            <text:p>0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8871200271" calcext:value-type="float">
            <text:p>778871200271</text:p>
          </table:table-cell>
          <table:table-cell table:style-name="ce2" office:value-type="string" calcext:value-type="string">
            <text:p>JAIME LOEZA ALVARADO</text:p>
          </table:table-cell>
          <table:table-cell table:style-name="ce2" office:value-type="string" calcext:value-type="string">
            <text:p>COMERMEX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U001082-1</text:p>
          </table:table-cell>
          <table:table-cell table:style-name="ce11" office:value-type="date" office:date-value="2019-07-03" calcext:value-type="date">
            <text:p>0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160500067" calcext:value-type="float">
            <text:p>776160500067</text:p>
          </table:table-cell>
          <table:table-cell table:style-name="ce2" office:value-type="string" calcext:value-type="string">
            <text:p>CETINA CORTEZ FIDEL IDELFONSO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9900" calcext:value-type="float">
            <text:p>9900</text:p>
          </table:table-cell>
        </table:table-row>
        <table:table-row table:style-name="ro1">
          <table:table-cell table:style-name="ce2" office:value-type="string" calcext:value-type="string">
            <text:p>YU001083-1</text:p>
          </table:table-cell>
          <table:table-cell table:style-name="ce11" office:value-type="date" office:date-value="2019-07-03" calcext:value-type="date">
            <text:p>0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070601691" calcext:value-type="float">
            <text:p>772070601691</text:p>
          </table:table-cell>
          <table:table-cell table:style-name="ce2" office:value-type="string" calcext:value-type="string">
            <text:p>GIL SOBERANIS JUAN JOS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084-1</text:p>
          </table:table-cell>
          <table:table-cell table:style-name="ce11" office:value-type="date" office:date-value="2019-07-03" calcext:value-type="date">
            <text:p>0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6150500212" calcext:value-type="float">
            <text:p>776150500212</text:p>
          </table:table-cell>
          <table:table-cell table:style-name="ce2" office:value-type="string" calcext:value-type="string">
            <text:p>SARABIA MAY LORENA YANET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085-1</text:p>
          </table:table-cell>
          <table:table-cell table:style-name="ce11" office:value-type="date" office:date-value="2019-07-03" calcext:value-type="date">
            <text:p>0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2750306597" calcext:value-type="float">
            <text:p>772750306597</text:p>
          </table:table-cell>
          <table:table-cell table:style-name="ce2" office:value-type="string" calcext:value-type="string">
            <text:p>PINZON MENDEZ MERCEDES DEL CA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086-1</text:p>
          </table:table-cell>
          <table:table-cell table:style-name="ce11" office:value-type="date" office:date-value="2019-07-04" calcext:value-type="date">
            <text:p>04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8110500590" calcext:value-type="float">
            <text:p>778110500590</text:p>
          </table:table-cell>
          <table:table-cell table:style-name="ce2" office:value-type="string" calcext:value-type="string">
            <text:p>KU ACOSTA AURELIO</text:p>
          </table:table-cell>
          <table:table-cell table:style-name="ce2" office:value-type="string" calcext:value-type="string">
            <text:p>COMERMEX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U001088-1</text:p>
          </table:table-cell>
          <table:table-cell table:style-name="ce11" office:value-type="date" office:date-value="2019-07-05" calcext:value-type="date">
            <text:p>0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4020800955" calcext:value-type="float">
            <text:p>774020800955</text:p>
          </table:table-cell>
          <table:table-cell table:style-name="ce2" office:value-type="string" calcext:value-type="string">
            <text:p>BAEZA LEAL MANUEL JESUS</text:p>
          </table:table-cell>
          <table:table-cell table:style-name="ce2" office:value-type="string" calcext:value-type="string">
            <text:p>HERMANOS LARA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U001089-1</text:p>
          </table:table-cell>
          <table:table-cell table:style-name="ce11" office:value-type="date" office:date-value="2019-07-05" calcext:value-type="date">
            <text:p>0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4010900234" calcext:value-type="float">
            <text:p>774010900234</text:p>
          </table:table-cell>
          <table:table-cell table:style-name="ce2" office:value-type="string" calcext:value-type="string">
            <text:p>LUIS MANUEL DZUL FLOREZ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090-1</text:p>
          </table:table-cell>
          <table:table-cell table:style-name="ce11" office:value-type="date" office:date-value="2019-07-05" calcext:value-type="date">
            <text:p>0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3121104988" calcext:value-type="float">
            <text:p>773121104988</text:p>
          </table:table-cell>
          <table:table-cell table:style-name="ce2" office:value-type="string" calcext:value-type="string">
            <text:p>BARBUDO LARA JULIO CESAR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091-1</text:p>
          </table:table-cell>
          <table:table-cell table:style-name="ce11" office:value-type="date" office:date-value="2019-07-05" calcext:value-type="date">
            <text:p>0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940702068" calcext:value-type="float">
            <text:p>774940702068</text:p>
          </table:table-cell>
          <table:table-cell table:style-name="ce2" office:value-type="string" calcext:value-type="string">
            <text:p>JOSE M CHACON PEREZ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092-1</text:p>
          </table:table-cell>
          <table:table-cell table:style-name="ce11" office:value-type="date" office:date-value="2019-07-05" calcext:value-type="date">
            <text:p>0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NE</text:p>
          </table:table-cell>
          <table:table-cell table:style-name="ce2" office:value-type="float" office:value="774971002382" calcext:value-type="float">
            <text:p>774971002382</text:p>
          </table:table-cell>
          <table:table-cell table:style-name="ce2" office:value-type="string" calcext:value-type="string">
            <text:p>JOSE G PINZON PADILL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093-1</text:p>
          </table:table-cell>
          <table:table-cell table:style-name="ce11" office:value-type="date" office:date-value="2019-07-05" calcext:value-type="date">
            <text:p>0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140603413" calcext:value-type="float">
            <text:p>773140603413</text:p>
          </table:table-cell>
          <table:table-cell table:style-name="ce2" office:value-type="string" calcext:value-type="string">
            <text:p>QUIJANO EK JORGE ANTONIO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094-1</text:p>
          </table:table-cell>
          <table:table-cell table:style-name="ce11" office:value-type="date" office:date-value="2019-07-05" calcext:value-type="date">
            <text:p>0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7070103839" calcext:value-type="float">
            <text:p>777070103839</text:p>
          </table:table-cell>
          <table:table-cell table:style-name="ce2" office:value-type="string" calcext:value-type="string">
            <text:p>CANUL TAMAYO MARIA BIBIAN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095-1</text:p>
          </table:table-cell>
          <table:table-cell table:style-name="ce11" office:value-type="date" office:date-value="2019-07-05" calcext:value-type="date">
            <text:p>05/07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100101988" calcext:value-type="float">
            <text:p>776100101988</text:p>
          </table:table-cell>
          <table:table-cell table:style-name="ce2" office:value-type="string" calcext:value-type="string">
            <text:p>GASCA HEREDIA JOSE LUIS</text:p>
          </table:table-cell>
          <table:table-cell table:style-name="ce2" office:value-type="string" calcext:value-type="string">
            <text:p>GROSS</text:p>
          </table:table-cell>
          <table:table-cell table:style-name="ce10" office:value-type="currency" office:currency="MXN" office:value="11418" calcext:value-type="currency">
            <text:p>$11,418.00</text:p>
          </table:table-cell>
        </table:table-row>
        <table:table-row table:style-name="ro1">
          <table:table-cell table:style-name="ce2" office:value-type="string" calcext:value-type="string">
            <text:p>YU001096-1</text:p>
          </table:table-cell>
          <table:table-cell table:style-name="ce11" office:value-type="date" office:date-value="2019-07-05" calcext:value-type="date">
            <text:p>0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4890500345" calcext:value-type="float">
            <text:p>774890500345</text:p>
          </table:table-cell>
          <table:table-cell table:style-name="ce2" office:value-type="string" calcext:value-type="string">
            <text:p>BAGUNDO MIJANGOS IRMA ALICI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97-1</text:p>
          </table:table-cell>
          <table:table-cell table:style-name="ce11" office:value-type="date" office:date-value="2019-07-05" calcext:value-type="date">
            <text:p>0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130800730" calcext:value-type="float">
            <text:p>774130800730</text:p>
          </table:table-cell>
          <table:table-cell table:style-name="ce2" office:value-type="string" calcext:value-type="string">
            <text:p>CARRILLO FLORES REYNA MARI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98-1</text:p>
          </table:table-cell>
          <table:table-cell table:style-name="ce11" office:value-type="date" office:date-value="2019-07-05" calcext:value-type="date">
            <text:p>0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2051002230" calcext:value-type="float">
            <text:p>772051002230</text:p>
          </table:table-cell>
          <table:table-cell table:style-name="ce2" office:value-type="string" calcext:value-type="string">
            <text:p>GRANADOS MOLINA RICARDO DE AT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099-1</text:p>
          </table:table-cell>
          <table:table-cell table:style-name="ce11" office:value-type="date" office:date-value="2019-07-06" calcext:value-type="date">
            <text:p>0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7100602193" calcext:value-type="float">
            <text:p>777100602193</text:p>
          </table:table-cell>
          <table:table-cell table:style-name="ce2" office:value-type="string" calcext:value-type="string">
            <text:p>GONGORA ADRIAN SILVIA ELOIS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100-1</text:p>
          </table:table-cell>
          <table:table-cell table:style-name="ce11" office:value-type="date" office:date-value="2019-07-06" calcext:value-type="date">
            <text:p>0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LI</text:p>
          </table:table-cell>
          <table:table-cell table:style-name="ce2" office:value-type="float" office:value="770100602130" calcext:value-type="float">
            <text:p>770100602130</text:p>
          </table:table-cell>
          <table:table-cell table:style-name="ce2" office:value-type="string" calcext:value-type="string">
            <text:p>GARCIA ANDALON RAFAEL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101-1</text:p>
          </table:table-cell>
          <table:table-cell table:style-name="ce11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130400081" calcext:value-type="float">
            <text:p>774130400081</text:p>
          </table:table-cell>
          <table:table-cell table:style-name="ce2" office:value-type="string" calcext:value-type="string">
            <text:p>DAVID EDUARDO SILVEIRA GONZALE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02-1</text:p>
          </table:table-cell>
          <table:table-cell table:style-name="ce11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2120400706" calcext:value-type="float">
            <text:p>772120400706</text:p>
          </table:table-cell>
          <table:table-cell table:style-name="ce2" office:value-type="string" calcext:value-type="string">
            <text:p>ESTRELLA LOPEZ ELIZABETH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103-1</text:p>
          </table:table-cell>
          <table:table-cell table:style-name="ce11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9970300357" calcext:value-type="float">
            <text:p>779970300357</text:p>
          </table:table-cell>
          <table:table-cell table:style-name="ce2" office:value-type="string" calcext:value-type="string">
            <text:p>TOMAS MARTIN CANCHE KU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104-1</text:p>
          </table:table-cell>
          <table:table-cell table:style-name="ce11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850900472" calcext:value-type="float">
            <text:p>774850900472</text:p>
          </table:table-cell>
          <table:table-cell table:style-name="ce2" office:value-type="string" calcext:value-type="string">
            <text:p>CANDELARIA RAMIREZ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105-1</text:p>
          </table:table-cell>
          <table:table-cell table:style-name="ce11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1080107443" calcext:value-type="float">
            <text:p>771080107443</text:p>
          </table:table-cell>
          <table:table-cell table:style-name="ce2" office:value-type="string" calcext:value-type="string">
            <text:p>BENITEZ GARDUNO ENRIQUE M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106-1</text:p>
          </table:table-cell>
          <table:table-cell table:style-name="ce11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70101063" calcext:value-type="float">
            <text:p>774070101063</text:p>
          </table:table-cell>
          <table:table-cell table:style-name="ce2" office:value-type="string" calcext:value-type="string">
            <text:p>GUTIERREZ PETUL MARIA DEL ROS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107-1</text:p>
          </table:table-cell>
          <table:table-cell table:style-name="ce11" office:value-type="date" office:date-value="2019-07-09" calcext:value-type="date">
            <text:p>0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40903157" calcext:value-type="float">
            <text:p>774040903157</text:p>
          </table:table-cell>
          <table:table-cell table:style-name="ce2" office:value-type="string" calcext:value-type="string">
            <text:p>CANUL CANUL LAURA LETICI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108-1</text:p>
          </table:table-cell>
          <table:table-cell table:style-name="ce11" office:value-type="date" office:date-value="2019-07-09" calcext:value-type="date">
            <text:p>0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1940901584" calcext:value-type="float">
            <text:p>771940901584</text:p>
          </table:table-cell>
          <table:table-cell table:style-name="ce2" office:value-type="string" calcext:value-type="string">
            <text:p>ADDY M ARJONA TORRES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109-1</text:p>
          </table:table-cell>
          <table:table-cell table:style-name="ce11" office:value-type="date" office:date-value="2019-07-09" calcext:value-type="date">
            <text:p>0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EX</text:p>
          </table:table-cell>
          <table:table-cell table:style-name="ce2" office:value-type="float" office:value="774020102620" calcext:value-type="float">
            <text:p>774020102620</text:p>
          </table:table-cell>
          <table:table-cell table:style-name="ce2" office:value-type="string" calcext:value-type="string">
            <text:p>CRUZ AGUILAR LUIS ANTONI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110-1</text:p>
          </table:table-cell>
          <table:table-cell table:style-name="ce11" office:value-type="date" office:date-value="2019-07-10" calcext:value-type="date">
            <text:p>10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130205321" calcext:value-type="float">
            <text:p>773130205321</text:p>
          </table:table-cell>
          <table:table-cell table:style-name="ce2" office:value-type="string" calcext:value-type="string">
            <text:p>TEJERO ANDUEZA OSCAR DANI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11-1</text:p>
          </table:table-cell>
          <table:table-cell table:style-name="ce11" office:value-type="date" office:date-value="2019-07-10" calcext:value-type="date">
            <text:p>10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40304172" calcext:value-type="float">
            <text:p>774040304172</text:p>
          </table:table-cell>
          <table:table-cell table:style-name="ce2" office:value-type="string" calcext:value-type="string">
            <text:p>PECH HAAS RICARD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112-1</text:p>
          </table:table-cell>
          <table:table-cell table:style-name="ce11" office:value-type="date" office:date-value="2019-07-10" calcext:value-type="date">
            <text:p>10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941101401" calcext:value-type="float">
            <text:p>773941101401</text:p>
          </table:table-cell>
          <table:table-cell table:style-name="ce2" office:value-type="string" calcext:value-type="string">
            <text:p>NUNEZ CANCHE WILBERTH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113-1</text:p>
          </table:table-cell>
          <table:table-cell table:style-name="ce11" office:value-type="date" office:date-value="2019-07-10" calcext:value-type="date">
            <text:p>10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3890600572" calcext:value-type="float">
            <text:p>773890600572</text:p>
          </table:table-cell>
          <table:table-cell table:style-name="ce2" office:value-type="string" calcext:value-type="string">
            <text:p>JOSE ALBERTO VENTURA K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114-1</text:p>
          </table:table-cell>
          <table:table-cell table:style-name="ce11" office:value-type="date" office:date-value="2019-07-11" calcext:value-type="date">
            <text:p>1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50901314" calcext:value-type="float">
            <text:p>774050901314</text:p>
          </table:table-cell>
          <table:table-cell table:style-name="ce2" office:value-type="string" calcext:value-type="string">
            <text:p>KU KANTUN FERNAND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115-1</text:p>
          </table:table-cell>
          <table:table-cell table:style-name="ce11" office:value-type="date" office:date-value="2019-07-11" calcext:value-type="date">
            <text:p>1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970101631" calcext:value-type="float">
            <text:p>773970101631</text:p>
          </table:table-cell>
          <table:table-cell table:style-name="ce2" office:value-type="string" calcext:value-type="string">
            <text:p>MA CONCEPCION GRAJALE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116-1</text:p>
          </table:table-cell>
          <table:table-cell table:style-name="ce11" office:value-type="date" office:date-value="2019-07-11" calcext:value-type="date">
            <text:p>1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051100513" calcext:value-type="float">
            <text:p>773051100513</text:p>
          </table:table-cell>
          <table:table-cell table:style-name="ce2" office:value-type="string" calcext:value-type="string">
            <text:p>VAZQUEZ MOGUEL WILMA CONCEPCI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117-1</text:p>
          </table:table-cell>
          <table:table-cell table:style-name="ce11" office:value-type="date" office:date-value="2019-07-11" calcext:value-type="date">
            <text:p>1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980203331" calcext:value-type="float">
            <text:p>774980203331</text:p>
          </table:table-cell>
          <table:table-cell table:style-name="ce2" office:value-type="string" calcext:value-type="string">
            <text:p>ADDY L AGUILAR GONZALEZ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18-1</text:p>
          </table:table-cell>
          <table:table-cell table:style-name="ce11" office:value-type="date" office:date-value="2019-07-11" calcext:value-type="date">
            <text:p>1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960302112" calcext:value-type="float">
            <text:p>774960302112</text:p>
          </table:table-cell>
          <table:table-cell table:style-name="ce2" office:value-type="string" calcext:value-type="string">
            <text:p>SERGIO A TAMAYO PERER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119-1</text:p>
          </table:table-cell>
          <table:table-cell table:style-name="ce11" office:value-type="date" office:date-value="2019-07-11" calcext:value-type="date">
            <text:p>1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960802194" calcext:value-type="float">
            <text:p>773960802194</text:p>
          </table:table-cell>
          <table:table-cell table:style-name="ce2" office:value-type="string" calcext:value-type="string">
            <text:p>JORGE A CANUL LEA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120-1</text:p>
          </table:table-cell>
          <table:table-cell table:style-name="ce11" office:value-type="date" office:date-value="2019-07-11" calcext:value-type="date">
            <text:p>11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150505401" calcext:value-type="float">
            <text:p>776150505401</text:p>
          </table:table-cell>
          <table:table-cell table:style-name="ce2" office:value-type="string" calcext:value-type="string">
            <text:p>MONTALVO CAMPOS JOSE RAMON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121-1</text:p>
          </table:table-cell>
          <table:table-cell table:style-name="ce11" office:value-type="date" office:date-value="2019-07-12" calcext:value-type="date">
            <text:p>1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950101542" calcext:value-type="float">
            <text:p>774950101542</text:p>
          </table:table-cell>
          <table:table-cell table:style-name="ce2" office:value-type="string" calcext:value-type="string">
            <text:p>SUSANA M ALBORNOZ CETINA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122-1</text:p>
          </table:table-cell>
          <table:table-cell table:style-name="ce11" office:value-type="date" office:date-value="2019-07-12" calcext:value-type="date">
            <text:p>1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7151204001" calcext:value-type="float">
            <text:p>777151204001</text:p>
          </table:table-cell>
          <table:table-cell table:style-name="ce2" office:value-type="string" calcext:value-type="string">
            <text:p>BATES COCOM GABRIEL MARTI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038" calcext:value-type="float">
            <text:p>8038</text:p>
          </table:table-cell>
        </table:table-row>
        <table:table-row table:style-name="ro1">
          <table:table-cell table:style-name="ce2" office:value-type="string" calcext:value-type="string">
            <text:p>YU001123-1</text:p>
          </table:table-cell>
          <table:table-cell table:style-name="ce11" office:value-type="date" office:date-value="2019-07-12" calcext:value-type="date">
            <text:p>1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960703290" calcext:value-type="float">
            <text:p>774960703290</text:p>
          </table:table-cell>
          <table:table-cell table:style-name="ce2" office:value-type="string" calcext:value-type="string">
            <text:p>ROSALINDA CETINA ALCOCER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24-1</text:p>
          </table:table-cell>
          <table:table-cell table:style-name="ce11" office:value-type="date" office:date-value="2019-07-12" calcext:value-type="date">
            <text:p>1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100301090" calcext:value-type="float">
            <text:p>776100301090</text:p>
          </table:table-cell>
          <table:table-cell table:style-name="ce2" office:value-type="string" calcext:value-type="string">
            <text:p>YAMA UC MANUEL ISRAEL</text:p>
          </table:table-cell>
          <table:table-cell table:style-name="ce2" office:value-type="string" calcext:value-type="string">
            <text:p>GROS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125-1</text:p>
          </table:table-cell>
          <table:table-cell table:style-name="ce11" office:value-type="date" office:date-value="2019-07-12" calcext:value-type="date">
            <text:p>1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2980903012" calcext:value-type="float">
            <text:p>772980903012</text:p>
          </table:table-cell>
          <table:table-cell table:style-name="ce2" office:value-type="string" calcext:value-type="string">
            <text:p>MORALES CHABLE DARVI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126-1</text:p>
          </table:table-cell>
          <table:table-cell table:style-name="ce11" office:value-type="date" office:date-value="2019-07-12" calcext:value-type="date">
            <text:p>1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1940700431" calcext:value-type="float">
            <text:p>771940700431</text:p>
          </table:table-cell>
          <table:table-cell table:style-name="ce2" office:value-type="string" calcext:value-type="string">
            <text:p>YOLANDA CIAU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127-1</text:p>
          </table:table-cell>
          <table:table-cell table:style-name="ce11" office:value-type="date" office:date-value="2019-07-13" calcext:value-type="date">
            <text:p>1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080300246" calcext:value-type="float">
            <text:p>773080300246</text:p>
          </table:table-cell>
          <table:table-cell table:style-name="ce2" office:value-type="string" calcext:value-type="string">
            <text:p>CACHON CHABLE MARIA DE LOS ANG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128-1</text:p>
          </table:table-cell>
          <table:table-cell table:style-name="ce11" office:value-type="date" office:date-value="2019-07-13" calcext:value-type="date">
            <text:p>1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920900622" calcext:value-type="float">
            <text:p>773920900622</text:p>
          </table:table-cell>
          <table:table-cell table:style-name="ce2" office:value-type="string" calcext:value-type="string">
            <text:p>CONTRERAS GONZALEZ MARIA CONC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29-1</text:p>
          </table:table-cell>
          <table:table-cell table:style-name="ce11" office:value-type="date" office:date-value="2019-07-13" calcext:value-type="date">
            <text:p>1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160605480" calcext:value-type="float">
            <text:p>773160605480</text:p>
          </table:table-cell>
          <table:table-cell table:style-name="ce2" office:value-type="string" calcext:value-type="string">
            <text:p>LARA PUERTO JAVIER JUVENTIN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130-1</text:p>
          </table:table-cell>
          <table:table-cell table:style-name="ce11" office:value-type="date" office:date-value="2019-07-13" calcext:value-type="date">
            <text:p>1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941103460" calcext:value-type="float">
            <text:p>774941103460</text:p>
          </table:table-cell>
          <table:table-cell table:style-name="ce2" office:value-type="string" calcext:value-type="string">
            <text:p>GUMERSINDO GOMEZ DZIB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131-1</text:p>
          </table:table-cell>
          <table:table-cell table:style-name="ce11" office:value-type="date" office:date-value="2019-07-13" calcext:value-type="date">
            <text:p>1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float" office:value="774000757271" calcext:value-type="float">
            <text:p>774000757271</text:p>
          </table:table-cell>
          <table:table-cell table:style-name="ce2" office:value-type="string" calcext:value-type="string">
            <text:p>TAMAYO CAN FRANCISCO MARTIN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132-1</text:p>
          </table:table-cell>
          <table:table-cell table:style-name="ce11" office:value-type="date" office:date-value="2019-07-13" calcext:value-type="date">
            <text:p>1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4950600379" calcext:value-type="float">
            <text:p>774950600379</text:p>
          </table:table-cell>
          <table:table-cell table:style-name="ce2" office:value-type="string" calcext:value-type="string">
            <text:p>LEON MONTEJO LUCERO DEL CARMEN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133-1</text:p>
          </table:table-cell>
          <table:table-cell table:style-name="ce11" office:value-type="date" office:date-value="2019-07-15" calcext:value-type="date">
            <text:p>1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050600571" calcext:value-type="float">
            <text:p>773050600571</text:p>
          </table:table-cell>
          <table:table-cell table:style-name="ce2" office:value-type="string" calcext:value-type="string">
            <text:p>DZUL ORDONEZ CARLOS JESU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34-1</text:p>
          </table:table-cell>
          <table:table-cell table:style-name="ce11" office:value-type="date" office:date-value="2019-07-15" calcext:value-type="date">
            <text:p>1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5981202050" calcext:value-type="float">
            <text:p>775981202050</text:p>
          </table:table-cell>
          <table:table-cell table:style-name="ce2" office:value-type="string" calcext:value-type="string">
            <text:p>AVILA POOL MANUELA DE JESUS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35-1</text:p>
          </table:table-cell>
          <table:table-cell table:style-name="ce11" office:value-type="date" office:date-value="2019-07-15" calcext:value-type="date">
            <text:p>1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5150402397" calcext:value-type="float">
            <text:p>775150402397</text:p>
          </table:table-cell>
          <table:table-cell table:style-name="ce2" office:value-type="string" calcext:value-type="string">
            <text:p>MONTALVO PECH UZIEL ASAE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36-1</text:p>
          </table:table-cell>
          <table:table-cell table:style-name="ce11" office:value-type="date" office:date-value="2019-07-15" calcext:value-type="date">
            <text:p>15/07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920700135" calcext:value-type="float">
            <text:p>773920700135</text:p>
          </table:table-cell>
          <table:table-cell table:style-name="ce2" office:value-type="string" calcext:value-type="string">
            <text:p>HERRERA DIAZ ANDRES GABRIEL</text:p>
          </table:table-cell>
          <table:table-cell table:style-name="ce2" office:value-type="string" calcext:value-type="string">
            <text:p>RODEKA</text:p>
          </table:table-cell>
          <table:table-cell table:style-name="ce10" office:value-type="currency" office:currency="MXN" office:value="9248" calcext:value-type="currency">
            <text:p>$9,248.00</text:p>
          </table:table-cell>
        </table:table-row>
        <table:table-row table:style-name="ro1">
          <table:table-cell table:style-name="ce2" office:value-type="string" calcext:value-type="string">
            <text:p>YU001137-1</text:p>
          </table:table-cell>
          <table:table-cell table:style-name="ce11" office:value-type="date" office:date-value="2019-07-16" calcext:value-type="date">
            <text:p>1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4960602418" calcext:value-type="float">
            <text:p>774960602418</text:p>
          </table:table-cell>
          <table:table-cell table:style-name="ce2" office:value-type="string" calcext:value-type="string">
            <text:p>JUAN GONZALO CEN ESQUIVEL</text:p>
          </table:table-cell>
          <table:table-cell table:style-name="ce2" office:value-type="string" calcext:value-type="string">
            <text:p>HERMANOS LARA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U001137-2</text:p>
          </table:table-cell>
          <table:table-cell table:style-name="ce11" office:value-type="date" office:date-value="2019-07-16" calcext:value-type="date">
            <text:p>1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NE</text:p>
          </table:table-cell>
          <table:table-cell table:style-name="ce2" office:value-type="float" office:value="774960602418" calcext:value-type="float">
            <text:p>774960602418</text:p>
          </table:table-cell>
          <table:table-cell table:style-name="ce2" office:value-type="string" calcext:value-type="string">
            <text:p>JUAN GONZALO CEN ESQUIV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38-1</text:p>
          </table:table-cell>
          <table:table-cell table:style-name="ce11" office:value-type="date" office:date-value="2019-07-16" calcext:value-type="date">
            <text:p>1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0110301448" calcext:value-type="float">
            <text:p>770110301448</text:p>
          </table:table-cell>
          <table:table-cell table:style-name="ce2" office:value-type="string" calcext:value-type="string">
            <text:p>ROSADO BASTO CLAUDIA ISABEL .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139-1</text:p>
          </table:table-cell>
          <table:table-cell table:style-name="ce11" office:value-type="date" office:date-value="2019-07-17" calcext:value-type="date">
            <text:p>17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2100300225" calcext:value-type="float">
            <text:p>772100300225</text:p>
          </table:table-cell>
          <table:table-cell table:style-name="ce2" office:value-type="string" calcext:value-type="string">
            <text:p>PEREZ AYIL LETICIA MARGARIT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40-1</text:p>
          </table:table-cell>
          <table:table-cell table:style-name="ce11" office:value-type="date" office:date-value="2019-07-17" calcext:value-type="date">
            <text:p>17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float" office:value="773140604410" calcext:value-type="float">
            <text:p>773140604410</text:p>
          </table:table-cell>
          <table:table-cell table:style-name="ce2" office:value-type="string" calcext:value-type="string">
            <text:p>CHAN UITZIL FELICITAS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141-1</text:p>
          </table:table-cell>
          <table:table-cell table:style-name="ce11" office:value-type="date" office:date-value="2019-07-17" calcext:value-type="date">
            <text:p>17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120601224" calcext:value-type="float">
            <text:p>774120601224</text:p>
          </table:table-cell>
          <table:table-cell table:style-name="ce2" office:value-type="string" calcext:value-type="string">
            <text:p>TORRES LOPEZ GREGORIO MIGUE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42-1</text:p>
          </table:table-cell>
          <table:table-cell table:style-name="ce11" office:value-type="date" office:date-value="2019-07-17" calcext:value-type="date">
            <text:p>17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7870100188" calcext:value-type="float">
            <text:p>777870100188</text:p>
          </table:table-cell>
          <table:table-cell table:style-name="ce2" office:value-type="string" calcext:value-type="string">
            <text:p>VICTOR MANUEL MOR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43-1</text:p>
          </table:table-cell>
          <table:table-cell table:style-name="ce11" office:value-type="date" office:date-value="2019-07-18" calcext:value-type="date">
            <text:p>18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160205121" calcext:value-type="float">
            <text:p>773160205121</text:p>
          </table:table-cell>
          <table:table-cell table:style-name="ce2" office:value-type="string" calcext:value-type="string">
            <text:p>CANCHE YAM FRANCISCA DEL SOCOR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44-2</text:p>
          </table:table-cell>
          <table:table-cell table:style-name="ce11" office:value-type="date" office:date-value="2019-07-22" calcext:value-type="date">
            <text:p>2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NE</text:p>
          </table:table-cell>
          <table:table-cell table:style-name="ce2" office:value-type="float" office:value="772850200222" calcext:value-type="float">
            <text:p>772850200222</text:p>
          </table:table-cell>
          <table:table-cell table:style-name="ce2" office:value-type="string" calcext:value-type="string">
            <text:p>MA P CAN BAAS</text:p>
          </table:table-cell>
          <table:table-cell table:style-name="ce2" office:value-type="string" calcext:value-type="string">
            <text:p>DRS</text:p>
          </table:table-cell>
          <table:table-cell table:style-name="ce2" office:value-type="float" office:value="6700" calcext:value-type="float">
            <text:p>6700</text:p>
          </table:table-cell>
        </table:table-row>
        <table:table-row table:style-name="ro1">
          <table:table-cell table:style-name="ce2" office:value-type="string" calcext:value-type="string">
            <text:p>YU001145-1</text:p>
          </table:table-cell>
          <table:table-cell table:style-name="ce11" office:value-type="date" office:date-value="2019-07-19" calcext:value-type="date">
            <text:p>1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160105673" calcext:value-type="float">
            <text:p>773160105673</text:p>
          </table:table-cell>
          <table:table-cell table:style-name="ce2" office:value-type="string" calcext:value-type="string">
            <text:p>HIDALGO GERMAN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46-1</text:p>
          </table:table-cell>
          <table:table-cell table:style-name="ce11" office:value-type="date" office:date-value="2019-07-19" calcext:value-type="date">
            <text:p>1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20502326" calcext:value-type="float">
            <text:p>774020502326</text:p>
          </table:table-cell>
          <table:table-cell table:style-name="ce2" office:value-type="string" calcext:value-type="string">
            <text:p>AZCORRA BALAM JOSE ENRIQU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47-1</text:p>
          </table:table-cell>
          <table:table-cell table:style-name="ce11" office:value-type="date" office:date-value="2019-07-19" calcext:value-type="date">
            <text:p>19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2980301993" calcext:value-type="float">
            <text:p>772980301993</text:p>
          </table:table-cell>
          <table:table-cell table:style-name="ce2" office:value-type="string" calcext:value-type="string">
            <text:p>BELLA LEYDI MIS SUAST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48-1</text:p>
          </table:table-cell>
          <table:table-cell table:style-name="ce11" office:value-type="date" office:date-value="2019-07-20" calcext:value-type="date">
            <text:p>20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890600211" calcext:value-type="float">
            <text:p>776890600211</text:p>
          </table:table-cell>
          <table:table-cell table:style-name="ce2" office:value-type="string" calcext:value-type="string">
            <text:p>PACHECO KOYOC PEDRO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149-1</text:p>
          </table:table-cell>
          <table:table-cell table:style-name="ce11" office:value-type="date" office:date-value="2019-07-20" calcext:value-type="date">
            <text:p>20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10208551" calcext:value-type="float">
            <text:p>774010208551</text:p>
          </table:table-cell>
          <table:table-cell table:style-name="ce2" office:value-type="string" calcext:value-type="string">
            <text:p>CAMARA UICAB HILARI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150-1</text:p>
          </table:table-cell>
          <table:table-cell table:style-name="ce11" office:value-type="date" office:date-value="2019-07-20" calcext:value-type="date">
            <text:p>20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840901501" calcext:value-type="float">
            <text:p>774840901501</text:p>
          </table:table-cell>
          <table:table-cell table:style-name="ce2" office:value-type="string" calcext:value-type="string">
            <text:p>HECTOR CHABLE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151-1</text:p>
          </table:table-cell>
          <table:table-cell table:style-name="ce11" office:value-type="date" office:date-value="2019-07-20" calcext:value-type="date">
            <text:p>20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7110702269" calcext:value-type="float">
            <text:p>777110702269</text:p>
          </table:table-cell>
          <table:table-cell table:style-name="ce2" office:value-type="string" calcext:value-type="string">
            <text:p>VICENTE PALACIO DAVID ALEJANDR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152-1</text:p>
          </table:table-cell>
          <table:table-cell table:style-name="ce11" office:value-type="date" office:date-value="2019-07-22" calcext:value-type="date">
            <text:p>22/07/19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060501296" calcext:value-type="float">
            <text:p>773060501296</text:p>
          </table:table-cell>
          <table:table-cell table:style-name="ce2" office:value-type="string" calcext:value-type="string">
            <text:p>ORTIZ PECH ANA MARGARITA</text:p>
          </table:table-cell>
          <table:table-cell table:style-name="ce2" office:value-type="string" calcext:value-type="string">
            <text:p>RODEKA</text:p>
          </table:table-cell>
          <table:table-cell table:style-name="ce10" office:value-type="currency" office:currency="MXN" office:value="11424" calcext:value-type="currency">
            <text:p>$11,424.00</text:p>
          </table:table-cell>
        </table:table-row>
        <table:table-row table:style-name="ro1">
          <table:table-cell table:style-name="ce2" office:value-type="string" calcext:value-type="string">
            <text:p>YU001153-1</text:p>
          </table:table-cell>
          <table:table-cell table:style-name="ce11" office:value-type="date" office:date-value="2019-07-22" calcext:value-type="date">
            <text:p>2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010401631" calcext:value-type="float">
            <text:p>773010401631</text:p>
          </table:table-cell>
          <table:table-cell table:style-name="ce2" office:value-type="string" calcext:value-type="string">
            <text:p>ROSADO SANCHEZ GEORGINA GP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54-1</text:p>
          </table:table-cell>
          <table:table-cell table:style-name="ce11" office:value-type="date" office:date-value="2019-07-22" calcext:value-type="date">
            <text:p>2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980203351" calcext:value-type="float">
            <text:p>773980203351</text:p>
          </table:table-cell>
          <table:table-cell table:style-name="ce2" office:value-type="string" calcext:value-type="string">
            <text:p>APOLINAR MARTINEZ CARLOS GABRI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55-2</text:p>
          </table:table-cell>
          <table:table-cell table:style-name="ce11" office:value-type="date" office:date-value="2019-07-22" calcext:value-type="date">
            <text:p>2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981101269" calcext:value-type="float">
            <text:p>773981101269</text:p>
          </table:table-cell>
          <table:table-cell table:style-name="ce2" office:value-type="string" calcext:value-type="string">
            <text:p>DALILA CORAL EROSA</text:p>
          </table:table-cell>
          <table:table-cell table:style-name="ce2" office:value-type="string" calcext:value-type="string">
            <text:p>COLDSHOP</text:p>
          </table:table-cell>
          <table:table-cell table:style-name="ce2" office:value-type="float" office:value="8038.8" calcext:value-type="float">
            <text:p>8038.8</text:p>
          </table:table-cell>
        </table:table-row>
        <table:table-row table:style-name="ro1">
          <table:table-cell table:style-name="ce2" office:value-type="string" calcext:value-type="string">
            <text:p>YU001156-1</text:p>
          </table:table-cell>
          <table:table-cell table:style-name="ce11" office:value-type="date" office:date-value="2019-07-22" calcext:value-type="date">
            <text:p>2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2110400406" calcext:value-type="float">
            <text:p>772110400406</text:p>
          </table:table-cell>
          <table:table-cell table:style-name="ce2" office:value-type="string" calcext:value-type="string">
            <text:p>CORRAL ESPARZA JOOVANA BEATRIZ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57-1</text:p>
          </table:table-cell>
          <table:table-cell table:style-name="ce11" office:value-type="date" office:date-value="2019-07-22" calcext:value-type="date">
            <text:p>2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770900033" calcext:value-type="float">
            <text:p>773770900033</text:p>
          </table:table-cell>
          <table:table-cell table:style-name="ce2" office:value-type="string" calcext:value-type="string">
            <text:p>FERNANDO URIBE ROSSEL</text:p>
          </table:table-cell>
          <table:table-cell table:style-name="ce2" office:value-type="string" calcext:value-type="string">
            <text:p>COLDSHOP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158-1</text:p>
          </table:table-cell>
          <table:table-cell table:style-name="ce11" office:value-type="date" office:date-value="2019-07-22" calcext:value-type="date">
            <text:p>22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140201960" calcext:value-type="float">
            <text:p>773140201960</text:p>
          </table:table-cell>
          <table:table-cell table:style-name="ce2" office:value-type="string" calcext:value-type="string">
            <text:p>CHAN LOPEZ PERFECTA DEL S IREN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159-1</text:p>
          </table:table-cell>
          <table:table-cell table:style-name="ce11" office:value-type="date" office:date-value="2019-07-23" calcext:value-type="date">
            <text:p>2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090701231" calcext:value-type="float">
            <text:p>773090701231</text:p>
          </table:table-cell>
          <table:table-cell table:style-name="ce2" office:value-type="string" calcext:value-type="string">
            <text:p>MARTINEZ RAMIREZ VICTOR ISRAEL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60-1</text:p>
          </table:table-cell>
          <table:table-cell table:style-name="ce11" office:value-type="date" office:date-value="2019-07-23" calcext:value-type="date">
            <text:p>2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3100602961" calcext:value-type="float">
            <text:p>773100602961</text:p>
          </table:table-cell>
          <table:table-cell table:style-name="ce2" office:value-type="string" calcext:value-type="string">
            <text:p>GOMEZ CORZO MARLEN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61-1</text:p>
          </table:table-cell>
          <table:table-cell table:style-name="ce11" office:value-type="date" office:date-value="2019-07-23" calcext:value-type="date">
            <text:p>2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6080702483" calcext:value-type="float">
            <text:p>776080702483</text:p>
          </table:table-cell>
          <table:table-cell table:style-name="ce2" office:value-type="string" calcext:value-type="string">
            <text:p>MIJANGOS ANGULO IRMA A.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62-1</text:p>
          </table:table-cell>
          <table:table-cell table:style-name="ce11" office:value-type="date" office:date-value="2019-07-23" calcext:value-type="date">
            <text:p>23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1010802926" calcext:value-type="float">
            <text:p>771010802926</text:p>
          </table:table-cell>
          <table:table-cell table:style-name="ce2" office:value-type="string" calcext:value-type="string">
            <text:p>CATZIN NOH MANUEL JESUS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163-1</text:p>
          </table:table-cell>
          <table:table-cell table:style-name="ce11" office:value-type="date" office:date-value="2019-07-24" calcext:value-type="date">
            <text:p>24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990101219" calcext:value-type="float">
            <text:p>774990101219</text:p>
          </table:table-cell>
          <table:table-cell table:style-name="ce2" office:value-type="string" calcext:value-type="string">
            <text:p>SALVADOR DE S ESTRELLA J</text:p>
          </table:table-cell>
          <table:table-cell table:style-name="ce2" office:value-type="string" calcext:value-type="string">
            <text:p>RODEKA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165-1</text:p>
          </table:table-cell>
          <table:table-cell table:style-name="ce11" office:value-type="date" office:date-value="2019-07-24" calcext:value-type="date">
            <text:p>24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7140102703" calcext:value-type="float">
            <text:p>777140102703</text:p>
          </table:table-cell>
          <table:table-cell table:style-name="ce2" office:value-type="string" calcext:value-type="string">
            <text:p>XOOL QUEN JUAN CARLOS</text:p>
          </table:table-cell>
          <table:table-cell table:style-name="ce2" office:value-type="string" calcext:value-type="string">
            <text:p>CREDIPLUS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U001166-1</text:p>
          </table:table-cell>
          <table:table-cell table:style-name="ce11" office:value-type="date" office:date-value="2019-07-24" calcext:value-type="date">
            <text:p>24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4040302650" calcext:value-type="float">
            <text:p>774040302650</text:p>
          </table:table-cell>
          <table:table-cell table:style-name="ce2" office:value-type="string" calcext:value-type="string">
            <text:p>ALDANA TABASCO LUZ MARIA M</text:p>
          </table:table-cell>
          <table:table-cell table:style-name="ce2" office:value-type="string" calcext:value-type="string">
            <text:p>HERMANOS LARA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U001167-1</text:p>
          </table:table-cell>
          <table:table-cell table:style-name="ce11" office:value-type="date" office:date-value="2019-07-25" calcext:value-type="date">
            <text:p>2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7070901671" calcext:value-type="float">
            <text:p>777070901671</text:p>
          </table:table-cell>
          <table:table-cell table:style-name="ce2" office:value-type="string" calcext:value-type="string">
            <text:p>QUINTAL BURGOS MARIA NELSY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68-1</text:p>
          </table:table-cell>
          <table:table-cell table:style-name="ce11" office:value-type="date" office:date-value="2019-07-25" calcext:value-type="date">
            <text:p>2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3170100106" calcext:value-type="float">
            <text:p>773170100106</text:p>
          </table:table-cell>
          <table:table-cell table:style-name="ce2" office:value-type="string" calcext:value-type="string">
            <text:p>LARA NAVARRETE JAVIER AGUSTIN</text:p>
          </table:table-cell>
          <table:table-cell table:style-name="ce2" office:value-type="string" calcext:value-type="string">
            <text:p>COLDSHOP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U001169-1</text:p>
          </table:table-cell>
          <table:table-cell table:style-name="ce11" office:value-type="date" office:date-value="2019-07-25" calcext:value-type="date">
            <text:p>2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4931200866" calcext:value-type="float">
            <text:p>774931200866</text:p>
          </table:table-cell>
          <table:table-cell table:style-name="ce2" office:value-type="string" calcext:value-type="string">
            <text:p>HUGO PALMA SANCHEZ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YU001170-1</text:p>
          </table:table-cell>
          <table:table-cell table:style-name="ce11" office:value-type="date" office:date-value="2019-07-25" calcext:value-type="date">
            <text:p>2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0080900902" calcext:value-type="float">
            <text:p>770080900902</text:p>
          </table:table-cell>
          <table:table-cell table:style-name="ce2" office:value-type="string" calcext:value-type="string">
            <text:p>DIAZ RAMIREZ JOSE ALBERTO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71-1</text:p>
          </table:table-cell>
          <table:table-cell table:style-name="ce11" office:value-type="date" office:date-value="2019-07-25" calcext:value-type="date">
            <text:p>2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7961200428" calcext:value-type="float">
            <text:p>777961200428</text:p>
          </table:table-cell>
          <table:table-cell table:style-name="ce2" office:value-type="string" calcext:value-type="string">
            <text:p>LUIS BALAM ECHEVERRIA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string" calcext:value-type="string">
            <text:p>YU001172-1</text:p>
          </table:table-cell>
          <table:table-cell table:style-name="ce11" office:value-type="date" office:date-value="2019-07-25" calcext:value-type="date">
            <text:p>2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2750405731" calcext:value-type="float">
            <text:p>772750405731</text:p>
          </table:table-cell>
          <table:table-cell table:style-name="ce2" office:value-type="string" calcext:value-type="string">
            <text:p>ORTIZ CANCHE MARIA TERES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173-1</text:p>
          </table:table-cell>
          <table:table-cell table:style-name="ce11" office:value-type="date" office:date-value="2019-07-25" calcext:value-type="date">
            <text:p>2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8090500270" calcext:value-type="float">
            <text:p>778090500270</text:p>
          </table:table-cell>
          <table:table-cell table:style-name="ce2" office:value-type="string" calcext:value-type="string">
            <text:p>UICAB HOIL FRANCISCO ROLANDO</text:p>
          </table:table-cell>
          <table:table-cell table:style-name="ce2" office:value-type="string" calcext:value-type="string">
            <text:p>COMERMEX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U001173-2</text:p>
          </table:table-cell>
          <table:table-cell table:style-name="ce11" office:value-type="date" office:date-value="2019-07-25" calcext:value-type="date">
            <text:p>2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PO</text:p>
          </table:table-cell>
          <table:table-cell table:style-name="ce2" office:value-type="float" office:value="778090500270" calcext:value-type="float">
            <text:p>778090500270</text:p>
          </table:table-cell>
          <table:table-cell table:style-name="ce2" office:value-type="string" calcext:value-type="string">
            <text:p>UICAB HOIL FRANCISCO ROLANDO</text:p>
          </table:table-cell>
          <table:table-cell table:style-name="ce2" office:value-type="string" calcext:value-type="string">
            <text:p>COMERMEX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U001174-1</text:p>
          </table:table-cell>
          <table:table-cell table:style-name="ce11" office:value-type="date" office:date-value="2019-07-25" calcext:value-type="date">
            <text:p>25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float" office:value="774080700577" calcext:value-type="float">
            <text:p>774080700577</text:p>
          </table:table-cell>
          <table:table-cell table:style-name="ce2" office:value-type="string" calcext:value-type="string">
            <text:p>MAY CEH JUAN ANTONIO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175-1</text:p>
          </table:table-cell>
          <table:table-cell table:style-name="ce11" office:value-type="date" office:date-value="2019-07-26" calcext:value-type="date">
            <text:p>2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INE</text:p>
          </table:table-cell>
          <table:table-cell table:style-name="ce2" office:value-type="float" office:value="774971001220" calcext:value-type="float">
            <text:p>774971001220</text:p>
          </table:table-cell>
          <table:table-cell table:style-name="ce2" office:value-type="string" calcext:value-type="string">
            <text:p>MIRIAM <text:s/>GPE SALDIVAR G</text:p>
          </table:table-cell>
          <table:table-cell table:style-name="ce2" office:value-type="string" calcext:value-type="string">
            <text:p>HERMANOS LAR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176-1</text:p>
          </table:table-cell>
          <table:table-cell table:style-name="ce11" office:value-type="date" office:date-value="2019-07-26" calcext:value-type="date">
            <text:p>2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1920400716" calcext:value-type="float">
            <text:p>771920400716</text:p>
          </table:table-cell>
          <table:table-cell table:style-name="ce2" office:value-type="string" calcext:value-type="string">
            <text:p>MA JESUS CANCHE DE RUIZ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177-1</text:p>
          </table:table-cell>
          <table:table-cell table:style-name="ce11" office:value-type="date" office:date-value="2019-07-26" calcext:value-type="date">
            <text:p>2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1930701358" calcext:value-type="float">
            <text:p>771930701358</text:p>
          </table:table-cell>
          <table:table-cell table:style-name="ce2" office:value-type="string" calcext:value-type="string">
            <text:p>CONRADO CHAN GUADALUPE DEL C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178-1</text:p>
          </table:table-cell>
          <table:table-cell table:style-name="ce11" office:value-type="date" office:date-value="2019-07-26" calcext:value-type="date">
            <text:p>2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1970804770" calcext:value-type="float">
            <text:p>771970804770</text:p>
          </table:table-cell>
          <table:table-cell table:style-name="ce2" office:value-type="string" calcext:value-type="string">
            <text:p>EMILY ISABEL MARIN CANUL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179-1</text:p>
          </table:table-cell>
          <table:table-cell table:style-name="ce11" office:value-type="date" office:date-value="2019-07-26" calcext:value-type="date">
            <text:p>2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911100938" calcext:value-type="float">
            <text:p>774911100938</text:p>
          </table:table-cell>
          <table:table-cell table:style-name="ce2" office:value-type="string" calcext:value-type="string">
            <text:p>MIGUEL A WAN SOSA</text:p>
          </table:table-cell>
          <table:table-cell table:style-name="ce2" office:value-type="string" calcext:value-type="string">
            <text:p>CREDIPLUS</text:p>
          </table:table-cell>
          <table:table-cell table:style-name="ce2" office:value-type="float" office:value="9500" calcext:value-type="float">
            <text:p>9500</text:p>
          </table:table-cell>
        </table:table-row>
        <table:table-row table:style-name="ro1">
          <table:table-cell table:style-name="ce2" office:value-type="string" calcext:value-type="string">
            <text:p>YU001180-1</text:p>
          </table:table-cell>
          <table:table-cell table:style-name="ce11" office:value-type="date" office:date-value="2019-07-26" calcext:value-type="date">
            <text:p>2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4051101257" calcext:value-type="float">
            <text:p>774051101257</text:p>
          </table:table-cell>
          <table:table-cell table:style-name="ce2" office:value-type="string" calcext:value-type="string">
            <text:p>VARGUEZ AMAYA ANGEL RENE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>
          <table:table-cell table:style-name="ce2" office:value-type="string" calcext:value-type="string">
            <text:p>YU001181-1</text:p>
          </table:table-cell>
          <table:table-cell table:style-name="ce11" office:value-type="date" office:date-value="2019-07-26" calcext:value-type="date">
            <text:p>26/07/19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float" office:value="771870600263" calcext:value-type="float">
            <text:p>771870600263</text:p>
          </table:table-cell>
          <table:table-cell table:style-name="ce2" office:value-type="string" calcext:value-type="string">
            <text:p>ALEJANDRA SALAS DE F</text:p>
          </table:table-cell>
          <table:table-cell table:style-name="ce2" office:value-type="string" calcext:value-type="string">
            <text:p>HOGARCIA</text:p>
          </table:table-cell>
          <table:table-cell table:style-name="ce2" office:value-type="float" office:value="10400" calcext:value-type="float">
            <text:p>10400</text:p>
          </table:table-cell>
        </table:table-row>
        <table:table-row table:style-name="ro1" table:number-rows-repeated="104772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Importar1" table:target-range-address="datos.A3:datos.H786" table:orientation="column">
          <table:database-source-table table:database-name="Yucatan" table:database-table-name="yucatan.colocadas_yucatan"/>
        </table:database-range>
        <table:database-range table:name="Importar2" table:target-range-address="datos2.A1:datos2.H844" table:display-filter-buttons="true" table:orientation="column">
          <table:database-source-table table:database-name="Yucatan" table:database-table-name="yucatan.colocadas_yucatan2"/>
        </table:database-range>
        <table:database-range table:name="__Anonymous_Sheet_DB__0" table:target-range-address="datos.A1:datos.H830" table:display-filter-buttons="true" table:orientation="column">
          <table:filter>
            <table:filter-and>
              <table:filter-condition table:field-number="3" table:value="LSC" table:operator="="/>
            </table:filter-and>
          </table:filter>
        </table:database-range>
        <table:database-range table:name="__Anonymous_Sheet_DB__1" table:target-range-address="'Tabla dinámica_datos_1'.A3:'Tabla dinámica_datos_1'.C11" table:contains-header="false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Tabla dinámica_datos_1'.A1:'Tabla dinámica_datos_1'.C13" table:buttons="'Tabla dinámica_datos_1'.A1 'Tabla dinámica_datos_1'.A4 'Tabla dinámica_datos_1'.B3" table:show-filter-button="false" table:drill-down-on-double-click="false">
          <table:source-cell-range table:cell-range-address="datos.A1:datos.H765"/>
          <table:data-pilot-field table:source-field-name="id_estatus" table:orientation="page" table:used-hierarchy="0" table:function="auto" loext:ignore-selected-page="true" table:selected-page="IMP">
            <table:data-pilot-level table:show-empty="false" calcext:repeat-item-labels="false">
              <table:data-pilot-members>
                <table:data-pilot-member table:name="IMP" table:display="true" table:show-details="true"/>
                <table:data-pilot-member table:name="INE" table:display="false" table:show-details="true"/>
                <table:data-pilot-member table:name="LSC" table:display="false" table:show-details="true"/>
                <table:data-pilot-member table:name="PEX" table:display="true" table:show-details="true"/>
                <table:data-pilot-member table:name="PIN" table:display="true" table:show-details="true"/>
                <table:data-pilot-member table:name="PSU" table:display="true" table:show-details="true"/>
                <table:data-pilot-member table:name="REX" table:display="true" table:show-details="true"/>
                <table:data-pilot-member table:name="PL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mbre_comercial" table:orientation="row" table:used-hierarchy="0" table:function="auto">
            <table:data-pilot-level table:show-empty="false" calcext:repeat-item-labels="false">
              <table:data-pilot-members>
                <table:data-pilot-member table:name="COLDSHOP" table:display="true" table:show-details="true"/>
                <table:data-pilot-member table:name="COMERMEX" table:display="true" table:show-details="true"/>
                <table:data-pilot-member table:name="CREDIPLUS" table:display="true" table:show-details="true"/>
                <table:data-pilot-member table:name="DRS" table:display="true" table:show-details="true"/>
                <table:data-pilot-member table:name="GROSS" table:display="true" table:show-details="true"/>
                <table:data-pilot-member table:name="HERMANOS LARA" table:display="true" table:show-details="true"/>
                <table:data-pilot-member table:name="HOGARCIA" table:display="true" table:show-details="true"/>
                <table:data-pilot-member table:name="MAYORISTA" table:display="true" table:show-details="true"/>
                <table:data-pilot-member table:name="RODEK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licitud" tableooo:display-name="Solicitudes" table:orientation="data" table:used-hierarchy="0" table:function="count">
            <table:data-pilot-level table:show-empty="false" calcext:repeat-item-labels="false">
              <table:data-pilot-members>
                <table:data-pilot-member table:name="YU000003-4" table:display="true" table:show-details="true"/>
                <table:data-pilot-member table:name="YU000008-1" table:display="true" table:show-details="true"/>
                <table:data-pilot-member table:name="YU000012-1" table:display="true" table:show-details="true"/>
                <table:data-pilot-member table:name="YU000013-12" table:display="true" table:show-details="true"/>
                <table:data-pilot-member table:name="YU000014-3" table:display="true" table:show-details="true"/>
                <table:data-pilot-member table:name="YU000015-3" table:display="true" table:show-details="true"/>
                <table:data-pilot-member table:name="YU000016-10" table:display="true" table:show-details="true"/>
                <table:data-pilot-member table:name="YU000017-4" table:display="true" table:show-details="true"/>
                <table:data-pilot-member table:name="YU000018-2" table:display="true" table:show-details="true"/>
                <table:data-pilot-member table:name="YU000019-3" table:display="true" table:show-details="true"/>
                <table:data-pilot-member table:name="YU000021-2" table:display="true" table:show-details="true"/>
                <table:data-pilot-member table:name="YU000022-2" table:display="true" table:show-details="true"/>
                <table:data-pilot-member table:name="YU000023-2" table:display="true" table:show-details="true"/>
                <table:data-pilot-member table:name="YU000027-2" table:display="true" table:show-details="true"/>
                <table:data-pilot-member table:name="YU000030-4" table:display="true" table:show-details="true"/>
                <table:data-pilot-member table:name="YU000037-2" table:display="true" table:show-details="true"/>
                <table:data-pilot-member table:name="YU000038-2" table:display="true" table:show-details="true"/>
                <table:data-pilot-member table:name="YU000044-2" table:display="true" table:show-details="true"/>
                <table:data-pilot-member table:name="YU000050-2" table:display="true" table:show-details="true"/>
                <table:data-pilot-member table:name="YU000058-2" table:display="true" table:show-details="true"/>
                <table:data-pilot-member table:name="YU000060-2" table:display="true" table:show-details="true"/>
                <table:data-pilot-member table:name="YU000063-4" table:display="true" table:show-details="true"/>
                <table:data-pilot-member table:name="YU000068-2" table:display="true" table:show-details="true"/>
                <table:data-pilot-member table:name="YU000069-3" table:display="true" table:show-details="true"/>
                <table:data-pilot-member table:name="YU000072-3" table:display="true" table:show-details="true"/>
                <table:data-pilot-member table:name="YU000106-2" table:display="true" table:show-details="true"/>
                <table:data-pilot-member table:name="YU000109-5" table:display="true" table:show-details="true"/>
                <table:data-pilot-member table:name="YU000110-1" table:display="true" table:show-details="true"/>
                <table:data-pilot-member table:name="YU000111-2" table:display="true" table:show-details="true"/>
                <table:data-pilot-member table:name="YU000118-2" table:display="true" table:show-details="true"/>
                <table:data-pilot-member table:name="YU000121-1" table:display="true" table:show-details="true"/>
                <table:data-pilot-member table:name="YU000122-1" table:display="true" table:show-details="true"/>
                <table:data-pilot-member table:name="YU000123-3" table:display="true" table:show-details="true"/>
                <table:data-pilot-member table:name="YU000125-2" table:display="true" table:show-details="true"/>
                <table:data-pilot-member table:name="YU000126-2" table:display="true" table:show-details="true"/>
                <table:data-pilot-member table:name="YU000127-3" table:display="true" table:show-details="true"/>
                <table:data-pilot-member table:name="YU000128-2" table:display="true" table:show-details="true"/>
                <table:data-pilot-member table:name="YU000129-2" table:display="true" table:show-details="true"/>
                <table:data-pilot-member table:name="YU000132-3" table:display="true" table:show-details="true"/>
                <table:data-pilot-member table:name="YU000133-3" table:display="true" table:show-details="true"/>
                <table:data-pilot-member table:name="YU000134-2" table:display="true" table:show-details="true"/>
                <table:data-pilot-member table:name="YU000136-5" table:display="true" table:show-details="true"/>
                <table:data-pilot-member table:name="YU000137-2" table:display="true" table:show-details="true"/>
                <table:data-pilot-member table:name="YU000142-1" table:display="true" table:show-details="true"/>
                <table:data-pilot-member table:name="YU000143-1" table:display="true" table:show-details="true"/>
                <table:data-pilot-member table:name="YU000144-1" table:display="true" table:show-details="true"/>
                <table:data-pilot-member table:name="YU000145-1" table:display="true" table:show-details="true"/>
                <table:data-pilot-member table:name="YU000147-1" table:display="true" table:show-details="true"/>
                <table:data-pilot-member table:name="YU000148-1" table:display="true" table:show-details="true"/>
                <table:data-pilot-member table:name="YU000149-1" table:display="true" table:show-details="true"/>
                <table:data-pilot-member table:name="YU000154-3" table:display="true" table:show-details="true"/>
                <table:data-pilot-member table:name="YU000156-2" table:display="true" table:show-details="true"/>
                <table:data-pilot-member table:name="YU000157-2" table:display="true" table:show-details="true"/>
                <table:data-pilot-member table:name="YU000162-3" table:display="true" table:show-details="true"/>
                <table:data-pilot-member table:name="YU000163-2" table:display="true" table:show-details="true"/>
                <table:data-pilot-member table:name="YU000164-1" table:display="true" table:show-details="true"/>
                <table:data-pilot-member table:name="YU000165-1" table:display="true" table:show-details="true"/>
                <table:data-pilot-member table:name="YU000166-2" table:display="true" table:show-details="true"/>
                <table:data-pilot-member table:name="YU000167-4" table:display="true" table:show-details="true"/>
                <table:data-pilot-member table:name="YU000169-1" table:display="true" table:show-details="true"/>
                <table:data-pilot-member table:name="YU000170-2" table:display="true" table:show-details="true"/>
                <table:data-pilot-member table:name="YU000171-2" table:display="true" table:show-details="true"/>
                <table:data-pilot-member table:name="YU000172-1" table:display="true" table:show-details="true"/>
                <table:data-pilot-member table:name="YU000174-2" table:display="true" table:show-details="true"/>
                <table:data-pilot-member table:name="YU000175-3" table:display="true" table:show-details="true"/>
                <table:data-pilot-member table:name="YU000176-1" table:display="true" table:show-details="true"/>
                <table:data-pilot-member table:name="YU000181-2" table:display="true" table:show-details="true"/>
                <table:data-pilot-member table:name="YU000183-2" table:display="true" table:show-details="true"/>
                <table:data-pilot-member table:name="YU000185-2" table:display="true" table:show-details="true"/>
                <table:data-pilot-member table:name="YU000191-3" table:display="true" table:show-details="true"/>
                <table:data-pilot-member table:name="YU000193-4" table:display="true" table:show-details="true"/>
                <table:data-pilot-member table:name="YU000194-2" table:display="true" table:show-details="true"/>
                <table:data-pilot-member table:name="YU000204-5" table:display="true" table:show-details="true"/>
                <table:data-pilot-member table:name="YU000206-4" table:display="true" table:show-details="true"/>
                <table:data-pilot-member table:name="YU000210-4" table:display="true" table:show-details="true"/>
                <table:data-pilot-member table:name="YU000211-4" table:display="true" table:show-details="true"/>
                <table:data-pilot-member table:name="YU000212-1" table:display="true" table:show-details="true"/>
                <table:data-pilot-member table:name="YU000213-1" table:display="true" table:show-details="true"/>
                <table:data-pilot-member table:name="YU000216-1" table:display="true" table:show-details="true"/>
                <table:data-pilot-member table:name="YU000217-1" table:display="true" table:show-details="true"/>
                <table:data-pilot-member table:name="YU000218-1" table:display="true" table:show-details="true"/>
                <table:data-pilot-member table:name="YU000219-1" table:display="true" table:show-details="true"/>
                <table:data-pilot-member table:name="YU000223-3" table:display="true" table:show-details="true"/>
                <table:data-pilot-member table:name="YU000224-1" table:display="true" table:show-details="true"/>
                <table:data-pilot-member table:name="YU000227-3" table:display="true" table:show-details="true"/>
                <table:data-pilot-member table:name="YU000231-5" table:display="true" table:show-details="true"/>
                <table:data-pilot-member table:name="YU000236-1" table:display="true" table:show-details="true"/>
                <table:data-pilot-member table:name="YU000237-2" table:display="true" table:show-details="true"/>
                <table:data-pilot-member table:name="YU000239-3" table:display="true" table:show-details="true"/>
                <table:data-pilot-member table:name="YU000241-2" table:display="true" table:show-details="true"/>
                <table:data-pilot-member table:name="YU000242-3" table:display="true" table:show-details="true"/>
                <table:data-pilot-member table:name="YU000243-3" table:display="true" table:show-details="true"/>
                <table:data-pilot-member table:name="YU000244-2" table:display="true" table:show-details="true"/>
                <table:data-pilot-member table:name="YU000245-1" table:display="true" table:show-details="true"/>
                <table:data-pilot-member table:name="YU000246-1" table:display="true" table:show-details="true"/>
                <table:data-pilot-member table:name="YU000247-2" table:display="true" table:show-details="true"/>
                <table:data-pilot-member table:name="YU000248-1" table:display="true" table:show-details="true"/>
                <table:data-pilot-member table:name="YU000249-3" table:display="true" table:show-details="true"/>
                <table:data-pilot-member table:name="YU000250-4" table:display="true" table:show-details="true"/>
                <table:data-pilot-member table:name="YU000252-2" table:display="true" table:show-details="true"/>
                <table:data-pilot-member table:name="YU000253-2" table:display="true" table:show-details="true"/>
                <table:data-pilot-member table:name="YU000254-2" table:display="true" table:show-details="true"/>
                <table:data-pilot-member table:name="YU000255-1" table:display="true" table:show-details="true"/>
                <table:data-pilot-member table:name="YU000256-1" table:display="true" table:show-details="true"/>
                <table:data-pilot-member table:name="YU000257-3" table:display="true" table:show-details="true"/>
                <table:data-pilot-member table:name="YU000259-2" table:display="true" table:show-details="true"/>
                <table:data-pilot-member table:name="YU000260-3" table:display="true" table:show-details="true"/>
                <table:data-pilot-member table:name="YU000261-1" table:display="true" table:show-details="true"/>
                <table:data-pilot-member table:name="YU000262-1" table:display="true" table:show-details="true"/>
                <table:data-pilot-member table:name="YU000264-1" table:display="true" table:show-details="true"/>
                <table:data-pilot-member table:name="YU000266-1" table:display="true" table:show-details="true"/>
                <table:data-pilot-member table:name="YU000267-2" table:display="true" table:show-details="true"/>
                <table:data-pilot-member table:name="YU000268-1" table:display="true" table:show-details="true"/>
                <table:data-pilot-member table:name="YU000269-1" table:display="true" table:show-details="true"/>
                <table:data-pilot-member table:name="YU000270-1" table:display="true" table:show-details="true"/>
                <table:data-pilot-member table:name="YU000271-2" table:display="true" table:show-details="true"/>
                <table:data-pilot-member table:name="YU000272-1" table:display="true" table:show-details="true"/>
                <table:data-pilot-member table:name="YU000273-1" table:display="true" table:show-details="true"/>
                <table:data-pilot-member table:name="YU000274-1" table:display="true" table:show-details="true"/>
                <table:data-pilot-member table:name="YU000275-3" table:display="true" table:show-details="true"/>
                <table:data-pilot-member table:name="YU000276-1" table:display="true" table:show-details="true"/>
                <table:data-pilot-member table:name="YU000277-1" table:display="true" table:show-details="true"/>
                <table:data-pilot-member table:name="YU000280-2" table:display="true" table:show-details="true"/>
                <table:data-pilot-member table:name="YU000281-1" table:display="true" table:show-details="true"/>
                <table:data-pilot-member table:name="YU000282-1" table:display="true" table:show-details="true"/>
                <table:data-pilot-member table:name="YU000283-1" table:display="true" table:show-details="true"/>
                <table:data-pilot-member table:name="YU000284-1" table:display="true" table:show-details="true"/>
                <table:data-pilot-member table:name="YU000287-1" table:display="true" table:show-details="true"/>
                <table:data-pilot-member table:name="YU000288-1" table:display="true" table:show-details="true"/>
                <table:data-pilot-member table:name="YU000289-2" table:display="true" table:show-details="true"/>
                <table:data-pilot-member table:name="YU000290-2" table:display="true" table:show-details="true"/>
                <table:data-pilot-member table:name="YU000291-2" table:display="true" table:show-details="true"/>
                <table:data-pilot-member table:name="YU000292-2" table:display="true" table:show-details="true"/>
                <table:data-pilot-member table:name="YU000293-1" table:display="true" table:show-details="true"/>
                <table:data-pilot-member table:name="YU000294-1" table:display="true" table:show-details="true"/>
                <table:data-pilot-member table:name="YU000295-3" table:display="true" table:show-details="true"/>
                <table:data-pilot-member table:name="YU000296-3" table:display="true" table:show-details="true"/>
                <table:data-pilot-member table:name="YU000298-1" table:display="true" table:show-details="true"/>
                <table:data-pilot-member table:name="YU000299-1" table:display="true" table:show-details="true"/>
                <table:data-pilot-member table:name="YU000301-1" table:display="true" table:show-details="true"/>
                <table:data-pilot-member table:name="YU000302-1" table:display="true" table:show-details="true"/>
                <table:data-pilot-member table:name="YU000303-1" table:display="true" table:show-details="true"/>
                <table:data-pilot-member table:name="YU000305-2" table:display="true" table:show-details="true"/>
                <table:data-pilot-member table:name="YU000306-1" table:display="true" table:show-details="true"/>
                <table:data-pilot-member table:name="YU000307-2" table:display="true" table:show-details="true"/>
                <table:data-pilot-member table:name="YU000308-1" table:display="true" table:show-details="true"/>
                <table:data-pilot-member table:name="YU000309-2" table:display="true" table:show-details="true"/>
                <table:data-pilot-member table:name="YU000310-1" table:display="true" table:show-details="true"/>
                <table:data-pilot-member table:name="YU000311-1" table:display="true" table:show-details="true"/>
                <table:data-pilot-member table:name="YU000312-5" table:display="true" table:show-details="true"/>
                <table:data-pilot-member table:name="YU000313-1" table:display="true" table:show-details="true"/>
                <table:data-pilot-member table:name="YU000315-1" table:display="true" table:show-details="true"/>
                <table:data-pilot-member table:name="YU000317-1" table:display="true" table:show-details="true"/>
                <table:data-pilot-member table:name="YU000318-1" table:display="true" table:show-details="true"/>
                <table:data-pilot-member table:name="YU000319-1" table:display="true" table:show-details="true"/>
                <table:data-pilot-member table:name="YU000322-1" table:display="true" table:show-details="true"/>
                <table:data-pilot-member table:name="YU000323-4" table:display="true" table:show-details="true"/>
                <table:data-pilot-member table:name="YU000324-1" table:display="true" table:show-details="true"/>
                <table:data-pilot-member table:name="YU000325-1" table:display="true" table:show-details="true"/>
                <table:data-pilot-member table:name="YU000326-1" table:display="true" table:show-details="true"/>
                <table:data-pilot-member table:name="YU000327-1" table:display="true" table:show-details="true"/>
                <table:data-pilot-member table:name="YU000328-1" table:display="true" table:show-details="true"/>
                <table:data-pilot-member table:name="YU000329-1" table:display="true" table:show-details="true"/>
                <table:data-pilot-member table:name="YU000330-1" table:display="true" table:show-details="true"/>
                <table:data-pilot-member table:name="YU000331-2" table:display="true" table:show-details="true"/>
                <table:data-pilot-member table:name="YU000332-1" table:display="true" table:show-details="true"/>
                <table:data-pilot-member table:name="YU000334-2" table:display="true" table:show-details="true"/>
                <table:data-pilot-member table:name="YU000337-1" table:display="true" table:show-details="true"/>
                <table:data-pilot-member table:name="YU000338-1" table:display="true" table:show-details="true"/>
                <table:data-pilot-member table:name="YU000339-2" table:display="true" table:show-details="true"/>
                <table:data-pilot-member table:name="YU000340-1" table:display="true" table:show-details="true"/>
                <table:data-pilot-member table:name="YU000343-2" table:display="true" table:show-details="true"/>
                <table:data-pilot-member table:name="YU000345-1" table:display="true" table:show-details="true"/>
                <table:data-pilot-member table:name="YU000346-1" table:display="true" table:show-details="true"/>
                <table:data-pilot-member table:name="YU000347-1" table:display="true" table:show-details="true"/>
                <table:data-pilot-member table:name="YU000348-3" table:display="true" table:show-details="true"/>
                <table:data-pilot-member table:name="YU000349-1" table:display="true" table:show-details="true"/>
                <table:data-pilot-member table:name="YU000350-1" table:display="true" table:show-details="true"/>
                <table:data-pilot-member table:name="YU000351-2" table:display="true" table:show-details="true"/>
                <table:data-pilot-member table:name="YU000352-2" table:display="true" table:show-details="true"/>
                <table:data-pilot-member table:name="YU000353-1" table:display="true" table:show-details="true"/>
                <table:data-pilot-member table:name="YU000354-1" table:display="true" table:show-details="true"/>
                <table:data-pilot-member table:name="YU000357-1" table:display="true" table:show-details="true"/>
                <table:data-pilot-member table:name="YU000358-2" table:display="true" table:show-details="true"/>
                <table:data-pilot-member table:name="YU000361-1" table:display="true" table:show-details="true"/>
                <table:data-pilot-member table:name="YU000362-1" table:display="true" table:show-details="true"/>
                <table:data-pilot-member table:name="YU000364-1" table:display="true" table:show-details="true"/>
                <table:data-pilot-member table:name="YU000367-1" table:display="true" table:show-details="true"/>
                <table:data-pilot-member table:name="YU000370-1" table:display="true" table:show-details="true"/>
                <table:data-pilot-member table:name="YU000371-1" table:display="true" table:show-details="true"/>
                <table:data-pilot-member table:name="YU000372-1" table:display="true" table:show-details="true"/>
                <table:data-pilot-member table:name="YU000373-1" table:display="true" table:show-details="true"/>
                <table:data-pilot-member table:name="YU000374-1" table:display="true" table:show-details="true"/>
                <table:data-pilot-member table:name="YU000375-2" table:display="true" table:show-details="true"/>
                <table:data-pilot-member table:name="YU000376-1" table:display="true" table:show-details="true"/>
                <table:data-pilot-member table:name="YU000377-1" table:display="true" table:show-details="true"/>
                <table:data-pilot-member table:name="YU000378-2" table:display="true" table:show-details="true"/>
                <table:data-pilot-member table:name="YU000379-1" table:display="true" table:show-details="true"/>
                <table:data-pilot-member table:name="YU000381-1" table:display="true" table:show-details="true"/>
                <table:data-pilot-member table:name="YU000383-1" table:display="true" table:show-details="true"/>
                <table:data-pilot-member table:name="YU000384-1" table:display="true" table:show-details="true"/>
                <table:data-pilot-member table:name="YU000385-2" table:display="true" table:show-details="true"/>
                <table:data-pilot-member table:name="YU000386-1" table:display="true" table:show-details="true"/>
                <table:data-pilot-member table:name="YU000387-1" table:display="true" table:show-details="true"/>
                <table:data-pilot-member table:name="YU000388-1" table:display="true" table:show-details="true"/>
                <table:data-pilot-member table:name="YU000390-2" table:display="true" table:show-details="true"/>
                <table:data-pilot-member table:name="YU000392-2" table:display="true" table:show-details="true"/>
                <table:data-pilot-member table:name="YU000393-2" table:display="true" table:show-details="true"/>
                <table:data-pilot-member table:name="YU000394-1" table:display="true" table:show-details="true"/>
                <table:data-pilot-member table:name="YU000395-1" table:display="true" table:show-details="true"/>
                <table:data-pilot-member table:name="YU000396-1" table:display="true" table:show-details="true"/>
                <table:data-pilot-member table:name="YU000399-2" table:display="true" table:show-details="true"/>
                <table:data-pilot-member table:name="YU000400-1" table:display="true" table:show-details="true"/>
                <table:data-pilot-member table:name="YU000402-1" table:display="true" table:show-details="true"/>
                <table:data-pilot-member table:name="YU000403-1" table:display="true" table:show-details="true"/>
                <table:data-pilot-member table:name="YU000404-1" table:display="true" table:show-details="true"/>
                <table:data-pilot-member table:name="YU000405-1" table:display="true" table:show-details="true"/>
                <table:data-pilot-member table:name="YU000406-1" table:display="true" table:show-details="true"/>
                <table:data-pilot-member table:name="YU000407-1" table:display="true" table:show-details="true"/>
                <table:data-pilot-member table:name="YU000408-1" table:display="true" table:show-details="true"/>
                <table:data-pilot-member table:name="YU000410-1" table:display="true" table:show-details="true"/>
                <table:data-pilot-member table:name="YU000412-2" table:display="true" table:show-details="true"/>
                <table:data-pilot-member table:name="YU000413-1" table:display="true" table:show-details="true"/>
                <table:data-pilot-member table:name="YU000414-3" table:display="true" table:show-details="true"/>
                <table:data-pilot-member table:name="YU000415-1" table:display="true" table:show-details="true"/>
                <table:data-pilot-member table:name="YU000416-1" table:display="true" table:show-details="true"/>
                <table:data-pilot-member table:name="YU000418-1" table:display="true" table:show-details="true"/>
                <table:data-pilot-member table:name="YU000419-1" table:display="true" table:show-details="true"/>
                <table:data-pilot-member table:name="YU000420-2" table:display="true" table:show-details="true"/>
                <table:data-pilot-member table:name="YU000421-1" table:display="true" table:show-details="true"/>
                <table:data-pilot-member table:name="YU000422-1" table:display="true" table:show-details="true"/>
                <table:data-pilot-member table:name="YU000423-1" table:display="true" table:show-details="true"/>
                <table:data-pilot-member table:name="YU000424-1" table:display="true" table:show-details="true"/>
                <table:data-pilot-member table:name="YU000425-1" table:display="true" table:show-details="true"/>
                <table:data-pilot-member table:name="YU000426-1" table:display="true" table:show-details="true"/>
                <table:data-pilot-member table:name="YU000427-1" table:display="true" table:show-details="true"/>
                <table:data-pilot-member table:name="YU000428-1" table:display="true" table:show-details="true"/>
                <table:data-pilot-member table:name="YU000430-1" table:display="true" table:show-details="true"/>
                <table:data-pilot-member table:name="YU000431-1" table:display="true" table:show-details="true"/>
                <table:data-pilot-member table:name="YU000432-2" table:display="true" table:show-details="true"/>
                <table:data-pilot-member table:name="YU000434-1" table:display="true" table:show-details="true"/>
                <table:data-pilot-member table:name="YU000435-2" table:display="true" table:show-details="true"/>
                <table:data-pilot-member table:name="YU000436-3" table:display="true" table:show-details="true"/>
                <table:data-pilot-member table:name="YU000438-1" table:display="true" table:show-details="true"/>
                <table:data-pilot-member table:name="YU000439-3" table:display="true" table:show-details="true"/>
                <table:data-pilot-member table:name="YU000440-4" table:display="true" table:show-details="true"/>
                <table:data-pilot-member table:name="YU000441-1" table:display="true" table:show-details="true"/>
                <table:data-pilot-member table:name="YU000443-1" table:display="true" table:show-details="true"/>
                <table:data-pilot-member table:name="YU000445-1" table:display="true" table:show-details="true"/>
                <table:data-pilot-member table:name="YU000446-2" table:display="true" table:show-details="true"/>
                <table:data-pilot-member table:name="YU000447-1" table:display="true" table:show-details="true"/>
                <table:data-pilot-member table:name="YU000448-2" table:display="true" table:show-details="true"/>
                <table:data-pilot-member table:name="YU000449-2" table:display="true" table:show-details="true"/>
                <table:data-pilot-member table:name="YU000450-3" table:display="true" table:show-details="true"/>
                <table:data-pilot-member table:name="YU000451-1" table:display="true" table:show-details="true"/>
                <table:data-pilot-member table:name="YU000452-1" table:display="true" table:show-details="true"/>
                <table:data-pilot-member table:name="YU000453-1" table:display="true" table:show-details="true"/>
                <table:data-pilot-member table:name="YU000454-1" table:display="true" table:show-details="true"/>
                <table:data-pilot-member table:name="YU000455-1" table:display="true" table:show-details="true"/>
                <table:data-pilot-member table:name="YU000456-2" table:display="true" table:show-details="true"/>
                <table:data-pilot-member table:name="YU000457-1" table:display="true" table:show-details="true"/>
                <table:data-pilot-member table:name="YU000459-1" table:display="true" table:show-details="true"/>
                <table:data-pilot-member table:name="YU000464-1" table:display="true" table:show-details="true"/>
                <table:data-pilot-member table:name="YU000465-1" table:display="true" table:show-details="true"/>
                <table:data-pilot-member table:name="YU000467-1" table:display="true" table:show-details="true"/>
                <table:data-pilot-member table:name="YU000468-1" table:display="true" table:show-details="true"/>
                <table:data-pilot-member table:name="YU000469-1" table:display="true" table:show-details="true"/>
                <table:data-pilot-member table:name="YU000472-1" table:display="true" table:show-details="true"/>
                <table:data-pilot-member table:name="YU000475-1" table:display="true" table:show-details="true"/>
                <table:data-pilot-member table:name="YU000476-1" table:display="true" table:show-details="true"/>
                <table:data-pilot-member table:name="YU000477-1" table:display="true" table:show-details="true"/>
                <table:data-pilot-member table:name="YU000478-2" table:display="true" table:show-details="true"/>
                <table:data-pilot-member table:name="YU000479-1" table:display="true" table:show-details="true"/>
                <table:data-pilot-member table:name="YU000480-1" table:display="true" table:show-details="true"/>
                <table:data-pilot-member table:name="YU000481-1" table:display="true" table:show-details="true"/>
                <table:data-pilot-member table:name="YU000482-1" table:display="true" table:show-details="true"/>
                <table:data-pilot-member table:name="YU000484-1" table:display="true" table:show-details="true"/>
                <table:data-pilot-member table:name="YU000487-1" table:display="true" table:show-details="true"/>
                <table:data-pilot-member table:name="YU000488-1" table:display="true" table:show-details="true"/>
                <table:data-pilot-member table:name="YU000489-2" table:display="true" table:show-details="true"/>
                <table:data-pilot-member table:name="YU000490-2" table:display="true" table:show-details="true"/>
                <table:data-pilot-member table:name="YU000491-2" table:display="true" table:show-details="true"/>
                <table:data-pilot-member table:name="YU000492-1" table:display="true" table:show-details="true"/>
                <table:data-pilot-member table:name="YU000493-2" table:display="true" table:show-details="true"/>
                <table:data-pilot-member table:name="YU000495-1" table:display="true" table:show-details="true"/>
                <table:data-pilot-member table:name="YU000497-1" table:display="true" table:show-details="true"/>
                <table:data-pilot-member table:name="YU000498-2" table:display="true" table:show-details="true"/>
                <table:data-pilot-member table:name="YU000499-1" table:display="true" table:show-details="true"/>
                <table:data-pilot-member table:name="YU000500-1" table:display="true" table:show-details="true"/>
                <table:data-pilot-member table:name="YU000501-2" table:display="true" table:show-details="true"/>
                <table:data-pilot-member table:name="YU000502-1" table:display="true" table:show-details="true"/>
                <table:data-pilot-member table:name="YU000503-1" table:display="true" table:show-details="true"/>
                <table:data-pilot-member table:name="YU000504-1" table:display="true" table:show-details="true"/>
                <table:data-pilot-member table:name="YU000505-1" table:display="true" table:show-details="true"/>
                <table:data-pilot-member table:name="YU000506-1" table:display="true" table:show-details="true"/>
                <table:data-pilot-member table:name="YU000507-1" table:display="true" table:show-details="true"/>
                <table:data-pilot-member table:name="YU000508-2" table:display="true" table:show-details="true"/>
                <table:data-pilot-member table:name="YU000510-1" table:display="true" table:show-details="true"/>
                <table:data-pilot-member table:name="YU000511-1" table:display="true" table:show-details="true"/>
                <table:data-pilot-member table:name="YU000512-1" table:display="true" table:show-details="true"/>
                <table:data-pilot-member table:name="YU000513-3" table:display="true" table:show-details="true"/>
                <table:data-pilot-member table:name="YU000514-3" table:display="true" table:show-details="true"/>
                <table:data-pilot-member table:name="YU000518-1" table:display="true" table:show-details="true"/>
                <table:data-pilot-member table:name="YU000521-1" table:display="true" table:show-details="true"/>
                <table:data-pilot-member table:name="YU000522-1" table:display="true" table:show-details="true"/>
                <table:data-pilot-member table:name="YU000523-1" table:display="true" table:show-details="true"/>
                <table:data-pilot-member table:name="YU000524-1" table:display="true" table:show-details="true"/>
                <table:data-pilot-member table:name="YU000525-1" table:display="true" table:show-details="true"/>
                <table:data-pilot-member table:name="YU000526-1" table:display="true" table:show-details="true"/>
                <table:data-pilot-member table:name="YU000527-2" table:display="true" table:show-details="true"/>
                <table:data-pilot-member table:name="YU000528-1" table:display="true" table:show-details="true"/>
                <table:data-pilot-member table:name="YU000529-1" table:display="true" table:show-details="true"/>
                <table:data-pilot-member table:name="YU000531-3" table:display="true" table:show-details="true"/>
                <table:data-pilot-member table:name="YU000532-3" table:display="true" table:show-details="true"/>
                <table:data-pilot-member table:name="YU000536-3" table:display="true" table:show-details="true"/>
                <table:data-pilot-member table:name="YU000538-3" table:display="true" table:show-details="true"/>
                <table:data-pilot-member table:name="YU000540-3" table:display="true" table:show-details="true"/>
                <table:data-pilot-member table:name="YU000541-3" table:display="true" table:show-details="true"/>
                <table:data-pilot-member table:name="YU000542-2" table:display="true" table:show-details="true"/>
                <table:data-pilot-member table:name="YU000544-1" table:display="true" table:show-details="true"/>
                <table:data-pilot-member table:name="YU000545-3" table:display="true" table:show-details="true"/>
                <table:data-pilot-member table:name="YU000546-2" table:display="true" table:show-details="true"/>
                <table:data-pilot-member table:name="YU000550-1" table:display="true" table:show-details="true"/>
                <table:data-pilot-member table:name="YU000551-2" table:display="true" table:show-details="true"/>
                <table:data-pilot-member table:name="YU000552-1" table:display="true" table:show-details="true"/>
                <table:data-pilot-member table:name="YU000553-1" table:display="true" table:show-details="true"/>
                <table:data-pilot-member table:name="YU000554-1" table:display="true" table:show-details="true"/>
                <table:data-pilot-member table:name="YU000555-3" table:display="true" table:show-details="true"/>
                <table:data-pilot-member table:name="YU000558-1" table:display="true" table:show-details="true"/>
                <table:data-pilot-member table:name="YU000559-1" table:display="true" table:show-details="true"/>
                <table:data-pilot-member table:name="YU000560-1" table:display="true" table:show-details="true"/>
                <table:data-pilot-member table:name="YU000561-1" table:display="true" table:show-details="true"/>
                <table:data-pilot-member table:name="YU000562-1" table:display="true" table:show-details="true"/>
                <table:data-pilot-member table:name="YU000563-1" table:display="true" table:show-details="true"/>
                <table:data-pilot-member table:name="YU000564-1" table:display="true" table:show-details="true"/>
                <table:data-pilot-member table:name="YU000565-1" table:display="true" table:show-details="true"/>
                <table:data-pilot-member table:name="YU000568-1" table:display="true" table:show-details="true"/>
                <table:data-pilot-member table:name="YU000569-1" table:display="true" table:show-details="true"/>
                <table:data-pilot-member table:name="YU000570-1" table:display="true" table:show-details="true"/>
                <table:data-pilot-member table:name="YU000571-1" table:display="true" table:show-details="true"/>
                <table:data-pilot-member table:name="YU000572-1" table:display="true" table:show-details="true"/>
                <table:data-pilot-member table:name="YU000573-1" table:display="true" table:show-details="true"/>
                <table:data-pilot-member table:name="YU000574-1" table:display="true" table:show-details="true"/>
                <table:data-pilot-member table:name="YU000575-1" table:display="true" table:show-details="true"/>
                <table:data-pilot-member table:name="YU000576-1" table:display="true" table:show-details="true"/>
                <table:data-pilot-member table:name="YU000577-1" table:display="true" table:show-details="true"/>
                <table:data-pilot-member table:name="YU000578-1" table:display="true" table:show-details="true"/>
                <table:data-pilot-member table:name="YU000579-1" table:display="true" table:show-details="true"/>
                <table:data-pilot-member table:name="YU000581-3" table:display="true" table:show-details="true"/>
                <table:data-pilot-member table:name="YU000582-3" table:display="true" table:show-details="true"/>
                <table:data-pilot-member table:name="YU000583-3" table:display="true" table:show-details="true"/>
                <table:data-pilot-member table:name="YU000585-1" table:display="true" table:show-details="true"/>
                <table:data-pilot-member table:name="YU000587-3" table:display="true" table:show-details="true"/>
                <table:data-pilot-member table:name="YU000589-3" table:display="true" table:show-details="true"/>
                <table:data-pilot-member table:name="YU000590-1" table:display="true" table:show-details="true"/>
                <table:data-pilot-member table:name="YU000591-2" table:display="true" table:show-details="true"/>
                <table:data-pilot-member table:name="YU000592-1" table:display="true" table:show-details="true"/>
                <table:data-pilot-member table:name="YU000593-1" table:display="true" table:show-details="true"/>
                <table:data-pilot-member table:name="YU000594-1" table:display="true" table:show-details="true"/>
                <table:data-pilot-member table:name="YU000595-3" table:display="true" table:show-details="true"/>
                <table:data-pilot-member table:name="YU000596-2" table:display="true" table:show-details="true"/>
                <table:data-pilot-member table:name="YU000597-1" table:display="true" table:show-details="true"/>
                <table:data-pilot-member table:name="YU000598-1" table:display="true" table:show-details="true"/>
                <table:data-pilot-member table:name="YU000599-1" table:display="true" table:show-details="true"/>
                <table:data-pilot-member table:name="YU000600-1" table:display="true" table:show-details="true"/>
                <table:data-pilot-member table:name="YU000602-1" table:display="true" table:show-details="true"/>
                <table:data-pilot-member table:name="YU000603-1" table:display="true" table:show-details="true"/>
                <table:data-pilot-member table:name="YU000604-2" table:display="true" table:show-details="true"/>
                <table:data-pilot-member table:name="YU000605-1" table:display="true" table:show-details="true"/>
                <table:data-pilot-member table:name="YU000606-1" table:display="true" table:show-details="true"/>
                <table:data-pilot-member table:name="YU000607-1" table:display="true" table:show-details="true"/>
                <table:data-pilot-member table:name="YU000608-1" table:display="true" table:show-details="true"/>
                <table:data-pilot-member table:name="YU000609-1" table:display="true" table:show-details="true"/>
                <table:data-pilot-member table:name="YU000610-1" table:display="true" table:show-details="true"/>
                <table:data-pilot-member table:name="YU000611-2" table:display="true" table:show-details="true"/>
                <table:data-pilot-member table:name="YU000612-1" table:display="true" table:show-details="true"/>
                <table:data-pilot-member table:name="YU000613-1" table:display="true" table:show-details="true"/>
                <table:data-pilot-member table:name="YU000615-1" table:display="true" table:show-details="true"/>
                <table:data-pilot-member table:name="YU000619-1" table:display="true" table:show-details="true"/>
                <table:data-pilot-member table:name="YU000620-1" table:display="true" table:show-details="true"/>
                <table:data-pilot-member table:name="YU000621-1" table:display="true" table:show-details="true"/>
                <table:data-pilot-member table:name="YU000624-1" table:display="true" table:show-details="true"/>
                <table:data-pilot-member table:name="YU000627-3" table:display="true" table:show-details="true"/>
                <table:data-pilot-member table:name="YU000630-3" table:display="true" table:show-details="true"/>
                <table:data-pilot-member table:name="YU000635-1" table:display="true" table:show-details="true"/>
                <table:data-pilot-member table:name="YU000638-2" table:display="true" table:show-details="true"/>
                <table:data-pilot-member table:name="YU000639-1" table:display="true" table:show-details="true"/>
                <table:data-pilot-member table:name="YU000640-1" table:display="true" table:show-details="true"/>
                <table:data-pilot-member table:name="YU000641-1" table:display="true" table:show-details="true"/>
                <table:data-pilot-member table:name="YU000642-3" table:display="true" table:show-details="true"/>
                <table:data-pilot-member table:name="YU000643-2" table:display="true" table:show-details="true"/>
                <table:data-pilot-member table:name="YU000646-1" table:display="true" table:show-details="true"/>
                <table:data-pilot-member table:name="YU000647-1" table:display="true" table:show-details="true"/>
                <table:data-pilot-member table:name="YU000648-1" table:display="true" table:show-details="true"/>
                <table:data-pilot-member table:name="YU000650-2" table:display="true" table:show-details="true"/>
                <table:data-pilot-member table:name="YU000651-1" table:display="true" table:show-details="true"/>
                <table:data-pilot-member table:name="YU000652-1" table:display="true" table:show-details="true"/>
                <table:data-pilot-member table:name="YU000653-1" table:display="true" table:show-details="true"/>
                <table:data-pilot-member table:name="YU000654-2" table:display="true" table:show-details="true"/>
                <table:data-pilot-member table:name="YU000657-2" table:display="true" table:show-details="true"/>
                <table:data-pilot-member table:name="YU000659-1" table:display="true" table:show-details="true"/>
                <table:data-pilot-member table:name="YU000660-1" table:display="true" table:show-details="true"/>
                <table:data-pilot-member table:name="YU000661-2" table:display="true" table:show-details="true"/>
                <table:data-pilot-member table:name="YU000662-1" table:display="true" table:show-details="true"/>
                <table:data-pilot-member table:name="YU000663-2" table:display="true" table:show-details="true"/>
                <table:data-pilot-member table:name="YU000664-2" table:display="true" table:show-details="true"/>
                <table:data-pilot-member table:name="YU000665-2" table:display="true" table:show-details="true"/>
                <table:data-pilot-member table:name="YU000666-2" table:display="true" table:show-details="true"/>
                <table:data-pilot-member table:name="YU000667-1" table:display="true" table:show-details="true"/>
                <table:data-pilot-member table:name="YU000670-1" table:display="true" table:show-details="true"/>
                <table:data-pilot-member table:name="YU000671-1" table:display="true" table:show-details="true"/>
                <table:data-pilot-member table:name="YU000672-2" table:display="true" table:show-details="true"/>
                <table:data-pilot-member table:name="YU000674-1" table:display="true" table:show-details="true"/>
                <table:data-pilot-member table:name="YU000676-2" table:display="true" table:show-details="true"/>
                <table:data-pilot-member table:name="YU000677-3" table:display="true" table:show-details="true"/>
                <table:data-pilot-member table:name="YU000679-1" table:display="true" table:show-details="true"/>
                <table:data-pilot-member table:name="YU000680-1" table:display="true" table:show-details="true"/>
                <table:data-pilot-member table:name="YU000681-1" table:display="true" table:show-details="true"/>
                <table:data-pilot-member table:name="YU000682-1" table:display="true" table:show-details="true"/>
                <table:data-pilot-member table:name="YU000683-2" table:display="true" table:show-details="true"/>
                <table:data-pilot-member table:name="YU000685-1" table:display="true" table:show-details="true"/>
                <table:data-pilot-member table:name="YU000693-1" table:display="true" table:show-details="true"/>
                <table:data-pilot-member table:name="YU000694-1" table:display="true" table:show-details="true"/>
                <table:data-pilot-member table:name="YU000695-1" table:display="true" table:show-details="true"/>
                <table:data-pilot-member table:name="YU000696-1" table:display="true" table:show-details="true"/>
                <table:data-pilot-member table:name="YU000697-1" table:display="true" table:show-details="true"/>
                <table:data-pilot-member table:name="YU000698-1" table:display="true" table:show-details="true"/>
                <table:data-pilot-member table:name="YU000699-2" table:display="true" table:show-details="true"/>
                <table:data-pilot-member table:name="YU000700-1" table:display="true" table:show-details="true"/>
                <table:data-pilot-member table:name="YU000702-1" table:display="true" table:show-details="true"/>
                <table:data-pilot-member table:name="YU000704-1" table:display="true" table:show-details="true"/>
                <table:data-pilot-member table:name="YU000705-1" table:display="true" table:show-details="true"/>
                <table:data-pilot-member table:name="YU000706-1" table:display="true" table:show-details="true"/>
                <table:data-pilot-member table:name="YU000709-1" table:display="true" table:show-details="true"/>
                <table:data-pilot-member table:name="YU000710-1" table:display="true" table:show-details="true"/>
                <table:data-pilot-member table:name="YU000711-2" table:display="true" table:show-details="true"/>
                <table:data-pilot-member table:name="YU000712-1" table:display="true" table:show-details="true"/>
                <table:data-pilot-member table:name="YU000713-1" table:display="true" table:show-details="true"/>
                <table:data-pilot-member table:name="YU000715-1" table:display="true" table:show-details="true"/>
                <table:data-pilot-member table:name="YU000717-1" table:display="true" table:show-details="true"/>
                <table:data-pilot-member table:name="YU000718-1" table:display="true" table:show-details="true"/>
                <table:data-pilot-member table:name="YU000719-2" table:display="true" table:show-details="true"/>
                <table:data-pilot-member table:name="YU000720-1" table:display="true" table:show-details="true"/>
                <table:data-pilot-member table:name="YU000721-3" table:display="true" table:show-details="true"/>
                <table:data-pilot-member table:name="YU000722-1" table:display="true" table:show-details="true"/>
                <table:data-pilot-member table:name="YU000723-1" table:display="true" table:show-details="true"/>
                <table:data-pilot-member table:name="YU000724-1" table:display="true" table:show-details="true"/>
                <table:data-pilot-member table:name="YU000726-2" table:display="true" table:show-details="true"/>
                <table:data-pilot-member table:name="YU000727-2" table:display="true" table:show-details="true"/>
                <table:data-pilot-member table:name="YU000728-1" table:display="true" table:show-details="true"/>
                <table:data-pilot-member table:name="YU000730-2" table:display="true" table:show-details="true"/>
                <table:data-pilot-member table:name="YU000732-1" table:display="true" table:show-details="true"/>
                <table:data-pilot-member table:name="YU000733-2" table:display="true" table:show-details="true"/>
                <table:data-pilot-member table:name="YU000734-1" table:display="true" table:show-details="true"/>
                <table:data-pilot-member table:name="YU000735-1" table:display="true" table:show-details="true"/>
                <table:data-pilot-member table:name="YU000736-1" table:display="true" table:show-details="true"/>
                <table:data-pilot-member table:name="YU000737-1" table:display="true" table:show-details="true"/>
                <table:data-pilot-member table:name="YU000740-1" table:display="true" table:show-details="true"/>
                <table:data-pilot-member table:name="YU000741-1" table:display="true" table:show-details="true"/>
                <table:data-pilot-member table:name="YU000742-2" table:display="true" table:show-details="true"/>
                <table:data-pilot-member table:name="YU000743-1" table:display="true" table:show-details="true"/>
                <table:data-pilot-member table:name="YU000744-1" table:display="true" table:show-details="true"/>
                <table:data-pilot-member table:name="YU000746-2" table:display="true" table:show-details="true"/>
                <table:data-pilot-member table:name="YU000748-2" table:display="true" table:show-details="true"/>
                <table:data-pilot-member table:name="YU000749-1" table:display="true" table:show-details="true"/>
                <table:data-pilot-member table:name="YU000750-1" table:display="true" table:show-details="true"/>
                <table:data-pilot-member table:name="YU000751-1" table:display="true" table:show-details="true"/>
                <table:data-pilot-member table:name="YU000753-2" table:display="true" table:show-details="true"/>
                <table:data-pilot-member table:name="YU000757-1" table:display="true" table:show-details="true"/>
                <table:data-pilot-member table:name="YU000758-1" table:display="true" table:show-details="true"/>
                <table:data-pilot-member table:name="YU000759-1" table:display="true" table:show-details="true"/>
                <table:data-pilot-member table:name="YU000760-1" table:display="true" table:show-details="true"/>
                <table:data-pilot-member table:name="YU000761-2" table:display="true" table:show-details="true"/>
                <table:data-pilot-member table:name="YU000763-1" table:display="true" table:show-details="true"/>
                <table:data-pilot-member table:name="YU000764-2" table:display="true" table:show-details="true"/>
                <table:data-pilot-member table:name="YU000766-2" table:display="true" table:show-details="true"/>
                <table:data-pilot-member table:name="YU000767-1" table:display="true" table:show-details="true"/>
                <table:data-pilot-member table:name="YU000768-1" table:display="true" table:show-details="true"/>
                <table:data-pilot-member table:name="YU000769-1" table:display="true" table:show-details="true"/>
                <table:data-pilot-member table:name="YU000770-2" table:display="true" table:show-details="true"/>
                <table:data-pilot-member table:name="YU000773-2" table:display="true" table:show-details="true"/>
                <table:data-pilot-member table:name="YU000774-1" table:display="true" table:show-details="true"/>
                <table:data-pilot-member table:name="YU000775-2" table:display="true" table:show-details="true"/>
                <table:data-pilot-member table:name="YU000776-3" table:display="true" table:show-details="true"/>
                <table:data-pilot-member table:name="YU000777-2" table:display="true" table:show-details="true"/>
                <table:data-pilot-member table:name="YU000778-2" table:display="true" table:show-details="true"/>
                <table:data-pilot-member table:name="YU000779-1" table:display="true" table:show-details="true"/>
                <table:data-pilot-member table:name="YU000780-1" table:display="true" table:show-details="true"/>
                <table:data-pilot-member table:name="YU000781-1" table:display="true" table:show-details="true"/>
                <table:data-pilot-member table:name="YU000783-2" table:display="true" table:show-details="true"/>
                <table:data-pilot-member table:name="YU000784-1" table:display="true" table:show-details="true"/>
                <table:data-pilot-member table:name="YU000785-2" table:display="true" table:show-details="true"/>
                <table:data-pilot-member table:name="YU000786-1" table:display="true" table:show-details="true"/>
                <table:data-pilot-member table:name="YU000787-1" table:display="true" table:show-details="true"/>
                <table:data-pilot-member table:name="YU000788-1" table:display="true" table:show-details="true"/>
                <table:data-pilot-member table:name="YU000789-1" table:display="true" table:show-details="true"/>
                <table:data-pilot-member table:name="YU000791-1" table:display="true" table:show-details="true"/>
                <table:data-pilot-member table:name="YU000792-1" table:display="true" table:show-details="true"/>
                <table:data-pilot-member table:name="YU000793-1" table:display="true" table:show-details="true"/>
                <table:data-pilot-member table:name="YU000794-1" table:display="true" table:show-details="true"/>
                <table:data-pilot-member table:name="YU000796-2" table:display="true" table:show-details="true"/>
                <table:data-pilot-member table:name="YU000797-1" table:display="true" table:show-details="true"/>
                <table:data-pilot-member table:name="YU000799-2" table:display="true" table:show-details="true"/>
                <table:data-pilot-member table:name="YU000800-2" table:display="true" table:show-details="true"/>
                <table:data-pilot-member table:name="YU000805-2" table:display="true" table:show-details="true"/>
                <table:data-pilot-member table:name="YU000806-2" table:display="true" table:show-details="true"/>
                <table:data-pilot-member table:name="YU000811-1" table:display="true" table:show-details="true"/>
                <table:data-pilot-member table:name="YU000813-1" table:display="true" table:show-details="true"/>
                <table:data-pilot-member table:name="YU000814-1" table:display="true" table:show-details="true"/>
                <table:data-pilot-member table:name="YU000818-2" table:display="true" table:show-details="true"/>
                <table:data-pilot-member table:name="YU000819-3" table:display="true" table:show-details="true"/>
                <table:data-pilot-member table:name="YU000820-2" table:display="true" table:show-details="true"/>
                <table:data-pilot-member table:name="YU000822-1" table:display="true" table:show-details="true"/>
                <table:data-pilot-member table:name="YU000823-1" table:display="true" table:show-details="true"/>
                <table:data-pilot-member table:name="YU000824-3" table:display="true" table:show-details="true"/>
                <table:data-pilot-member table:name="YU000826-1" table:display="true" table:show-details="true"/>
                <table:data-pilot-member table:name="YU000828-2" table:display="true" table:show-details="true"/>
                <table:data-pilot-member table:name="YU000829-4" table:display="true" table:show-details="true"/>
                <table:data-pilot-member table:name="YU000830-2" table:display="true" table:show-details="true"/>
                <table:data-pilot-member table:name="YU000832-2" table:display="true" table:show-details="true"/>
                <table:data-pilot-member table:name="YU000834-2" table:display="true" table:show-details="true"/>
                <table:data-pilot-member table:name="YU000835-1" table:display="true" table:show-details="true"/>
                <table:data-pilot-member table:name="YU000837-1" table:display="true" table:show-details="true"/>
                <table:data-pilot-member table:name="YU000838-1" table:display="true" table:show-details="true"/>
                <table:data-pilot-member table:name="YU000839-1" table:display="true" table:show-details="true"/>
                <table:data-pilot-member table:name="YU000840-1" table:display="true" table:show-details="true"/>
                <table:data-pilot-member table:name="YU000841-2" table:display="true" table:show-details="true"/>
                <table:data-pilot-member table:name="YU000842-2" table:display="true" table:show-details="true"/>
                <table:data-pilot-member table:name="YU000844-2" table:display="true" table:show-details="true"/>
                <table:data-pilot-member table:name="YU000845-1" table:display="true" table:show-details="true"/>
                <table:data-pilot-member table:name="YU000846-1" table:display="true" table:show-details="true"/>
                <table:data-pilot-member table:name="YU000847-2" table:display="true" table:show-details="true"/>
                <table:data-pilot-member table:name="YU000848-2" table:display="true" table:show-details="true"/>
                <table:data-pilot-member table:name="YU000850-1" table:display="true" table:show-details="true"/>
                <table:data-pilot-member table:name="YU000852-1" table:display="true" table:show-details="true"/>
                <table:data-pilot-member table:name="YU000853-1" table:display="true" table:show-details="true"/>
                <table:data-pilot-member table:name="YU000856-2" table:display="true" table:show-details="true"/>
                <table:data-pilot-member table:name="YU000859-1" table:display="true" table:show-details="true"/>
                <table:data-pilot-member table:name="YU000860-1" table:display="true" table:show-details="true"/>
                <table:data-pilot-member table:name="YU000862-1" table:display="true" table:show-details="true"/>
                <table:data-pilot-member table:name="YU000864-2" table:display="true" table:show-details="true"/>
                <table:data-pilot-member table:name="YU000866-1" table:display="true" table:show-details="true"/>
                <table:data-pilot-member table:name="YU000867-2" table:display="true" table:show-details="true"/>
                <table:data-pilot-member table:name="YU000871-1" table:display="true" table:show-details="true"/>
                <table:data-pilot-member table:name="YU000872-1" table:display="true" table:show-details="true"/>
                <table:data-pilot-member table:name="YU000873-2" table:display="true" table:show-details="true"/>
                <table:data-pilot-member table:name="YU000876-1" table:display="true" table:show-details="true"/>
                <table:data-pilot-member table:name="YU000877-1" table:display="true" table:show-details="true"/>
                <table:data-pilot-member table:name="YU000879-2" table:display="true" table:show-details="true"/>
                <table:data-pilot-member table:name="YU000880-1" table:display="true" table:show-details="true"/>
                <table:data-pilot-member table:name="YU000881-2" table:display="true" table:show-details="true"/>
                <table:data-pilot-member table:name="YU000882-1" table:display="true" table:show-details="true"/>
                <table:data-pilot-member table:name="YU000883-1" table:display="true" table:show-details="true"/>
                <table:data-pilot-member table:name="YU000884-1" table:display="true" table:show-details="true"/>
                <table:data-pilot-member table:name="YU000886-1" table:display="true" table:show-details="true"/>
                <table:data-pilot-member table:name="YU000887-1" table:display="true" table:show-details="true"/>
                <table:data-pilot-member table:name="YU000889-1" table:display="true" table:show-details="true"/>
                <table:data-pilot-member table:name="YU000893-1" table:display="true" table:show-details="true"/>
                <table:data-pilot-member table:name="YU000894-1" table:display="true" table:show-details="true"/>
                <table:data-pilot-member table:name="YU000897-1" table:display="true" table:show-details="true"/>
                <table:data-pilot-member table:name="YU000898-1" table:display="true" table:show-details="true"/>
                <table:data-pilot-member table:name="YU000899-1" table:display="true" table:show-details="true"/>
                <table:data-pilot-member table:name="YU000900-1" table:display="true" table:show-details="true"/>
                <table:data-pilot-member table:name="YU000903-1" table:display="true" table:show-details="true"/>
                <table:data-pilot-member table:name="YU000904-1" table:display="true" table:show-details="true"/>
                <table:data-pilot-member table:name="YU000905-1" table:display="true" table:show-details="true"/>
                <table:data-pilot-member table:name="YU000906-1" table:display="true" table:show-details="true"/>
                <table:data-pilot-member table:name="YU000909-1" table:display="true" table:show-details="true"/>
                <table:data-pilot-member table:name="YU000910-1" table:display="true" table:show-details="true"/>
                <table:data-pilot-member table:name="YU000911-1" table:display="true" table:show-details="true"/>
                <table:data-pilot-member table:name="YU000914-1" table:display="true" table:show-details="true"/>
                <table:data-pilot-member table:name="YU000916-1" table:display="true" table:show-details="true"/>
                <table:data-pilot-member table:name="YU000918-1" table:display="true" table:show-details="true"/>
                <table:data-pilot-member table:name="YU000919-1" table:display="true" table:show-details="true"/>
                <table:data-pilot-member table:name="YU000920-1" table:display="true" table:show-details="true"/>
                <table:data-pilot-member table:name="YU000921-1" table:display="true" table:show-details="true"/>
                <table:data-pilot-member table:name="YU000922-1" table:display="true" table:show-details="true"/>
                <table:data-pilot-member table:name="YU000923-1" table:display="true" table:show-details="true"/>
                <table:data-pilot-member table:name="YU000926-1" table:display="true" table:show-details="true"/>
                <table:data-pilot-member table:name="YU000927-1" table:display="true" table:show-details="true"/>
                <table:data-pilot-member table:name="YU000928-1" table:display="true" table:show-details="true"/>
                <table:data-pilot-member table:name="YU000932-1" table:display="true" table:show-details="true"/>
                <table:data-pilot-member table:name="YU000933-1" table:display="true" table:show-details="true"/>
                <table:data-pilot-member table:name="YU000936-1" table:display="true" table:show-details="true"/>
                <table:data-pilot-member table:name="YU000937-1" table:display="true" table:show-details="true"/>
                <table:data-pilot-member table:name="YU000938-1" table:display="true" table:show-details="true"/>
                <table:data-pilot-member table:name="YU000939-1" table:display="true" table:show-details="true"/>
                <table:data-pilot-member table:name="YU000940-1" table:display="true" table:show-details="true"/>
                <table:data-pilot-member table:name="YU000942-1" table:display="true" table:show-details="true"/>
                <table:data-pilot-member table:name="YU000943-1" table:display="true" table:show-details="true"/>
                <table:data-pilot-member table:name="YU000944-1" table:display="true" table:show-details="true"/>
                <table:data-pilot-member table:name="YU000945-1" table:display="true" table:show-details="true"/>
                <table:data-pilot-member table:name="YU000946-1" table:display="true" table:show-details="true"/>
                <table:data-pilot-member table:name="YU000947-1" table:display="true" table:show-details="true"/>
                <table:data-pilot-member table:name="YU000948-1" table:display="true" table:show-details="true"/>
                <table:data-pilot-member table:name="YU000949-1" table:display="true" table:show-details="true"/>
                <table:data-pilot-member table:name="YU000950-1" table:display="true" table:show-details="true"/>
                <table:data-pilot-member table:name="YU000951-1" table:display="true" table:show-details="true"/>
                <table:data-pilot-member table:name="YU000954-1" table:display="true" table:show-details="true"/>
                <table:data-pilot-member table:name="YU000956-1" table:display="true" table:show-details="true"/>
                <table:data-pilot-member table:name="YU000959-1" table:display="true" table:show-details="true"/>
                <table:data-pilot-member table:name="YU000960-1" table:display="true" table:show-details="true"/>
                <table:data-pilot-member table:name="YU000962-1" table:display="true" table:show-details="true"/>
                <table:data-pilot-member table:name="YU000963-1" table:display="true" table:show-details="true"/>
                <table:data-pilot-member table:name="YU000964-1" table:display="true" table:show-details="true"/>
                <table:data-pilot-member table:name="YU000965-1" table:display="true" table:show-details="true"/>
                <table:data-pilot-member table:name="YU000966-1" table:display="true" table:show-details="true"/>
                <table:data-pilot-member table:name="YU000968-1" table:display="true" table:show-details="true"/>
                <table:data-pilot-member table:name="YU000969-1" table:display="true" table:show-details="true"/>
                <table:data-pilot-member table:name="YU000970-1" table:display="true" table:show-details="true"/>
                <table:data-pilot-member table:name="YU000971-1" table:display="true" table:show-details="true"/>
                <table:data-pilot-member table:name="YU000975-1" table:display="true" table:show-details="true"/>
                <table:data-pilot-member table:name="YU000977-1" table:display="true" table:show-details="true"/>
                <table:data-pilot-member table:name="YU000978-1" table:display="true" table:show-details="true"/>
                <table:data-pilot-member table:name="YU000981-1" table:display="true" table:show-details="true"/>
                <table:data-pilot-member table:name="YU000982-1" table:display="true" table:show-details="true"/>
                <table:data-pilot-member table:name="YU000983-1" table:display="true" table:show-details="true"/>
                <table:data-pilot-member table:name="YU000984-1" table:display="true" table:show-details="true"/>
                <table:data-pilot-member table:name="YU000985-1" table:display="true" table:show-details="true"/>
                <table:data-pilot-member table:name="YU000987-1" table:display="true" table:show-details="true"/>
                <table:data-pilot-member table:name="YU000988-1" table:display="true" table:show-details="true"/>
                <table:data-pilot-member table:name="YU000989-1" table:display="true" table:show-details="true"/>
                <table:data-pilot-member table:name="YU000990-1" table:display="true" table:show-details="true"/>
                <table:data-pilot-member table:name="YU000991-1" table:display="true" table:show-details="true"/>
                <table:data-pilot-member table:name="YU000992-1" table:display="true" table:show-details="true"/>
                <table:data-pilot-member table:name="YU000993-1" table:display="true" table:show-details="true"/>
                <table:data-pilot-member table:name="YU000994-1" table:display="true" table:show-details="true"/>
                <table:data-pilot-member table:name="YU000995-1" table:display="true" table:show-details="true"/>
                <table:data-pilot-member table:name="YU000997-1" table:display="true" table:show-details="true"/>
                <table:data-pilot-member table:name="YU000998-1" table:display="true" table:show-details="true"/>
                <table:data-pilot-member table:name="YU000999-1" table:display="true" table:show-details="true"/>
                <table:data-pilot-member table:name="YU001000-1" table:display="true" table:show-details="true"/>
                <table:data-pilot-member table:name="YU001001-2" table:display="true" table:show-details="true"/>
                <table:data-pilot-member table:name="YU001003-1" table:display="true" table:show-details="true"/>
                <table:data-pilot-member table:name="YU001004-1" table:display="true" table:show-details="true"/>
                <table:data-pilot-member table:name="YU001005-1" table:display="true" table:show-details="true"/>
                <table:data-pilot-member table:name="YU001006-1" table:display="true" table:show-details="true"/>
                <table:data-pilot-member table:name="YU001007-1" table:display="true" table:show-details="true"/>
                <table:data-pilot-member table:name="YU001008-2" table:display="true" table:show-details="true"/>
                <table:data-pilot-member table:name="YU001009-1" table:display="true" table:show-details="true"/>
                <table:data-pilot-member table:name="YU001010-1" table:display="true" table:show-details="true"/>
                <table:data-pilot-member table:name="YU001011-1" table:display="true" table:show-details="true"/>
                <table:data-pilot-member table:name="YU001012-1" table:display="true" table:show-details="true"/>
                <table:data-pilot-member table:name="YU001013-1" table:display="true" table:show-details="true"/>
                <table:data-pilot-member table:name="YU001015-1" table:display="true" table:show-details="true"/>
                <table:data-pilot-member table:name="YU001017-1" table:display="true" table:show-details="true"/>
                <table:data-pilot-member table:name="YU001018-1" table:display="true" table:show-details="true"/>
                <table:data-pilot-member table:name="YU001019-1" table:display="true" table:show-details="true"/>
                <table:data-pilot-member table:name="YU001020-1" table:display="true" table:show-details="true"/>
                <table:data-pilot-member table:name="YU001021-1" table:display="true" table:show-details="true"/>
                <table:data-pilot-member table:name="YU001022-1" table:display="true" table:show-details="true"/>
                <table:data-pilot-member table:name="YU001023-1" table:display="true" table:show-details="true"/>
                <table:data-pilot-member table:name="YU001024-1" table:display="true" table:show-details="true"/>
                <table:data-pilot-member table:name="YU001025-1" table:display="true" table:show-details="true"/>
                <table:data-pilot-member table:name="YU001026-1" table:display="true" table:show-details="true"/>
                <table:data-pilot-member table:name="YU001027-1" table:display="true" table:show-details="true"/>
                <table:data-pilot-member table:name="YU001028-1" table:display="true" table:show-details="true"/>
                <table:data-pilot-member table:name="YU001029-1" table:display="true" table:show-details="true"/>
                <table:data-pilot-member table:name="YU001031-1" table:display="true" table:show-details="true"/>
                <table:data-pilot-member table:name="YU001032-1" table:display="true" table:show-details="true"/>
                <table:data-pilot-member table:name="YU001033-1" table:display="true" table:show-details="true"/>
                <table:data-pilot-member table:name="YU001034-1" table:display="true" table:show-details="true"/>
                <table:data-pilot-member table:name="YU001035-1" table:display="true" table:show-details="true"/>
                <table:data-pilot-member table:name="YU001036-1" table:display="true" table:show-details="true"/>
                <table:data-pilot-member table:name="YU001037-1" table:display="true" table:show-details="true"/>
                <table:data-pilot-member table:name="YU001038-1" table:display="true" table:show-details="true"/>
                <table:data-pilot-member table:name="YU001039-1" table:display="true" table:show-details="true"/>
                <table:data-pilot-member table:name="YU001040-1" table:display="true" table:show-details="true"/>
                <table:data-pilot-member table:name="YU001041-1" table:display="true" table:show-details="true"/>
                <table:data-pilot-member table:name="YU001042-1" table:display="true" table:show-details="true"/>
                <table:data-pilot-member table:name="YU001043-1" table:display="true" table:show-details="true"/>
                <table:data-pilot-member table:name="YU001044-1" table:display="true" table:show-details="true"/>
                <table:data-pilot-member table:name="YU001045-1" table:display="true" table:show-details="true"/>
                <table:data-pilot-member table:name="YU001046-1" table:display="true" table:show-details="true"/>
                <table:data-pilot-member table:name="YU001047-1" table:display="true" table:show-details="true"/>
                <table:data-pilot-member table:name="YU001048-1" table:display="true" table:show-details="true"/>
                <table:data-pilot-member table:name="YU001049-1" table:display="true" table:show-details="true"/>
                <table:data-pilot-member table:name="YU001050-2" table:display="true" table:show-details="true"/>
                <table:data-pilot-member table:name="YU001052-1" table:display="true" table:show-details="true"/>
                <table:data-pilot-member table:name="YU001053-1" table:display="true" table:show-details="true"/>
                <table:data-pilot-member table:name="YU001054-1" table:display="true" table:show-details="true"/>
                <table:data-pilot-member table:name="YU001055-1" table:display="true" table:show-details="true"/>
                <table:data-pilot-member table:name="YU001056-1" table:display="true" table:show-details="true"/>
                <table:data-pilot-member table:name="YU001057-1" table:display="true" table:show-details="true"/>
                <table:data-pilot-member table:name="YU001058-1" table:display="true" table:show-details="true"/>
                <table:data-pilot-member table:name="YU001059-1" table:display="true" table:show-details="true"/>
                <table:data-pilot-member table:name="YU001060-1" table:display="true" table:show-details="true"/>
                <table:data-pilot-member table:name="YU001061-1" table:display="true" table:show-details="true"/>
                <table:data-pilot-member table:name="YU001062-1" table:display="true" table:show-details="true"/>
                <table:data-pilot-member table:name="YU001063-1" table:display="true" table:show-details="true"/>
                <table:data-pilot-member table:name="YU001064-1" table:display="true" table:show-details="true"/>
                <table:data-pilot-member table:name="YU001065-1" table:display="true" table:show-details="true"/>
                <table:data-pilot-member table:name="YU001066-1" table:display="true" table:show-details="true"/>
                <table:data-pilot-member table:name="YU001067-1" table:display="true" table:show-details="true"/>
                <table:data-pilot-member table:name="YU001068-1" table:display="true" table:show-details="true"/>
                <table:data-pilot-member table:name="YU001069-1" table:display="true" table:show-details="true"/>
                <table:data-pilot-member table:name="YU001070-2" table:display="true" table:show-details="true"/>
                <table:data-pilot-member table:name="YU001072-1" table:display="true" table:show-details="true"/>
                <table:data-pilot-member table:name="YU001073-1" table:display="true" table:show-details="true"/>
                <table:data-pilot-member table:name="YU001074-1" table:display="true" table:show-details="true"/>
                <table:data-pilot-member table:name="YU001075-1" table:display="true" table:show-details="true"/>
                <table:data-pilot-member table:name="YU001076-1" table:display="true" table:show-details="true"/>
                <table:data-pilot-member table:name="YU001079-1" table:display="true" table:show-details="true"/>
                <table:data-pilot-member table:name="YU001080-1" table:display="true" table:show-details="true"/>
                <table:data-pilot-member table:name="YU001082-1" table:display="true" table:show-details="true"/>
                <table:data-pilot-member table:name="YU001083-1" table:display="true" table:show-details="true"/>
                <table:data-pilot-member table:name="YU001084-1" table:display="true" table:show-details="true"/>
                <table:data-pilot-member table:name="YU001085-1" table:display="true" table:show-details="true"/>
                <table:data-pilot-member table:name="YU001089-1" table:display="true" table:show-details="true"/>
                <table:data-pilot-member table:name="YU001090-1" table:display="true" table:show-details="true"/>
                <table:data-pilot-member table:name="YU001091-1" table:display="true" table:show-details="true"/>
                <table:data-pilot-member table:name="YU001092-1" table:display="true" table:show-details="true"/>
                <table:data-pilot-member table:name="YU001093-1" table:display="true" table:show-details="true"/>
                <table:data-pilot-member table:name="YU001094-1" table:display="true" table:show-details="true"/>
                <table:data-pilot-member table:name="YU000009-7" table:display="true" table:show-details="true"/>
                <table:data-pilot-member table:name="YU000089-2" table:display="true" table:show-details="true"/>
                <table:data-pilot-member table:name="YU000168-6" table:display="true" table:show-details="true"/>
                <table:data-pilot-member table:name="YU000196-4" table:display="true" table:show-details="true"/>
                <table:data-pilot-member table:name="YU000235-5" table:display="true" table:show-details="true"/>
                <table:data-pilot-member table:name="YU000363-4" table:display="true" table:show-details="true"/>
                <table:data-pilot-member table:name="YU000366-4" table:display="true" table:show-details="true"/>
                <table:data-pilot-member table:name="YU000516-3" table:display="true" table:show-details="true"/>
                <table:data-pilot-member table:name="YU000535-3" table:display="true" table:show-details="true"/>
                <table:data-pilot-member table:name="YU000580-4" table:display="true" table:show-details="true"/>
                <table:data-pilot-member table:name="YU000584-3" table:display="true" table:show-details="true"/>
                <table:data-pilot-member table:name="YU000586-4" table:display="true" table:show-details="true"/>
                <table:data-pilot-member table:name="YU000601-3" table:display="true" table:show-details="true"/>
                <table:data-pilot-member table:name="YU000614-2" table:display="true" table:show-details="true"/>
                <table:data-pilot-member table:name="YU000623-3" table:display="true" table:show-details="true"/>
                <table:data-pilot-member table:name="YU000628-4" table:display="true" table:show-details="true"/>
                <table:data-pilot-member table:name="YU000632-3" table:display="true" table:show-details="true"/>
                <table:data-pilot-member table:name="YU000634-3" table:display="true" table:show-details="true"/>
                <table:data-pilot-member table:name="YU000669-5" table:display="true" table:show-details="true"/>
                <table:data-pilot-member table:name="YU000754-2" table:display="true" table:show-details="true"/>
                <table:data-pilot-member table:name="YU000868-2" table:display="true" table:show-details="true"/>
                <table:data-pilot-member table:name="YU000874-2" table:display="true" table:show-details="true"/>
                <table:data-pilot-member table:name="YU000890-2" table:display="true" table:show-details="true"/>
                <table:data-pilot-member table:name="YU000891-2" table:display="true" table:show-details="true"/>
                <table:data-pilot-member table:name="YU000895-2" table:display="true" table:show-details="true"/>
                <table:data-pilot-member table:name="YU000901-2" table:display="true" table:show-details="true"/>
                <table:data-pilot-member table:name="YU000902-2" table:display="true" table:show-details="true"/>
                <table:data-pilot-member table:name="YU000907-2" table:display="true" table:show-details="true"/>
                <table:data-pilot-member table:name="YU000908-2" table:display="true" table:show-details="true"/>
                <table:data-pilot-member table:name="YU000934-2" table:display="true" table:show-details="true"/>
                <table:data-pilot-member table:name="YU000941-2" table:display="true" table:show-details="true"/>
                <table:data-pilot-member table:name="YU000961-2" table:display="true" table:show-details="true"/>
                <table:data-pilot-member table:name="YU001095-1" table:display="true" table:show-details="true"/>
                <table:data-pilot-member table:name="YU001096-1" table:display="true" table:show-details="true"/>
                <table:data-pilot-member table:name="YU001097-1" table:display="true" table:show-details="true"/>
                <table:data-pilot-member table:name="YU001098-1" table:display="true" table:show-details="true"/>
                <table:data-pilot-member table:name="YU001099-1" table:display="true" table:show-details="true"/>
                <table:data-pilot-member table:name="YU001100-1" table:display="true" table:show-details="true"/>
                <table:data-pilot-member table:name="YU001101-1" table:display="true" table:show-details="true"/>
                <table:data-pilot-member table:name="YU001102-1" table:display="true" table:show-details="true"/>
                <table:data-pilot-member table:name="YU001103-1" table:display="true" table:show-details="true"/>
                <table:data-pilot-member table:name="YU001104-1" table:display="true" table:show-details="true"/>
                <table:data-pilot-member table:name="YU001105-1" table:display="true" table:show-details="true"/>
                <table:data-pilot-member table:name="YU001106-1" table:display="true" table:show-details="true"/>
                <table:data-pilot-member table:name="YU001107-1" table:display="true" table:show-details="true"/>
                <table:data-pilot-member table:name="YU001108-1" table:display="true" table:show-details="true"/>
                <table:data-pilot-member table:name="YU001109-1" table:display="true" table:show-details="true"/>
                <table:data-pilot-member table:name="YU001110-1" table:display="true" table:show-details="true"/>
                <table:data-pilot-member table:name="YU001111-1" table:display="true" table:show-details="true"/>
                <table:data-pilot-member table:name="YU001112-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o_financiar" tableooo:display-name="Importe Total" table:orientation="data" table:used-hierarchy="0" table:function="sum">
            <table:data-pilot-level table:show-empty="false" calcext:repeat-item-labels="false">
              <table:data-pilot-members>
                <table:data-pilot-member table:name="$6,700.00" table:display="true" table:show-details="true"/>
                <table:data-pilot-member table:name="$8,038.00" table:display="true" table:show-details="true"/>
                <table:data-pilot-member table:name="$8,038.80" table:display="true" table:show-details="true"/>
                <table:data-pilot-member table:name="$8,100.00" table:display="true" table:show-details="true"/>
                <table:data-pilot-member table:name="$8,340.00" table:display="true" table:show-details="true"/>
                <table:data-pilot-member table:name="$9,248.00" table:display="true" table:show-details="true"/>
                <table:data-pilot-member table:name="$9,360.01" table:display="true" table:show-details="true"/>
                <table:data-pilot-member table:name="$9,500.00" table:display="true" table:show-details="true"/>
                <table:data-pilot-member table:name="$9,768.00" table:display="true" table:show-details="true"/>
                <table:data-pilot-member table:name="$9,800.00" table:display="true" table:show-details="true"/>
                <table:data-pilot-member table:name="$9,900.00" table:display="true" table:show-details="true"/>
                <table:data-pilot-member table:name="$9,968.00" table:display="true" table:show-details="true"/>
                <table:data-pilot-member table:name="$10,200.00" table:display="true" table:show-details="true"/>
                <table:data-pilot-member table:name="$10,277.00" table:display="true" table:show-details="true"/>
                <table:data-pilot-member table:name="$10,400.00" table:display="true" table:show-details="true"/>
                <table:data-pilot-member table:name="$11,000.00" table:display="true" table:show-details="true"/>
                <table:data-pilot-member table:name="$11,050.00" table:display="true" table:show-details="true"/>
                <table:data-pilot-member table:name="$11,418.00" table:display="true" table:show-details="true"/>
                <table:data-pilot-member table:name="$12,150.00" table:display="true" table:show-details="true"/>
                <table:data-pilot-member table:name="$12,390.00" table:display="true" table:show-details="true"/>
                <table:data-pilot-member table:name="$14,172.03" table:display="true" table:show-details="true"/>
                <table:data-pilot-member table:name="$15,346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dinámica_datos_1'.H3:'Tabla dinámica_datos_1'.K14" table:buttons="'Tabla dinámica_datos_1'.H4 'Tabla dinámica_datos_1'.I3" table:identify-categories="true" table:show-filter-button="false" table:drill-down-on-double-click="false">
          <table:source-cell-range table:cell-range-address="datos2.A1:datos2.H1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ubprograma" table:orientation="column" table:used-hierarchy="0" table:function="auto">
            <table:data-pilot-level table:show-empty="false" calcext:repeat-item-labels="false">
              <table:data-pilot-members>
                <table:data-pilot-member table:name="AA" table:display="true" table:show-details="true"/>
                <table:data-pilot-member table:name="R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d_estatus" table:orientation="row" table:used-hierarchy="0" table:function="auto">
            <table:data-pilot-level table:show-empty="false" calcext:repeat-item-labels="false">
              <table:data-pilot-members>
                <table:data-pilot-member table:name="PPO" table:display="true" table:show-details="true"/>
                <table:data-pilot-member table:name="INE" table:display="true" table:show-details="true"/>
                <table:data-pilot-member table:name="IMP" table:display="true" table:show-details="true"/>
                <table:data-pilot-member table:name="PIN" table:display="true" table:show-details="true"/>
                <table:data-pilot-member table:name="PEX" table:display="true" table:show-details="true"/>
                <table:data-pilot-member table:name="PSU" table:display="true" table:show-details="true"/>
                <table:data-pilot-member table:name="LSC" table:display="true" table:show-details="true"/>
                <table:data-pilot-member table:name="RE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olicitud" table:orientation="data" table:used-hierarchy="0" table:function="count">
            <table:data-pilot-level table:show-empty="false" calcext:repeat-item-labels="false">
              <table:data-pilot-members>
                <table:data-pilot-member table:name="YU000003-4" table:display="true" table:show-details="true"/>
                <table:data-pilot-member table:name="YU000008-1" table:display="true" table:show-details="true"/>
                <table:data-pilot-member table:name="YU000009-7" table:display="true" table:show-details="true"/>
                <table:data-pilot-member table:name="YU000012-1" table:display="true" table:show-details="true"/>
                <table:data-pilot-member table:name="YU000013-12" table:display="true" table:show-details="true"/>
                <table:data-pilot-member table:name="YU000014-3" table:display="true" table:show-details="true"/>
                <table:data-pilot-member table:name="YU000015-3" table:display="true" table:show-details="true"/>
                <table:data-pilot-member table:name="YU000016-10" table:display="true" table:show-details="true"/>
                <table:data-pilot-member table:name="YU000017-4" table:display="true" table:show-details="true"/>
                <table:data-pilot-member table:name="YU000018-2" table:display="true" table:show-details="true"/>
                <table:data-pilot-member table:name="YU000019-3" table:display="true" table:show-details="true"/>
                <table:data-pilot-member table:name="YU000021-2" table:display="true" table:show-details="true"/>
                <table:data-pilot-member table:name="YU000022-2" table:display="true" table:show-details="true"/>
                <table:data-pilot-member table:name="YU000023-2" table:display="true" table:show-details="true"/>
                <table:data-pilot-member table:name="YU000027-2" table:display="true" table:show-details="true"/>
                <table:data-pilot-member table:name="YU000030-4" table:display="true" table:show-details="true"/>
                <table:data-pilot-member table:name="YU000037-2" table:display="true" table:show-details="true"/>
                <table:data-pilot-member table:name="YU000038-2" table:display="true" table:show-details="true"/>
                <table:data-pilot-member table:name="YU000044-2" table:display="true" table:show-details="true"/>
                <table:data-pilot-member table:name="YU000050-2" table:display="true" table:show-details="true"/>
                <table:data-pilot-member table:name="YU000058-2" table:display="true" table:show-details="true"/>
                <table:data-pilot-member table:name="YU000060-2" table:display="true" table:show-details="true"/>
                <table:data-pilot-member table:name="YU000063-4" table:display="true" table:show-details="true"/>
                <table:data-pilot-member table:name="YU000068-2" table:display="true" table:show-details="true"/>
                <table:data-pilot-member table:name="YU000069-3" table:display="true" table:show-details="true"/>
                <table:data-pilot-member table:name="YU000072-3" table:display="true" table:show-details="true"/>
                <table:data-pilot-member table:name="YU000089-2" table:display="true" table:show-details="true"/>
                <table:data-pilot-member table:name="YU000106-2" table:display="true" table:show-details="true"/>
                <table:data-pilot-member table:name="YU000109-5" table:display="true" table:show-details="true"/>
                <table:data-pilot-member table:name="YU000110-1" table:display="true" table:show-details="true"/>
                <table:data-pilot-member table:name="YU000111-2" table:display="true" table:show-details="true"/>
                <table:data-pilot-member table:name="YU000118-2" table:display="true" table:show-details="true"/>
                <table:data-pilot-member table:name="YU000121-1" table:display="true" table:show-details="true"/>
                <table:data-pilot-member table:name="YU000122-1" table:display="true" table:show-details="true"/>
                <table:data-pilot-member table:name="YU000123-3" table:display="true" table:show-details="true"/>
                <table:data-pilot-member table:name="YU000125-2" table:display="true" table:show-details="true"/>
                <table:data-pilot-member table:name="YU000126-2" table:display="true" table:show-details="true"/>
                <table:data-pilot-member table:name="YU000127-3" table:display="true" table:show-details="true"/>
                <table:data-pilot-member table:name="YU000128-2" table:display="true" table:show-details="true"/>
                <table:data-pilot-member table:name="YU000129-2" table:display="true" table:show-details="true"/>
                <table:data-pilot-member table:name="YU000132-3" table:display="true" table:show-details="true"/>
                <table:data-pilot-member table:name="YU000133-3" table:display="true" table:show-details="true"/>
                <table:data-pilot-member table:name="YU000134-2" table:display="true" table:show-details="true"/>
                <table:data-pilot-member table:name="YU000136-5" table:display="true" table:show-details="true"/>
                <table:data-pilot-member table:name="YU000137-2" table:display="true" table:show-details="true"/>
                <table:data-pilot-member table:name="YU000142-1" table:display="true" table:show-details="true"/>
                <table:data-pilot-member table:name="YU000143-1" table:display="true" table:show-details="true"/>
                <table:data-pilot-member table:name="YU000144-1" table:display="true" table:show-details="true"/>
                <table:data-pilot-member table:name="YU000145-1" table:display="true" table:show-details="true"/>
                <table:data-pilot-member table:name="YU000147-1" table:display="true" table:show-details="true"/>
                <table:data-pilot-member table:name="YU000148-1" table:display="true" table:show-details="true"/>
                <table:data-pilot-member table:name="YU000149-1" table:display="true" table:show-details="true"/>
                <table:data-pilot-member table:name="YU000154-3" table:display="true" table:show-details="true"/>
                <table:data-pilot-member table:name="YU000156-2" table:display="true" table:show-details="true"/>
                <table:data-pilot-member table:name="YU000157-2" table:display="true" table:show-details="true"/>
                <table:data-pilot-member table:name="YU000162-3" table:display="true" table:show-details="true"/>
                <table:data-pilot-member table:name="YU000163-2" table:display="true" table:show-details="true"/>
                <table:data-pilot-member table:name="YU000164-1" table:display="true" table:show-details="true"/>
                <table:data-pilot-member table:name="YU000165-1" table:display="true" table:show-details="true"/>
                <table:data-pilot-member table:name="YU000166-2" table:display="true" table:show-details="true"/>
                <table:data-pilot-member table:name="YU000167-4" table:display="true" table:show-details="true"/>
                <table:data-pilot-member table:name="YU000168-6" table:display="true" table:show-details="true"/>
                <table:data-pilot-member table:name="YU000169-1" table:display="true" table:show-details="true"/>
                <table:data-pilot-member table:name="YU000170-2" table:display="true" table:show-details="true"/>
                <table:data-pilot-member table:name="YU000171-2" table:display="true" table:show-details="true"/>
                <table:data-pilot-member table:name="YU000172-1" table:display="true" table:show-details="true"/>
                <table:data-pilot-member table:name="YU000174-2" table:display="true" table:show-details="true"/>
                <table:data-pilot-member table:name="YU000175-3" table:display="true" table:show-details="true"/>
                <table:data-pilot-member table:name="YU000176-1" table:display="true" table:show-details="true"/>
                <table:data-pilot-member table:name="YU000181-2" table:display="true" table:show-details="true"/>
                <table:data-pilot-member table:name="YU000183-2" table:display="true" table:show-details="true"/>
                <table:data-pilot-member table:name="YU000185-2" table:display="true" table:show-details="true"/>
                <table:data-pilot-member table:name="YU000191-3" table:display="true" table:show-details="true"/>
                <table:data-pilot-member table:name="YU000193-4" table:display="true" table:show-details="true"/>
                <table:data-pilot-member table:name="YU000194-2" table:display="true" table:show-details="true"/>
                <table:data-pilot-member table:name="YU000196-4" table:display="true" table:show-details="true"/>
                <table:data-pilot-member table:name="YU000204-5" table:display="true" table:show-details="true"/>
                <table:data-pilot-member table:name="YU000206-4" table:display="true" table:show-details="true"/>
                <table:data-pilot-member table:name="YU000210-4" table:display="true" table:show-details="true"/>
                <table:data-pilot-member table:name="YU000211-4" table:display="true" table:show-details="true"/>
                <table:data-pilot-member table:name="YU000212-1" table:display="true" table:show-details="true"/>
                <table:data-pilot-member table:name="YU000213-1" table:display="true" table:show-details="true"/>
                <table:data-pilot-member table:name="YU000216-1" table:display="true" table:show-details="true"/>
                <table:data-pilot-member table:name="YU000217-1" table:display="true" table:show-details="true"/>
                <table:data-pilot-member table:name="YU000218-1" table:display="true" table:show-details="true"/>
                <table:data-pilot-member table:name="YU000219-1" table:display="true" table:show-details="true"/>
                <table:data-pilot-member table:name="YU000223-3" table:display="true" table:show-details="true"/>
                <table:data-pilot-member table:name="YU000224-1" table:display="true" table:show-details="true"/>
                <table:data-pilot-member table:name="YU000227-3" table:display="true" table:show-details="true"/>
                <table:data-pilot-member table:name="YU000231-5" table:display="true" table:show-details="true"/>
                <table:data-pilot-member table:name="YU000235-5" table:display="true" table:show-details="true"/>
                <table:data-pilot-member table:name="YU000236-1" table:display="true" table:show-details="true"/>
                <table:data-pilot-member table:name="YU000237-2" table:display="true" table:show-details="true"/>
                <table:data-pilot-member table:name="YU000239-3" table:display="true" table:show-details="true"/>
                <table:data-pilot-member table:name="YU000241-2" table:display="true" table:show-details="true"/>
                <table:data-pilot-member table:name="YU000242-3" table:display="true" table:show-details="true"/>
                <table:data-pilot-member table:name="YU000243-3" table:display="true" table:show-details="true"/>
                <table:data-pilot-member table:name="YU000244-2" table:display="true" table:show-details="true"/>
                <table:data-pilot-member table:name="YU000245-1" table:display="true" table:show-details="true"/>
                <table:data-pilot-member table:name="YU000246-1" table:display="true" table:show-details="true"/>
                <table:data-pilot-member table:name="YU000247-2" table:display="true" table:show-details="true"/>
                <table:data-pilot-member table:name="YU000248-1" table:display="true" table:show-details="true"/>
                <table:data-pilot-member table:name="YU000249-3" table:display="true" table:show-details="true"/>
                <table:data-pilot-member table:name="YU000250-4" table:display="true" table:show-details="true"/>
                <table:data-pilot-member table:name="YU000252-2" table:display="true" table:show-details="true"/>
                <table:data-pilot-member table:name="YU000253-2" table:display="true" table:show-details="true"/>
                <table:data-pilot-member table:name="YU000254-2" table:display="true" table:show-details="true"/>
                <table:data-pilot-member table:name="YU000255-1" table:display="true" table:show-details="true"/>
                <table:data-pilot-member table:name="YU000256-1" table:display="true" table:show-details="true"/>
                <table:data-pilot-member table:name="YU000257-3" table:display="true" table:show-details="true"/>
                <table:data-pilot-member table:name="YU000259-2" table:display="true" table:show-details="true"/>
                <table:data-pilot-member table:name="YU000260-3" table:display="true" table:show-details="true"/>
                <table:data-pilot-member table:name="YU000261-1" table:display="true" table:show-details="true"/>
                <table:data-pilot-member table:name="YU000262-1" table:display="true" table:show-details="true"/>
                <table:data-pilot-member table:name="YU000264-1" table:display="true" table:show-details="true"/>
                <table:data-pilot-member table:name="YU000266-1" table:display="true" table:show-details="true"/>
                <table:data-pilot-member table:name="YU000267-2" table:display="true" table:show-details="true"/>
                <table:data-pilot-member table:name="YU000268-1" table:display="true" table:show-details="true"/>
                <table:data-pilot-member table:name="YU000269-1" table:display="true" table:show-details="true"/>
                <table:data-pilot-member table:name="YU000270-1" table:display="true" table:show-details="true"/>
                <table:data-pilot-member table:name="YU000271-2" table:display="true" table:show-details="true"/>
                <table:data-pilot-member table:name="YU000272-1" table:display="true" table:show-details="true"/>
                <table:data-pilot-member table:name="YU000273-1" table:display="true" table:show-details="true"/>
                <table:data-pilot-member table:name="YU000274-1" table:display="true" table:show-details="true"/>
                <table:data-pilot-member table:name="YU000275-3" table:display="true" table:show-details="true"/>
                <table:data-pilot-member table:name="YU000276-1" table:display="true" table:show-details="true"/>
                <table:data-pilot-member table:name="YU000277-1" table:display="true" table:show-details="true"/>
                <table:data-pilot-member table:name="YU000280-2" table:display="true" table:show-details="true"/>
                <table:data-pilot-member table:name="YU000281-1" table:display="true" table:show-details="true"/>
                <table:data-pilot-member table:name="YU000282-1" table:display="true" table:show-details="true"/>
                <table:data-pilot-member table:name="YU000283-1" table:display="true" table:show-details="true"/>
                <table:data-pilot-member table:name="YU000284-1" table:display="true" table:show-details="true"/>
                <table:data-pilot-member table:name="YU000287-1" table:display="true" table:show-details="true"/>
                <table:data-pilot-member table:name="YU000288-1" table:display="true" table:show-details="true"/>
                <table:data-pilot-member table:name="YU000289-2" table:display="true" table:show-details="true"/>
                <table:data-pilot-member table:name="YU000290-2" table:display="true" table:show-details="true"/>
                <table:data-pilot-member table:name="YU000291-2" table:display="true" table:show-details="true"/>
                <table:data-pilot-member table:name="YU000292-2" table:display="true" table:show-details="true"/>
                <table:data-pilot-member table:name="YU000293-1" table:display="true" table:show-details="true"/>
                <table:data-pilot-member table:name="YU000294-1" table:display="true" table:show-details="true"/>
                <table:data-pilot-member table:name="YU000295-3" table:display="true" table:show-details="true"/>
                <table:data-pilot-member table:name="YU000296-3" table:display="true" table:show-details="true"/>
                <table:data-pilot-member table:name="YU000298-1" table:display="true" table:show-details="true"/>
                <table:data-pilot-member table:name="YU000299-1" table:display="true" table:show-details="true"/>
                <table:data-pilot-member table:name="YU000301-1" table:display="true" table:show-details="true"/>
                <table:data-pilot-member table:name="YU000302-1" table:display="true" table:show-details="true"/>
                <table:data-pilot-member table:name="YU000303-1" table:display="true" table:show-details="true"/>
                <table:data-pilot-member table:name="YU000305-2" table:display="true" table:show-details="true"/>
                <table:data-pilot-member table:name="YU000306-1" table:display="true" table:show-details="true"/>
                <table:data-pilot-member table:name="YU000307-2" table:display="true" table:show-details="true"/>
                <table:data-pilot-member table:name="YU000308-1" table:display="true" table:show-details="true"/>
                <table:data-pilot-member table:name="YU000309-2" table:display="true" table:show-details="true"/>
                <table:data-pilot-member table:name="YU000310-1" table:display="true" table:show-details="true"/>
                <table:data-pilot-member table:name="YU000311-1" table:display="true" table:show-details="true"/>
                <table:data-pilot-member table:name="YU000312-5" table:display="true" table:show-details="true"/>
                <table:data-pilot-member table:name="YU000313-1" table:display="true" table:show-details="true"/>
                <table:data-pilot-member table:name="YU000315-1" table:display="true" table:show-details="true"/>
                <table:data-pilot-member table:name="YU000317-1" table:display="true" table:show-details="true"/>
                <table:data-pilot-member table:name="YU000318-1" table:display="true" table:show-details="true"/>
                <table:data-pilot-member table:name="YU000319-1" table:display="true" table:show-details="true"/>
                <table:data-pilot-member table:name="YU000322-1" table:display="true" table:show-details="true"/>
                <table:data-pilot-member table:name="YU000323-4" table:display="true" table:show-details="true"/>
                <table:data-pilot-member table:name="YU000324-1" table:display="true" table:show-details="true"/>
                <table:data-pilot-member table:name="YU000325-1" table:display="true" table:show-details="true"/>
                <table:data-pilot-member table:name="YU000326-1" table:display="true" table:show-details="true"/>
                <table:data-pilot-member table:name="YU000327-1" table:display="true" table:show-details="true"/>
                <table:data-pilot-member table:name="YU000328-1" table:display="true" table:show-details="true"/>
                <table:data-pilot-member table:name="YU000329-1" table:display="true" table:show-details="true"/>
                <table:data-pilot-member table:name="YU000330-1" table:display="true" table:show-details="true"/>
                <table:data-pilot-member table:name="YU000331-2" table:display="true" table:show-details="true"/>
                <table:data-pilot-member table:name="YU000332-1" table:display="true" table:show-details="true"/>
                <table:data-pilot-member table:name="YU000334-2" table:display="true" table:show-details="true"/>
                <table:data-pilot-member table:name="YU000337-1" table:display="true" table:show-details="true"/>
                <table:data-pilot-member table:name="YU000338-1" table:display="true" table:show-details="true"/>
                <table:data-pilot-member table:name="YU000339-2" table:display="true" table:show-details="true"/>
                <table:data-pilot-member table:name="YU000340-1" table:display="true" table:show-details="true"/>
                <table:data-pilot-member table:name="YU000343-2" table:display="true" table:show-details="true"/>
                <table:data-pilot-member table:name="YU000345-1" table:display="true" table:show-details="true"/>
                <table:data-pilot-member table:name="YU000346-1" table:display="true" table:show-details="true"/>
                <table:data-pilot-member table:name="YU000347-1" table:display="true" table:show-details="true"/>
                <table:data-pilot-member table:name="YU000348-3" table:display="true" table:show-details="true"/>
                <table:data-pilot-member table:name="YU000349-1" table:display="true" table:show-details="true"/>
                <table:data-pilot-member table:name="YU000350-1" table:display="true" table:show-details="true"/>
                <table:data-pilot-member table:name="YU000351-2" table:display="true" table:show-details="true"/>
                <table:data-pilot-member table:name="YU000352-2" table:display="true" table:show-details="true"/>
                <table:data-pilot-member table:name="YU000353-1" table:display="true" table:show-details="true"/>
                <table:data-pilot-member table:name="YU000354-1" table:display="true" table:show-details="true"/>
                <table:data-pilot-member table:name="YU000357-1" table:display="true" table:show-details="true"/>
                <table:data-pilot-member table:name="YU000358-2" table:display="true" table:show-details="true"/>
                <table:data-pilot-member table:name="YU000361-1" table:display="true" table:show-details="true"/>
                <table:data-pilot-member table:name="YU000362-1" table:display="true" table:show-details="true"/>
                <table:data-pilot-member table:name="YU000363-4" table:display="true" table:show-details="true"/>
                <table:data-pilot-member table:name="YU000364-1" table:display="true" table:show-details="true"/>
                <table:data-pilot-member table:name="YU000366-4" table:display="true" table:show-details="true"/>
                <table:data-pilot-member table:name="YU000366-5" table:display="true" table:show-details="true"/>
                <table:data-pilot-member table:name="YU000367-1" table:display="true" table:show-details="true"/>
                <table:data-pilot-member table:name="YU000370-1" table:display="true" table:show-details="true"/>
                <table:data-pilot-member table:name="YU000371-1" table:display="true" table:show-details="true"/>
                <table:data-pilot-member table:name="YU000372-1" table:display="true" table:show-details="true"/>
                <table:data-pilot-member table:name="YU000373-1" table:display="true" table:show-details="true"/>
                <table:data-pilot-member table:name="YU000374-1" table:display="true" table:show-details="true"/>
                <table:data-pilot-member table:name="YU000375-2" table:display="true" table:show-details="true"/>
                <table:data-pilot-member table:name="YU000376-1" table:display="true" table:show-details="true"/>
                <table:data-pilot-member table:name="YU000377-1" table:display="true" table:show-details="true"/>
                <table:data-pilot-member table:name="YU000378-2" table:display="true" table:show-details="true"/>
                <table:data-pilot-member table:name="YU000379-1" table:display="true" table:show-details="true"/>
                <table:data-pilot-member table:name="YU000381-1" table:display="true" table:show-details="true"/>
                <table:data-pilot-member table:name="YU000383-1" table:display="true" table:show-details="true"/>
                <table:data-pilot-member table:name="YU000384-1" table:display="true" table:show-details="true"/>
                <table:data-pilot-member table:name="YU000385-2" table:display="true" table:show-details="true"/>
                <table:data-pilot-member table:name="YU000386-1" table:display="true" table:show-details="true"/>
                <table:data-pilot-member table:name="YU000387-1" table:display="true" table:show-details="true"/>
                <table:data-pilot-member table:name="YU000388-1" table:display="true" table:show-details="true"/>
                <table:data-pilot-member table:name="YU000390-2" table:display="true" table:show-details="true"/>
                <table:data-pilot-member table:name="YU000392-2" table:display="true" table:show-details="true"/>
                <table:data-pilot-member table:name="YU000393-2" table:display="true" table:show-details="true"/>
                <table:data-pilot-member table:name="YU000394-1" table:display="true" table:show-details="true"/>
                <table:data-pilot-member table:name="YU000395-1" table:display="true" table:show-details="true"/>
                <table:data-pilot-member table:name="YU000396-1" table:display="true" table:show-details="true"/>
                <table:data-pilot-member table:name="YU000399-2" table:display="true" table:show-details="true"/>
                <table:data-pilot-member table:name="YU000400-1" table:display="true" table:show-details="true"/>
                <table:data-pilot-member table:name="YU000402-1" table:display="true" table:show-details="true"/>
                <table:data-pilot-member table:name="YU000403-1" table:display="true" table:show-details="true"/>
                <table:data-pilot-member table:name="YU000404-1" table:display="true" table:show-details="true"/>
                <table:data-pilot-member table:name="YU000405-1" table:display="true" table:show-details="true"/>
                <table:data-pilot-member table:name="YU000406-1" table:display="true" table:show-details="true"/>
                <table:data-pilot-member table:name="YU000407-1" table:display="true" table:show-details="true"/>
                <table:data-pilot-member table:name="YU000408-1" table:display="true" table:show-details="true"/>
                <table:data-pilot-member table:name="YU000410-1" table:display="true" table:show-details="true"/>
                <table:data-pilot-member table:name="YU000412-2" table:display="true" table:show-details="true"/>
                <table:data-pilot-member table:name="YU000413-1" table:display="true" table:show-details="true"/>
                <table:data-pilot-member table:name="YU000414-3" table:display="true" table:show-details="true"/>
                <table:data-pilot-member table:name="YU000415-1" table:display="true" table:show-details="true"/>
                <table:data-pilot-member table:name="YU000416-1" table:display="true" table:show-details="true"/>
                <table:data-pilot-member table:name="YU000418-1" table:display="true" table:show-details="true"/>
                <table:data-pilot-member table:name="YU000419-1" table:display="true" table:show-details="true"/>
                <table:data-pilot-member table:name="YU000420-2" table:display="true" table:show-details="true"/>
                <table:data-pilot-member table:name="YU000421-1" table:display="true" table:show-details="true"/>
                <table:data-pilot-member table:name="YU000422-1" table:display="true" table:show-details="true"/>
                <table:data-pilot-member table:name="YU000423-1" table:display="true" table:show-details="true"/>
                <table:data-pilot-member table:name="YU000424-1" table:display="true" table:show-details="true"/>
                <table:data-pilot-member table:name="YU000425-1" table:display="true" table:show-details="true"/>
                <table:data-pilot-member table:name="YU000426-1" table:display="true" table:show-details="true"/>
                <table:data-pilot-member table:name="YU000427-1" table:display="true" table:show-details="true"/>
                <table:data-pilot-member table:name="YU000428-1" table:display="true" table:show-details="true"/>
                <table:data-pilot-member table:name="YU000430-1" table:display="true" table:show-details="true"/>
                <table:data-pilot-member table:name="YU000431-1" table:display="true" table:show-details="true"/>
                <table:data-pilot-member table:name="YU000432-2" table:display="true" table:show-details="true"/>
                <table:data-pilot-member table:name="YU000434-1" table:display="true" table:show-details="true"/>
                <table:data-pilot-member table:name="YU000435-2" table:display="true" table:show-details="true"/>
                <table:data-pilot-member table:name="YU000436-3" table:display="true" table:show-details="true"/>
                <table:data-pilot-member table:name="YU000438-1" table:display="true" table:show-details="true"/>
                <table:data-pilot-member table:name="YU000439-3" table:display="true" table:show-details="true"/>
                <table:data-pilot-member table:name="YU000440-4" table:display="true" table:show-details="true"/>
                <table:data-pilot-member table:name="YU000441-1" table:display="true" table:show-details="true"/>
                <table:data-pilot-member table:name="YU000443-1" table:display="true" table:show-details="true"/>
                <table:data-pilot-member table:name="YU000445-1" table:display="true" table:show-details="true"/>
                <table:data-pilot-member table:name="YU000446-2" table:display="true" table:show-details="true"/>
                <table:data-pilot-member table:name="YU000447-1" table:display="true" table:show-details="true"/>
                <table:data-pilot-member table:name="YU000448-2" table:display="true" table:show-details="true"/>
                <table:data-pilot-member table:name="YU000449-2" table:display="true" table:show-details="true"/>
                <table:data-pilot-member table:name="YU000450-3" table:display="true" table:show-details="true"/>
                <table:data-pilot-member table:name="YU000451-1" table:display="true" table:show-details="true"/>
                <table:data-pilot-member table:name="YU000452-1" table:display="true" table:show-details="true"/>
                <table:data-pilot-member table:name="YU000453-1" table:display="true" table:show-details="true"/>
                <table:data-pilot-member table:name="YU000454-1" table:display="true" table:show-details="true"/>
                <table:data-pilot-member table:name="YU000455-1" table:display="true" table:show-details="true"/>
                <table:data-pilot-member table:name="YU000456-2" table:display="true" table:show-details="true"/>
                <table:data-pilot-member table:name="YU000457-1" table:display="true" table:show-details="true"/>
                <table:data-pilot-member table:name="YU000459-1" table:display="true" table:show-details="true"/>
                <table:data-pilot-member table:name="YU000464-1" table:display="true" table:show-details="true"/>
                <table:data-pilot-member table:name="YU000465-1" table:display="true" table:show-details="true"/>
                <table:data-pilot-member table:name="YU000467-1" table:display="true" table:show-details="true"/>
                <table:data-pilot-member table:name="YU000468-1" table:display="true" table:show-details="true"/>
                <table:data-pilot-member table:name="YU000469-1" table:display="true" table:show-details="true"/>
                <table:data-pilot-member table:name="YU000472-1" table:display="true" table:show-details="true"/>
                <table:data-pilot-member table:name="YU000475-1" table:display="true" table:show-details="true"/>
                <table:data-pilot-member table:name="YU000476-1" table:display="true" table:show-details="true"/>
                <table:data-pilot-member table:name="YU000477-1" table:display="true" table:show-details="true"/>
                <table:data-pilot-member table:name="YU000478-2" table:display="true" table:show-details="true"/>
                <table:data-pilot-member table:name="YU000479-1" table:display="true" table:show-details="true"/>
                <table:data-pilot-member table:name="YU000480-1" table:display="true" table:show-details="true"/>
                <table:data-pilot-member table:name="YU000481-1" table:display="true" table:show-details="true"/>
                <table:data-pilot-member table:name="YU000482-1" table:display="true" table:show-details="true"/>
                <table:data-pilot-member table:name="YU000484-1" table:display="true" table:show-details="true"/>
                <table:data-pilot-member table:name="YU000487-1" table:display="true" table:show-details="true"/>
                <table:data-pilot-member table:name="YU000488-1" table:display="true" table:show-details="true"/>
                <table:data-pilot-member table:name="YU000489-2" table:display="true" table:show-details="true"/>
                <table:data-pilot-member table:name="YU000490-2" table:display="true" table:show-details="true"/>
                <table:data-pilot-member table:name="YU000491-2" table:display="true" table:show-details="true"/>
                <table:data-pilot-member table:name="YU000492-1" table:display="true" table:show-details="true"/>
                <table:data-pilot-member table:name="YU000493-2" table:display="true" table:show-details="true"/>
                <table:data-pilot-member table:name="YU000495-1" table:display="true" table:show-details="true"/>
                <table:data-pilot-member table:name="YU000497-1" table:display="true" table:show-details="true"/>
                <table:data-pilot-member table:name="YU000498-2" table:display="true" table:show-details="true"/>
                <table:data-pilot-member table:name="YU000499-1" table:display="true" table:show-details="true"/>
                <table:data-pilot-member table:name="YU000500-1" table:display="true" table:show-details="true"/>
                <table:data-pilot-member table:name="YU000501-2" table:display="true" table:show-details="true"/>
                <table:data-pilot-member table:name="YU000502-1" table:display="true" table:show-details="true"/>
                <table:data-pilot-member table:name="YU000503-1" table:display="true" table:show-details="true"/>
                <table:data-pilot-member table:name="YU000504-1" table:display="true" table:show-details="true"/>
                <table:data-pilot-member table:name="YU000505-1" table:display="true" table:show-details="true"/>
                <table:data-pilot-member table:name="YU000506-1" table:display="true" table:show-details="true"/>
                <table:data-pilot-member table:name="YU000507-1" table:display="true" table:show-details="true"/>
                <table:data-pilot-member table:name="YU000508-2" table:display="true" table:show-details="true"/>
                <table:data-pilot-member table:name="YU000510-1" table:display="true" table:show-details="true"/>
                <table:data-pilot-member table:name="YU000511-1" table:display="true" table:show-details="true"/>
                <table:data-pilot-member table:name="YU000512-1" table:display="true" table:show-details="true"/>
                <table:data-pilot-member table:name="YU000513-3" table:display="true" table:show-details="true"/>
                <table:data-pilot-member table:name="YU000514-3" table:display="true" table:show-details="true"/>
                <table:data-pilot-member table:name="YU000518-1" table:display="true" table:show-details="true"/>
                <table:data-pilot-member table:name="YU000521-1" table:display="true" table:show-details="true"/>
                <table:data-pilot-member table:name="YU000522-1" table:display="true" table:show-details="true"/>
                <table:data-pilot-member table:name="YU000523-1" table:display="true" table:show-details="true"/>
                <table:data-pilot-member table:name="YU000524-1" table:display="true" table:show-details="true"/>
                <table:data-pilot-member table:name="YU000525-1" table:display="true" table:show-details="true"/>
                <table:data-pilot-member table:name="YU000526-1" table:display="true" table:show-details="true"/>
                <table:data-pilot-member table:name="YU000527-2" table:display="true" table:show-details="true"/>
                <table:data-pilot-member table:name="YU000528-1" table:display="true" table:show-details="true"/>
                <table:data-pilot-member table:name="YU000529-1" table:display="true" table:show-details="true"/>
                <table:data-pilot-member table:name="YU000531-3" table:display="true" table:show-details="true"/>
                <table:data-pilot-member table:name="YU000532-3" table:display="true" table:show-details="true"/>
                <table:data-pilot-member table:name="YU000535-3" table:display="true" table:show-details="true"/>
                <table:data-pilot-member table:name="YU000536-3" table:display="true" table:show-details="true"/>
                <table:data-pilot-member table:name="YU000538-3" table:display="true" table:show-details="true"/>
                <table:data-pilot-member table:name="YU000540-3" table:display="true" table:show-details="true"/>
                <table:data-pilot-member table:name="YU000541-3" table:display="true" table:show-details="true"/>
                <table:data-pilot-member table:name="YU000542-2" table:display="true" table:show-details="true"/>
                <table:data-pilot-member table:name="YU000544-1" table:display="true" table:show-details="true"/>
                <table:data-pilot-member table:name="YU000545-3" table:display="true" table:show-details="true"/>
                <table:data-pilot-member table:name="YU000546-2" table:display="true" table:show-details="true"/>
                <table:data-pilot-member table:name="YU000550-1" table:display="true" table:show-details="true"/>
                <table:data-pilot-member table:name="YU000551-2" table:display="true" table:show-details="true"/>
                <table:data-pilot-member table:name="YU000552-1" table:display="true" table:show-details="true"/>
                <table:data-pilot-member table:name="YU000553-1" table:display="true" table:show-details="true"/>
                <table:data-pilot-member table:name="YU000554-1" table:display="true" table:show-details="true"/>
                <table:data-pilot-member table:name="YU000555-3" table:display="true" table:show-details="true"/>
                <table:data-pilot-member table:name="YU000558-1" table:display="true" table:show-details="true"/>
                <table:data-pilot-member table:name="YU000559-1" table:display="true" table:show-details="true"/>
                <table:data-pilot-member table:name="YU000560-1" table:display="true" table:show-details="true"/>
                <table:data-pilot-member table:name="YU000561-1" table:display="true" table:show-details="true"/>
                <table:data-pilot-member table:name="YU000562-1" table:display="true" table:show-details="true"/>
                <table:data-pilot-member table:name="YU000563-1" table:display="true" table:show-details="true"/>
                <table:data-pilot-member table:name="YU000564-1" table:display="true" table:show-details="true"/>
                <table:data-pilot-member table:name="YU000565-1" table:display="true" table:show-details="true"/>
                <table:data-pilot-member table:name="YU000568-1" table:display="true" table:show-details="true"/>
                <table:data-pilot-member table:name="YU000569-1" table:display="true" table:show-details="true"/>
                <table:data-pilot-member table:name="YU000570-1" table:display="true" table:show-details="true"/>
                <table:data-pilot-member table:name="YU000571-1" table:display="true" table:show-details="true"/>
                <table:data-pilot-member table:name="YU000572-1" table:display="true" table:show-details="true"/>
                <table:data-pilot-member table:name="YU000573-1" table:display="true" table:show-details="true"/>
                <table:data-pilot-member table:name="YU000574-1" table:display="true" table:show-details="true"/>
                <table:data-pilot-member table:name="YU000575-1" table:display="true" table:show-details="true"/>
                <table:data-pilot-member table:name="YU000576-1" table:display="true" table:show-details="true"/>
                <table:data-pilot-member table:name="YU000577-1" table:display="true" table:show-details="true"/>
                <table:data-pilot-member table:name="YU000578-1" table:display="true" table:show-details="true"/>
                <table:data-pilot-member table:name="YU000579-1" table:display="true" table:show-details="true"/>
                <table:data-pilot-member table:name="YU000580-4" table:display="true" table:show-details="true"/>
                <table:data-pilot-member table:name="YU000581-3" table:display="true" table:show-details="true"/>
                <table:data-pilot-member table:name="YU000582-3" table:display="true" table:show-details="true"/>
                <table:data-pilot-member table:name="YU000583-3" table:display="true" table:show-details="true"/>
                <table:data-pilot-member table:name="YU000584-3" table:display="true" table:show-details="true"/>
                <table:data-pilot-member table:name="YU000585-1" table:display="true" table:show-details="true"/>
                <table:data-pilot-member table:name="YU000586-4" table:display="true" table:show-details="true"/>
                <table:data-pilot-member table:name="YU000587-3" table:display="true" table:show-details="true"/>
                <table:data-pilot-member table:name="YU000589-3" table:display="true" table:show-details="true"/>
                <table:data-pilot-member table:name="YU000590-1" table:display="true" table:show-details="true"/>
                <table:data-pilot-member table:name="YU000591-2" table:display="true" table:show-details="true"/>
                <table:data-pilot-member table:name="YU000592-1" table:display="true" table:show-details="true"/>
                <table:data-pilot-member table:name="YU000593-1" table:display="true" table:show-details="true"/>
                <table:data-pilot-member table:name="YU000594-1" table:display="true" table:show-details="true"/>
                <table:data-pilot-member table:name="YU000595-3" table:display="true" table:show-details="true"/>
                <table:data-pilot-member table:name="YU000596-2" table:display="true" table:show-details="true"/>
                <table:data-pilot-member table:name="YU000597-1" table:display="true" table:show-details="true"/>
                <table:data-pilot-member table:name="YU000598-1" table:display="true" table:show-details="true"/>
                <table:data-pilot-member table:name="YU000599-1" table:display="true" table:show-details="true"/>
                <table:data-pilot-member table:name="YU000600-1" table:display="true" table:show-details="true"/>
                <table:data-pilot-member table:name="YU000601-3" table:display="true" table:show-details="true"/>
                <table:data-pilot-member table:name="YU000602-1" table:display="true" table:show-details="true"/>
                <table:data-pilot-member table:name="YU000603-1" table:display="true" table:show-details="true"/>
                <table:data-pilot-member table:name="YU000604-2" table:display="true" table:show-details="true"/>
                <table:data-pilot-member table:name="YU000605-1" table:display="true" table:show-details="true"/>
                <table:data-pilot-member table:name="YU000606-1" table:display="true" table:show-details="true"/>
                <table:data-pilot-member table:name="YU000607-1" table:display="true" table:show-details="true"/>
                <table:data-pilot-member table:name="YU000608-1" table:display="true" table:show-details="true"/>
                <table:data-pilot-member table:name="YU000609-1" table:display="true" table:show-details="true"/>
                <table:data-pilot-member table:name="YU000610-1" table:display="true" table:show-details="true"/>
                <table:data-pilot-member table:name="YU000611-2" table:display="true" table:show-details="true"/>
                <table:data-pilot-member table:name="YU000612-1" table:display="true" table:show-details="true"/>
                <table:data-pilot-member table:name="YU000613-1" table:display="true" table:show-details="true"/>
                <table:data-pilot-member table:name="YU000615-1" table:display="true" table:show-details="true"/>
                <table:data-pilot-member table:name="YU000619-1" table:display="true" table:show-details="true"/>
                <table:data-pilot-member table:name="YU000620-1" table:display="true" table:show-details="true"/>
                <table:data-pilot-member table:name="YU000621-1" table:display="true" table:show-details="true"/>
                <table:data-pilot-member table:name="YU000624-1" table:display="true" table:show-details="true"/>
                <table:data-pilot-member table:name="YU000627-3" table:display="true" table:show-details="true"/>
                <table:data-pilot-member table:name="YU000630-3" table:display="true" table:show-details="true"/>
                <table:data-pilot-member table:name="YU000632-3" table:display="true" table:show-details="true"/>
                <table:data-pilot-member table:name="YU000634-3" table:display="true" table:show-details="true"/>
                <table:data-pilot-member table:name="YU000635-1" table:display="true" table:show-details="true"/>
                <table:data-pilot-member table:name="YU000638-2" table:display="true" table:show-details="true"/>
                <table:data-pilot-member table:name="YU000639-1" table:display="true" table:show-details="true"/>
                <table:data-pilot-member table:name="YU000640-1" table:display="true" table:show-details="true"/>
                <table:data-pilot-member table:name="YU000641-1" table:display="true" table:show-details="true"/>
                <table:data-pilot-member table:name="YU000642-3" table:display="true" table:show-details="true"/>
                <table:data-pilot-member table:name="YU000643-2" table:display="true" table:show-details="true"/>
                <table:data-pilot-member table:name="YU000646-1" table:display="true" table:show-details="true"/>
                <table:data-pilot-member table:name="YU000647-1" table:display="true" table:show-details="true"/>
                <table:data-pilot-member table:name="YU000648-1" table:display="true" table:show-details="true"/>
                <table:data-pilot-member table:name="YU000650-2" table:display="true" table:show-details="true"/>
                <table:data-pilot-member table:name="YU000651-1" table:display="true" table:show-details="true"/>
                <table:data-pilot-member table:name="YU000652-1" table:display="true" table:show-details="true"/>
                <table:data-pilot-member table:name="YU000653-1" table:display="true" table:show-details="true"/>
                <table:data-pilot-member table:name="YU000654-2" table:display="true" table:show-details="true"/>
                <table:data-pilot-member table:name="YU000657-2" table:display="true" table:show-details="true"/>
                <table:data-pilot-member table:name="YU000659-1" table:display="true" table:show-details="true"/>
                <table:data-pilot-member table:name="YU000660-1" table:display="true" table:show-details="true"/>
                <table:data-pilot-member table:name="YU000661-2" table:display="true" table:show-details="true"/>
                <table:data-pilot-member table:name="YU000662-1" table:display="true" table:show-details="true"/>
                <table:data-pilot-member table:name="YU000663-2" table:display="true" table:show-details="true"/>
                <table:data-pilot-member table:name="YU000664-2" table:display="true" table:show-details="true"/>
                <table:data-pilot-member table:name="YU000665-2" table:display="true" table:show-details="true"/>
                <table:data-pilot-member table:name="YU000666-2" table:display="true" table:show-details="true"/>
                <table:data-pilot-member table:name="YU000667-1" table:display="true" table:show-details="true"/>
                <table:data-pilot-member table:name="YU000670-1" table:display="true" table:show-details="true"/>
                <table:data-pilot-member table:name="YU000671-1" table:display="true" table:show-details="true"/>
                <table:data-pilot-member table:name="YU000672-2" table:display="true" table:show-details="true"/>
                <table:data-pilot-member table:name="YU000674-1" table:display="true" table:show-details="true"/>
                <table:data-pilot-member table:name="YU000676-2" table:display="true" table:show-details="true"/>
                <table:data-pilot-member table:name="YU000677-3" table:display="true" table:show-details="true"/>
                <table:data-pilot-member table:name="YU000679-1" table:display="true" table:show-details="true"/>
                <table:data-pilot-member table:name="YU000680-1" table:display="true" table:show-details="true"/>
                <table:data-pilot-member table:name="YU000681-1" table:display="true" table:show-details="true"/>
                <table:data-pilot-member table:name="YU000682-1" table:display="true" table:show-details="true"/>
                <table:data-pilot-member table:name="YU000683-2" table:display="true" table:show-details="true"/>
                <table:data-pilot-member table:name="YU000685-1" table:display="true" table:show-details="true"/>
                <table:data-pilot-member table:name="YU000693-1" table:display="true" table:show-details="true"/>
                <table:data-pilot-member table:name="YU000694-1" table:display="true" table:show-details="true"/>
                <table:data-pilot-member table:name="YU000695-1" table:display="true" table:show-details="true"/>
                <table:data-pilot-member table:name="YU000696-1" table:display="true" table:show-details="true"/>
                <table:data-pilot-member table:name="YU000697-1" table:display="true" table:show-details="true"/>
                <table:data-pilot-member table:name="YU000698-1" table:display="true" table:show-details="true"/>
                <table:data-pilot-member table:name="YU000699-2" table:display="true" table:show-details="true"/>
                <table:data-pilot-member table:name="YU000700-1" table:display="true" table:show-details="true"/>
                <table:data-pilot-member table:name="YU000702-1" table:display="true" table:show-details="true"/>
                <table:data-pilot-member table:name="YU000704-1" table:display="true" table:show-details="true"/>
                <table:data-pilot-member table:name="YU000705-1" table:display="true" table:show-details="true"/>
                <table:data-pilot-member table:name="YU000706-1" table:display="true" table:show-details="true"/>
                <table:data-pilot-member table:name="YU000709-1" table:display="true" table:show-details="true"/>
                <table:data-pilot-member table:name="YU000710-1" table:display="true" table:show-details="true"/>
                <table:data-pilot-member table:name="YU000711-2" table:display="true" table:show-details="true"/>
                <table:data-pilot-member table:name="YU000712-1" table:display="true" table:show-details="true"/>
                <table:data-pilot-member table:name="YU000713-1" table:display="true" table:show-details="true"/>
                <table:data-pilot-member table:name="YU000715-1" table:display="true" table:show-details="true"/>
                <table:data-pilot-member table:name="YU000717-1" table:display="true" table:show-details="true"/>
                <table:data-pilot-member table:name="YU000718-1" table:display="true" table:show-details="true"/>
                <table:data-pilot-member table:name="YU000719-2" table:display="true" table:show-details="true"/>
                <table:data-pilot-member table:name="YU000720-1" table:display="true" table:show-details="true"/>
                <table:data-pilot-member table:name="YU000721-3" table:display="true" table:show-details="true"/>
                <table:data-pilot-member table:name="YU000722-1" table:display="true" table:show-details="true"/>
                <table:data-pilot-member table:name="YU000723-1" table:display="true" table:show-details="true"/>
                <table:data-pilot-member table:name="YU000724-1" table:display="true" table:show-details="true"/>
                <table:data-pilot-member table:name="YU000726-2" table:display="true" table:show-details="true"/>
                <table:data-pilot-member table:name="YU000727-2" table:display="true" table:show-details="true"/>
                <table:data-pilot-member table:name="YU000728-1" table:display="true" table:show-details="true"/>
                <table:data-pilot-member table:name="YU000730-2" table:display="true" table:show-details="true"/>
                <table:data-pilot-member table:name="YU000732-1" table:display="true" table:show-details="true"/>
                <table:data-pilot-member table:name="YU000733-2" table:display="true" table:show-details="true"/>
                <table:data-pilot-member table:name="YU000734-1" table:display="true" table:show-details="true"/>
                <table:data-pilot-member table:name="YU000735-1" table:display="true" table:show-details="true"/>
                <table:data-pilot-member table:name="YU000736-1" table:display="true" table:show-details="true"/>
                <table:data-pilot-member table:name="YU000737-1" table:display="true" table:show-details="true"/>
                <table:data-pilot-member table:name="YU000740-1" table:display="true" table:show-details="true"/>
                <table:data-pilot-member table:name="YU000741-1" table:display="true" table:show-details="true"/>
                <table:data-pilot-member table:name="YU000742-2" table:display="true" table:show-details="true"/>
                <table:data-pilot-member table:name="YU000743-1" table:display="true" table:show-details="true"/>
                <table:data-pilot-member table:name="YU000744-1" table:display="true" table:show-details="true"/>
                <table:data-pilot-member table:name="YU000746-2" table:display="true" table:show-details="true"/>
                <table:data-pilot-member table:name="YU000748-2" table:display="true" table:show-details="true"/>
                <table:data-pilot-member table:name="YU000749-1" table:display="true" table:show-details="true"/>
                <table:data-pilot-member table:name="YU000750-1" table:display="true" table:show-details="true"/>
                <table:data-pilot-member table:name="YU000751-1" table:display="true" table:show-details="true"/>
                <table:data-pilot-member table:name="YU000753-2" table:display="true" table:show-details="true"/>
                <table:data-pilot-member table:name="YU000757-1" table:display="true" table:show-details="true"/>
                <table:data-pilot-member table:name="YU000758-1" table:display="true" table:show-details="true"/>
                <table:data-pilot-member table:name="YU000759-1" table:display="true" table:show-details="true"/>
                <table:data-pilot-member table:name="YU000760-1" table:display="true" table:show-details="true"/>
                <table:data-pilot-member table:name="YU000761-2" table:display="true" table:show-details="true"/>
                <table:data-pilot-member table:name="YU000763-1" table:display="true" table:show-details="true"/>
                <table:data-pilot-member table:name="YU000764-2" table:display="true" table:show-details="true"/>
                <table:data-pilot-member table:name="YU000766-2" table:display="true" table:show-details="true"/>
                <table:data-pilot-member table:name="YU000767-1" table:display="true" table:show-details="true"/>
                <table:data-pilot-member table:name="YU000768-1" table:display="true" table:show-details="true"/>
                <table:data-pilot-member table:name="YU000769-1" table:display="true" table:show-details="true"/>
                <table:data-pilot-member table:name="YU000770-2" table:display="true" table:show-details="true"/>
                <table:data-pilot-member table:name="YU000773-2" table:display="true" table:show-details="true"/>
                <table:data-pilot-member table:name="YU000774-1" table:display="true" table:show-details="true"/>
                <table:data-pilot-member table:name="YU000775-2" table:display="true" table:show-details="true"/>
                <table:data-pilot-member table:name="YU000776-3" table:display="true" table:show-details="true"/>
                <table:data-pilot-member table:name="YU000777-2" table:display="true" table:show-details="true"/>
                <table:data-pilot-member table:name="YU000778-2" table:display="true" table:show-details="true"/>
                <table:data-pilot-member table:name="YU000779-1" table:display="true" table:show-details="true"/>
                <table:data-pilot-member table:name="YU000780-1" table:display="true" table:show-details="true"/>
                <table:data-pilot-member table:name="YU000781-1" table:display="true" table:show-details="true"/>
                <table:data-pilot-member table:name="YU000783-2" table:display="true" table:show-details="true"/>
                <table:data-pilot-member table:name="YU000784-1" table:display="true" table:show-details="true"/>
                <table:data-pilot-member table:name="YU000785-2" table:display="true" table:show-details="true"/>
                <table:data-pilot-member table:name="YU000786-1" table:display="true" table:show-details="true"/>
                <table:data-pilot-member table:name="YU000787-1" table:display="true" table:show-details="true"/>
                <table:data-pilot-member table:name="YU000788-1" table:display="true" table:show-details="true"/>
                <table:data-pilot-member table:name="YU000789-1" table:display="true" table:show-details="true"/>
                <table:data-pilot-member table:name="YU000791-1" table:display="true" table:show-details="true"/>
                <table:data-pilot-member table:name="YU000792-1" table:display="true" table:show-details="true"/>
                <table:data-pilot-member table:name="YU000793-1" table:display="true" table:show-details="true"/>
                <table:data-pilot-member table:name="YU000794-1" table:display="true" table:show-details="true"/>
                <table:data-pilot-member table:name="YU000796-2" table:display="true" table:show-details="true"/>
                <table:data-pilot-member table:name="YU000797-1" table:display="true" table:show-details="true"/>
                <table:data-pilot-member table:name="YU000799-2" table:display="true" table:show-details="true"/>
                <table:data-pilot-member table:name="YU000800-2" table:display="true" table:show-details="true"/>
                <table:data-pilot-member table:name="YU000805-2" table:display="true" table:show-details="true"/>
                <table:data-pilot-member table:name="YU000806-2" table:display="true" table:show-details="true"/>
                <table:data-pilot-member table:name="YU000811-1" table:display="true" table:show-details="true"/>
                <table:data-pilot-member table:name="YU000813-1" table:display="true" table:show-details="true"/>
                <table:data-pilot-member table:name="YU000814-1" table:display="true" table:show-details="true"/>
                <table:data-pilot-member table:name="YU000818-2" table:display="true" table:show-details="true"/>
                <table:data-pilot-member table:name="YU000819-3" table:display="true" table:show-details="true"/>
                <table:data-pilot-member table:name="YU000820-2" table:display="true" table:show-details="true"/>
                <table:data-pilot-member table:name="YU000822-1" table:display="true" table:show-details="true"/>
                <table:data-pilot-member table:name="YU000823-1" table:display="true" table:show-details="true"/>
                <table:data-pilot-member table:name="YU000824-3" table:display="true" table:show-details="true"/>
                <table:data-pilot-member table:name="YU000826-1" table:display="true" table:show-details="true"/>
                <table:data-pilot-member table:name="YU000828-2" table:display="true" table:show-details="true"/>
                <table:data-pilot-member table:name="YU000829-4" table:display="true" table:show-details="true"/>
                <table:data-pilot-member table:name="YU000830-2" table:display="true" table:show-details="true"/>
                <table:data-pilot-member table:name="YU000832-2" table:display="true" table:show-details="true"/>
                <table:data-pilot-member table:name="YU000834-2" table:display="true" table:show-details="true"/>
                <table:data-pilot-member table:name="YU000835-1" table:display="true" table:show-details="true"/>
                <table:data-pilot-member table:name="YU000837-1" table:display="true" table:show-details="true"/>
                <table:data-pilot-member table:name="YU000838-1" table:display="true" table:show-details="true"/>
                <table:data-pilot-member table:name="YU000839-1" table:display="true" table:show-details="true"/>
                <table:data-pilot-member table:name="YU000840-1" table:display="true" table:show-details="true"/>
                <table:data-pilot-member table:name="YU000841-2" table:display="true" table:show-details="true"/>
                <table:data-pilot-member table:name="YU000842-2" table:display="true" table:show-details="true"/>
                <table:data-pilot-member table:name="YU000844-2" table:display="true" table:show-details="true"/>
                <table:data-pilot-member table:name="YU000845-1" table:display="true" table:show-details="true"/>
                <table:data-pilot-member table:name="YU000846-1" table:display="true" table:show-details="true"/>
                <table:data-pilot-member table:name="YU000847-2" table:display="true" table:show-details="true"/>
                <table:data-pilot-member table:name="YU000848-2" table:display="true" table:show-details="true"/>
                <table:data-pilot-member table:name="YU000850-1" table:display="true" table:show-details="true"/>
                <table:data-pilot-member table:name="YU000852-1" table:display="true" table:show-details="true"/>
                <table:data-pilot-member table:name="YU000853-1" table:display="true" table:show-details="true"/>
                <table:data-pilot-member table:name="YU000856-2" table:display="true" table:show-details="true"/>
                <table:data-pilot-member table:name="YU000859-1" table:display="true" table:show-details="true"/>
                <table:data-pilot-member table:name="YU000860-1" table:display="true" table:show-details="true"/>
                <table:data-pilot-member table:name="YU000862-1" table:display="true" table:show-details="true"/>
                <table:data-pilot-member table:name="YU000864-2" table:display="true" table:show-details="true"/>
                <table:data-pilot-member table:name="YU000866-1" table:display="true" table:show-details="true"/>
                <table:data-pilot-member table:name="YU000867-2" table:display="true" table:show-details="true"/>
                <table:data-pilot-member table:name="YU000868-2" table:display="true" table:show-details="true"/>
                <table:data-pilot-member table:name="YU000871-1" table:display="true" table:show-details="true"/>
                <table:data-pilot-member table:name="YU000872-1" table:display="true" table:show-details="true"/>
                <table:data-pilot-member table:name="YU000873-2" table:display="true" table:show-details="true"/>
                <table:data-pilot-member table:name="YU000874-2" table:display="true" table:show-details="true"/>
                <table:data-pilot-member table:name="YU000876-1" table:display="true" table:show-details="true"/>
                <table:data-pilot-member table:name="YU000877-1" table:display="true" table:show-details="true"/>
                <table:data-pilot-member table:name="YU000879-2" table:display="true" table:show-details="true"/>
                <table:data-pilot-member table:name="YU000880-1" table:display="true" table:show-details="true"/>
                <table:data-pilot-member table:name="YU000881-2" table:display="true" table:show-details="true"/>
                <table:data-pilot-member table:name="YU000882-1" table:display="true" table:show-details="true"/>
                <table:data-pilot-member table:name="YU000883-1" table:display="true" table:show-details="true"/>
                <table:data-pilot-member table:name="YU000884-1" table:display="true" table:show-details="true"/>
                <table:data-pilot-member table:name="YU000886-1" table:display="true" table:show-details="true"/>
                <table:data-pilot-member table:name="YU000887-1" table:display="true" table:show-details="true"/>
                <table:data-pilot-member table:name="YU000889-1" table:display="true" table:show-details="true"/>
                <table:data-pilot-member table:name="YU000890-2" table:display="true" table:show-details="true"/>
                <table:data-pilot-member table:name="YU000891-2" table:display="true" table:show-details="true"/>
                <table:data-pilot-member table:name="YU000893-1" table:display="true" table:show-details="true"/>
                <table:data-pilot-member table:name="YU000894-1" table:display="true" table:show-details="true"/>
                <table:data-pilot-member table:name="YU000895-2" table:display="true" table:show-details="true"/>
                <table:data-pilot-member table:name="YU000897-1" table:display="true" table:show-details="true"/>
                <table:data-pilot-member table:name="YU000898-1" table:display="true" table:show-details="true"/>
                <table:data-pilot-member table:name="YU000899-1" table:display="true" table:show-details="true"/>
                <table:data-pilot-member table:name="YU000900-1" table:display="true" table:show-details="true"/>
                <table:data-pilot-member table:name="YU000901-2" table:display="true" table:show-details="true"/>
                <table:data-pilot-member table:name="YU000902-2" table:display="true" table:show-details="true"/>
                <table:data-pilot-member table:name="YU000903-1" table:display="true" table:show-details="true"/>
                <table:data-pilot-member table:name="YU000904-1" table:display="true" table:show-details="true"/>
                <table:data-pilot-member table:name="YU000905-1" table:display="true" table:show-details="true"/>
                <table:data-pilot-member table:name="YU000906-1" table:display="true" table:show-details="true"/>
                <table:data-pilot-member table:name="YU000907-2" table:display="true" table:show-details="true"/>
                <table:data-pilot-member table:name="YU000909-1" table:display="true" table:show-details="true"/>
                <table:data-pilot-member table:name="YU000910-1" table:display="true" table:show-details="true"/>
                <table:data-pilot-member table:name="YU000911-1" table:display="true" table:show-details="true"/>
                <table:data-pilot-member table:name="YU000914-1" table:display="true" table:show-details="true"/>
                <table:data-pilot-member table:name="YU000916-1" table:display="true" table:show-details="true"/>
                <table:data-pilot-member table:name="YU000918-1" table:display="true" table:show-details="true"/>
                <table:data-pilot-member table:name="YU000919-1" table:display="true" table:show-details="true"/>
                <table:data-pilot-member table:name="YU000920-1" table:display="true" table:show-details="true"/>
                <table:data-pilot-member table:name="YU000921-1" table:display="true" table:show-details="true"/>
                <table:data-pilot-member table:name="YU000922-1" table:display="true" table:show-details="true"/>
                <table:data-pilot-member table:name="YU000923-1" table:display="true" table:show-details="true"/>
                <table:data-pilot-member table:name="YU000926-1" table:display="true" table:show-details="true"/>
                <table:data-pilot-member table:name="YU000927-1" table:display="true" table:show-details="true"/>
                <table:data-pilot-member table:name="YU000928-1" table:display="true" table:show-details="true"/>
                <table:data-pilot-member table:name="YU000932-1" table:display="true" table:show-details="true"/>
                <table:data-pilot-member table:name="YU000933-1" table:display="true" table:show-details="true"/>
                <table:data-pilot-member table:name="YU000934-2" table:display="true" table:show-details="true"/>
                <table:data-pilot-member table:name="YU000936-1" table:display="true" table:show-details="true"/>
                <table:data-pilot-member table:name="YU000937-1" table:display="true" table:show-details="true"/>
                <table:data-pilot-member table:name="YU000938-1" table:display="true" table:show-details="true"/>
                <table:data-pilot-member table:name="YU000939-1" table:display="true" table:show-details="true"/>
                <table:data-pilot-member table:name="YU000940-1" table:display="true" table:show-details="true"/>
                <table:data-pilot-member table:name="YU000942-1" table:display="true" table:show-details="true"/>
                <table:data-pilot-member table:name="YU000943-1" table:display="true" table:show-details="true"/>
                <table:data-pilot-member table:name="YU000944-1" table:display="true" table:show-details="true"/>
                <table:data-pilot-member table:name="YU000945-1" table:display="true" table:show-details="true"/>
                <table:data-pilot-member table:name="YU000946-1" table:display="true" table:show-details="true"/>
                <table:data-pilot-member table:name="YU000947-1" table:display="true" table:show-details="true"/>
                <table:data-pilot-member table:name="YU000948-1" table:display="true" table:show-details="true"/>
                <table:data-pilot-member table:name="YU000949-1" table:display="true" table:show-details="true"/>
                <table:data-pilot-member table:name="YU000950-1" table:display="true" table:show-details="true"/>
                <table:data-pilot-member table:name="YU000951-1" table:display="true" table:show-details="true"/>
                <table:data-pilot-member table:name="YU000954-1" table:display="true" table:show-details="true"/>
                <table:data-pilot-member table:name="YU000956-1" table:display="true" table:show-details="true"/>
                <table:data-pilot-member table:name="YU000959-1" table:display="true" table:show-details="true"/>
                <table:data-pilot-member table:name="YU000960-1" table:display="true" table:show-details="true"/>
                <table:data-pilot-member table:name="YU000962-1" table:display="true" table:show-details="true"/>
                <table:data-pilot-member table:name="YU000963-1" table:display="true" table:show-details="true"/>
                <table:data-pilot-member table:name="YU000964-1" table:display="true" table:show-details="true"/>
                <table:data-pilot-member table:name="YU000965-1" table:display="true" table:show-details="true"/>
                <table:data-pilot-member table:name="YU000966-1" table:display="true" table:show-details="true"/>
                <table:data-pilot-member table:name="YU000968-1" table:display="true" table:show-details="true"/>
                <table:data-pilot-member table:name="YU000969-1" table:display="true" table:show-details="true"/>
                <table:data-pilot-member table:name="YU000970-1" table:display="true" table:show-details="true"/>
                <table:data-pilot-member table:name="YU000971-1" table:display="true" table:show-details="true"/>
                <table:data-pilot-member table:name="YU000974-1" table:display="true" table:show-details="true"/>
                <table:data-pilot-member table:name="YU000975-1" table:display="true" table:show-details="true"/>
                <table:data-pilot-member table:name="YU000977-1" table:display="true" table:show-details="true"/>
                <table:data-pilot-member table:name="YU000978-1" table:display="true" table:show-details="true"/>
                <table:data-pilot-member table:name="YU000980-1" table:display="true" table:show-details="true"/>
                <table:data-pilot-member table:name="YU000981-1" table:display="true" table:show-details="true"/>
                <table:data-pilot-member table:name="YU000982-1" table:display="true" table:show-details="true"/>
                <table:data-pilot-member table:name="YU000983-1" table:display="true" table:show-details="true"/>
                <table:data-pilot-member table:name="YU000984-1" table:display="true" table:show-details="true"/>
                <table:data-pilot-member table:name="YU000985-1" table:display="true" table:show-details="true"/>
                <table:data-pilot-member table:name="YU000987-1" table:display="true" table:show-details="true"/>
                <table:data-pilot-member table:name="YU000988-1" table:display="true" table:show-details="true"/>
                <table:data-pilot-member table:name="YU000989-1" table:display="true" table:show-details="true"/>
                <table:data-pilot-member table:name="YU000990-1" table:display="true" table:show-details="true"/>
                <table:data-pilot-member table:name="YU000991-1" table:display="true" table:show-details="true"/>
                <table:data-pilot-member table:name="YU000992-1" table:display="true" table:show-details="true"/>
                <table:data-pilot-member table:name="YU000993-1" table:display="true" table:show-details="true"/>
                <table:data-pilot-member table:name="YU000994-1" table:display="true" table:show-details="true"/>
                <table:data-pilot-member table:name="YU000995-1" table:display="true" table:show-details="true"/>
                <table:data-pilot-member table:name="YU000996-1" table:display="true" table:show-details="true"/>
                <table:data-pilot-member table:name="YU000997-1" table:display="true" table:show-details="true"/>
                <table:data-pilot-member table:name="YU000998-1" table:display="true" table:show-details="true"/>
                <table:data-pilot-member table:name="YU000999-1" table:display="true" table:show-details="true"/>
                <table:data-pilot-member table:name="YU001000-1" table:display="true" table:show-details="true"/>
                <table:data-pilot-member table:name="YU001001-1" table:display="true" table:show-details="true"/>
                <table:data-pilot-member table:name="YU001001-2" table:display="true" table:show-details="true"/>
                <table:data-pilot-member table:name="YU001002-1" table:display="true" table:show-details="true"/>
                <table:data-pilot-member table:name="YU001003-1" table:display="true" table:show-details="true"/>
                <table:data-pilot-member table:name="YU001004-1" table:display="true" table:show-details="true"/>
                <table:data-pilot-member table:name="YU001005-1" table:display="true" table:show-details="true"/>
                <table:data-pilot-member table:name="YU001006-1" table:display="true" table:show-details="true"/>
                <table:data-pilot-member table:name="YU001007-1" table:display="true" table:show-details="true"/>
                <table:data-pilot-member table:name="YU001008-1" table:display="true" table:show-details="true"/>
                <table:data-pilot-member table:name="YU001008-2" table:display="true" table:show-details="true"/>
                <table:data-pilot-member table:name="YU001009-1" table:display="true" table:show-details="true"/>
                <table:data-pilot-member table:name="YU001010-1" table:display="true" table:show-details="true"/>
                <table:data-pilot-member table:name="YU001011-1" table:display="true" table:show-details="true"/>
                <table:data-pilot-member table:name="YU001012-1" table:display="true" table:show-details="true"/>
                <table:data-pilot-member table:name="YU001013-1" table:display="true" table:show-details="true"/>
                <table:data-pilot-member table:name="YU001015-1" table:display="true" table:show-details="true"/>
                <table:data-pilot-member table:name="YU001016-1" table:display="true" table:show-details="true"/>
                <table:data-pilot-member table:name="YU001017-1" table:display="true" table:show-details="true"/>
                <table:data-pilot-member table:name="YU001018-1" table:display="true" table:show-details="true"/>
                <table:data-pilot-member table:name="YU001019-1" table:display="true" table:show-details="true"/>
                <table:data-pilot-member table:name="YU001020-1" table:display="true" table:show-details="true"/>
                <table:data-pilot-member table:name="YU001021-1" table:display="true" table:show-details="true"/>
                <table:data-pilot-member table:name="YU001022-1" table:display="true" table:show-details="true"/>
                <table:data-pilot-member table:name="YU001023-1" table:display="true" table:show-details="true"/>
                <table:data-pilot-member table:name="YU001024-1" table:display="true" table:show-details="true"/>
                <table:data-pilot-member table:name="YU001025-1" table:display="true" table:show-details="true"/>
                <table:data-pilot-member table:name="YU001026-1" table:display="true" table:show-details="true"/>
                <table:data-pilot-member table:name="YU001027-1" table:display="true" table:show-details="true"/>
                <table:data-pilot-member table:name="YU001028-1" table:display="true" table:show-details="true"/>
                <table:data-pilot-member table:name="YU001029-1" table:display="true" table:show-details="true"/>
                <table:data-pilot-member table:name="YU001030-1" table:display="true" table:show-details="true"/>
                <table:data-pilot-member table:name="YU001031-1" table:display="true" table:show-details="true"/>
                <table:data-pilot-member table:name="YU001032-1" table:display="true" table:show-details="true"/>
                <table:data-pilot-member table:name="YU001033-1" table:display="true" table:show-details="true"/>
                <table:data-pilot-member table:name="YU001034-1" table:display="true" table:show-details="true"/>
                <table:data-pilot-member table:name="YU001035-1" table:display="true" table:show-details="true"/>
                <table:data-pilot-member table:name="YU001036-1" table:display="true" table:show-details="true"/>
                <table:data-pilot-member table:name="YU001037-1" table:display="true" table:show-details="true"/>
                <table:data-pilot-member table:name="YU001038-1" table:display="true" table:show-details="true"/>
                <table:data-pilot-member table:name="YU001039-1" table:display="true" table:show-details="true"/>
                <table:data-pilot-member table:name="YU001040-1" table:display="true" table:show-details="true"/>
                <table:data-pilot-member table:name="YU001041-1" table:display="true" table:show-details="true"/>
                <table:data-pilot-member table:name="YU001042-1" table:display="true" table:show-details="true"/>
                <table:data-pilot-member table:name="YU001043-1" table:display="true" table:show-details="true"/>
                <table:data-pilot-member table:name="YU001044-1" table:display="true" table:show-details="true"/>
                <table:data-pilot-member table:name="YU001045-1" table:display="true" table:show-details="true"/>
                <table:data-pilot-member table:name="YU001046-1" table:display="true" table:show-details="true"/>
                <table:data-pilot-member table:name="YU001047-1" table:display="true" table:show-details="true"/>
                <table:data-pilot-member table:name="YU001048-1" table:display="true" table:show-details="true"/>
                <table:data-pilot-member table:name="YU001049-1" table:display="true" table:show-details="true"/>
                <table:data-pilot-member table:name="YU001050-2" table:display="true" table:show-details="true"/>
                <table:data-pilot-member table:name="YU001052-1" table:display="true" table:show-details="true"/>
                <table:data-pilot-member table:name="YU001053-1" table:display="true" table:show-details="true"/>
                <table:data-pilot-member table:name="YU001053-2" table:display="true" table:show-details="true"/>
                <table:data-pilot-member table:name="YU001054-1" table:display="true" table:show-details="true"/>
                <table:data-pilot-member table:name="YU001055-1" table:display="true" table:show-details="true"/>
                <table:data-pilot-member table:name="YU001056-1" table:display="true" table:show-details="true"/>
                <table:data-pilot-member table:name="YU001057-1" table:display="true" table:show-details="true"/>
                <table:data-pilot-member table:name="YU001058-1" table:display="true" table:show-details="true"/>
                <table:data-pilot-member table:name="YU001059-1" table:display="true" table:show-details="true"/>
                <table:data-pilot-member table:name="YU001060-1" table:display="true" table:show-details="true"/>
                <table:data-pilot-member table:name="YU001061-1" table:display="true" table:show-details="true"/>
                <table:data-pilot-member table:name="YU001062-1" table:display="true" table:show-details="true"/>
                <table:data-pilot-member table:name="YU001063-1" table:display="true" table:show-details="true"/>
                <table:data-pilot-member table:name="YU001064-1" table:display="true" table:show-details="true"/>
                <table:data-pilot-member table:name="YU001065-1" table:display="true" table:show-details="true"/>
                <table:data-pilot-member table:name="YU001066-1" table:display="true" table:show-details="true"/>
                <table:data-pilot-member table:name="YU001067-1" table:display="true" table:show-details="true"/>
                <table:data-pilot-member table:name="YU001068-1" table:display="true" table:show-details="true"/>
                <table:data-pilot-member table:name="YU001069-1" table:display="true" table:show-details="true"/>
                <table:data-pilot-member table:name="YU001070-2" table:display="true" table:show-details="true"/>
                <table:data-pilot-member table:name="YU001071-1" table:display="true" table:show-details="true"/>
                <table:data-pilot-member table:name="YU001072-1" table:display="true" table:show-details="true"/>
                <table:data-pilot-member table:name="YU001073-1" table:display="true" table:show-details="true"/>
                <table:data-pilot-member table:name="YU001074-1" table:display="true" table:show-details="true"/>
                <table:data-pilot-member table:name="YU001075-1" table:display="true" table:show-details="true"/>
                <table:data-pilot-member table:name="YU001075-2" table:display="true" table:show-details="true"/>
                <table:data-pilot-member table:name="YU001076-1" table:display="true" table:show-details="true"/>
                <table:data-pilot-member table:name="YU001077-1" table:display="true" table:show-details="true"/>
                <table:data-pilot-member table:name="YU001078-1" table:display="true" table:show-details="true"/>
                <table:data-pilot-member table:name="YU001079-1" table:display="true" table:show-details="true"/>
                <table:data-pilot-member table:name="YU001080-1" table:display="true" table:show-details="true"/>
                <table:data-pilot-member table:name="YU001081-1" table:display="true" table:show-details="true"/>
                <table:data-pilot-member table:name="YU001082-1" table:display="true" table:show-details="true"/>
                <table:data-pilot-member table:name="YU001083-1" table:display="true" table:show-details="true"/>
                <table:data-pilot-member table:name="YU001084-1" table:display="true" table:show-details="true"/>
                <table:data-pilot-member table:name="YU001085-1" table:display="true" table:show-details="true"/>
                <table:data-pilot-member table:name="YU001086-1" table:display="true" table:show-details="true"/>
                <table:data-pilot-member table:name="YU001088-1" table:display="true" table:show-details="true"/>
                <table:data-pilot-member table:name="YU001089-1" table:display="true" table:show-details="true"/>
                <table:data-pilot-member table:name="YU001090-1" table:display="true" table:show-details="true"/>
                <table:data-pilot-member table:name="YU001091-1" table:display="true" table:show-details="true"/>
                <table:data-pilot-member table:name="YU001092-1" table:display="true" table:show-details="true"/>
                <table:data-pilot-member table:name="YU001093-1" table:display="true" table:show-details="true"/>
                <table:data-pilot-member table:name="YU001094-1" table:display="true" table:show-details="true"/>
                <table:data-pilot-member table:name="YU001095-1" table:display="true" table:show-details="true"/>
                <table:data-pilot-member table:name="YU001096-1" table:display="true" table:show-details="true"/>
                <table:data-pilot-member table:name="YU001097-1" table:display="true" table:show-details="true"/>
                <table:data-pilot-member table:name="YU001098-1" table:display="true" table:show-details="true"/>
                <table:data-pilot-member table:name="YU001099-1" table:display="true" table:show-details="true"/>
                <table:data-pilot-member table:name="YU001100-1" table:display="true" table:show-details="true"/>
                <table:data-pilot-member table:name="YU001101-1" table:display="true" table:show-details="true"/>
                <table:data-pilot-member table:name="YU001102-1" table:display="true" table:show-details="true"/>
                <table:data-pilot-member table:name="YU001103-1" table:display="true" table:show-details="true"/>
                <table:data-pilot-member table:name="YU001104-1" table:display="true" table:show-details="true"/>
                <table:data-pilot-member table:name="YU001105-1" table:display="true" table:show-details="true"/>
                <table:data-pilot-member table:name="YU001106-1" table:display="true" table:show-details="true"/>
                <table:data-pilot-member table:name="YU001107-1" table:display="true" table:show-details="true"/>
                <table:data-pilot-member table:name="YU001108-1" table:display="true" table:show-details="true"/>
                <table:data-pilot-member table:name="YU001109-1" table:display="true" table:show-details="true"/>
                <table:data-pilot-member table:name="YU001110-1" table:display="true" table:show-details="true"/>
                <table:data-pilot-member table:name="YU001111-1" table:display="true" table:show-details="true"/>
                <table:data-pilot-member table:name="YU001112-1" table:display="true" table:show-details="true"/>
                <table:data-pilot-member table:name="YU001113-1" table:display="true" table:show-details="true"/>
                <table:data-pilot-member table:name="YU001114-1" table:display="true" table:show-details="true"/>
                <table:data-pilot-member table:name="YU001115-1" table:display="true" table:show-details="true"/>
                <table:data-pilot-member table:name="YU001116-1" table:display="true" table:show-details="true"/>
                <table:data-pilot-member table:name="YU001117-1" table:display="true" table:show-details="true"/>
                <table:data-pilot-member table:name="YU001118-1" table:display="true" table:show-details="true"/>
                <table:data-pilot-member table:name="YU001119-1" table:display="true" table:show-details="true"/>
                <table:data-pilot-member table:name="YU001120-1" table:display="true" table:show-details="true"/>
                <table:data-pilot-member table:name="YU001121-1" table:display="true" table:show-details="true"/>
                <table:data-pilot-member table:name="YU001122-1" table:display="true" table:show-details="true"/>
                <table:data-pilot-member table:name="YU001123-1" table:display="true" table:show-details="true"/>
                <table:data-pilot-member table:name="YU001124-1" table:display="true" table:show-details="true"/>
                <table:data-pilot-member table:name="YU001125-1" table:display="true" table:show-details="true"/>
                <table:data-pilot-member table:name="YU001126-1" table:display="true" table:show-details="true"/>
                <table:data-pilot-member table:name="YU001127-1" table:display="true" table:show-details="true"/>
                <table:data-pilot-member table:name="YU001128-1" table:display="true" table:show-details="true"/>
                <table:data-pilot-member table:name="YU001129-1" table:display="true" table:show-details="true"/>
                <table:data-pilot-member table:name="YU001130-1" table:display="true" table:show-details="true"/>
                <table:data-pilot-member table:name="YU001131-1" table:display="true" table:show-details="true"/>
                <table:data-pilot-member table:name="YU001132-1" table:display="true" table:show-details="true"/>
                <table:data-pilot-member table:name="YU001133-1" table:display="true" table:show-details="true"/>
                <table:data-pilot-member table:name="YU001134-1" table:display="true" table:show-details="true"/>
                <table:data-pilot-member table:name="YU001135-1" table:display="true" table:show-details="true"/>
                <table:data-pilot-member table:name="YU001136-1" table:display="true" table:show-details="true"/>
                <table:data-pilot-member table:name="YU001137-1" table:display="true" table:show-details="true"/>
                <table:data-pilot-member table:name="YU001137-2" table:display="true" table:show-details="true"/>
                <table:data-pilot-member table:name="YU001138-1" table:display="true" table:show-details="true"/>
                <table:data-pilot-member table:name="YU001139-1" table:display="true" table:show-details="true"/>
                <table:data-pilot-member table:name="YU001140-1" table:display="true" table:show-details="true"/>
                <table:data-pilot-member table:name="YU001141-1" table:display="true" table:show-details="true"/>
                <table:data-pilot-member table:name="YU001142-1" table:display="true" table:show-details="true"/>
                <table:data-pilot-member table:name="YU001143-1" table:display="true" table:show-details="true"/>
                <table:data-pilot-member table:name="YU001144-2" table:display="true" table:show-details="true"/>
                <table:data-pilot-member table:name="YU001145-1" table:display="true" table:show-details="true"/>
                <table:data-pilot-member table:name="YU001146-1" table:display="true" table:show-details="true"/>
                <table:data-pilot-member table:name="YU001147-1" table:display="true" table:show-details="true"/>
                <table:data-pilot-member table:name="YU001148-1" table:display="true" table:show-details="true"/>
                <table:data-pilot-member table:name="YU001149-1" table:display="true" table:show-details="true"/>
                <table:data-pilot-member table:name="YU001150-1" table:display="true" table:show-details="true"/>
                <table:data-pilot-member table:name="YU001151-1" table:display="true" table:show-details="true"/>
                <table:data-pilot-member table:name="YU001152-1" table:display="true" table:show-details="true"/>
                <table:data-pilot-member table:name="YU001153-1" table:display="true" table:show-details="true"/>
                <table:data-pilot-member table:name="YU001154-1" table:display="true" table:show-details="true"/>
                <table:data-pilot-member table:name="YU001155-2" table:display="true" table:show-details="true"/>
                <table:data-pilot-member table:name="YU001156-1" table:display="true" table:show-details="true"/>
                <table:data-pilot-member table:name="YU001157-1" table:display="true" table:show-details="true"/>
                <table:data-pilot-member table:name="YU001158-1" table:display="true" table:show-details="true"/>
                <table:data-pilot-member table:name="YU001159-1" table:display="true" table:show-details="true"/>
                <table:data-pilot-member table:name="YU001160-1" table:display="true" table:show-details="true"/>
                <table:data-pilot-member table:name="YU001161-1" table:display="true" table:show-details="true"/>
                <table:data-pilot-member table:name="YU001162-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Uniform-Medium" svg:font-family="Uniform-Medium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text>$</number:text>
      <number:number number:decimal-places="2" loext:min-decimal-places="2" number:min-integer-digits="1" number:grouping="true"/>
    </number:number-style>
    <number:number-style style:name="N108P0" style:volatile="true">
      <number:text>$</number:text>
      <number:number number:decimal-places="2" loext:min-decimal-places="2" number:min-integer-digits="1" number:grouping="true"/>
    </number:number-style>
    <number:number-style style:name="N108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</number:number-style>
    <number:number-style style:name="N118">
      <number:text>-$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</number:number-style>
    <number:number-style style:name="N11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2" loext:min-decimal-places="2" number:min-integer-digits="1" number:grouping="true"/>
    </number:number-style>
    <number:number-style style:name="N120">
      <number:text>-$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1" loext:min-decimal-places="1" number:min-integer-digits="1"/>
    </number:number-style>
    <number:currency-style style:name="N142P0" style:volatile="true">
      <number:currency-symbol number:language="es" number:country="MX">$</number:currency-symbol>
      <number:number number:decimal-places="1" loext:min-decimal-places="1" number:min-integer-digits="1" number:grouping="true"/>
    </number:currency-style>
    <number:currency-style style:name="N142">
      <style:text-properties fo:color="#ff0000"/>
      <number:text>-</number:text>
      <number:currency-symbol number:language="es" number:country="MX">$</number:currency-symbol>
      <number:number number:decimal-places="1" loext:min-decimal-places="1" number:min-integer-digits="1" number:grouping="true"/>
      <style:map style:condition="value()&gt;=0" style:apply-style-name="N142P0"/>
    </number:currency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 number:grouping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degradado" style:family="table-cell" style:parent-style-name="Pivot_20_Table_20_Category" style:data-style-name="N0">
      <style:table-cell-properties fo:border-bottom="0.06pt solid #000000" fo:border-left="2.49pt solid #000000" fo:border-right="0.06pt solid #000000" fo:border-top="0.06pt solid #000000"/>
    </style:style>
    <draw:stroke-dash draw:name="Ultrafine_20_2_20_Dots_20_3_20_Dashes" draw:display-name="Ultrafine 2 Dots 3 Dashes" draw:style="rect" draw:dots1="2" draw:dots1-length="0.51mm" draw:dots2="3" draw:dots2-length="2.54mm" draw:distance="1.27mm"/>
  </office:styles>
  <office:automatic-styles>
    <style:page-layout style:name="Mpm1">
      <style:page-layout-properties fo:margin-left="7.14mm" fo:margin-right="5.75mm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/00/0000</text:date>, <text:time style:data-style-name="N2" text:time-value="13:32:25.3337668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20:30:42.671636058</meta:creation-date>
    <dc:date>2019-07-29T14:40:36.174240275</dc:date>
    <meta:editing-duration>P1DT1H49M32S</meta:editing-duration>
    <meta:editing-cycles>46</meta:editing-cycles>
    <meta:generator>LibreOffice/6.2.5.2$Linux_X86_64 LibreOffice_project/20$Build-2</meta:generator>
    <meta:document-statistic meta:table-count="4" meta:cell-count="137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loext:label-stroke-color="#3465a4" chart:link-data-style-to-source="true" chart:data-label-number="value" chart:data-label-text="false" chart:data-label-symbol="false" chart:pie-offset="50"/>
      <style:graphic-properties draw:stroke="none" draw:fill-color="#5983b0" dr3d:edge-rounding="5%"/>
      <style:text-properties fo:font-size="12pt" fo:font-weight="bold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b4c7dc" dr3d:edge-rounding="5%"/>
      <style:text-properties fo:font-size="12pt" fo:font-weight="bold" style:font-size-asian="10pt" style:font-size-complex="10pt"/>
    </style:style>
    <style:style style:name="ch11" style:family="chart">
      <style:chart-properties chart:solid-type="cuboid"/>
      <style:graphic-properties draw:fill-color="#ffb66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45cm" svg:height="8.071cm" xlink:href=".." xlink:type="simple" chart:class="chart:bar" chart:style-name="ch1">
        <chart:title svg:x="4.066cm" svg:y="0.296cm" chart:style-name="ch2">
          <text:p>Avance Acciones Yucatan</text:p>
        </chart:title>
        <chart:legend chart:legend-position="end" svg:x="11.428cm" svg:y="3.434cm" style:legend-expansion="high" chart:style-name="ch3"/>
        <chart:plot-area chart:style-name="ch4" table:cell-range-address="Reporte.A6:Reporte.B8" chart:data-source-has-labels="both" svg:x="0.286cm" svg:y="1.31cm" svg:width="10.856cm" svg:height="6.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93cm" svg:y="1.31cm" svg:width="10.049cm" svg:height="5.9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Reporte.B6:Reporte.B6"/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5"/>
          <chart:series chart:style-name="ch9" chart:values-cell-range-address="Reporte.B7:Reporte.B7" chart:label-cell-address="Reporte.A7:Reporte.A7" chart:class="chart:bar">
            <chart:data-point/>
          </chart:series>
          <chart:series chart:style-name="ch10" chart:values-cell-range-address="Reporte.B8:Reporte.B8" chart:label-cell-address="Reporte.A8:Reporte.A8" chart:class="chart:bar"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iones</text:p>
                <draw:g>
                  <svg:desc>Reporte.B6:Reporte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yectado</text:p>
                <draw:g>
                  <svg:desc>Reporte.A7:Reporte.A7</svg:desc>
                </draw:g>
              </table:table-cell>
              <table:table-cell office:value-type="float" office:value="650">
                <text:p>650</text:p>
                <draw:g>
                  <svg:desc>Reporte.B7:Reporte.B7</svg:desc>
                </draw:g>
              </table:table-cell>
            </table:table-row>
            <table:table-row>
              <table:table-cell office:value-type="string">
                <text:p>Ejercido</text:p>
                <draw:g>
                  <svg:desc>Reporte.A8:Reporte.A8</svg:desc>
                </draw:g>
              </table:table-cell>
              <table:table-cell office:value-type="float" office:value="585">
                <text:p>585</text:p>
                <draw:g>
                  <svg:desc>Reporte.B8:Reporte.B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/>
      <style:text-properties fo:font-size="14pt" fo:font-weight="bold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4pt" fo:font-weight="bold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45cm" svg:height="8.071cm" xlink:href=".." xlink:type="simple" chart:class="chart:bar" chart:style-name="ch1">
        <chart:title svg:x="4.596cm" svg:y="0.296cm" chart:style-name="ch2">
          <text:p>Avance Julio Yucatan</text:p>
        </chart:title>
        <chart:legend chart:legend-position="end" svg:x="11.428cm" svg:y="3.434cm" style:legend-expansion="high" chart:style-name="ch3"/>
        <chart:plot-area chart:style-name="ch4" table:cell-range-address="Reporte.A60:Reporte.B62" chart:data-source-has-labels="both" svg:x="0.286cm" svg:y="1.31cm" svg:width="10.856cm" svg:height="6.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94cm" svg:y="1.31cm" svg:width="10.043cm" svg:height="5.9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Reporte.B60:Reporte.B60"/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5"/>
          <chart:series chart:style-name="ch9" chart:values-cell-range-address="Reporte.B61:Reporte.B61" chart:label-cell-address="Reporte.A61:Reporte.A61" chart:class="chart:bar">
            <chart:data-point chart:style-name="ch10"/>
          </chart:series>
          <chart:series chart:style-name="ch11" chart:values-cell-range-address="Reporte.B62:Reporte.B62" chart:label-cell-address="Reporte.A62:Reporte.A6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iones</text:p>
                <draw:g>
                  <svg:desc>Reporte.B60:Reporte.B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yectado</text:p>
                <draw:g>
                  <svg:desc>Reporte.A61:Reporte.A61</svg:desc>
                </draw:g>
              </table:table-cell>
              <table:table-cell office:value-type="float" office:value="175">
                <text:p>175</text:p>
                <draw:g>
                  <svg:desc>Reporte.B61:Reporte.B61</svg:desc>
                </draw:g>
              </table:table-cell>
            </table:table-row>
            <table:table-row>
              <table:table-cell office:value-type="string">
                <text:p>Ejercido</text:p>
                <draw:g>
                  <svg:desc>Reporte.A62:Reporte.A62</svg:desc>
                </draw:g>
              </table:table-cell>
              <table:table-cell office:value-type="float" office:value="110">
                <text:p>110</text:p>
                <draw:g>
                  <svg:desc>Reporte.B62:Reporte.B6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